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38.3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137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00"/>
    </style:style>
  </office:automatic-styles>
  <office:body>
    <office:spreadsheet>
      <table:calculation-settings table:automatic-find-labels="false"/>
      <table:table table:name="NFY2_analys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2</text:p>
          </table:table-cell>
          <table:table-cell office:value-type="string" calcext:value-type="string">
            <text:p>regulation of cellular macromolecule biosynthetic process</text:p>
          </table:table-cell>
          <table:table-cell office:value-type="float" office:value="0.000000000000491" calcext:value-type="float">
            <text:p>4.91E-13</text:p>
          </table:table-cell>
          <table:table-cell office:value-type="float" office:value="0.00000000699" calcext:value-type="float">
            <text:p>0.000000007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3071" calcext:value-type="float">
            <text:p>3071</text:p>
          </table:table-cell>
          <table:table-cell office:value-type="float" office:value="489" calcext:value-type="float">
            <text:p>48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MAEL <text:s/>- <text:s/>maelstrom spermatogenic transposon silencer, SP1 <text:s/>- <text:s/>sp1 transcription factor, IGF2BP2 <text:s/>- <text:s/>insulin-like growth factor 2 mrna binding protein 2, SP2 <text:s/>- <text:s/>sp2 transcription factor, GPC3 <text:s/>- <text:s/>glypican 3, ELP6 <text:s/>- <text:s/>elongator acetyltransferase complex subunit 6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C12orf52 <text:s/>- <text:s/>chromosome 12 open reading frame 52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ABCA7 <text:s/>- <text:s/>atp-binding cassette, sub-family a (abc1), member 7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MYRF <text:s/>- <text:s/>myelin regulatory factor, ZNF362 <text:s/>- <text:s/>zinc finger protein 362, IRS1 <text:s/>- <text:s/>insulin receptor substrate 1, SNCA <text:s/>- <text:s/>synuclein, alpha (non a4 component of amyloid precursor), DDR2 <text:s/>- <text:s/>discoidin domain receptor tyrosine kinase 2, PPM1A <text:s/>- <text:s/>protein phosphatase, mg2+/mn2+ dependent, 1a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HIST3H2A <text:s/>- <text:s/>histone cluster 3, h2a, ZEB2 <text:s/>- <text:s/>zinc finger e-box binding homeobox 2, CXCL10 <text:s/>- <text:s/>chemokine (c-x-c motif) ligand 10, KLHL25 <text:s/>- <text:s/>kelch-like family member 25, ZNF644 <text:s/>- <text:s/>zinc finger protein 644, AFF3 <text:s/>- <text:s/>af4/fmr2 family, member 3, POLA1 <text:s/>- <text:s/>polymerase (dna directed), alpha 1, catalytic subunit, LARP1 <text:s/>- <text:s/>la ribonucleoprotein domain family, member 1, BOLL <text:s/>- <text:s/>bol, boule-like (drosophila), PHOX2B <text:s/>- <text:s/>paired-like homeobox 2b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H <text:s/>- <text:s/>cystathionase (cystathionine gamma-lyase)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COA3 <text:s/>- <text:s/>cytochrome c oxidase assembly factor 3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WARS <text:s/>- <text:s/>tryptophanyl-trna synthetase, ZSCAN2 <text:s/>- <text:s/>zinc finger and scan domain containing 2, MYOCD <text:s/>- <text:s/>myocardin, ZNF652 <text:s/>- <text:s/>zinc finger protein 652, NEK7 <text:s/>- <text:s/>nima-related kinase 7, HIF1A <text:s/>- <text:s/>hypoxia inducible factor 1, alpha subunit (basic helix-loop-helix transcription factor), ERF <text:s/>- <text:s/>ets2 repressor factor, NEK2 <text:s/>- <text:s/>nima-related kinase 2, ZBTB5 <text:s/>- <text:s/>zinc finger and btb domain containing 5, HOXB4 <text:s/>- <text:s/>homeobox b4, NIPBL <text:s/>- <text:s/>nipped-b homolog (drosophila), DLG1 <text:s/>- <text:s/>discs, large homolog 1 (drosophila), CRY1 <text:s/>- <text:s/>cryptochrome 1 (photolyase-like), PASK <text:s/>- <text:s/>pas domain containing serine/threonine kinase, JARID2 <text:s/>- <text:s/>jumonji, at rich interactive domain 2, MIER2 <text:s/>- <text:s/>mesoderm induction early response 1, family member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TULP3 <text:s/>- <text:s/>tubby like protein 3, NFE2L1 <text:s/>- <text:s/>nuclear factor (erythroid-derived 2)-like 1, SESN2 <text:s/>- <text:s/>sestrin 2, HIST1H2AA <text:s/>- <text:s/>histone cluster 1, h2aa, KLF1 <text:s/>- <text:s/>kruppel-like factor 1 (erythroid), SIX1 <text:s/>- <text:s/>six homeobox 1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HNRNPA1 <text:s/>- <text:s/>heterogeneous nuclear ribonucleoprotein a1, RBM4 <text:s/>- <text:s/>rna binding motif protein 4, TGFB1I1 <text:s/>- <text:s/>transforming growth factor beta 1 induced transcript 1, HNRNPC <text:s/>- <text:s/>heterogeneous nuclear ribonucleoprotein c (c1/c2), HNRNPAB <text:s/>- <text:s/>heterogeneous nuclear ribonucleoprotein a/b, ARID4A <text:s/>- <text:s/>at rich interactive domain 4a (rbp1-like), SPATA24 <text:s/>- <text:s/>spermatogenesis associated 24, KDM4A <text:s/>- <text:s/>lysine (k)-specific demethylase 4a, SETD2 <text:s/>- <text:s/>set domain containing 2, CKS2 <text:s/>- <text:s/>cdc28 protein kinase regulatory subunit 2, KAT6B <text:s/>- <text:s/>k(lysine) acetyltransferase 6b, HMX3 <text:s/>- <text:s/>h6 family homeobox 3, LEF1 <text:s/>- <text:s/>lymphoid enhancer-binding factor 1, DNAJB5 <text:s/>- <text:s/>dnaj (hsp40) homolog, subfamily b, member 5, SMAD6 <text:s/>- <text:s/>smad family member 6, ATAD2 <text:s/>- <text:s/>atpase family, aaa domain containing 2, PRKAR1A <text:s/>- <text:s/>protein kinase, camp-dependent, regulatory, type i, alpha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6</text:p>
          </table:table-cell>
          <table:table-cell office:value-type="string" calcext:value-type="string">
            <text:p>regulation of macromolecule biosynthetic process</text:p>
          </table:table-cell>
          <table:table-cell office:value-type="float" office:value="0.000000000000755" calcext:value-type="float">
            <text:p>7.55E-13</text:p>
          </table:table-cell>
          <table:table-cell office:value-type="float" office:value="0.00000000538" calcext:value-type="float">
            <text:p>5.38E-09</text:p>
          </table:table-cell>
          <table:table-cell office:value-type="float" office:value="1.62" calcext:value-type="float">
            <text:p>1.62</text:p>
          </table:table-cell>
          <table:table-cell office:value-type="float" office:value="13954" calcext:value-type="float">
            <text:p>13954</text:p>
          </table:table-cell>
          <table:table-cell office:value-type="float" office:value="3158" calcext:value-type="float">
            <text:p>3158</text:p>
          </table:table-cell>
          <table:table-cell office:value-type="float" office:value="489" calcext:value-type="float">
            <text:p>4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ZNF385A <text:s/>- <text:s/>zinc finger protein 385a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IGF2BP2 <text:s/>- <text:s/>insulin-like growth factor 2 mrna binding protein 2, MAEL <text:s/>- <text:s/>maelstrom spermatogenic transposon silencer, SP2 <text:s/>- <text:s/>sp2 transcription factor, ELP6 <text:s/>- <text:s/>elongator acetyltransferase complex subunit 6, GPC3 <text:s/>- <text:s/>glypican 3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C12orf52 <text:s/>- <text:s/>chromosome 12 open reading frame 52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ABCA7 <text:s/>- <text:s/>atp-binding cassette, sub-family a (abc1), member 7, HOXC9 <text:s/>- <text:s/>homeobox c9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SUCO <text:s/>- <text:s/>sun domain containing ossification factor, OLIG2 <text:s/>- <text:s/>oligodendrocyte lineage transcription factor 2, MYRF <text:s/>- <text:s/>myelin regulatory factor, SNCA <text:s/>- <text:s/>synuclein, alpha (non a4 component of amyloid precursor), IRS1 <text:s/>- <text:s/>insulin receptor substrate 1, ZNF362 <text:s/>- <text:s/>zinc finger protein 362, PPM1A <text:s/>- <text:s/>protein phosphatase, mg2+/mn2+ dependent, 1a, DDR2 <text:s/>- <text:s/>discoidin domain receptor tyrosine kinase 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CXCL10 <text:s/>- <text:s/>chemokine (c-x-c motif) ligand 10, KLHL25 <text:s/>- <text:s/>kelch-like family member 25, ZNF644 <text:s/>- <text:s/>zinc finger protein 644, AFF3 <text:s/>- <text:s/>af4/fmr2 family, member 3, POLA1 <text:s/>- <text:s/>polymerase (dna directed), alpha 1, catalytic subunit, LARP1 <text:s/>- <text:s/>la ribonucleoprotein domain family, member 1, BOLL <text:s/>- <text:s/>bol, boule-like (drosophila), PHOX2B <text:s/>- <text:s/>paired-like homeobox 2b, HSPA5 <text:s/>- <text:s/>heat shock 70kda protein 5 (glucose-regulated protein, 78kda), NRL <text:s/>- <text:s/>neural retina leucine zipper, HDAC1 <text:s/>- <text:s/>histone deacetylase 1, TMEFF2 <text:s/>- <text:s/>transmembrane protein with egf-like and two follistatin-like domains 2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COA3 <text:s/>- <text:s/>cytochrome c oxidase assembly factor 3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WARS <text:s/>- <text:s/>tryptophanyl-trna synthetase, ZSCAN2 <text:s/>- <text:s/>zinc finger and scan domain containing 2, MYOCD <text:s/>- <text:s/>myocardin, ZNF652 <text:s/>- <text:s/>zinc finger protein 652, NEK7 <text:s/>- <text:s/>nima-related kinase 7, HIF1A <text:s/>- <text:s/>hypoxia inducible factor 1, alpha subunit (basic helix-loop-helix transcription factor), ERF <text:s/>- <text:s/>ets2 repressor factor, ZBTB5 <text:s/>- <text:s/>zinc finger and btb domain containing 5, NEK2 <text:s/>- <text:s/>nima-related kinase 2, HOXB4 <text:s/>- <text:s/>homeobox b4, DLG1 <text:s/>- <text:s/>discs, large homolog 1 (drosophila), NIPBL <text:s/>- <text:s/>nipped-b homolog (drosophila), PASK <text:s/>- <text:s/>pas domain containing serine/threonine kinase, CRY1 <text:s/>- <text:s/>cryptochrome 1 (photolyase-like), MIER2 <text:s/>- <text:s/>mesoderm induction early response 1, family member 2, JARID2 <text:s/>- <text:s/>jumonji, at rich interactive domain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TULP3 <text:s/>- <text:s/>tubby like protein 3, NFATC4 <text:s/>- <text:s/>nuclear factor of activated t-cells, cytoplasmic, calcineurin-dependent 4, USP21 <text:s/>- <text:s/>ubiquitin specific peptidase 21, NFE2L1 <text:s/>- <text:s/>nuclear factor (erythroid-derived 2)-like 1, SESN2 <text:s/>- <text:s/>sestrin 2, HIST1H2AA <text:s/>- <text:s/>histone cluster 1, h2aa, SIX1 <text:s/>- <text:s/>six homeobox 1, KLF1 <text:s/>- <text:s/>kruppel-like factor 1 (erythroid)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HNRNPAB <text:s/>- <text:s/>heterogeneous nuclear ribonucleoprotein a/b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89</text:p>
          </table:table-cell>
          <table:table-cell office:value-type="string" calcext:value-type="string">
            <text:p>regulation of biosynthetic process</text:p>
          </table:table-cell>
          <table:table-cell office:value-type="float" office:value="0.00000000000235" calcext:value-type="float">
            <text:p>2.35E-12</text:p>
          </table:table-cell>
          <table:table-cell office:value-type="float" office:value="0.0000000112" calcext:value-type="float">
            <text:p>1.12E-08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489" calcext:value-type="float">
            <text:p>48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ZNF385A <text:s/>- <text:s/>zinc finger protein 385a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IGF2BP2 <text:s/>- <text:s/>insulin-like growth factor 2 mrna binding protein 2, MAEL <text:s/>- <text:s/>maelstrom spermatogenic transposon silencer, SP2 <text:s/>- <text:s/>sp2 transcription factor, STARD4 <text:s/>- <text:s/>star-related lipid transfer (start) domain containing 4, ELP6 <text:s/>- <text:s/>elongator acetyltransferase complex subunit 6, GPC3 <text:s/>- <text:s/>glypican 3, GUCA2A <text:s/>- <text:s/>guanylate cyclase activator 2a (guanylin)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C12orf52 <text:s/>- <text:s/>chromosome 12 open reading frame 52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ABCA7 <text:s/>- <text:s/>atp-binding cassette, sub-family a (abc1), member 7, HOXC9 <text:s/>- <text:s/>homeobox c9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SUCO <text:s/>- <text:s/>sun domain containing ossification factor, OLIG2 <text:s/>- <text:s/>oligodendrocyte lineage transcription factor 2, MYRF <text:s/>- <text:s/>myelin regulatory factor, SNCA <text:s/>- <text:s/>synuclein, alpha (non a4 component of amyloid precursor), IRS1 <text:s/>- <text:s/>insulin receptor substrate 1, ZNF362 <text:s/>- <text:s/>zinc finger protein 362, PPM1A <text:s/>- <text:s/>protein phosphatase, mg2+/mn2+ dependent, 1a, DDR2 <text:s/>- <text:s/>discoidin domain receptor tyrosine kinase 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CXCL10 <text:s/>- <text:s/>chemokine (c-x-c motif) ligand 10, KLHL25 <text:s/>- <text:s/>kelch-like family member 25, ZNF644 <text:s/>- <text:s/>zinc finger protein 644, AFF3 <text:s/>- <text:s/>af4/fmr2 family, member 3, POLA1 <text:s/>- <text:s/>polymerase (dna directed), alpha 1, catalytic subunit, LARP1 <text:s/>- <text:s/>la ribonucleoprotein domain family, member 1, BOLL <text:s/>- <text:s/>bol, boule-like (drosophila), PHOX2B <text:s/>- <text:s/>paired-like homeobox 2b, HSPA5 <text:s/>- <text:s/>heat shock 70kda protein 5 (glucose-regulated protein, 78kda), NRL <text:s/>- <text:s/>neural retina leucine zipper, HDAC1 <text:s/>- <text:s/>histone deacetylase 1, TMEFF2 <text:s/>- <text:s/>transmembrane protein with egf-like and two follistatin-like domains 2, RUVBL2 <text:s/>- <text:s/>ruvb-like 2 (e. coli), HNRNPUL1 <text:s/>- <text:s/>heterogeneous nuclear ribonucleoprotein u-like 1, FABP3 <text:s/>- <text:s/>fatty acid binding protein 3, muscle and heart (mammary-derived growth inhibitor)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COA3 <text:s/>- <text:s/>cytochrome c oxidase assembly factor 3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CALM3 <text:s/>- <text:s/>calmodulin 3 (phosphorylase kinase, delta), WARS <text:s/>- <text:s/>tryptophanyl-trna synthetase, ZSCAN2 <text:s/>- <text:s/>zinc finger and scan domain containing 2, MYOCD <text:s/>- <text:s/>myocardin, VCP <text:s/>- <text:s/>valosin containing protein, ZNF652 <text:s/>- <text:s/>zinc finger protein 652, NEK7 <text:s/>- <text:s/>nima-related kinase 7, HIF1A <text:s/>- <text:s/>hypoxia inducible factor 1, alpha subunit (basic helix-loop-helix transcription factor), ERF <text:s/>- <text:s/>ets2 repressor factor, ZBTB5 <text:s/>- <text:s/>zinc finger and btb domain containing 5, NEK2 <text:s/>- <text:s/>nima-related kinase 2, HOXB4 <text:s/>- <text:s/>homeobox b4, DLG1 <text:s/>- <text:s/>discs, large homolog 1 (drosophila), NIPBL <text:s/>- <text:s/>nipped-b homolog (drosophila), PASK <text:s/>- <text:s/>pas domain containing serine/threonine kinase, CRY1 <text:s/>- <text:s/>cryptochrome 1 (photolyase-like), MIER2 <text:s/>- <text:s/>mesoderm induction early response 1, family member 2, JARID2 <text:s/>- <text:s/>jumonji, at rich interactive domain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TULP3 <text:s/>- <text:s/>tubby like protein 3, NFATC4 <text:s/>- <text:s/>nuclear factor of activated t-cells, cytoplasmic, calcineurin-dependent 4, USP21 <text:s/>- <text:s/>ubiquitin specific peptidase 21, NFE2L1 <text:s/>- <text:s/>nuclear factor (erythroid-derived 2)-like 1, SESN2 <text:s/>- <text:s/>sestrin 2, HIST1H2AA <text:s/>- <text:s/>histone cluster 1, h2aa, SIX1 <text:s/>- <text:s/>six homeobox 1, KLF1 <text:s/>- <text:s/>kruppel-like factor 1 (erythroid)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GPR65 <text:s/>- <text:s/>g protein-coupled receptor 65, TGFB3 <text:s/>- <text:s/>transforming growth factor, beta 3, HMGN3 <text:s/>- <text:s/>high mobility group nucleosomal binding domain 3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HNRNPAB <text:s/>- <text:s/>heterogeneous nuclear ribonucleoprotein a/b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6</text:p>
          </table:table-cell>
          <table:table-cell office:value-type="string" calcext:value-type="string">
            <text:p>regulation of cellular biosynthetic process</text:p>
          </table:table-cell>
          <table:table-cell office:value-type="float" office:value="0.00000000000625" calcext:value-type="float">
            <text:p>6.25E-12</text:p>
          </table:table-cell>
          <table:table-cell office:value-type="float" office:value="0.0000000222" calcext:value-type="float">
            <text:p>2.22E-08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3305" calcext:value-type="float">
            <text:p>3305</text:p>
          </table:table-cell>
          <table:table-cell office:value-type="float" office:value="489" calcext:value-type="float">
            <text:p>4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ZNF385A <text:s/>- <text:s/>zinc finger protein 385a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IGF2BP2 <text:s/>- <text:s/>insulin-like growth factor 2 mrna binding protein 2, MAEL <text:s/>- <text:s/>maelstrom spermatogenic transposon silencer, SP2 <text:s/>- <text:s/>sp2 transcription factor, STARD4 <text:s/>- <text:s/>star-related lipid transfer (start) domain containing 4, ELP6 <text:s/>- <text:s/>elongator acetyltransferase complex subunit 6, GPC3 <text:s/>- <text:s/>glypican 3, GUCA2A <text:s/>- <text:s/>guanylate cyclase activator 2a (guanylin)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C12orf52 <text:s/>- <text:s/>chromosome 12 open reading frame 52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ABCA7 <text:s/>- <text:s/>atp-binding cassette, sub-family a (abc1), member 7, HOXC9 <text:s/>- <text:s/>homeobox c9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MYRF <text:s/>- <text:s/>myelin regulatory factor, SNCA <text:s/>- <text:s/>synuclein, alpha (non a4 component of amyloid precursor), IRS1 <text:s/>- <text:s/>insulin receptor substrate 1, ZNF362 <text:s/>- <text:s/>zinc finger protein 362, PPM1A <text:s/>- <text:s/>protein phosphatase, mg2+/mn2+ dependent, 1a, DDR2 <text:s/>- <text:s/>discoidin domain receptor tyrosine kinase 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CXCL10 <text:s/>- <text:s/>chemokine (c-x-c motif) ligand 10, KLHL25 <text:s/>- <text:s/>kelch-like family member 25, ZNF644 <text:s/>- <text:s/>zinc finger protein 644, AFF3 <text:s/>- <text:s/>af4/fmr2 family, member 3, POLA1 <text:s/>- <text:s/>polymerase (dna directed), alpha 1, catalytic subunit, LARP1 <text:s/>- <text:s/>la ribonucleoprotein domain family, member 1, PHOX2B <text:s/>- <text:s/>paired-like homeobox 2b, BOLL <text:s/>- <text:s/>bol, boule-like (drosophila)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FABP3 <text:s/>- <text:s/>fatty acid binding protein 3, muscle and heart (mammary-derived growth inhibitor)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COA3 <text:s/>- <text:s/>cytochrome c oxidase assembly factor 3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CALM3 <text:s/>- <text:s/>calmodulin 3 (phosphorylase kinase, delta), WARS <text:s/>- <text:s/>tryptophanyl-trna synthetase, ZSCAN2 <text:s/>- <text:s/>zinc finger and scan domain containing 2, MYOCD <text:s/>- <text:s/>myocardin, VCP <text:s/>- <text:s/>valosin containing protein, ZNF652 <text:s/>- <text:s/>zinc finger protein 652, NEK7 <text:s/>- <text:s/>nima-related kinase 7, HIF1A <text:s/>- <text:s/>hypoxia inducible factor 1, alpha subunit (basic helix-loop-helix transcription factor), ERF <text:s/>- <text:s/>ets2 repressor factor, ZBTB5 <text:s/>- <text:s/>zinc finger and btb domain containing 5, NEK2 <text:s/>- <text:s/>nima-related kinase 2, HOXB4 <text:s/>- <text:s/>homeobox b4, DLG1 <text:s/>- <text:s/>discs, large homolog 1 (drosophila), NIPBL <text:s/>- <text:s/>nipped-b homolog (drosophila), PASK <text:s/>- <text:s/>pas domain containing serine/threonine kinase, CRY1 <text:s/>- <text:s/>cryptochrome 1 (photolyase-like), MIER2 <text:s/>- <text:s/>mesoderm induction early response 1, family member 2, JARID2 <text:s/>- <text:s/>jumonji, at rich interactive domain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TULP3 <text:s/>- <text:s/>tubby like protein 3, NFATC4 <text:s/>- <text:s/>nuclear factor of activated t-cells, cytoplasmic, calcineurin-dependent 4, USP21 <text:s/>- <text:s/>ubiquitin specific peptidase 21, NFE2L1 <text:s/>- <text:s/>nuclear factor (erythroid-derived 2)-like 1, SESN2 <text:s/>- <text:s/>sestrin 2, HIST1H2AA <text:s/>- <text:s/>histone cluster 1, h2aa, SIX1 <text:s/>- <text:s/>six homeobox 1, KLF1 <text:s/>- <text:s/>kruppel-like factor 1 (erythroid)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GPR65 <text:s/>- <text:s/>g protein-coupled receptor 65, TGFB3 <text:s/>- <text:s/>transforming growth factor, beta 3, HMGN3 <text:s/>- <text:s/>high mobility group nucleosomal binding domain 3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HNRNPAB <text:s/>- <text:s/>heterogeneous nuclear ribonucleoprotein a/b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5</text:p>
          </table:table-cell>
          <table:table-cell office:value-type="string" calcext:value-type="string">
            <text:p>regulation of transcription, DNA-templated</text:p>
          </table:table-cell>
          <table:table-cell office:value-type="float" office:value="0.00000000000714" calcext:value-type="float">
            <text:p>7.14E-12</text:p>
          </table:table-cell>
          <table:table-cell office:value-type="float" office:value="0.0000000203" calcext:value-type="float">
            <text:p>2.03E-08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2753" calcext:value-type="float">
            <text:p>2753</text:p>
          </table:table-cell>
          <table:table-cell office:value-type="float" office:value="489" calcext:value-type="float">
            <text:p>48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C12orf52 <text:s/>- <text:s/>chromosome 12 open reading frame 52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ZMYM3 <text:s/>- <text:s/>zinc finger, mym-type 3, RNF31 <text:s/>- <text:s/>ring finger protein 31, H2AFZ <text:s/>- <text:s/>h2a histone family, member z, SAP130 <text:s/>- <text:s/>sin3a-associated protein, 130kda, PSME2 <text:s/>- <text:s/>proteasome (prosome, macropain) activator subunit 2 (pa28 beta), OLIG2 <text:s/>- <text:s/>oligodendrocyte lineage transcription factor 2, MYRF <text:s/>- <text:s/>myelin regulatory factor, ZNF362 <text:s/>- <text:s/>zinc finger protein 362, SNCA <text:s/>- <text:s/>synuclein, alpha (non a4 component of amyloid precursor), DDR2 <text:s/>- <text:s/>discoidin domain receptor tyrosine kinase 2, PPM1A <text:s/>- <text:s/>protein phosphatase, mg2+/mn2+ dependent, 1a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HIST3H2A <text:s/>- <text:s/>histone cluster 3, h2a, ZEB2 <text:s/>- <text:s/>zinc finger e-box binding homeobox 2, CXCL10 <text:s/>- <text:s/>chemokine (c-x-c motif) ligand 10, ZNF644 <text:s/>- <text:s/>zinc finger protein 644, AFF3 <text:s/>- <text:s/>af4/fmr2 family, member 3, POLA1 <text:s/>- <text:s/>polymerase (dna directed), alpha 1, catalytic subunit, PHOX2B <text:s/>- <text:s/>paired-like homeobox 2b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H <text:s/>- <text:s/>cystathionase (cystathionine gamma-lyase)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NIPBL <text:s/>- <text:s/>nipped-b homolog (drosophila), DLG1 <text:s/>- <text:s/>discs, large homolog 1 (drosophila), CRY1 <text:s/>- <text:s/>cryptochrome 1 (photolyase-like), JARID2 <text:s/>- <text:s/>jumonji, at rich interactive domain 2, MIER2 <text:s/>- <text:s/>mesoderm induction early response 1, family member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TULP3 <text:s/>- <text:s/>tubby like protein 3, NFE2L1 <text:s/>- <text:s/>nuclear factor (erythroid-derived 2)-like 1, SESN2 <text:s/>- <text:s/>sestrin 2, HIST1H2AA <text:s/>- <text:s/>histone cluster 1, h2aa, KLF1 <text:s/>- <text:s/>kruppel-like factor 1 (erythroid), SIX1 <text:s/>- <text:s/>six homeobox 1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TGFB1I1 <text:s/>- <text:s/>transforming growth factor beta 1 induced transcript 1, HNRNPAB <text:s/>- <text:s/>heterogeneous nuclear ribonucleoprotein a/b, ARID4A <text:s/>- <text:s/>at rich interactive domain 4a (rbp1-like)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LEF1 <text:s/>- <text:s/>lymphoid enhancer-binding factor 1, DNAJB5 <text:s/>- <text:s/>dnaj (hsp40) homolog, subfamily b, member 5, SMAD6 <text:s/>- <text:s/>smad family member 6, ATAD2 <text:s/>- <text:s/>atpase family, aaa domain containing 2, PRKAR1A <text:s/>- <text:s/>protein kinase, camp-dependent, regulatory, type i, alpha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6</text:p>
          </table:table-cell>
          <table:table-cell office:value-type="string" calcext:value-type="string">
            <text:p>regulation of nucleic acid-templated transcription</text:p>
          </table:table-cell>
          <table:table-cell office:value-type="float" office:value="0.0000000000122" calcext:value-type="float">
            <text:p>1.22E-11</text:p>
          </table:table-cell>
          <table:table-cell office:value-type="float" office:value="0.000000029" calcext:value-type="float">
            <text:p>0.000000029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2771" calcext:value-type="float">
            <text:p>2771</text:p>
          </table:table-cell>
          <table:table-cell office:value-type="float" office:value="489" calcext:value-type="float">
            <text:p>48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MAP3K9 <text:s/>- <text:s/>mitogen-activated protein kinase kinase kinase 9, SIX4 <text:s/>- <text:s/>six homeobox 4, PNRC1 <text:s/>- <text:s/>proline-rich nuclear receptor coactivator 1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MAEL <text:s/>- <text:s/>maelstrom spermatogenic transposon silencer, SP2 <text:s/>- <text:s/>sp2 transcription factor, ELP6 <text:s/>- <text:s/>elongator acetyltransferase complex subunit 6, GPC3 <text:s/>- <text:s/>glypican 3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C12orf52 <text:s/>- <text:s/>chromosome 12 open reading frame 52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ZMYM3 <text:s/>- <text:s/>zinc finger, mym-type 3, RNF31 <text:s/>- <text:s/>ring finger protein 31, H2AFZ <text:s/>- <text:s/>h2a histone family, member z, SAP130 <text:s/>- <text:s/>sin3a-associated protein, 130kda, PSME2 <text:s/>- <text:s/>proteasome (prosome, macropain) activator subunit 2 (pa28 beta), OLIG2 <text:s/>- <text:s/>oligodendrocyte lineage transcription factor 2, MYRF <text:s/>- <text:s/>myelin regulatory factor, ZNF362 <text:s/>- <text:s/>zinc finger protein 362, SNCA <text:s/>- <text:s/>synuclein, alpha (non a4 component of amyloid precursor), DDR2 <text:s/>- <text:s/>discoidin domain receptor tyrosine kinase 2, PPM1A <text:s/>- <text:s/>protein phosphatase, mg2+/mn2+ dependent, 1a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HIST3H2A <text:s/>- <text:s/>histone cluster 3, h2a, ZEB2 <text:s/>- <text:s/>zinc finger e-box binding homeobox 2, CXCL10 <text:s/>- <text:s/>chemokine (c-x-c motif) ligand 10, ZNF644 <text:s/>- <text:s/>zinc finger protein 644, AFF3 <text:s/>- <text:s/>af4/fmr2 family, member 3, POLA1 <text:s/>- <text:s/>polymerase (dna directed), alpha 1, catalytic subunit, PHOX2B <text:s/>- <text:s/>paired-like homeobox 2b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H <text:s/>- <text:s/>cystathionase (cystathionine gamma-lyase)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NIPBL <text:s/>- <text:s/>nipped-b homolog (drosophila), DLG1 <text:s/>- <text:s/>discs, large homolog 1 (drosophila), CRY1 <text:s/>- <text:s/>cryptochrome 1 (photolyase-like), JARID2 <text:s/>- <text:s/>jumonji, at rich interactive domain 2, MIER2 <text:s/>- <text:s/>mesoderm induction early response 1, family member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TULP3 <text:s/>- <text:s/>tubby like protein 3, NFE2L1 <text:s/>- <text:s/>nuclear factor (erythroid-derived 2)-like 1, SESN2 <text:s/>- <text:s/>sestrin 2, HIST1H2AA <text:s/>- <text:s/>histone cluster 1, h2aa, KLF1 <text:s/>- <text:s/>kruppel-like factor 1 (erythroid), SIX1 <text:s/>- <text:s/>six homeobox 1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TGFB1I1 <text:s/>- <text:s/>transforming growth factor beta 1 induced transcript 1, HNRNPAB <text:s/>- <text:s/>heterogeneous nuclear ribonucleoprotein a/b, ARID4A <text:s/>- <text:s/>at rich interactive domain 4a (rbp1-like)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LEF1 <text:s/>- <text:s/>lymphoid enhancer-binding factor 1, DNAJB5 <text:s/>- <text:s/>dnaj (hsp40) homolog, subfamily b, member 5, SMAD6 <text:s/>- <text:s/>smad family member 6, ATAD2 <text:s/>- <text:s/>atpase family, aaa domain containing 2, PRKAR1A <text:s/>- <text:s/>protein kinase, camp-dependent, regulatory, type i, alpha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468</text:p>
          </table:table-cell>
          <table:table-cell office:value-type="string" calcext:value-type="string">
            <text:p>regulation of gene expression</text:p>
          </table:table-cell>
          <table:table-cell office:value-type="float" office:value="0.0000000000178" calcext:value-type="float">
            <text:p>1.78E-11</text:p>
          </table:table-cell>
          <table:table-cell office:value-type="float" office:value="0.0000000362" calcext:value-type="float">
            <text:p>3.62E-08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3368" calcext:value-type="float">
            <text:p>3368</text:p>
          </table:table-cell>
          <table:table-cell office:value-type="float" office:value="489" calcext:value-type="float">
            <text:p>48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ZNF385A <text:s/>- <text:s/>zinc finger protein 385a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ASIC2 <text:s/>- <text:s/>acid-sensing (proton-gated) ion channel 2, SP1 <text:s/>- <text:s/>sp1 transcription factor, IGF2BP2 <text:s/>- <text:s/>insulin-like growth factor 2 mrna binding protein 2, MAEL <text:s/>- <text:s/>maelstrom spermatogenic transposon silencer, SP2 <text:s/>- <text:s/>sp2 transcription factor, ELP6 <text:s/>- <text:s/>elongator acetyltransferase complex subunit 6, GPC3 <text:s/>- <text:s/>glypican 3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C12orf52 <text:s/>- <text:s/>chromosome 12 open reading frame 52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MYRF <text:s/>- <text:s/>myelin regulatory factor, SNCA <text:s/>- <text:s/>synuclein, alpha (non a4 component of amyloid precursor), ZNF362 <text:s/>- <text:s/>zinc finger protein 362, PPM1A <text:s/>- <text:s/>protein phosphatase, mg2+/mn2+ dependent, 1a, DDR2 <text:s/>- <text:s/>discoidin domain receptor tyrosine kinase 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PCNA <text:s/>- <text:s/>proliferating cell nuclear antigen, SERTAD1 <text:s/>- <text:s/>serta domain containing 1, SSBP3 <text:s/>- <text:s/>single stranded dna binding protein 3, HIST3H2A <text:s/>- <text:s/>histone cluster 3, h2a, SPRY2 <text:s/>- <text:s/>sprouty homolog 2 (drosophila)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AFF3 <text:s/>- <text:s/>af4/fmr2 family, member 3, POLA1 <text:s/>- <text:s/>polymerase (dna directed), alpha 1, catalytic subunit, LARP1 <text:s/>- <text:s/>la ribonucleoprotein domain family, member 1, PHOX2B <text:s/>- <text:s/>paired-like homeobox 2b, BOLL <text:s/>- <text:s/>bol, boule-like (drosophila)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RIMS2 <text:s/>- <text:s/>regulating synaptic membrane exocytosis 2, CITED4 <text:s/>- <text:s/>cbp/p300-interacting transactivator, with glu/asp-rich carboxy-terminal domain, 4, TNRC6B <text:s/>- <text:s/>trinucleotide repeat containing 6b, SHC4 <text:s/>- <text:s/>shc (src homology 2 domain containing) family, member 4, COA3 <text:s/>- <text:s/>cytochrome c oxidase assembly factor 3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CBX5 <text:s/>- <text:s/>chromobox homolog 5, WNT3 <text:s/>- <text:s/>wingless-type mmtv integration site family, member 3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WARS <text:s/>- <text:s/>tryptophanyl-trna synthetase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TDRKH <text:s/>- <text:s/>tudor and kh domain containing, DLG1 <text:s/>- <text:s/>discs, large homolog 1 (drosophila), NIPBL <text:s/>- <text:s/>nipped-b homolog (drosophila), PASK <text:s/>- <text:s/>pas domain containing serine/threonine kinase, CRY1 <text:s/>- <text:s/>cryptochrome 1 (photolyase-like), MIER2 <text:s/>- <text:s/>mesoderm induction early response 1, family member 2, JARID2 <text:s/>- <text:s/>jumonji, at rich interactive domain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TULP3 <text:s/>- <text:s/>tubby like protein 3, NFATC4 <text:s/>- <text:s/>nuclear factor of activated t-cells, cytoplasmic, calcineurin-dependent 4, USP21 <text:s/>- <text:s/>ubiquitin specific peptidase 21, NFE2L1 <text:s/>- <text:s/>nuclear factor (erythroid-derived 2)-like 1, SESN2 <text:s/>- <text:s/>sestrin 2, HIST1H2AA <text:s/>- <text:s/>histone cluster 1, h2aa, SIX1 <text:s/>- <text:s/>six homeobox 1, KLF1 <text:s/>- <text:s/>kruppel-like factor 1 (erythroid), FNIP1 <text:s/>- <text:s/>folliculin interacting protein 1, EXD1 <text:s/>- <text:s/>exonuclease 3'-5' domain containing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TGFB1I1 <text:s/>- <text:s/>transforming growth factor beta 1 induced transcript 1, RBM4 <text:s/>- <text:s/>rna binding motif protein 4, SORT1 <text:s/>- <text:s/>sortilin 1, HNRNPA1 <text:s/>- <text:s/>heterogeneous nuclear ribonucleoprotein a1, HNRNPC <text:s/>- <text:s/>heterogeneous nuclear ribonucleoprotein c (c1/c2), ARID4A <text:s/>- <text:s/>at rich interactive domain 4a (rbp1-like), HNRNPAB <text:s/>- <text:s/>heterogeneous nuclear ribonucleoprotein a/b, SPATA24 <text:s/>- <text:s/>spermatogenesis associated 24, KDM4A <text:s/>- <text:s/>lysine (k)-specific demethylase 4a, DDX4 <text:s/>- <text:s/>dead (asp-glu-ala-asp) box polypeptide 4, SETD2 <text:s/>- <text:s/>set domain containing 2, CKS2 <text:s/>- <text:s/>cdc28 protein kinase regulatory subunit 2, HMX3 <text:s/>- <text:s/>h6 family homeobox 3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, ANK3 <text:s/>- <text:s/>ankyrin 3, node of ranvier (ankyrin g)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141</text:p>
          </table:table-cell>
          <table:table-cell office:value-type="string" calcext:value-type="string">
            <text:p>regulation of RNA biosynthetic process</text:p>
          </table:table-cell>
          <table:table-cell office:value-type="float" office:value="0.0000000000184" calcext:value-type="float">
            <text:p>1.84E-11</text:p>
          </table:table-cell>
          <table:table-cell office:value-type="float" office:value="0.0000000328" calcext:value-type="float">
            <text:p>3.28E-08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2785" calcext:value-type="float">
            <text:p>2785</text:p>
          </table:table-cell>
          <table:table-cell office:value-type="float" office:value="489" calcext:value-type="float">
            <text:p>48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MAEL <text:s/>- <text:s/>maelstrom spermatogenic transposon silencer, SP2 <text:s/>- <text:s/>sp2 transcription factor, ELP6 <text:s/>- <text:s/>elongator acetyltransferase complex subunit 6, GPC3 <text:s/>- <text:s/>glypican 3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C12orf52 <text:s/>- <text:s/>chromosome 12 open reading frame 52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ZMYM3 <text:s/>- <text:s/>zinc finger, mym-type 3, RNF31 <text:s/>- <text:s/>ring finger protein 31, H2AFZ <text:s/>- <text:s/>h2a histone family, member z, SAP130 <text:s/>- <text:s/>sin3a-associated protein, 130kda, PSME2 <text:s/>- <text:s/>proteasome (prosome, macropain) activator subunit 2 (pa28 beta), OLIG2 <text:s/>- <text:s/>oligodendrocyte lineage transcription factor 2, MYRF <text:s/>- <text:s/>myelin regulatory factor, ZNF362 <text:s/>- <text:s/>zinc finger protein 362, SNCA <text:s/>- <text:s/>synuclein, alpha (non a4 component of amyloid precursor), DDR2 <text:s/>- <text:s/>discoidin domain receptor tyrosine kinase 2, PPM1A <text:s/>- <text:s/>protein phosphatase, mg2+/mn2+ dependent, 1a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HIST3H2A <text:s/>- <text:s/>histone cluster 3, h2a, ZEB2 <text:s/>- <text:s/>zinc finger e-box binding homeobox 2, CXCL10 <text:s/>- <text:s/>chemokine (c-x-c motif) ligand 10, ZNF644 <text:s/>- <text:s/>zinc finger protein 644, AFF3 <text:s/>- <text:s/>af4/fmr2 family, member 3, POLA1 <text:s/>- <text:s/>polymerase (dna directed), alpha 1, catalytic subunit, PHOX2B <text:s/>- <text:s/>paired-like homeobox 2b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H <text:s/>- <text:s/>cystathionase (cystathionine gamma-lyase)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NIPBL <text:s/>- <text:s/>nipped-b homolog (drosophila), DLG1 <text:s/>- <text:s/>discs, large homolog 1 (drosophila), CRY1 <text:s/>- <text:s/>cryptochrome 1 (photolyase-like), JARID2 <text:s/>- <text:s/>jumonji, at rich interactive domain 2, MIER2 <text:s/>- <text:s/>mesoderm induction early response 1, family member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TULP3 <text:s/>- <text:s/>tubby like protein 3, NFE2L1 <text:s/>- <text:s/>nuclear factor (erythroid-derived 2)-like 1, SESN2 <text:s/>- <text:s/>sestrin 2, HIST1H2AA <text:s/>- <text:s/>histone cluster 1, h2aa, KLF1 <text:s/>- <text:s/>kruppel-like factor 1 (erythroid), SIX1 <text:s/>- <text:s/>six homeobox 1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TGFB1I1 <text:s/>- <text:s/>transforming growth factor beta 1 induced transcript 1, HNRNPAB <text:s/>- <text:s/>heterogeneous nuclear ribonucleoprotein a/b, ARID4A <text:s/>- <text:s/>at rich interactive domain 4a (rbp1-like)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LEF1 <text:s/>- <text:s/>lymphoid enhancer-binding factor 1, DNAJB5 <text:s/>- <text:s/>dnaj (hsp40) homolog, subfamily b, member 5, SMAD6 <text:s/>- <text:s/>smad family member 6, ATAD2 <text:s/>- <text:s/>atpase family, aaa domain containing 2, PRKAR1A <text:s/>- <text:s/>protein kinase, camp-dependent, regulatory, type i, alpha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2</text:p>
          </table:table-cell>
          <table:table-cell office:value-type="string" calcext:value-type="string">
            <text:p>regulation of RNA metabolic process</text:p>
          </table:table-cell>
          <table:table-cell office:value-type="float" office:value="0.0000000000293" calcext:value-type="float">
            <text:p>2.93E-11</text:p>
          </table:table-cell>
          <table:table-cell office:value-type="float" office:value="0.0000000464" calcext:value-type="float">
            <text:p>4.64E-08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873" calcext:value-type="float">
            <text:p>2873</text:p>
          </table:table-cell>
          <table:table-cell office:value-type="float" office:value="489" calcext:value-type="float">
            <text:p>48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C12orf52 <text:s/>- <text:s/>chromosome 12 open reading frame 52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ZMYM3 <text:s/>- <text:s/>zinc finger, mym-type 3, RNF31 <text:s/>- <text:s/>ring finger protein 31, H2AFZ <text:s/>- <text:s/>h2a histone family, member z, SAP130 <text:s/>- <text:s/>sin3a-associated protein, 130kda, PSME2 <text:s/>- <text:s/>proteasome (prosome, macropain) activator subunit 2 (pa28 beta), OLIG2 <text:s/>- <text:s/>oligodendrocyte lineage transcription factor 2, MYRF <text:s/>- <text:s/>myelin regulatory factor, ZNF362 <text:s/>- <text:s/>zinc finger protein 362, SNCA <text:s/>- <text:s/>synuclein, alpha (non a4 component of amyloid precursor), DDR2 <text:s/>- <text:s/>discoidin domain receptor tyrosine kinase 2, PPM1A <text:s/>- <text:s/>protein phosphatase, mg2+/mn2+ dependent, 1a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HIST3H2A <text:s/>- <text:s/>histone cluster 3, h2a, ZEB2 <text:s/>- <text:s/>zinc finger e-box binding homeobox 2, CXCL10 <text:s/>- <text:s/>chemokine (c-x-c motif) ligand 10, ZNF644 <text:s/>- <text:s/>zinc finger protein 644, AFF3 <text:s/>- <text:s/>af4/fmr2 family, member 3, POLA1 <text:s/>- <text:s/>polymerase (dna directed), alpha 1, catalytic subunit, PHOX2B <text:s/>- <text:s/>paired-like homeobox 2b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CTH <text:s/>- <text:s/>cystathionase (cystathionine gamma-lyase)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NIPBL <text:s/>- <text:s/>nipped-b homolog (drosophila), DLG1 <text:s/>- <text:s/>discs, large homolog 1 (drosophila), CRY1 <text:s/>- <text:s/>cryptochrome 1 (photolyase-like), JARID2 <text:s/>- <text:s/>jumonji, at rich interactive domain 2, MIER2 <text:s/>- <text:s/>mesoderm induction early response 1, family member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TULP3 <text:s/>- <text:s/>tubby like protein 3, NFE2L1 <text:s/>- <text:s/>nuclear factor (erythroid-derived 2)-like 1, SESN2 <text:s/>- <text:s/>sestrin 2, HIST1H2AA <text:s/>- <text:s/>histone cluster 1, h2aa, KLF1 <text:s/>- <text:s/>kruppel-like factor 1 (erythroid), SIX1 <text:s/>- <text:s/>six homeobox 1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TGFB3 <text:s/>- <text:s/>transforming growth factor, beta 3, HMGN3 <text:s/>- <text:s/>high mobility group nucleosomal binding domain 3, HNRNPA1 <text:s/>- <text:s/>heterogeneous nuclear ribonucleoprotein a1, RBM4 <text:s/>- <text:s/>rna binding motif protein 4, TGFB1I1 <text:s/>- <text:s/>transforming growth factor beta 1 induced transcript 1, HNRNPAB <text:s/>- <text:s/>heterogeneous nuclear ribonucleoprotein a/b, ARID4A <text:s/>- <text:s/>at rich interactive domain 4a (rbp1-like)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LEF1 <text:s/>- <text:s/>lymphoid enhancer-binding factor 1, DNAJB5 <text:s/>- <text:s/>dnaj (hsp40) homolog, subfamily b, member 5, SMAD6 <text:s/>- <text:s/>smad family member 6, ATAD2 <text:s/>- <text:s/>atpase family, aaa domain containing 2, PRKAR1A <text:s/>- <text:s/>protein kinase, camp-dependent, regulatory, type i, alpha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3</text:p>
          </table:table-cell>
          <table:table-cell office:value-type="string" calcext:value-type="string">
            <text:p>positive regulation of metabolic process</text:p>
          </table:table-cell>
          <table:table-cell office:value-type="float" office:value="0.0000000000372" calcext:value-type="float">
            <text:p>3.72E-11</text:p>
          </table:table-cell>
          <table:table-cell office:value-type="float" office:value="0.000000053" calcext:value-type="float">
            <text:p>0.000000053</text:p>
          </table:table-cell>
          <table:table-cell office:value-type="float" office:value="1.66" calcext:value-type="float">
            <text:p>1.66</text:p>
          </table:table-cell>
          <table:table-cell office:value-type="float" office:value="13954" calcext:value-type="float">
            <text:p>13954</text:p>
          </table:table-cell>
          <table:table-cell office:value-type="float" office:value="2548" calcext:value-type="float">
            <text:p>2548</text:p>
          </table:table-cell>
          <table:table-cell office:value-type="float" office:value="489" calcext:value-type="float">
            <text:p>4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CXCL9 <text:s/>- <text:s/>chemokine (c-x-c motif) ligand 9, TOX3 <text:s/>- <text:s/>tox high mobility group box family member 3, SIN3A <text:s/>- <text:s/>sin3 transcription regulator family member a, ABAT <text:s/>- <text:s/>4-aminobutyrate aminotransferase, MID1 <text:s/>- <text:s/>midline 1 (opitz/bbb syndrome), SEPT4 <text:s/>- <text:s/>septin 4, CAMTA1 <text:s/>- <text:s/>calmodulin binding transcription activator 1, ETAA1 <text:s/>- <text:s/>ewing tumor-associated antigen 1, MAP3K9 <text:s/>- <text:s/>mitogen-activated protein kinase kinase kinase 9, SIX4 <text:s/>- <text:s/>six homeobox 4, ACACA <text:s/>- <text:s/>acetyl-coa carboxylase alpha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SP1 <text:s/>- <text:s/>sp1 transcription factor, STARD4 <text:s/>- <text:s/>star-related lipid transfer (start) domain containing 4, ANAPC15 <text:s/>- <text:s/>anaphase promoting complex subunit 15, GPC3 <text:s/>- <text:s/>glypican 3, GUCA2A <text:s/>- <text:s/>guanylate cyclase activator 2a (guanylin), PSMA3 <text:s/>- <text:s/>proteasome (prosome, macropain) subunit, alpha type, 3, SOX4 <text:s/>- <text:s/>sry (sex determining region y)-box 4, GRHL1 <text:s/>- <text:s/>grainyhead-like 1 (drosophila), GRHL3 <text:s/>- <text:s/>grainyhead-like 3 (drosophila), CHEK2 <text:s/>- <text:s/>checkpoint kinase 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ATF6B <text:s/>- <text:s/>activating transcription factor 6 beta, LDB1 <text:s/>- <text:s/>lim domain binding 1, CLEC16A <text:s/>- <text:s/>c-type lectin domain family 16, member a, ANKRD49 <text:s/>- <text:s/>ankyrin repeat domain 49, ABCA7 <text:s/>- <text:s/>atp-binding cassette, sub-family a (abc1), member 7, H2AFZ <text:s/>- <text:s/>h2a histone family, member z, SUCO <text:s/>- <text:s/>sun domain containing ossification factor, PSME2 <text:s/>- <text:s/>proteasome (prosome, macropain) activator subunit 2 (pa28 beta), ANAPC5 <text:s/>- <text:s/>anaphase promoting complex subunit 5, MYRF <text:s/>- <text:s/>myelin regulatory factor, IRS1 <text:s/>- <text:s/>insulin receptor substrate 1, SNCA <text:s/>- <text:s/>synuclein, alpha (non a4 component of amyloid precursor), DDR2 <text:s/>- <text:s/>discoidin domain receptor tyrosine kinase 2, SPTLC2 <text:s/>- <text:s/>serine palmitoyltransferase, long chain base subunit 2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SPRY2 <text:s/>- <text:s/>sprouty homolog 2 (drosophila), ZEB2 <text:s/>- <text:s/>zinc finger e-box binding homeobox 2, CXCL10 <text:s/>- <text:s/>chemokine (c-x-c motif) ligand 10, CNTN2 <text:s/>- <text:s/>contactin 2 (axonal), ZFP91 <text:s/>- <text:s/>zfp91 zinc finger protein, LARP1 <text:s/>- <text:s/>la ribonucleoprotein domain family, member 1, BOLL <text:s/>- <text:s/>bol, boule-like (drosophila), PHOX2B <text:s/>- <text:s/>paired-like homeobox 2b, HSPA5 <text:s/>- <text:s/>heat shock 70kda protein 5 (glucose-regulated protein, 78kda), NRL <text:s/>- <text:s/>neural retina leucine zipper, HDAC1 <text:s/>- <text:s/>histone deacetylase 1, RUVBL2 <text:s/>- <text:s/>ruvb-like 2 (e. coli), FABP3 <text:s/>- <text:s/>fatty acid binding protein 3, muscle and heart (mammary-derived growth inhibitor), HMGB2 <text:s/>- <text:s/>high mobility group box 2, TLE1 <text:s/>- <text:s/>transducin-like enhancer of split 1 (e(sp1) homolog, drosophila), RHOQ <text:s/>- <text:s/>ras homolog family member q, CTGF <text:s/>- <text:s/>connective tissue growth factor, HERPUD1 <text:s/>- <text:s/>homocysteine-inducible, endoplasmic reticulum stress-inducible, ubiquitin-like domain member 1, HIVEP3 <text:s/>- <text:s/>human immunodeficiency virus type i enhancer binding protein 3, CTBP2 <text:s/>- <text:s/>c-terminal binding protein 2, RIMS2 <text:s/>- <text:s/>regulating synaptic membrane exocytosis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ID1 <text:s/>- <text:s/>inhibitor of dna binding 1, dominant negative helix-loop-helix protein, NFYC <text:s/>- <text:s/>nuclear transcription factor y, gamma, TBX19 <text:s/>- <text:s/>t-box 19, DUSP6 <text:s/>- <text:s/>dual specificity phosphatase 6, UBE2C <text:s/>- <text:s/>ubiquitin-conjugating enzyme e2c, HK2 <text:s/>- <text:s/>hexokinase 2, NFKB2 <text:s/>- <text:s/>nuclear factor of kappa light polypeptide gene enhancer in b-cells 2 (p49/p100), MKL1 <text:s/>- <text:s/>megakaryoblastic leukemia (translocation) 1, WNT3 <text:s/>- <text:s/>wingless-type mmtv integration site family, member 3, PER1 <text:s/>- <text:s/>period circadian clock 1, ID4 <text:s/>- <text:s/>inhibitor of dna binding 4, dominant negative helix-loop-helix protein, PPP1R7 <text:s/>- <text:s/>protein phosphatase 1, regulatory subunit 7, NKX6-1 <text:s/>- <text:s/>nk6 homeobox 1, ABCD2 <text:s/>- <text:s/>atp-binding cassette, sub-family d (ald), member 2, CALM3 <text:s/>- <text:s/>calmodulin 3 (phosphorylase kinase, delta), MYOCD <text:s/>- <text:s/>myocardin, WARS <text:s/>- <text:s/>tryptophanyl-trna synthetase, VCP <text:s/>- <text:s/>valosin containing protein, NEK7 <text:s/>- <text:s/>nima-related kinase 7, HIF1A <text:s/>- <text:s/>hypoxia inducible factor 1, alpha subunit (basic helix-loop-helix transcription factor), KIF14 <text:s/>- <text:s/>kinesin family member 14, CRKL <text:s/>- <text:s/>v-crk avian sarcoma virus ct10 oncogene homolog-like, NEK2 <text:s/>- <text:s/>nima-related kinase 2, HOXB4 <text:s/>- <text:s/>homeobox b4, NIPBL <text:s/>- <text:s/>nipped-b homolog (drosophila), DLG1 <text:s/>- <text:s/>discs, large homolog 1 (drosophila), PASK <text:s/>- <text:s/>pas domain containing serine/threonine kinase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SPAG9 <text:s/>- <text:s/>sperm associated antigen 9, NFE2L1 <text:s/>- <text:s/>nuclear factor (erythroid-derived 2)-like 1, SESN2 <text:s/>- <text:s/>sestrin 2, SCOC <text:s/>- <text:s/>short coiled-coil protein, RAP2B <text:s/>- <text:s/>rap2b, member of ras oncogene family, KLF1 <text:s/>- <text:s/>kruppel-like factor 1 (erythroid), SIX1 <text:s/>- <text:s/>six homeobox 1, FNIP1 <text:s/>- <text:s/>folliculin interacting protein 1, FGF20 <text:s/>- <text:s/>fibroblast growth factor 20, CDK5RAP3 <text:s/>- <text:s/>cdk5 regulatory subunit associated protein 3, RUNX3 <text:s/>- <text:s/>runt-related transcription factor 3, SFRP1 <text:s/>- <text:s/>secreted frizzled-related protein 1, GATA6 <text:s/>- <text:s/>gata binding protein 6, GPR65 <text:s/>- <text:s/>g protein-coupled receptor 65, TGFB3 <text:s/>- <text:s/>transforming growth factor, beta 3, HMGN3 <text:s/>- <text:s/>high mobility group nucleosomal binding domain 3, HNRNPA1 <text:s/>- <text:s/>heterogeneous nuclear ribonucleoprotein a1, TGFB1I1 <text:s/>- <text:s/>transforming growth factor beta 1 induced transcript 1, HNRNPAB <text:s/>- <text:s/>heterogeneous nuclear ribonucleoprotein a/b, ARID4A <text:s/>- <text:s/>at rich interactive domain 4a (rbp1-like), KDM4A <text:s/>- <text:s/>lysine (k)-specific demethylase 4a, CKS2 <text:s/>- <text:s/>cdc28 protein kinase regulatory subunit 2, KAT6B <text:s/>- <text:s/>k(lysine) acetyltransferase 6b, CDCA2 <text:s/>- <text:s/>cell division cycle associated 2, LEF1 <text:s/>- <text:s/>lymphoid enhancer-binding factor 1, SMAD6 <text:s/>- <text:s/>smad family member 6, ATAD2 <text:s/>- <text:s/>atpase family, aaa domain containing 2, PRKAR1A <text:s/>- <text:s/>protein kinase, camp-dependent, regulatory, type i, alpha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22</text:p>
          </table:table-cell>
          <table:table-cell office:value-type="string" calcext:value-type="string">
            <text:p>regulation of metabolic process</text:p>
          </table:table-cell>
          <table:table-cell office:value-type="float" office:value="0.0000000000485" calcext:value-type="float">
            <text:p>4.85E-11</text:p>
          </table:table-cell>
          <table:table-cell office:value-type="float" office:value="0.0000000628" calcext:value-type="float">
            <text:p>6.28E-08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4880" calcext:value-type="float">
            <text:p>4880</text:p>
          </table:table-cell>
          <table:table-cell office:value-type="float" office:value="489" calcext:value-type="float">
            <text:p>48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[SIX5 <text:s/>- <text:s/>six homeobox 5, PNN <text:s/>- <text:s/>pinin, desmosome associated protein, ABAT <text:s/>- <text:s/>4-aminobutyrate aminotransferase, SEPT4 <text:s/>- <text:s/>septin 4, PNRC1 <text:s/>- <text:s/>proline-rich nuclear receptor coactivator 1, ACACA <text:s/>- <text:s/>acetyl-coa carboxylase alpha, ASIC2 <text:s/>- <text:s/>acid-sensing (proton-gated) ion channel 2, MAEL <text:s/>- <text:s/>maelstrom spermatogenic transposon silencer, SP1 <text:s/>- <text:s/>sp1 transcription factor, SP2 <text:s/>- <text:s/>sp2 transcription factor, GPC3 <text:s/>- <text:s/>glypican 3, ELP6 <text:s/>- <text:s/>elongator acetyltransferase complex subunit 6, SOX4 <text:s/>- <text:s/>sry (sex determining region y)-box 4, C12orf52 <text:s/>- <text:s/>chromosome 12 open reading frame 52, GRHL1 <text:s/>- <text:s/>grainyhead-like 1 (drosophila), SYNGAP1 <text:s/>- <text:s/>synaptic ras gtpase activating protein 1, GRHL3 <text:s/>- <text:s/>grainyhead-like 3 (drosophila), HOXD3 <text:s/>- <text:s/>homeobox d3, ELF3 <text:s/>- <text:s/>e74-like factor 3 (ets domain transcription factor, epithelial-specific ), RGS4 <text:s/>- <text:s/>regulator of g-protein signaling 4, LDB1 <text:s/>- <text:s/>lim domain binding 1, ATF6B <text:s/>- <text:s/>activating transcription factor 6 beta, ANKRD49 <text:s/>- <text:s/>ankyrin repeat domain 49, HOXC9 <text:s/>- <text:s/>homeobox c9, ABCA7 <text:s/>- <text:s/>atp-binding cassette, sub-family a (abc1), member 7, SUCO <text:s/>- <text:s/>sun domain containing ossification factor, OLIG2 <text:s/>- <text:s/>oligodendrocyte lineage transcription factor 2, ANAPC5 <text:s/>- <text:s/>anaphase promoting complex subunit 5, MYRF <text:s/>- <text:s/>myelin regulatory factor, USP19 <text:s/>- <text:s/>ubiquitin specific peptidase 19, ZNF362 <text:s/>- <text:s/>zinc finger protein 362, SNCA <text:s/>- <text:s/>synuclein, alpha (non a4 component of amyloid precursor), SPTLC2 <text:s/>- <text:s/>serine palmitoyltransferase, long chain base subunit 2, PPM1A <text:s/>- <text:s/>protein phosphatase, mg2+/mn2+ dependent, 1a, TP53BP1 <text:s/>- <text:s/>tumor protein p53 binding protein 1, PRDM10 <text:s/>- <text:s/>pr domain containing 10, POU3F3 <text:s/>- <text:s/>pou class 3 homeobox 3, DDX54 <text:s/>- <text:s/>dead (asp-glu-ala-asp) box polypeptide 54, CELSR3 <text:s/>- <text:s/>cadherin, egf lag seven-pass g-type receptor 3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SPRY2 <text:s/>- <text:s/>sprouty homolog 2 (drosophila), HELB <text:s/>- <text:s/>helicase (dna) b, AFF3 <text:s/>- <text:s/>af4/fmr2 family, member 3, POLA1 <text:s/>- <text:s/>polymerase (dna directed), alpha 1, catalytic subunit, BOLL <text:s/>- <text:s/>bol, boule-like (drosophila), PHOX2B <text:s/>- <text:s/>paired-like homeobox 2b, HSPA5 <text:s/>- <text:s/>heat shock 70kda protein 5 (glucose-regulated protein, 78kda), TMEFF2 <text:s/>- <text:s/>transmembrane protein with egf-like and two follistatin-like domains 2, RUVBL2 <text:s/>- <text:s/>ruvb-like 2 (e. coli), HNRNPUL1 <text:s/>- <text:s/>heterogeneous nuclear ribonucleoprotein u-like 1, FABP3 <text:s/>- <text:s/>fatty acid binding protein 3, muscle and heart (mammary-derived growth inhibitor), HMGB2 <text:s/>- <text:s/>high mobility group box 2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HOXB13 <text:s/>- <text:s/>homeobox b13, HK2 <text:s/>- <text:s/>hexokinase 2, UBE2C <text:s/>- <text:s/>ubiquitin-conjugating enzyme e2c, FLRT3 <text:s/>- <text:s/>fibronectin leucine rich transmembrane protein 3, PPP2R1A <text:s/>- <text:s/>protein phosphatase 2, regulatory subunit a, alpha, PPP1R7 <text:s/>- <text:s/>protein phosphatase 1, regulatory subunit 7, ABCD2 <text:s/>- <text:s/>atp-binding cassette, sub-family d (ald), member 2, PTRF <text:s/>- <text:s/>polymerase i and transcript release factor, CALM3 <text:s/>- <text:s/>calmodulin 3 (phosphorylase kinase, delta), ZSCAN2 <text:s/>- <text:s/>zinc finger and scan domain containing 2, VCP <text:s/>- <text:s/>valosin containing protein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TDRKH <text:s/>- <text:s/>tudor and kh domain containing, NIPBL <text:s/>- <text:s/>nipped-b homolog (drosophila), PASK <text:s/>- <text:s/>pas domain containing serine/threonine kinase, CRY1 <text:s/>- <text:s/>cryptochrome 1 (photolyase-like), JARID2 <text:s/>- <text:s/>jumonji, at rich interactive domain 2, EHF <text:s/>- <text:s/>ets homologous factor, CHRDL1 <text:s/>- <text:s/>chordin-like 1, CCNG1 <text:s/>- <text:s/>cyclin g1, UBB <text:s/>- <text:s/>ubiquitin b, ESRRB <text:s/>- <text:s/>estrogen-related receptor beta, TULP3 <text:s/>- <text:s/>tubby like protein 3, SCOC <text:s/>- <text:s/>short coiled-coil protein, EXD1 <text:s/>- <text:s/>exonuclease 3'-5' domain containing 1, FGF20 <text:s/>- <text:s/>fibroblast growth factor 20, RUNX3 <text:s/>- <text:s/>runt-related transcription factor 3, GATA6 <text:s/>- <text:s/>gata binding protein 6, ZNF397 <text:s/>- <text:s/>zinc finger protein 397, HMGN3 <text:s/>- <text:s/>high mobility group nucleosomal binding domain 3, HNRNPA1 <text:s/>- <text:s/>heterogeneous nuclear ribonucleoprotein a1, SORT1 <text:s/>- <text:s/>sortilin 1, HNRNPC <text:s/>- <text:s/>heterogeneous nuclear ribonucleoprotein c (c1/c2), HNRNPAB <text:s/>- <text:s/>heterogeneous nuclear ribonucleoprotein a/b, SPATA24 <text:s/>- <text:s/>spermatogenesis associated 24, SETD2 <text:s/>- <text:s/>set domain containing 2, TLK2 <text:s/>- <text:s/>tousled-like kinase 2, HMX3 <text:s/>- <text:s/>h6 family homeobox 3, DNAJB5 <text:s/>- <text:s/>dnaj (hsp40) homolog, subfamily b, member 5, LEF1 <text:s/>- <text:s/>lymphoid enhancer-binding factor 1, ATAD2 <text:s/>- <text:s/>atpase family, aaa domain containing 2, PRKAR1A <text:s/>- <text:s/>protein kinase, camp-dependent, regulatory, type i, alpha, ANK3 <text:s/>- <text:s/>ankyrin 3, node of ranvier (ankyrin g), RFX7 <text:s/>- <text:s/>regulatory factor x, 7, CDC6 <text:s/>- <text:s/>cell division cycle 6, CDC25A <text:s/>- <text:s/>cell division cycle 25a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CXCL9 <text:s/>- <text:s/>chemokine (c-x-c motif) ligand 9, SIN3A <text:s/>- <text:s/>sin3 transcription regulator family member a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MAP3K9 <text:s/>- <text:s/>mitogen-activated protein kinase kinase kinase 9, SIX4 <text:s/>- <text:s/>six homeobox 4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IGF2BP2 <text:s/>- <text:s/>insulin-like growth factor 2 mrna binding protein 2, STARD4 <text:s/>- <text:s/>star-related lipid transfer (start) domain containing 4, GUCA2A <text:s/>- <text:s/>guanylate cyclase activator 2a (guanylin), ANAPC15 <text:s/>- <text:s/>anaphase promoting complex subunit 15, PSMA3 <text:s/>- <text:s/>proteasome (prosome, macropain) subunit, alpha type, 3, KHDRBS3 <text:s/>- <text:s/>kh domain containing, rna binding, signal transduction associated 3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NUCKS1 <text:s/>- <text:s/>nuclear casein kinase and cyclin-dependent kinase substrate 1, EAF2 <text:s/>- <text:s/>ell associated factor 2, CLEC16A <text:s/>- <text:s/>c-type lectin domain family 16, member a, DERL2 <text:s/>- <text:s/>derlin 2, SCAI <text:s/>- <text:s/>suppressor of cancer cell invasion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TYSND1 <text:s/>- <text:s/>trypsin domain containing 1, IRS1 <text:s/>- <text:s/>insulin receptor substrate 1, DDR2 <text:s/>- <text:s/>discoidin domain receptor tyrosine kinase 2, ISL1 <text:s/>- <text:s/>isl lim homeobox 1, BCLAF1 <text:s/>- <text:s/>bcl2-associated transcription factor 1, SZT2 <text:s/>- <text:s/>seizure threshold 2 homolog (mouse), FER <text:s/>- <text:s/>fer (fps/fes related) tyrosine kinase, LRP8 <text:s/>- <text:s/>low density lipoprotein receptor-related protein 8, apolipoprotein e receptor, TPCN2 <text:s/>- <text:s/>two pore segment channel 2, PCNA <text:s/>- <text:s/>proliferating cell nuclear antigen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ZFP91 <text:s/>- <text:s/>zfp91 zinc finger protein, LARP1 <text:s/>- <text:s/>la ribonucleoprotein domain family, member 1, FAM212B <text:s/>- <text:s/>family with sequence similarity 212, member b, HDAC1 <text:s/>- <text:s/>histone deacetylase 1, NRL <text:s/>- <text:s/>neural retina leucine zipper, XPO1 <text:s/>- <text:s/>exportin 1 (crm1 homolog, yeast)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RIMS2 <text:s/>- <text:s/>regulating synaptic membrane exocytosis 2, SHC4 <text:s/>- <text:s/>shc (src homology 2 domain containing) family, member 4, ID1 <text:s/>- <text:s/>inhibitor of dna binding 1, dominant negative helix-loop-helix protein, TBX19 <text:s/>- <text:s/>t-box 19, DUSP6 <text:s/>- <text:s/>dual specificity phosphatase 6, NFYC <text:s/>- <text:s/>nuclear transcription factor y, gamma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CBX5 <text:s/>- <text:s/>chromobox homolog 5, WNT3 <text:s/>- <text:s/>wingless-type mmtv integration site family, member 3, PER1 <text:s/>- <text:s/>period circadian clock 1, ID4 <text:s/>- <text:s/>inhibitor of dna binding 4, dominant negative helix-loop-helix protein, NKX6-1 <text:s/>- <text:s/>nk6 homeobox 1, TSC22D3 <text:s/>- <text:s/>tsc22 domain family, member 3, WARS <text:s/>- <text:s/>tryptophanyl-trna synthetase, MYOCD <text:s/>- <text:s/>myocardin, ZNF652 <text:s/>- <text:s/>zinc finger protein 652, DLG3 <text:s/>- <text:s/>discs, large homolog 3 (drosophila), NEK2 <text:s/>- <text:s/>nima-related kinase 2, DLG1 <text:s/>- <text:s/>discs, large homolog 1 (drosophila), DLG2 <text:s/>- <text:s/>discs, large homolog 2 (drosophila), MIER2 <text:s/>- <text:s/>mesoderm induction early response 1, family member 2, DLX3 <text:s/>- <text:s/>distal-less homeobox 3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RAP2B <text:s/>- <text:s/>rap2b, member of ras oncogene family, FNIP1 <text:s/>- <text:s/>folliculin interacting protein 1, KLF1 <text:s/>- <text:s/>kruppel-like factor 1 (erythroid), SIX1 <text:s/>- <text:s/>six homeobox 1, CDK5RAP3 <text:s/>- <text:s/>cdk5 regulatory subunit associated protein 3, SFRP1 <text:s/>- <text:s/>secreted frizzled-related protein 1, SF1 <text:s/>- <text:s/>splicing factor 1, GPR65 <text:s/>- <text:s/>g protein-coupled receptor 65, TGFB3 <text:s/>- <text:s/>transforming growth factor, beta 3, TGFB1I1 <text:s/>- <text:s/>transforming growth factor beta 1 induced transcript 1, RBM4 <text:s/>- <text:s/>rna binding motif protein 4, ARID4A <text:s/>- <text:s/>at rich interactive domain 4a (rbp1-like), KDM4A <text:s/>- <text:s/>lysine (k)-specific demethylase 4a, PARD3 <text:s/>- <text:s/>par-3 partitioning defective 3 homolog (c. elegans), DDX4 <text:s/>- <text:s/>dead (asp-glu-ala-asp) box polypeptide 4, CKS2 <text:s/>- <text:s/>cdc28 protein kinase regulatory subunit 2, KAT6B <text:s/>- <text:s/>k(lysine) acetyltransferase 6b, CDCA2 <text:s/>- <text:s/>cell division cycle associated 2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3</text:p>
          </table:table-cell>
          <table:table-cell office:value-type="string" calcext:value-type="string">
            <text:p>regulation of cellular metabolic process</text:p>
          </table:table-cell>
          <table:table-cell office:value-type="float" office:value="0.0000000000694" calcext:value-type="float">
            <text:p>6.94E-11</text:p>
          </table:table-cell>
          <table:table-cell office:value-type="float" office:value="0.0000000823" calcext:value-type="float">
            <text:p>8.23E-08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4576" calcext:value-type="float">
            <text:p>4576</text:p>
          </table:table-cell>
          <table:table-cell office:value-type="float" office:value="489" calcext:value-type="float">
            <text:p>48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SIX5 <text:s/>- <text:s/>six homeobox 5, PNN <text:s/>- <text:s/>pinin, desmosome associated protein, ABAT <text:s/>- <text:s/>4-aminobutyrate aminotransferase, SEPT4 <text:s/>- <text:s/>septin 4, PNRC1 <text:s/>- <text:s/>proline-rich nuclear receptor coactivator 1, ACACA <text:s/>- <text:s/>acetyl-coa carboxylase alpha, MAEL <text:s/>- <text:s/>maelstrom spermatogenic transposon silencer, SP1 <text:s/>- <text:s/>sp1 transcription factor, SP2 <text:s/>- <text:s/>sp2 transcription factor, GPC3 <text:s/>- <text:s/>glypican 3, ELP6 <text:s/>- <text:s/>elongator acetyltransferase complex subunit 6, SOX4 <text:s/>- <text:s/>sry (sex determining region y)-box 4, C12orf52 <text:s/>- <text:s/>chromosome 12 open reading frame 52, GRHL1 <text:s/>- <text:s/>grainyhead-like 1 (drosophila), SYNGAP1 <text:s/>- <text:s/>synaptic ras gtpase activating protein 1, GRHL3 <text:s/>- <text:s/>grainyhead-like 3 (drosophila), HOXD3 <text:s/>- <text:s/>homeobox d3, ELF3 <text:s/>- <text:s/>e74-like factor 3 (ets domain transcription factor, epithelial-specific ), RGS4 <text:s/>- <text:s/>regulator of g-protein signaling 4, LDB1 <text:s/>- <text:s/>lim domain binding 1, ATF6B <text:s/>- <text:s/>activating transcription factor 6 beta, ANKRD49 <text:s/>- <text:s/>ankyrin repeat domain 49, HOXC9 <text:s/>- <text:s/>homeobox c9, ABCA7 <text:s/>- <text:s/>atp-binding cassette, sub-family a (abc1), member 7, OLIG2 <text:s/>- <text:s/>oligodendrocyte lineage transcription factor 2, ANAPC5 <text:s/>- <text:s/>anaphase promoting complex subunit 5, MYRF <text:s/>- <text:s/>myelin regulatory factor, USP19 <text:s/>- <text:s/>ubiquitin specific peptidase 19, ZNF362 <text:s/>- <text:s/>zinc finger protein 362, SNCA <text:s/>- <text:s/>synuclein, alpha (non a4 component of amyloid precursor), SPTLC2 <text:s/>- <text:s/>serine palmitoyltransferase, long chain base subunit 2, PPM1A <text:s/>- <text:s/>protein phosphatase, mg2+/mn2+ dependent, 1a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CELSR3 <text:s/>- <text:s/>cadherin, egf lag seven-pass g-type receptor 3, INO80B <text:s/>- <text:s/>ino80 complex subunit b, SERTAD1 <text:s/>- <text:s/>serta domain containing 1, SSBP3 <text:s/>- <text:s/>single stranded dna binding protein 3, HIST3H2A <text:s/>- <text:s/>histone cluster 3, h2a, SPRY2 <text:s/>- <text:s/>sprouty homolog 2 (drosophila), HELB <text:s/>- <text:s/>helicase (dna) b, AFF3 <text:s/>- <text:s/>af4/fmr2 family, member 3, POLA1 <text:s/>- <text:s/>polymerase (dna directed), alpha 1, catalytic subunit, BOLL <text:s/>- <text:s/>bol, boule-like (drosophila), PHOX2B <text:s/>- <text:s/>paired-like homeobox 2b, HSPA5 <text:s/>- <text:s/>heat shock 70kda protein 5 (glucose-regulated protein, 78kda), RUVBL2 <text:s/>- <text:s/>ruvb-like 2 (e. coli), HNRNPUL1 <text:s/>- <text:s/>heterogeneous nuclear ribonucleoprotein u-like 1, FABP3 <text:s/>- <text:s/>fatty acid binding protein 3, muscle and heart (mammary-derived growth inhibitor), HMGB2 <text:s/>- <text:s/>high mobility group box 2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HOXB13 <text:s/>- <text:s/>homeobox b13, HK2 <text:s/>- <text:s/>hexokinase 2, UBE2C <text:s/>- <text:s/>ubiquitin-conjugating enzyme e2c, FLRT3 <text:s/>- <text:s/>fibronectin leucine rich transmembrane protein 3, PPP2R1A <text:s/>- <text:s/>protein phosphatase 2, regulatory subunit a, alpha, PPP1R7 <text:s/>- <text:s/>protein phosphatase 1, regulatory subunit 7, ABCD2 <text:s/>- <text:s/>atp-binding cassette, sub-family d (ald), member 2, PTRF <text:s/>- <text:s/>polymerase i and transcript release factor, CALM3 <text:s/>- <text:s/>calmodulin 3 (phosphorylase kinase, delta), ZSCAN2 <text:s/>- <text:s/>zinc finger and scan domain containing 2, VCP <text:s/>- <text:s/>valosin containing protein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NIPBL <text:s/>- <text:s/>nipped-b homolog (drosophila), PASK <text:s/>- <text:s/>pas domain containing serine/threonine kinase, CRY1 <text:s/>- <text:s/>cryptochrome 1 (photolyase-like), JARID2 <text:s/>- <text:s/>jumonji, at rich interactive domain 2, EHF <text:s/>- <text:s/>ets homologous factor, CHRDL1 <text:s/>- <text:s/>chordin-like 1, CCNG1 <text:s/>- <text:s/>cyclin g1, UBB <text:s/>- <text:s/>ubiquitin b, ESRRB <text:s/>- <text:s/>estrogen-related receptor beta, TULP3 <text:s/>- <text:s/>tubby like protein 3, SCOC <text:s/>- <text:s/>short coiled-coil protein, FGF20 <text:s/>- <text:s/>fibroblast growth factor 20, RUNX3 <text:s/>- <text:s/>runt-related transcription factor 3, GATA6 <text:s/>- <text:s/>gata binding protein 6, ZNF397 <text:s/>- <text:s/>zinc finger protein 397, HMGN3 <text:s/>- <text:s/>high mobility group nucleosomal binding domain 3, HNRNPA1 <text:s/>- <text:s/>heterogeneous nuclear ribonucleoprotein a1, HNRNPC <text:s/>- <text:s/>heterogeneous nuclear ribonucleoprotein c (c1/c2), HNRNPAB <text:s/>- <text:s/>heterogeneous nuclear ribonucleoprotein a/b, SPATA24 <text:s/>- <text:s/>spermatogenesis associated 24, SETD2 <text:s/>- <text:s/>set domain containing 2, TLK2 <text:s/>- <text:s/>tousled-like kinase 2, HMX3 <text:s/>- <text:s/>h6 family homeobox 3, DNAJB5 <text:s/>- <text:s/>dnaj (hsp40) homolog, subfamily b, member 5, LEF1 <text:s/>- <text:s/>lymphoid enhancer-binding factor 1, ATAD2 <text:s/>- <text:s/>atpase family, aaa domain containing 2, PRKAR1A <text:s/>- <text:s/>protein kinase, camp-dependent, regulatory, type i, alpha, RFX7 <text:s/>- <text:s/>regulatory factor x, 7, CDC6 <text:s/>- <text:s/>cell division cycle 6, CDC25A <text:s/>- <text:s/>cell division cycle 25a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CXCL9 <text:s/>- <text:s/>chemokine (c-x-c motif) ligand 9, SIN3A <text:s/>- <text:s/>sin3 transcription regulator family member a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MAP3K9 <text:s/>- <text:s/>mitogen-activated protein kinase kinase kinase 9, SIX4 <text:s/>- <text:s/>six homeobox 4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IGF2BP2 <text:s/>- <text:s/>insulin-like growth factor 2 mrna binding protein 2, STARD4 <text:s/>- <text:s/>star-related lipid transfer (start) domain containing 4, GUCA2A <text:s/>- <text:s/>guanylate cyclase activator 2a (guanylin), ANAPC15 <text:s/>- <text:s/>anaphase promoting complex subunit 15, PSMA3 <text:s/>- <text:s/>proteasome (prosome, macropain) subunit, alpha type, 3, KHDRBS3 <text:s/>- <text:s/>kh domain containing, rna binding, signal transduction associated 3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NUCKS1 <text:s/>- <text:s/>nuclear casein kinase and cyclin-dependent kinase substrate 1, EAF2 <text:s/>- <text:s/>ell associated factor 2, CLEC16A <text:s/>- <text:s/>c-type lectin domain family 16, member a, SCAI <text:s/>- <text:s/>suppressor of cancer cell invasion, ZMYM3 <text:s/>- <text:s/>zinc finger, mym-type 3, RNF31 <text:s/>- <text:s/>ring finger protein 31, H2AFZ <text:s/>- <text:s/>h2a histone family, member z, DCP2 <text:s/>- <text:s/>decapping mrna 2, SAP130 <text:s/>- <text:s/>sin3a-associated protein, 130kda, PSME2 <text:s/>- <text:s/>proteasome (prosome, macropain) activator subunit 2 (pa28 beta), TYSND1 <text:s/>- <text:s/>trypsin domain containing 1, IRS1 <text:s/>- <text:s/>insulin receptor substrate 1, DDR2 <text:s/>- <text:s/>discoidin domain receptor tyrosine kinase 2, ISL1 <text:s/>- <text:s/>isl lim homeobox 1, BCLAF1 <text:s/>- <text:s/>bcl2-associated transcription factor 1, SZT2 <text:s/>- <text:s/>seizure threshold 2 homolog (mouse), FER <text:s/>- <text:s/>fer (fps/fes related) tyrosine kinase, LRP8 <text:s/>- <text:s/>low density lipoprotein receptor-related protein 8, apolipoprotein e receptor, TPCN2 <text:s/>- <text:s/>two pore segment channel 2, PCNA <text:s/>- <text:s/>proliferating cell nuclear antigen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ZFP91 <text:s/>- <text:s/>zfp91 zinc finger protein, LARP1 <text:s/>- <text:s/>la ribonucleoprotein domain family, member 1, FAM212B <text:s/>- <text:s/>family with sequence similarity 212, member b, HDAC1 <text:s/>- <text:s/>histone deacetylase 1, NRL <text:s/>- <text:s/>neural retina leucine zipper, XPO1 <text:s/>- <text:s/>exportin 1 (crm1 homolog, yeast)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ID1 <text:s/>- <text:s/>inhibitor of dna binding 1, dominant negative helix-loop-helix protein, TBX19 <text:s/>- <text:s/>t-box 19, DUSP6 <text:s/>- <text:s/>dual specificity phosphatase 6, NFYC <text:s/>- <text:s/>nuclear transcription factor y, gamma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TSC22D3 <text:s/>- <text:s/>tsc22 domain family, member 3, WARS <text:s/>- <text:s/>tryptophanyl-trna synthetase, MYOCD <text:s/>- <text:s/>myocardin, ZNF652 <text:s/>- <text:s/>zinc finger protein 652, DLG3 <text:s/>- <text:s/>discs, large homolog 3 (drosophila), NEK2 <text:s/>- <text:s/>nima-related kinase 2, DLG1 <text:s/>- <text:s/>discs, large homolog 1 (drosophila), DLG2 <text:s/>- <text:s/>discs, large homolog 2 (drosophila), MIER2 <text:s/>- <text:s/>mesoderm induction early response 1, family member 2, DLX3 <text:s/>- <text:s/>distal-less homeobox 3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RAP2B <text:s/>- <text:s/>rap2b, member of ras oncogene family, FNIP1 <text:s/>- <text:s/>folliculin interacting protein 1, KLF1 <text:s/>- <text:s/>kruppel-like factor 1 (erythroid), SIX1 <text:s/>- <text:s/>six homeobox 1, CDK5RAP3 <text:s/>- <text:s/>cdk5 regulatory subunit associated protein 3, SFRP1 <text:s/>- <text:s/>secreted frizzled-related protein 1, SF1 <text:s/>- <text:s/>splicing factor 1, GPR65 <text:s/>- <text:s/>g protein-coupled receptor 65, TGFB3 <text:s/>- <text:s/>transforming growth factor, beta 3, RBM4 <text:s/>- <text:s/>rna binding motif protein 4, TGFB1I1 <text:s/>- <text:s/>transforming growth factor beta 1 induced transcript 1, ARID4A <text:s/>- <text:s/>at rich interactive domain 4a (rbp1-like), KDM4A <text:s/>- <text:s/>lysine (k)-specific demethylase 4a, PARD3 <text:s/>- <text:s/>par-3 partitioning defective 3 homolog (c. elegans), CKS2 <text:s/>- <text:s/>cdc28 protein kinase regulatory subunit 2, KAT6B <text:s/>- <text:s/>k(lysine) acetyltransferase 6b, CDCA2 <text:s/>- <text:s/>cell division cycle associated 2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1</text:p>
          </table:table-cell>
          <table:table-cell office:value-type="string" calcext:value-type="string">
            <text:p>regulation of nitrogen compound metabolic process</text:p>
          </table:table-cell>
          <table:table-cell office:value-type="float" office:value="0.0000000000864" calcext:value-type="float">
            <text:p>8.64E-11</text:p>
          </table:table-cell>
          <table:table-cell office:value-type="float" office:value="0.0000000946" calcext:value-type="float">
            <text:p>9.46E-08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3378" calcext:value-type="float">
            <text:p>3378</text:p>
          </table:table-cell>
          <table:table-cell office:value-type="float" office:value="489" calcext:value-type="float">
            <text:p>48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ZNF385A <text:s/>- <text:s/>zinc finger protein 385a, PNN <text:s/>- <text:s/>pinin, desmosome associated protein, TOX3 <text:s/>- <text:s/>tox high mobility group box family member 3, CXCL9 <text:s/>- <text:s/>chemokine (c-x-c motif) ligand 9, SIN3A <text:s/>- <text:s/>sin3 transcription regulator family member a, ABAT <text:s/>- <text:s/>4-aminobutyrate aminotransferase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IGF2BP2 <text:s/>- <text:s/>insulin-like growth factor 2 mrna binding protein 2, MAEL <text:s/>- <text:s/>maelstrom spermatogenic transposon silencer, SP2 <text:s/>- <text:s/>sp2 transcription factor, ELP6 <text:s/>- <text:s/>elongator acetyltransferase complex subunit 6, GPC3 <text:s/>- <text:s/>glypican 3, GUCA2A <text:s/>- <text:s/>guanylate cyclase activator 2a (guanylin)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C12orf52 <text:s/>- <text:s/>chromosome 12 open reading frame 52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ABCA7 <text:s/>- <text:s/>atp-binding cassette, sub-family a (abc1), member 7, HOXC9 <text:s/>- <text:s/>homeobox c9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MYRF <text:s/>- <text:s/>myelin regulatory factor, SNCA <text:s/>- <text:s/>synuclein, alpha (non a4 component of amyloid precursor), ZNF362 <text:s/>- <text:s/>zinc finger protein 362, PPM1A <text:s/>- <text:s/>protein phosphatase, mg2+/mn2+ dependent, 1a, DDR2 <text:s/>- <text:s/>discoidin domain receptor tyrosine kinase 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HELB <text:s/>- <text:s/>helicase (dna) b, CXCL10 <text:s/>- <text:s/>chemokine (c-x-c motif) ligand 10, KLHL25 <text:s/>- <text:s/>kelch-like family member 25, ZNF644 <text:s/>- <text:s/>zinc finger protein 644, AFF3 <text:s/>- <text:s/>af4/fmr2 family, member 3, POLA1 <text:s/>- <text:s/>polymerase (dna directed), alpha 1, catalytic subunit, LARP1 <text:s/>- <text:s/>la ribonucleoprotein domain family, member 1, PHOX2B <text:s/>- <text:s/>paired-like homeobox 2b, BOLL <text:s/>- <text:s/>bol, boule-like (drosophila), HSPA5 <text:s/>- <text:s/>heat shock 70kda protein 5 (glucose-regulated protein, 78kda), NRL <text:s/>- <text:s/>neural retina leucine zipper, HDAC1 <text:s/>- <text:s/>histone deacetylase 1, RUVBL2 <text:s/>- <text:s/>ruvb-like 2 (e. coli), HNRNPUL1 <text:s/>- <text:s/>heterogeneous nuclear ribonucleoprotein u-like 1, FABP3 <text:s/>- <text:s/>fatty acid binding protein 3, muscle and heart (mammary-derived growth inhibitor), HMGB2 <text:s/>- <text:s/>high mobility group box 2, XPO1 <text:s/>- <text:s/>exportin 1 (crm1 homolog, yeast), TLE1 <text:s/>- <text:s/>transducin-like enhancer of split 1 (e(sp1) homolog, drosophila), BAHD1 <text:s/>- <text:s/>bromo adjacent homology domain containing 1, RHOQ <text:s/>- <text:s/>ras homolog family member q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COA3 <text:s/>- <text:s/>cytochrome c oxidase assembly factor 3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CALM3 <text:s/>- <text:s/>calmodulin 3 (phosphorylase kinase, delta), ZSCAN2 <text:s/>- <text:s/>zinc finger and scan domain containing 2, MYOCD <text:s/>- <text:s/>myocardin, VCP <text:s/>- <text:s/>valosin containing protein, ZNF652 <text:s/>- <text:s/>zinc finger protein 652, NEK7 <text:s/>- <text:s/>nima-related kinase 7, HIF1A <text:s/>- <text:s/>hypoxia inducible factor 1, alpha subunit (basic helix-loop-helix transcription factor), ERF <text:s/>- <text:s/>ets2 repressor factor, ZBTB5 <text:s/>- <text:s/>zinc finger and btb domain containing 5, NEK2 <text:s/>- <text:s/>nima-related kinase 2, HOXB4 <text:s/>- <text:s/>homeobox b4, DLG1 <text:s/>- <text:s/>discs, large homolog 1 (drosophila), NIPBL <text:s/>- <text:s/>nipped-b homolog (drosophila), PASK <text:s/>- <text:s/>pas domain containing serine/threonine kinase, CRY1 <text:s/>- <text:s/>cryptochrome 1 (photolyase-like), MIER2 <text:s/>- <text:s/>mesoderm induction early response 1, family member 2, JARID2 <text:s/>- <text:s/>jumonji, at rich interactive domain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TULP3 <text:s/>- <text:s/>tubby like protein 3, NFATC4 <text:s/>- <text:s/>nuclear factor of activated t-cells, cytoplasmic, calcineurin-dependent 4, USP21 <text:s/>- <text:s/>ubiquitin specific peptidase 21, NFE2L1 <text:s/>- <text:s/>nuclear factor (erythroid-derived 2)-like 1, SESN2 <text:s/>- <text:s/>sestrin 2, HIST1H2AA <text:s/>- <text:s/>histone cluster 1, h2aa, SIX1 <text:s/>- <text:s/>six homeobox 1, KLF1 <text:s/>- <text:s/>kruppel-like factor 1 (erythroid)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GPR65 <text:s/>- <text:s/>g protein-coupled receptor 65, TGFB3 <text:s/>- <text:s/>transforming growth factor, beta 3, HMGN3 <text:s/>- <text:s/>high mobility group nucleosomal binding domain 3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HNRNPAB <text:s/>- <text:s/>heterogeneous nuclear ribonucleoprotein a/b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219</text:p>
          </table:table-cell>
          <table:table-cell office:value-type="string" calcext:value-type="string">
            <text:p>regulation of nucleobase-containing compound metabolic process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102" calcext:value-type="float">
            <text:p>0.000000102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3161" calcext:value-type="float">
            <text:p>3161</text:p>
          </table:table-cell>
          <table:table-cell office:value-type="float" office:value="489" calcext:value-type="float">
            <text:p>48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ZNF385A <text:s/>- <text:s/>zinc finger protein 385a, PNN <text:s/>- <text:s/>pinin, desmosome associated protein, TOX3 <text:s/>- <text:s/>tox high mobility group box family member 3, CXCL9 <text:s/>- <text:s/>chemokine (c-x-c motif) ligand 9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MAEL <text:s/>- <text:s/>maelstrom spermatogenic transposon silencer, SP2 <text:s/>- <text:s/>sp2 transcription factor, ELP6 <text:s/>- <text:s/>elongator acetyltransferase complex subunit 6, GPC3 <text:s/>- <text:s/>glypican 3, GUCA2A <text:s/>- <text:s/>guanylate cyclase activator 2a (guanylin), PSMA3 <text:s/>- <text:s/>proteasome (prosome, macropain) subunit, alpha type, 3, KHDRBS3 <text:s/>- <text:s/>kh domain containing, rna binding, signal transduction associated 3, SOX4 <text:s/>- <text:s/>sry (sex determining region y)-box 4, CNOT10 <text:s/>- <text:s/>ccr4-not transcription complex, subunit 10, C12orf52 <text:s/>- <text:s/>chromosome 12 open reading frame 52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ANKRD49 <text:s/>- <text:s/>ankyrin repeat domain 49, HOXC9 <text:s/>- <text:s/>homeobox c9, ZMYM3 <text:s/>- <text:s/>zinc finger, mym-type 3, RNF31 <text:s/>- <text:s/>ring finger protein 31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MYRF <text:s/>- <text:s/>myelin regulatory factor, SNCA <text:s/>- <text:s/>synuclein, alpha (non a4 component of amyloid precursor), ZNF362 <text:s/>- <text:s/>zinc finger protein 362, PPM1A <text:s/>- <text:s/>protein phosphatase, mg2+/mn2+ dependent, 1a, DDR2 <text:s/>- <text:s/>discoidin domain receptor tyrosine kinase 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FER <text:s/>- <text:s/>fer (fps/fes related) tyrosine kinase, LRP8 <text:s/>- <text:s/>low density lipoprotein receptor-related protein 8, apolipoprotein e receptor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HELB <text:s/>- <text:s/>helicase (dna) b, CXCL10 <text:s/>- <text:s/>chemokine (c-x-c motif) ligand 10, ZNF644 <text:s/>- <text:s/>zinc finger protein 644, AFF3 <text:s/>- <text:s/>af4/fmr2 family, member 3, POLA1 <text:s/>- <text:s/>polymerase (dna directed), alpha 1, catalytic subunit, PHOX2B <text:s/>- <text:s/>paired-like homeobox 2b, HSPA5 <text:s/>- <text:s/>heat shock 70kda protein 5 (glucose-regulated protein, 78kda), HDAC1 <text:s/>- <text:s/>histone deacetylase 1, NRL <text:s/>- <text:s/>neural retina leucine zipper, RUVBL2 <text:s/>- <text:s/>ruvb-like 2 (e. coli), HNRNPUL1 <text:s/>- <text:s/>heterogeneous nuclear ribonucleoprotein u-like 1, HMGB2 <text:s/>- <text:s/>high mobility group box 2, XPO1 <text:s/>- <text:s/>exportin 1 (crm1 homolog, yeast)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ADNP2 <text:s/>- <text:s/>adnp homeobox 2, NFKB2 <text:s/>- <text:s/>nuclear factor of kappa light polypeptide gene enhancer in b-cells 2 (p49/p100), MKL1 <text:s/>- <text:s/>megakaryoblastic leukemia (translocation) 1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PTRF <text:s/>- <text:s/>polymerase i and transcript release factor, TSC22D3 <text:s/>- <text:s/>tsc22 domain family, member 3, CALM3 <text:s/>- <text:s/>calmodulin 3 (phosphorylase kinase, delta), ZSCAN2 <text:s/>- <text:s/>zinc finger and scan domain containing 2, MYOCD <text:s/>- <text:s/>myocardin, VCP <text:s/>- <text:s/>valosin containing protein, ZNF652 <text:s/>- <text:s/>zinc finger protein 652, NEK7 <text:s/>- <text:s/>nima-related kinase 7, HIF1A <text:s/>- <text:s/>hypoxia inducible factor 1, alpha subunit (basic helix-loop-helix transcription factor), ERF <text:s/>- <text:s/>ets2 repressor factor, ZBTB5 <text:s/>- <text:s/>zinc finger and btb domain containing 5, NEK2 <text:s/>- <text:s/>nima-related kinase 2, HOXB4 <text:s/>- <text:s/>homeobox b4, DLG1 <text:s/>- <text:s/>discs, large homolog 1 (drosophila), NIPBL <text:s/>- <text:s/>nipped-b homolog (drosophila), CRY1 <text:s/>- <text:s/>cryptochrome 1 (photolyase-like), MIER2 <text:s/>- <text:s/>mesoderm induction early response 1, family member 2, JARID2 <text:s/>- <text:s/>jumonji, at rich interactive domain 2, EHF <text:s/>- <text:s/>ets homologous factor, CHRDL1 <text:s/>- <text:s/>chordin-like 1, DLX3 <text:s/>- <text:s/>distal-less homeobox 3, UBB <text:s/>- <text:s/>ubiquitin b, ESRRB <text:s/>- <text:s/>estrogen-related receptor beta, EPC1 <text:s/>- <text:s/>enhancer of polycomb homolog 1 (drosophila), TULP3 <text:s/>- <text:s/>tubby like protein 3, NFATC4 <text:s/>- <text:s/>nuclear factor of activated t-cells, cytoplasmic, calcineurin-dependent 4, USP21 <text:s/>- <text:s/>ubiquitin specific peptidase 21, NFE2L1 <text:s/>- <text:s/>nuclear factor (erythroid-derived 2)-like 1, SESN2 <text:s/>- <text:s/>sestrin 2, HIST1H2AA <text:s/>- <text:s/>histone cluster 1, h2aa, SIX1 <text:s/>- <text:s/>six homeobox 1, KLF1 <text:s/>- <text:s/>kruppel-like factor 1 (erythroid), FNIP1 <text:s/>- <text:s/>folliculin interacting protein 1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ZNF397 <text:s/>- <text:s/>zinc finger protein 397, GPR65 <text:s/>- <text:s/>g protein-coupled receptor 65, TGFB3 <text:s/>- <text:s/>transforming growth factor, beta 3, HMGN3 <text:s/>- <text:s/>high mobility group nucleosomal binding domain 3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HNRNPAB <text:s/>- <text:s/>heterogeneous nuclear ribonucleoprotein a/b, SPATA24 <text:s/>- <text:s/>spermatogenesis associated 24, KDM4A <text:s/>- <text:s/>lysine (k)-specific demethylase 4a, SETD2 <text:s/>- <text:s/>set domain containing 2, CKS2 <text:s/>- <text:s/>cdc28 protein kinase regulatory subunit 2, HMX3 <text:s/>- <text:s/>h6 family homeobox 3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, RFX7 <text:s/>- <text:s/>regulatory factor x,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80090</text:p>
          </table:table-cell>
          <table:table-cell office:value-type="string" calcext:value-type="string">
            <text:p>regulation of primary metabolic process</text:p>
          </table:table-cell>
          <table:table-cell office:value-type="float" office:value="0.00000000013" calcext:value-type="float">
            <text:p>1.3E-10</text:p>
          </table:table-cell>
          <table:table-cell office:value-type="float" office:value="0.000000124" calcext:value-type="float">
            <text:p>0.000000124</text:p>
          </table:table-cell>
          <table:table-cell office:value-type="float" office:value="1.43" calcext:value-type="float">
            <text:p>1.43</text:p>
          </table:table-cell>
          <table:table-cell office:value-type="float" office:value="13954" calcext:value-type="float">
            <text:p>13954</text:p>
          </table:table-cell>
          <table:table-cell office:value-type="float" office:value="4445" calcext:value-type="float">
            <text:p>4445</text:p>
          </table:table-cell>
          <table:table-cell office:value-type="float" office:value="489" calcext:value-type="float">
            <text:p>48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[SIX5 <text:s/>- <text:s/>six homeobox 5, PNN <text:s/>- <text:s/>pinin, desmosome associated protein, ABAT <text:s/>- <text:s/>4-aminobutyrate aminotransferase, SEPT4 <text:s/>- <text:s/>septin 4, PNRC1 <text:s/>- <text:s/>proline-rich nuclear receptor coactivator 1, MAEL <text:s/>- <text:s/>maelstrom spermatogenic transposon silencer, SP1 <text:s/>- <text:s/>sp1 transcription factor, SP2 <text:s/>- <text:s/>sp2 transcription factor, GPC3 <text:s/>- <text:s/>glypican 3, ELP6 <text:s/>- <text:s/>elongator acetyltransferase complex subunit 6, SOX4 <text:s/>- <text:s/>sry (sex determining region y)-box 4, C12orf52 <text:s/>- <text:s/>chromosome 12 open reading frame 52, GRHL1 <text:s/>- <text:s/>grainyhead-like 1 (drosophila), SYNGAP1 <text:s/>- <text:s/>synaptic ras gtpase activating protein 1, GRHL3 <text:s/>- <text:s/>grainyhead-like 3 (drosophila), HOXD3 <text:s/>- <text:s/>homeobox d3, ELF3 <text:s/>- <text:s/>e74-like factor 3 (ets domain transcription factor, epithelial-specific ), RGS4 <text:s/>- <text:s/>regulator of g-protein signaling 4, ATF6B <text:s/>- <text:s/>activating transcription factor 6 beta, LDB1 <text:s/>- <text:s/>lim domain binding 1, ANKRD49 <text:s/>- <text:s/>ankyrin repeat domain 49, HOXC9 <text:s/>- <text:s/>homeobox c9, ABCA7 <text:s/>- <text:s/>atp-binding cassette, sub-family a (abc1), member 7, OLIG2 <text:s/>- <text:s/>oligodendrocyte lineage transcription factor 2, ANAPC5 <text:s/>- <text:s/>anaphase promoting complex subunit 5, MYRF <text:s/>- <text:s/>myelin regulatory factor, USP19 <text:s/>- <text:s/>ubiquitin specific peptidase 19, ZNF362 <text:s/>- <text:s/>zinc finger protein 362, SNCA <text:s/>- <text:s/>synuclein, alpha (non a4 component of amyloid precursor), SPTLC2 <text:s/>- <text:s/>serine palmitoyltransferase, long chain base subunit 2, PPM1A <text:s/>- <text:s/>protein phosphatase, mg2+/mn2+ dependent, 1a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CELSR3 <text:s/>- <text:s/>cadherin, egf lag seven-pass g-type receptor 3, INO80B <text:s/>- <text:s/>ino80 complex subunit b, SERTAD1 <text:s/>- <text:s/>serta domain containing 1, SSBP3 <text:s/>- <text:s/>single stranded dna binding protein 3, HIST3H2A <text:s/>- <text:s/>histone cluster 3, h2a, SPRY2 <text:s/>- <text:s/>sprouty homolog 2 (drosophila), HELB <text:s/>- <text:s/>helicase (dna) b, AFF3 <text:s/>- <text:s/>af4/fmr2 family, member 3, POLA1 <text:s/>- <text:s/>polymerase (dna directed), alpha 1, catalytic subunit, BOLL <text:s/>- <text:s/>bol, boule-like (drosophila), PHOX2B <text:s/>- <text:s/>paired-like homeobox 2b, HSPA5 <text:s/>- <text:s/>heat shock 70kda protein 5 (glucose-regulated protein, 78kda), RUVBL2 <text:s/>- <text:s/>ruvb-like 2 (e. coli), HNRNPUL1 <text:s/>- <text:s/>heterogeneous nuclear ribonucleoprotein u-like 1, FABP3 <text:s/>- <text:s/>fatty acid binding protein 3, muscle and heart (mammary-derived growth inhibitor), HMGB2 <text:s/>- <text:s/>high mobility group box 2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HOXB13 <text:s/>- <text:s/>homeobox b13, UBE2C <text:s/>- <text:s/>ubiquitin-conjugating enzyme e2c, FLRT3 <text:s/>- <text:s/>fibronectin leucine rich transmembrane protein 3, PPP2R1A <text:s/>- <text:s/>protein phosphatase 2, regulatory subunit a, alpha, PPP1R7 <text:s/>- <text:s/>protein phosphatase 1, regulatory subunit 7, ABCD2 <text:s/>- <text:s/>atp-binding cassette, sub-family d (ald), member 2, PTRF <text:s/>- <text:s/>polymerase i and transcript release factor, CALM3 <text:s/>- <text:s/>calmodulin 3 (phosphorylase kinase, delta), ZSCAN2 <text:s/>- <text:s/>zinc finger and scan domain containing 2, VCP <text:s/>- <text:s/>valosin containing protein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NIPBL <text:s/>- <text:s/>nipped-b homolog (drosophila), PASK <text:s/>- <text:s/>pas domain containing serine/threonine kinase, CRY1 <text:s/>- <text:s/>cryptochrome 1 (photolyase-like), JARID2 <text:s/>- <text:s/>jumonji, at rich interactive domain 2, EHF <text:s/>- <text:s/>ets homologous factor, CHRDL1 <text:s/>- <text:s/>chordin-like 1, CCNG1 <text:s/>- <text:s/>cyclin g1, UBB <text:s/>- <text:s/>ubiquitin b, ESRRB <text:s/>- <text:s/>estrogen-related receptor beta, TULP3 <text:s/>- <text:s/>tubby like protein 3, FGF20 <text:s/>- <text:s/>fibroblast growth factor 20, RUNX3 <text:s/>- <text:s/>runt-related transcription factor 3, GATA6 <text:s/>- <text:s/>gata binding protein 6, ZNF397 <text:s/>- <text:s/>zinc finger protein 397, HMGN3 <text:s/>- <text:s/>high mobility group nucleosomal binding domain 3, HNRNPA1 <text:s/>- <text:s/>heterogeneous nuclear ribonucleoprotein a1, HNRNPC <text:s/>- <text:s/>heterogeneous nuclear ribonucleoprotein c (c1/c2), HNRNPAB <text:s/>- <text:s/>heterogeneous nuclear ribonucleoprotein a/b, SPATA24 <text:s/>- <text:s/>spermatogenesis associated 24, SETD2 <text:s/>- <text:s/>set domain containing 2, TLK2 <text:s/>- <text:s/>tousled-like kinase 2, HMX3 <text:s/>- <text:s/>h6 family homeobox 3, DNAJB5 <text:s/>- <text:s/>dnaj (hsp40) homolog, subfamily b, member 5, LEF1 <text:s/>- <text:s/>lymphoid enhancer-binding factor 1, ATAD2 <text:s/>- <text:s/>atpase family, aaa domain containing 2, PRKAR1A <text:s/>- <text:s/>protein kinase, camp-dependent, regulatory, type i, alpha, RFX7 <text:s/>- <text:s/>regulatory factor x, 7, CDC6 <text:s/>- <text:s/>cell division cycle 6, CDC25A <text:s/>- <text:s/>cell division cycle 25a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CXCL9 <text:s/>- <text:s/>chemokine (c-x-c motif) ligand 9, SIN3A <text:s/>- <text:s/>sin3 transcription regulator family member a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IGF2BP2 <text:s/>- <text:s/>insulin-like growth factor 2 mrna binding protein 2, STARD4 <text:s/>- <text:s/>star-related lipid transfer (start) domain containing 4, GUCA2A <text:s/>- <text:s/>guanylate cyclase activator 2a (guanylin), ANAPC15 <text:s/>- <text:s/>anaphase promoting complex subunit 15, PSMA3 <text:s/>- <text:s/>proteasome (prosome, macropain) subunit, alpha type, 3, KHDRBS3 <text:s/>- <text:s/>kh domain containing, rna binding, signal transduction associated 3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NUCKS1 <text:s/>- <text:s/>nuclear casein kinase and cyclin-dependent kinase substrate 1, EAF2 <text:s/>- <text:s/>ell associated factor 2, CLEC16A <text:s/>- <text:s/>c-type lectin domain family 16, member a, DERL2 <text:s/>- <text:s/>derlin 2, SCAI <text:s/>- <text:s/>suppressor of cancer cell invasion, ZMYM3 <text:s/>- <text:s/>zinc finger, mym-type 3, RNF31 <text:s/>- <text:s/>ring finger protein 31, H2AFZ <text:s/>- <text:s/>h2a histone family, member z, DCP2 <text:s/>- <text:s/>decapping mrna 2, SAP130 <text:s/>- <text:s/>sin3a-associated protein, 130kda, PSME2 <text:s/>- <text:s/>proteasome (prosome, macropain) activator subunit 2 (pa28 beta), IRS1 <text:s/>- <text:s/>insulin receptor substrate 1, TYSND1 <text:s/>- <text:s/>trypsin domain containing 1, DDR2 <text:s/>- <text:s/>discoidin domain receptor tyrosine kinase 2, ISL1 <text:s/>- <text:s/>isl lim homeobox 1, BCLAF1 <text:s/>- <text:s/>bcl2-associated transcription factor 1, FER <text:s/>- <text:s/>fer (fps/fes related) tyrosine kinase, LRP8 <text:s/>- <text:s/>low density lipoprotein receptor-related protein 8, apolipoprotein e receptor, PCNA <text:s/>- <text:s/>proliferating cell nuclear antigen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ZFP91 <text:s/>- <text:s/>zfp91 zinc finger protein, LARP1 <text:s/>- <text:s/>la ribonucleoprotein domain family, member 1, FAM212B <text:s/>- <text:s/>family with sequence similarity 212, member b, HDAC1 <text:s/>- <text:s/>histone deacetylase 1, NRL <text:s/>- <text:s/>neural retina leucine zipper, XPO1 <text:s/>- <text:s/>exportin 1 (crm1 homolog, yeast)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ID1 <text:s/>- <text:s/>inhibitor of dna binding 1, dominant negative helix-loop-helix protein, TBX19 <text:s/>- <text:s/>t-box 19, DUSP6 <text:s/>- <text:s/>dual specificity phosphatase 6, NFYC <text:s/>- <text:s/>nuclear transcription factor y, gamma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CBX5 <text:s/>- <text:s/>chromobox homolog 5, PER1 <text:s/>- <text:s/>period circadian clock 1, ID4 <text:s/>- <text:s/>inhibitor of dna binding 4, dominant negative helix-loop-helix protein, NKX6-1 <text:s/>- <text:s/>nk6 homeobox 1, TSC22D3 <text:s/>- <text:s/>tsc22 domain family, member 3, MYOCD <text:s/>- <text:s/>myocardin, WARS <text:s/>- <text:s/>tryptophanyl-trna synthetase, ZNF652 <text:s/>- <text:s/>zinc finger protein 652, NEK2 <text:s/>- <text:s/>nima-related kinase 2, DLG1 <text:s/>- <text:s/>discs, large homolog 1 (drosophila), MIER2 <text:s/>- <text:s/>mesoderm induction early response 1, family member 2, DLX3 <text:s/>- <text:s/>distal-less homeobox 3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RAP2B <text:s/>- <text:s/>rap2b, member of ras oncogene family, FNIP1 <text:s/>- <text:s/>folliculin interacting protein 1, KLF1 <text:s/>- <text:s/>kruppel-like factor 1 (erythroid), SIX1 <text:s/>- <text:s/>six homeobox 1, CDK5RAP3 <text:s/>- <text:s/>cdk5 regulatory subunit associated protein 3, SFRP1 <text:s/>- <text:s/>secreted frizzled-related protein 1, SF1 <text:s/>- <text:s/>splicing factor 1, GPR65 <text:s/>- <text:s/>g protein-coupled receptor 65, TGFB3 <text:s/>- <text:s/>transforming growth factor, beta 3, RBM4 <text:s/>- <text:s/>rna binding motif protein 4, TGFB1I1 <text:s/>- <text:s/>transforming growth factor beta 1 induced transcript 1, ARID4A <text:s/>- <text:s/>at rich interactive domain 4a (rbp1-like), KDM4A <text:s/>- <text:s/>lysine (k)-specific demethylase 4a, PARD3 <text:s/>- <text:s/>par-3 partitioning defective 3 homolog (c. elegans), CKS2 <text:s/>- <text:s/>cdc28 protein kinase regulatory subunit 2, KAT6B <text:s/>- <text:s/>k(lysine) acetyltransferase 6b, CDCA2 <text:s/>- <text:s/>cell division cycle associated 2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55</text:p>
          </table:table-cell>
          <table:table-cell office:value-type="string" calcext:value-type="string">
            <text:p>regulation of macromolecule metabolic process</text:p>
          </table:table-cell>
          <table:table-cell office:value-type="float" office:value="0.000000000151" calcext:value-type="float">
            <text:p>1.51E-10</text:p>
          </table:table-cell>
          <table:table-cell office:value-type="float" office:value="0.000000134" calcext:value-type="float">
            <text:p>0.000000134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4504" calcext:value-type="float">
            <text:p>4504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[SIX5 <text:s/>- <text:s/>six homeobox 5, PNN <text:s/>- <text:s/>pinin, desmosome associated protein, SEPT4 <text:s/>- <text:s/>septin 4, PNRC1 <text:s/>- <text:s/>proline-rich nuclear receptor coactivator 1, ASIC2 <text:s/>- <text:s/>acid-sensing (proton-gated) ion channel 2, MAEL <text:s/>- <text:s/>maelstrom spermatogenic transposon silencer, SP1 <text:s/>- <text:s/>sp1 transcription factor, SP2 <text:s/>- <text:s/>sp2 transcription factor, GPC3 <text:s/>- <text:s/>glypican 3, ELP6 <text:s/>- <text:s/>elongator acetyltransferase complex subunit 6, SOX4 <text:s/>- <text:s/>sry (sex determining region y)-box 4, C12orf52 <text:s/>- <text:s/>chromosome 12 open reading frame 52, GRHL1 <text:s/>- <text:s/>grainyhead-like 1 (drosophila), SYNGAP1 <text:s/>- <text:s/>synaptic ras gtpase activating protein 1, GRHL3 <text:s/>- <text:s/>grainyhead-like 3 (drosophila), HOXD3 <text:s/>- <text:s/>homeobox d3, ELF3 <text:s/>- <text:s/>e74-like factor 3 (ets domain transcription factor, epithelial-specific ), RGS4 <text:s/>- <text:s/>regulator of g-protein signaling 4, LDB1 <text:s/>- <text:s/>lim domain binding 1, ATF6B <text:s/>- <text:s/>activating transcription factor 6 beta, ANKRD49 <text:s/>- <text:s/>ankyrin repeat domain 49, HOXC9 <text:s/>- <text:s/>homeobox c9, ABCA7 <text:s/>- <text:s/>atp-binding cassette, sub-family a (abc1), member 7, SUCO <text:s/>- <text:s/>sun domain containing ossification factor, OLIG2 <text:s/>- <text:s/>oligodendrocyte lineage transcription factor 2, ANAPC5 <text:s/>- <text:s/>anaphase promoting complex subunit 5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CELSR3 <text:s/>- <text:s/>cadherin, egf lag seven-pass g-type receptor 3, INO80B <text:s/>- <text:s/>ino80 complex subunit b, SERTAD1 <text:s/>- <text:s/>serta domain containing 1, SSBP3 <text:s/>- <text:s/>single stranded dna binding protein 3, HIST3H2A <text:s/>- <text:s/>histone cluster 3, h2a, SPRY2 <text:s/>- <text:s/>sprouty homolog 2 (drosophila), HELB <text:s/>- <text:s/>helicase (dna) b, AFF3 <text:s/>- <text:s/>af4/fmr2 family, member 3, POLA1 <text:s/>- <text:s/>polymerase (dna directed), alpha 1, catalytic subunit, PHOX2B <text:s/>- <text:s/>paired-like homeobox 2b, BOLL <text:s/>- <text:s/>bol, boule-like (drosophila), HSPA5 <text:s/>- <text:s/>heat shock 70kda protein 5 (glucose-regulated protein, 78kda), TMEFF2 <text:s/>- <text:s/>transmembrane protein with egf-like and two follistatin-like domains 2, RUVBL2 <text:s/>- <text:s/>ruvb-like 2 (e. coli), HNRNPUL1 <text:s/>- <text:s/>heterogeneous nuclear ribonucleoprotein u-like 1, HMGB2 <text:s/>- <text:s/>high mobility group box 2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HOXB13 <text:s/>- <text:s/>homeobox b13, UBE2C <text:s/>- <text:s/>ubiquitin-conjugating enzyme e2c, FLRT3 <text:s/>- <text:s/>fibronectin leucine rich transmembrane protein 3, PPP2R1A <text:s/>- <text:s/>protein phosphatase 2, regulatory subunit a, alpha, PPP1R7 <text:s/>- <text:s/>protein phosphatase 1, regulatory subunit 7, PTRF <text:s/>- <text:s/>polymerase i and transcript release factor, CALM3 <text:s/>- <text:s/>calmodulin 3 (phosphorylase kinase, delta), ZSCAN2 <text:s/>- <text:s/>zinc finger and scan domain containing 2, VCP <text:s/>- <text:s/>valosin containing protein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TDRKH <text:s/>- <text:s/>tudor and kh domain containing, NIPBL <text:s/>- <text:s/>nipped-b homolog (drosophila), PASK <text:s/>- <text:s/>pas domain containing serine/threonine kinase, CRY1 <text:s/>- <text:s/>cryptochrome 1 (photolyase-like), JARID2 <text:s/>- <text:s/>jumonji, at rich interactive domain 2, EHF <text:s/>- <text:s/>ets homologous factor, CHRDL1 <text:s/>- <text:s/>chordin-like 1, CCNG1 <text:s/>- <text:s/>cyclin g1, UBB <text:s/>- <text:s/>ubiquitin b, ESRRB <text:s/>- <text:s/>estrogen-related receptor beta, TULP3 <text:s/>- <text:s/>tubby like protein 3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MGN3 <text:s/>- <text:s/>high mobility group nucleosomal binding domain 3, HNRNPA1 <text:s/>- <text:s/>heterogeneous nuclear ribonucleoprotein a1, SORT1 <text:s/>- <text:s/>sortilin 1, HNRNPC <text:s/>- <text:s/>heterogeneous nuclear ribonucleoprotein c (c1/c2), HNRNPAB <text:s/>- <text:s/>heterogeneous nuclear ribonucleoprotein a/b, SPATA24 <text:s/>- <text:s/>spermatogenesis associated 24, SETD2 <text:s/>- <text:s/>set domain containing 2, TLK2 <text:s/>- <text:s/>tousled-like kinase 2, HMX3 <text:s/>- <text:s/>h6 family homeobox 3, DNAJB5 <text:s/>- <text:s/>dnaj (hsp40) homolog, subfamily b, member 5, LEF1 <text:s/>- <text:s/>lymphoid enhancer-binding factor 1, ATAD2 <text:s/>- <text:s/>atpase family, aaa domain containing 2, PRKAR1A <text:s/>- <text:s/>protein kinase, camp-dependent, regulatory, type i, alpha, ANK3 <text:s/>- <text:s/>ankyrin 3, node of ranvier (ankyrin g), RFX7 <text:s/>- <text:s/>regulatory factor x, 7, CDC6 <text:s/>- <text:s/>cell division cycle 6, CDC25A <text:s/>- <text:s/>cell division cycle 25a, CDK1 <text:s/>- <text:s/>cyclin-dependent kinase 1, CDH1 <text:s/>- <text:s/>cadherin 1, type 1, e-cadherin (epithelial), PAX6 <text:s/>- <text:s/>paired box 6, RBM15 <text:s/>- <text:s/>rna binding motif protein 15, ZNF385A <text:s/>- <text:s/>zinc finger protein 385a, TOX3 <text:s/>- <text:s/>tox high mobility group box family member 3, SIN3A <text:s/>- <text:s/>sin3 transcription regulator family member a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MAP3K9 <text:s/>- <text:s/>mitogen-activated protein kinase kinase kinase 9, SIX4 <text:s/>- <text:s/>six homeobox 4, LMO3 <text:s/>- <text:s/>lim domain only 3 (rhombotin-like 2), PPP1R3B <text:s/>- <text:s/>protein phosphatase 1, regulatory subunit 3b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IGF2BP2 <text:s/>- <text:s/>insulin-like growth factor 2 mrna binding protein 2, ANAPC15 <text:s/>- <text:s/>anaphase promoting complex subunit 15, PSMA3 <text:s/>- <text:s/>proteasome (prosome, macropain) subunit, alpha type, 3, KHDRBS3 <text:s/>- <text:s/>kh domain containing, rna binding, signal transduction associated 3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NUCKS1 <text:s/>- <text:s/>nuclear casein kinase and cyclin-dependent kinase substrate 1, EAF2 <text:s/>- <text:s/>ell associated factor 2, CLEC16A <text:s/>- <text:s/>c-type lectin domain family 16, member a, DERL2 <text:s/>- <text:s/>derlin 2, SCAI <text:s/>- <text:s/>suppressor of cancer cell invasion, ZMYM3 <text:s/>- <text:s/>zinc finger, mym-type 3, RNF31 <text:s/>- <text:s/>ring finger protein 31, H2AFZ <text:s/>- <text:s/>h2a histone family, member z, DCP2 <text:s/>- <text:s/>decapping mrna 2, SAP130 <text:s/>- <text:s/>sin3a-associated protein, 130kda, PSME2 <text:s/>- <text:s/>proteasome (prosome, macropain) activator subunit 2 (pa28 beta), IRS1 <text:s/>- <text:s/>insulin receptor substrate 1, DDR2 <text:s/>- <text:s/>discoidin domain receptor tyrosine kinase 2, ISL1 <text:s/>- <text:s/>isl lim homeobox 1, BCLAF1 <text:s/>- <text:s/>bcl2-associated transcription factor 1, FER <text:s/>- <text:s/>fer (fps/fes related) tyrosine kinase, LRP8 <text:s/>- <text:s/>low density lipoprotein receptor-related protein 8, apolipoprotein e receptor, PCNA <text:s/>- <text:s/>proliferating cell nuclear antigen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ZFP91 <text:s/>- <text:s/>zfp91 zinc finger protein, LARP1 <text:s/>- <text:s/>la ribonucleoprotein domain family, member 1, FAM212B <text:s/>- <text:s/>family with sequence similarity 212, member b, HDAC1 <text:s/>- <text:s/>histone deacetylase 1, NRL <text:s/>- <text:s/>neural retina leucine zipper, XPO1 <text:s/>- <text:s/>exportin 1 (crm1 homolog, yeast)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RIMS2 <text:s/>- <text:s/>regulating synaptic membrane exocytosis 2, SHC4 <text:s/>- <text:s/>shc (src homology 2 domain containing) family, member 4, ID1 <text:s/>- <text:s/>inhibitor of dna binding 1, dominant negative helix-loop-helix protein, TBX19 <text:s/>- <text:s/>t-box 19, DUSP6 <text:s/>- <text:s/>dual specificity phosphatase 6, NFYC <text:s/>- <text:s/>nuclear transcription factor y, gamma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CBX5 <text:s/>- <text:s/>chromobox homolog 5, WNT3 <text:s/>- <text:s/>wingless-type mmtv integration site family, member 3, PER1 <text:s/>- <text:s/>period circadian clock 1, ID4 <text:s/>- <text:s/>inhibitor of dna binding 4, dominant negative helix-loop-helix protein, NKX6-1 <text:s/>- <text:s/>nk6 homeobox 1, TSC22D3 <text:s/>- <text:s/>tsc22 domain family, member 3, MYOCD <text:s/>- <text:s/>myocardin, WARS <text:s/>- <text:s/>tryptophanyl-trna synthetase, ZNF652 <text:s/>- <text:s/>zinc finger protein 652, NEK2 <text:s/>- <text:s/>nima-related kinase 2, DLG1 <text:s/>- <text:s/>discs, large homolog 1 (drosophila), MIER2 <text:s/>- <text:s/>mesoderm induction early response 1, family member 2, DLX3 <text:s/>- <text:s/>distal-less homeobox 3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RAP2B <text:s/>- <text:s/>rap2b, member of ras oncogene family, FNIP1 <text:s/>- <text:s/>folliculin interacting protein 1, KLF1 <text:s/>- <text:s/>kruppel-like factor 1 (erythroid), SIX1 <text:s/>- <text:s/>six homeobox 1, CDK5RAP3 <text:s/>- <text:s/>cdk5 regulatory subunit associated protein 3, SFRP1 <text:s/>- <text:s/>secreted frizzled-related protein 1, SF1 <text:s/>- <text:s/>splicing factor 1, TGFB3 <text:s/>- <text:s/>transforming growth factor, beta 3, RBM4 <text:s/>- <text:s/>rna binding motif protein 4, TGFB1I1 <text:s/>- <text:s/>transforming growth factor beta 1 induced transcript 1, ARID4A <text:s/>- <text:s/>at rich interactive domain 4a (rbp1-like), KDM4A <text:s/>- <text:s/>lysine (k)-specific demethylase 4a, PARD3 <text:s/>- <text:s/>par-3 partitioning defective 3 homolog (c. elegans), DDX4 <text:s/>- <text:s/>dead (asp-glu-ala-asp) box polypeptide 4, CKS2 <text:s/>- <text:s/>cdc28 protein kinase regulatory subunit 2, KAT6B <text:s/>- <text:s/>k(lysine) acetyltransferase 6b, CDCA2 <text:s/>- <text:s/>cell division cycle associated 2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1</text:p>
          </table:table-cell>
          <table:table-cell office:value-type="string" calcext:value-type="string">
            <text:p>positive regulation of biosynthetic process</text:p>
          </table:table-cell>
          <table:table-cell office:value-type="float" office:value="0.00000000019" calcext:value-type="float">
            <text:p>1.9E-10</text:p>
          </table:table-cell>
          <table:table-cell office:value-type="float" office:value="0.000000159" calcext:value-type="float">
            <text:p>0.000000159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1493" calcext:value-type="float">
            <text:p>1493</text:p>
          </table:table-cell>
          <table:table-cell office:value-type="float" office:value="489" calcext:value-type="float">
            <text:p>4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SIX5 <text:s/>- <text:s/>six homeobox 5, CDK1 <text:s/>- <text:s/>cyclin-dependent kinase 1, CDH1 <text:s/>- <text:s/>cadherin 1, type 1, e-cadherin (epithelial), PAX6 <text:s/>- <text:s/>paired box 6, RBM15 <text:s/>- <text:s/>rna binding motif protein 15, TOX3 <text:s/>- <text:s/>tox high mobility group box family member 3, SIN3A <text:s/>- <text:s/>sin3 transcription regulator family member a, CAMTA1 <text:s/>- <text:s/>calmodulin binding transcription activator 1, SIX4 <text:s/>- <text:s/>six homeobox 4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STARD4 <text:s/>- <text:s/>star-related lipid transfer (start) domain containing 4, GUCA2A <text:s/>- <text:s/>guanylate cyclase activator 2a (guanylin), SOX4 <text:s/>- <text:s/>sry (sex determining region y)-box 4, GRHL1 <text:s/>- <text:s/>grainyhead-like 1 (drosophila), GRHL3 <text:s/>- <text:s/>grainyhead-like 3 (drosophila), CHEK2 <text:s/>- <text:s/>checkpoint kinase 2, NUCKS1 <text:s/>- <text:s/>nuclear casein kinase and cyclin-dependent kinase substrate 1, EAF2 <text:s/>- <text:s/>ell associated factor 2, ELF3 <text:s/>- <text:s/>e74-like factor 3 (ets domain transcription factor, epithelial-specific ), ATF6B <text:s/>- <text:s/>activating transcription factor 6 beta, LDB1 <text:s/>- <text:s/>lim domain binding 1, ANKRD49 <text:s/>- <text:s/>ankyrin repeat domain 49, H2AFZ <text:s/>- <text:s/>h2a histone family, member z, SUCO <text:s/>- <text:s/>sun domain containing ossification factor, MYRF <text:s/>- <text:s/>myelin regulatory factor, SNCA <text:s/>- <text:s/>synuclein, alpha (non a4 component of amyloid precursor), IRS1 <text:s/>- <text:s/>insulin receptor substrate 1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PCNA <text:s/>- <text:s/>proliferating cell nuclear antigen, SERTAD1 <text:s/>- <text:s/>serta domain containing 1, SSBP3 <text:s/>- <text:s/>single stranded dna binding protein 3, ZEB2 <text:s/>- <text:s/>zinc finger e-box binding homeobox 2, CXCL10 <text:s/>- <text:s/>chemokine (c-x-c motif) ligand 10, LARP1 <text:s/>- <text:s/>la ribonucleoprotein domain family, member 1, BOLL <text:s/>- <text:s/>bol, boule-like (drosophila), PHOX2B <text:s/>- <text:s/>paired-like homeobox 2b, HSPA5 <text:s/>- <text:s/>heat shock 70kda protein 5 (glucose-regulated protein, 78kda), HDAC1 <text:s/>- <text:s/>histone deacetylase 1, NRL <text:s/>- <text:s/>neural retina leucine zipper, RUVBL2 <text:s/>- <text:s/>ruvb-like 2 (e. coli), FABP3 <text:s/>- <text:s/>fatty acid binding protein 3, muscle and heart (mammary-derived growth inhibitor), HMGB2 <text:s/>- <text:s/>high mobility group box 2, RHOQ <text:s/>- <text:s/>ras homolog family member q, CTGF <text:s/>- <text:s/>connective tissue growth factor, HIVEP3 <text:s/>- <text:s/>human immunodeficiency virus type i enhancer binding protein 3, CTBP2 <text:s/>- <text:s/>c-terminal binding protein 2, CITED4 <text:s/>- <text:s/>cbp/p300-interacting transactivator, with glu/asp-rich carboxy-terminal domain, 4, COA3 <text:s/>- <text:s/>cytochrome c oxidase assembly factor 3, TBX19 <text:s/>- <text:s/>t-box 19, NFYC <text:s/>- <text:s/>nuclear transcription factor y, gamma, NFKB2 <text:s/>- <text:s/>nuclear factor of kappa light polypeptide gene enhancer in b-cells 2 (p49/p100), MKL1 <text:s/>- <text:s/>megakaryoblastic leukemia (translocation) 1, PER1 <text:s/>- <text:s/>period circadian clock 1, ID4 <text:s/>- <text:s/>inhibitor of dna binding 4, dominant negative helix-loop-helix protein, NKX6-1 <text:s/>- <text:s/>nk6 homeobox 1, CALM3 <text:s/>- <text:s/>calmodulin 3 (phosphorylase kinase, delta), MYOCD <text:s/>- <text:s/>myocardin, VCP <text:s/>- <text:s/>valosin containing protein, NEK7 <text:s/>- <text:s/>nima-related kinase 7, HIF1A <text:s/>- <text:s/>hypoxia inducible factor 1, alpha subunit (basic helix-loop-helix transcription factor), HOXB4 <text:s/>- <text:s/>homeobox b4, NEK2 <text:s/>- <text:s/>nima-related kinase 2, NIPBL <text:s/>- <text:s/>nipped-b homolog (drosophila), PASK <text:s/>- <text:s/>pas domain containing serine/threonine kinase, EHF <text:s/>- <text:s/>ets homologous factor, DLX3 <text:s/>- <text:s/>distal-less homeobox 3, UBB <text:s/>- <text:s/>ubiquitin b, ESRRB <text:s/>- <text:s/>estrogen-related receptor beta, EPC1 <text:s/>- <text:s/>enhancer of polycomb homolog 1 (drosophila), USP21 <text:s/>- <text:s/>ubiquitin specific peptidase 21, NFATC4 <text:s/>- <text:s/>nuclear factor of activated t-cells, cytoplasmic, calcineurin-dependent 4, NFE2L1 <text:s/>- <text:s/>nuclear factor (erythroid-derived 2)-like 1, SESN2 <text:s/>- <text:s/>sestrin 2, KLF1 <text:s/>- <text:s/>kruppel-like factor 1 (erythroid), SIX1 <text:s/>- <text:s/>six homeobox 1, RUNX3 <text:s/>- <text:s/>runt-related transcription factor 3, CDK5RAP3 <text:s/>- <text:s/>cdk5 regulatory subunit associated protein 3, SFRP1 <text:s/>- <text:s/>secreted frizzled-related protein 1, GATA6 <text:s/>- <text:s/>gata binding protein 6, GPR65 <text:s/>- <text:s/>g protein-coupled receptor 65, TGFB3 <text:s/>- <text:s/>transforming growth factor, beta 3, TGFB1I1 <text:s/>- <text:s/>transforming growth factor beta 1 induced transcript 1, HNRNPA1 <text:s/>- <text:s/>heterogeneous nuclear ribonucleoprotein a1, HMGN3 <text:s/>- <text:s/>high mobility group nucleosomal binding domain 3, ARID4A <text:s/>- <text:s/>at rich interactive domain 4a (rbp1-like), HNRNPAB <text:s/>- <text:s/>heterogeneous nuclear ribonucleoprotein a/b, CKS2 <text:s/>- <text:s/>cdc28 protein kinase regulatory subunit 2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8</text:p>
          </table:table-cell>
          <table:table-cell office:value-type="string" calcext:value-type="string">
            <text:p>positive regulation of gene expression</text:p>
          </table:table-cell>
          <table:table-cell office:value-type="float" office:value="0.000000000261" calcext:value-type="float">
            <text:p>2.61E-10</text:p>
          </table:table-cell>
          <table:table-cell office:value-type="float" office:value="0.000000206" calcext:value-type="float">
            <text:p>0.000000206</text:p>
          </table:table-cell>
          <table:table-cell office:value-type="float" office:value="1.91" calcext:value-type="float">
            <text:p>1.91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SIX5 <text:s/>- <text:s/>six homeobox 5, CDK1 <text:s/>- <text:s/>cyclin-dependent kinase 1, PAX6 <text:s/>- <text:s/>paired box 6, CDH1 <text:s/>- <text:s/>cadherin 1, type 1, e-cadherin (epithelial), RBM15 <text:s/>- <text:s/>rna binding motif protein 15, HMGB2 <text:s/>- <text:s/>high mobility group box 2, TOX3 <text:s/>- <text:s/>tox high mobility group box family member 3, SIN3A <text:s/>- <text:s/>sin3 transcription regulator family member a, TLE1 <text:s/>- <text:s/>transducin-like enhancer of split 1 (e(sp1) homolog, drosophila), RHOQ <text:s/>- <text:s/>ras homolog family member q, CAMTA1 <text:s/>- <text:s/>calmodulin binding transcription activator 1, CTGF <text:s/>- <text:s/>connective tissue growth factor, SIX4 <text:s/>- <text:s/>six homeobox 4, HIVEP3 <text:s/>- <text:s/>human immunodeficiency virus type i enhancer binding protein 3, CTBP2 <text:s/>- <text:s/>c-terminal binding protein 2, RIMS2 <text:s/>- <text:s/>regulating synaptic membrane exocytosis 2, CITED4 <text:s/>- <text:s/>cbp/p300-interacting transactivator, with glu/asp-rich carboxy-terminal domain, 4, USP16 <text:s/>- <text:s/>ubiquitin specific peptidase 16, DBP <text:s/>- <text:s/>d site of albumin promoter (albumin d-box) binding protein, SOST <text:s/>- <text:s/>sclerostin, COA3 <text:s/>- <text:s/>cytochrome c oxidase assembly factor 3, SP1 <text:s/>- <text:s/>sp1 transcription factor, ID1 <text:s/>- <text:s/>inhibitor of dna binding 1, dominant negative helix-loop-helix protein, NFYC <text:s/>- <text:s/>nuclear transcription factor y, gamma, TBX19 <text:s/>- <text:s/>t-box 19, NFKB2 <text:s/>- <text:s/>nuclear factor of kappa light polypeptide gene enhancer in b-cells 2 (p49/p100), MKL1 <text:s/>- <text:s/>megakaryoblastic leukemia (translocation) 1, SOX4 <text:s/>- <text:s/>sry (sex determining region y)-box 4, GRHL1 <text:s/>- <text:s/>grainyhead-like 1 (drosophila), WNT3 <text:s/>- <text:s/>wingless-type mmtv integration site family, member 3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WARS <text:s/>- <text:s/>tryptophanyl-trna synthetase, ANKRD49 <text:s/>- <text:s/>ankyrin repeat domain 49, HIF1A <text:s/>- <text:s/>hypoxia inducible factor 1, alpha subunit (basic helix-loop-helix transcription factor), H2AFZ <text:s/>- <text:s/>h2a histone family, member z, HOXB4 <text:s/>- <text:s/>homeobox b4, NIPBL <text:s/>- <text:s/>nipped-b homolog (drosophila), MYRF <text:s/>- <text:s/>myelin regulatory factor, PASK <text:s/>- <text:s/>pas domain containing serine/threonine kinase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HMGN3 <text:s/>- <text:s/>high mobility group nucleosomal binding domain 3, SPRY2 <text:s/>- <text:s/>sprouty homolog 2 (drosophila), HNRNPAB <text:s/>- <text:s/>heterogeneous nuclear ribonucleoprotein a/b, ARID4A <text:s/>- <text:s/>at rich interactive domain 4a (rbp1-like), ZEB2 <text:s/>- <text:s/>zinc finger e-box binding homeobox 2, CXCL10 <text:s/>- <text:s/>chemokine (c-x-c motif) ligand 10, CNTN2 <text:s/>- <text:s/>contactin 2 (axonal), KDM4A <text:s/>- <text:s/>lysine (k)-specific demethylase 4a, CKS2 <text:s/>- <text:s/>cdc28 protein kinase regulatory subunit 2, KAT6B <text:s/>- <text:s/>k(lysine) acetyltransferase 6b, LARP1 <text:s/>- <text:s/>la ribonucleoprotein domain family, member 1, LEF1 <text:s/>- <text:s/>lymphoid enhancer-binding factor 1, PHOX2B <text:s/>- <text:s/>paired-like homeobox 2b, BOLL <text:s/>- <text:s/>bol, boule-like (drosophila)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ANK3 <text:s/>- <text:s/>ankyrin 3, node of ranvier (ankyrin g)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7</text:p>
          </table:table-cell>
          <table:table-cell office:value-type="string" calcext:value-type="string">
            <text:p>positive regulation of macromolecule biosynthetic process</text:p>
          </table:table-cell>
          <table:table-cell office:value-type="float" office:value="0.000000000348" calcext:value-type="float">
            <text:p>3.48E-10</text:p>
          </table:table-cell>
          <table:table-cell office:value-type="float" office:value="0.000000261" calcext:value-type="float">
            <text:p>0.000000261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360" calcext:value-type="float">
            <text:p>1360</text:p>
          </table:table-cell>
          <table:table-cell office:value-type="float" office:value="489" calcext:value-type="float">
            <text:p>4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SIX5 <text:s/>- <text:s/>six homeobox 5, CDK1 <text:s/>- <text:s/>cyclin-dependent kinase 1, PAX6 <text:s/>- <text:s/>paired box 6, CDH1 <text:s/>- <text:s/>cadherin 1, type 1, e-cadherin (epithelial), RBM15 <text:s/>- <text:s/>rna binding motif protein 15, HMGB2 <text:s/>- <text:s/>high mobility group box 2, TOX3 <text:s/>- <text:s/>tox high mobility group box family member 3, SIN3A <text:s/>- <text:s/>sin3 transcription regulator family member a, RHOQ <text:s/>- <text:s/>ras homolog family member q, CAMTA1 <text:s/>- <text:s/>calmodulin binding transcription activator 1, CTGF <text:s/>- <text:s/>connective tissue growth factor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DBP <text:s/>- <text:s/>d site of albumin promoter (albumin d-box) binding protein, CHP1 <text:s/>- <text:s/>calcineurin-like ef-hand protein 1, SOST <text:s/>- <text:s/>sclerostin, COA3 <text:s/>- <text:s/>cytochrome c oxidase assembly factor 3, SP1 <text:s/>- <text:s/>sp1 transcription factor, NFYC <text:s/>- <text:s/>nuclear transcription factor y, gamma, TBX19 <text:s/>- <text:s/>t-box 19, NFKB2 <text:s/>- <text:s/>nuclear factor of kappa light polypeptide gene enhancer in b-cells 2 (p49/p100), MKL1 <text:s/>- <text:s/>megakaryoblastic leukemia (translocation) 1, SOX4 <text:s/>- <text:s/>sry (sex determining region y)-box 4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ANKRD49 <text:s/>- <text:s/>ankyrin repeat domain 49, NEK7 <text:s/>- <text:s/>nima-related kinase 7, HIF1A <text:s/>- <text:s/>hypoxia inducible factor 1, alpha subunit (basic helix-loop-helix transcription factor), H2AFZ <text:s/>- <text:s/>h2a histone family, member z, NEK2 <text:s/>- <text:s/>nima-related kinase 2, HOXB4 <text:s/>- <text:s/>homeobox b4, SUCO <text:s/>- <text:s/>sun domain containing ossification factor, NIPBL <text:s/>- <text:s/>nipped-b homolog (drosophila), MYRF <text:s/>- <text:s/>myelin regulatory factor, PASK <text:s/>- <text:s/>pas domain containing serine/threonine kinase, IRS1 <text:s/>- <text:s/>insulin receptor substrate 1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PCNA <text:s/>- <text:s/>proliferating cell nuclear antigen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HMGN3 <text:s/>- <text:s/>high mobility group nucleosomal binding domain 3, HNRNPA1 <text:s/>- <text:s/>heterogeneous nuclear ribonucleoprotein a1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ARP1 <text:s/>- <text:s/>la ribonucleoprotein domain family, member 1, LEF1 <text:s/>- <text:s/>lymphoid enhancer-binding factor 1, PHOX2B <text:s/>- <text:s/>paired-like homeobox 2b, BOLL <text:s/>- <text:s/>bol, boule-like (drosophila)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8</text:p>
          </table:table-cell>
          <table:table-cell office:value-type="string" calcext:value-type="string">
            <text:p>positive regulation of cellular biosynthetic process</text:p>
          </table:table-cell>
          <table:table-cell office:value-type="float" office:value="0.000000000399" calcext:value-type="float">
            <text:p>3.99E-10</text:p>
          </table:table-cell>
          <table:table-cell office:value-type="float" office:value="0.000000284" calcext:value-type="float">
            <text:p>0.000000284</text:p>
          </table:table-cell>
          <table:table-cell office:value-type="float" office:value="1.88" calcext:value-type="float">
            <text:p>1.88</text:p>
          </table:table-cell>
          <table:table-cell office:value-type="float" office:value="13954" calcext:value-type="float">
            <text:p>13954</text:p>
          </table:table-cell>
          <table:table-cell office:value-type="float" office:value="1470" calcext:value-type="float">
            <text:p>1470</text:p>
          </table:table-cell>
          <table:table-cell office:value-type="float" office:value="489" calcext:value-type="float">
            <text:p>4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[SIX5 <text:s/>- <text:s/>six homeobox 5, CDK1 <text:s/>- <text:s/>cyclin-dependent kinase 1, CDH1 <text:s/>- <text:s/>cadherin 1, type 1, e-cadherin (epithelial), PAX6 <text:s/>- <text:s/>paired box 6, RBM15 <text:s/>- <text:s/>rna binding motif protein 15, TOX3 <text:s/>- <text:s/>tox high mobility group box family member 3, SIN3A <text:s/>- <text:s/>sin3 transcription regulator family member a, CAMTA1 <text:s/>- <text:s/>calmodulin binding transcription activator 1, SIX4 <text:s/>- <text:s/>six homeobox 4, USP16 <text:s/>- <text:s/>ubiquitin specific peptidase 16, DBP <text:s/>- <text:s/>d site of albumin promoter (albumin d-box) binding protein, CHP1 <text:s/>- <text:s/>calcineurin-like ef-hand protein 1, SOST <text:s/>- <text:s/>sclerostin, SP1 <text:s/>- <text:s/>sp1 transcription factor, STARD4 <text:s/>- <text:s/>star-related lipid transfer (start) domain containing 4, GUCA2A <text:s/>- <text:s/>guanylate cyclase activator 2a (guanylin), SOX4 <text:s/>- <text:s/>sry (sex determining region y)-box 4, GRHL1 <text:s/>- <text:s/>grainyhead-like 1 (drosophila), GRHL3 <text:s/>- <text:s/>grainyhead-like 3 (drosophila), CHEK2 <text:s/>- <text:s/>checkpoint kinase 2, NUCKS1 <text:s/>- <text:s/>nuclear casein kinase and cyclin-dependent kinase substrate 1, EAF2 <text:s/>- <text:s/>ell associated factor 2, ELF3 <text:s/>- <text:s/>e74-like factor 3 (ets domain transcription factor, epithelial-specific ), ATF6B <text:s/>- <text:s/>activating transcription factor 6 beta, LDB1 <text:s/>- <text:s/>lim domain binding 1, ANKRD49 <text:s/>- <text:s/>ankyrin repeat domain 49, H2AFZ <text:s/>- <text:s/>h2a histone family, member z, MYRF <text:s/>- <text:s/>myelin regulatory factor, SNCA <text:s/>- <text:s/>synuclein, alpha (non a4 component of amyloid precursor), IRS1 <text:s/>- <text:s/>insulin receptor substrate 1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PCNA <text:s/>- <text:s/>proliferating cell nuclear antigen, SERTAD1 <text:s/>- <text:s/>serta domain containing 1, SSBP3 <text:s/>- <text:s/>single stranded dna binding protein 3, ZEB2 <text:s/>- <text:s/>zinc finger e-box binding homeobox 2, CXCL10 <text:s/>- <text:s/>chemokine (c-x-c motif) ligand 10, LARP1 <text:s/>- <text:s/>la ribonucleoprotein domain family, member 1, BOLL <text:s/>- <text:s/>bol, boule-like (drosophila), PHOX2B <text:s/>- <text:s/>paired-like homeobox 2b, HSPA5 <text:s/>- <text:s/>heat shock 70kda protein 5 (glucose-regulated protein, 78kda), HDAC1 <text:s/>- <text:s/>histone deacetylase 1, NRL <text:s/>- <text:s/>neural retina leucine zipper, RUVBL2 <text:s/>- <text:s/>ruvb-like 2 (e. coli), FABP3 <text:s/>- <text:s/>fatty acid binding protein 3, muscle and heart (mammary-derived growth inhibitor), HMGB2 <text:s/>- <text:s/>high mobility group box 2, RHOQ <text:s/>- <text:s/>ras homolog family member q, HIVEP3 <text:s/>- <text:s/>human immunodeficiency virus type i enhancer binding protein 3, CTBP2 <text:s/>- <text:s/>c-terminal binding protein 2, CITED4 <text:s/>- <text:s/>cbp/p300-interacting transactivator, with glu/asp-rich carboxy-terminal domain, 4, COA3 <text:s/>- <text:s/>cytochrome c oxidase assembly factor 3, TBX19 <text:s/>- <text:s/>t-box 19, NFYC <text:s/>- <text:s/>nuclear transcription factor y, gamma, NFKB2 <text:s/>- <text:s/>nuclear factor of kappa light polypeptide gene enhancer in b-cells 2 (p49/p100), MKL1 <text:s/>- <text:s/>megakaryoblastic leukemia (translocation) 1, PER1 <text:s/>- <text:s/>period circadian clock 1, ID4 <text:s/>- <text:s/>inhibitor of dna binding 4, dominant negative helix-loop-helix protein, NKX6-1 <text:s/>- <text:s/>nk6 homeobox 1, CALM3 <text:s/>- <text:s/>calmodulin 3 (phosphorylase kinase, delta), MYOCD <text:s/>- <text:s/>myocardin, VCP <text:s/>- <text:s/>valosin containing protein, NEK7 <text:s/>- <text:s/>nima-related kinase 7, HIF1A <text:s/>- <text:s/>hypoxia inducible factor 1, alpha subunit (basic helix-loop-helix transcription factor), HOXB4 <text:s/>- <text:s/>homeobox b4, NEK2 <text:s/>- <text:s/>nima-related kinase 2, NIPBL <text:s/>- <text:s/>nipped-b homolog (drosophila), PASK <text:s/>- <text:s/>pas domain containing serine/threonine kinase, EHF <text:s/>- <text:s/>ets homologous factor, DLX3 <text:s/>- <text:s/>distal-less homeobox 3, UBB <text:s/>- <text:s/>ubiquitin b, ESRRB <text:s/>- <text:s/>estrogen-related receptor beta, EPC1 <text:s/>- <text:s/>enhancer of polycomb homolog 1 (drosophila), USP21 <text:s/>- <text:s/>ubiquitin specific peptidase 21, NFATC4 <text:s/>- <text:s/>nuclear factor of activated t-cells, cytoplasmic, calcineurin-dependent 4, NFE2L1 <text:s/>- <text:s/>nuclear factor (erythroid-derived 2)-like 1, SESN2 <text:s/>- <text:s/>sestrin 2, KLF1 <text:s/>- <text:s/>kruppel-like factor 1 (erythroid), SIX1 <text:s/>- <text:s/>six homeobox 1, RUNX3 <text:s/>- <text:s/>runt-related transcription factor 3, CDK5RAP3 <text:s/>- <text:s/>cdk5 regulatory subunit associated protein 3, SFRP1 <text:s/>- <text:s/>secreted frizzled-related protein 1, GATA6 <text:s/>- <text:s/>gata binding protein 6, GPR65 <text:s/>- <text:s/>g protein-coupled receptor 65, TGFB3 <text:s/>- <text:s/>transforming growth factor, beta 3, HNRNPA1 <text:s/>- <text:s/>heterogeneous nuclear ribonucleoprotein a1, HMGN3 <text:s/>- <text:s/>high mobility group nucleosomal binding domain 3, TGFB1I1 <text:s/>- <text:s/>transforming growth factor beta 1 induced transcript 1, ARID4A <text:s/>- <text:s/>at rich interactive domain 4a (rbp1-like), HNRNPAB <text:s/>- <text:s/>heterogeneous nuclear ribonucleoprotein a/b, CKS2 <text:s/>- <text:s/>cdc28 protein kinase regulatory subunit 2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5</text:p>
          </table:table-cell>
          <table:table-cell office:value-type="string" calcext:value-type="string">
            <text:p>positive regulation of cellular metabolic process</text:p>
          </table:table-cell>
          <table:table-cell office:value-type="float" office:value="0.000000000407" calcext:value-type="float">
            <text:p>4.07E-10</text:p>
          </table:table-cell>
          <table:table-cell office:value-type="float" office:value="0.000000276" calcext:value-type="float">
            <text:p>0.000000276</text:p>
          </table:table-cell>
          <table:table-cell office:value-type="float" office:value="1.64" calcext:value-type="float">
            <text:p>1.64</text:p>
          </table:table-cell>
          <table:table-cell office:value-type="float" office:value="13954" calcext:value-type="float">
            <text:p>13954</text:p>
          </table:table-cell>
          <table:table-cell office:value-type="float" office:value="2394" calcext:value-type="float">
            <text:p>2394</text:p>
          </table:table-cell>
          <table:table-cell office:value-type="float" office:value="489" calcext:value-type="float">
            <text:p>48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CXCL9 <text:s/>- <text:s/>chemokine (c-x-c motif) ligand 9, TOX3 <text:s/>- <text:s/>tox high mobility group box family member 3, SIN3A <text:s/>- <text:s/>sin3 transcription regulator family member a, ABAT <text:s/>- <text:s/>4-aminobutyrate aminotransferase, MID1 <text:s/>- <text:s/>midline 1 (opitz/bbb syndrome), SEPT4 <text:s/>- <text:s/>septin 4, CAMTA1 <text:s/>- <text:s/>calmodulin binding transcription activator 1, ETAA1 <text:s/>- <text:s/>ewing tumor-associated antigen 1, SIX4 <text:s/>- <text:s/>six homeobox 4, MAP3K9 <text:s/>- <text:s/>mitogen-activated protein kinase kinase kinase 9, ACACA <text:s/>- <text:s/>acetyl-coa carboxylase alpha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SP1 <text:s/>- <text:s/>sp1 transcription factor, STARD4 <text:s/>- <text:s/>star-related lipid transfer (start) domain containing 4, ANAPC15 <text:s/>- <text:s/>anaphase promoting complex subunit 15, GUCA2A <text:s/>- <text:s/>guanylate cyclase activator 2a (guanylin), PSMA3 <text:s/>- <text:s/>proteasome (prosome, macropain) subunit, alpha type, 3, SOX4 <text:s/>- <text:s/>sry (sex determining region y)-box 4, GRHL1 <text:s/>- <text:s/>grainyhead-like 1 (drosophila), GRHL3 <text:s/>- <text:s/>grainyhead-like 3 (drosophila), CHEK2 <text:s/>- <text:s/>checkpoint kinase 2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CLEC16A <text:s/>- <text:s/>c-type lectin domain family 16, member a, ANKRD49 <text:s/>- <text:s/>ankyrin repeat domain 49, ABCA7 <text:s/>- <text:s/>atp-binding cassette, sub-family a (abc1), member 7, H2AFZ <text:s/>- <text:s/>h2a histone family, member z, PSME2 <text:s/>- <text:s/>proteasome (prosome, macropain) activator subunit 2 (pa28 beta), ANAPC5 <text:s/>- <text:s/>anaphase promoting complex subunit 5, MYRF <text:s/>- <text:s/>myelin regulatory factor, SNCA <text:s/>- <text:s/>synuclein, alpha (non a4 component of amyloid precursor), IRS1 <text:s/>- <text:s/>insulin receptor substrate 1, DDR2 <text:s/>- <text:s/>discoidin domain receptor tyrosine kinase 2, SPTLC2 <text:s/>- <text:s/>serine palmitoyltransferase, long chain base subunit 2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SPRY2 <text:s/>- <text:s/>sprouty homolog 2 (drosophila), ZEB2 <text:s/>- <text:s/>zinc finger e-box binding homeobox 2, CXCL10 <text:s/>- <text:s/>chemokine (c-x-c motif) ligand 10, CNTN2 <text:s/>- <text:s/>contactin 2 (axonal), ZFP91 <text:s/>- <text:s/>zfp91 zinc finger protein, LARP1 <text:s/>- <text:s/>la ribonucleoprotein domain family, member 1, PHOX2B <text:s/>- <text:s/>paired-like homeobox 2b, BOLL <text:s/>- <text:s/>bol, boule-like (drosophila), HSPA5 <text:s/>- <text:s/>heat shock 70kda protein 5 (glucose-regulated protein, 78kda), NRL <text:s/>- <text:s/>neural retina leucine zipper, HDAC1 <text:s/>- <text:s/>histone deacetylase 1, RUVBL2 <text:s/>- <text:s/>ruvb-like 2 (e. coli), FABP3 <text:s/>- <text:s/>fatty acid binding protein 3, muscle and heart (mammary-derived growth inhibitor), HMGB2 <text:s/>- <text:s/>high mobility group box 2, RHOQ <text:s/>- <text:s/>ras homolog family member q, CTGF <text:s/>- <text:s/>connective tissue growth factor, HERPUD1 <text:s/>- <text:s/>homocysteine-inducible, endoplasmic reticulum stress-inducible, ubiquitin-like domain member 1, HIVEP3 <text:s/>- <text:s/>human immunodeficiency virus type i enhancer binding protein 3, CTBP2 <text:s/>- <text:s/>c-terminal binding protein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NFYC <text:s/>- <text:s/>nuclear transcription factor y, gamma, TBX19 <text:s/>- <text:s/>t-box 19, DUSP6 <text:s/>- <text:s/>dual specificity phosphatase 6, UBE2C <text:s/>- <text:s/>ubiquitin-conjugating enzyme e2c, HK2 <text:s/>- <text:s/>hexokinase 2, NFKB2 <text:s/>- <text:s/>nuclear factor of kappa light polypeptide gene enhancer in b-cells 2 (p49/p100), MKL1 <text:s/>- <text:s/>megakaryoblastic leukemia (translocation) 1, PER1 <text:s/>- <text:s/>period circadian clock 1, ID4 <text:s/>- <text:s/>inhibitor of dna binding 4, dominant negative helix-loop-helix protein, PPP1R7 <text:s/>- <text:s/>protein phosphatase 1, regulatory subunit 7, NKX6-1 <text:s/>- <text:s/>nk6 homeobox 1, ABCD2 <text:s/>- <text:s/>atp-binding cassette, sub-family d (ald), member 2, CALM3 <text:s/>- <text:s/>calmodulin 3 (phosphorylase kinase, delta), MYOCD <text:s/>- <text:s/>myocardin, VCP <text:s/>- <text:s/>valosin containing protein, NEK7 <text:s/>- <text:s/>nima-related kinase 7, HIF1A <text:s/>- <text:s/>hypoxia inducible factor 1, alpha subunit (basic helix-loop-helix transcription factor), KIF14 <text:s/>- <text:s/>kinesin family member 14, CRKL <text:s/>- <text:s/>v-crk avian sarcoma virus ct10 oncogene homolog-like, NEK2 <text:s/>- <text:s/>nima-related kinase 2, HOXB4 <text:s/>- <text:s/>homeobox b4, NIPBL <text:s/>- <text:s/>nipped-b homolog (drosophila), DLG1 <text:s/>- <text:s/>discs, large homolog 1 (drosophila), PASK <text:s/>- <text:s/>pas domain containing serine/threonine kinase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SPAG9 <text:s/>- <text:s/>sperm associated antigen 9, NFE2L1 <text:s/>- <text:s/>nuclear factor (erythroid-derived 2)-like 1, SESN2 <text:s/>- <text:s/>sestrin 2, SCOC <text:s/>- <text:s/>short coiled-coil protein, RAP2B <text:s/>- <text:s/>rap2b, member of ras oncogene family, KLF1 <text:s/>- <text:s/>kruppel-like factor 1 (erythroid), SIX1 <text:s/>- <text:s/>six homeobox 1, FNIP1 <text:s/>- <text:s/>folliculin interacting protein 1, FGF20 <text:s/>- <text:s/>fibroblast growth factor 20, CDK5RAP3 <text:s/>- <text:s/>cdk5 regulatory subunit associated protein 3, RUNX3 <text:s/>- <text:s/>runt-related transcription factor 3, SFRP1 <text:s/>- <text:s/>secreted frizzled-related protein 1, GATA6 <text:s/>- <text:s/>gata binding protein 6, GPR65 <text:s/>- <text:s/>g protein-coupled receptor 65, TGFB3 <text:s/>- <text:s/>transforming growth factor, beta 3, HMGN3 <text:s/>- <text:s/>high mobility group nucleosomal binding domain 3, TGFB1I1 <text:s/>- <text:s/>transforming growth factor beta 1 induced transcript 1, HNRNPA1 <text:s/>- <text:s/>heterogeneous nuclear ribonucleoprotein a1, ARID4A <text:s/>- <text:s/>at rich interactive domain 4a (rbp1-like), HNRNPAB <text:s/>- <text:s/>heterogeneous nuclear ribonucleoprotein a/b, CKS2 <text:s/>- <text:s/>cdc28 protein kinase regulatory subunit 2, KAT6B <text:s/>- <text:s/>k(lysine) acetyltransferase 6b, CDCA2 <text:s/>- <text:s/>cell division cycle associated 2, LEF1 <text:s/>- <text:s/>lymphoid enhancer-binding factor 1, SMAD6 <text:s/>- <text:s/>smad family member 6, ATAD2 <text:s/>- <text:s/>atpase family, aaa domain containing 2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4</text:p>
          </table:table-cell>
          <table:table-cell office:value-type="string" calcext:value-type="string">
            <text:p>positive regulation of macromolecule metabolic process</text:p>
          </table:table-cell>
          <table:table-cell office:value-type="float" office:value="0.000000000527" calcext:value-type="float">
            <text:p>5.27E-10</text:p>
          </table:table-cell>
          <table:table-cell office:value-type="float" office:value="0.000000341" calcext:value-type="float">
            <text:p>0.000000341</text:p>
          </table:table-cell>
          <table:table-cell office:value-type="float" office:value="1.65" calcext:value-type="float">
            <text:p>1.65</text:p>
          </table:table-cell>
          <table:table-cell office:value-type="float" office:value="13954" calcext:value-type="float">
            <text:p>13954</text:p>
          </table:table-cell>
          <table:table-cell office:value-type="float" office:value="2356" calcext:value-type="float">
            <text:p>2356</text:p>
          </table:table-cell>
          <table:table-cell office:value-type="float" office:value="489" calcext:value-type="float">
            <text:p>48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PAX6 <text:s/>- <text:s/>paired box 6, CDH1 <text:s/>- <text:s/>cadherin 1, type 1, e-cadherin (epithelial), RBM15 <text:s/>- <text:s/>rna binding motif protein 15, TOX3 <text:s/>- <text:s/>tox high mobility group box family member 3, SIN3A <text:s/>- <text:s/>sin3 transcription regulator family member a, MID1 <text:s/>- <text:s/>midline 1 (opitz/bbb syndrome), SEPT4 <text:s/>- <text:s/>septin 4, CAMTA1 <text:s/>- <text:s/>calmodulin binding transcription activator 1, ETAA1 <text:s/>- <text:s/>ewing tumor-associated antigen 1, MAP3K9 <text:s/>- <text:s/>mitogen-activated protein kinase kinase kinase 9, SIX4 <text:s/>- <text:s/>six homeobox 4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SP1 <text:s/>- <text:s/>sp1 transcription factor, ANAPC15 <text:s/>- <text:s/>anaphase promoting complex subunit 15, GPC3 <text:s/>- <text:s/>glypican 3, PSMA3 <text:s/>- <text:s/>proteasome (prosome, macropain) subunit, alpha type, 3, SOX4 <text:s/>- <text:s/>sry (sex determining region y)-box 4, GRHL1 <text:s/>- <text:s/>grainyhead-like 1 (drosophila), GRHL3 <text:s/>- <text:s/>grainyhead-like 3 (drosophila), CHEK2 <text:s/>- <text:s/>checkpoint kinase 2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ANKRD49 <text:s/>- <text:s/>ankyrin repeat domain 49, ABCA7 <text:s/>- <text:s/>atp-binding cassette, sub-family a (abc1), member 7, H2AFZ <text:s/>- <text:s/>h2a histone family, member z, SUCO <text:s/>- <text:s/>sun domain containing ossification factor, PSME2 <text:s/>- <text:s/>proteasome (prosome, macropain) activator subunit 2 (pa28 beta), ANAPC5 <text:s/>- <text:s/>anaphase promoting complex subunit 5, MYRF <text:s/>- <text:s/>myelin regulatory factor, SNCA <text:s/>- <text:s/>synuclein, alpha (non a4 component of amyloid precursor), IRS1 <text:s/>- <text:s/>insulin receptor substrate 1, DDR2 <text:s/>- <text:s/>discoidin domain receptor tyrosine kinase 2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LRP8 <text:s/>- <text:s/>low density lipoprotein receptor-related protein 8, apolipoprotein e receptor, SERTAD1 <text:s/>- <text:s/>serta domain containing 1, PCNA <text:s/>- <text:s/>proliferating cell nuclear antigen, SSBP3 <text:s/>- <text:s/>single stranded dna binding protein 3, SPRY2 <text:s/>- <text:s/>sprouty homolog 2 (drosophila), ZEB2 <text:s/>- <text:s/>zinc finger e-box binding homeobox 2, CXCL10 <text:s/>- <text:s/>chemokine (c-x-c motif) ligand 10, CNTN2 <text:s/>- <text:s/>contactin 2 (axonal), ZFP91 <text:s/>- <text:s/>zfp91 zinc finger protein, LARP1 <text:s/>- <text:s/>la ribonucleoprotein domain family, member 1, PHOX2B <text:s/>- <text:s/>paired-like homeobox 2b, BOLL <text:s/>- <text:s/>bol, boule-like (drosophila), HSPA5 <text:s/>- <text:s/>heat shock 70kda protein 5 (glucose-regulated protein, 78kda), NRL <text:s/>- <text:s/>neural retina leucine zipper, HDAC1 <text:s/>- <text:s/>histone deacetylase 1, RUVBL2 <text:s/>- <text:s/>ruvb-like 2 (e. coli), HMGB2 <text:s/>- <text:s/>high mobility group box 2, TLE1 <text:s/>- <text:s/>transducin-like enhancer of split 1 (e(sp1) homolog, drosophila), RHOQ <text:s/>- <text:s/>ras homolog family member q, CTGF <text:s/>- <text:s/>connective tissue growth factor, HERPUD1 <text:s/>- <text:s/>homocysteine-inducible, endoplasmic reticulum stress-inducible, ubiquitin-like domain member 1, HIVEP3 <text:s/>- <text:s/>human immunodeficiency virus type i enhancer binding protein 3, CTBP2 <text:s/>- <text:s/>c-terminal binding protein 2, RIMS2 <text:s/>- <text:s/>regulating synaptic membrane exocytosis 2, CITED4 <text:s/>- <text:s/>cbp/p300-interacting transactivator, with glu/asp-rich carboxy-terminal domain, 4, TNRC6B <text:s/>- <text:s/>trinucleotide repeat containing 6b, AIMP2 <text:s/>- <text:s/>aminoacyl trna synthetase complex-interacting multifunctional protein 2, COA3 <text:s/>- <text:s/>cytochrome c oxidase assembly factor 3, ID1 <text:s/>- <text:s/>inhibitor of dna binding 1, dominant negative helix-loop-helix protein, NFYC <text:s/>- <text:s/>nuclear transcription factor y, gamma, TBX19 <text:s/>- <text:s/>t-box 19, DUSP6 <text:s/>- <text:s/>dual specificity phosphatase 6, UBE2C <text:s/>- <text:s/>ubiquitin-conjugating enzyme e2c, NFKB2 <text:s/>- <text:s/>nuclear factor of kappa light polypeptide gene enhancer in b-cells 2 (p49/p100), MKL1 <text:s/>- <text:s/>megakaryoblastic leukemia (translocation) 1, WNT3 <text:s/>- <text:s/>wingless-type mmtv integration site family, member 3, PER1 <text:s/>- <text:s/>period circadian clock 1, ID4 <text:s/>- <text:s/>inhibitor of dna binding 4, dominant negative helix-loop-helix protein, PPP1R7 <text:s/>- <text:s/>protein phosphatase 1, regulatory subunit 7, NKX6-1 <text:s/>- <text:s/>nk6 homeobox 1, CALM3 <text:s/>- <text:s/>calmodulin 3 (phosphorylase kinase, delta), MYOCD <text:s/>- <text:s/>myocardin, WARS <text:s/>- <text:s/>tryptophanyl-trna synthetase, VCP <text:s/>- <text:s/>valosin containing protein, NEK7 <text:s/>- <text:s/>nima-related kinase 7, HIF1A <text:s/>- <text:s/>hypoxia inducible factor 1, alpha subunit (basic helix-loop-helix transcription factor), KIF14 <text:s/>- <text:s/>kinesin family member 14, CRKL <text:s/>- <text:s/>v-crk avian sarcoma virus ct10 oncogene homolog-like, NEK2 <text:s/>- <text:s/>nima-related kinase 2, HOXB4 <text:s/>- <text:s/>homeobox b4, DLG1 <text:s/>- <text:s/>discs, large homolog 1 (drosophila), NIPBL <text:s/>- <text:s/>nipped-b homolog (drosophila), PASK <text:s/>- <text:s/>pas domain containing serine/threonine kinase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SPAG9 <text:s/>- <text:s/>sperm associated antigen 9, NFE2L1 <text:s/>- <text:s/>nuclear factor (erythroid-derived 2)-like 1, SESN2 <text:s/>- <text:s/>sestrin 2, RAP2B <text:s/>- <text:s/>rap2b, member of ras oncogene family, KLF1 <text:s/>- <text:s/>kruppel-like factor 1 (erythroid), SIX1 <text:s/>- <text:s/>six homeobox 1, FNIP1 <text:s/>- <text:s/>folliculin interacting protein 1, FGF20 <text:s/>- <text:s/>fibroblast growth factor 20, CDK5RAP3 <text:s/>- <text:s/>cdk5 regulatory subunit associated protein 3, RUNX3 <text:s/>- <text:s/>runt-related transcription factor 3, SFRP1 <text:s/>- <text:s/>secreted frizzled-related protein 1, GATA6 <text:s/>- <text:s/>gata binding protein 6, TGFB3 <text:s/>- <text:s/>transforming growth factor, beta 3, HMGN3 <text:s/>- <text:s/>high mobility group nucleosomal binding domain 3, TGFB1I1 <text:s/>- <text:s/>transforming growth factor beta 1 induced transcript 1, HNRNPA1 <text:s/>- <text:s/>heterogeneous nuclear ribonucleoprotein a1, ARID4A <text:s/>- <text:s/>at rich interactive domain 4a (rbp1-like), HNRNPAB <text:s/>- <text:s/>heterogeneous nuclear ribonucleoprotein a/b, KDM4A <text:s/>- <text:s/>lysine (k)-specific demethylase 4a, CKS2 <text:s/>- <text:s/>cdc28 protein kinase regulatory subunit 2, KAT6B <text:s/>- <text:s/>k(lysine) acetyltransferase 6b, CDCA2 <text:s/>- <text:s/>cell division cycle associated 2, LEF1 <text:s/>- <text:s/>lymphoid enhancer-binding factor 1, SMAD6 <text:s/>- <text:s/>smad family member 6, ATAD2 <text:s/>- <text:s/>atpase family, aaa domain containing 2, PRKAR1A <text:s/>- <text:s/>protein kinase, camp-dependent, regulatory, type i, alpha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2</text:p>
          </table:table-cell>
          <table:table-cell office:value-type="string" calcext:value-type="string">
            <text:p>positive regulation of cellular process</text:p>
          </table:table-cell>
          <table:table-cell office:value-type="float" office:value="0.00000000199" calcext:value-type="float">
            <text:p>0.000000002</text:p>
          </table:table-cell>
          <table:table-cell office:value-type="float" office:value="0.00000123" calcext:value-type="float">
            <text:p>0.00000123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3836" calcext:value-type="float">
            <text:p>3836</text:p>
          </table:table-cell>
          <table:table-cell office:value-type="float" office:value="489" calcext:value-type="float">
            <text:p>48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MAPRE1 <text:s/>- <text:s/>microtubule-associated protein, rp/eb family, member 1, SIX5 <text:s/>- <text:s/>six homeobox 5, ABAT <text:s/>- <text:s/>4-aminobutyrate aminotransferase, CD274 <text:s/>- <text:s/>cd274 molecule, SEPT4 <text:s/>- <text:s/>septin 4, LMAN2 <text:s/>- <text:s/>lectin, mannose-binding 2, ABR <text:s/>- <text:s/>active bcr-related, ACACA <text:s/>- <text:s/>acetyl-coa carboxylase alpha, ASIC2 <text:s/>- <text:s/>acid-sensing (proton-gated) ion channel 2, SP1 <text:s/>- <text:s/>sp1 transcription factor, GPC3 <text:s/>- <text:s/>glypican 3, ELP6 <text:s/>- <text:s/>elongator acetyltransferase complex subunit 6, NPHP4 <text:s/>- <text:s/>nephronophthisis 4, SOX4 <text:s/>- <text:s/>sry (sex determining region y)-box 4, GRHL1 <text:s/>- <text:s/>grainyhead-like 1 (drosophila), LPL <text:s/>- <text:s/>lipoprotein lipase, GRHL3 <text:s/>- <text:s/>grainyhead-like 3 (drosophila), HOXD3 <text:s/>- <text:s/>homeobox d3, ELF3 <text:s/>- <text:s/>e74-like factor 3 (ets domain transcription factor, epithelial-specific ), ATF6B <text:s/>- <text:s/>activating transcription factor 6 beta, LDB1 <text:s/>- <text:s/>lim domain binding 1, BRINP2 <text:s/>- <text:s/>bone morphogenetic protein/retinoic acid inducible neural-specific 2, ANKRD49 <text:s/>- <text:s/>ankyrin repeat domain 49, ABCA7 <text:s/>- <text:s/>atp-binding cassette, sub-family a (abc1), member 7, SUCO <text:s/>- <text:s/>sun domain containing ossification factor, ANAPC5 <text:s/>- <text:s/>anaphase promoting complex subunit 5, OLIG2 <text:s/>- <text:s/>oligodendrocyte lineage transcription factor 2, MYRF <text:s/>- <text:s/>myelin regulatory factor, USP19 <text:s/>- <text:s/>ubiquitin specific peptidase 19, SNCA <text:s/>- <text:s/>synuclein, alpha (non a4 component of amyloid precursor), PPM1A <text:s/>- <text:s/>protein phosphatase, mg2+/mn2+ dependent, 1a, SPTLC2 <text:s/>- <text:s/>serine palmitoyltransferase, long chain base subunit 2, TP53BP1 <text:s/>- <text:s/>tumor protein p53 binding protein 1, POU3F3 <text:s/>- <text:s/>pou class 3 homeobox 3, SERTAD1 <text:s/>- <text:s/>serta domain containing 1, SSBP3 <text:s/>- <text:s/>single stranded dna binding protein 3, SPRY2 <text:s/>- <text:s/>sprouty homolog 2 (drosophila), BOLL <text:s/>- <text:s/>bol, boule-like (drosophila), PHOX2B <text:s/>- <text:s/>paired-like homeobox 2b, HSPA5 <text:s/>- <text:s/>heat shock 70kda protein 5 (glucose-regulated protein, 78kda), NET1 <text:s/>- <text:s/>neuroepithelial cell transforming 1, RUVBL2 <text:s/>- <text:s/>ruvb-like 2 (e. coli), PTCH2 <text:s/>- <text:s/>patched 2, FABP3 <text:s/>- <text:s/>fatty acid binding protein 3, muscle and heart (mammary-derived growth inhibitor), HMGB2 <text:s/>- <text:s/>high mobility group box 2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KCNN3 <text:s/>- <text:s/>potassium intermediate/small conductance calcium-activated channel, subfamily n, member 3, TNRC6B <text:s/>- <text:s/>trinucleotide repeat containing 6b, AIMP2 <text:s/>- <text:s/>aminoacyl trna synthetase complex-interacting multifunctional protein 2, COA3 <text:s/>- <text:s/>cytochrome c oxidase assembly factor 3, HK2 <text:s/>- <text:s/>hexokinase 2, UBE2C <text:s/>- <text:s/>ubiquitin-conjugating enzyme e2c, FLRT3 <text:s/>- <text:s/>fibronectin leucine rich transmembrane protein 3, PPP2R1A <text:s/>- <text:s/>protein phosphatase 2, regulatory subunit a, alpha, PPP1R7 <text:s/>- <text:s/>protein phosphatase 1, regulatory subunit 7, ABCD2 <text:s/>- <text:s/>atp-binding cassette, sub-family d (ald), member 2, CALM3 <text:s/>- <text:s/>calmodulin 3 (phosphorylase kinase, delta), MBD5 <text:s/>- <text:s/>methyl-cpg binding domain protein 5, VCP <text:s/>- <text:s/>valosin containing protein, NEK7 <text:s/>- <text:s/>nima-related kinase 7, HIF1A <text:s/>- <text:s/>hypoxia inducible factor 1, alpha subunit (basic helix-loop-helix transcription factor), KIF14 <text:s/>- <text:s/>kinesin family member 14, CRKL <text:s/>- <text:s/>v-crk avian sarcoma virus ct10 oncogene homolog-like, HOXB4 <text:s/>- <text:s/>homeobox b4, NIPBL <text:s/>- <text:s/>nipped-b homolog (drosophila), PASK <text:s/>- <text:s/>pas domain containing serine/threonine kinase, JARID2 <text:s/>- <text:s/>jumonji, at rich interactive domain 2, EHF <text:s/>- <text:s/>ets homologous factor, UBB <text:s/>- <text:s/>ubiquitin b, ESRRB <text:s/>- <text:s/>estrogen-related receptor beta, NRXN3 <text:s/>- <text:s/>neurexin 3, SCOC <text:s/>- <text:s/>short coiled-coil protein, FGF20 <text:s/>- <text:s/>fibroblast growth factor 20, RUNX3 <text:s/>- <text:s/>runt-related transcription factor 3, GATA6 <text:s/>- <text:s/>gata binding protein 6, HNRNPA1 <text:s/>- <text:s/>heterogeneous nuclear ribonucleoprotein a1, SORT1 <text:s/>- <text:s/>sortilin 1, HMGN3 <text:s/>- <text:s/>high mobility group nucleosomal binding domain 3, HNRNPAB <text:s/>- <text:s/>heterogeneous nuclear ribonucleoprotein a/b, SMCR7 <text:s/>- <text:s/>smith-magenis syndrome chromosome region, candidate 7, LEF1 <text:s/>- <text:s/>lymphoid enhancer-binding factor 1, RTN4 <text:s/>- <text:s/>reticulon 4, ATAD2 <text:s/>- <text:s/>atpase family, aaa domain containing 2, PRKAR1A <text:s/>- <text:s/>protein kinase, camp-dependent, regulatory, type i, alpha, ANK3 <text:s/>- <text:s/>ankyrin 3, node of ranvier (ankyrin g), CDC6 <text:s/>- <text:s/>cell division cycle 6, CDC25A <text:s/>- <text:s/>cell division cycle 25a, CDK1 <text:s/>- <text:s/>cyclin-dependent kinase 1, CDH1 <text:s/>- <text:s/>cadherin 1, type 1, e-cadherin (epithelial), PAX6 <text:s/>- <text:s/>paired box 6, ZNF385A <text:s/>- <text:s/>zinc finger protein 385a, RBM15 <text:s/>- <text:s/>rna binding motif protein 15, CXCL9 <text:s/>- <text:s/>chemokine (c-x-c motif) ligand 9, TOX3 <text:s/>- <text:s/>tox high mobility group box family member 3, SIN3A <text:s/>- <text:s/>sin3 transcription regulator family member a, MID1 <text:s/>- <text:s/>midline 1 (opitz/bbb syndrome), CAMTA1 <text:s/>- <text:s/>calmodulin binding transcription activator 1, ETAA1 <text:s/>- <text:s/>ewing tumor-associated antigen 1, SIX4 <text:s/>- <text:s/>six homeobox 4, MAP3K9 <text:s/>- <text:s/>mitogen-activated protein kinase kinase kinase 9, LMO3 <text:s/>- <text:s/>lim domain only 3 (rhombotin-like 2), WHAMM <text:s/>- <text:s/>was protein homolog associated with actin, golgi membranes and microtubules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STARD4 <text:s/>- <text:s/>star-related lipid transfer (start) domain containing 4, GUCA2A <text:s/>- <text:s/>guanylate cyclase activator 2a (guanylin), ANAPC15 <text:s/>- <text:s/>anaphase promoting complex subunit 15, PSMA3 <text:s/>- <text:s/>proteasome (prosome, macropain) subunit, alpha type, 3, P4HB <text:s/>- <text:s/>prolyl 4-hydroxylase, beta polypeptide, CNOT10 <text:s/>- <text:s/>ccr4-not transcription complex, subunit 10, CHEK2 <text:s/>- <text:s/>checkpoint kinase 2, PAFAH1B1 <text:s/>- <text:s/>platelet-activating factor acetylhydrolase 1b, regulatory subunit 1 (45kda), EAF2 <text:s/>- <text:s/>ell associated factor 2, NUCKS1 <text:s/>- <text:s/>nuclear casein kinase and cyclin-dependent kinase substrate 1, CLEC16A <text:s/>- <text:s/>c-type lectin domain family 16, member a, DERL2 <text:s/>- <text:s/>derlin 2, RNF31 <text:s/>- <text:s/>ring finger protein 31, H2AFZ <text:s/>- <text:s/>h2a histone family, member z, MCU <text:s/>- <text:s/>mitochondrial calcium uniporter, DLGAP5 <text:s/>- <text:s/>discs, large (drosophila) homolog-associated protein 5, PSME2 <text:s/>- <text:s/>proteasome (prosome, macropain) activator subunit 2 (pa28 beta), IRS1 <text:s/>- <text:s/>insulin receptor substrate 1, DDR2 <text:s/>- <text:s/>discoidin domain receptor tyrosine kinase 2, ISL1 <text:s/>- <text:s/>isl lim homeobox 1, BCLAF1 <text:s/>- <text:s/>bcl2-associated transcription factor 1, FER <text:s/>- <text:s/>fer (fps/fes related) tyrosine kinase, LRP8 <text:s/>- <text:s/>low density lipoprotein receptor-related protein 8, apolipoprotein e receptor, PCNA <text:s/>- <text:s/>proliferating cell nuclear antigen, S100B <text:s/>- <text:s/>s100 calcium binding protein b, ZEB2 <text:s/>- <text:s/>zinc finger e-box binding homeobox 2, CXCL10 <text:s/>- <text:s/>chemokine (c-x-c motif) ligand 10, CNTN2 <text:s/>- <text:s/>contactin 2 (axonal), ZFP91 <text:s/>- <text:s/>zfp91 zinc finger protein, LARP1 <text:s/>- <text:s/>la ribonucleoprotein domain family, member 1, PTPRD <text:s/>- <text:s/>protein tyrosine phosphatase, receptor type, d, NRGN <text:s/>- <text:s/>neurogranin (protein kinase c substrate, rc3), HDAC1 <text:s/>- <text:s/>histone deacetylase 1, NRL <text:s/>- <text:s/>neural retina leucine zipper, RHOQ <text:s/>- <text:s/>ras homolog family member q, HERPUD1 <text:s/>- <text:s/>homocysteine-inducible, endoplasmic reticulum stress-inducible, ubiquitin-like domain member 1, CHN2 <text:s/>- <text:s/>chimerin 2, RIMS2 <text:s/>- <text:s/>regulating synaptic membrane exocytosis 2, SHC4 <text:s/>- <text:s/>shc (src homology 2 domain containing) family, member 4, ID1 <text:s/>- <text:s/>inhibitor of dna binding 1, dominant negative helix-loop-helix protein, DUSP6 <text:s/>- <text:s/>dual specificity phosphatase 6, NFYC <text:s/>- <text:s/>nuclear transcription factor y, gamma, RAB3A <text:s/>- <text:s/>rab3a, member ras oncogene family, TBX19 <text:s/>- <text:s/>t-box 19, ADNP2 <text:s/>- <text:s/>adnp homeobox 2, NFKB2 <text:s/>- <text:s/>nuclear factor of kappa light polypeptide gene enhancer in b-cells 2 (p49/p100), MKL1 <text:s/>- <text:s/>megakaryoblastic leukemia (translocation) 1, WNT3 <text:s/>- <text:s/>wingless-type mmtv integration site family, member 3, PER1 <text:s/>- <text:s/>period circadian clock 1, ID4 <text:s/>- <text:s/>inhibitor of dna binding 4, dominant negative helix-loop-helix protein, NKX6-1 <text:s/>- <text:s/>nk6 homeobox 1, MYOCD <text:s/>- <text:s/>myocardin, WARS <text:s/>- <text:s/>tryptophanyl-trna synthetase, CCP110 <text:s/>- <text:s/>centriolar coiled coil protein 110kda, NEK2 <text:s/>- <text:s/>nima-related kinase 2, DLG1 <text:s/>- <text:s/>discs, large homolog 1 (drosophila), BAI2 <text:s/>- <text:s/>brain-specific angiogenesis inhibitor 2, DLX3 <text:s/>- <text:s/>distal-less homeobox 3, DPP10 <text:s/>- <text:s/>dipeptidyl-peptidase 10 (non-functional), B2M <text:s/>- <text:s/>beta-2-microglobulin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RAP2B <text:s/>- <text:s/>rap2b, member of ras oncogene family, FNIP1 <text:s/>- <text:s/>folliculin interacting protein 1, KLF1 <text:s/>- <text:s/>kruppel-like factor 1 (erythroid), SIX1 <text:s/>- <text:s/>six homeobox 1, CDK5RAP3 <text:s/>- <text:s/>cdk5 regulatory subunit associated protein 3, SFRP1 <text:s/>- <text:s/>secreted frizzled-related protein 1, TGFB3 <text:s/>- <text:s/>transforming growth factor, beta 3, GPR65 <text:s/>- <text:s/>g protein-coupled receptor 65, RBM4 <text:s/>- <text:s/>rna binding motif protein 4, TGFB1I1 <text:s/>- <text:s/>transforming growth factor beta 1 induced transcript 1, ARID4A <text:s/>- <text:s/>at rich interactive domain 4a (rbp1-like), KDM4A <text:s/>- <text:s/>lysine (k)-specific demethylase 4a, PARD3 <text:s/>- <text:s/>par-3 partitioning defective 3 homolog (c. elegans), CKS2 <text:s/>- <text:s/>cdc28 protein kinase regulatory subunit 2, KAT6B <text:s/>- <text:s/>k(lysine) acetyltransferase 6b, CDCA2 <text:s/>- <text:s/>cell division cycle associated 2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3</text:p>
          </table:table-cell>
          <table:table-cell office:value-type="string" calcext:value-type="string">
            <text:p>positive regulation of transcription, DNA-templated</text:p>
          </table:table-cell>
          <table:table-cell office:value-type="float" office:value="0.00000000397" calcext:value-type="float">
            <text:p>0.000000004</text:p>
          </table:table-cell>
          <table:table-cell office:value-type="float" office:value="0.00000236" calcext:value-type="float">
            <text:p>0.00000236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489" calcext:value-type="float">
            <text:p>4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SIX5 <text:s/>- <text:s/>six homeobox 5, CDH1 <text:s/>- <text:s/>cadherin 1, type 1, e-cadherin (epithelial), PAX6 <text:s/>- <text:s/>paired box 6, RBM15 <text:s/>- <text:s/>rna binding motif protein 15, TOX3 <text:s/>- <text:s/>tox high mobility group box family member 3, HMGB2 <text:s/>- <text:s/>high mobility group box 2, SIN3A <text:s/>- <text:s/>sin3 transcription regulator family member a, RHOQ <text:s/>- <text:s/>ras homolog family member q, CAMTA1 <text:s/>- <text:s/>calmodulin binding transcription activator 1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DBP <text:s/>- <text:s/>d site of albumin promoter (albumin d-box) binding protein, SOST <text:s/>- <text:s/>sclerostin, SP1 <text:s/>- <text:s/>sp1 transcription factor, NFYC <text:s/>- <text:s/>nuclear transcription factor y, gamma, TBX19 <text:s/>- <text:s/>t-box 19, NFKB2 <text:s/>- <text:s/>nuclear factor of kappa light polypeptide gene enhancer in b-cells 2 (p49/p100), SOX4 <text:s/>- <text:s/>sry (sex determining region y)-box 4, MKL1 <text:s/>- <text:s/>megakaryoblastic leukemia (translocation) 1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ANKRD49 <text:s/>- <text:s/>ankyrin repeat domain 49, HIF1A <text:s/>- <text:s/>hypoxia inducible factor 1, alpha subunit (basic helix-loop-helix transcription factor), H2AFZ <text:s/>- <text:s/>h2a histone family, member z, HOXB4 <text:s/>- <text:s/>homeobox b4, NIPBL <text:s/>- <text:s/>nipped-b homolog (drosophila), MYRF <text:s/>- <text:s/>myelin regulatory factor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HMGN3 <text:s/>- <text:s/>high mobility group nucleosomal binding domain 3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EF1 <text:s/>- <text:s/>lymphoid enhancer-binding factor 1, PHOX2B <text:s/>- <text:s/>paired-like homeobox 2b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8</text:p>
          </table:table-cell>
          <table:table-cell office:value-type="string" calcext:value-type="string">
            <text:p>positive regulation of nucleic acid-templated transcription</text:p>
          </table:table-cell>
          <table:table-cell office:value-type="float" office:value="0.00000000397" calcext:value-type="float">
            <text:p>0.000000004</text:p>
          </table:table-cell>
          <table:table-cell office:value-type="float" office:value="0.00000226" calcext:value-type="float">
            <text:p>0.00000226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1150" calcext:value-type="float">
            <text:p>1150</text:p>
          </table:table-cell>
          <table:table-cell office:value-type="float" office:value="489" calcext:value-type="float">
            <text:p>4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SIX5 <text:s/>- <text:s/>six homeobox 5, CDH1 <text:s/>- <text:s/>cadherin 1, type 1, e-cadherin (epithelial), PAX6 <text:s/>- <text:s/>paired box 6, RBM15 <text:s/>- <text:s/>rna binding motif protein 15, TOX3 <text:s/>- <text:s/>tox high mobility group box family member 3, HMGB2 <text:s/>- <text:s/>high mobility group box 2, SIN3A <text:s/>- <text:s/>sin3 transcription regulator family member a, RHOQ <text:s/>- <text:s/>ras homolog family member q, CAMTA1 <text:s/>- <text:s/>calmodulin binding transcription activator 1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DBP <text:s/>- <text:s/>d site of albumin promoter (albumin d-box) binding protein, SOST <text:s/>- <text:s/>sclerostin, SP1 <text:s/>- <text:s/>sp1 transcription factor, NFYC <text:s/>- <text:s/>nuclear transcription factor y, gamma, TBX19 <text:s/>- <text:s/>t-box 19, NFKB2 <text:s/>- <text:s/>nuclear factor of kappa light polypeptide gene enhancer in b-cells 2 (p49/p100), SOX4 <text:s/>- <text:s/>sry (sex determining region y)-box 4, MKL1 <text:s/>- <text:s/>megakaryoblastic leukemia (translocation) 1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ANKRD49 <text:s/>- <text:s/>ankyrin repeat domain 49, HIF1A <text:s/>- <text:s/>hypoxia inducible factor 1, alpha subunit (basic helix-loop-helix transcription factor), H2AFZ <text:s/>- <text:s/>h2a histone family, member z, HOXB4 <text:s/>- <text:s/>homeobox b4, NIPBL <text:s/>- <text:s/>nipped-b homolog (drosophila), MYRF <text:s/>- <text:s/>myelin regulatory factor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HMGN3 <text:s/>- <text:s/>high mobility group nucleosomal binding domain 3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EF1 <text:s/>- <text:s/>lymphoid enhancer-binding factor 1, PHOX2B <text:s/>- <text:s/>paired-like homeobox 2b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3</text:p>
          </table:table-cell>
          <table:table-cell office:value-type="string" calcext:value-type="string">
            <text:p>positive regulation of nitrogen compound metabolic process</text:p>
          </table:table-cell>
          <table:table-cell office:value-type="float" office:value="0.00000000555" calcext:value-type="float">
            <text:p>5.55E-09</text:p>
          </table:table-cell>
          <table:table-cell office:value-type="float" office:value="0.00000304" calcext:value-type="float">
            <text:p>0.00000304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501" calcext:value-type="float">
            <text:p>1501</text:p>
          </table:table-cell>
          <table:table-cell office:value-type="float" office:value="489" calcext:value-type="float">
            <text:p>48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SIX5 <text:s/>- <text:s/>six homeobox 5, CDK1 <text:s/>- <text:s/>cyclin-dependent kinase 1, PAX6 <text:s/>- <text:s/>paired box 6, CDH1 <text:s/>- <text:s/>cadherin 1, type 1, e-cadherin (epithelial), RBM15 <text:s/>- <text:s/>rna binding motif protein 15, CXCL9 <text:s/>- <text:s/>chemokine (c-x-c motif) ligand 9, HMGB2 <text:s/>- <text:s/>high mobility group box 2, TOX3 <text:s/>- <text:s/>tox high mobility group box family member 3, SIN3A <text:s/>- <text:s/>sin3 transcription regulator family member a, ABAT <text:s/>- <text:s/>4-aminobutyrate aminotransferase, RHOQ <text:s/>- <text:s/>ras homolog family member q, CAMTA1 <text:s/>- <text:s/>calmodulin binding transcription activator 1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TNRC6B <text:s/>- <text:s/>trinucleotide repeat containing 6b, DBP <text:s/>- <text:s/>d site of albumin promoter (albumin d-box) binding protein, SOST <text:s/>- <text:s/>sclerostin, COA3 <text:s/>- <text:s/>cytochrome c oxidase assembly factor 3, SP1 <text:s/>- <text:s/>sp1 transcription factor, GUCA2A <text:s/>- <text:s/>guanylate cyclase activator 2a (guanylin), NFYC <text:s/>- <text:s/>nuclear transcription factor y, gamma, TBX19 <text:s/>- <text:s/>t-box 19, NFKB2 <text:s/>- <text:s/>nuclear factor of kappa light polypeptide gene enhancer in b-cells 2 (p49/p100), MKL1 <text:s/>- <text:s/>megakaryoblastic leukemia (translocation) 1, SOX4 <text:s/>- <text:s/>sry (sex determining region y)-box 4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CALM3 <text:s/>- <text:s/>calmodulin 3 (phosphorylase kinase, delta), LDB1 <text:s/>- <text:s/>lim domain binding 1, ATF6B <text:s/>- <text:s/>activating transcription factor 6 beta, MYOCD <text:s/>- <text:s/>myocardin, VCP <text:s/>- <text:s/>valosin containing protein, ANKRD49 <text:s/>- <text:s/>ankyrin repeat domain 49, NEK7 <text:s/>- <text:s/>nima-related kinase 7, HIF1A <text:s/>- <text:s/>hypoxia inducible factor 1, alpha subunit (basic helix-loop-helix transcription factor), H2AFZ <text:s/>- <text:s/>h2a histone family, member z, NEK2 <text:s/>- <text:s/>nima-related kinase 2, HOXB4 <text:s/>- <text:s/>homeobox b4, NIPBL <text:s/>- <text:s/>nipped-b homolog (drosophila), MYRF <text:s/>- <text:s/>myelin regulatory factor, PASK <text:s/>- <text:s/>pas domain containing serine/threonine kinase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PCNA <text:s/>- <text:s/>proliferating cell nuclear antigen, SFRP1 <text:s/>- <text:s/>secreted frizzled-related protein 1, SSBP3 <text:s/>- <text:s/>single stranded dna binding protein 3, GATA6 <text:s/>- <text:s/>gata binding protein 6, TGFB3 <text:s/>- <text:s/>transforming growth factor, beta 3, GPR65 <text:s/>- <text:s/>g protein-coupled receptor 65, TGFB1I1 <text:s/>- <text:s/>transforming growth factor beta 1 induced transcript 1, HMGN3 <text:s/>- <text:s/>high mobility group nucleosomal binding domain 3, HNRNPA1 <text:s/>- <text:s/>heterogeneous nuclear ribonucleoprotein a1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ARP1 <text:s/>- <text:s/>la ribonucleoprotein domain family, member 1, LEF1 <text:s/>- <text:s/>lymphoid enhancer-binding factor 1, PHOX2B <text:s/>- <text:s/>paired-like homeobox 2b, BOLL <text:s/>- <text:s/>bol, boule-like (drosophila)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80</text:p>
          </table:table-cell>
          <table:table-cell office:value-type="string" calcext:value-type="string">
            <text:p>positive regulation of RNA biosynthetic process</text:p>
          </table:table-cell>
          <table:table-cell office:value-type="float" office:value="0.00000000768" calcext:value-type="float">
            <text:p>7.68E-09</text:p>
          </table:table-cell>
          <table:table-cell office:value-type="float" office:value="0.00000405" calcext:value-type="float">
            <text:p>0.00000405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167" calcext:value-type="float">
            <text:p>1167</text:p>
          </table:table-cell>
          <table:table-cell office:value-type="float" office:value="489" calcext:value-type="float">
            <text:p>4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SIX5 <text:s/>- <text:s/>six homeobox 5, CDH1 <text:s/>- <text:s/>cadherin 1, type 1, e-cadherin (epithelial), PAX6 <text:s/>- <text:s/>paired box 6, RBM15 <text:s/>- <text:s/>rna binding motif protein 15, TOX3 <text:s/>- <text:s/>tox high mobility group box family member 3, HMGB2 <text:s/>- <text:s/>high mobility group box 2, SIN3A <text:s/>- <text:s/>sin3 transcription regulator family member a, RHOQ <text:s/>- <text:s/>ras homolog family member q, CAMTA1 <text:s/>- <text:s/>calmodulin binding transcription activator 1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DBP <text:s/>- <text:s/>d site of albumin promoter (albumin d-box) binding protein, SOST <text:s/>- <text:s/>sclerostin, SP1 <text:s/>- <text:s/>sp1 transcription factor, NFYC <text:s/>- <text:s/>nuclear transcription factor y, gamma, TBX19 <text:s/>- <text:s/>t-box 19, NFKB2 <text:s/>- <text:s/>nuclear factor of kappa light polypeptide gene enhancer in b-cells 2 (p49/p100), SOX4 <text:s/>- <text:s/>sry (sex determining region y)-box 4, MKL1 <text:s/>- <text:s/>megakaryoblastic leukemia (translocation) 1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ANKRD49 <text:s/>- <text:s/>ankyrin repeat domain 49, HIF1A <text:s/>- <text:s/>hypoxia inducible factor 1, alpha subunit (basic helix-loop-helix transcription factor), H2AFZ <text:s/>- <text:s/>h2a histone family, member z, HOXB4 <text:s/>- <text:s/>homeobox b4, NIPBL <text:s/>- <text:s/>nipped-b homolog (drosophila), MYRF <text:s/>- <text:s/>myelin regulatory factor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HMGN3 <text:s/>- <text:s/>high mobility group nucleosomal binding domain 3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EF1 <text:s/>- <text:s/>lymphoid enhancer-binding factor 1, PHOX2B <text:s/>- <text:s/>paired-like homeobox 2b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5</text:p>
          </table:table-cell>
          <table:table-cell office:value-type="string" calcext:value-type="string">
            <text:p>positive regulation of nucleobase-containing compound metabolic process</text:p>
          </table:table-cell>
          <table:table-cell office:value-type="float" office:value="0.0000000126" calcext:value-type="float">
            <text:p>1.26E-08</text:p>
          </table:table-cell>
          <table:table-cell office:value-type="float" office:value="0.00000642" calcext:value-type="float">
            <text:p>0.00000642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416" calcext:value-type="float">
            <text:p>1416</text:p>
          </table:table-cell>
          <table:table-cell office:value-type="float" office:value="489" calcext:value-type="float">
            <text:p>4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SIX5 <text:s/>- <text:s/>six homeobox 5, CDK1 <text:s/>- <text:s/>cyclin-dependent kinase 1, PAX6 <text:s/>- <text:s/>paired box 6, CDH1 <text:s/>- <text:s/>cadherin 1, type 1, e-cadherin (epithelial), RBM15 <text:s/>- <text:s/>rna binding motif protein 15, CXCL9 <text:s/>- <text:s/>chemokine (c-x-c motif) ligand 9, HMGB2 <text:s/>- <text:s/>high mobility group box 2, TOX3 <text:s/>- <text:s/>tox high mobility group box family member 3, SIN3A <text:s/>- <text:s/>sin3 transcription regulator family member a, RHOQ <text:s/>- <text:s/>ras homolog family member q, CAMTA1 <text:s/>- <text:s/>calmodulin binding transcription activator 1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TNRC6B <text:s/>- <text:s/>trinucleotide repeat containing 6b, DBP <text:s/>- <text:s/>d site of albumin promoter (albumin d-box) binding protein, SOST <text:s/>- <text:s/>sclerostin, SP1 <text:s/>- <text:s/>sp1 transcription factor, GUCA2A <text:s/>- <text:s/>guanylate cyclase activator 2a (guanylin), NFYC <text:s/>- <text:s/>nuclear transcription factor y, gamma, TBX19 <text:s/>- <text:s/>t-box 19, NFKB2 <text:s/>- <text:s/>nuclear factor of kappa light polypeptide gene enhancer in b-cells 2 (p49/p100), MKL1 <text:s/>- <text:s/>megakaryoblastic leukemia (translocation) 1, SOX4 <text:s/>- <text:s/>sry (sex determining region y)-box 4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CALM3 <text:s/>- <text:s/>calmodulin 3 (phosphorylase kinase, delta), LDB1 <text:s/>- <text:s/>lim domain binding 1, ATF6B <text:s/>- <text:s/>activating transcription factor 6 beta, MYOCD <text:s/>- <text:s/>myocardin, VCP <text:s/>- <text:s/>valosin containing protein, ANKRD49 <text:s/>- <text:s/>ankyrin repeat domain 49, NEK7 <text:s/>- <text:s/>nima-related kinase 7, HIF1A <text:s/>- <text:s/>hypoxia inducible factor 1, alpha subunit (basic helix-loop-helix transcription factor), H2AFZ <text:s/>- <text:s/>h2a histone family, member z, NEK2 <text:s/>- <text:s/>nima-related kinase 2, HOXB4 <text:s/>- <text:s/>homeobox b4, NIPBL <text:s/>- <text:s/>nipped-b homolog (drosophila), MYRF <text:s/>- <text:s/>myelin regulatory factor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PCNA <text:s/>- <text:s/>proliferating cell nuclear antigen, SFRP1 <text:s/>- <text:s/>secreted frizzled-related protein 1, SSBP3 <text:s/>- <text:s/>single stranded dna binding protein 3, GATA6 <text:s/>- <text:s/>gata binding protein 6, TGFB3 <text:s/>- <text:s/>transforming growth factor, beta 3, GPR65 <text:s/>- <text:s/>g protein-coupled receptor 65, TGFB1I1 <text:s/>- <text:s/>transforming growth factor beta 1 induced transcript 1, HNRNPA1 <text:s/>- <text:s/>heterogeneous nuclear ribonucleoprotein a1, HMGN3 <text:s/>- <text:s/>high mobility group nucleosomal binding domain 3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EF1 <text:s/>- <text:s/>lymphoid enhancer-binding factor 1, PHOX2B <text:s/>- <text:s/>paired-like homeobox 2b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4</text:p>
          </table:table-cell>
          <table:table-cell office:value-type="string" calcext:value-type="string">
            <text:p>positive regulation of RNA metabolic process</text:p>
          </table:table-cell>
          <table:table-cell office:value-type="float" office:value="0.000000014" calcext:value-type="float">
            <text:p>0.000000014</text:p>
          </table:table-cell>
          <table:table-cell office:value-type="float" office:value="0.00000687" calcext:value-type="float">
            <text:p>0.00000687</text:p>
          </table:table-cell>
          <table:table-cell office:value-type="float" office:value="1.9" calcext:value-type="float">
            <text:p>1.9</text:p>
          </table:table-cell>
          <table:table-cell office:value-type="float" office:value="13954" calcext:value-type="float">
            <text:p>13954</text:p>
          </table:table-cell>
          <table:table-cell office:value-type="float" office:value="1204" calcext:value-type="float">
            <text:p>1204</text:p>
          </table:table-cell>
          <table:table-cell office:value-type="float" office:value="489" calcext:value-type="float">
            <text:p>4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SIX5 <text:s/>- <text:s/>six homeobox 5, CDH1 <text:s/>- <text:s/>cadherin 1, type 1, e-cadherin (epithelial), PAX6 <text:s/>- <text:s/>paired box 6, RBM15 <text:s/>- <text:s/>rna binding motif protein 15, TOX3 <text:s/>- <text:s/>tox high mobility group box family member 3, HMGB2 <text:s/>- <text:s/>high mobility group box 2, SIN3A <text:s/>- <text:s/>sin3 transcription regulator family member a, RHOQ <text:s/>- <text:s/>ras homolog family member q, CAMTA1 <text:s/>- <text:s/>calmodulin binding transcription activator 1, SIX4 <text:s/>- <text:s/>six homeobox 4, HIVEP3 <text:s/>- <text:s/>human immunodeficiency virus type i enhancer binding protein 3, CTBP2 <text:s/>- <text:s/>c-terminal binding protein 2, CITED4 <text:s/>- <text:s/>cbp/p300-interacting transactivator, with glu/asp-rich carboxy-terminal domain, 4, USP16 <text:s/>- <text:s/>ubiquitin specific peptidase 16, TNRC6B <text:s/>- <text:s/>trinucleotide repeat containing 6b, DBP <text:s/>- <text:s/>d site of albumin promoter (albumin d-box) binding protein, SOST <text:s/>- <text:s/>sclerostin, SP1 <text:s/>- <text:s/>sp1 transcription factor, NFYC <text:s/>- <text:s/>nuclear transcription factor y, gamma, TBX19 <text:s/>- <text:s/>t-box 19, NFKB2 <text:s/>- <text:s/>nuclear factor of kappa light polypeptide gene enhancer in b-cells 2 (p49/p100), SOX4 <text:s/>- <text:s/>sry (sex determining region y)-box 4, MKL1 <text:s/>- <text:s/>megakaryoblastic leukemia (translocation) 1, GRHL1 <text:s/>- <text:s/>grainyhead-like 1 (drosophila), PER1 <text:s/>- <text:s/>period circadian clock 1, GRHL3 <text:s/>- <text:s/>grainyhead-like 3 (drosophila), ID4 <text:s/>- <text:s/>inhibitor of dna binding 4, dominant negative helix-loop-helix protein, CHEK2 <text:s/>- <text:s/>checkpoint kinase 2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ANKRD49 <text:s/>- <text:s/>ankyrin repeat domain 49, HIF1A <text:s/>- <text:s/>hypoxia inducible factor 1, alpha subunit (basic helix-loop-helix transcription factor), H2AFZ <text:s/>- <text:s/>h2a histone family, member z, HOXB4 <text:s/>- <text:s/>homeobox b4, NIPBL <text:s/>- <text:s/>nipped-b homolog (drosophila), MYRF <text:s/>- <text:s/>myelin regulatory factor, EHF <text:s/>- <text:s/>ets homologous factor, PPM1A <text:s/>- <text:s/>protein phosphatase, mg2+/mn2+ dependent, 1a, ISL1 <text:s/>- <text:s/>isl lim homeobox 1, TP53BP1 <text:s/>- <text:s/>tumor protein p53 binding protein 1, DLX3 <text:s/>- <text:s/>distal-less homeobox 3, UBB <text:s/>- <text:s/>ubiquitin b, BCLAF1 <text:s/>- <text:s/>bcl2-associated transcription factor 1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POU3F3 <text:s/>- <text:s/>pou class 3 homeobox 3, NFE2L1 <text:s/>- <text:s/>nuclear factor (erythroid-derived 2)-like 1, SESN2 <text:s/>- <text:s/>sestrin 2, SIX1 <text:s/>- <text:s/>six homeobox 1, KLF1 <text:s/>- <text:s/>kruppel-like factor 1 (erythroid), CDK5RAP3 <text:s/>- <text:s/>cdk5 regulatory subunit associated protein 3, RUNX3 <text:s/>- <text:s/>runt-related transcription factor 3, SERTAD1 <text:s/>- <text:s/>serta domain containing 1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HMGN3 <text:s/>- <text:s/>high mobility group nucleosomal binding domain 3, HNRNPAB <text:s/>- <text:s/>heterogeneous nuclear ribonucleoprotein a/b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EF1 <text:s/>- <text:s/>lymphoid enhancer-binding factor 1, PHOX2B <text:s/>- <text:s/>paired-like homeobox 2b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558</text:p>
          </table:table-cell>
          <table:table-cell office:value-type="string" calcext:value-type="string">
            <text:p>negative regulation of macromolecule biosynthetic process</text:p>
          </table:table-cell>
          <table:table-cell office:value-type="float" office:value="0.0000000213" calcext:value-type="float">
            <text:p>2.13E-08</text:p>
          </table:table-cell>
          <table:table-cell office:value-type="float" office:value="0.0000101" calcext:value-type="float">
            <text:p>0.0000101</text:p>
          </table:table-cell>
          <table:table-cell office:value-type="float" office:value="1.94" calcext:value-type="float">
            <text:p>1.94</text:p>
          </table:table-cell>
          <table:table-cell office:value-type="float" office:value="13954" calcext:value-type="float">
            <text:p>13954</text:p>
          </table:table-cell>
          <table:table-cell office:value-type="float" office:value="1089" calcext:value-type="float">
            <text:p>1089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CDC6 <text:s/>- <text:s/>cell division cycle 6, 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TNRC6B <text:s/>- <text:s/>trinucleotide repeat containing 6b, IGF2BP2 <text:s/>- <text:s/>insulin-like growth factor 2 mrna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CHEK2 <text:s/>- <text:s/>checkpoint kinase 2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ABCA7 <text:s/>- <text:s/>atp-binding cassette, sub-family a (abc1), member 7, ERF <text:s/>- <text:s/>ets2 repressor factor, H2AFZ <text:s/>- <text:s/>h2a histone family, member z, HOXB4 <text:s/>- <text:s/>homeobox b4, SAP130 <text:s/>- <text:s/>sin3a-associated protein, 130kda, DCP2 <text:s/>- <text:s/>decapping mrna 2, OLIG2 <text:s/>- <text:s/>oligodendrocyte lineage transcription factor 2, NIPBL <text:s/>- <text:s/>nipped-b homolog (drosophila), DLG1 <text:s/>- <text:s/>discs, large homolog 1 (drosophila), PASK <text:s/>- <text:s/>pas domain containing serine/threonine kinase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SESN2 <text:s/>- <text:s/>sestrin 2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HIST3H2A <text:s/>- <text:s/>histone cluster 3, h2a, SF1 <text:s/>- <text:s/>splicing factor 1, GATA6 <text:s/>- <text:s/>gata binding protein 6, TGFB3 <text:s/>- <text:s/>transforming growth factor, beta 3, HNRNPA1 <text:s/>- <text:s/>heterogeneous nuclear ribonucleoprotein a1, RBM4 <text:s/>- <text:s/>rna binding motif protein 4, HNRNPC <text:s/>- <text:s/>heterogeneous nuclear ribonucleoprotein c (c1/c2), ARID4A <text:s/>- <text:s/>at rich interactive domain 4a (rbp1-like), ZEB2 <text:s/>- <text:s/>zinc finger e-box binding homeobox 2, KDM4A <text:s/>- <text:s/>lysine (k)-specific demethylase 4a, KAT6B <text:s/>- <text:s/>k(lysine) acetyltransferase 6b, LARP1 <text:s/>- <text:s/>la ribonucleoprotein domain family, member 1, DNAJB5 <text:s/>- <text:s/>dnaj (hsp40) homolog, subfamily b, member 5, LEF1 <text:s/>- <text:s/>lymphoid enhancer-binding factor 1, HDAC1 <text:s/>- <text:s/>histone deacetylase 1, ATAD2 <text:s/>- <text:s/>atpase family, aaa domain containing 2, TMEFF2 <text:s/>- <text:s/>transmembrane protein with egf-like and two follistatin-like domains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7</text:p>
          </table:table-cell>
          <table:table-cell office:value-type="string" calcext:value-type="string">
            <text:p>regulation of transcription from RNA polymerase II promoter</text:p>
          </table:table-cell>
          <table:table-cell office:value-type="float" office:value="0.000000022" calcext:value-type="float">
            <text:p>0.000000022</text:p>
          </table:table-cell>
          <table:table-cell office:value-type="float" office:value="0.0000101" calcext:value-type="float">
            <text:p>0.0000101</text:p>
          </table:table-cell>
          <table:table-cell office:value-type="float" office:value="1.75" calcext:value-type="float">
            <text:p>1.75</text:p>
          </table:table-cell>
          <table:table-cell office:value-type="float" office:value="13954" calcext:value-type="float">
            <text:p>13954</text:p>
          </table:table-cell>
          <table:table-cell office:value-type="float" office:value="1565" calcext:value-type="float">
            <text:p>1565</text:p>
          </table:table-cell>
          <table:table-cell office:value-type="float" office:value="489" calcext:value-type="float">
            <text:p>48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[SIX5 <text:s/>- <text:s/>six homeobox 5, PAX6 <text:s/>- <text:s/>paired box 6, RBM15 <text:s/>- <text:s/>rna binding motif protein 15, HMGB2 <text:s/>- <text:s/>high mobility group box 2, XPO1 <text:s/>- <text:s/>exportin 1 (crm1 homolog, yeast), SIN3A <text:s/>- <text:s/>sin3 transcription regulator family member a, TLE1 <text:s/>- <text:s/>transducin-like enhancer of split 1 (e(sp1) homolog, drosophila), RHOQ <text:s/>- <text:s/>ras homolog family member q, CAMTA1 <text:s/>- <text:s/>calmodulin binding transcription activator 1, TLE4 <text:s/>- <text:s/>transducin-like enhancer of split 4 (e(sp1) homolog, drosophila), SIX4 <text:s/>- <text:s/>six homeobox 4, CTBP2 <text:s/>- <text:s/>c-terminal binding protein 2, CITED4 <text:s/>- <text:s/>cbp/p300-interacting transactivator, with glu/asp-rich carboxy-terminal domain, 4, USP16 <text:s/>- <text:s/>ubiquitin specific peptidase 16, DBP <text:s/>- <text:s/>d site of albumin promoter (albumin d-box) binding protein, SOST <text:s/>- <text:s/>sclerostin, MAEL <text:s/>- <text:s/>maelstrom spermatogenic transposon silencer, SP1 <text:s/>- <text:s/>sp1 transcription factor, ID1 <text:s/>- <text:s/>inhibitor of dna binding 1, dominant negative helix-loop-helix protein, SP2 <text:s/>- <text:s/>sp2 transcription factor, GPC3 <text:s/>- <text:s/>glypican 3, NFYC <text:s/>- <text:s/>nuclear transcription factor y, gamma, TBX19 <text:s/>- <text:s/>t-box 19, TBX18 <text:s/>- <text:s/>t-box 18, PSMA3 <text:s/>- <text:s/>proteasome (prosome, macropain) subunit, alpha type, 3, NFKB2 <text:s/>- <text:s/>nuclear factor of kappa light polypeptide gene enhancer in b-cells 2 (p49/p100), SOX4 <text:s/>- <text:s/>sry (sex determining region y)-box 4, MKL1 <text:s/>- <text:s/>megakaryoblastic leukemia (translocation) 1, GRHL1 <text:s/>- <text:s/>grainyhead-like 1 (drosophila), C12orf52 <text:s/>- <text:s/>chromosome 12 open reading frame 52, GRHL3 <text:s/>- <text:s/>grainyhead-like 3 (drosophila), PER1 <text:s/>- <text:s/>period circadian clock 1, ID4 <text:s/>- <text:s/>inhibitor of dna binding 4, dominant negative helix-loop-helix protein, MED8 <text:s/>- <text:s/>mediator complex subunit 8, SP9 <text:s/>- <text:s/>sp9 transcription factor, NKX6-1 <text:s/>- <text:s/>nk6 homeobox 1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TSC22D3 <text:s/>- <text:s/>tsc22 domain family, member 3, MYOCD <text:s/>- <text:s/>myocardin, HIF1A <text:s/>- <text:s/>hypoxia inducible factor 1, alpha subunit (basic helix-loop-helix transcription factor), ERF <text:s/>- <text:s/>ets2 repressor factor, ZMYM3 <text:s/>- <text:s/>zinc finger, mym-type 3, H2AFZ <text:s/>- <text:s/>h2a histone family, member z, HOXB4 <text:s/>- <text:s/>homeobox b4, SAP130 <text:s/>- <text:s/>sin3a-associated protein, 130kda, PSME2 <text:s/>- <text:s/>proteasome (prosome, macropain) activator subunit 2 (pa28 beta), NIPBL <text:s/>- <text:s/>nipped-b homolog (drosophila), OLIG2 <text:s/>- <text:s/>oligodendrocyte lineage transcription factor 2, DLG1 <text:s/>- <text:s/>discs, large homolog 1 (drosophila), CRY1 <text:s/>- <text:s/>cryptochrome 1 (photolyase-like), JARID2 <text:s/>- <text:s/>jumonji, at rich interactive domain 2, SNCA <text:s/>- <text:s/>synuclein, alpha (non a4 component of amyloid precursor), EHF <text:s/>- <text:s/>ets homologous factor, PPM1A <text:s/>- <text:s/>protein phosphatase, mg2+/mn2+ dependent, 1a, ISL1 <text:s/>- <text:s/>isl lim homeobox 1, CHRDL1 <text:s/>- <text:s/>chordin-like 1, DLX3 <text:s/>- <text:s/>distal-less homeobox 3, TP53BP1 <text:s/>- <text:s/>tumor protein p53 binding protein 1, UBB <text:s/>- <text:s/>ubiquitin b, ESRRB <text:s/>- <text:s/>estrogen-related receptor beta, EPC1 <text:s/>- <text:s/>enhancer of polycomb homolog 1 (drosophila), NFATC4 <text:s/>- <text:s/>nuclear factor of activated t-cells, cytoplasmic, calcineurin-dependent 4, POU3F3 <text:s/>- <text:s/>pou class 3 homeobox 3, NFE2L1 <text:s/>- <text:s/>nuclear factor (erythroid-derived 2)-like 1, SESN2 <text:s/>- <text:s/>sestrin 2, LRP8 <text:s/>- <text:s/>low density lipoprotein receptor-related protein 8, apolipoprotein e receptor, SIX1 <text:s/>- <text:s/>six homeobox 1, FNIP1 <text:s/>- <text:s/>folliculin interacting protein 1, CDK5RAP3 <text:s/>- <text:s/>cdk5 regulatory subunit associated protein 3, RUNX3 <text:s/>- <text:s/>runt-related transcription factor 3, SERTAD1 <text:s/>- <text:s/>serta domain containing 1, SFRP1 <text:s/>- <text:s/>secreted frizzled-related protein 1, SSBP3 <text:s/>- <text:s/>single stranded dna binding protein 3, GATA6 <text:s/>- <text:s/>gata binding protein 6, TGFB3 <text:s/>- <text:s/>transforming growth factor, beta 3, HMGN3 <text:s/>- <text:s/>high mobility group nucleosomal binding domain 3, ARID4A <text:s/>- <text:s/>at rich interactive domain 4a (rbp1-like), ZEB2 <text:s/>- <text:s/>zinc finger e-box binding homeobox 2, CXCL10 <text:s/>- <text:s/>chemokine (c-x-c motif) ligand 10, CKS2 <text:s/>- <text:s/>cdc28 protein kinase regulatory subunit 2, KAT6B <text:s/>- <text:s/>k(lysine) acetyltransferase 6b, LEF1 <text:s/>- <text:s/>lymphoid enhancer-binding factor 1, DNAJB5 <text:s/>- <text:s/>dnaj (hsp40) homolog, subfamily b, member 5, PHOX2B <text:s/>- <text:s/>paired-like homeobox 2b, SMAD6 <text:s/>- <text:s/>smad family member 6, HSPA5 <text:s/>- <text:s/>heat shock 70kda protein 5 (glucose-regulated protein, 78kda), NRL <text:s/>- <text:s/>neural retina leucine zipper, HDAC1 <text:s/>- <text:s/>histone deacetylase 1, ATAD2 <text:s/>- <text:s/>atpase family, aaa domain containing 2, PRKAR1A <text:s/>- <text:s/>protein kinase, camp-dependent, regulatory, type i, alpha, RFX7 <text:s/>- <text:s/>regulatory factor x, 7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51</text:p>
          </table:table-cell>
          <table:table-cell office:value-type="string" calcext:value-type="string">
            <text:p>transcription, DNA-templated</text:p>
          </table:table-cell>
          <table:table-cell office:value-type="float" office:value="0.0000000234" calcext:value-type="float">
            <text:p>2.34E-08</text:p>
          </table:table-cell>
          <table:table-cell office:value-type="float" office:value="0.0000104" calcext:value-type="float">
            <text:p>0.0000104</text:p>
          </table:table-cell>
          <table:table-cell office:value-type="float" office:value="1.68" calcext:value-type="float">
            <text:p>1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815" calcext:value-type="float">
            <text:p>1815</text:p>
          </table:table-cell>
          <table:table-cell office:value-type="float" office:value="489" calcext:value-type="float">
            <text:p>48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CAMTA1 <text:s/>- <text:s/>calmodulin binding transcription activator 1, ZNF436 <text:s/>- <text:s/>zinc finger protein 436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KHDRBS3 <text:s/>- <text:s/>kh domain containing, rna binding, signal transduction associated 3, CNOT10 <text:s/>- <text:s/>ccr4-not transcription complex, subunit 10, SOX4 <text:s/>- <text:s/>sry (sex determining region y)-box 4, GRHL1 <text:s/>- <text:s/>grainyhead-like 1 (drosophila), GRHL3 <text:s/>- <text:s/>grainyhead-like 3 (drosophila), CHEK2 <text:s/>- <text:s/>checkpoint kinase 2, SP9 <text:s/>- <text:s/>sp9 transcription factor, ZNF532 <text:s/>- <text:s/>zinc finger protein 532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ZEB2 <text:s/>- <text:s/>zinc finger e-box binding homeobox 2, ZNF644 <text:s/>- <text:s/>zinc finger protein 644, AFF3 <text:s/>- <text:s/>af4/fmr2 family, member 3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HOXB4 <text:s/>- <text:s/>homeobox b4, ZBTB5 <text:s/>- <text:s/>zinc finger and btb domain containing 5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SIX1 <text:s/>- <text:s/>six homeobox 1, KLF1 <text:s/>- <text:s/>kruppel-like factor 1 (erythroid), RUNX3 <text:s/>- <text:s/>runt-related transcription factor 3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659</text:p>
          </table:table-cell>
          <table:table-cell office:value-type="string" calcext:value-type="string">
            <text:p>nucleic acid-templated transcription</text:p>
          </table:table-cell>
          <table:table-cell office:value-type="float" office:value="0.0000000241" calcext:value-type="float">
            <text:p>2.41E-08</text:p>
          </table:table-cell>
          <table:table-cell office:value-type="float" office:value="0.0000104" calcext:value-type="float">
            <text:p>0.0000104</text:p>
          </table:table-cell>
          <table:table-cell office:value-type="float" office:value="1.68" calcext:value-type="float">
            <text:p>1.68</text:p>
          </table:table-cell>
          <table:table-cell office:value-type="float" office:value="13954" calcext:value-type="float">
            <text:p>13954</text:p>
          </table:table-cell>
          <table:table-cell office:value-type="float" office:value="1816" calcext:value-type="float">
            <text:p>1816</text:p>
          </table:table-cell>
          <table:table-cell office:value-type="float" office:value="489" calcext:value-type="float">
            <text:p>48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CAMTA1 <text:s/>- <text:s/>calmodulin binding transcription activator 1, ZNF436 <text:s/>- <text:s/>zinc finger protein 436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KHDRBS3 <text:s/>- <text:s/>kh domain containing, rna binding, signal transduction associated 3, CNOT10 <text:s/>- <text:s/>ccr4-not transcription complex, subunit 10, SOX4 <text:s/>- <text:s/>sry (sex determining region y)-box 4, GRHL1 <text:s/>- <text:s/>grainyhead-like 1 (drosophila), GRHL3 <text:s/>- <text:s/>grainyhead-like 3 (drosophila), CHEK2 <text:s/>- <text:s/>checkpoint kinase 2, SP9 <text:s/>- <text:s/>sp9 transcription factor, ZNF532 <text:s/>- <text:s/>zinc finger protein 532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ZEB2 <text:s/>- <text:s/>zinc finger e-box binding homeobox 2, ZNF644 <text:s/>- <text:s/>zinc finger protein 644, AFF3 <text:s/>- <text:s/>af4/fmr2 family, member 3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HOXB4 <text:s/>- <text:s/>homeobox b4, ZBTB5 <text:s/>- <text:s/>zinc finger and btb domain containing 5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SIX1 <text:s/>- <text:s/>six homeobox 1, KLF1 <text:s/>- <text:s/>kruppel-like factor 1 (erythroid), RUNX3 <text:s/>- <text:s/>runt-related transcription factor 3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2</text:p>
          </table:table-cell>
          <table:table-cell office:value-type="string" calcext:value-type="string">
            <text:p>organic cyclic compound biosynthetic process</text:p>
          </table:table-cell>
          <table:table-cell office:value-type="float" office:value="0.0000000392" calcext:value-type="float">
            <text:p>3.92E-08</text:p>
          </table:table-cell>
          <table:table-cell office:value-type="float" office:value="0.0000164" calcext:value-type="float">
            <text:p>0.0000164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2468" calcext:value-type="float">
            <text:p>2468</text:p>
          </table:table-cell>
          <table:table-cell office:value-type="float" office:value="489" calcext:value-type="float">
            <text:p>48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DDC <text:s/>- <text:s/>dopa decarboxylase (aromatic l-amino acid decarboxylase), PNPO <text:s/>- <text:s/>pyridoxamine 5'-phosphate oxidase, ZNF436 <text:s/>- <text:s/>zinc finger protein 436, CAMTA1 <text:s/>- <text:s/>calmodulin binding transcription activator 1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UCY1B3 <text:s/>- <text:s/>guanylate cyclase 1, soluble, beta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MMAB <text:s/>- <text:s/>methylmalonic aciduria (cobalamin deficiency) cblb type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SNCA <text:s/>- <text:s/>synuclein, alpha (non a4 component of amyloid precursor), SC5D <text:s/>- <text:s/>sterol-c5-desaturase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OSBPL3 <text:s/>- <text:s/>oxysterol binding protein-like 3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FDPS <text:s/>- <text:s/>farnesyl diphosphate synthase, ZEB2 <text:s/>- <text:s/>zinc finger e-box binding homeobox 2, PANK1 <text:s/>- <text:s/>pantothenate kinase 1, HELB <text:s/>- <text:s/>helicase (dna) b, ZNF644 <text:s/>- <text:s/>zinc finger protein 644, C14orf1 <text:s/>- <text:s/>chromosome 14 open reading frame 1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FRYL <text:s/>- <text:s/>fry-like, ADNP2 <text:s/>- <text:s/>adnp homeobox 2, MKL1 <text:s/>- <text:s/>megakaryoblastic leukemia (translocation) 1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ZSCAN2 <text:s/>- <text:s/>zinc finger and scan domain containing 2, MYOCD <text:s/>- <text:s/>myocardin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JARID2 <text:s/>- <text:s/>jumonji, at rich interactive domain 2, MIER2 <text:s/>- <text:s/>mesoderm induction early response 1, family member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KLF1 <text:s/>- <text:s/>kruppel-like factor 1 (erythroid), SIX1 <text:s/>- <text:s/>six homeobox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OSBPL9 <text:s/>- <text:s/>oxysterol binding protein-like 9, SPATA24 <text:s/>- <text:s/>spermatogenesis associated 24, KDM4A <text:s/>- <text:s/>lysine (k)-specific demethylase 4a, SQLE <text:s/>- <text:s/>squalene epoxidase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774</text:p>
          </table:table-cell>
          <table:table-cell office:value-type="string" calcext:value-type="string">
            <text:p>RNA biosynthetic process</text:p>
          </table:table-cell>
          <table:table-cell office:value-type="float" office:value="0.0000000542" calcext:value-type="float">
            <text:p>5.42E-08</text:p>
          </table:table-cell>
          <table:table-cell office:value-type="float" office:value="0.0000221" calcext:value-type="float">
            <text:p>0.0000221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2053" calcext:value-type="float">
            <text:p>2053</text:p>
          </table:table-cell>
          <table:table-cell office:value-type="float" office:value="489" calcext:value-type="float">
            <text:p>48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KHDRBS3 <text:s/>- <text:s/>kh domain containing, rna binding, signal transduction associated 3, CNOT10 <text:s/>- <text:s/>ccr4-not transcription complex, subunit 10, SOX4 <text:s/>- <text:s/>sry (sex determining region y)-box 4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ZEB2 <text:s/>- <text:s/>zinc finger e-box binding homeobox 2, HELB <text:s/>- <text:s/>helicase (dna) b, ZNF644 <text:s/>- <text:s/>zinc finger protein 64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FRYL <text:s/>- <text:s/>fry-like, ADNP2 <text:s/>- <text:s/>adnp homeobox 2, MKL1 <text:s/>- <text:s/>megakaryoblastic leukemia (translocation) 1, PER1 <text:s/>- <text:s/>period circadian clock 1, ID4 <text:s/>- <text:s/>inhibitor of dna binding 4, dominant negative helix-loop-helix protein, NKX6-1 <text:s/>- <text:s/>nk6 homeobox 1, PTRF <text:s/>- <text:s/>polymerase i and transcript release factor, ZSCAN2 <text:s/>- <text:s/>zinc finger and scan domain containing 2, MYOCD <text:s/>- <text:s/>myocard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SIX1 <text:s/>- <text:s/>six homeobox 1, KLF1 <text:s/>- <text:s/>kruppel-like factor 1 (erythroid)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5</text:p>
          </table:table-cell>
          <table:table-cell office:value-type="string" calcext:value-type="string">
            <text:p>cellular macromolecule biosynthetic process</text:p>
          </table:table-cell>
          <table:table-cell office:value-type="float" office:value="0.0000000603" calcext:value-type="float">
            <text:p>6.03E-08</text:p>
          </table:table-cell>
          <table:table-cell office:value-type="float" office:value="0.0000239" calcext:value-type="float">
            <text:p>0.0000239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2222" calcext:value-type="float">
            <text:p>2222</text:p>
          </table:table-cell>
          <table:table-cell office:value-type="float" office:value="489" calcext:value-type="float">
            <text:p>48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CDC6 <text:s/>- <text:s/>cell division cycle 6, CDC25A <text:s/>- <text:s/>cell division cycle 25a, SIX5 <text:s/>- <text:s/>six homeobox 5, CDK1 <text:s/>- <text:s/>cyclin-dependent kinase 1, PAX6 <text:s/>- <text:s/>paired box 6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KHDRBS3 <text:s/>- <text:s/>kh domain containing, rna binding, signal transduction associated 3, P4HB <text:s/>- <text:s/>prolyl 4-hydroxylase, beta polypeptide, METTL17 <text:s/>- <text:s/>methyltransferase like 17, CNOT10 <text:s/>- <text:s/>ccr4-not transcription complex, subunit 10, SOX4 <text:s/>- <text:s/>sry (sex determining region y)-box 4, GRHL1 <text:s/>- <text:s/>grainyhead-like 1 (drosophila), GRHL3 <text:s/>- <text:s/>grainyhead-like 3 (drosophila), CHEK2 <text:s/>- <text:s/>checkpoint kinase 2, SP9 <text:s/>- <text:s/>sp9 transcription factor, ZNF532 <text:s/>- <text:s/>zinc finger protein 532, GYS1 <text:s/>- <text:s/>glycogen synthase 1 (muscle)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ZEB2 <text:s/>- <text:s/>zinc finger e-box binding homeobox 2, HELB <text:s/>- <text:s/>helicase (dna) b, ZNF644 <text:s/>- <text:s/>zinc finger protein 644, MRPL4 <text:s/>- <text:s/>mitochondrial ribosomal protein l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ZSCAN2 <text:s/>- <text:s/>zinc finger and scan domain containing 2, MYOCD <text:s/>- <text:s/>myocardin, WARS <text:s/>- <text:s/>tryptophanyl-trna synthetase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KLF1 <text:s/>- <text:s/>kruppel-like factor 1 (erythroid), SIX1 <text:s/>- <text:s/>six homeobox 1, RUNX3 <text:s/>- <text:s/>runt-related transcription factor 3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0113</text:p>
          </table:table-cell>
          <table:table-cell office:value-type="string" calcext:value-type="string">
            <text:p>negative regulation of cellular macromolecule biosynthetic process</text:p>
          </table:table-cell>
          <table:table-cell office:value-type="float" office:value="0.000000063" calcext:value-type="float">
            <text:p>0.000000063</text:p>
          </table:table-cell>
          <table:table-cell office:value-type="float" office:value="0.0000242" calcext:value-type="float">
            <text:p>0.0000242</text:p>
          </table:table-cell>
          <table:table-cell office:value-type="float" office:value="1.93" calcext:value-type="float">
            <text:p>1.93</text:p>
          </table:table-cell>
          <table:table-cell office:value-type="float" office:value="13954" calcext:value-type="float">
            <text:p>13954</text:p>
          </table:table-cell>
          <table:table-cell office:value-type="float" office:value="1034" calcext:value-type="float">
            <text:p>1034</text:p>
          </table:table-cell>
          <table:table-cell office:value-type="float" office:value="489" calcext:value-type="float">
            <text:p>4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CDC6 <text:s/>- <text:s/>cell division cycle 6, 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TNRC6B <text:s/>- <text:s/>trinucleotide repeat containing 6b, IGF2BP2 <text:s/>- <text:s/>insulin-like growth factor 2 mrna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CHEK2 <text:s/>- <text:s/>checkpoint kinase 2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ABCA7 <text:s/>- <text:s/>atp-binding cassette, sub-family a (abc1), member 7, ERF <text:s/>- <text:s/>ets2 repressor factor, H2AFZ <text:s/>- <text:s/>h2a histone family, member z, HOXB4 <text:s/>- <text:s/>homeobox b4, SAP130 <text:s/>- <text:s/>sin3a-associated protein, 130kda, DCP2 <text:s/>- <text:s/>decapping mrna 2, OLIG2 <text:s/>- <text:s/>oligodendrocyte lineage transcription factor 2, NIPBL <text:s/>- <text:s/>nipped-b homolog (drosophila), DLG1 <text:s/>- <text:s/>discs, large homolog 1 (drosophila), PASK <text:s/>- <text:s/>pas domain containing serine/threonine kinase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SESN2 <text:s/>- <text:s/>sestrin 2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HIST3H2A <text:s/>- <text:s/>histone cluster 3, h2a, GATA6 <text:s/>- <text:s/>gata binding protein 6, TGFB3 <text:s/>- <text:s/>transforming growth factor, beta 3, HNRNPA1 <text:s/>- <text:s/>heterogeneous nuclear ribonucleoprotein a1, RBM4 <text:s/>- <text:s/>rna binding motif protein 4, HNRNPC <text:s/>- <text:s/>heterogeneous nuclear ribonucleoprotein c (c1/c2), ARID4A <text:s/>- <text:s/>at rich interactive domain 4a (rbp1-like), ZEB2 <text:s/>- <text:s/>zinc finger e-box binding homeobox 2, KDM4A <text:s/>- <text:s/>lysine (k)-specific demethylase 4a, KAT6B <text:s/>- <text:s/>k(lysine) acetyltransferase 6b, LARP1 <text:s/>- <text:s/>la ribonucleoprotein domain family, member 1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44</text:p>
          </table:table-cell>
          <table:table-cell office:value-type="string" calcext:value-type="string">
            <text:p>positive regulation of transcription from RNA polymerase II promoter</text:p>
          </table:table-cell>
          <table:table-cell office:value-type="float" office:value="0.0000000659" calcext:value-type="float">
            <text:p>6.59E-08</text:p>
          </table:table-cell>
          <table:table-cell office:value-type="float" office:value="0.0000247" calcext:value-type="float">
            <text:p>0.0000247</text:p>
          </table:table-cell>
          <table:table-cell office:value-type="float" office:value="2.02" calcext:value-type="float">
            <text:p>2.02</text:p>
          </table:table-cell>
          <table:table-cell office:value-type="float" office:value="13954" calcext:value-type="float">
            <text:p>13954</text:p>
          </table:table-cell>
          <table:table-cell office:value-type="float" office:value="891" calcext:value-type="float">
            <text:p>891</text:p>
          </table:table-cell>
          <table:table-cell office:value-type="float" office:value="489" calcext:value-type="float">
            <text:p>48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[SIX5 <text:s/>- <text:s/>six homeobox 5, PAX6 <text:s/>- <text:s/>paired box 6, RBM15 <text:s/>- <text:s/>rna binding motif protein 15, HMGB2 <text:s/>- <text:s/>high mobility group box 2, SIN3A <text:s/>- <text:s/>sin3 transcription regulator family member a, RHOQ <text:s/>- <text:s/>ras homolog family member q, CAMTA1 <text:s/>- <text:s/>calmodulin binding transcription activator 1, SIX4 <text:s/>- <text:s/>six homeobox 4, CTBP2 <text:s/>- <text:s/>c-terminal binding protein 2, CITED4 <text:s/>- <text:s/>cbp/p300-interacting transactivator, with glu/asp-rich carboxy-terminal domain, 4, USP16 <text:s/>- <text:s/>ubiquitin specific peptidase 16, DBP <text:s/>- <text:s/>d site of albumin promoter (albumin d-box) binding protein, SP1 <text:s/>- <text:s/>sp1 transcription factor, NFYC <text:s/>- <text:s/>nuclear transcription factor y, gamma, TBX19 <text:s/>- <text:s/>t-box 19, NFKB2 <text:s/>- <text:s/>nuclear factor of kappa light polypeptide gene enhancer in b-cells 2 (p49/p100), SOX4 <text:s/>- <text:s/>sry (sex determining region y)-box 4, MKL1 <text:s/>- <text:s/>megakaryoblastic leukemia (translocation) 1, GRHL1 <text:s/>- <text:s/>grainyhead-like 1 (drosophila), GRHL3 <text:s/>- <text:s/>grainyhead-like 3 (drosophila), PER1 <text:s/>- <text:s/>period circadian clock 1, ID4 <text:s/>- <text:s/>inhibitor of dna binding 4, dominant negative helix-loop-helix protein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ATF6B <text:s/>- <text:s/>activating transcription factor 6 beta, MYOCD <text:s/>- <text:s/>myocardin, HIF1A <text:s/>- <text:s/>hypoxia inducible factor 1, alpha subunit (basic helix-loop-helix transcription factor), H2AFZ <text:s/>- <text:s/>h2a histone family, member z, HOXB4 <text:s/>- <text:s/>homeobox b4, NIPBL <text:s/>- <text:s/>nipped-b homolog (drosophila), EHF <text:s/>- <text:s/>ets homologous factor, ISL1 <text:s/>- <text:s/>isl lim homeobox 1, DLX3 <text:s/>- <text:s/>distal-less homeobox 3, TP53BP1 <text:s/>- <text:s/>tumor protein p53 binding protein 1, UBB <text:s/>- <text:s/>ubiquitin b, ESRRB <text:s/>- <text:s/>estrogen-related receptor beta, EPC1 <text:s/>- <text:s/>enhancer of polycomb homolog 1 (drosophila), NFATC4 <text:s/>- <text:s/>nuclear factor of activated t-cells, cytoplasmic, calcineurin-dependent 4, POU3F3 <text:s/>- <text:s/>pou class 3 homeobox 3, NFE2L1 <text:s/>- <text:s/>nuclear factor (erythroid-derived 2)-like 1, SESN2 <text:s/>- <text:s/>sestrin 2, SIX1 <text:s/>- <text:s/>six homeobox 1, CDK5RAP3 <text:s/>- <text:s/>cdk5 regulatory subunit associated protein 3, SERTAD1 <text:s/>- <text:s/>serta domain containing 1, SSBP3 <text:s/>- <text:s/>single stranded dna binding protein 3, GATA6 <text:s/>- <text:s/>gata binding protein 6, TGFB3 <text:s/>- <text:s/>transforming growth factor, beta 3, HMGN3 <text:s/>- <text:s/>high mobility group nucleosomal binding domain 3, ARID4A <text:s/>- <text:s/>at rich interactive domain 4a (rbp1-like), ZEB2 <text:s/>- <text:s/>zinc finger e-box binding homeobox 2, CXCL10 <text:s/>- <text:s/>chemokine (c-x-c motif) ligand 10, KAT6B <text:s/>- <text:s/>k(lysine) acetyltransferase 6b, LEF1 <text:s/>- <text:s/>lymphoid enhancer-binding factor 1, PHOX2B <text:s/>- <text:s/>paired-like homeobox 2b, HSPA5 <text:s/>- <text:s/>heat shock 70kda protein 5 (glucose-regulated protein, 78kda), SMAD6 <text:s/>- <text:s/>smad family member 6, NRL <text:s/>- <text:s/>neural retina leucine zipper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05</text:p>
          </table:table-cell>
          <table:table-cell office:value-type="string" calcext:value-type="string">
            <text:p>negative regulation of macromolecule metabolic process</text:p>
          </table:table-cell>
          <table:table-cell office:value-type="float" office:value="0.0000000883" calcext:value-type="float">
            <text:p>8.83E-08</text:p>
          </table:table-cell>
          <table:table-cell office:value-type="float" office:value="0.0000323" calcext:value-type="float">
            <text:p>0.0000323</text:p>
          </table:table-cell>
          <table:table-cell office:value-type="float" office:value="1.63" calcext:value-type="float">
            <text:p>1.63</text:p>
          </table:table-cell>
          <table:table-cell office:value-type="float" office:value="13954" calcext:value-type="float">
            <text:p>13954</text:p>
          </table:table-cell>
          <table:table-cell office:value-type="float" office:value="1931" calcext:value-type="float">
            <text:p>1931</text:p>
          </table:table-cell>
          <table:table-cell office:value-type="float" office:value="489" calcext:value-type="float">
            <text:p>48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SIN3A <text:s/>- <text:s/>sin3 transcription regulator family member a, SET <text:s/>- <text:s/>set nuclear oncogene, PNRC1 <text:s/>- <text:s/>proline-rich nuclear receptor coactivator 1, SIX4 <text:s/>- <text:s/>six homeobox 4, LMO3 <text:s/>- <text:s/>lim domain only 3 (rhombotin-like 2), CHP1 <text:s/>- <text:s/>calcineurin-like ef-hand protein 1, MAEL <text:s/>- <text:s/>maelstrom spermatogenic transposon silencer, IGF2BP2 <text:s/>- <text:s/>insulin-like growth factor 2 mrna binding protein 2, SP2 <text:s/>- <text:s/>sp2 transcription factor, ANAPC15 <text:s/>- <text:s/>anaphase promoting complex subunit 15, GPC3 <text:s/>- <text:s/>glypican 3, PSMA3 <text:s/>- <text:s/>proteasome (prosome, macropain) subunit, alpha type, 3, CNOT10 <text:s/>- <text:s/>ccr4-not transcription complex, subunit 10, SOX4 <text:s/>- <text:s/>sry (sex determining region y)-box 4, C12orf52 <text:s/>- <text:s/>chromosome 12 open reading frame 52, CHEK2 <text:s/>- <text:s/>checkpoint kinase 2, PAFAH1B1 <text:s/>- <text:s/>platelet-activating factor acetylhydrolase 1b, regulatory subunit 1 (45kda), RGS4 <text:s/>- <text:s/>regulator of g-protein signaling 4, ELF3 <text:s/>- <text:s/>e74-like factor 3 (ets domain transcription factor, epithelial-specific ), LDB1 <text:s/>- <text:s/>lim domain binding 1, DERL2 <text:s/>- <text:s/>derlin 2, SCAI <text:s/>- <text:s/>suppressor of cancer cell invasion, CLEC16A <text:s/>- <text:s/>c-type lectin domain family 16, member a, ABCA7 <text:s/>- <text:s/>atp-binding cassette, sub-family a (abc1), member 7, H2AFZ <text:s/>- <text:s/>h2a histone family, member z, DCP2 <text:s/>- <text:s/>decapping mrna 2, SAP130 <text:s/>- <text:s/>sin3a-associated protein, 130kda, PSME2 <text:s/>- <text:s/>proteasome (prosome, macropain) activator subunit 2 (pa28 beta), OLIG2 <text:s/>- <text:s/>oligodendrocyte lineage transcription factor 2, ANAPC5 <text:s/>- <text:s/>anaphase promoting complex subunit 5, USP19 <text:s/>- <text:s/>ubiquitin specific peptidase 19, SNCA <text:s/>- <text:s/>synuclein, alpha (non a4 component of amyloid precursor)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DDX54 <text:s/>- <text:s/>dead (asp-glu-ala-asp) box polypeptide 54, LRP8 <text:s/>- <text:s/>low density lipoprotein receptor-related protein 8, apolipoprotein e receptor, HIST3H2A <text:s/>- <text:s/>histone cluster 3, h2a, SPRY2 <text:s/>- <text:s/>sprouty homolog 2 (drosophila), ZEB2 <text:s/>- <text:s/>zinc finger e-box binding homeobox 2, HELB <text:s/>- <text:s/>helicase (dna) b, LARP1 <text:s/>- <text:s/>la ribonucleoprotein domain family, member 1, FAM212B <text:s/>- <text:s/>family with sequence similarity 212, member b, HDAC1 <text:s/>- <text:s/>histone deacetylase 1, TMEFF2 <text:s/>- <text:s/>transmembrane protein with egf-like and two follistatin-like domains 2, HMGB2 <text:s/>- <text:s/>high mobility group box 2, XPO1 <text:s/>- <text:s/>exportin 1 (crm1 homolog, yeast)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ERPUD1 <text:s/>- <text:s/>homocysteine-inducible, endoplasmic reticulum stress-inducible, ubiquitin-like domain member 1, CTBP2 <text:s/>- <text:s/>c-terminal binding protein 2, TNRC6B <text:s/>- <text:s/>trinucleotide repeat containing 6b, ID1 <text:s/>- <text:s/>inhibitor of dna binding 1, dominant negative helix-loop-helix protein, DUSP6 <text:s/>- <text:s/>dual specificity phosphatase 6, UBE2C <text:s/>- <text:s/>ubiquitin-conjugating enzyme e2c, TBX18 <text:s/>- <text:s/>t-box 18, NFKB2 <text:s/>- <text:s/>nuclear factor of kappa light polypeptide gene enhancer in b-cells 2 (p49/p100), FLRT3 <text:s/>- <text:s/>fibronectin leucine rich transmembrane protein 3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TSC22D3 <text:s/>- <text:s/>tsc22 domain family, member 3, CALM3 <text:s/>- <text:s/>calmodulin 3 (phosphorylase kinase, delta), MYOCD <text:s/>- <text:s/>myocardin, WARS <text:s/>- <text:s/>tryptophanyl-trna synthetase, ERF <text:s/>- <text:s/>ets2 repressor factor, HOXB4 <text:s/>- <text:s/>homeobox b4, TDRKH <text:s/>- <text:s/>tudor and kh domain containing, DLG1 <text:s/>- <text:s/>discs, large homolog 1 (drosophila), NIPBL <text:s/>- <text:s/>nipped-b homolog (drosophila), CRY1 <text:s/>- <text:s/>cryptochrome 1 (photolyase-like), PASK <text:s/>- <text:s/>pas domain containing serine/threonine kinase, JARID2 <text:s/>- <text:s/>jumonji, at rich interactive domain 2, UBB <text:s/>- <text:s/>ubiquitin b, EPC1 <text:s/>- <text:s/>enhancer of polycomb homolog 1 (drosophila), NFATC4 <text:s/>- <text:s/>nuclear factor of activated t-cells, cytoplasmic, calcineurin-dependent 4, SESN2 <text:s/>- <text:s/>sestrin 2, HIST1H2AA <text:s/>- <text:s/>histone cluster 1, h2aa, SIX1 <text:s/>- <text:s/>six homeobox 1, FNIP1 <text:s/>- <text:s/>folliculin interacting protein 1, EXD1 <text:s/>- <text:s/>exonuclease 3'-5' domain containing 1, CDK5RAP3 <text:s/>- <text:s/>cdk5 regulatory subunit associated protein 3, RUNX3 <text:s/>- <text:s/>runt-related transcription factor 3, SFRP1 <text:s/>- <text:s/>secreted frizzled-related protein 1, GATA6 <text:s/>- <text:s/>gata binding protein 6, SF1 <text:s/>- <text:s/>splicing factor 1, TGFB3 <text:s/>- <text:s/>transforming growth factor, beta 3, RBM4 <text:s/>- <text:s/>rna binding motif protein 4, HNRNPA1 <text:s/>- <text:s/>heterogeneous nuclear ribonucleoprotein a1, HNRNPC <text:s/>- <text:s/>heterogeneous nuclear ribonucleoprotein c (c1/c2), ARID4A <text:s/>- <text:s/>at rich interactive domain 4a (rbp1-like), KDM4A <text:s/>- <text:s/>lysine (k)-specific demethylase 4a, PARD3 <text:s/>- <text:s/>par-3 partitioning defective 3 homolog (c. elegans), DDX4 <text:s/>- <text:s/>dead (asp-glu-ala-asp) box polypeptide 4, TLK2 <text:s/>- <text:s/>tousled-like kinase 2, KAT6B <text:s/>- <text:s/>k(lysine) acetyltransferase 6b, DNAJB5 <text:s/>- <text:s/>dnaj (hsp40) homolog, subfamily b, member 5, LEF1 <text:s/>- <text:s/>lymphoid enhancer-binding factor 1, SMAD6 <text:s/>- <text:s/>smad family member 6, ATAD2 <text:s/>- <text:s/>atpase family, aaa domain containing 2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00197" calcext:value-type="float">
            <text:p>0.000000197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489" calcext:value-type="float">
            <text:p>48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DDC <text:s/>- <text:s/>dopa decarboxylase (aromatic l-amino acid decarboxylase), PNPO <text:s/>- <text:s/>pyridoxamine 5'-phosphate oxidase, ZNF436 <text:s/>- <text:s/>zinc finger protein 436, CAMTA1 <text:s/>- <text:s/>calmodulin binding transcription activator 1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UCY1B3 <text:s/>- <text:s/>guanylate cyclase 1, soluble, beta 3, KHDRBS3 <text:s/>- <text:s/>kh domain containing, rna binding, signal transduction associated 3, CNOT10 <text:s/>- <text:s/>ccr4-not transcription complex, subunit 10, SOX4 <text:s/>- <text:s/>sry (sex determining region y)-box 4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MMAB <text:s/>- <text:s/>methylmalonic aciduria (cobalamin deficiency) cblb type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SNCA <text:s/>- <text:s/>synuclein, alpha (non a4 component of amyloid precursor)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ZEB2 <text:s/>- <text:s/>zinc finger e-box binding homeobox 2, PANK1 <text:s/>- <text:s/>pantothenate kinase 1, HELB <text:s/>- <text:s/>helicase (dna) b, ZNF644 <text:s/>- <text:s/>zinc finger protein 64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ZSCAN2 <text:s/>- <text:s/>zinc finger and scan domain containing 2, MYOCD <text:s/>- <text:s/>myocardin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KLF1 <text:s/>- <text:s/>kruppel-like factor 1 (erythroid), SIX1 <text:s/>- <text:s/>six homeobox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4</text:p>
          </table:table-cell>
          <table:table-cell office:value-type="string" calcext:value-type="string">
            <text:p>negative regulation of cellular metabolic process</text:p>
          </table:table-cell>
          <table:table-cell office:value-type="float" office:value="0.00000024" calcext:value-type="float">
            <text:p>0.00000024</text:p>
          </table:table-cell>
          <table:table-cell office:value-type="float" office:value="0.0000834" calcext:value-type="float">
            <text:p>0.0000834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875" calcext:value-type="float">
            <text:p>1875</text:p>
          </table:table-cell>
          <table:table-cell office:value-type="float" office:value="489" calcext:value-type="float">
            <text:p>48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SIN3A <text:s/>- <text:s/>sin3 transcription regulator family member a, SET <text:s/>- <text:s/>set nuclear oncogene, SIX4 <text:s/>- <text:s/>six homeobox 4, LMO3 <text:s/>- <text:s/>lim domain only 3 (rhombotin-like 2), CHP1 <text:s/>- <text:s/>calcineurin-like ef-hand protein 1, MAEL <text:s/>- <text:s/>maelstrom spermatogenic transposon silencer, IGF2BP2 <text:s/>- <text:s/>insulin-like growth factor 2 mrna binding protein 2, SP2 <text:s/>- <text:s/>sp2 transcription factor, ANAPC15 <text:s/>- <text:s/>anaphase promoting complex subunit 15, GPC3 <text:s/>- <text:s/>glypican 3, PSMA3 <text:s/>- <text:s/>proteasome (prosome, macropain) subunit, alpha type, 3, SOX4 <text:s/>- <text:s/>sry (sex determining region y)-box 4, C12orf52 <text:s/>- <text:s/>chromosome 12 open reading frame 52, CHEK2 <text:s/>- <text:s/>checkpoint kinase 2, PAFAH1B1 <text:s/>- <text:s/>platelet-activating factor acetylhydrolase 1b, regulatory subunit 1 (45kda), ELF3 <text:s/>- <text:s/>e74-like factor 3 (ets domain transcription factor, epithelial-specific ), RGS4 <text:s/>- <text:s/>regulator of g-protein signaling 4, LDB1 <text:s/>- <text:s/>lim domain binding 1, SCAI <text:s/>- <text:s/>suppressor of cancer cell invasion, CLEC16A <text:s/>- <text:s/>c-type lectin domain family 16, member a, ABCA7 <text:s/>- <text:s/>atp-binding cassette, sub-family a (abc1), member 7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ANAPC5 <text:s/>- <text:s/>anaphase promoting complex subunit 5, USP19 <text:s/>- <text:s/>ubiquitin specific peptidase 19, SNCA <text:s/>- <text:s/>synuclein, alpha (non a4 component of amyloid precursor)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DDX54 <text:s/>- <text:s/>dead (asp-glu-ala-asp) box polypeptide 54, LRP8 <text:s/>- <text:s/>low density lipoprotein receptor-related protein 8, apolipoprotein e receptor, HIST3H2A <text:s/>- <text:s/>histone cluster 3, h2a, SPRY2 <text:s/>- <text:s/>sprouty homolog 2 (drosophila), ZEB2 <text:s/>- <text:s/>zinc finger e-box binding homeobox 2, HELB <text:s/>- <text:s/>helicase (dna) b, LARP1 <text:s/>- <text:s/>la ribonucleoprotein domain family, member 1, FAM212B <text:s/>- <text:s/>family with sequence similarity 212, member b, HDAC1 <text:s/>- <text:s/>histone deacetylase 1, HMGB2 <text:s/>- <text:s/>high mobility group box 2, XPO1 <text:s/>- <text:s/>exportin 1 (crm1 homolog, yeast), TLE1 <text:s/>- <text:s/>transducin-like enhancer of split 1 (e(sp1) homolog, drosophila)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CTBP2 <text:s/>- <text:s/>c-terminal binding protein 2, TNRC6B <text:s/>- <text:s/>trinucleotide repeat containing 6b, ID1 <text:s/>- <text:s/>inhibitor of dna binding 1, dominant negative helix-loop-helix protein, DUSP6 <text:s/>- <text:s/>dual specificity phosphatase 6, UBE2C <text:s/>- <text:s/>ubiquitin-conjugating enzyme e2c, HK2 <text:s/>- <text:s/>hexokinase 2, TBX18 <text:s/>- <text:s/>t-box 18, NFKB2 <text:s/>- <text:s/>nuclear factor of kappa light polypeptide gene enhancer in b-cells 2 (p49/p100), FLRT3 <text:s/>- <text:s/>fibronectin leucine rich transmembrane protein 3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TSC22D3 <text:s/>- <text:s/>tsc22 domain family, member 3, CALM3 <text:s/>- <text:s/>calmodulin 3 (phosphorylase kinase, delta), MYOCD <text:s/>- <text:s/>myocardin, WARS <text:s/>- <text:s/>tryptophanyl-trna synthetase, HIF1A <text:s/>- <text:s/>hypoxia inducible factor 1, alpha subunit (basic helix-loop-helix transcription factor), ERF <text:s/>- <text:s/>ets2 repressor factor, DLG3 <text:s/>- <text:s/>discs, large homolog 3 (drosophila), HOXB4 <text:s/>- <text:s/>homeobox b4, DLG1 <text:s/>- <text:s/>discs, large homolog 1 (drosophila), NIPBL <text:s/>- <text:s/>nipped-b homolog (drosophila), DLG2 <text:s/>- <text:s/>discs, large homolog 2 (drosophila), CRY1 <text:s/>- <text:s/>cryptochrome 1 (photolyase-like), PASK <text:s/>- <text:s/>pas domain containing serine/threonine kinase, JARID2 <text:s/>- <text:s/>jumonji, at rich interactive domain 2, UBB <text:s/>- <text:s/>ubiquitin b, EPC1 <text:s/>- <text:s/>enhancer of polycomb homolog 1 (drosophila), NFATC4 <text:s/>- <text:s/>nuclear factor of activated t-cells, cytoplasmic, calcineurin-dependent 4, SESN2 <text:s/>- <text:s/>sestrin 2, HIST1H2AA <text:s/>- <text:s/>histone cluster 1, h2aa, SIX1 <text:s/>- <text:s/>six homeobox 1, FNIP1 <text:s/>- <text:s/>folliculin interacting protein 1, CDK5RAP3 <text:s/>- <text:s/>cdk5 regulatory subunit associated protein 3, RUNX3 <text:s/>- <text:s/>runt-related transcription factor 3, SFRP1 <text:s/>- <text:s/>secreted frizzled-related protein 1, GATA6 <text:s/>- <text:s/>gata binding protein 6, SF1 <text:s/>- <text:s/>splicing factor 1, TGFB3 <text:s/>- <text:s/>transforming growth factor, beta 3, RBM4 <text:s/>- <text:s/>rna binding motif protein 4, HNRNPA1 <text:s/>- <text:s/>heterogeneous nuclear ribonucleoprotein a1, HNRNPC <text:s/>- <text:s/>heterogeneous nuclear ribonucleoprotein c (c1/c2), ARID4A <text:s/>- <text:s/>at rich interactive domain 4a (rbp1-like), KDM4A <text:s/>- <text:s/>lysine (k)-specific demethylase 4a, PARD3 <text:s/>- <text:s/>par-3 partitioning defective 3 homolog (c. elegans), TLK2 <text:s/>- <text:s/>tousled-like kinase 2, KAT6B <text:s/>- <text:s/>k(lysine) acetyltransferase 6b, DNAJB5 <text:s/>- <text:s/>dnaj (hsp40) homolog, subfamily b, member 5, LEF1 <text:s/>- <text:s/>lymphoid enhancer-binding factor 1, SMAD6 <text:s/>- <text:s/>smad family member 6, PRKAR1A <text:s/>- <text:s/>protein kinase, camp-dependent, regulatory, type i, alph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54</text:p>
          </table:table-cell>
          <table:table-cell office:value-type="string" calcext:value-type="string">
            <text:p>cell differentiation</text:p>
          </table:table-cell>
          <table:table-cell office:value-type="float" office:value="0.000000272" calcext:value-type="float">
            <text:p>0.000000272</text:p>
          </table:table-cell>
          <table:table-cell office:value-type="float" office:value="0.000092" calcext:value-type="float">
            <text:p>0.000092</text:p>
          </table:table-cell>
          <table:table-cell office:value-type="float" office:value="1.72" calcext:value-type="float">
            <text:p>1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423" calcext:value-type="float">
            <text:p>1423</text:p>
          </table:table-cell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[KCNAB2 <text:s/>- <text:s/>potassium voltage-gated channel, shaker-related subfamily, beta member 2, CDK1 <text:s/>- <text:s/>cyclin-dependent kinase 1, ZNF385A <text:s/>- <text:s/>zinc finger protein 385a, SIN3A <text:s/>- <text:s/>sin3 transcription regulator family member a, CATSPERB <text:s/>- <text:s/>catsper channel auxiliary subunit beta, CTGF <text:s/>- <text:s/>connective tissue growth factor, WNT8B <text:s/>- <text:s/>wingless-type mmtv integration site family, member 8b, SIX4 <text:s/>- <text:s/>six homeobox 4, HIVEP3 <text:s/>- <text:s/>human immunodeficiency virus type i enhancer binding protein 3, CTBP2 <text:s/>- <text:s/>c-terminal binding protein 2, AIMP2 <text:s/>- <text:s/>aminoacyl trna synthetase complex-interacting multifunctional protein 2, CCNO <text:s/>- <text:s/>cyclin o, SHC4 <text:s/>- <text:s/>shc (src homology 2 domain containing) family, member 4, MAEL <text:s/>- <text:s/>maelstrom spermatogenic transposon silencer, ID1 <text:s/>- <text:s/>inhibitor of dna binding 1, dominant negative helix-loop-helix protein, GPC3 <text:s/>- <text:s/>glypican 3, DUSP6 <text:s/>- <text:s/>dual specificity phosphatase 6, NFKB2 <text:s/>- <text:s/>nuclear factor of kappa light polypeptide gene enhancer in b-cells 2 (p49/p100), ADNP2 <text:s/>- <text:s/>adnp homeobox 2, MKL1 <text:s/>- <text:s/>megakaryoblastic leukemia (translocation) 1, SOX4 <text:s/>- <text:s/>sry (sex determining region y)-box 4, C12orf52 <text:s/>- <text:s/>chromosome 12 open reading frame 52, WNT3 <text:s/>- <text:s/>wingless-type mmtv integration site family, member 3, ID4 <text:s/>- <text:s/>inhibitor of dna binding 4, dominant negative helix-loop-helix protein, ELAVL3 <text:s/>- <text:s/>elav (embryonic lethal, abnormal vision, drosophila)-like 3 (hu antigen c), PAFAH1B1 <text:s/>- <text:s/>platelet-activating factor acetylhydrolase 1b, regulatory subunit 1 (45kda), NKX6-1 <text:s/>- <text:s/>nk6 homeobox 1, ELF3 <text:s/>- <text:s/>e74-like factor 3 (ets domain transcription factor, epithelial-specific ), C10orf11 <text:s/>- <text:s/>chromosome 10 open reading frame 11, LDB1 <text:s/>- <text:s/>lim domain binding 1, MYOCD <text:s/>- <text:s/>myocardin, ZSCAN2 <text:s/>- <text:s/>zinc finger and scan domain containing 2, ANKRD49 <text:s/>- <text:s/>ankyrin repeat domain 49, HIF1A <text:s/>- <text:s/>hypoxia inducible factor 1, alpha subunit (basic helix-loop-helix transcription factor), ERF <text:s/>- <text:s/>ets2 repressor factor, HOXB4 <text:s/>- <text:s/>homeobox b4, SMOC1 <text:s/>- <text:s/>sparc related modular calcium binding 1, TDRKH <text:s/>- <text:s/>tudor and kh domain containing, NIPBL <text:s/>- <text:s/>nipped-b homolog (drosophila), OLIG2 <text:s/>- <text:s/>oligodendrocyte lineage transcription factor 2, MYRF <text:s/>- <text:s/>myelin regulatory factor, JARID2 <text:s/>- <text:s/>jumonji, at rich interactive domain 2, EHF <text:s/>- <text:s/>ets homologous factor, SYNE1 <text:s/>- <text:s/>spectrin repeat containing, nuclear envelope 1, CHRDL1 <text:s/>- <text:s/>chordin-like 1, ISL1 <text:s/>- <text:s/>isl lim homeobox 1, DLX3 <text:s/>- <text:s/>distal-less homeobox 3, B2M <text:s/>- <text:s/>beta-2-microglobulin, EPC1 <text:s/>- <text:s/>enhancer of polycomb homolog 1 (drosophila), NFATC4 <text:s/>- <text:s/>nuclear factor of activated t-cells, cytoplasmic, calcineurin-dependent 4, TULP3 <text:s/>- <text:s/>tubby like protein 3, SPAG9 <text:s/>- <text:s/>sperm associated antigen 9, POU3F3 <text:s/>- <text:s/>pou class 3 homeobox 3, NFE2L1 <text:s/>- <text:s/>nuclear factor (erythroid-derived 2)-like 1, FER <text:s/>- <text:s/>fer (fps/fes related) tyrosine kinase, FNIP1 <text:s/>- <text:s/>folliculin interacting protein 1, SIX1 <text:s/>- <text:s/>six homeobox 1, FGF20 <text:s/>- <text:s/>fibroblast growth factor 20, KLF1 <text:s/>- <text:s/>kruppel-like factor 1 (erythroid), SPATA19 <text:s/>- <text:s/>spermatogenesis associated 19, RUNX3 <text:s/>- <text:s/>runt-related transcription factor 3, PCNA <text:s/>- <text:s/>proliferating cell nuclear antigen, SFRP1 <text:s/>- <text:s/>secreted frizzled-related protein 1, S100B <text:s/>- <text:s/>s100 calcium binding protein b, SSBP3 <text:s/>- <text:s/>single stranded dna binding protein 3, SF1 <text:s/>- <text:s/>splicing factor 1, GATA6 <text:s/>- <text:s/>gata binding protein 6, TGFB1I1 <text:s/>- <text:s/>transforming growth factor beta 1 induced transcript 1, SORT1 <text:s/>- <text:s/>sortilin 1, RBM4 <text:s/>- <text:s/>rna binding motif protein 4, HNRNPC <text:s/>- <text:s/>heterogeneous nuclear ribonucleoprotein c (c1/c2), HNRNPAB <text:s/>- <text:s/>heterogeneous nuclear ribonucleoprotein a/b, NAPA <text:s/>- <text:s/>n-ethylmaleimide-sensitive factor attachment protein, alpha, SPATA24 <text:s/>- <text:s/>spermatogenesis associated 24, DDX4 <text:s/>- <text:s/>dead (asp-glu-ala-asp) box polypeptide 4, HMX3 <text:s/>- <text:s/>h6 family homeobox 3, LEF1 <text:s/>- <text:s/>lymphoid enhancer-binding factor 1, COL12A1 <text:s/>- <text:s/>collagen, type xii, alpha 1, PTPRD <text:s/>- <text:s/>protein tyrosine phosphatase, receptor type, d, RTN4 <text:s/>- <text:s/>reticulon 4, PHOX2B <text:s/>- <text:s/>paired-like homeobox 2b, BOLL <text:s/>- <text:s/>bol, boule-like (drosophila), SMAD6 <text:s/>- <text:s/>smad family member 6, HSPA5 <text:s/>- <text:s/>heat shock 70kda protein 5 (glucose-regulated protein, 78kda), HDAC1 <text:s/>- <text:s/>histone deacetylase 1, COL15A1 <text:s/>- <text:s/>collagen, type xv, alpha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organic cyclic compound metabolic process</text:p>
          </table:table-cell>
          <table:table-cell office:value-type="float" office:value="0.000000314" calcext:value-type="float">
            <text:p>0.00000031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3740" calcext:value-type="float">
            <text:p>3740</text:p>
          </table:table-cell>
          <table:table-cell office:value-type="float" office:value="489" calcext:value-type="float">
            <text:p>489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[CDC6 <text:s/>- <text:s/>cell division cycle 6, CDC25A <text:s/>- <text:s/>cell division cycle 25a, RBM23 <text:s/>- <text:s/>rna binding motif protein 23, SIX5 <text:s/>- <text:s/>six homeobox 5, KCNAB2 <text:s/>- <text:s/>potassium voltage-gated channel, shaker-related subfamily, beta member 2, PMS2 <text:s/>- <text:s/>pms2 postmeiotic segregation increased 2 (s. cerevisiae), CDK1 <text:s/>- <text:s/>cyclin-dependent kinase 1, PAX6 <text:s/>- <text:s/>paired box 6, RBM15 <text:s/>- <text:s/>rna binding motif protein 15, RFWD3 <text:s/>- <text:s/>ring finger and wd repeat domain 3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ACACA <text:s/>- <text:s/>acetyl-coa carboxylase alpha, USP16 <text:s/>- <text:s/>ubiquitin specific peptidase 16, DBP <text:s/>- <text:s/>d site of albumin promoter (albumin d-box) binding protein, CCNO <text:s/>- <text:s/>cyclin o, SP1 <text:s/>- <text:s/>sp1 transcription factor, MAEL <text:s/>- <text:s/>maelstrom spermatogenic transposon silencer, ENTPD1 <text:s/>- <text:s/>ectonucleoside triphosphate diphosphohydrolase 1, SP2 <text:s/>- <text:s/>sp2 transcription factor, ELP6 <text:s/>- <text:s/>elongator acetyltransferase complex subunit 6, GUCY1B3 <text:s/>- <text:s/>guanylate cyclase 1, soluble, beta 3, C9orf41 <text:s/>- <text:s/>chromosome 9 open reading frame 41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TDO2 <text:s/>- <text:s/>tryptophan 2,3-dioxygenase, ZNF532 <text:s/>- <text:s/>zinc finger protein 532, MMAB <text:s/>- <text:s/>methylmalonic aciduria (cobalamin deficiency) cblb type, HOXD3 <text:s/>- <text:s/>homeobox d3, NUCKS1 <text:s/>- <text:s/>nuclear casein kinase and cyclin-dependent kinase substrate 1, EAF2 <text:s/>- <text:s/>ell associated factor 2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SNCA <text:s/>- <text:s/>synuclein, alpha (non a4 component of amyloid precursor), ZNF362 <text:s/>- <text:s/>zinc finger protein 362, SC5D <text:s/>- <text:s/>sterol-c5-desaturase, ISL1 <text:s/>- <text:s/>isl lim homeobox 1, DDX50 <text:s/>- <text:s/>dead (asp-glu-ala-asp) box polypeptide 50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OSBPL3 <text:s/>- <text:s/>oxysterol binding protein-like 3, INO80B <text:s/>- <text:s/>ino80 complex subunit b, PCNA <text:s/>- <text:s/>proliferating cell nuclear antigen, SERTAD1 <text:s/>- <text:s/>serta domain containing 1, SSBP3 <text:s/>- <text:s/>single stranded dna binding protein 3, HIST3H2A <text:s/>- <text:s/>histone cluster 3, h2a, FDPS <text:s/>- <text:s/>farnesyl diphosphate synthase, ZEB2 <text:s/>- <text:s/>zinc finger e-box binding homeobox 2, HELB <text:s/>- <text:s/>helicase (dna) b, PANK1 <text:s/>- <text:s/>pantothenate kinase 1, ZNF644 <text:s/>- <text:s/>zinc finger protein 644, C14orf1 <text:s/>- <text:s/>chromosome 14 open reading frame 1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TBX19 <text:s/>- <text:s/>t-box 19, NFYC <text:s/>- <text:s/>nuclear transcription factor y, gamma, TBX18 <text:s/>- <text:s/>t-box 18, HK2 <text:s/>- <text:s/>hexokinase 2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SBDS <text:s/>- <text:s/>shwachman-bodian-diamond syndrome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DLG3 <text:s/>- <text:s/>discs, large homolog 3 (drosophila), HOXB4 <text:s/>- <text:s/>homeobox b4, TDRKH <text:s/>- <text:s/>tudor and kh domain containing, DLG1 <text:s/>- <text:s/>discs, large homolog 1 (drosophila), DLG2 <text:s/>- <text:s/>discs, large homolog 2 (drosophila), CRY1 <text:s/>- <text:s/>cryptochrome 1 (photolyase-like), MACROD1 <text:s/>- <text:s/>macro domain containing 1, MIER2 <text:s/>- <text:s/>mesoderm induction early response 1, family member 2, JARID2 <text:s/>- <text:s/>jumonji, at rich interactive domain 2, EHF <text:s/>- <text:s/>ets homologous factor, THG1L <text:s/>- <text:s/>trna-histidine guanylyltransferase 1-like (s. cerevisiae), DLX3 <text:s/>- <text:s/>distal-less homeobox 3, UBB <text:s/>- <text:s/>ubiquitin b, SLC25A25 <text:s/>- <text:s/>solute carrier family 25 (mitochondrial carrier; phosphate carrier), member 25, ESRRB <text:s/>- <text:s/>estrogen-related receptor beta, EPC1 <text:s/>- <text:s/>enhancer of polycomb homolog 1 (drosophila), TYW1 <text:s/>- <text:s/>trna-yw synthesizing protein 1 homolog (s. cerevisiae), MACROD2 <text:s/>- <text:s/>macro domain containing 2, NFATC4 <text:s/>- <text:s/>nuclear factor of activated t-cells, cytoplasmic, calcineurin-dependent 4, USP21 <text:s/>- <text:s/>ubiquitin specific peptidase 21, NFE2L1 <text:s/>- <text:s/>nuclear factor (erythroid-derived 2)-like 1, SESN2 <text:s/>- <text:s/>sestrin 2, CELF2 <text:s/>- <text:s/>cugbp, elav-like family member 2, SIX1 <text:s/>- <text:s/>six homeobox 1, KLF1 <text:s/>- <text:s/>kruppel-like factor 1 (erythroid), EXD1 <text:s/>- <text:s/>exonuclease 3'-5' domain containing 1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OSBPL9 <text:s/>- <text:s/>oxysterol binding protein-like 9, SPATA24 <text:s/>- <text:s/>spermatogenesis associated 24, KDM4A <text:s/>- <text:s/>lysine (k)-specific demethylase 4a, REC8 <text:s/>- <text:s/>rec8 meiotic recombination protein, SQLE <text:s/>- <text:s/>squalene epoxidase, DDX4 <text:s/>- <text:s/>dead (asp-glu-ala-asp) box polypeptide 4, SETD2 <text:s/>- <text:s/>set domain containing 2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0</text:p>
          </table:table-cell>
          <table:table-cell office:value-type="string" calcext:value-type="string">
            <text:p>negative regulation of biosynthetic process</text:p>
          </table:table-cell>
          <table:table-cell office:value-type="float" office:value="0.000000325" calcext:value-type="float">
            <text:p>0.000000325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CDC6 <text:s/>- <text:s/>cell division cycle 6, 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TNRC6B <text:s/>- <text:s/>trinucleotide repeat containing 6b, IGF2BP2 <text:s/>- <text:s/>insulin-like growth factor 2 mrna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CHEK2 <text:s/>- <text:s/>checkpoint kinase 2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ABCA7 <text:s/>- <text:s/>atp-binding cassette, sub-family a (abc1), member 7, ERF <text:s/>- <text:s/>ets2 repressor factor, H2AFZ <text:s/>- <text:s/>h2a histone family, member z, HOXB4 <text:s/>- <text:s/>homeobox b4, SAP130 <text:s/>- <text:s/>sin3a-associated protein, 130kda, DCP2 <text:s/>- <text:s/>decapping mrna 2, OLIG2 <text:s/>- <text:s/>oligodendrocyte lineage transcription factor 2, NIPBL <text:s/>- <text:s/>nipped-b homolog (drosophila), DLG1 <text:s/>- <text:s/>discs, large homolog 1 (drosophila), PASK <text:s/>- <text:s/>pas domain containing serine/threonine kinase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SESN2 <text:s/>- <text:s/>sestrin 2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HIST3H2A <text:s/>- <text:s/>histone cluster 3, h2a, SF1 <text:s/>- <text:s/>splicing factor 1, GATA6 <text:s/>- <text:s/>gata binding protein 6, TGFB3 <text:s/>- <text:s/>transforming growth factor, beta 3, HNRNPA1 <text:s/>- <text:s/>heterogeneous nuclear ribonucleoprotein a1, RBM4 <text:s/>- <text:s/>rna binding motif protein 4, HNRNPC <text:s/>- <text:s/>heterogeneous nuclear ribonucleoprotein c (c1/c2), ARID4A <text:s/>- <text:s/>at rich interactive domain 4a (rbp1-like), ZEB2 <text:s/>- <text:s/>zinc finger e-box binding homeobox 2, KDM4A <text:s/>- <text:s/>lysine (k)-specific demethylase 4a, KAT6B <text:s/>- <text:s/>k(lysine) acetyltransferase 6b, LARP1 <text:s/>- <text:s/>la ribonucleoprotein domain family, member 1, DNAJB5 <text:s/>- <text:s/>dnaj (hsp40) homolog, subfamily b, member 5, LEF1 <text:s/>- <text:s/>lymphoid enhancer-binding factor 1, HDAC1 <text:s/>- <text:s/>histone deacetylase 1, ATAD2 <text:s/>- <text:s/>atpase family, aaa domain containing 2, TMEFF2 <text:s/>- <text:s/>transmembrane protein with egf-like and two follistatin-like domains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00342" calcext:value-type="float">
            <text:p>0.000000342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489" calcext:value-type="float">
            <text:p>48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DDC <text:s/>- <text:s/>dopa decarboxylase (aromatic l-amino acid decarboxylase), PNPO <text:s/>- <text:s/>pyridoxamine 5'-phosphate oxidase, ZNF436 <text:s/>- <text:s/>zinc finger protein 436, CAMTA1 <text:s/>- <text:s/>calmodulin binding transcription activator 1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UCY1B3 <text:s/>- <text:s/>guanylate cyclase 1, soluble, beta 3, KHDRBS3 <text:s/>- <text:s/>kh domain containing, rna binding, signal transduction associated 3, CNOT10 <text:s/>- <text:s/>ccr4-not transcription complex, subunit 10, SOX4 <text:s/>- <text:s/>sry (sex determining region y)-box 4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MMAB <text:s/>- <text:s/>methylmalonic aciduria (cobalamin deficiency) cblb type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ZEB2 <text:s/>- <text:s/>zinc finger e-box binding homeobox 2, PANK1 <text:s/>- <text:s/>pantothenate kinase 1, HELB <text:s/>- <text:s/>helicase (dna) b, ZNF644 <text:s/>- <text:s/>zinc finger protein 64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ZSCAN2 <text:s/>- <text:s/>zinc finger and scan domain containing 2, MYOCD <text:s/>- <text:s/>myocardin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KLF1 <text:s/>- <text:s/>kruppel-like factor 1 (erythroid), SIX1 <text:s/>- <text:s/>six homeobox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heterocycle metabolic process</text:p>
          </table:table-cell>
          <table:table-cell office:value-type="float" office:value="0.00000035" calcext:value-type="float">
            <text:p>0.0000003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3539" calcext:value-type="float">
            <text:p>3539</text:p>
          </table:table-cell>
          <table:table-cell office:value-type="float" office:value="489" calcext:value-type="float">
            <text:p>48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[CDC6 <text:s/>- <text:s/>cell division cycle 6, CDC25A <text:s/>- <text:s/>cell division cycle 25a, RBM23 <text:s/>- <text:s/>rna binding motif protein 23, SIX5 <text:s/>- <text:s/>six homeobox 5, KCNAB2 <text:s/>- <text:s/>potassium voltage-gated channel, shaker-related subfamily, beta member 2, PMS2 <text:s/>- <text:s/>pms2 postmeiotic segregation increased 2 (s. cerevisiae), CDK1 <text:s/>- <text:s/>cyclin-dependent kinase 1, PAX6 <text:s/>- <text:s/>paired box 6, RBM15 <text:s/>- <text:s/>rna binding motif protein 15, RFWD3 <text:s/>- <text:s/>ring finger and wd repeat domain 3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ACACA <text:s/>- <text:s/>acetyl-coa carboxylase alpha, USP16 <text:s/>- <text:s/>ubiquitin specific peptidase 16, DBP <text:s/>- <text:s/>d site of albumin promoter (albumin d-box) binding protein, CCNO <text:s/>- <text:s/>cyclin o, SP1 <text:s/>- <text:s/>sp1 transcription factor, MAEL <text:s/>- <text:s/>maelstrom spermatogenic transposon silencer, ENTPD1 <text:s/>- <text:s/>ectonucleoside triphosphate diphosphohydrolase 1, SP2 <text:s/>- <text:s/>sp2 transcription factor, ELP6 <text:s/>- <text:s/>elongator acetyltransferase complex subunit 6, GUCY1B3 <text:s/>- <text:s/>guanylate cyclase 1, soluble, beta 3, C9orf41 <text:s/>- <text:s/>chromosome 9 open reading frame 41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TDO2 <text:s/>- <text:s/>tryptophan 2,3-dioxygenase, ZNF532 <text:s/>- <text:s/>zinc finger protein 532, MMAB <text:s/>- <text:s/>methylmalonic aciduria (cobalamin deficiency) cblb type, HOXD3 <text:s/>- <text:s/>homeobox d3, NUCKS1 <text:s/>- <text:s/>nuclear casein kinase and cyclin-dependent kinase substrate 1, EAF2 <text:s/>- <text:s/>ell associated factor 2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DDX50 <text:s/>- <text:s/>dead (asp-glu-ala-asp) box polypeptide 50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HELB <text:s/>- <text:s/>helicase (dna) b, PANK1 <text:s/>- <text:s/>pantothenate kinase 1, ZNF644 <text:s/>- <text:s/>zinc finger protein 644, AFF3 <text:s/>- <text:s/>af4/fmr2 family, member 3, POLA1 <text:s/>- <text:s/>polymerase (dna directed), alpha 1, catalytic subunit, PHOX2B <text:s/>- <text:s/>paired-like homeobox 2b, HDAC1 <text:s/>- <text:s/>histone deacetylase 1, NRL <text:s/>- <text:s/>neural retina leucine zipper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TBX19 <text:s/>- <text:s/>t-box 19, NFYC <text:s/>- <text:s/>nuclear transcription factor y, gamma, TBX18 <text:s/>- <text:s/>t-box 18, HK2 <text:s/>- <text:s/>hexokinase 2, FRYL <text:s/>- <text:s/>fry-like, ADNP2 <text:s/>- <text:s/>adnp homeobox 2, NFKB2 <text:s/>- <text:s/>nuclear factor of kappa light polypeptide gene enhancer in b-cells 2 (p49/p100), MKL1 <text:s/>- <text:s/>megakaryoblastic leukemia (translocation) 1, PPP2R1A <text:s/>- <text:s/>protein phosphatase 2, regulatory subunit a, alpha, SBDS <text:s/>- <text:s/>shwachman-bodian-diamond syndrome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DLG3 <text:s/>- <text:s/>discs, large homolog 3 (drosophila), HOXB4 <text:s/>- <text:s/>homeobox b4, TDRKH <text:s/>- <text:s/>tudor and kh domain containing, DLG1 <text:s/>- <text:s/>discs, large homolog 1 (drosophila), DLG2 <text:s/>- <text:s/>discs, large homolog 2 (drosophila), CRY1 <text:s/>- <text:s/>cryptochrome 1 (photolyase-like), MACROD1 <text:s/>- <text:s/>macro domain containing 1, MIER2 <text:s/>- <text:s/>mesoderm induction early response 1, family member 2, JARID2 <text:s/>- <text:s/>jumonji, at rich interactive domain 2, EHF <text:s/>- <text:s/>ets homologous factor, THG1L <text:s/>- <text:s/>trna-histidine guanylyltransferase 1-like (s. cerevisiae), DLX3 <text:s/>- <text:s/>distal-less homeobox 3, UBB <text:s/>- <text:s/>ubiquitin b, SLC25A25 <text:s/>- <text:s/>solute carrier family 25 (mitochondrial carrier; phosphate carrier), member 25, ESRRB <text:s/>- <text:s/>estrogen-related receptor beta, EPC1 <text:s/>- <text:s/>enhancer of polycomb homolog 1 (drosophila), TYW1 <text:s/>- <text:s/>trna-yw synthesizing protein 1 homolog (s. cerevisiae), MACROD2 <text:s/>- <text:s/>macro domain containing 2, NFATC4 <text:s/>- <text:s/>nuclear factor of activated t-cells, cytoplasmic, calcineurin-dependent 4, USP21 <text:s/>- <text:s/>ubiquitin specific peptidase 21, NFE2L1 <text:s/>- <text:s/>nuclear factor (erythroid-derived 2)-like 1, SESN2 <text:s/>- <text:s/>sestrin 2, CELF2 <text:s/>- <text:s/>cugbp, elav-like family member 2, SIX1 <text:s/>- <text:s/>six homeobox 1, KLF1 <text:s/>- <text:s/>kruppel-like factor 1 (erythroid), EXD1 <text:s/>- <text:s/>exonuclease 3'-5' domain containing 1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SPATA24 <text:s/>- <text:s/>spermatogenesis associated 24, KDM4A <text:s/>- <text:s/>lysine (k)-specific demethylase 4a, REC8 <text:s/>- <text:s/>rec8 meiotic recombination protein, DDX4 <text:s/>- <text:s/>dead (asp-glu-ala-asp) box polypeptide 4, SETD2 <text:s/>- <text:s/>set domain containing 2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01</text:p>
          </table:table-cell>
          <table:table-cell office:value-type="string" calcext:value-type="string">
            <text:p>cell division</text:p>
          </table:table-cell>
          <table:table-cell office:value-type="float" office:value="0.000000351" calcext:value-type="float">
            <text:p>0.000000351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2.75" calcext:value-type="float">
            <text:p>2.75</text:p>
          </table:table-cell>
          <table:table-cell office:value-type="float" office:value="13954" calcext:value-type="float">
            <text:p>13954</text:p>
          </table:table-cell>
          <table:table-cell office:value-type="float" office:value="322" calcext:value-type="float">
            <text:p>322</text:p>
          </table:table-cell>
          <table:table-cell office:value-type="float" office:value="489" calcext:value-type="float">
            <text:p>4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[CDC6 <text:s/>- <text:s/>cell division cycle 6, KIF14 <text:s/>- <text:s/>kinesin family member 14, MAPRE1 <text:s/>- <text:s/>microtubule-associated protein, rp/eb family, member 1, NDE1 <text:s/>- <text:s/>nude neurodevelopment protein 1, CDC25A <text:s/>- <text:s/>cell division cycle 25a, SYCP3 <text:s/>- <text:s/>synaptonemal complex protein 3, NEK2 <text:s/>- <text:s/>nima-related kinase 2, HOXB4 <text:s/>- <text:s/>homeobox b4, CCNB2 <text:s/>- <text:s/>cyclin b2, CDK1 <text:s/>- <text:s/>cyclin-dependent kinase 1, ANAPC5 <text:s/>- <text:s/>anaphase promoting complex subunit 5, MIS12 <text:s/>- <text:s/>mis12 kinetochore complex component, CCNG2 <text:s/>- <text:s/>cyclin g2, SEPT4 <text:s/>- <text:s/>septin 4, CCNG1 <text:s/>- <text:s/>cyclin g1, SKA2 <text:s/>- <text:s/>spindle and kinetochore associated complex subunit 2, TTC28 <text:s/>- <text:s/>tetratricopeptide repeat domain 28, POU3F3 <text:s/>- <text:s/>pou class 3 homeobox 3, CLTA <text:s/>- <text:s/>clathrin, light chain a, USP16 <text:s/>- <text:s/>ubiquitin specific peptidase 16, CCNO <text:s/>- <text:s/>cyclin o, ANAPC15 <text:s/>- <text:s/>anaphase promoting complex subunit 15, UBE2C <text:s/>- <text:s/>ubiquitin-conjugating enzyme e2c, PARD3 <text:s/>- <text:s/>par-3 partitioning defective 3 homolog (c. elegans), CHEK2 <text:s/>- <text:s/>checkpoint kinase 2, PAFAH1B1 <text:s/>- <text:s/>platelet-activating factor acetylhydrolase 1b, regulatory subunit 1 (45kda), CKS2 <text:s/>- <text:s/>cdc28 protein kinase regulatory subunit 2, CDCA2 <text:s/>- <text:s/>cell division cycle associated 2, LEF1 <text:s/>- <text:s/>lymphoid enhancer-binding factor 1, KIF18B <text:s/>- <text:s/>kinesin family member 18b, TUBA1C <text:s/>- <text:s/>tubulin, alpha 1c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28</text:p>
          </table:table-cell>
          <table:table-cell office:value-type="string" calcext:value-type="string">
            <text:p>regulation of cellular component organization</text:p>
          </table:table-cell>
          <table:table-cell office:value-type="float" office:value="0.000000351" calcext:value-type="float">
            <text:p>0.000000351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1.61" calcext:value-type="float">
            <text:p>1.61</text:p>
          </table:table-cell>
          <table:table-cell office:value-type="float" office:value="13954" calcext:value-type="float">
            <text:p>13954</text:p>
          </table:table-cell>
          <table:table-cell office:value-type="float" office:value="1866" calcext:value-type="float">
            <text:p>1866</text:p>
          </table:table-cell>
          <table:table-cell office:value-type="float" office:value="489" calcext:value-type="float">
            <text:p>4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[CDC6 <text:s/>- <text:s/>cell division cycle 6, MAPRE1 <text:s/>- <text:s/>microtubule-associated protein, rp/eb family, member 1, ATXN2L <text:s/>- <text:s/>ataxin 2-like, ARHGAP15 <text:s/>- <text:s/>rho gtpase activating protein 15, CXCL9 <text:s/>- <text:s/>chemokine (c-x-c motif) ligand 9, SIN3A <text:s/>- <text:s/>sin3 transcription regulator family member a, MID1 <text:s/>- <text:s/>midline 1 (opitz/bbb syndrome), SET <text:s/>- <text:s/>set nuclear oncogene, SIX4 <text:s/>- <text:s/>six homeobox 4, LMAN2 <text:s/>- <text:s/>lectin, mannose-binding 2, WHAMM <text:s/>- <text:s/>was protein homolog associated with actin, golgi membranes and microtubules, ABR <text:s/>- <text:s/>active bcr-related, ASIC2 <text:s/>- <text:s/>acid-sensing (proton-gated) ion channel 2, SOST <text:s/>- <text:s/>sclerostin, ANAPC15 <text:s/>- <text:s/>anaphase promoting complex subunit 15, GPC3 <text:s/>- <text:s/>glypican 3, NPHP4 <text:s/>- <text:s/>nephronophthisis 4, SYNGAP1 <text:s/>- <text:s/>synaptic ras gtpase activating protein 1, GRHL3 <text:s/>- <text:s/>grainyhead-like 3 (drosophila), PAFAH1B1 <text:s/>- <text:s/>platelet-activating factor acetylhydrolase 1b, regulatory subunit 1 (45kda), EAF2 <text:s/>- <text:s/>ell associated factor 2, LDB1 <text:s/>- <text:s/>lim domain binding 1, CLEC16A <text:s/>- <text:s/>c-type lectin domain family 16, member a, DERL2 <text:s/>- <text:s/>derlin 2, ABCA7 <text:s/>- <text:s/>atp-binding cassette, sub-family a (abc1), member 7, RNF31 <text:s/>- <text:s/>ring finger protein 31, ZMYM3 <text:s/>- <text:s/>zinc finger, mym-type 3, DCP2 <text:s/>- <text:s/>decapping mrna 2, DLGAP5 <text:s/>- <text:s/>discs, large (drosophila) homolog-associated protein 5, SNCA <text:s/>- <text:s/>synuclein, alpha (non a4 component of amyloid precursor), KIF18A <text:s/>- <text:s/>kinesin family member 18a, PPM1A <text:s/>- <text:s/>protein phosphatase, mg2+/mn2+ dependent, 1a, MYH10 <text:s/>- <text:s/>myosin, heavy chain 10, non-muscle, DDR2 <text:s/>- <text:s/>discoidin domain receptor tyrosine kinase 2, ISL1 <text:s/>- <text:s/>isl lim homeobox 1, SKA2 <text:s/>- <text:s/>spindle and kinetochore associated complex subunit 2, BCLAF1 <text:s/>- <text:s/>bcl2-associated transcription factor 1, FER <text:s/>- <text:s/>fer (fps/fes related) tyrosine kinase, LRP8 <text:s/>- <text:s/>low density lipoprotein receptor-related protein 8, apolipoprotein e receptor, TBC1D10B <text:s/>- <text:s/>tbc1 domain family, member 10b, S100B <text:s/>- <text:s/>s100 calcium binding protein b, EBAG9 <text:s/>- <text:s/>estrogen receptor binding site associated, antigen, 9, SPRY2 <text:s/>- <text:s/>sprouty homolog 2 (drosophila), ZEB2 <text:s/>- <text:s/>zinc finger e-box binding homeobox 2, CXCL10 <text:s/>- <text:s/>chemokine (c-x-c motif) ligand 10, CNTN2 <text:s/>- <text:s/>contactin 2 (axonal), PTPRD <text:s/>- <text:s/>protein tyrosine phosphatase, receptor type, d, NET1 <text:s/>- <text:s/>neuroepithelial cell transforming 1, HSPA5 <text:s/>- <text:s/>heat shock 70kda protein 5 (glucose-regulated protein, 78kda), TMEFF2 <text:s/>- <text:s/>transmembrane protein with egf-like and two follistatin-like domains 2, RUVBL2 <text:s/>- <text:s/>ruvb-like 2 (e. coli), XPO1 <text:s/>- <text:s/>exportin 1 (crm1 homolog, yeast), RHOQ <text:s/>- <text:s/>ras homolog family member q, CTGF <text:s/>- <text:s/>connective tissue growth factor, RIMS2 <text:s/>- <text:s/>regulating synaptic membrane exocytosis 2, KCNN3 <text:s/>- <text:s/>potassium intermediate/small conductance calcium-activated channel, subfamily n, member 3, ID1 <text:s/>- <text:s/>inhibitor of dna binding 1, dominant negative helix-loop-helix protein, CCDC151 <text:s/>- <text:s/>coiled-coil domain containing 151, RAB3A <text:s/>- <text:s/>rab3a, member ras oncogene family, UBE2C <text:s/>- <text:s/>ubiquitin-conjugating enzyme e2c, HK2 <text:s/>- <text:s/>hexokinase 2, ADNP2 <text:s/>- <text:s/>adnp homeobox 2, FLRT3 <text:s/>- <text:s/>fibronectin leucine rich transmembrane protein 3, PPP2R1A <text:s/>- <text:s/>protein phosphatase 2, regulatory subunit a, alpha, WNT3 <text:s/>- <text:s/>wingless-type mmtv integration site family, member 3, NKX6-1 <text:s/>- <text:s/>nk6 homeobox 1, TTBK2 <text:s/>- <text:s/>tau tubulin kinase 2, CALM3 <text:s/>- <text:s/>calmodulin 3 (phosphorylase kinase, delta), MYOCD <text:s/>- <text:s/>myocardin, WARS <text:s/>- <text:s/>tryptophanyl-trna synthetase, VCP <text:s/>- <text:s/>valosin containing protein, NEK7 <text:s/>- <text:s/>nima-related kinase 7, CCP110 <text:s/>- <text:s/>centriolar coiled coil protein 110kda, HIF1A <text:s/>- <text:s/>hypoxia inducible factor 1, alpha subunit (basic helix-loop-helix transcription factor), KIF14 <text:s/>- <text:s/>kinesin family member 14, CRKL <text:s/>- <text:s/>v-crk avian sarcoma virus ct10 oncogene homolog-like, NEK2 <text:s/>- <text:s/>nima-related kinase 2, DLG1 <text:s/>- <text:s/>discs, large homolog 1 (drosophila), NIPBL <text:s/>- <text:s/>nipped-b homolog (drosophila), BAI2 <text:s/>- <text:s/>brain-specific angiogenesis inhibitor 2, JARID2 <text:s/>- <text:s/>jumonji, at rich interactive domain 2, DPP10 <text:s/>- <text:s/>dipeptidyl-peptidase 10 (non-functional), B2M <text:s/>- <text:s/>beta-2-microglobulin, TOM1L2 <text:s/>- <text:s/>target of myb1-like 2 (chicken), NFATC4 <text:s/>- <text:s/>nuclear factor of activated t-cells, cytoplasmic, calcineurin-dependent 4, NRXN3 <text:s/>- <text:s/>neurexin 3, SESN2 <text:s/>- <text:s/>sestrin 2, SIX1 <text:s/>- <text:s/>six homeobox 1, FNIP1 <text:s/>- <text:s/>folliculin interacting protein 1, SFRP1 <text:s/>- <text:s/>secreted frizzled-related protein 1, EPB41 <text:s/>- <text:s/>erythrocyte membrane protein band 4.1 (elliptocytosis 1, rh-linked), TGFB3 <text:s/>- <text:s/>transforming growth factor, beta 3, GPR65 <text:s/>- <text:s/>g protein-coupled receptor 65, HNRNPA1 <text:s/>- <text:s/>heterogeneous nuclear ribonucleoprotein a1, HNRNPC <text:s/>- <text:s/>heterogeneous nuclear ribonucleoprotein c (c1/c2), NAPA <text:s/>- <text:s/>n-ethylmaleimide-sensitive factor attachment protein, alpha, KDM4A <text:s/>- <text:s/>lysine (k)-specific demethylase 4a, NEB <text:s/>- <text:s/>nebulin, TLK2 <text:s/>- <text:s/>tousled-like kinase 2, SMCR7 <text:s/>- <text:s/>smith-magenis syndrome chromosome region, candidate 7, LEF1 <text:s/>- <text:s/>lymphoid enhancer-binding factor 1, RTN4 <text:s/>- <text:s/>reticulon 4, SMAD6 <text:s/>- <text:s/>smad family member 6, PRKAR1A <text:s/>- <text:s/>protein kinase, camp-dependent, regulatory, type i, alpha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cellular aromatic compound metabolic process</text:p>
          </table:table-cell>
          <table:table-cell office:value-type="float" office:value="0.000000374" calcext:value-type="float">
            <text:p>0.00000037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3568" calcext:value-type="float">
            <text:p>3568</text:p>
          </table:table-cell>
          <table:table-cell office:value-type="float" office:value="489" calcext:value-type="float">
            <text:p>489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CDC6 <text:s/>- <text:s/>cell division cycle 6, CDC25A <text:s/>- <text:s/>cell division cycle 25a, RBM23 <text:s/>- <text:s/>rna binding motif protein 23, SIX5 <text:s/>- <text:s/>six homeobox 5, KCNAB2 <text:s/>- <text:s/>potassium voltage-gated channel, shaker-related subfamily, beta member 2, PMS2 <text:s/>- <text:s/>pms2 postmeiotic segregation increased 2 (s. cerevisiae), CDK1 <text:s/>- <text:s/>cyclin-dependent kinase 1, PAX6 <text:s/>- <text:s/>paired box 6, RBM15 <text:s/>- <text:s/>rna binding motif protein 15, RFWD3 <text:s/>- <text:s/>ring finger and wd repeat domain 3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USP16 <text:s/>- <text:s/>ubiquitin specific peptidase 16, DBP <text:s/>- <text:s/>d site of albumin promoter (albumin d-box) binding protein, CCNO <text:s/>- <text:s/>cyclin o, SP1 <text:s/>- <text:s/>sp1 transcription factor, ENTPD1 <text:s/>- <text:s/>ectonucleoside triphosphate diphosphohydrolase 1, MAEL <text:s/>- <text:s/>maelstrom spermatogenic transposon silencer, SP2 <text:s/>- <text:s/>sp2 transcription factor, ELP6 <text:s/>- <text:s/>elongator acetyltransferase complex subunit 6, GUCY1B3 <text:s/>- <text:s/>guanylate cyclase 1, soluble, beta 3, C9orf41 <text:s/>- <text:s/>chromosome 9 open reading frame 41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TDO2 <text:s/>- <text:s/>tryptophan 2,3-dioxygenase, ZNF532 <text:s/>- <text:s/>zinc finger protein 532, MMAB <text:s/>- <text:s/>methylmalonic aciduria (cobalamin deficiency) cblb type, HOXD3 <text:s/>- <text:s/>homeobox d3, NUCKS1 <text:s/>- <text:s/>nuclear casein kinase and cyclin-dependent kinase substrate 1, EAF2 <text:s/>- <text:s/>ell associated factor 2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SNCA <text:s/>- <text:s/>synuclein, alpha (non a4 component of amyloid precursor), ZNF362 <text:s/>- <text:s/>zinc finger protein 362, ISL1 <text:s/>- <text:s/>isl lim homeobox 1, DDX50 <text:s/>- <text:s/>dead (asp-glu-ala-asp) box polypeptide 50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HELB <text:s/>- <text:s/>helicase (dna) b, PANK1 <text:s/>- <text:s/>pantothenate kinase 1, ZNF644 <text:s/>- <text:s/>zinc finger protein 644, AFF3 <text:s/>- <text:s/>af4/fmr2 family, member 3, POLA1 <text:s/>- <text:s/>polymerase (dna directed), alpha 1, catalytic subunit, PHOX2B <text:s/>- <text:s/>paired-like homeobox 2b, HDAC1 <text:s/>- <text:s/>histone deacetylase 1, NRL <text:s/>- <text:s/>neural retina leucine zipper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TBX19 <text:s/>- <text:s/>t-box 19, NFYC <text:s/>- <text:s/>nuclear transcription factor y, gamma, TBX18 <text:s/>- <text:s/>t-box 18, HK2 <text:s/>- <text:s/>hexokinase 2, FRYL <text:s/>- <text:s/>fry-like, ADNP2 <text:s/>- <text:s/>adnp homeobox 2, NFKB2 <text:s/>- <text:s/>nuclear factor of kappa light polypeptide gene enhancer in b-cells 2 (p49/p100), MKL1 <text:s/>- <text:s/>megakaryoblastic leukemia (translocation) 1, PPP2R1A <text:s/>- <text:s/>protein phosphatase 2, regulatory subunit a, alpha, SBDS <text:s/>- <text:s/>shwachman-bodian-diamond syndrome, PER1 <text:s/>- <text:s/>period circadian clock 1, ID4 <text:s/>- <text:s/>inhibitor of dna binding 4, dominant negative helix-loop-helix protein, ATP5G1 <text:s/>- <text:s/>atp synthase, h+ transporting, mitochondrial fo complex, subunit c1 (subunit 9), NKX6-1 <text:s/>- <text:s/>nk6 homeobox 1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DLG3 <text:s/>- <text:s/>discs, large homolog 3 (drosophila), HOXB4 <text:s/>- <text:s/>homeobox b4, TDRKH <text:s/>- <text:s/>tudor and kh domain containing, DLG1 <text:s/>- <text:s/>discs, large homolog 1 (drosophila), DLG2 <text:s/>- <text:s/>discs, large homolog 2 (drosophila), CRY1 <text:s/>- <text:s/>cryptochrome 1 (photolyase-like), MACROD1 <text:s/>- <text:s/>macro domain containing 1, MIER2 <text:s/>- <text:s/>mesoderm induction early response 1, family member 2, JARID2 <text:s/>- <text:s/>jumonji, at rich interactive domain 2, EHF <text:s/>- <text:s/>ets homologous factor, THG1L <text:s/>- <text:s/>trna-histidine guanylyltransferase 1-like (s. cerevisiae), DLX3 <text:s/>- <text:s/>distal-less homeobox 3, UBB <text:s/>- <text:s/>ubiquitin b, SLC25A25 <text:s/>- <text:s/>solute carrier family 25 (mitochondrial carrier; phosphate carrier), member 25, ESRRB <text:s/>- <text:s/>estrogen-related receptor beta, EPC1 <text:s/>- <text:s/>enhancer of polycomb homolog 1 (drosophila), TYW1 <text:s/>- <text:s/>trna-yw synthesizing protein 1 homolog (s. cerevisiae), MACROD2 <text:s/>- <text:s/>macro domain containing 2, NFATC4 <text:s/>- <text:s/>nuclear factor of activated t-cells, cytoplasmic, calcineurin-dependent 4, USP21 <text:s/>- <text:s/>ubiquitin specific peptidase 21, NFE2L1 <text:s/>- <text:s/>nuclear factor (erythroid-derived 2)-like 1, SESN2 <text:s/>- <text:s/>sestrin 2, CELF2 <text:s/>- <text:s/>cugbp, elav-like family member 2, SIX1 <text:s/>- <text:s/>six homeobox 1, KLF1 <text:s/>- <text:s/>kruppel-like factor 1 (erythroid), EXD1 <text:s/>- <text:s/>exonuclease 3'-5' domain containing 1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SPATA24 <text:s/>- <text:s/>spermatogenesis associated 24, KDM4A <text:s/>- <text:s/>lysine (k)-specific demethylase 4a, REC8 <text:s/>- <text:s/>rec8 meiotic recombination protein, SQLE <text:s/>- <text:s/>squalene epoxidase, DDX4 <text:s/>- <text:s/>dead (asp-glu-ala-asp) box polypeptide 4, SETD2 <text:s/>- <text:s/>set domain containing 2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27</text:p>
          </table:table-cell>
          <table:table-cell office:value-type="string" calcext:value-type="string">
            <text:p>negative regulation of cellular biosynthetic process</text:p>
          </table:table-cell>
          <table:table-cell office:value-type="float" office:value="0.00000038" calcext:value-type="float">
            <text:p>0.0000003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1.81" calcext:value-type="float">
            <text:p>1.81</text:p>
          </table:table-cell>
          <table:table-cell office:value-type="float" office:value="13954" calcext:value-type="float">
            <text:p>13954</text:p>
          </table:table-cell>
          <table:table-cell office:value-type="float" office:value="1148" calcext:value-type="float">
            <text:p>1148</text:p>
          </table:table-cell>
          <table:table-cell office:value-type="float" office:value="489" calcext:value-type="float">
            <text:p>48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CDC6 <text:s/>- <text:s/>cell division cycle 6, 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TNRC6B <text:s/>- <text:s/>trinucleotide repeat containing 6b, IGF2BP2 <text:s/>- <text:s/>insulin-like growth factor 2 mrna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CHEK2 <text:s/>- <text:s/>checkpoint kinase 2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ABCA7 <text:s/>- <text:s/>atp-binding cassette, sub-family a (abc1), member 7, ERF <text:s/>- <text:s/>ets2 repressor factor, H2AFZ <text:s/>- <text:s/>h2a histone family, member z, HOXB4 <text:s/>- <text:s/>homeobox b4, DCP2 <text:s/>- <text:s/>decapping mrna 2, SAP130 <text:s/>- <text:s/>sin3a-associated protein, 130kda, OLIG2 <text:s/>- <text:s/>oligodendrocyte lineage transcription factor 2, NIPBL <text:s/>- <text:s/>nipped-b homolog (drosophila), DLG1 <text:s/>- <text:s/>discs, large homolog 1 (drosophila), PASK <text:s/>- <text:s/>pas domain containing serine/threonine kinase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SESN2 <text:s/>- <text:s/>sestrin 2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HIST3H2A <text:s/>- <text:s/>histone cluster 3, h2a, SF1 <text:s/>- <text:s/>splicing factor 1, GATA6 <text:s/>- <text:s/>gata binding protein 6, TGFB3 <text:s/>- <text:s/>transforming growth factor, beta 3, HNRNPA1 <text:s/>- <text:s/>heterogeneous nuclear ribonucleoprotein a1, RBM4 <text:s/>- <text:s/>rna binding motif protein 4, HNRNPC <text:s/>- <text:s/>heterogeneous nuclear ribonucleoprotein c (c1/c2), ARID4A <text:s/>- <text:s/>at rich interactive domain 4a (rbp1-like), ZEB2 <text:s/>- <text:s/>zinc finger e-box binding homeobox 2, KDM4A <text:s/>- <text:s/>lysine (k)-specific demethylase 4a, KAT6B <text:s/>- <text:s/>k(lysine) acetyltransferase 6b, LARP1 <text:s/>- <text:s/>la ribonucleoprotein domain family, member 1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nucleic acid metabolic process</text:p>
          </table:table-cell>
          <table:table-cell office:value-type="float" office:value="0.000000416" calcext:value-type="float">
            <text:p>0.00000041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1.44" calcext:value-type="float">
            <text:p>1.44</text:p>
          </table:table-cell>
          <table:table-cell office:value-type="float" office:value="13954" calcext:value-type="float">
            <text:p>13954</text:p>
          </table:table-cell>
          <table:table-cell office:value-type="float" office:value="3039" calcext:value-type="float">
            <text:p>3039</text:p>
          </table:table-cell>
          <table:table-cell office:value-type="float" office:value="489" calcext:value-type="float">
            <text:p>48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[CDC6 <text:s/>- <text:s/>cell division cycle 6, CDC25A <text:s/>- <text:s/>cell division cycle 25a, SIX5 <text:s/>- <text:s/>six homeobox 5, RBM23 <text:s/>- <text:s/>rna binding motif protein 23, CDK1 <text:s/>- <text:s/>cyclin-dependent kinase 1, PMS2 <text:s/>- <text:s/>pms2 postmeiotic segregation increased 2 (s. cerevisiae), PAX6 <text:s/>- <text:s/>paired box 6, RBM15 <text:s/>- <text:s/>rna binding motif protein 15, RFWD3 <text:s/>- <text:s/>ring finger and wd repeat domain 3, ZNF385A <text:s/>- <text:s/>zinc finger protein 385a, ORC4 <text:s/>- <text:s/>origin recognition complex, subunit 4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CCNO <text:s/>- <text:s/>cyclin o, MAEL <text:s/>- <text:s/>maelstrom spermatogenic transposon silencer, SP1 <text:s/>- <text:s/>sp1 transcription factor, SP2 <text:s/>- <text:s/>sp2 transcription factor, ELP6 <text:s/>- <text:s/>elongator acetyltransferase complex subunit 6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LAVL4 <text:s/>- <text:s/>elav (embryonic lethal, abnormal vision, drosophila)-like 4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DCP2 <text:s/>- <text:s/>decapping mrna 2, SAP130 <text:s/>- <text:s/>sin3a-associated protein, 130kda, OLIG2 <text:s/>- <text:s/>oligodendrocyte lineage transcription factor 2, SNRPF <text:s/>- <text:s/>small nuclear ribonucleoprotein polypeptide f, MYRF <text:s/>- <text:s/>myelin regulatory factor, ZNF362 <text:s/>- <text:s/>zinc finger protein 362, ISL1 <text:s/>- <text:s/>isl lim homeobox 1, DDX50 <text:s/>- <text:s/>dead (asp-glu-ala-asp) box polypeptide 50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HIST3H2A <text:s/>- <text:s/>histone cluster 3, h2a, ZEB2 <text:s/>- <text:s/>zinc finger e-box binding homeobox 2, HELB <text:s/>- <text:s/>helicase (dna) b, ZNF644 <text:s/>- <text:s/>zinc finger protein 64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SBDS <text:s/>- <text:s/>shwachman-bodian-diamond syndrome, PER1 <text:s/>- <text:s/>period circadian clock 1, ID4 <text:s/>- <text:s/>inhibitor of dna binding 4, dominant negative helix-loop-helix protein, NKX6-1 <text:s/>- <text:s/>nk6 homeobox 1, PTRF <text:s/>- <text:s/>polymerase i and transcript release factor, ZSCAN2 <text:s/>- <text:s/>zinc finger and scan domain containing 2, MYOCD <text:s/>- <text:s/>myocardin, WARS <text:s/>- <text:s/>tryptophanyl-trna synthetase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TDRKH <text:s/>- <text:s/>tudor and kh domain containing, CRY1 <text:s/>- <text:s/>cryptochrome 1 (photolyase-like), JARID2 <text:s/>- <text:s/>jumonji, at rich interactive domain 2, MIER2 <text:s/>- <text:s/>mesoderm induction early response 1, family member 2, EHF <text:s/>- <text:s/>ets homologous factor, THG1L <text:s/>- <text:s/>trna-histidine guanylyltransferase 1-like (s. cerevisiae), DLX3 <text:s/>- <text:s/>distal-less homeobox 3, UBB <text:s/>- <text:s/>ubiquitin b, ESRRB <text:s/>- <text:s/>estrogen-related receptor beta, EPC1 <text:s/>- <text:s/>enhancer of polycomb homolog 1 (drosophila), TYW1 <text:s/>- <text:s/>trna-yw synthesizing protein 1 homolog (s. cerevisiae), NFATC4 <text:s/>- <text:s/>nuclear factor of activated t-cells, cytoplasmic, calcineurin-dependent 4, USP21 <text:s/>- <text:s/>ubiquitin specific peptidase 21, NFE2L1 <text:s/>- <text:s/>nuclear factor (erythroid-derived 2)-like 1, SESN2 <text:s/>- <text:s/>sestrin 2, CELF2 <text:s/>- <text:s/>cugbp, elav-like family member 2, KLF1 <text:s/>- <text:s/>kruppel-like factor 1 (erythroid), SIX1 <text:s/>- <text:s/>six homeobox 1, EXD1 <text:s/>- <text:s/>exonuclease 3'-5' domain containing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HNRNPA1 <text:s/>- <text:s/>heterogeneous nuclear ribonucleoprotein a1, RBM4 <text:s/>- <text:s/>rna binding motif protein 4, TGFB1I1 <text:s/>- <text:s/>transforming growth factor beta 1 induced transcript 1, HNRNPC <text:s/>- <text:s/>heterogeneous nuclear ribonucleoprotein c (c1/c2), ARID4A <text:s/>- <text:s/>at rich interactive domain 4a (rbp1-like), SPATA24 <text:s/>- <text:s/>spermatogenesis associated 24, KDM4A <text:s/>- <text:s/>lysine (k)-specific demethylase 4a, REC8 <text:s/>- <text:s/>rec8 meiotic recombination protein, SETD2 <text:s/>- <text:s/>set domain containing 2, DDX4 <text:s/>- <text:s/>dead (asp-glu-ala-asp) box polypeptide 4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000432" calcext:value-type="float">
            <text:p>0.000000432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489" calcext:value-type="float">
            <text:p>48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DDC <text:s/>- <text:s/>dopa decarboxylase (aromatic l-amino acid decarboxylase), PNPO <text:s/>- <text:s/>pyridoxamine 5'-phosphate oxidase, ZNF436 <text:s/>- <text:s/>zinc finger protein 436, CAMTA1 <text:s/>- <text:s/>calmodulin binding transcription activator 1, FLII <text:s/>- <text:s/>flightless i homolog (drosophila), SIX4 <text:s/>- <text:s/>six homeobox 4, MAP3K9 <text:s/>- <text:s/>mitogen-activated protein kinase kinase kinase 9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UCY1B3 <text:s/>- <text:s/>guanylate cyclase 1, soluble, beta 3, KHDRBS3 <text:s/>- <text:s/>kh domain containing, rna binding, signal transduction associated 3, METTL17 <text:s/>- <text:s/>methyltransferase like 17, CNOT10 <text:s/>- <text:s/>ccr4-not transcription complex, subunit 10, SOX4 <text:s/>- <text:s/>sry (sex determining region y)-box 4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MMAB <text:s/>- <text:s/>methylmalonic aciduria (cobalamin deficiency) cblb type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GGCT <text:s/>- <text:s/>gamma-glutamylcyclotransferase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SPTLC2 <text:s/>- <text:s/>serine palmitoyltransferase, long chain base subunit 2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HAGH <text:s/>- <text:s/>hydroxyacylglutathione hydrolase, SERTAD1 <text:s/>- <text:s/>serta domain containing 1, PCNA <text:s/>- <text:s/>proliferating cell nuclear antigen, SSBP3 <text:s/>- <text:s/>single stranded dna binding protein 3, ZEB2 <text:s/>- <text:s/>zinc finger e-box binding homeobox 2, PANK1 <text:s/>- <text:s/>pantothenate kinase 1, HELB <text:s/>- <text:s/>helicase (dna) b, ZNF644 <text:s/>- <text:s/>zinc finger protein 644, MRPL4 <text:s/>- <text:s/>mitochondrial ribosomal protein l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ZSCAN2 <text:s/>- <text:s/>zinc finger and scan domain containing 2, MYOCD <text:s/>- <text:s/>myocardin, WARS <text:s/>- <text:s/>tryptophanyl-trna synthetase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JARID2 <text:s/>- <text:s/>jumonji, at rich interactive domain 2, MIER2 <text:s/>- <text:s/>mesoderm induction early response 1, family member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KLF1 <text:s/>- <text:s/>kruppel-like factor 1 (erythroid), SIX1 <text:s/>- <text:s/>six homeobox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2</text:p>
          </table:table-cell>
          <table:table-cell office:value-type="string" calcext:value-type="string">
            <text:p>cell cycle process</text:p>
          </table:table-cell>
          <table:table-cell office:value-type="float" office:value="0.000000481" calcext:value-type="float">
            <text:p>0.000000481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1.99" calcext:value-type="float">
            <text:p>1.99</text:p>
          </table:table-cell>
          <table:table-cell office:value-type="float" office:value="13954" calcext:value-type="float">
            <text:p>13954</text:p>
          </table:table-cell>
          <table:table-cell office:value-type="float" office:value="818" calcext:value-type="float">
            <text:p>818</text:p>
          </table:table-cell>
          <table:table-cell office:value-type="float" office:value="489" calcext:value-type="float">
            <text:p>4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CDC6 <text:s/>- <text:s/>cell division cycle 6, MAPRE1 <text:s/>- <text:s/>microtubule-associated protein, rp/eb family, member 1, CDC25A <text:s/>- <text:s/>cell division cycle 25a, CCNB2 <text:s/>- <text:s/>cyclin b2, CDK1 <text:s/>- <text:s/>cyclin-dependent kinase 1, SLC2A8 <text:s/>- <text:s/>solute carrier family 2 (facilitated glucose transporter), member 8, RFWD3 <text:s/>- <text:s/>ring finger and wd repeat domain 3, ZNF385A <text:s/>- <text:s/>zinc finger protein 385a, ORC4 <text:s/>- <text:s/>origin recognition complex, subunit 4, XPO1 <text:s/>- <text:s/>exportin 1 (crm1 homolog, yeast), WHAMM <text:s/>- <text:s/>was protein homolog associated with actin, golgi membranes and microtubules, MAEL <text:s/>- <text:s/>maelstrom spermatogenic transposon silencer, ANAPC15 <text:s/>- <text:s/>anaphase promoting complex subunit 15, PSMA3 <text:s/>- <text:s/>proteasome (prosome, macropain) subunit, alpha type, 3, UBE2C <text:s/>- <text:s/>ubiquitin-conjugating enzyme e2c, PPP2R1A <text:s/>- <text:s/>protein phosphatase 2, regulatory subunit a, alpha, SOX4 <text:s/>- <text:s/>sry (sex determining region y)-box 4, CNOT10 <text:s/>- <text:s/>ccr4-not transcription complex, subunit 10, SBDS <text:s/>- <text:s/>shwachman-bodian-diamond syndrome, CNTD1 <text:s/>- <text:s/>cyclin n-terminal domain containing 1, ID4 <text:s/>- <text:s/>inhibitor of dna binding 4, dominant negative helix-loop-helix protein, CCNB1IP1 <text:s/>- <text:s/>cyclin b1 interacting protein 1, e3 ubiquitin protein ligase, CHEK2 <text:s/>- <text:s/>checkpoint kinase 2, PAFAH1B1 <text:s/>- <text:s/>platelet-activating factor acetylhydrolase 1b, regulatory subunit 1 (45kda), PRR11 <text:s/>- <text:s/>proline rich 11, BRINP2 <text:s/>- <text:s/>bone morphogenetic protein/retinoic acid inducible neural-specific 2, NEK7 <text:s/>- <text:s/>nima-related kinase 7, CCP110 <text:s/>- <text:s/>centriolar coiled coil protein 110kda, KIF14 <text:s/>- <text:s/>kinesin family member 14, NDE1 <text:s/>- <text:s/>nude neurodevelopment protein 1, SYCP3 <text:s/>- <text:s/>synaptonemal complex protein 3, NEK2 <text:s/>- <text:s/>nima-related kinase 2, DLGAP5 <text:s/>- <text:s/>discs, large (drosophila) homolog-associated protein 5, PSME2 <text:s/>- <text:s/>proteasome (prosome, macropain) activator subunit 2 (pa28 beta), TDRKH <text:s/>- <text:s/>tudor and kh domain containing, ANAPC5 <text:s/>- <text:s/>anaphase promoting complex subunit 5, NIPBL <text:s/>- <text:s/>nipped-b homolog (drosophila), DLG1 <text:s/>- <text:s/>discs, large homolog 1 (drosophila), KIF18A <text:s/>- <text:s/>kinesin family member 18a, PPM1A <text:s/>- <text:s/>protein phosphatase, mg2+/mn2+ dependent, 1a, MYH10 <text:s/>- <text:s/>myosin, heavy chain 10, non-muscle, MIS12 <text:s/>- <text:s/>mis12 kinetochore complex component, SKA2 <text:s/>- <text:s/>spindle and kinetochore associated complex subunit 2, UBB <text:s/>- <text:s/>ubiquitin b, TUBB4B <text:s/>- <text:s/>tubulin, beta 4b class ivb, CDK5RAP3 <text:s/>- <text:s/>cdk5 regulatory subunit associated protein 3, PCNT <text:s/>- <text:s/>pericentrin, PCNA <text:s/>- <text:s/>proliferating cell nuclear antigen, DYNC1H1 <text:s/>- <text:s/>dynein, cytoplasmic 1, heavy chain 1, SPRY2 <text:s/>- <text:s/>sprouty homolog 2 (drosophila), REC8 <text:s/>- <text:s/>rec8 meiotic recombination protein, DDX4 <text:s/>- <text:s/>dead (asp-glu-ala-asp) box polypeptide 4, CKS2 <text:s/>- <text:s/>cdc28 protein kinase regulatory subunit 2, POLA1 <text:s/>- <text:s/>polymerase (dna directed), alpha 1, catalytic subunit, KIF18B <text:s/>- <text:s/>kinesin family member 18b, PRKAR1A <text:s/>- <text:s/>protein kinase, camp-dependent, regulatory, type i, alpha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8</text:p>
          </table:table-cell>
          <table:table-cell office:value-type="string" calcext:value-type="string">
            <text:p>positive regulation of biological process</text:p>
          </table:table-cell>
          <table:table-cell office:value-type="float" office:value="0.000000499" calcext:value-type="float">
            <text:p>0.000000499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4183" calcext:value-type="float">
            <text:p>4183</text:p>
          </table:table-cell>
          <table:table-cell office:value-type="float" office:value="489" calcext:value-type="float">
            <text:p>48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MAPRE1 <text:s/>- <text:s/>microtubule-associated protein, rp/eb family, member 1, SIX5 <text:s/>- <text:s/>six homeobox 5, ABAT <text:s/>- <text:s/>4-aminobutyrate aminotransferase, CD274 <text:s/>- <text:s/>cd274 molecule, SEPT4 <text:s/>- <text:s/>septin 4, LMAN2 <text:s/>- <text:s/>lectin, mannose-binding 2, ABR <text:s/>- <text:s/>active bcr-related, ACACA <text:s/>- <text:s/>acetyl-coa carboxylase alpha, ASIC2 <text:s/>- <text:s/>acid-sensing (proton-gated) ion channel 2, SP1 <text:s/>- <text:s/>sp1 transcription factor, GPC3 <text:s/>- <text:s/>glypican 3, ELP6 <text:s/>- <text:s/>elongator acetyltransferase complex subunit 6, NPHP4 <text:s/>- <text:s/>nephronophthisis 4, SOX4 <text:s/>- <text:s/>sry (sex determining region y)-box 4, GRHL1 <text:s/>- <text:s/>grainyhead-like 1 (drosophila), LPL <text:s/>- <text:s/>lipoprotein lipase, GRHL3 <text:s/>- <text:s/>grainyhead-like 3 (drosophila), HOXD3 <text:s/>- <text:s/>homeobox d3, ELF3 <text:s/>- <text:s/>e74-like factor 3 (ets domain transcription factor, epithelial-specific ), ATF6B <text:s/>- <text:s/>activating transcription factor 6 beta, LDB1 <text:s/>- <text:s/>lim domain binding 1, BRINP2 <text:s/>- <text:s/>bone morphogenetic protein/retinoic acid inducible neural-specific 2, ANKRD49 <text:s/>- <text:s/>ankyrin repeat domain 49, ABCA7 <text:s/>- <text:s/>atp-binding cassette, sub-family a (abc1), member 7, SUCO <text:s/>- <text:s/>sun domain containing ossification factor, ANAPC5 <text:s/>- <text:s/>anaphase promoting complex subunit 5, OLIG2 <text:s/>- <text:s/>oligodendrocyte lineage transcription factor 2, MYRF <text:s/>- <text:s/>myelin regulatory factor, USP19 <text:s/>- <text:s/>ubiquitin specific peptidase 19, SNCA <text:s/>- <text:s/>synuclein, alpha (non a4 component of amyloid precursor), PPM1A <text:s/>- <text:s/>protein phosphatase, mg2+/mn2+ dependent, 1a, SPTLC2 <text:s/>- <text:s/>serine palmitoyltransferase, long chain base subunit 2, TP53BP1 <text:s/>- <text:s/>tumor protein p53 binding protein 1, POU3F3 <text:s/>- <text:s/>pou class 3 homeobox 3, SERTAD1 <text:s/>- <text:s/>serta domain containing 1, SSBP3 <text:s/>- <text:s/>single stranded dna binding protein 3, SPRY2 <text:s/>- <text:s/>sprouty homolog 2 (drosophila), BOLL <text:s/>- <text:s/>bol, boule-like (drosophila), PHOX2B <text:s/>- <text:s/>paired-like homeobox 2b, HSPA5 <text:s/>- <text:s/>heat shock 70kda protein 5 (glucose-regulated protein, 78kda), NET1 <text:s/>- <text:s/>neuroepithelial cell transforming 1, RUVBL2 <text:s/>- <text:s/>ruvb-like 2 (e. coli), PTCH2 <text:s/>- <text:s/>patched 2, FABP3 <text:s/>- <text:s/>fatty acid binding protein 3, muscle and heart (mammary-derived growth inhibitor), HMGB2 <text:s/>- <text:s/>high mobility group box 2, CTGF <text:s/>- <text:s/>connective tissue growth factor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KCNN3 <text:s/>- <text:s/>potassium intermediate/small conductance calcium-activated channel, subfamily n, member 3, TNRC6B <text:s/>- <text:s/>trinucleotide repeat containing 6b, AIMP2 <text:s/>- <text:s/>aminoacyl trna synthetase complex-interacting multifunctional protein 2, COA3 <text:s/>- <text:s/>cytochrome c oxidase assembly factor 3, HK2 <text:s/>- <text:s/>hexokinase 2, UBE2C <text:s/>- <text:s/>ubiquitin-conjugating enzyme e2c, FLRT3 <text:s/>- <text:s/>fibronectin leucine rich transmembrane protein 3, PPP2R1A <text:s/>- <text:s/>protein phosphatase 2, regulatory subunit a, alpha, PPP1R7 <text:s/>- <text:s/>protein phosphatase 1, regulatory subunit 7, ABCD2 <text:s/>- <text:s/>atp-binding cassette, sub-family d (ald), member 2, CALM3 <text:s/>- <text:s/>calmodulin 3 (phosphorylase kinase, delta), MBD5 <text:s/>- <text:s/>methyl-cpg binding domain protein 5, VCP <text:s/>- <text:s/>valosin containing protein, NEK7 <text:s/>- <text:s/>nima-related kinase 7, HIF1A <text:s/>- <text:s/>hypoxia inducible factor 1, alpha subunit (basic helix-loop-helix transcription factor), KIF14 <text:s/>- <text:s/>kinesin family member 14, CRKL <text:s/>- <text:s/>v-crk avian sarcoma virus ct10 oncogene homolog-like, HOXB4 <text:s/>- <text:s/>homeobox b4, NIPBL <text:s/>- <text:s/>nipped-b homolog (drosophila), PASK <text:s/>- <text:s/>pas domain containing serine/threonine kinase, JARID2 <text:s/>- <text:s/>jumonji, at rich interactive domain 2, EHF <text:s/>- <text:s/>ets homologous factor, UBB <text:s/>- <text:s/>ubiquitin b, ESRRB <text:s/>- <text:s/>estrogen-related receptor beta, NRXN3 <text:s/>- <text:s/>neurexin 3, SCOC <text:s/>- <text:s/>short coiled-coil protein, FGF20 <text:s/>- <text:s/>fibroblast growth factor 20, RUNX3 <text:s/>- <text:s/>runt-related transcription factor 3, GATA6 <text:s/>- <text:s/>gata binding protein 6, HNRNPA1 <text:s/>- <text:s/>heterogeneous nuclear ribonucleoprotein a1, SORT1 <text:s/>- <text:s/>sortilin 1, HMGN3 <text:s/>- <text:s/>high mobility group nucleosomal binding domain 3, HNRNPAB <text:s/>- <text:s/>heterogeneous nuclear ribonucleoprotein a/b, SMCR7 <text:s/>- <text:s/>smith-magenis syndrome chromosome region, candidate 7, LEF1 <text:s/>- <text:s/>lymphoid enhancer-binding factor 1, RTN4 <text:s/>- <text:s/>reticulon 4, ATAD2 <text:s/>- <text:s/>atpase family, aaa domain containing 2, PRKAR1A <text:s/>- <text:s/>protein kinase, camp-dependent, regulatory, type i, alpha, ANK3 <text:s/>- <text:s/>ankyrin 3, node of ranvier (ankyrin g), CDC6 <text:s/>- <text:s/>cell division cycle 6, CDC25A <text:s/>- <text:s/>cell division cycle 25a, CDK1 <text:s/>- <text:s/>cyclin-dependent kinase 1, CDH1 <text:s/>- <text:s/>cadherin 1, type 1, e-cadherin (epithelial), PAX6 <text:s/>- <text:s/>paired box 6, ZNF385A <text:s/>- <text:s/>zinc finger protein 385a, RBM15 <text:s/>- <text:s/>rna binding motif protein 15, CXCL9 <text:s/>- <text:s/>chemokine (c-x-c motif) ligand 9, TOX3 <text:s/>- <text:s/>tox high mobility group box family member 3, SIN3A <text:s/>- <text:s/>sin3 transcription regulator family member a, MID1 <text:s/>- <text:s/>midline 1 (opitz/bbb syndrome), CAMTA1 <text:s/>- <text:s/>calmodulin binding transcription activator 1, ETAA1 <text:s/>- <text:s/>ewing tumor-associated antigen 1, SIX4 <text:s/>- <text:s/>six homeobox 4, MAP3K9 <text:s/>- <text:s/>mitogen-activated protein kinase kinase kinase 9, LMO3 <text:s/>- <text:s/>lim domain only 3 (rhombotin-like 2), WHAMM <text:s/>- <text:s/>was protein homolog associated with actin, golgi membranes and microtubules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STARD4 <text:s/>- <text:s/>star-related lipid transfer (start) domain containing 4, GUCA2A <text:s/>- <text:s/>guanylate cyclase activator 2a (guanylin), ANAPC15 <text:s/>- <text:s/>anaphase promoting complex subunit 15, PSMA3 <text:s/>- <text:s/>proteasome (prosome, macropain) subunit, alpha type, 3, P4HB <text:s/>- <text:s/>prolyl 4-hydroxylase, beta polypeptide, CNOT10 <text:s/>- <text:s/>ccr4-not transcription complex, subunit 10, CHEK2 <text:s/>- <text:s/>checkpoint kinase 2, PAFAH1B1 <text:s/>- <text:s/>platelet-activating factor acetylhydrolase 1b, regulatory subunit 1 (45kda), EAF2 <text:s/>- <text:s/>ell associated factor 2, NUCKS1 <text:s/>- <text:s/>nuclear casein kinase and cyclin-dependent kinase substrate 1, CLEC16A <text:s/>- <text:s/>c-type lectin domain family 16, member a, DERL2 <text:s/>- <text:s/>derlin 2, RNF31 <text:s/>- <text:s/>ring finger protein 31, H2AFZ <text:s/>- <text:s/>h2a histone family, member z, MCU <text:s/>- <text:s/>mitochondrial calcium uniporter, DLGAP5 <text:s/>- <text:s/>discs, large (drosophila) homolog-associated protein 5, PSME2 <text:s/>- <text:s/>proteasome (prosome, macropain) activator subunit 2 (pa28 beta), IRS1 <text:s/>- <text:s/>insulin receptor substrate 1, DDR2 <text:s/>- <text:s/>discoidin domain receptor tyrosine kinase 2, ISL1 <text:s/>- <text:s/>isl lim homeobox 1, BCLAF1 <text:s/>- <text:s/>bcl2-associated transcription factor 1, FER <text:s/>- <text:s/>fer (fps/fes related) tyrosine kinase, LRP8 <text:s/>- <text:s/>low density lipoprotein receptor-related protein 8, apolipoprotein e receptor, PCNT <text:s/>- <text:s/>pericentrin, PCNA <text:s/>- <text:s/>proliferating cell nuclear antigen, S100B <text:s/>- <text:s/>s100 calcium binding protein b, ZEB2 <text:s/>- <text:s/>zinc finger e-box binding homeobox 2, CXCL10 <text:s/>- <text:s/>chemokine (c-x-c motif) ligand 10, CNTN2 <text:s/>- <text:s/>contactin 2 (axonal), ZFP91 <text:s/>- <text:s/>zfp91 zinc finger protein, LARP1 <text:s/>- <text:s/>la ribonucleoprotein domain family, member 1, PTPRD <text:s/>- <text:s/>protein tyrosine phosphatase, receptor type, d, NRGN <text:s/>- <text:s/>neurogranin (protein kinase c substrate, rc3), HDAC1 <text:s/>- <text:s/>histone deacetylase 1, NRL <text:s/>- <text:s/>neural retina leucine zipper, TLE1 <text:s/>- <text:s/>transducin-like enhancer of split 1 (e(sp1) homolog, drosophila), RHOQ <text:s/>- <text:s/>ras homolog family member q, HERPUD1 <text:s/>- <text:s/>homocysteine-inducible, endoplasmic reticulum stress-inducible, ubiquitin-like domain member 1, CHN2 <text:s/>- <text:s/>chimerin 2, RIMS2 <text:s/>- <text:s/>regulating synaptic membrane exocytosis 2, SHC4 <text:s/>- <text:s/>shc (src homology 2 domain containing) family, member 4, ID1 <text:s/>- <text:s/>inhibitor of dna binding 1, dominant negative helix-loop-helix protein, DUSP6 <text:s/>- <text:s/>dual specificity phosphatase 6, NFYC <text:s/>- <text:s/>nuclear transcription factor y, gamma, RAB3A <text:s/>- <text:s/>rab3a, member ras oncogene family, TBX19 <text:s/>- <text:s/>t-box 19, ADNP2 <text:s/>- <text:s/>adnp homeobox 2, NFKB2 <text:s/>- <text:s/>nuclear factor of kappa light polypeptide gene enhancer in b-cells 2 (p49/p100), MKL1 <text:s/>- <text:s/>megakaryoblastic leukemia (translocation) 1, WNT3 <text:s/>- <text:s/>wingless-type mmtv integration site family, member 3, PER1 <text:s/>- <text:s/>period circadian clock 1, ID4 <text:s/>- <text:s/>inhibitor of dna binding 4, dominant negative helix-loop-helix protein, NKX6-1 <text:s/>- <text:s/>nk6 homeobox 1, MYOCD <text:s/>- <text:s/>myocardin, WARS <text:s/>- <text:s/>tryptophanyl-trna synthetase, CCP110 <text:s/>- <text:s/>centriolar coiled coil protein 110kda, NEK2 <text:s/>- <text:s/>nima-related kinase 2, DLG1 <text:s/>- <text:s/>discs, large homolog 1 (drosophila), BAI2 <text:s/>- <text:s/>brain-specific angiogenesis inhibitor 2, DLX3 <text:s/>- <text:s/>distal-less homeobox 3, DPP10 <text:s/>- <text:s/>dipeptidyl-peptidase 10 (non-functional), B2M <text:s/>- <text:s/>beta-2-microglobulin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RAP2B <text:s/>- <text:s/>rap2b, member of ras oncogene family, FNIP1 <text:s/>- <text:s/>folliculin interacting protein 1, KLF1 <text:s/>- <text:s/>kruppel-like factor 1 (erythroid), SIX1 <text:s/>- <text:s/>six homeobox 1, CDK5RAP3 <text:s/>- <text:s/>cdk5 regulatory subunit associated protein 3, SFRP1 <text:s/>- <text:s/>secreted frizzled-related protein 1, TGFB3 <text:s/>- <text:s/>transforming growth factor, beta 3, GPR65 <text:s/>- <text:s/>g protein-coupled receptor 65, RBM4 <text:s/>- <text:s/>rna binding motif protein 4, TGFB1I1 <text:s/>- <text:s/>transforming growth factor beta 1 induced transcript 1, ARID4A <text:s/>- <text:s/>at rich interactive domain 4a (rbp1-like), KDM4A <text:s/>- <text:s/>lysine (k)-specific demethylase 4a, PARD3 <text:s/>- <text:s/>par-3 partitioning defective 3 homolog (c. elegans), CKS2 <text:s/>- <text:s/>cdc28 protein kinase regulatory subunit 2, KAT6B <text:s/>- <text:s/>k(lysine) acetyltransferase 6b, CDCA2 <text:s/>- <text:s/>cell division cycle associated 2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987</text:p>
          </table:table-cell>
          <table:table-cell office:value-type="string" calcext:value-type="string">
            <text:p>cellular process</text:p>
          </table:table-cell>
          <table:table-cell office:value-type="float" office:value="0.000000512" calcext:value-type="float">
            <text:p>0.00000051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1.11" calcext:value-type="float">
            <text:p>1.11</text:p>
          </table:table-cell>
          <table:table-cell office:value-type="float" office:value="13954" calcext:value-type="float">
            <text:p>13954</text:p>
          </table:table-cell>
          <table:table-cell office:value-type="float" office:value="11067" calcext:value-type="float">
            <text:p>11067</text:p>
          </table:table-cell>
          <table:table-cell office:value-type="float" office:value="489" calcext:value-type="float">
            <text:p>48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[PMS2 <text:s/>- <text:s/>pms2 postmeiotic segregation increased 2 (s. cerevisiae), SCD5 <text:s/>- <text:s/>stearoyl-coa desaturase 5, AP3M2 <text:s/>- <text:s/>adaptor-related protein complex 3, mu 2 subunit, PDIA4 <text:s/>- <text:s/>protein disulfide isomerase family a, member 4, PNN <text:s/>- <text:s/>pinin, desmosome associated protein, ABAT <text:s/>- <text:s/>4-aminobutyrate aminotransferase, SEPT4 <text:s/>- <text:s/>septin 4, PNRC1 <text:s/>- <text:s/>proline-rich nuclear receptor coactivator 1, ABR <text:s/>- <text:s/>active bcr-related, ACACA <text:s/>- <text:s/>acetyl-coa carboxylase alpha, ASIC2 <text:s/>- <text:s/>acid-sensing (proton-gated) ion channel 2, MAEL <text:s/>- <text:s/>maelstrom spermatogenic transposon silencer, SP1 <text:s/>- <text:s/>sp1 transcription factor, SP2 <text:s/>- <text:s/>sp2 transcription factor, GPC3 <text:s/>- <text:s/>glypican 3, C9orf41 <text:s/>- <text:s/>chromosome 9 open reading frame 41, NPHP4 <text:s/>- <text:s/>nephronophthisis 4, SOX4 <text:s/>- <text:s/>sry (sex determining region y)-box 4, C12orf52 <text:s/>- <text:s/>chromosome 12 open reading frame 52, LPL <text:s/>- <text:s/>lipoprotein lipase, GRHL3 <text:s/>- <text:s/>grainyhead-like 3 (drosophila), CCNB1IP1 <text:s/>- <text:s/>cyclin b1 interacting protein 1, e3 ubiquitin protein ligase, FBXL20 <text:s/>- <text:s/>f-box and leucine-rich repeat protein 20, MMAB <text:s/>- <text:s/>methylmalonic aciduria (cobalamin deficiency) cblb type, ATF6B <text:s/>- <text:s/>activating transcription factor 6 beta, GPR180 <text:s/>- <text:s/>g protein-coupled receptor 180, BRINP2 <text:s/>- <text:s/>bone morphogenetic protein/retinoic acid inducible neural-specific 2, CNGA4 <text:s/>- <text:s/>cyclic nucleotide gated channel alpha 4, SNRPF <text:s/>- <text:s/>small nuclear ribonucleoprotein polypeptide f, ANAPC5 <text:s/>- <text:s/>anaphase promoting complex subunit 5, USP19 <text:s/>- <text:s/>ubiquitin specific peptidase 19, SNCA <text:s/>- <text:s/>synuclein, alpha (non a4 component of amyloid precursor), PPM1A <text:s/>- <text:s/>protein phosphatase, mg2+/mn2+ dependent, 1a, SPTLC2 <text:s/>- <text:s/>serine palmitoyltransferase, long chain base subunit 2, PPM1B <text:s/>- <text:s/>protein phosphatase, mg2+/mn2+ dependent, 1b, POU3F3 <text:s/>- <text:s/>pou class 3 homeobox 3, SSBP3 <text:s/>- <text:s/>single stranded dna binding protein 3, GNB2 <text:s/>- <text:s/>guanine nucleotide binding protein (g protein), beta polypeptide 2, AFF3 <text:s/>- <text:s/>af4/fmr2 family, member 3, POLA1 <text:s/>- <text:s/>polymerase (dna directed), alpha 1, catalytic subunit, COL12A1 <text:s/>- <text:s/>collagen, type xii, alpha 1, SLC4A8 <text:s/>- <text:s/>solute carrier family 4, sodium bicarbonate cotransporter, member 8, TMEFF2 <text:s/>- <text:s/>transmembrane protein with egf-like and two follistatin-like domains 2, COL15A1 <text:s/>- <text:s/>collagen, type xv, alpha 1, RUVBL2 <text:s/>- <text:s/>ruvb-like 2 (e. coli), HNRNPUL1 <text:s/>- <text:s/>heterogeneous nuclear ribonucleoprotein u-like 1, FAM126A <text:s/>- <text:s/>family with sequence similarity 126, member a, CATSPERB <text:s/>- <text:s/>catsper channel auxiliary subunit beta, ASB7 <text:s/>- <text:s/>ankyrin repeat and socs box containing 7, TTLL9 <text:s/>- <text:s/>tubulin tyrosine ligase-like family, member 9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CTBP2 <text:s/>- <text:s/>c-terminal binding protein 2, ARHGAP33 <text:s/>- <text:s/>rho gtpase activating protein 33, CITED4 <text:s/>- <text:s/>cbp/p300-interacting transactivator, with glu/asp-rich carboxy-terminal domain, 4, KCNN3 <text:s/>- <text:s/>potassium intermediate/small conductance calcium-activated channel, subfamily n, member 3, COX4I2 <text:s/>- <text:s/>cytochrome c oxidase subunit iv isoform 2 (lung), AIMP2 <text:s/>- <text:s/>aminoacyl trna synthetase complex-interacting multifunctional protein 2, FAR1 <text:s/>- <text:s/>fatty acyl coa reductase 1, CCDC151 <text:s/>- <text:s/>coiled-coil domain containing 151, UBE2C <text:s/>- <text:s/>ubiquitin-conjugating enzyme e2c, PPP2R1A <text:s/>- <text:s/>protein phosphatase 2, regulatory subunit a, alpha, FLRT3 <text:s/>- <text:s/>fibronectin leucine rich transmembrane protein 3, SBDS <text:s/>- <text:s/>shwachman-bodian-diamond syndrome, PPP2R2B <text:s/>- <text:s/>protein phosphatase 2, regulatory subunit b, beta, PPP1R7 <text:s/>- <text:s/>protein phosphatase 1, regulatory subunit 7, PRR11 <text:s/>- <text:s/>proline rich 11, ABCD2 <text:s/>- <text:s/>atp-binding cassette, sub-family d (ald), member 2, MBD5 <text:s/>- <text:s/>methyl-cpg binding domain protein 5, TUBA1C <text:s/>- <text:s/>tubulin, alpha 1c, NEK7 <text:s/>- <text:s/>nima-related kinase 7, NAA11 <text:s/>- <text:s/>n(alpha)-acetyltransferase 11, nata catalytic subunit, ATP13A4 <text:s/>- <text:s/>atpase type 13a4, ABHD16A <text:s/>- <text:s/>abhydrolase domain containing 16a, CRKL <text:s/>- <text:s/>v-crk avian sarcoma virus ct10 oncogene homolog-like, TDRKH <text:s/>- <text:s/>tudor and kh domain containing, NIPBL <text:s/>- <text:s/>nipped-b homolog (drosophila), CRY1 <text:s/>- <text:s/>cryptochrome 1 (photolyase-like), JARID2 <text:s/>- <text:s/>jumonji, at rich interactive domain 2, TMED1 <text:s/>- <text:s/>transmembrane emp24 protein transport domain containing 1, SLC25A25 <text:s/>- <text:s/>solute carrier family 25 (mitochondrial carrier; phosphate carrier), member 25, MACROD2 <text:s/>- <text:s/>macro domain containing 2, NRXN3 <text:s/>- <text:s/>neurexin 3, EXD1 <text:s/>- <text:s/>exonuclease 3'-5' domain containing 1, CSE1L <text:s/>- <text:s/>cse1 chromosome segregation 1-like (yeast), GATA6 <text:s/>- <text:s/>gata binding protein 6, ZNF397 <text:s/>- <text:s/>zinc finger protein 397, HMGN3 <text:s/>- <text:s/>high mobility group nucleosomal binding domain 3, KCNJ3 <text:s/>- <text:s/>potassium inwardly-rectifying channel, subfamily j, member 3, OSBPL9 <text:s/>- <text:s/>oxysterol binding protein-like 9, PRKCSH <text:s/>- <text:s/>protein kinase c substrate 80k-h, SQLE <text:s/>- <text:s/>squalene epoxidase, TLK2 <text:s/>- <text:s/>tousled-like kinase 2, DNAJB5 <text:s/>- <text:s/>dnaj (hsp40) homolog, subfamily b, member 5, LEF1 <text:s/>- <text:s/>lymphoid enhancer-binding factor 1, PRKAR1A <text:s/>- <text:s/>protein kinase, camp-dependent, regulatory, type i, alpha, ANK3 <text:s/>- <text:s/>ankyrin 3, node of ranvier (ankyrin g), SDS <text:s/>- <text:s/>serine dehydratase, RBM23 <text:s/>- <text:s/>rna binding motif protein 23, ATXN2L <text:s/>- <text:s/>ataxin 2-like, PAX6 <text:s/>- <text:s/>paired box 6, ZNF385A <text:s/>- <text:s/>zinc finger protein 385a, RFWD3 <text:s/>- <text:s/>ring finger and wd repeat domain 3, NHSL1 <text:s/>- <text:s/>nhs-like 1, CXCL9 <text:s/>- <text:s/>chemokine (c-x-c motif) ligand 9, GPR139 <text:s/>- <text:s/>g protein-coupled receptor 139, SIN3A <text:s/>- <text:s/>sin3 transcription regulator family member a, MID1 <text:s/>- <text:s/>midline 1 (opitz/bbb syndrome), DDC <text:s/>- <text:s/>dopa decarboxylase (aromatic l-amino acid decarboxylase), METAP1D <text:s/>- <text:s/>methionyl aminopeptidase type 1d (mitochondrial), PNPO <text:s/>- <text:s/>pyridoxamine 5'-phosphate oxidase, SET <text:s/>- <text:s/>set nuclear oncogene, MAP3K9 <text:s/>- <text:s/>mitogen-activated protein kinase kinase kinase 9, SIX4 <text:s/>- <text:s/>six homeobox 4, WHAMM <text:s/>- <text:s/>was protein homolog associated with actin, golgi membranes and microtubules, PPP1R3B <text:s/>- <text:s/>protein phosphatase 1, regulatory subunit 3b, CYTH2 <text:s/>- <text:s/>cytohesin 2, FOPNL <text:s/>- <text:s/>fgfr1op n-terminal like, ZDHHC5 <text:s/>- <text:s/>zinc finger, dhhc-type containing 5, DBP <text:s/>- <text:s/>d site of albumin promoter (albumin d-box) binding protein, CHP1 <text:s/>- <text:s/>calcineurin-like ef-hand protein 1, AQP4 <text:s/>- <text:s/>aquaporin 4, ANAPC15 <text:s/>- <text:s/>anaphase promoting complex subunit 15, GUCY1B3 <text:s/>- <text:s/>guanylate cyclase 1, soluble, beta 3, P4HB <text:s/>- <text:s/>prolyl 4-hydroxylase, beta polypeptide, CNOT10 <text:s/>- <text:s/>ccr4-not transcription complex, subunit 10, CNTD1 <text:s/>- <text:s/>cyclin n-terminal domain containing 1, LCLAT1 <text:s/>- <text:s/>lysocardiolipin acyltransferase 1, PADI3 <text:s/>- <text:s/>peptidyl arginine deiminase, type iii, CHEK2 <text:s/>- <text:s/>checkpoint kinase 2, PAFAH1B1 <text:s/>- <text:s/>platelet-activating factor acetylhydrolase 1b, regulatory subunit 1 (45kda), GYS1 <text:s/>- <text:s/>glycogen synthase 1 (muscle), RAB11B <text:s/>- <text:s/>rab11b, member ras oncogene family, ZNF532 <text:s/>- <text:s/>zinc finger protein 532, C10orf11 <text:s/>- <text:s/>chromosome 10 open reading frame 11, SCAI <text:s/>- <text:s/>suppressor of cancer cell invasion, HIST1H2BB <text:s/>- <text:s/>histone cluster 1, h2bb, SESN3 <text:s/>- <text:s/>sestrin 3, ZMYM3 <text:s/>- <text:s/>zinc finger, mym-type 3, RNF31 <text:s/>- <text:s/>ring finger protein 31, H2AFZ <text:s/>- <text:s/>h2a histone family, member z, SAP130 <text:s/>- <text:s/>sin3a-associated protein, 130kda, DCP2 <text:s/>- <text:s/>decapping mrna 2, MCU <text:s/>- <text:s/>mitochondrial calcium uniporter, SKA2 <text:s/>- <text:s/>spindle and kinetochore associated complex subunit 2, HIST1H2BA <text:s/>- <text:s/>histone cluster 1, h2ba, NME9 <text:s/>- <text:s/>nme/nm23 family member 9, OSBPL3 <text:s/>- <text:s/>oxysterol binding protein-like 3, HAGH <text:s/>- <text:s/>hydroxyacylglutathione hydrolase, FAM160A2 <text:s/>- <text:s/>family with sequence similarity 160, member a2, LRP8 <text:s/>- <text:s/>low density lipoprotein receptor-related protein 8, apolipoprotein e receptor, PCNT <text:s/>- <text:s/>pericentrin, PCNA <text:s/>- <text:s/>proliferating cell nuclear antigen, S100B <text:s/>- <text:s/>s100 calcium binding protein b, EBAG9 <text:s/>- <text:s/>estrogen receptor binding site associated, antigen, 9, KRT80 <text:s/>- <text:s/>keratin 80, DBI <text:s/>- <text:s/>diazepam binding inhibitor (gaba receptor modulator, acyl-coa binding protein), FICD <text:s/>- <text:s/>fic domain containing, PCSK2 <text:s/>- <text:s/>proprotein convertase subtilisin/kexin type 2, SHC3 <text:s/>- <text:s/>shc (src homology 2 domain containing) transforming protein 3, PANK1 <text:s/>- <text:s/>pantothenate kinase 1, ZNF644 <text:s/>- <text:s/>zinc finger protein 644, C14orf1 <text:s/>- <text:s/>chromosome 14 open reading frame 1, TRIM68 <text:s/>- <text:s/>tripartite motif containing 68, LRRC8D <text:s/>- <text:s/>leucine rich repeat containing 8 family, member d, HDAC1 <text:s/>- <text:s/>histone deacetylase 1, CCNB2 <text:s/>- <text:s/>cyclin b2, TCTN3 <text:s/>- <text:s/>tectonic family member 3, XPO1 <text:s/>- <text:s/>exportin 1 (crm1 homolog, yeast), RGS8 <text:s/>- <text:s/>regulator of g-protein signaling 8, BAHD1 <text:s/>- <text:s/>bromo adjacent homology domain containing 1, WNT8B <text:s/>- <text:s/>wingless-type mmtv integration site family, member 8b, MORC2 <text:s/>- <text:s/>morc family cw-type zinc finger 2, MAP1A <text:s/>- <text:s/>microtubule-associated protein 1a, DUSP6 <text:s/>- <text:s/>dual specificity phosphatase 6, TBX19 <text:s/>- <text:s/>t-box 19, TBX18 <text:s/>- <text:s/>t-box 18, FRYL <text:s/>- <text:s/>fry-like, ADNP2 <text:s/>- <text:s/>adnp homeobox 2, MKL1 <text:s/>- <text:s/>megakaryoblastic leukemia (translocation) 1, GPR15 <text:s/>- <text:s/>g protein-coupled receptor 15, TANC1 <text:s/>- <text:s/>tetratricopeptide repeat, ankyrin repeat and coiled-coil containing 1, WNT3 <text:s/>- <text:s/>wingless-type mmtv integration site family, member 3, PER1 <text:s/>- <text:s/>period circadian clock 1, TTBK2 <text:s/>- <text:s/>tau tubulin kinase 2, ATP5G1 <text:s/>- <text:s/>atp synthase, h+ transporting, mitochondrial fo complex, subunit c1 (subunit 9), WARS <text:s/>- <text:s/>tryptophanyl-trna synthetase, ZNF652 <text:s/>- <text:s/>zinc finger protein 652, DLG3 <text:s/>- <text:s/>discs, large homolog 3 (drosophila), DLG1 <text:s/>- <text:s/>discs, large homolog 1 (drosophila), BAI2 <text:s/>- <text:s/>brain-specific angiogenesis inhibitor 2, DLG2 <text:s/>- <text:s/>discs, large homolog 2 (drosophila), DPP10 <text:s/>- <text:s/>dipeptidyl-peptidase 10 (non-functional), DLX3 <text:s/>- <text:s/>distal-less homeobox 3, B2M <text:s/>- <text:s/>beta-2-microglobulin, TOM1L2 <text:s/>- <text:s/>target of myb1-like 2 (chicken), TYW1 <text:s/>- <text:s/>trna-yw synthesizing protein 1 homolog (s. cerevisiae), SPAG9 <text:s/>- <text:s/>sperm associated antigen 9, SESN2 <text:s/>- <text:s/>sestrin 2, GRIA3 <text:s/>- <text:s/>glutamate receptor, ionotropic, ampa 3, SIX1 <text:s/>- <text:s/>six homeobox 1, DYNC1H1 <text:s/>- <text:s/>dynein, cytoplasmic 1, heavy chain 1, SFRP1 <text:s/>- <text:s/>secreted frizzled-related protein 1, PCF11 <text:s/>- <text:s/>pcf11 cleavage and polyadenylation factor subunit, SF1 <text:s/>- <text:s/>splicing factor 1, GDE1 <text:s/>- <text:s/>glycerophosphodiester phosphodiesterase 1, XRCC4 <text:s/>- <text:s/>x-ray repair complementing defective repair in chinese hamster cells 4, KIF18B <text:s/>- <text:s/>kinesin family member 18b, SMAD6 <text:s/>- <text:s/>smad family member 6, MAPRE1 <text:s/>- <text:s/>microtubule-associated protein, rp/eb family, member 1, SIX5 <text:s/>- <text:s/>six homeobox 5, SPDYC <text:s/>- <text:s/>speedy/ringo cell cycle regulator family member c, CD274 <text:s/>- <text:s/>cd274 molecule, CCNO <text:s/>- <text:s/>cyclin o, ELP6 <text:s/>- <text:s/>elongator acetyltransferase complex subunit 6, GRHL1 <text:s/>- <text:s/>grainyhead-like 1 (drosophila), SYNGAP1 <text:s/>- <text:s/>synaptic ras gtpase activating protein 1, HIST3H2BB <text:s/>- <text:s/>histone cluster 3, h2bb, ELAVL3 <text:s/>- <text:s/>elav (embryonic lethal, abnormal vision, drosophila)-like 3 (hu antigen c), HOXD3 <text:s/>- <text:s/>homeobox d3, ELAVL4 <text:s/>- <text:s/>elav (embryonic lethal, abnormal vision, drosophila)-like 4, ELF3 <text:s/>- <text:s/>e74-like factor 3 (ets domain transcription factor, epithelial-specific ), RIMKLA <text:s/>- <text:s/>ribosomal modification protein rimk-like family member a, LDB1 <text:s/>- <text:s/>lim domain binding 1, ANKRD49 <text:s/>- <text:s/>ankyrin repeat domain 49, HOXC9 <text:s/>- <text:s/>homeobox c9, ABCA7 <text:s/>- <text:s/>atp-binding cassette, sub-family a (abc1), member 7, GGCT <text:s/>- <text:s/>gamma-glutamylcyclotransferase, NDE1 <text:s/>- <text:s/>nude neurodevelopment protein 1, ICAM4 <text:s/>- <text:s/>intercellular adhesion molecule 4 (landsteiner-wiener blood group), OLIG2 <text:s/>- <text:s/>oligodendrocyte lineage transcription factor 2, ADCK3 <text:s/>- <text:s/>aarf domain containing kinase 3, MYRF <text:s/>- <text:s/>myelin regulatory factor, KIF18A <text:s/>- <text:s/>kinesin family member 18a, ZNF362 <text:s/>- <text:s/>zinc finger protein 362, MYH10 <text:s/>- <text:s/>myosin, heavy chain 10, non-muscle, MIS12 <text:s/>- <text:s/>mis12 kinetochore complex component, SNX11 <text:s/>- <text:s/>sorting nexin 11, DDX50 <text:s/>- <text:s/>dead (asp-glu-ala-asp) box polypeptide 50, TP53BP1 <text:s/>- <text:s/>tumor protein p53 binding protein 1, RCAN2 <text:s/>- <text:s/>regulator of calcineurin 2, PRDM10 <text:s/>- <text:s/>pr domain containing 10, DDX54 <text:s/>- <text:s/>dead (asp-glu-ala-asp) box polypeptide 54, CELSR3 <text:s/>- <text:s/>cadherin, egf lag seven-pass g-type receptor 3, KDM4B <text:s/>- <text:s/>lysine (k)-specific demethylase 4b, INO80B <text:s/>- <text:s/>ino80 complex subunit b, SERTAD1 <text:s/>- <text:s/>serta domain containing 1, HIST3H2A <text:s/>- <text:s/>histone cluster 3, h2a, NUBP2 <text:s/>- <text:s/>nucleotide binding protein 2, SPRY2 <text:s/>- <text:s/>sprouty homolog 2 (drosophila), KCTD9 <text:s/>- <text:s/>potassium channel tetramerization domain containing 9, HELB <text:s/>- <text:s/>helicase (dna) b, PCDHB1 <text:s/>- <text:s/>protocadherin beta 1, KCNT2 <text:s/>- <text:s/>potassium channel, subfamily t, member 2, BOLL <text:s/>- <text:s/>bol, boule-like (drosophila), PHOX2B <text:s/>- <text:s/>paired-like homeobox 2b, HSPA5 <text:s/>- <text:s/>heat shock 70kda protein 5 (glucose-regulated protein, 78kda), NET1 <text:s/>- <text:s/>neuroepithelial cell transforming 1, ADAMTSL1 <text:s/>- <text:s/>adamts-like 1, PCYOX1L <text:s/>- <text:s/>prenylcysteine oxidase 1 like, PTCH2 <text:s/>- <text:s/>patched 2, TOMM40 <text:s/>- <text:s/>translocase of outer mitochondrial membrane 40 homolog (yeast), FABP3 <text:s/>- <text:s/>fatty acid binding protein 3, muscle and heart (mammary-derived growth inhibitor), TTLL5 <text:s/>- <text:s/>tubulin tyrosine ligase-like family, member 5, HMGB2 <text:s/>- <text:s/>high mobility group box 2, PFDN6 <text:s/>- <text:s/>prefoldin subunit 6, TNRC6B <text:s/>- <text:s/>trinucleotide repeat containing 6b, COA3 <text:s/>- <text:s/>cytochrome c oxidase assembly factor 3, HOXB13 <text:s/>- <text:s/>homeobox b13, TOM1 <text:s/>- <text:s/>target of myb1 (chicken), SPSB3 <text:s/>- <text:s/>spla/ryanodine receptor domain and socs box containing 3, HK2 <text:s/>- <text:s/>hexokinase 2, SLC44A5 <text:s/>- <text:s/>solute carrier family 44, member 5, PTRF <text:s/>- <text:s/>polymerase i and transcript release factor, CALM3 <text:s/>- <text:s/>calmodulin 3 (phosphorylase kinase, delta), ZSCAN2 <text:s/>- <text:s/>zinc finger and scan domain containing 2, VCP <text:s/>- <text:s/>valosin containing protein, HIF1A <text:s/>- <text:s/>hypoxia inducible factor 1, alpha subunit (basic helix-loop-helix transcription factor), ERF <text:s/>- <text:s/>ets2 repressor factor, KIF14 <text:s/>- <text:s/>kinesin family member 14, HOXB4 <text:s/>- <text:s/>homeobox b4, ZBTB5 <text:s/>- <text:s/>zinc finger and btb domain containing 5, PASK <text:s/>- <text:s/>pas domain containing serine/threonine kinase, MACROD1 <text:s/>- <text:s/>macro domain containing 1, EHF <text:s/>- <text:s/>ets homologous factor, CHRDL1 <text:s/>- <text:s/>chordin-like 1, THG1L <text:s/>- <text:s/>trna-histidine guanylyltransferase 1-like (s. cerevisiae), CCNG2 <text:s/>- <text:s/>cyclin g2, CCNG1 <text:s/>- <text:s/>cyclin g1, UBB <text:s/>- <text:s/>ubiquitin b, ESRRB <text:s/>- <text:s/>estrogen-related receptor beta, DOLPP1 <text:s/>- <text:s/>dolichyldiphosphatase 1, TULP3 <text:s/>- <text:s/>tubby like protein 3, TUBB4B <text:s/>- <text:s/>tubulin, beta 4b class ivb, FGF20 <text:s/>- <text:s/>fibroblast growth factor 20, RUNX3 <text:s/>- <text:s/>runt-related transcription factor 3, EPB41 <text:s/>- <text:s/>erythrocyte membrane protein band 4.1 (elliptocytosis 1, rh-linked), SORT1 <text:s/>- <text:s/>sortilin 1, HNRNPA1 <text:s/>- <text:s/>heterogeneous nuclear ribonucleoprotein a1, HNRNPC <text:s/>- <text:s/>heterogeneous nuclear ribonucleoprotein c (c1/c2), HNRNPAB <text:s/>- <text:s/>heterogeneous nuclear ribonucleoprotein a/b, KANSL2 <text:s/>- <text:s/>kat8 regulatory nsl complex subunit 2, NAPA <text:s/>- <text:s/>n-ethylmaleimide-sensitive factor attachment protein, alpha, SPATA24 <text:s/>- <text:s/>spermatogenesis associated 24, REC8 <text:s/>- <text:s/>rec8 meiotic recombination protein, SETD2 <text:s/>- <text:s/>set domain containing 2, SMCR7 <text:s/>- <text:s/>smith-magenis syndrome chromosome region, candidate 7, HMX3 <text:s/>- <text:s/>h6 family homeobox 3, HSCB <text:s/>- <text:s/>hscb iron-sulfur cluster co-chaperone homolog (e. coli), RTN4 <text:s/>- <text:s/>reticulon 4, ATAD2 <text:s/>- <text:s/>atpase family, aaa domain containing 2, CDC6 <text:s/>- <text:s/>cell division cycle 6, CDC25A <text:s/>- <text:s/>cell division cycle 25a, CDK1 <text:s/>- <text:s/>cyclin-dependent kinase 1, KCNAB2 <text:s/>- <text:s/>potassium voltage-gated channel, shaker-related subfamily, beta member 2, ARHGAP15 <text:s/>- <text:s/>rho gtpase activating protein 15, CDH1 <text:s/>- <text:s/>cadherin 1, type 1, e-cadherin (epithelial), RBM15 <text:s/>- <text:s/>rna binding motif protein 15, ORC4 <text:s/>- <text:s/>origin recognition complex, subunit 4, TOX3 <text:s/>- <text:s/>tox high mobility group box family member 3, ZNF436 <text:s/>- <text:s/>zinc finger protein 436, CAMTA1 <text:s/>- <text:s/>calmodulin binding transcription activator 1, ETAA1 <text:s/>- <text:s/>ewing tumor-associated antigen 1, FLII <text:s/>- <text:s/>flightless i homolog (drosophila), LMO3 <text:s/>- <text:s/>lim domain only 3 (rhombotin-like 2), USP16 <text:s/>- <text:s/>ubiquitin specific peptidase 16, SOST <text:s/>- <text:s/>sclerostin, CYCS <text:s/>- <text:s/>cytochrome c, somatic, ENTPD1 <text:s/>- <text:s/>ectonucleoside triphosphate diphosphohydrolase 1, PSMA3 <text:s/>- <text:s/>proteasome (prosome, macropain) subunit, alpha type, 3, SRGAP3 <text:s/>- <text:s/>slit-robo rho gtpase activating protein 3, KHDRBS3 <text:s/>- <text:s/>kh domain containing, rna binding, signal transduction associated 3, METTL17 <text:s/>- <text:s/>methyltransferase like 17, MED8 <text:s/>- <text:s/>mediator complex subunit 8, SP9 <text:s/>- <text:s/>sp9 transcription factor, TDO2 <text:s/>- <text:s/>tryptophan 2,3-dioxygenase, NUCKS1 <text:s/>- <text:s/>nuclear casein kinase and cyclin-dependent kinase substrate 1, EAF2 <text:s/>- <text:s/>ell associated factor 2, DCAF11 <text:s/>- <text:s/>ddb1 and cul4 associated factor 11, CLEC16A <text:s/>- <text:s/>c-type lectin domain family 16, member a, DERL2 <text:s/>- <text:s/>derlin 2, DLGAP5 <text:s/>- <text:s/>discs, large (drosophila) homolog-associated protein 5, PSME2 <text:s/>- <text:s/>proteasome (prosome, macropain) activator subunit 2 (pa28 beta), IRS1 <text:s/>- <text:s/>insulin receptor substrate 1, TYSND1 <text:s/>- <text:s/>trypsin domain containing 1, DDR2 <text:s/>- <text:s/>discoidin domain receptor tyrosine kinase 2, ISL1 <text:s/>- <text:s/>isl lim homeobox 1, SYNE1 <text:s/>- <text:s/>spectrin repeat containing, nuclear envelope 1, BCLAF1 <text:s/>- <text:s/>bcl2-associated transcription factor 1, TTC28 <text:s/>- <text:s/>tetratricopeptide repeat domain 28, SZT2 <text:s/>- <text:s/>seizure threshold 2 homolog (mouse), TMEM167A <text:s/>- <text:s/>transmembrane protein 167a, FER <text:s/>- <text:s/>fer (fps/fes related) tyrosine kinase, SPATA19 <text:s/>- <text:s/>spermatogenesis associated 19, TPCN2 <text:s/>- <text:s/>two pore segment channel 2, FDPS <text:s/>- <text:s/>farnesyl diphosphate synthase, ZEB2 <text:s/>- <text:s/>zinc finger e-box binding homeobox 2, CXCL10 <text:s/>- <text:s/>chemokine (c-x-c motif) ligand 10, KLHL25 <text:s/>- <text:s/>kelch-like family member 25, CNTN2 <text:s/>- <text:s/>contactin 2 (axonal), MRPL4 <text:s/>- <text:s/>mitochondrial ribosomal protein l4, CDH6 <text:s/>- <text:s/>cadherin 6, type 2, k-cadherin (fetal kidney), CDH10 <text:s/>- <text:s/>cadherin 10, type 2 (t2-cadherin), ZFP91 <text:s/>- <text:s/>zfp91 zinc finger protein, CDH9 <text:s/>- <text:s/>cadherin 9, type 2 (t1-cadherin), LARP1 <text:s/>- <text:s/>la ribonucleoprotein domain family, member 1, PTPRD <text:s/>- <text:s/>protein tyrosine phosphatase, receptor type, d, NRGN <text:s/>- <text:s/>neurogranin (protein kinase c substrate, rc3), NRL <text:s/>- <text:s/>neural retina leucine zipper, CDH18 <text:s/>- <text:s/>cadherin 18, type 2, HIST1H2BC <text:s/>- <text:s/>histone cluster 1, h2bc, SLC2A8 <text:s/>- <text:s/>solute carrier family 2 (facilitated glucose transporter), member 8, ICAM5 <text:s/>- <text:s/>intercellular adhesion molecule 5, telencephalin, TLE1 <text:s/>- <text:s/>transducin-like enhancer of split 1 (e(sp1) homolog, drosophila), RHOQ <text:s/>- <text:s/>ras homolog family member q, TLE4 <text:s/>- <text:s/>transducin-like enhancer of split 4 (e(sp1) homolog, drosophila), HERPUD1 <text:s/>- <text:s/>homocysteine-inducible, endoplasmic reticulum stress-inducible, ubiquitin-like domain member 1, CHN2 <text:s/>- <text:s/>chimerin 2, RAB39A <text:s/>- <text:s/>rab39a, member ras oncogene family, RIMS2 <text:s/>- <text:s/>regulating synaptic membrane exocytosis 2, SHC4 <text:s/>- <text:s/>shc (src homology 2 domain containing) family, member 4, MLEC <text:s/>- <text:s/>malectin, ID1 <text:s/>- <text:s/>inhibitor of dna binding 1, dominant negative helix-loop-helix protein, RAB3A <text:s/>- <text:s/>rab3a, member ras oncogene family, NFYC <text:s/>- <text:s/>nuclear transcription factor y, gamma, NFKB2 <text:s/>- <text:s/>nuclear factor of kappa light polypeptide gene enhancer in b-cells 2 (p49/p100), CBX5 <text:s/>- <text:s/>chromobox homolog 5, ID4 <text:s/>- <text:s/>inhibitor of dna binding 4, dominant negative helix-loop-helix protein, NKX6-1 <text:s/>- <text:s/>nk6 homeobox 1, ARL15 <text:s/>- <text:s/>adp-ribosylation factor-like 15, MYOCD <text:s/>- <text:s/>myocardin, CCP110 <text:s/>- <text:s/>centriolar coiled coil protein 110kda, KCNIP4 <text:s/>- <text:s/>kv channel interacting protein 4, IQCB1 <text:s/>- <text:s/>iq motif containing b1, SYCP3 <text:s/>- <text:s/>synaptonemal complex protein 3, SMOC1 <text:s/>- <text:s/>sparc related modular calcium binding 1, NEK2 <text:s/>- <text:s/>nima-related kinase 2, PLA2G3 <text:s/>- <text:s/>phospholipase a2, group iii, MIER2 <text:s/>- <text:s/>mesoderm induction early response 1, family member 2, SAT2 <text:s/>- <text:s/>spermidine/spermine n1-acetyltransferase family member 2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CLTA <text:s/>- <text:s/>clathrin, light chain a, HIST1H2AA <text:s/>- <text:s/>histone cluster 1, h2aa, CELF2 <text:s/>- <text:s/>cugbp, elav-like family member 2, RAP2B <text:s/>- <text:s/>rap2b, member of ras oncogene family, FNIP1 <text:s/>- <text:s/>folliculin interacting protein 1, KLF1 <text:s/>- <text:s/>kruppel-like factor 1 (erythroid), CDK5RAP3 <text:s/>- <text:s/>cdk5 regulatory subunit associated protein 3, TGFB3 <text:s/>- <text:s/>transforming growth factor, beta 3, GPR65 <text:s/>- <text:s/>g protein-coupled receptor 65, RBM4 <text:s/>- <text:s/>rna binding motif protein 4, TGFB1I1 <text:s/>- <text:s/>transforming growth factor beta 1 induced transcript 1, NDUFB3 <text:s/>- <text:s/>nadh dehydrogenase (ubiquinone) 1 beta subcomplex, 3, 12kda, ARID4A <text:s/>- <text:s/>at rich interactive domain 4a (rbp1-like), NEB <text:s/>- <text:s/>nebulin, KDM4A <text:s/>- <text:s/>lysine (k)-specific demethylase 4a, PARD3 <text:s/>- <text:s/>par-3 partitioning defective 3 homolog (c. elegans), DDX4 <text:s/>- <text:s/>dead (asp-glu-ala-asp) box polypeptide 4, CKS2 <text:s/>- <text:s/>cdc28 protein kinase regulatory subunit 2, CABIN1 <text:s/>- <text:s/>calcineurin binding protein 1, KAT6B <text:s/>- <text:s/>k(lysine) acetyltransferase 6b, CDCA2 <text:s/>- <text:s/>cell division cycle associated 2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00516" calcext:value-type="float">
            <text:p>0.000000516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489" calcext:value-type="float">
            <text:p>48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SIX5 <text:s/>- <text:s/>six homeobox 5, PAX6 <text:s/>- <text:s/>paired box 6, ZNF385A <text:s/>- <text:s/>zinc finger protein 385a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UCY1B3 <text:s/>- <text:s/>guanylate cyclase 1, soluble, beta 3, KHDRBS3 <text:s/>- <text:s/>kh domain containing, rna binding, signal transduction associated 3, CNOT10 <text:s/>- <text:s/>ccr4-not transcription complex, subunit 10, SOX4 <text:s/>- <text:s/>sry (sex determining region y)-box 4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ZEB2 <text:s/>- <text:s/>zinc finger e-box binding homeobox 2, PANK1 <text:s/>- <text:s/>pantothenate kinase 1, HELB <text:s/>- <text:s/>helicase (dna) b, ZNF644 <text:s/>- <text:s/>zinc finger protein 64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ZSCAN2 <text:s/>- <text:s/>zinc finger and scan domain containing 2, MYOCD <text:s/>- <text:s/>myocardin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SIX1 <text:s/>- <text:s/>six homeobox 1, KLF1 <text:s/>- <text:s/>kruppel-like factor 1 (erythroid)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nucleobase-containing compound metabolic process</text:p>
          </table:table-cell>
          <table:table-cell office:value-type="float" office:value="0.00000052" calcext:value-type="float">
            <text:p>0.00000052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1.4" calcext:value-type="float">
            <text:p>1.4</text:p>
          </table:table-cell>
          <table:table-cell office:value-type="float" office:value="13954" calcext:value-type="float">
            <text:p>13954</text:p>
          </table:table-cell>
          <table:table-cell office:value-type="float" office:value="3405" calcext:value-type="float">
            <text:p>3405</text:p>
          </table:table-cell>
          <table:table-cell office:value-type="float" office:value="489" calcext:value-type="float">
            <text:p>48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CDC6 <text:s/>- <text:s/>cell division cycle 6, CDC25A <text:s/>- <text:s/>cell division cycle 25a, RBM23 <text:s/>- <text:s/>rna binding motif protein 23, SIX5 <text:s/>- <text:s/>six homeobox 5, KCNAB2 <text:s/>- <text:s/>potassium voltage-gated channel, shaker-related subfamily, beta member 2, PMS2 <text:s/>- <text:s/>pms2 postmeiotic segregation increased 2 (s. cerevisiae), CDK1 <text:s/>- <text:s/>cyclin-dependent kinase 1, PAX6 <text:s/>- <text:s/>paired box 6, RBM15 <text:s/>- <text:s/>rna binding motif protein 15, RFWD3 <text:s/>- <text:s/>ring finger and wd repeat domain 3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USP16 <text:s/>- <text:s/>ubiquitin specific peptidase 16, DBP <text:s/>- <text:s/>d site of albumin promoter (albumin d-box) binding protein, CCNO <text:s/>- <text:s/>cyclin o, SP1 <text:s/>- <text:s/>sp1 transcription factor, ENTPD1 <text:s/>- <text:s/>ectonucleoside triphosphate diphosphohydrolase 1, MAEL <text:s/>- <text:s/>maelstrom spermatogenic transposon silencer, SP2 <text:s/>- <text:s/>sp2 transcription factor, ELP6 <text:s/>- <text:s/>elongator acetyltransferase complex subunit 6, GUCY1B3 <text:s/>- <text:s/>guanylate cyclase 1, soluble, beta 3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AF2 <text:s/>- <text:s/>ell associated factor 2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DDX50 <text:s/>- <text:s/>dead (asp-glu-ala-asp) box polypeptide 50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PCNA <text:s/>- <text:s/>proliferating cell nuclear antigen, SERTAD1 <text:s/>- <text:s/>serta domain containing 1, SSBP3 <text:s/>- <text:s/>single stranded dna binding protein 3, HIST3H2A <text:s/>- <text:s/>histone cluster 3, h2a, ZEB2 <text:s/>- <text:s/>zinc finger e-box binding homeobox 2, HELB <text:s/>- <text:s/>helicase (dna) b, PANK1 <text:s/>- <text:s/>pantothenate kinase 1, ZNF644 <text:s/>- <text:s/>zinc finger protein 644, AFF3 <text:s/>- <text:s/>af4/fmr2 family, member 3, POLA1 <text:s/>- <text:s/>polymerase (dna directed), alpha 1, catalytic subunit, PHOX2B <text:s/>- <text:s/>paired-like homeobox 2b, HDAC1 <text:s/>- <text:s/>histone deacetylase 1, NRL <text:s/>- <text:s/>neural retina leucine zipper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TBX19 <text:s/>- <text:s/>t-box 19, NFYC <text:s/>- <text:s/>nuclear transcription factor y, gamma, TBX18 <text:s/>- <text:s/>t-box 18, HK2 <text:s/>- <text:s/>hexokinase 2, FRYL <text:s/>- <text:s/>fry-like, ADNP2 <text:s/>- <text:s/>adnp homeobox 2, NFKB2 <text:s/>- <text:s/>nuclear factor of kappa light polypeptide gene enhancer in b-cells 2 (p49/p100), MKL1 <text:s/>- <text:s/>megakaryoblastic leukemia (translocation) 1, PPP2R1A <text:s/>- <text:s/>protein phosphatase 2, regulatory subunit a, alpha, SBDS <text:s/>- <text:s/>shwachman-bodian-diamond syndrome, PER1 <text:s/>- <text:s/>period circadian clock 1, ID4 <text:s/>- <text:s/>inhibitor of dna binding 4, dominant negative helix-loop-helix protein, ATP5G1 <text:s/>- <text:s/>atp synthase, h+ transporting, mitochondrial fo complex, subunit c1 (subunit 9), NKX6-1 <text:s/>- <text:s/>nk6 homeobox 1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DLG3 <text:s/>- <text:s/>discs, large homolog 3 (drosophila), HOXB4 <text:s/>- <text:s/>homeobox b4, TDRKH <text:s/>- <text:s/>tudor and kh domain containing, DLG1 <text:s/>- <text:s/>discs, large homolog 1 (drosophila), DLG2 <text:s/>- <text:s/>discs, large homolog 2 (drosophila), CRY1 <text:s/>- <text:s/>cryptochrome 1 (photolyase-like), MACROD1 <text:s/>- <text:s/>macro domain containing 1, MIER2 <text:s/>- <text:s/>mesoderm induction early response 1, family member 2, JARID2 <text:s/>- <text:s/>jumonji, at rich interactive domain 2, EHF <text:s/>- <text:s/>ets homologous factor, THG1L <text:s/>- <text:s/>trna-histidine guanylyltransferase 1-like (s. cerevisiae), DLX3 <text:s/>- <text:s/>distal-less homeobox 3, UBB <text:s/>- <text:s/>ubiquitin b, SLC25A25 <text:s/>- <text:s/>solute carrier family 25 (mitochondrial carrier; phosphate carrier), member 25, ESRRB <text:s/>- <text:s/>estrogen-related receptor beta, EPC1 <text:s/>- <text:s/>enhancer of polycomb homolog 1 (drosophila), TYW1 <text:s/>- <text:s/>trna-yw synthesizing protein 1 homolog (s. cerevisiae), MACROD2 <text:s/>- <text:s/>macro domain containing 2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SIX1 <text:s/>- <text:s/>six homeobox 1, KLF1 <text:s/>- <text:s/>kruppel-like factor 1 (erythroid), EXD1 <text:s/>- <text:s/>exonuclease 3'-5' domain containing 1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SPATA24 <text:s/>- <text:s/>spermatogenesis associated 24, KDM4A <text:s/>- <text:s/>lysine (k)-specific demethylase 4a, REC8 <text:s/>- <text:s/>rec8 meiotic recombination protein, DDX4 <text:s/>- <text:s/>dead (asp-glu-ala-asp) box polypeptide 4, SETD2 <text:s/>- <text:s/>set domain containing 2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72</text:p>
          </table:table-cell>
          <table:table-cell office:value-type="string" calcext:value-type="string">
            <text:p>negative regulation of nitrogen compound metabolic process</text:p>
          </table:table-cell>
          <table:table-cell office:value-type="float" office:value="0.00000057" calcext:value-type="float">
            <text:p>0.0000005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1.79" calcext:value-type="float">
            <text:p>1.79</text:p>
          </table:table-cell>
          <table:table-cell office:value-type="float" office:value="13954" calcext:value-type="float">
            <text:p>13954</text:p>
          </table:table-cell>
          <table:table-cell office:value-type="float" office:value="1182" calcext:value-type="float">
            <text:p>1182</text:p>
          </table:table-cell>
          <table:table-cell office:value-type="float" office:value="489" calcext:value-type="float">
            <text:p>4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[CDC6 <text:s/>- <text:s/>cell division cycle 6, 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TNRC6B <text:s/>- <text:s/>trinucleotide repeat containing 6b, IGF2BP2 <text:s/>- <text:s/>insulin-like growth factor 2 mrna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CHEK2 <text:s/>- <text:s/>checkpoint kinase 2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ABCA7 <text:s/>- <text:s/>atp-binding cassette, sub-family a (abc1), member 7, ERF <text:s/>- <text:s/>ets2 repressor factor, H2AFZ <text:s/>- <text:s/>h2a histone family, member z, HOXB4 <text:s/>- <text:s/>homeobox b4, SAP130 <text:s/>- <text:s/>sin3a-associated protein, 130kda, DCP2 <text:s/>- <text:s/>decapping mrna 2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TP53BP1 <text:s/>- <text:s/>tumor protein p53 binding protein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SESN2 <text:s/>- <text:s/>sestrin 2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HIST3H2A <text:s/>- <text:s/>histone cluster 3, h2a, SF1 <text:s/>- <text:s/>splicing factor 1, GATA6 <text:s/>- <text:s/>gata binding protein 6, TGFB3 <text:s/>- <text:s/>transforming growth factor, beta 3, HNRNPA1 <text:s/>- <text:s/>heterogeneous nuclear ribonucleoprotein a1, RBM4 <text:s/>- <text:s/>rna binding motif protein 4, HNRNPC <text:s/>- <text:s/>heterogeneous nuclear ribonucleoprotein c (c1/c2), ARID4A <text:s/>- <text:s/>at rich interactive domain 4a (rbp1-like), ZEB2 <text:s/>- <text:s/>zinc finger e-box binding homeobox 2, HELB <text:s/>- <text:s/>helicase (dna) b, KDM4A <text:s/>- <text:s/>lysine (k)-specific demethylase 4a, KAT6B <text:s/>- <text:s/>k(lysine) acetyltransferase 6b, LARP1 <text:s/>- <text:s/>la ribonucleoprotein domain family, member 1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49</text:p>
          </table:table-cell>
          <table:table-cell office:value-type="string" calcext:value-type="string">
            <text:p>cellular biosynthetic process</text:p>
          </table:table-cell>
          <table:table-cell office:value-type="float" office:value="0.000000675" calcext:value-type="float">
            <text:p>0.000000675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1.41" calcext:value-type="float">
            <text:p>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3265" calcext:value-type="float">
            <text:p>3265</text:p>
          </table:table-cell>
          <table:table-cell office:value-type="float" office:value="489" calcext:value-type="float">
            <text:p>48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CDC6 <text:s/>- <text:s/>cell division cycle 6, CDC25A <text:s/>- <text:s/>cell division cycle 25a, SIX5 <text:s/>- <text:s/>six homeobox 5, CDK1 <text:s/>- <text:s/>cyclin-dependent kinase 1, SCD5 <text:s/>- <text:s/>stearoyl-coa desaturase 5, PAX6 <text:s/>- <text:s/>paired box 6, ZNF385A <text:s/>- <text:s/>zinc finger protein 385a, ORC4 <text:s/>- <text:s/>origin recognition complex, subunit 4, TOX3 <text:s/>- <text:s/>tox high mobility group box family member 3, PNN <text:s/>- <text:s/>pinin, desmosome associated protein, SIN3A <text:s/>- <text:s/>sin3 transcription regulator family member a, ABAT <text:s/>- <text:s/>4-aminobutyrate aminotransferase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ACACA <text:s/>- <text:s/>acetyl-coa carboxylase alpha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UCY1B3 <text:s/>- <text:s/>guanylate cyclase 1, soluble, beta 3, P4HB <text:s/>- <text:s/>prolyl 4-hydroxylase, beta polypeptide, KHDRBS3 <text:s/>- <text:s/>kh domain containing, rna binding, signal transduction associated 3, METTL17 <text:s/>- <text:s/>methyltransferase like 17, SOX4 <text:s/>- <text:s/>sry (sex determining region y)-box 4, CNOT10 <text:s/>- <text:s/>ccr4-not transcription complex, subunit 10, GRHL1 <text:s/>- <text:s/>grainyhead-like 1 (drosophila), GRHL3 <text:s/>- <text:s/>grainyhead-like 3 (drosophila), LPL <text:s/>- <text:s/>lipoprotein lipase, LCLAT1 <text:s/>- <text:s/>lysocardiolipin acyltransferase 1, MED8 <text:s/>- <text:s/>mediator complex subunit 8, SP9 <text:s/>- <text:s/>sp9 transcription factor, CHEK2 <text:s/>- <text:s/>checkpoint kinase 2, ZNF532 <text:s/>- <text:s/>zinc finger protein 532, GYS1 <text:s/>- <text:s/>glycogen synthase 1 (muscle), MMAB <text:s/>- <text:s/>methylmalonic aciduria (cobalamin deficiency) cblb type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GGCT <text:s/>- <text:s/>gamma-glutamylcyclotransferase, SAP130 <text:s/>- <text:s/>sin3a-associated protein, 130kda, SNRPF <text:s/>- <text:s/>small nuclear ribonucleoprotein polypeptide f, OLIG2 <text:s/>- <text:s/>oligodendrocyte lineage transcription factor 2, ADCK3 <text:s/>- <text:s/>aarf domain containing kinase 3, MYRF <text:s/>- <text:s/>myelin regulatory factor, SNCA <text:s/>- <text:s/>synuclein, alpha (non a4 component of amyloid precursor), IRS1 <text:s/>- <text:s/>insulin receptor substrate 1, ZNF362 <text:s/>- <text:s/>zinc finger protein 362, SPTLC2 <text:s/>- <text:s/>serine palmitoyltransferase, long chain base subunit 2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OSBPL3 <text:s/>- <text:s/>oxysterol binding protein-like 3, INO80B <text:s/>- <text:s/>ino80 complex subunit b, HAGH <text:s/>- <text:s/>hydroxyacylglutathione hydrolase, PCNA <text:s/>- <text:s/>proliferating cell nuclear antigen, SERTAD1 <text:s/>- <text:s/>serta domain containing 1, SSBP3 <text:s/>- <text:s/>single stranded dna binding protein 3, NUBP2 <text:s/>- <text:s/>nucleotide binding protein 2, FDPS <text:s/>- <text:s/>farnesyl diphosphate synthase, DBI <text:s/>- <text:s/>diazepam binding inhibitor (gaba receptor modulator, acyl-coa binding protein), ZEB2 <text:s/>- <text:s/>zinc finger e-box binding homeobox 2, HELB <text:s/>- <text:s/>helicase (dna) b, PANK1 <text:s/>- <text:s/>pantothenate kinase 1, ZNF644 <text:s/>- <text:s/>zinc finger protein 644, C14orf1 <text:s/>- <text:s/>chromosome 14 open reading frame 1, MRPL4 <text:s/>- <text:s/>mitochondrial ribosomal protein l4, AFF3 <text:s/>- <text:s/>af4/fmr2 family, member 3, POLA1 <text:s/>- <text:s/>polymerase (dna directed), alpha 1, catalytic subunit, PHOX2B <text:s/>- <text:s/>paired-like homeobox 2b, HDAC1 <text:s/>- <text:s/>histone deacetylase 1, NRL <text:s/>- <text:s/>neural retina leucine zipper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FAR1 <text:s/>- <text:s/>fatty acyl coa reductase 1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ADNP2 <text:s/>- <text:s/>adnp homeobox 2, NFKB2 <text:s/>- <text:s/>nuclear factor of kappa light polypeptide gene enhancer in b-cells 2 (p49/p100), MKL1 <text:s/>- <text:s/>megakaryoblastic leukemia (translocation) 1, SLC44A5 <text:s/>- <text:s/>solute carrier family 44, member 5, PER1 <text:s/>- <text:s/>period circadian clock 1, ID4 <text:s/>- <text:s/>inhibitor of dna binding 4, dominant negative helix-loop-helix protein, ATP5G1 <text:s/>- <text:s/>atp synthase, h+ transporting, mitochondrial fo complex, subunit c1 (subunit 9), NKX6-1 <text:s/>- <text:s/>nk6 homeobox 1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DOLPP1 <text:s/>- <text:s/>dolichyldiphosphatase 1, USP21 <text:s/>- <text:s/>ubiquitin specific peptidase 21, NFATC4 <text:s/>- <text:s/>nuclear factor of activated t-cells, cytoplasmic, calcineurin-dependent 4, NFE2L1 <text:s/>- <text:s/>nuclear factor (erythroid-derived 2)-like 1, SIX1 <text:s/>- <text:s/>six homeobox 1, KLF1 <text:s/>- <text:s/>kruppel-like factor 1 (erythroid), FGF20 <text:s/>- <text:s/>fibroblast growth factor 20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ARID4A <text:s/>- <text:s/>at rich interactive domain 4a (rbp1-like), OSBPL9 <text:s/>- <text:s/>oxysterol binding protein-like 9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HSCB <text:s/>- <text:s/>hscb iron-sulfur cluster co-chaperone homolog (e. coli), SMAD6 <text:s/>- <text:s/>smad family member 6, ATAD2 <text:s/>- <text:s/>atpase family, aaa domain containing 2, SDS <text:s/>- <text:s/>serine dehydrat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9</text:p>
          </table:table-cell>
          <table:table-cell office:value-type="string" calcext:value-type="string">
            <text:p>macromolecule biosynthetic process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2493" calcext:value-type="float">
            <text:p>2493</text:p>
          </table:table-cell>
          <table:table-cell office:value-type="float" office:value="489" calcext:value-type="float">
            <text:p>48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CDC6 <text:s/>- <text:s/>cell division cycle 6, CDC25A <text:s/>- <text:s/>cell division cycle 25a, SIX5 <text:s/>- <text:s/>six homeobox 5, CDK1 <text:s/>- <text:s/>cyclin-dependent kinase 1, PAX6 <text:s/>- <text:s/>paired box 6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ZNF436 <text:s/>- <text:s/>zinc finger protein 436, CAMTA1 <text:s/>- <text:s/>calmodulin binding transcription activator 1, SET <text:s/>- <text:s/>set nuclear oncogene, FLII <text:s/>- <text:s/>flightless i homolog (drosophila), MAP3K9 <text:s/>- <text:s/>mitogen-activated protein kinase kinase kinase 9, SIX4 <text:s/>- <text:s/>six homeobox 4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PC3 <text:s/>- <text:s/>glypican 3, KHDRBS3 <text:s/>- <text:s/>kh domain containing, rna binding, signal transduction associated 3, P4HB <text:s/>- <text:s/>prolyl 4-hydroxylase, beta polypeptide, METTL17 <text:s/>- <text:s/>methyltransferase like 17, CNOT10 <text:s/>- <text:s/>ccr4-not transcription complex, subunit 10, SOX4 <text:s/>- <text:s/>sry (sex determining region y)-box 4, GRHL1 <text:s/>- <text:s/>grainyhead-like 1 (drosophila), GRHL3 <text:s/>- <text:s/>grainyhead-like 3 (drosophila), MED8 <text:s/>- <text:s/>mediator complex subunit 8, CHEK2 <text:s/>- <text:s/>checkpoint kinase 2, SP9 <text:s/>- <text:s/>sp9 transcription factor, ZNF532 <text:s/>- <text:s/>zinc finger protein 532, GYS1 <text:s/>- <text:s/>glycogen synthase 1 (muscle), HOXD3 <text:s/>- <text:s/>homeobox d3, EAF2 <text:s/>- <text:s/>ell associated factor 2, NUCKS1 <text:s/>- <text:s/>nuclear casein kinase and cyclin-dependent kinase substrate 1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PCNA <text:s/>- <text:s/>proliferating cell nuclear antigen, SSBP3 <text:s/>- <text:s/>single stranded dna binding protein 3, ZEB2 <text:s/>- <text:s/>zinc finger e-box binding homeobox 2, HELB <text:s/>- <text:s/>helicase (dna) b, ZNF644 <text:s/>- <text:s/>zinc finger protein 644, MRPL4 <text:s/>- <text:s/>mitochondrial ribosomal protein l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MKL1 <text:s/>- <text:s/>megakaryoblastic leukemia (translocation) 1, PER1 <text:s/>- <text:s/>period circadian clock 1, ID4 <text:s/>- <text:s/>inhibitor of dna binding 4, dominant negative helix-loop-helix protein, NKX6-1 <text:s/>- <text:s/>nk6 homeobox 1, PTRF <text:s/>- <text:s/>polymerase i and transcript release factor, ZSCAN2 <text:s/>- <text:s/>zinc finger and scan domain containing 2, MYOCD <text:s/>- <text:s/>myocardin, WARS <text:s/>- <text:s/>tryptophanyl-trna synthetase, ZNF652 <text:s/>- <text:s/>zinc finger protein 652, VCP <text:s/>- <text:s/>valosin containing protein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JARID2 <text:s/>- <text:s/>jumonji, at rich interactive domain 2, MIER2 <text:s/>- <text:s/>mesoderm induction early response 1, family member 2, EHF <text:s/>- <text:s/>ets homologous factor, DLX3 <text:s/>- <text:s/>distal-less homeobox 3, UBB <text:s/>- <text:s/>ubiquitin b, ESRRB <text:s/>- <text:s/>estrogen-related receptor beta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KLF1 <text:s/>- <text:s/>kruppel-like factor 1 (erythroid), SIX1 <text:s/>- <text:s/>six homeobox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TGFB1I1 <text:s/>- <text:s/>transforming growth factor beta 1 induced transcript 1, ARID4A <text:s/>- <text:s/>at rich interactive domain 4a (rbp1-like), SPATA24 <text:s/>- <text:s/>spermatogenesis associated 24, KDM4A <text:s/>- <text:s/>lysine (k)-specific demethylase 4a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892</text:p>
          </table:table-cell>
          <table:table-cell office:value-type="string" calcext:value-type="string">
            <text:p>negative regulation of metabolic process</text:p>
          </table:table-cell>
          <table:table-cell office:value-type="float" office:value="0.000000963" calcext:value-type="float">
            <text:p>0.000000963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1.54" calcext:value-type="float">
            <text:p>1.54</text:p>
          </table:table-cell>
          <table:table-cell office:value-type="float" office:value="13954" calcext:value-type="float">
            <text:p>13954</text:p>
          </table:table-cell>
          <table:table-cell office:value-type="float" office:value="2119" calcext:value-type="float">
            <text:p>2119</text:p>
          </table:table-cell>
          <table:table-cell office:value-type="float" office:value="489" calcext:value-type="float">
            <text:p>48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[CDC6 <text:s/>- <text:s/>cell division cycle 6, SIX5 <text:s/>- <text:s/>six homeobox 5, CDK1 <text:s/>- <text:s/>cyclin-dependent kinase 1, SIN3A <text:s/>- <text:s/>sin3 transcription regulator family member a, SET <text:s/>- <text:s/>set nuclear oncogene, SIX4 <text:s/>- <text:s/>six homeobox 4, PNRC1 <text:s/>- <text:s/>proline-rich nuclear receptor coactivator 1, LMO3 <text:s/>- <text:s/>lim domain only 3 (rhombotin-like 2), CHP1 <text:s/>- <text:s/>calcineurin-like ef-hand protein 1, MAEL <text:s/>- <text:s/>maelstrom spermatogenic transposon silencer, IGF2BP2 <text:s/>- <text:s/>insulin-like growth factor 2 mrna binding protein 2, SP2 <text:s/>- <text:s/>sp2 transcription factor, ANAPC15 <text:s/>- <text:s/>anaphase promoting complex subunit 15, GPC3 <text:s/>- <text:s/>glypican 3, PSMA3 <text:s/>- <text:s/>proteasome (prosome, macropain) subunit, alpha type, 3, CNOT10 <text:s/>- <text:s/>ccr4-not transcription complex, subunit 10, SOX4 <text:s/>- <text:s/>sry (sex determining region y)-box 4, C12orf52 <text:s/>- <text:s/>chromosome 12 open reading frame 52, CHEK2 <text:s/>- <text:s/>checkpoint kinase 2, PAFAH1B1 <text:s/>- <text:s/>platelet-activating factor acetylhydrolase 1b, regulatory subunit 1 (45kda), RGS4 <text:s/>- <text:s/>regulator of g-protein signaling 4, ELF3 <text:s/>- <text:s/>e74-like factor 3 (ets domain transcription factor, epithelial-specific ), LDB1 <text:s/>- <text:s/>lim domain binding 1, DERL2 <text:s/>- <text:s/>derlin 2, SCAI <text:s/>- <text:s/>suppressor of cancer cell invasion, CLEC16A <text:s/>- <text:s/>c-type lectin domain family 16, member a, ABCA7 <text:s/>- <text:s/>atp-binding cassette, sub-family a (abc1), member 7, H2AFZ <text:s/>- <text:s/>h2a histone family, member z, DCP2 <text:s/>- <text:s/>decapping mrna 2, SAP130 <text:s/>- <text:s/>sin3a-associated protein, 130kda, PSME2 <text:s/>- <text:s/>proteasome (prosome, macropain) activator subunit 2 (pa28 beta), OLIG2 <text:s/>- <text:s/>oligodendrocyte lineage transcription factor 2, ANAPC5 <text:s/>- <text:s/>anaphase promoting complex subunit 5, USP19 <text:s/>- <text:s/>ubiquitin specific peptidase 19, SNCA <text:s/>- <text:s/>synuclein, alpha (non a4 component of amyloid precursor), PPM1A <text:s/>- <text:s/>protein phosphatase, mg2+/mn2+ dependent, 1a, ISL1 <text:s/>- <text:s/>isl lim homeobox 1, TP53BP1 <text:s/>- <text:s/>tumor protein p53 binding protein 1, BCLAF1 <text:s/>- <text:s/>bcl2-associated transcription factor 1, POU3F3 <text:s/>- <text:s/>pou class 3 homeobox 3, DDX54 <text:s/>- <text:s/>dead (asp-glu-ala-asp) box polypeptide 54, LRP8 <text:s/>- <text:s/>low density lipoprotein receptor-related protein 8, apolipoprotein e receptor, HIST3H2A <text:s/>- <text:s/>histone cluster 3, h2a, SPRY2 <text:s/>- <text:s/>sprouty homolog 2 (drosophila), ZEB2 <text:s/>- <text:s/>zinc finger e-box binding homeobox 2, HELB <text:s/>- <text:s/>helicase (dna) b, LARP1 <text:s/>- <text:s/>la ribonucleoprotein domain family, member 1, FAM212B <text:s/>- <text:s/>family with sequence similarity 212, member b, HDAC1 <text:s/>- <text:s/>histone deacetylase 1, TMEFF2 <text:s/>- <text:s/>transmembrane protein with egf-like and two follistatin-like domains 2, HMGB2 <text:s/>- <text:s/>high mobility group box 2, XPO1 <text:s/>- <text:s/>exportin 1 (crm1 homolog, yeast)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ERPUD1 <text:s/>- <text:s/>homocysteine-inducible, endoplasmic reticulum stress-inducible, ubiquitin-like domain member 1, CTBP2 <text:s/>- <text:s/>c-terminal binding protein 2, TNRC6B <text:s/>- <text:s/>trinucleotide repeat containing 6b, ID1 <text:s/>- <text:s/>inhibitor of dna binding 1, dominant negative helix-loop-helix protein, DUSP6 <text:s/>- <text:s/>dual specificity phosphatase 6, TBX18 <text:s/>- <text:s/>t-box 18, UBE2C <text:s/>- <text:s/>ubiquitin-conjugating enzyme e2c, HK2 <text:s/>- <text:s/>hexokinase 2, NFKB2 <text:s/>- <text:s/>nuclear factor of kappa light polypeptide gene enhancer in b-cells 2 (p49/p100), FLRT3 <text:s/>- <text:s/>fibronectin leucine rich transmembrane protein 3, PPP2R1A <text:s/>- <text:s/>protein phosphatase 2, regulatory subunit a, alpha, CBX5 <text:s/>- <text:s/>chromobox homolog 5, PER1 <text:s/>- <text:s/>period circadian clock 1, ID4 <text:s/>- <text:s/>inhibitor of dna binding 4, dominant negative helix-loop-helix protein, NKX6-1 <text:s/>- <text:s/>nk6 homeobox 1, TSC22D3 <text:s/>- <text:s/>tsc22 domain family, member 3, CALM3 <text:s/>- <text:s/>calmodulin 3 (phosphorylase kinase, delta), MYOCD <text:s/>- <text:s/>myocardin, WARS <text:s/>- <text:s/>tryptophanyl-trna synthetase, HIF1A <text:s/>- <text:s/>hypoxia inducible factor 1, alpha subunit (basic helix-loop-helix transcription factor), ERF <text:s/>- <text:s/>ets2 repressor factor, DLG3 <text:s/>- <text:s/>discs, large homolog 3 (drosophila), HOXB4 <text:s/>- <text:s/>homeobox b4, TDRKH <text:s/>- <text:s/>tudor and kh domain containing, DLG1 <text:s/>- <text:s/>discs, large homolog 1 (drosophila), NIPBL <text:s/>- <text:s/>nipped-b homolog (drosophila), DLG2 <text:s/>- <text:s/>discs, large homolog 2 (drosophila), CRY1 <text:s/>- <text:s/>cryptochrome 1 (photolyase-like), PASK <text:s/>- <text:s/>pas domain containing serine/threonine kinase, JARID2 <text:s/>- <text:s/>jumonji, at rich interactive domain 2, UBB <text:s/>- <text:s/>ubiquitin b, EPC1 <text:s/>- <text:s/>enhancer of polycomb homolog 1 (drosophila), NFATC4 <text:s/>- <text:s/>nuclear factor of activated t-cells, cytoplasmic, calcineurin-dependent 4, SESN2 <text:s/>- <text:s/>sestrin 2, HIST1H2AA <text:s/>- <text:s/>histone cluster 1, h2aa, SIX1 <text:s/>- <text:s/>six homeobox 1, FNIP1 <text:s/>- <text:s/>folliculin interacting protein 1, EXD1 <text:s/>- <text:s/>exonuclease 3'-5' domain containing 1, CDK5RAP3 <text:s/>- <text:s/>cdk5 regulatory subunit associated protein 3, RUNX3 <text:s/>- <text:s/>runt-related transcription factor 3, SFRP1 <text:s/>- <text:s/>secreted frizzled-related protein 1, GATA6 <text:s/>- <text:s/>gata binding protein 6, SF1 <text:s/>- <text:s/>splicing factor 1, TGFB3 <text:s/>- <text:s/>transforming growth factor, beta 3, RBM4 <text:s/>- <text:s/>rna binding motif protein 4, HNRNPA1 <text:s/>- <text:s/>heterogeneous nuclear ribonucleoprotein a1, HNRNPC <text:s/>- <text:s/>heterogeneous nuclear ribonucleoprotein c (c1/c2), ARID4A <text:s/>- <text:s/>at rich interactive domain 4a (rbp1-like), KDM4A <text:s/>- <text:s/>lysine (k)-specific demethylase 4a, PARD3 <text:s/>- <text:s/>par-3 partitioning defective 3 homolog (c. elegans), DDX4 <text:s/>- <text:s/>dead (asp-glu-ala-asp) box polypeptide 4, TLK2 <text:s/>- <text:s/>tousled-like kinase 2, KAT6B <text:s/>- <text:s/>k(lysine) acetyltransferase 6b, LEF1 <text:s/>- <text:s/>lymphoid enhancer-binding factor 1, DNAJB5 <text:s/>- <text:s/>dnaj (hsp40) homolog, subfamily b, member 5, SMAD6 <text:s/>- <text:s/>smad family member 6, ATAD2 <text:s/>- <text:s/>atpase family, aaa domain containing 2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576</text:p>
          </table:table-cell>
          <table:table-cell office:value-type="string" calcext:value-type="string">
            <text:p>organic substance biosynthetic process</text:p>
          </table:table-cell>
          <table:table-cell office:value-type="float" office:value="0.00000117" calcext:value-type="float">
            <text:p>0.00000117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3344" calcext:value-type="float">
            <text:p>3344</text:p>
          </table:table-cell>
          <table:table-cell office:value-type="float" office:value="489" calcext:value-type="float">
            <text:p>48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[CDC6 <text:s/>- <text:s/>cell division cycle 6, CDC25A <text:s/>- <text:s/>cell division cycle 25a, SIX5 <text:s/>- <text:s/>six homeobox 5, CDK1 <text:s/>- <text:s/>cyclin-dependent kinase 1, SCD5 <text:s/>- <text:s/>stearoyl-coa desaturase 5, PAX6 <text:s/>- <text:s/>paired box 6, ZNF385A <text:s/>- <text:s/>zinc finger protein 385a, ORC4 <text:s/>- <text:s/>origin recognition complex, subunit 4, TOX3 <text:s/>- <text:s/>tox high mobility group box family member 3, PNN <text:s/>- <text:s/>pinin, desmosome associated protein, SIN3A <text:s/>- <text:s/>sin3 transcription regulator family member a, ABAT <text:s/>- <text:s/>4-aminobutyrate aminotransferase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SIX4 <text:s/>- <text:s/>six homeobox 4, MAP3K9 <text:s/>- <text:s/>mitogen-activated protein kinase kinase kinase 9, LMO3 <text:s/>- <text:s/>lim domain only 3 (rhombotin-like 2), ACACA <text:s/>- <text:s/>acetyl-coa carboxylase alpha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PC3 <text:s/>- <text:s/>glypican 3, GUCY1B3 <text:s/>- <text:s/>guanylate cyclase 1, soluble, beta 3, P4HB <text:s/>- <text:s/>prolyl 4-hydroxylase, beta polypeptide, KHDRBS3 <text:s/>- <text:s/>kh domain containing, rna binding, signal transduction associated 3, METTL17 <text:s/>- <text:s/>methyltransferase like 17, SOX4 <text:s/>- <text:s/>sry (sex determining region y)-box 4, CNOT10 <text:s/>- <text:s/>ccr4-not transcription complex, subunit 10, GRHL1 <text:s/>- <text:s/>grainyhead-like 1 (drosophila), GRHL3 <text:s/>- <text:s/>grainyhead-like 3 (drosophila), LPL <text:s/>- <text:s/>lipoprotein lipase, LCLAT1 <text:s/>- <text:s/>lysocardiolipin acyltransferase 1, MED8 <text:s/>- <text:s/>mediator complex subunit 8, SP9 <text:s/>- <text:s/>sp9 transcription factor, CHEK2 <text:s/>- <text:s/>checkpoint kinase 2, ZNF532 <text:s/>- <text:s/>zinc finger protein 532, GYS1 <text:s/>- <text:s/>glycogen synthase 1 (muscle), MMAB <text:s/>- <text:s/>methylmalonic aciduria (cobalamin deficiency) cblb type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GGCT <text:s/>- <text:s/>gamma-glutamylcyclotransferase, SAP130 <text:s/>- <text:s/>sin3a-associated protein, 130kda, SNRPF <text:s/>- <text:s/>small nuclear ribonucleoprotein polypeptide f, OLIG2 <text:s/>- <text:s/>oligodendrocyte lineage transcription factor 2, ADCK3 <text:s/>- <text:s/>aarf domain containing kinase 3, MYRF <text:s/>- <text:s/>myelin regulatory factor, SNCA <text:s/>- <text:s/>synuclein, alpha (non a4 component of amyloid precursor), IRS1 <text:s/>- <text:s/>insulin receptor substrate 1, ZNF362 <text:s/>- <text:s/>zinc finger protein 362, SPTLC2 <text:s/>- <text:s/>serine palmitoyltransferase, long chain base subunit 2, SC5D <text:s/>- <text:s/>sterol-c5-desaturase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OSBPL3 <text:s/>- <text:s/>oxysterol binding protein-like 3, INO80B <text:s/>- <text:s/>ino80 complex subunit b, HAGH <text:s/>- <text:s/>hydroxyacylglutathione hydrolase, PCNA <text:s/>- <text:s/>proliferating cell nuclear antigen, SERTAD1 <text:s/>- <text:s/>serta domain containing 1, SSBP3 <text:s/>- <text:s/>single stranded dna binding protein 3, FDPS <text:s/>- <text:s/>farnesyl diphosphate synthase, DBI <text:s/>- <text:s/>diazepam binding inhibitor (gaba receptor modulator, acyl-coa binding protein), ZEB2 <text:s/>- <text:s/>zinc finger e-box binding homeobox 2, HELB <text:s/>- <text:s/>helicase (dna) b, PANK1 <text:s/>- <text:s/>pantothenate kinase 1, ZNF644 <text:s/>- <text:s/>zinc finger protein 644, C14orf1 <text:s/>- <text:s/>chromosome 14 open reading frame 1, MRPL4 <text:s/>- <text:s/>mitochondrial ribosomal protein l4, AFF3 <text:s/>- <text:s/>af4/fmr2 family, member 3, POLA1 <text:s/>- <text:s/>polymerase (dna directed), alpha 1, catalytic subunit, PHOX2B <text:s/>- <text:s/>paired-like homeobox 2b, HDAC1 <text:s/>- <text:s/>histone deacetylase 1, NRL <text:s/>- <text:s/>neural retina leucine zipper, SLC25A12 <text:s/>- <text:s/>solute carrier family 25 (aspartate/glutamate carrier), member 12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FAR1 <text:s/>- <text:s/>fatty acyl coa reductase 1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ADNP2 <text:s/>- <text:s/>adnp homeobox 2, NFKB2 <text:s/>- <text:s/>nuclear factor of kappa light polypeptide gene enhancer in b-cells 2 (p49/p100), MKL1 <text:s/>- <text:s/>megakaryoblastic leukemia (translocation) 1, SLC44A5 <text:s/>- <text:s/>solute carrier family 44, member 5, PER1 <text:s/>- <text:s/>period circadian clock 1, ID4 <text:s/>- <text:s/>inhibitor of dna binding 4, dominant negative helix-loop-helix protein, ATP5G1 <text:s/>- <text:s/>atp synthase, h+ transporting, mitochondrial fo complex, subunit c1 (subunit 9), NKX6-1 <text:s/>- <text:s/>nk6 homeobox 1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DOLPP1 <text:s/>- <text:s/>dolichyldiphosphatase 1, USP21 <text:s/>- <text:s/>ubiquitin specific peptidase 21, NFATC4 <text:s/>- <text:s/>nuclear factor of activated t-cells, cytoplasmic, calcineurin-dependent 4, NFE2L1 <text:s/>- <text:s/>nuclear factor (erythroid-derived 2)-like 1, SIX1 <text:s/>- <text:s/>six homeobox 1, KLF1 <text:s/>- <text:s/>kruppel-like factor 1 (erythroid), FGF20 <text:s/>- <text:s/>fibroblast growth factor 20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ARID4A <text:s/>- <text:s/>at rich interactive domain 4a (rbp1-like), OSBPL9 <text:s/>- <text:s/>oxysterol binding protein-like 9, SPATA24 <text:s/>- <text:s/>spermatogenesis associated 24, KDM4A <text:s/>- <text:s/>lysine (k)-specific demethylase 4a, SQLE <text:s/>- <text:s/>squalene epoxidase, SETD2 <text:s/>- <text:s/>set domain containing 2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, SDS <text:s/>- <text:s/>serine dehydrat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cellular nitrogen compound metabolic process</text:p>
          </table:table-cell>
          <table:table-cell office:value-type="float" office:value="0.00000121" calcext:value-type="float">
            <text:p>0.0000012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1.36" calcext:value-type="float">
            <text:p>1.36</text:p>
          </table:table-cell>
          <table:table-cell office:value-type="float" office:value="13954" calcext:value-type="float">
            <text:p>13954</text:p>
          </table:table-cell>
          <table:table-cell office:value-type="float" office:value="3785" calcext:value-type="float">
            <text:p>3785</text:p>
          </table:table-cell>
          <table:table-cell office:value-type="float" office:value="489" calcext:value-type="float">
            <text:p>48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[CDC6 <text:s/>- <text:s/>cell division cycle 6, CDC25A <text:s/>- <text:s/>cell division cycle 25a, RBM23 <text:s/>- <text:s/>rna binding motif protein 23, SIX5 <text:s/>- <text:s/>six homeobox 5, KCNAB2 <text:s/>- <text:s/>potassium voltage-gated channel, shaker-related subfamily, beta member 2, PMS2 <text:s/>- <text:s/>pms2 postmeiotic segregation increased 2 (s. cerevisiae), CDK1 <text:s/>- <text:s/>cyclin-dependent kinase 1, PAX6 <text:s/>- <text:s/>paired box 6, RBM15 <text:s/>- <text:s/>rna binding motif protein 15, RFWD3 <text:s/>- <text:s/>ring finger and wd repeat domain 3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ACACA <text:s/>- <text:s/>acetyl-coa carboxylase alpha, USP16 <text:s/>- <text:s/>ubiquitin specific peptidase 16, DBP <text:s/>- <text:s/>d site of albumin promoter (albumin d-box) binding protein, CCNO <text:s/>- <text:s/>cyclin o, SP1 <text:s/>- <text:s/>sp1 transcription factor, MAEL <text:s/>- <text:s/>maelstrom spermatogenic transposon silencer, ENTPD1 <text:s/>- <text:s/>ectonucleoside triphosphate diphosphohydrolase 1, SP2 <text:s/>- <text:s/>sp2 transcription factor, ELP6 <text:s/>- <text:s/>elongator acetyltransferase complex subunit 6, GUCY1B3 <text:s/>- <text:s/>guanylate cyclase 1, soluble, beta 3, C9orf41 <text:s/>- <text:s/>chromosome 9 open reading frame 41, KHDRBS3 <text:s/>- <text:s/>kh domain containing, rna binding, signal transduction associated 3, METTL17 <text:s/>- <text:s/>methyltransferase like 17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TDO2 <text:s/>- <text:s/>tryptophan 2,3-dioxygenase, ZNF532 <text:s/>- <text:s/>zinc finger protein 532, MMAB <text:s/>- <text:s/>methylmalonic aciduria (cobalamin deficiency) cblb type, HOXD3 <text:s/>- <text:s/>homeobox d3, NUCKS1 <text:s/>- <text:s/>nuclear casein kinase and cyclin-dependent kinase substrate 1, EAF2 <text:s/>- <text:s/>ell associated factor 2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GGCT <text:s/>- <text:s/>gamma-glutamylcyclotransferase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ZNF362 <text:s/>- <text:s/>zinc finger protein 362, SPTLC2 <text:s/>- <text:s/>serine palmitoyltransferase, long chain base subunit 2, ISL1 <text:s/>- <text:s/>isl lim homeobox 1, DDX50 <text:s/>- <text:s/>dead (asp-glu-ala-asp) box polypeptide 50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HAGH <text:s/>- <text:s/>hydroxyacylglutathione hydrolase, PCNA <text:s/>- <text:s/>proliferating cell nuclear antigen, SERTAD1 <text:s/>- <text:s/>serta domain containing 1, SSBP3 <text:s/>- <text:s/>single stranded dna binding protein 3, HIST3H2A <text:s/>- <text:s/>histone cluster 3, h2a, PCSK2 <text:s/>- <text:s/>proprotein convertase subtilisin/kexin type 2, ZEB2 <text:s/>- <text:s/>zinc finger e-box binding homeobox 2, HELB <text:s/>- <text:s/>helicase (dna) b, PANK1 <text:s/>- <text:s/>pantothenate kinase 1, ZNF644 <text:s/>- <text:s/>zinc finger protein 644, MRPL4 <text:s/>- <text:s/>mitochondrial ribosomal protein l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TBX19 <text:s/>- <text:s/>t-box 19, NFYC <text:s/>- <text:s/>nuclear transcription factor y, gamma, TBX18 <text:s/>- <text:s/>t-box 18, HK2 <text:s/>- <text:s/>hexokinase 2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SBDS <text:s/>- <text:s/>shwachman-bodian-diamond syndrome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DLG3 <text:s/>- <text:s/>discs, large homolog 3 (drosophila), HOXB4 <text:s/>- <text:s/>homeobox b4, TDRKH <text:s/>- <text:s/>tudor and kh domain containing, DLG1 <text:s/>- <text:s/>discs, large homolog 1 (drosophila), DLG2 <text:s/>- <text:s/>discs, large homolog 2 (drosophila), CRY1 <text:s/>- <text:s/>cryptochrome 1 (photolyase-like), MACROD1 <text:s/>- <text:s/>macro domain containing 1, MIER2 <text:s/>- <text:s/>mesoderm induction early response 1, family member 2, JARID2 <text:s/>- <text:s/>jumonji, at rich interactive domain 2, EHF <text:s/>- <text:s/>ets homologous factor, THG1L <text:s/>- <text:s/>trna-histidine guanylyltransferase 1-like (s. cerevisiae), SAT2 <text:s/>- <text:s/>spermidine/spermine n1-acetyltransferase family member 2, DLX3 <text:s/>- <text:s/>distal-less homeobox 3, UBB <text:s/>- <text:s/>ubiquitin b, SLC25A25 <text:s/>- <text:s/>solute carrier family 25 (mitochondrial carrier; phosphate carrier), member 25, ESRRB <text:s/>- <text:s/>estrogen-related receptor beta, EPC1 <text:s/>- <text:s/>enhancer of polycomb homolog 1 (drosophila), TYW1 <text:s/>- <text:s/>trna-yw synthesizing protein 1 homolog (s. cerevisiae), MACROD2 <text:s/>- <text:s/>macro domain containing 2, NFATC4 <text:s/>- <text:s/>nuclear factor of activated t-cells, cytoplasmic, calcineurin-dependent 4, USP21 <text:s/>- <text:s/>ubiquitin specific peptidase 21, NFE2L1 <text:s/>- <text:s/>nuclear factor (erythroid-derived 2)-like 1, SESN2 <text:s/>- <text:s/>sestrin 2, CELF2 <text:s/>- <text:s/>cugbp, elav-like family member 2, SIX1 <text:s/>- <text:s/>six homeobox 1, KLF1 <text:s/>- <text:s/>kruppel-like factor 1 (erythroid), EXD1 <text:s/>- <text:s/>exonuclease 3'-5' domain containing 1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SPATA24 <text:s/>- <text:s/>spermatogenesis associated 24, KDM4A <text:s/>- <text:s/>lysine (k)-specific demethylase 4a, REC8 <text:s/>- <text:s/>rec8 meiotic recombination protein, DDX4 <text:s/>- <text:s/>dead (asp-glu-ala-asp) box polypeptide 4, SETD2 <text:s/>- <text:s/>set domain containing 2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RNA metabolic process</text:p>
          </table:table-cell>
          <table:table-cell office:value-type="float" office:value="0.00000125" calcext:value-type="float">
            <text:p>0.00000125</text:p>
          </table:table-cell>
          <table:table-cell office:value-type="float" office:value="0.000278" calcext:value-type="float">
            <text:p>0.000278</text:p>
          </table:table-cell>
          <table:table-cell office:value-type="float" office:value="1.46" calcext:value-type="float">
            <text:p>1.46</text:p>
          </table:table-cell>
          <table:table-cell office:value-type="float" office:value="13954" calcext:value-type="float">
            <text:p>13954</text:p>
          </table:table-cell>
          <table:table-cell office:value-type="float" office:value="2642" calcext:value-type="float">
            <text:p>2642</text:p>
          </table:table-cell>
          <table:table-cell office:value-type="float" office:value="489" calcext:value-type="float">
            <text:p>48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SIX5 <text:s/>- <text:s/>six homeobox 5, RBM23 <text:s/>- <text:s/>rna binding motif protein 23, PAX6 <text:s/>- <text:s/>paired box 6, ZNF385A <text:s/>- <text:s/>zinc finger protein 385a, RBM15 <text:s/>- <text:s/>rna binding motif protein 15, TOX3 <text:s/>- <text:s/>tox high mobility group box family member 3, PNN <text:s/>- <text:s/>pinin, desmosome associated protein, SIN3A <text:s/>- <text:s/>sin3 transcription regulator family member a, ZNF436 <text:s/>- <text:s/>zinc finger protein 436, CAMTA1 <text:s/>- <text:s/>calmodulin binding transcription activator 1, FLII <text:s/>- <text:s/>flightless i homolog (drosophila), MAP3K9 <text:s/>- <text:s/>mitogen-activated protein kinase kinase kinase 9, SIX4 <text:s/>- <text:s/>six homeobox 4, PNRC1 <text:s/>- <text:s/>proline-rich nuclear receptor coactivator 1, LMO3 <text:s/>- <text:s/>lim domain only 3 (rhombotin-like 2), USP16 <text:s/>- <text:s/>ubiquitin specific peptidase 16, DBP <text:s/>- <text:s/>d site of albumin promoter (albumin d-box) binding protein, SP1 <text:s/>- <text:s/>sp1 transcription factor, MAEL <text:s/>- <text:s/>maelstrom spermatogenic transposon silencer, SP2 <text:s/>- <text:s/>sp2 transcription factor, ELP6 <text:s/>- <text:s/>elongator acetyltransferase complex subunit 6, KHDRBS3 <text:s/>- <text:s/>kh domain containing, rna binding, signal transduction associated 3, SOX4 <text:s/>- <text:s/>sry (sex determining region y)-box 4, CNOT10 <text:s/>- <text:s/>ccr4-not transcription complex, subunit 10, GRHL1 <text:s/>- <text:s/>grainyhead-like 1 (drosophila), GRHL3 <text:s/>- <text:s/>grainyhead-like 3 (drosophila), MED8 <text:s/>- <text:s/>mediator complex subunit 8, SP9 <text:s/>- <text:s/>sp9 transcription factor, CHEK2 <text:s/>- <text:s/>checkpoint kinase 2, ZNF532 <text:s/>- <text:s/>zinc finger protein 532, HOXD3 <text:s/>- <text:s/>homeobox d3, NUCKS1 <text:s/>- <text:s/>nuclear casein kinase and cyclin-dependent kinase substrate 1, ELAVL4 <text:s/>- <text:s/>elav (embryonic lethal, abnormal vision, drosophila)-like 4, EAF2 <text:s/>- <text:s/>ell associated factor 2, ELF3 <text:s/>- <text:s/>e74-like factor 3 (ets domain transcription factor, epithelial-specific ), ATF6B <text:s/>- <text:s/>activating transcription factor 6 beta, LDB1 <text:s/>- <text:s/>lim domain binding 1, SCAI <text:s/>- <text:s/>suppressor of cancer cell invasion, HOXC9 <text:s/>- <text:s/>homeobox c9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ZNF362 <text:s/>- <text:s/>zinc finger protein 362, ISL1 <text:s/>- <text:s/>isl lim homeobox 1, DDX50 <text:s/>- <text:s/>dead (asp-glu-ala-asp) box polypeptide 50, TP53BP1 <text:s/>- <text:s/>tumor protein p53 binding protein 1, BCLAF1 <text:s/>- <text:s/>bcl2-associated transcription factor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ZEB2 <text:s/>- <text:s/>zinc finger e-box binding homeobox 2, HELB <text:s/>- <text:s/>helicase (dna) b, ZNF644 <text:s/>- <text:s/>zinc finger protein 64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NFYC <text:s/>- <text:s/>nuclear transcription factor y, gamma, TBX19 <text:s/>- <text:s/>t-box 19, TBX18 <text:s/>- <text:s/>t-box 18, NFKB2 <text:s/>- <text:s/>nuclear factor of kappa light polypeptide gene enhancer in b-cells 2 (p49/p100), ADNP2 <text:s/>- <text:s/>adnp homeobox 2, FRYL <text:s/>- <text:s/>fry-like, PPP2R1A <text:s/>- <text:s/>protein phosphatase 2, regulatory subunit a, alpha, MKL1 <text:s/>- <text:s/>megakaryoblastic leukemia (translocation) 1, SBDS <text:s/>- <text:s/>shwachman-bodian-diamond syndrome, PER1 <text:s/>- <text:s/>period circadian clock 1, ID4 <text:s/>- <text:s/>inhibitor of dna binding 4, dominant negative helix-loop-helix protein, NKX6-1 <text:s/>- <text:s/>nk6 homeobox 1, PTRF <text:s/>- <text:s/>polymerase i and transcript release factor, ZSCAN2 <text:s/>- <text:s/>zinc finger and scan domain containing 2, MYOCD <text:s/>- <text:s/>myocardin, WARS <text:s/>- <text:s/>tryptophanyl-trna synthetase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TDRKH <text:s/>- <text:s/>tudor and kh domain containing, CRY1 <text:s/>- <text:s/>cryptochrome 1 (photolyase-like), JARID2 <text:s/>- <text:s/>jumonji, at rich interactive domain 2, MIER2 <text:s/>- <text:s/>mesoderm induction early response 1, family member 2, EHF <text:s/>- <text:s/>ets homologous factor, THG1L <text:s/>- <text:s/>trna-histidine guanylyltransferase 1-like (s. cerevisiae), DLX3 <text:s/>- <text:s/>distal-less homeobox 3, ESRRB <text:s/>- <text:s/>estrogen-related receptor beta, EPC1 <text:s/>- <text:s/>enhancer of polycomb homolog 1 (drosophila), TYW1 <text:s/>- <text:s/>trna-yw synthesizing protein 1 homolog (s. cerevisiae), NFATC4 <text:s/>- <text:s/>nuclear factor of activated t-cells, cytoplasmic, calcineurin-dependent 4, USP21 <text:s/>- <text:s/>ubiquitin specific peptidase 21, NFE2L1 <text:s/>- <text:s/>nuclear factor (erythroid-derived 2)-like 1, CELF2 <text:s/>- <text:s/>cugbp, elav-like family member 2, KLF1 <text:s/>- <text:s/>kruppel-like factor 1 (erythroid), SIX1 <text:s/>- <text:s/>six homeobox 1, EXD1 <text:s/>- <text:s/>exonuclease 3'-5' domain containing 1, RUNX3 <text:s/>- <text:s/>runt-related transcription factor 3, PCF11 <text:s/>- <text:s/>pcf11 cleavage and polyadenylation factor subunit, GATA6 <text:s/>- <text:s/>gata binding protein 6, SF1 <text:s/>- <text:s/>splicing factor 1, ZNF397 <text:s/>- <text:s/>zinc finger protein 397, RBM4 <text:s/>- <text:s/>rna binding motif protein 4, TGFB1I1 <text:s/>- <text:s/>transforming growth factor beta 1 induced transcript 1, HNRNPA1 <text:s/>- <text:s/>heterogeneous nuclear ribonucleoprotein a1, HNRNPC <text:s/>- <text:s/>heterogeneous nuclear ribonucleoprotein c (c1/c2), ARID4A <text:s/>- <text:s/>at rich interactive domain 4a (rbp1-like), SPATA24 <text:s/>- <text:s/>spermatogenesis associated 24, KDM4A <text:s/>- <text:s/>lysine (k)-specific demethylase 4a, SETD2 <text:s/>- <text:s/>set domain containing 2, DDX4 <text:s/>- <text:s/>dead (asp-glu-ala-asp) box polypeptide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047</text:p>
          </table:table-cell>
          <table:table-cell office:value-type="string" calcext:value-type="string">
            <text:p>mitotic cell cycle process</text:p>
          </table:table-cell>
          <table:table-cell office:value-type="float" office:value="0.00000126" calcext:value-type="float">
            <text:p>0.00000126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2.23" calcext:value-type="float">
            <text:p>2.23</text:p>
          </table:table-cell>
          <table:table-cell office:value-type="float" office:value="13954" calcext:value-type="float">
            <text:p>13954</text:p>
          </table:table-cell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CDC6 <text:s/>- <text:s/>cell division cycle 6, KIF14 <text:s/>- <text:s/>kinesin family member 14, MAPRE1 <text:s/>- <text:s/>microtubule-associated protein, rp/eb family, member 1, CDC25A <text:s/>- <text:s/>cell division cycle 25a, NDE1 <text:s/>- <text:s/>nude neurodevelopment protein 1, NEK2 <text:s/>- <text:s/>nima-related kinase 2, DLGAP5 <text:s/>- <text:s/>discs, large (drosophila) homolog-associated protein 5, CCNB2 <text:s/>- <text:s/>cyclin b2, PSME2 <text:s/>- <text:s/>proteasome (prosome, macropain) activator subunit 2 (pa28 beta), CDK1 <text:s/>- <text:s/>cyclin-dependent kinase 1, NIPBL <text:s/>- <text:s/>nipped-b homolog (drosophila), ANAPC5 <text:s/>- <text:s/>anaphase promoting complex subunit 5, DLG1 <text:s/>- <text:s/>discs, large homolog 1 (drosophila), RFWD3 <text:s/>- <text:s/>ring finger and wd repeat domain 3, ZNF385A <text:s/>- <text:s/>zinc finger protein 385a, KIF18A <text:s/>- <text:s/>kinesin family member 18a, ORC4 <text:s/>- <text:s/>origin recognition complex, subunit 4, MYH10 <text:s/>- <text:s/>myosin, heavy chain 10, non-muscle, MIS12 <text:s/>- <text:s/>mis12 kinetochore complex component, UBB <text:s/>- <text:s/>ubiquitin b, TUBB4B <text:s/>- <text:s/>tubulin, beta 4b class ivb, CDK5RAP3 <text:s/>- <text:s/>cdk5 regulatory subunit associated protein 3, PCNT <text:s/>- <text:s/>pericentrin, PCNA <text:s/>- <text:s/>proliferating cell nuclear antigen, DYNC1H1 <text:s/>- <text:s/>dynein, cytoplasmic 1, heavy chain 1, ANAPC15 <text:s/>- <text:s/>anaphase promoting complex subunit 15, PSMA3 <text:s/>- <text:s/>proteasome (prosome, macropain) subunit, alpha type, 3, UBE2C <text:s/>- <text:s/>ubiquitin-conjugating enzyme e2c, SPRY2 <text:s/>- <text:s/>sprouty homolog 2 (drosophila), CNOT10 <text:s/>- <text:s/>ccr4-not transcription complex, subunit 10, PPP2R1A <text:s/>- <text:s/>protein phosphatase 2, regulatory subunit a, alpha, SOX4 <text:s/>- <text:s/>sry (sex determining region y)-box 4, SBDS <text:s/>- <text:s/>shwachman-bodian-diamond syndrome, ID4 <text:s/>- <text:s/>inhibitor of dna binding 4, dominant negative helix-loop-helix protein, CHEK2 <text:s/>- <text:s/>checkpoint kinase 2, PAFAH1B1 <text:s/>- <text:s/>platelet-activating factor acetylhydrolase 1b, regulatory subunit 1 (45kda), CKS2 <text:s/>- <text:s/>cdc28 protein kinase regulatory subunit 2, POLA1 <text:s/>- <text:s/>polymerase (dna directed), alpha 1, catalytic subunit, KIF18B <text:s/>- <text:s/>kinesin family member 18b, ANK3 <text:s/>- <text:s/>ankyrin 3, node of ranvier (ankyrin g)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8</text:p>
          </table:table-cell>
          <table:table-cell office:value-type="string" calcext:value-type="string">
            <text:p>biosynthetic process</text:p>
          </table:table-cell>
          <table:table-cell office:value-type="float" office:value="0.00000133" calcext:value-type="float">
            <text:p>0.00000133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1.38" calcext:value-type="float">
            <text:p>1.38</text:p>
          </table:table-cell>
          <table:table-cell office:value-type="float" office:value="13954" calcext:value-type="float">
            <text:p>13954</text:p>
          </table:table-cell>
          <table:table-cell office:value-type="float" office:value="3402" calcext:value-type="float">
            <text:p>3402</text:p>
          </table:table-cell>
          <table:table-cell office:value-type="float" office:value="489" calcext:value-type="float">
            <text:p>48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CDC6 <text:s/>- <text:s/>cell division cycle 6, CDC25A <text:s/>- <text:s/>cell division cycle 25a, SIX5 <text:s/>- <text:s/>six homeobox 5, CDK1 <text:s/>- <text:s/>cyclin-dependent kinase 1, SCD5 <text:s/>- <text:s/>stearoyl-coa desaturase 5, PAX6 <text:s/>- <text:s/>paired box 6, ZNF385A <text:s/>- <text:s/>zinc finger protein 385a, ORC4 <text:s/>- <text:s/>origin recognition complex, subunit 4, TOX3 <text:s/>- <text:s/>tox high mobility group box family member 3, PNN <text:s/>- <text:s/>pinin, desmosome associated protein, SIN3A <text:s/>- <text:s/>sin3 transcription regulator family member a, ABAT <text:s/>- <text:s/>4-aminobutyrate aminotransferase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ACACA <text:s/>- <text:s/>acetyl-coa carboxylase alpha, USP16 <text:s/>- <text:s/>ubiquitin specific peptidase 16, DBP <text:s/>- <text:s/>d site of albumin promoter (albumin d-box) binding protein, SP1 <text:s/>- <text:s/>sp1 transcription factor, SP2 <text:s/>- <text:s/>sp2 transcription factor, ELP6 <text:s/>- <text:s/>elongator acetyltransferase complex subunit 6, GPC3 <text:s/>- <text:s/>glypican 3, GUCY1B3 <text:s/>- <text:s/>guanylate cyclase 1, soluble, beta 3, P4HB <text:s/>- <text:s/>prolyl 4-hydroxylase, beta polypeptide, KHDRBS3 <text:s/>- <text:s/>kh domain containing, rna binding, signal transduction associated 3, METTL17 <text:s/>- <text:s/>methyltransferase like 17, SOX4 <text:s/>- <text:s/>sry (sex determining region y)-box 4, CNOT10 <text:s/>- <text:s/>ccr4-not transcription complex, subunit 10, GRHL1 <text:s/>- <text:s/>grainyhead-like 1 (drosophila), GRHL3 <text:s/>- <text:s/>grainyhead-like 3 (drosophila), LPL <text:s/>- <text:s/>lipoprotein lipase, LCLAT1 <text:s/>- <text:s/>lysocardiolipin acyltransferase 1, MED8 <text:s/>- <text:s/>mediator complex subunit 8, SP9 <text:s/>- <text:s/>sp9 transcription factor, CHEK2 <text:s/>- <text:s/>checkpoint kinase 2, ZNF532 <text:s/>- <text:s/>zinc finger protein 532, MMAB <text:s/>- <text:s/>methylmalonic aciduria (cobalamin deficiency) cblb type, GYS1 <text:s/>- <text:s/>glycogen synthase 1 (muscle), HOXD3 <text:s/>- <text:s/>homeobox d3, NUCKS1 <text:s/>- <text:s/>nuclear casein kinase and cyclin-dependent kinase substrate 1, EAF2 <text:s/>- <text:s/>ell associated factor 2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GGCT <text:s/>- <text:s/>gamma-glutamylcyclotransferase, SAP130 <text:s/>- <text:s/>sin3a-associated protein, 130kda, SNRPF <text:s/>- <text:s/>small nuclear ribonucleoprotein polypeptide f, OLIG2 <text:s/>- <text:s/>oligodendrocyte lineage transcription factor 2, ADCK3 <text:s/>- <text:s/>aarf domain containing kinase 3, MYRF <text:s/>- <text:s/>myelin regulatory factor, SNCA <text:s/>- <text:s/>synuclein, alpha (non a4 component of amyloid precursor), IRS1 <text:s/>- <text:s/>insulin receptor substrate 1, ZNF362 <text:s/>- <text:s/>zinc finger protein 362, SPTLC2 <text:s/>- <text:s/>serine palmitoyltransferase, long chain base subunit 2, SC5D <text:s/>- <text:s/>sterol-c5-desaturase, ISL1 <text:s/>- <text:s/>isl lim homeobox 1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OSBPL3 <text:s/>- <text:s/>oxysterol binding protein-like 3, INO80B <text:s/>- <text:s/>ino80 complex subunit b, HAGH <text:s/>- <text:s/>hydroxyacylglutathione hydrolase, PCNA <text:s/>- <text:s/>proliferating cell nuclear antigen, SERTAD1 <text:s/>- <text:s/>serta domain containing 1, SSBP3 <text:s/>- <text:s/>single stranded dna binding protein 3, NUBP2 <text:s/>- <text:s/>nucleotide binding protein 2, FDPS <text:s/>- <text:s/>farnesyl diphosphate synthase, DBI <text:s/>- <text:s/>diazepam binding inhibitor (gaba receptor modulator, acyl-coa binding protein), ZEB2 <text:s/>- <text:s/>zinc finger e-box binding homeobox 2, HELB <text:s/>- <text:s/>helicase (dna) b, PANK1 <text:s/>- <text:s/>pantothenate kinase 1, ZNF644 <text:s/>- <text:s/>zinc finger protein 644, C14orf1 <text:s/>- <text:s/>chromosome 14 open reading frame 1, MRPL4 <text:s/>- <text:s/>mitochondrial ribosomal protein l4, AFF3 <text:s/>- <text:s/>af4/fmr2 family, member 3, POLA1 <text:s/>- <text:s/>polymerase (dna directed), alpha 1, catalytic subunit, PHOX2B <text:s/>- <text:s/>paired-like homeobox 2b, HDAC1 <text:s/>- <text:s/>histone deacetylase 1, NRL <text:s/>- <text:s/>neural retina leucine zipper, SLC25A12 <text:s/>- <text:s/>solute carrier family 25 (aspartate/glutamate carrier), member 12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CTGF <text:s/>- <text:s/>connective tissue growth factor, TLE4 <text:s/>- <text:s/>transducin-like enhancer of split 4 (e(sp1) homolog, drosophila), CTH <text:s/>- <text:s/>cystathionase (cystathionine gamma-ly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FAR1 <text:s/>- <text:s/>fatty acyl coa reductase 1, ID1 <text:s/>- <text:s/>inhibitor of dna binding 1, dominant negative helix-loop-helix protein, HOXB13 <text:s/>- <text:s/>homeobox b13, TBX19 <text:s/>- <text:s/>t-box 19, NFYC <text:s/>- <text:s/>nuclear transcription factor y, gamma, TBX18 <text:s/>- <text:s/>t-box 18, FRYL <text:s/>- <text:s/>fry-like, ADNP2 <text:s/>- <text:s/>adnp homeobox 2, NFKB2 <text:s/>- <text:s/>nuclear factor of kappa light polypeptide gene enhancer in b-cells 2 (p49/p100), MKL1 <text:s/>- <text:s/>megakaryoblastic leukemia (translocation) 1, SLC44A5 <text:s/>- <text:s/>solute carrier family 44, member 5, PER1 <text:s/>- <text:s/>period circadian clock 1, ID4 <text:s/>- <text:s/>inhibitor of dna binding 4, dominant negative helix-loop-helix protein, ATP5G1 <text:s/>- <text:s/>atp synthase, h+ transporting, mitochondrial fo complex, subunit c1 (subunit 9), NKX6-1 <text:s/>- <text:s/>nk6 homeobox 1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HOXB4 <text:s/>- <text:s/>homeobox b4, CRY1 <text:s/>- <text:s/>cryptochrome 1 (photolyase-like), MIER2 <text:s/>- <text:s/>mesoderm induction early response 1, family member 2, JARID2 <text:s/>- <text:s/>jumonji, at rich interactive domain 2, EHF <text:s/>- <text:s/>ets homologous factor, DLX3 <text:s/>- <text:s/>distal-less homeobox 3, UBB <text:s/>- <text:s/>ubiquitin b, ESRRB <text:s/>- <text:s/>estrogen-related receptor beta, EPC1 <text:s/>- <text:s/>enhancer of polycomb homolog 1 (drosophila), DOLPP1 <text:s/>- <text:s/>dolichyldiphosphatase 1, USP21 <text:s/>- <text:s/>ubiquitin specific peptidase 21, NFATC4 <text:s/>- <text:s/>nuclear factor of activated t-cells, cytoplasmic, calcineurin-dependent 4, NFE2L1 <text:s/>- <text:s/>nuclear factor (erythroid-derived 2)-like 1, SIX1 <text:s/>- <text:s/>six homeobox 1, KLF1 <text:s/>- <text:s/>kruppel-like factor 1 (erythroid), FGF20 <text:s/>- <text:s/>fibroblast growth factor 20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ARID4A <text:s/>- <text:s/>at rich interactive domain 4a (rbp1-like), OSBPL9 <text:s/>- <text:s/>oxysterol binding protein-like 9, SPATA24 <text:s/>- <text:s/>spermatogenesis associated 24, KDM4A <text:s/>- <text:s/>lysine (k)-specific demethylase 4a, SQLE <text:s/>- <text:s/>squalene epoxidase, SETD2 <text:s/>- <text:s/>set domain containing 2, HMX3 <text:s/>- <text:s/>h6 family homeobox 3, KAT6B <text:s/>- <text:s/>k(lysine) acetyltransferase 6b, LEF1 <text:s/>- <text:s/>lymphoid enhancer-binding factor 1, HSCB <text:s/>- <text:s/>hscb iron-sulfur cluster co-chaperone homolog (e. coli), SMAD6 <text:s/>- <text:s/>smad family member 6, ATAD2 <text:s/>- <text:s/>atpase family, aaa domain containing 2, SDS <text:s/>- <text:s/>serine dehydrat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280</text:p>
          </table:table-cell>
          <table:table-cell office:value-type="string" calcext:value-type="string">
            <text:p>nuclear division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6.79" calcext:value-type="float">
            <text:p>6.79</text:p>
          </table:table-cell>
          <table:table-cell office:value-type="float" office:value="13954" calcext:value-type="float">
            <text:p>13954</text:p>
          </table:table-cell>
          <table:table-cell office:value-type="float" office:value="42" calcext:value-type="float">
            <text:p>42</text:p>
          </table:table-cell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REC8 <text:s/>- <text:s/>rec8 meiotic recombination protein, DDX4 <text:s/>- <text:s/>dead (asp-glu-ala-asp) box polypeptide 4, MAEL <text:s/>- <text:s/>maelstrom spermatogenic transposon silencer, SYCP3 <text:s/>- <text:s/>synaptonemal complex protein 3, TDRKH <text:s/>- <text:s/>tudor and kh domain containing, CKS2 <text:s/>- <text:s/>cdc28 protein kinase regulatory subunit 2, SLC2A8 <text:s/>- <text:s/>solute carrier family 2 (facilitated glucose transporter), member 8, KIF18A <text:s/>- <text:s/>kinesin family member 18a, PPP2R1A <text:s/>- <text:s/>protein phosphatase 2, regulatory subunit a, alpha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140013</text:p>
          </table:table-cell>
          <table:table-cell office:value-type="string" calcext:value-type="string">
            <text:p>meiotic nuclear division</text:p>
          </table:table-cell>
          <table:table-cell office:value-type="float" office:value="0.00000137" calcext:value-type="float">
            <text:p>0.00000137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6.79" calcext:value-type="float">
            <text:p>6.79</text:p>
          </table:table-cell>
          <table:table-cell office:value-type="float" office:value="13954" calcext:value-type="float">
            <text:p>13954</text:p>
          </table:table-cell>
          <table:table-cell office:value-type="float" office:value="42" calcext:value-type="float">
            <text:p>42</text:p>
          </table:table-cell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REC8 <text:s/>- <text:s/>rec8 meiotic recombination protein, DDX4 <text:s/>- <text:s/>dead (asp-glu-ala-asp) box polypeptide 4, MAEL <text:s/>- <text:s/>maelstrom spermatogenic transposon silencer, SYCP3 <text:s/>- <text:s/>synaptonemal complex protein 3, TDRKH <text:s/>- <text:s/>tudor and kh domain containing, CKS2 <text:s/>- <text:s/>cdc28 protein kinase regulatory subunit 2, SLC2A8 <text:s/>- <text:s/>solute carrier family 2 (facilitated glucose transporter), member 8, KIF18A <text:s/>- <text:s/>kinesin family member 18a, PPP2R1A <text:s/>- <text:s/>protein phosphatase 2, regulatory subunit a, alpha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934</text:p>
          </table:table-cell>
          <table:table-cell office:value-type="string" calcext:value-type="string">
            <text:p>negative regulation of nucleobase-containing compound metabolic process</text:p>
          </table:table-cell>
          <table:table-cell office:value-type="float" office:value="0.00000144" calcext:value-type="float">
            <text:p>0.00000144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1080" calcext:value-type="float">
            <text:p>1080</text:p>
          </table:table-cell>
          <table:table-cell office:value-type="float" office:value="489" calcext:value-type="float">
            <text:p>48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[CDC6 <text:s/>- <text:s/>cell division cycle 6, 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CHEK2 <text:s/>- <text:s/>checkpoint kinase 2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ERF <text:s/>- <text:s/>ets2 repressor factor, H2AFZ <text:s/>- <text:s/>h2a histone family, member z, HOXB4 <text:s/>- <text:s/>homeobox b4, SAP130 <text:s/>- <text:s/>sin3a-associated protein, 130kda, DCP2 <text:s/>- <text:s/>decapping mrna 2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TP53BP1 <text:s/>- <text:s/>tumor protein p53 binding protein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HIST3H2A <text:s/>- <text:s/>histone cluster 3, h2a, SF1 <text:s/>- <text:s/>splicing factor 1, GATA6 <text:s/>- <text:s/>gata binding protein 6, TGFB3 <text:s/>- <text:s/>transforming growth factor, beta 3, HNRNPA1 <text:s/>- <text:s/>heterogeneous nuclear ribonucleoprotein a1, HNRNPC <text:s/>- <text:s/>heterogeneous nuclear ribonucleoprotein c (c1/c2), ARID4A <text:s/>- <text:s/>at rich interactive domain 4a (rbp1-like), ZEB2 <text:s/>- <text:s/>zinc finger e-box binding homeobox 2, HELB <text:s/>- <text:s/>helicase (dna) b, KDM4A <text:s/>- <text:s/>lysine (k)-specific demethylase 4a, KAT6B <text:s/>- <text:s/>k(lysine) acetyltransferase 6b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3507</text:p>
          </table:table-cell>
          <table:table-cell office:value-type="string" calcext:value-type="string">
            <text:p>negative regulation of nucleic acid-templated transcription</text:p>
          </table:table-cell>
          <table:table-cell office:value-type="float" office:value="0.00000165" calcext:value-type="float">
            <text:p>0.00000165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1.88" calcext:value-type="float">
            <text:p>1.88</text:p>
          </table:table-cell>
          <table:table-cell office:value-type="float" office:value="13954" calcext:value-type="float">
            <text:p>13954</text:p>
          </table:table-cell>
          <table:table-cell office:value-type="float" office:value="913" calcext:value-type="float">
            <text:p>913</text:p>
          </table:table-cell>
          <table:table-cell office:value-type="float" office:value="489" calcext:value-type="float">
            <text:p>4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MAEL <text:s/>- <text:s/>maelstrom spermatogenic transposon silencer, SP2 <text:s/>- <text:s/>sp2 transcription factor, ID1 <text:s/>- <text:s/>inhibitor of dna binding 1, dominant negative helix-loop-helix protein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ERF <text:s/>- <text:s/>ets2 repressor factor, H2AFZ <text:s/>- <text:s/>h2a histone family, member z, HOXB4 <text:s/>- <text:s/>homeobox b4, SAP130 <text:s/>- <text:s/>sin3a-associated protein, 130kda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GATA6 <text:s/>- <text:s/>gata binding protein 6, SF1 <text:s/>- <text:s/>splicing factor 1, HIST3H2A <text:s/>- <text:s/>histone cluster 3, h2a, ARID4A <text:s/>- <text:s/>at rich interactive domain 4a (rbp1-like), ZEB2 <text:s/>- <text:s/>zinc finger e-box binding homeobox 2, KDM4A <text:s/>- <text:s/>lysine (k)-specific demethylase 4a, KAT6B <text:s/>- <text:s/>k(lysine) acetyltransferase 6b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7711</text:p>
          </table:table-cell>
          <table:table-cell office:value-type="string" calcext:value-type="string">
            <text:p>ciliary basal body docking</text:p>
          </table:table-cell>
          <table:table-cell office:value-type="float" office:value="0.00000181" calcext:value-type="float">
            <text:p>0.00000181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4.59" calcext:value-type="float">
            <text:p>4.59</text:p>
          </table:table-cell>
          <table:table-cell office:value-type="float" office:value="13954" calcext:value-type="float">
            <text:p>13954</text:p>
          </table:table-cell>
          <table:table-cell office:value-type="float" office:value="87" calcext:value-type="float">
            <text:p>87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PCNT <text:s/>- <text:s/>pericentrin, MAPRE1 <text:s/>- <text:s/>microtubule-associated protein, rp/eb family, member 1, IQCB1 <text:s/>- <text:s/>iq motif containing b1, DYNC1H1 <text:s/>- <text:s/>dynein, cytoplasmic 1, heavy chain 1, NDE1 <text:s/>- <text:s/>nude neurodevelopment protein 1, NEK2 <text:s/>- <text:s/>nima-related kinase 2, CDK1 <text:s/>- <text:s/>cyclin-dependent kinase 1, TCTN3 <text:s/>- <text:s/>tectonic family member 3, NPHP4 <text:s/>- <text:s/>nephronophthisis 4, PPP2R1A <text:s/>- <text:s/>protein phosphatase 2, regulatory subunit a, alpha, PAFAH1B1 <text:s/>- <text:s/>platelet-activating factor acetylhydrolase 1b, regulatory subunit 1 (45kda), TTBK2 <text:s/>- <text:s/>tau tubulin kinase 2, TUBB4B <text:s/>- <text:s/>tubulin, beta 4b class ivb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23</text:p>
          </table:table-cell>
          <table:table-cell office:value-type="string" calcext:value-type="string">
            <text:p>negative regulation of cellular process</text:p>
          </table:table-cell>
          <table:table-cell office:value-type="float" office:value="0.00000214" calcext:value-type="float">
            <text:p>0.00000214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3427" calcext:value-type="float">
            <text:p>3427</text:p>
          </table:table-cell>
          <table:table-cell office:value-type="float" office:value="489" calcext:value-type="float">
            <text:p>48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[CDC6 <text:s/>- <text:s/>cell division cycle 6, MAPRE1 <text:s/>- <text:s/>microtubule-associated protein, rp/eb family, member 1, SIX5 <text:s/>- <text:s/>six homeobox 5, CDK1 <text:s/>- <text:s/>cyclin-dependent kinase 1, PAX6 <text:s/>- <text:s/>paired box 6, CDH1 <text:s/>- <text:s/>cadherin 1, type 1, e-cadherin (epithelial), RBM15 <text:s/>- <text:s/>rna binding motif protein 15, RFWD3 <text:s/>- <text:s/>ring finger and wd repeat domain 3, ZNF385A <text:s/>- <text:s/>zinc finger protein 385a, TOX3 <text:s/>- <text:s/>tox high mobility group box family member 3, SIN3A <text:s/>- <text:s/>sin3 transcription regulator family member a, ABAT <text:s/>- <text:s/>4-aminobutyrate aminotransferase, MID1 <text:s/>- <text:s/>midline 1 (opitz/bbb syndrome), CD274 <text:s/>- <text:s/>cd274 molecule, SET <text:s/>- <text:s/>set nuclear oncogene, SIX4 <text:s/>- <text:s/>six homeobox 4, LMO3 <text:s/>- <text:s/>lim domain only 3 (rhombotin-like 2), WHAMM <text:s/>- <text:s/>was protein homolog associated with actin, golgi membranes and microtubules, ABR <text:s/>- <text:s/>active bcr-related, CHP1 <text:s/>- <text:s/>calcineurin-like ef-hand protein 1, ASIC2 <text:s/>- <text:s/>acid-sensing (proton-gated) ion channel 2, SOST <text:s/>- <text:s/>sclerostin, IGF2BP2 <text:s/>- <text:s/>insulin-like growth factor 2 mrna binding protein 2, MAEL <text:s/>- <text:s/>maelstrom spermatogenic transposon silencer, SP2 <text:s/>- <text:s/>sp2 transcription factor, ANAPC15 <text:s/>- <text:s/>anaphase promoting complex subunit 15, GPC3 <text:s/>- <text:s/>glypican 3, SRGAP3 <text:s/>- <text:s/>slit-robo rho gtpase activating protein 3, PSMA3 <text:s/>- <text:s/>proteasome (prosome, macropain) subunit, alpha type, 3, NPHP4 <text:s/>- <text:s/>nephronophthisis 4, SOX4 <text:s/>- <text:s/>sry (sex determining region y)-box 4, CNOT10 <text:s/>- <text:s/>ccr4-not transcription complex, subunit 10, C12orf52 <text:s/>- <text:s/>chromosome 12 open reading frame 52, SYNGAP1 <text:s/>- <text:s/>synaptic ras gtpase activating protein 1, CHEK2 <text:s/>- <text:s/>checkpoint kinase 2, PAFAH1B1 <text:s/>- <text:s/>platelet-activating factor acetylhydrolase 1b, regulatory subunit 1 (45kda), EAF2 <text:s/>- <text:s/>ell associated factor 2, RGS4 <text:s/>- <text:s/>regulator of g-protein signaling 4, ELF3 <text:s/>- <text:s/>e74-like factor 3 (ets domain transcription factor, epithelial-specific ), LDB1 <text:s/>- <text:s/>lim domain binding 1, BRINP2 <text:s/>- <text:s/>bone morphogenetic protein/retinoic acid inducible neural-specific 2, SCAI <text:s/>- <text:s/>suppressor of cancer cell invasion, CLEC16A <text:s/>- <text:s/>c-type lectin domain family 16, member a, DERL2 <text:s/>- <text:s/>derlin 2, ABCA7 <text:s/>- <text:s/>atp-binding cassette, sub-family a (abc1), member 7, SESN3 <text:s/>- <text:s/>sestrin 3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ANAPC5 <text:s/>- <text:s/>anaphase promoting complex subunit 5, USP19 <text:s/>- <text:s/>ubiquitin specific peptidase 19, SNCA <text:s/>- <text:s/>synuclein, alpha (non a4 component of amyloid precursor), IRS1 <text:s/>- <text:s/>insulin receptor substrate 1, PPM1A <text:s/>- <text:s/>protein phosphatase, mg2+/mn2+ dependent, 1a, PPM1B <text:s/>- <text:s/>protein phosphatase, mg2+/mn2+ dependent, 1b, ISL1 <text:s/>- <text:s/>isl lim homeobox 1, TP53BP1 <text:s/>- <text:s/>tumor protein p53 binding protein 1, BCLAF1 <text:s/>- <text:s/>bcl2-associated transcription factor 1, SZT2 <text:s/>- <text:s/>seizure threshold 2 homolog (mouse), POU3F3 <text:s/>- <text:s/>pou class 3 homeobox 3, DDX54 <text:s/>- <text:s/>dead (asp-glu-ala-asp) box polypeptide 54, FER <text:s/>- <text:s/>fer (fps/fes related) tyrosine kinase, LRP8 <text:s/>- <text:s/>low density lipoprotein receptor-related protein 8, apolipoprotein e receptor, TPCN2 <text:s/>- <text:s/>two pore segment channel 2, PCNA <text:s/>- <text:s/>proliferating cell nuclear antigen, S100B <text:s/>- <text:s/>s100 calcium binding protein b, HIST3H2A <text:s/>- <text:s/>histone cluster 3, h2a, SPRY2 <text:s/>- <text:s/>sprouty homolog 2 (drosophila), ZEB2 <text:s/>- <text:s/>zinc finger e-box binding homeobox 2, HELB <text:s/>- <text:s/>helicase (dna) b, CXCL10 <text:s/>- <text:s/>chemokine (c-x-c motif) ligand 10, CNTN2 <text:s/>- <text:s/>contactin 2 (axonal), LARP1 <text:s/>- <text:s/>la ribonucleoprotein domain family, member 1, PHOX2B <text:s/>- <text:s/>paired-like homeobox 2b, FAM212B <text:s/>- <text:s/>family with sequence similarity 212, member b, HSPA5 <text:s/>- <text:s/>heat shock 70kda protein 5 (glucose-regulated protein, 78kda), HDAC1 <text:s/>- <text:s/>histone deacetylase 1, TMEFF2 <text:s/>- <text:s/>transmembrane protein with egf-like and two follistatin-like domains 2, PTCH2 <text:s/>- <text:s/>patched 2, FABP3 <text:s/>- <text:s/>fatty acid binding protein 3, muscle and heart (mammary-derived growth inhibitor), HMGB2 <text:s/>- <text:s/>high mobility group box 2, XPO1 <text:s/>- <text:s/>exportin 1 (crm1 homolog, yeast), TLE1 <text:s/>- <text:s/>transducin-like enhancer of split 1 (e(sp1) homolog, drosophila), RGS8 <text:s/>- <text:s/>regulator of g-protein signaling 8, BAHD1 <text:s/>- <text:s/>bromo adjacent homology domain containing 1, RHOQ <text:s/>- <text:s/>ras homolog family member q, CTGF <text:s/>- <text:s/>connective tissue growth factor, TLE4 <text:s/>- <text:s/>transducin-like enhancer of split 4 (e(sp1) homolog, drosophila), CTH <text:s/>- <text:s/>cystathionase (cystathionine gamma-lyase), HERPUD1 <text:s/>- <text:s/>homocysteine-inducible, endoplasmic reticulum stress-inducible, ubiquitin-like domain member 1, CTBP2 <text:s/>- <text:s/>c-terminal binding protein 2, TNRC6B <text:s/>- <text:s/>trinucleotide repeat containing 6b, AIMP2 <text:s/>- <text:s/>aminoacyl trna synthetase complex-interacting multifunctional protein 2, ID1 <text:s/>- <text:s/>inhibitor of dna binding 1, dominant negative helix-loop-helix protein, DUSP6 <text:s/>- <text:s/>dual specificity phosphatase 6, TBX18 <text:s/>- <text:s/>t-box 18, UBE2C <text:s/>- <text:s/>ubiquitin-conjugating enzyme e2c, HK2 <text:s/>- <text:s/>hexokinase 2, ADNP2 <text:s/>- <text:s/>adnp homeobox 2, NFKB2 <text:s/>- <text:s/>nuclear factor of kappa light polypeptide gene enhancer in b-cells 2 (p49/p100), PPP2R1A <text:s/>- <text:s/>protein phosphatase 2, regulatory subunit a, alpha, FLRT3 <text:s/>- <text:s/>fibronectin leucine rich transmembrane protein 3, CBX5 <text:s/>- <text:s/>chromobox homolog 5, WNT3 <text:s/>- <text:s/>wingless-type mmtv integration site family, member 3, PER1 <text:s/>- <text:s/>period circadian clock 1, ID4 <text:s/>- <text:s/>inhibitor of dna binding 4, dominant negative helix-loop-helix protein, PRR11 <text:s/>- <text:s/>proline rich 11, NKX6-1 <text:s/>- <text:s/>nk6 homeobox 1, TSC22D3 <text:s/>- <text:s/>tsc22 domain family, member 3, CALM3 <text:s/>- <text:s/>calmodulin 3 (phosphorylase kinase, delta), WARS <text:s/>- <text:s/>tryptophanyl-trna synthetase, MYOCD <text:s/>- <text:s/>myocardin, CCP110 <text:s/>- <text:s/>centriolar coiled coil protein 110kda, HIF1A <text:s/>- <text:s/>hypoxia inducible factor 1, alpha subunit (basic helix-loop-helix transcription factor), ERF <text:s/>- <text:s/>ets2 repressor factor, IQCB1 <text:s/>- <text:s/>iq motif containing b1, KIF14 <text:s/>- <text:s/>kinesin family member 14, NEK2 <text:s/>- <text:s/>nima-related kinase 2, DLG3 <text:s/>- <text:s/>discs, large homolog 3 (drosophila), HOXB4 <text:s/>- <text:s/>homeobox b4, DLG1 <text:s/>- <text:s/>discs, large homolog 1 (drosophila), NIPBL <text:s/>- <text:s/>nipped-b homolog (drosophila), DLG2 <text:s/>- <text:s/>discs, large homolog 2 (drosophila), CRY1 <text:s/>- <text:s/>cryptochrome 1 (photolyase-like), PASK <text:s/>- <text:s/>pas domain containing serine/threonine kinase, JARID2 <text:s/>- <text:s/>jumonji, at rich interactive domain 2, CHRDL1 <text:s/>- <text:s/>chordin-like 1, CCNG2 <text:s/>- <text:s/>cyclin g2, UBB <text:s/>- <text:s/>ubiquitin b, B2M <text:s/>- <text:s/>beta-2-microglobulin, TOM1L2 <text:s/>- <text:s/>target of myb1-like 2 (chicken), EPC1 <text:s/>- <text:s/>enhancer of polycomb homolog 1 (drosophila), TULP3 <text:s/>- <text:s/>tubby like protein 3, NFATC4 <text:s/>- <text:s/>nuclear factor of activated t-cells, cytoplasmic, calcineurin-dependent 4, SESN2 <text:s/>- <text:s/>sestrin 2, HIST1H2AA <text:s/>- <text:s/>histone cluster 1, h2aa, RAP2B <text:s/>- <text:s/>rap2b, member of ras oncogene family, SIX1 <text:s/>- <text:s/>six homeobox 1, FNIP1 <text:s/>- <text:s/>folliculin interacting protein 1, FGF20 <text:s/>- <text:s/>fibroblast growth factor 20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TGFB3 <text:s/>- <text:s/>transforming growth factor, beta 3, TGFB1I1 <text:s/>- <text:s/>transforming growth factor beta 1 induced transcript 1, RBM4 <text:s/>- <text:s/>rna binding motif protein 4, SORT1 <text:s/>- <text:s/>sortilin 1, HNRNPA1 <text:s/>- <text:s/>heterogeneous nuclear ribonucleoprotein a1, HNRNPC <text:s/>- <text:s/>heterogeneous nuclear ribonucleoprotein c (c1/c2), ARID4A <text:s/>- <text:s/>at rich interactive domain 4a (rbp1-like), KDM4A <text:s/>- <text:s/>lysine (k)-specific demethylase 4a, PARD3 <text:s/>- <text:s/>par-3 partitioning defective 3 homolog (c. elegans), TLK2 <text:s/>- <text:s/>tousled-like kinase 2, KAT6B <text:s/>- <text:s/>k(lysine) acetyltransferase 6b, DNAJB5 <text:s/>- <text:s/>dnaj (hsp40) homolog, subfamily b, member 5, LEF1 <text:s/>- <text:s/>lymphoid enhancer-binding factor 1, RTN4 <text:s/>- <text:s/>reticulon 4, SMAD6 <text:s/>- <text:s/>smad family member 6, PRKAR1A <text:s/>- <text:s/>protein kinase, camp-dependent, regulatory, type i, alpha, ATAD2 <text:s/>- <text:s/>atpase family, aaa domain containing 2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2679</text:p>
          </table:table-cell>
          <table:table-cell office:value-type="string" calcext:value-type="string">
            <text:p>negative regulation of RNA biosynthetic process</text:p>
          </table:table-cell>
          <table:table-cell office:value-type="float" office:value="0.00000251" calcext:value-type="float">
            <text:p>0.00000251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1.85" calcext:value-type="float">
            <text:p>1.85</text:p>
          </table:table-cell>
          <table:table-cell office:value-type="float" office:value="13954" calcext:value-type="float">
            <text:p>13954</text:p>
          </table:table-cell>
          <table:table-cell office:value-type="float" office:value="925" calcext:value-type="float">
            <text:p>925</text:p>
          </table:table-cell>
          <table:table-cell office:value-type="float" office:value="489" calcext:value-type="float">
            <text:p>4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MAEL <text:s/>- <text:s/>maelstrom spermatogenic transposon silencer, SP2 <text:s/>- <text:s/>sp2 transcription factor, ID1 <text:s/>- <text:s/>inhibitor of dna binding 1, dominant negative helix-loop-helix protein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ERF <text:s/>- <text:s/>ets2 repressor factor, H2AFZ <text:s/>- <text:s/>h2a histone family, member z, HOXB4 <text:s/>- <text:s/>homeobox b4, SAP130 <text:s/>- <text:s/>sin3a-associated protein, 130kda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GATA6 <text:s/>- <text:s/>gata binding protein 6, SF1 <text:s/>- <text:s/>splicing factor 1, HIST3H2A <text:s/>- <text:s/>histone cluster 3, h2a, ARID4A <text:s/>- <text:s/>at rich interactive domain 4a (rbp1-like), ZEB2 <text:s/>- <text:s/>zinc finger e-box binding homeobox 2, KDM4A <text:s/>- <text:s/>lysine (k)-specific demethylase 4a, KAT6B <text:s/>- <text:s/>k(lysine) acetyltransferase 6b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69</text:p>
          </table:table-cell>
          <table:table-cell office:value-type="string" calcext:value-type="string">
            <text:p>cellular developmental process</text:p>
          </table:table-cell>
          <table:table-cell office:value-type="float" office:value="0.00000309" calcext:value-type="float">
            <text:p>0.00000309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1.52" calcext:value-type="float">
            <text:p>1.52</text:p>
          </table:table-cell>
          <table:table-cell office:value-type="float" office:value="13954" calcext:value-type="float">
            <text:p>13954</text:p>
          </table:table-cell>
          <table:table-cell office:value-type="float" office:value="2049" calcext:value-type="float">
            <text:p>2049</text:p>
          </table:table-cell>
          <table:table-cell office:value-type="float" office:value="489" calcext:value-type="float">
            <text:p>48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SIX5 <text:s/>- <text:s/>six homeobox 5, CDK1 <text:s/>- <text:s/>cyclin-dependent kinase 1, KCNAB2 <text:s/>- <text:s/>potassium voltage-gated channel, shaker-related subfamily, beta member 2, PAX6 <text:s/>- <text:s/>paired box 6, ZNF385A <text:s/>- <text:s/>zinc finger protein 385a, SIN3A <text:s/>- <text:s/>sin3 transcription regulator family member a, SEPT4 <text:s/>- <text:s/>septin 4, SIX4 <text:s/>- <text:s/>six homeobox 4, CCNO <text:s/>- <text:s/>cyclin o, MAEL <text:s/>- <text:s/>maelstrom spermatogenic transposon silencer, GPC3 <text:s/>- <text:s/>glypican 3, SOX4 <text:s/>- <text:s/>sry (sex determining region y)-box 4, C12orf52 <text:s/>- <text:s/>chromosome 12 open reading frame 52, CCNB1IP1 <text:s/>- <text:s/>cyclin b1 interacting protein 1, e3 ubiquitin protein ligase, CHEK2 <text:s/>- <text:s/>checkpoint kinase 2, ELAVL3 <text:s/>- <text:s/>elav (embryonic lethal, abnormal vision, drosophila)-like 3 (hu antigen c), PAFAH1B1 <text:s/>- <text:s/>platelet-activating factor acetylhydrolase 1b, regulatory subunit 1 (45kda), ELF3 <text:s/>- <text:s/>e74-like factor 3 (ets domain transcription factor, epithelial-specific ), C10orf11 <text:s/>- <text:s/>chromosome 10 open reading frame 11, LDB1 <text:s/>- <text:s/>lim domain binding 1, ANKRD49 <text:s/>- <text:s/>ankyrin repeat domain 49, OLIG2 <text:s/>- <text:s/>oligodendrocyte lineage transcription factor 2, MYRF <text:s/>- <text:s/>myelin regulatory factor, MYH10 <text:s/>- <text:s/>myosin, heavy chain 10, non-muscle, SYNE1 <text:s/>- <text:s/>spectrin repeat containing, nuclear envelope 1, ISL1 <text:s/>- <text:s/>isl lim homeobox 1, SZT2 <text:s/>- <text:s/>seizure threshold 2 homolog (mouse), POU3F3 <text:s/>- <text:s/>pou class 3 homeobox 3, FER <text:s/>- <text:s/>fer (fps/fes related) tyrosine kinase, SPATA19 <text:s/>- <text:s/>spermatogenesis associated 19, PCNA <text:s/>- <text:s/>proliferating cell nuclear antigen, S100B <text:s/>- <text:s/>s100 calcium binding protein b, SSBP3 <text:s/>- <text:s/>single stranded dna binding protein 3, SPRY2 <text:s/>- <text:s/>sprouty homolog 2 (drosophila), ZEB2 <text:s/>- <text:s/>zinc finger e-box binding homeobox 2, COL12A1 <text:s/>- <text:s/>collagen, type xii, alpha 1, PTPRD <text:s/>- <text:s/>protein tyrosine phosphatase, receptor type, d, PHOX2B <text:s/>- <text:s/>paired-like homeobox 2b, BOLL <text:s/>- <text:s/>bol, boule-like (drosophila), HSPA5 <text:s/>- <text:s/>heat shock 70kda protein 5 (glucose-regulated protein, 78kda), NRL <text:s/>- <text:s/>neural retina leucine zipper, HDAC1 <text:s/>- <text:s/>histone deacetylase 1, COL15A1 <text:s/>- <text:s/>collagen, type xv, alpha 1, PTCH2 <text:s/>- <text:s/>patched 2, CATSPERB <text:s/>- <text:s/>catsper channel auxiliary subunit beta, CTGF <text:s/>- <text:s/>connective tissue growth factor, WNT8B <text:s/>- <text:s/>wingless-type mmtv integration site family, member 8b, HIVEP3 <text:s/>- <text:s/>human immunodeficiency virus type i enhancer binding protein 3, CTBP2 <text:s/>- <text:s/>c-terminal binding protein 2, AIMP2 <text:s/>- <text:s/>aminoacyl trna synthetase complex-interacting multifunctional protein 2, SHC4 <text:s/>- <text:s/>shc (src homology 2 domain containing) family, member 4, ID1 <text:s/>- <text:s/>inhibitor of dna binding 1, dominant negative helix-loop-helix protein, HOXB13 <text:s/>- <text:s/>homeobox b13, DUSP6 <text:s/>- <text:s/>dual specificity phosphatase 6, RAB3A <text:s/>- <text:s/>rab3a, member ras oncogene family, TBX19 <text:s/>- <text:s/>t-box 19, NFKB2 <text:s/>- <text:s/>nuclear factor of kappa light polypeptide gene enhancer in b-cells 2 (p49/p100), FRYL <text:s/>- <text:s/>fry-like, ADNP2 <text:s/>- <text:s/>adnp homeobox 2, MKL1 <text:s/>- <text:s/>megakaryoblastic leukemia (translocation) 1, WNT3 <text:s/>- <text:s/>wingless-type mmtv integration site family, member 3, ID4 <text:s/>- <text:s/>inhibitor of dna binding 4, dominant negative helix-loop-helix protein, NKX6-1 <text:s/>- <text:s/>nk6 homeobox 1, ZSCAN2 <text:s/>- <text:s/>zinc finger and scan domain containing 2, MYOCD <text:s/>- <text:s/>myocardin, HIF1A <text:s/>- <text:s/>hypoxia inducible factor 1, alpha subunit (basic helix-loop-helix transcription factor), ERF <text:s/>- <text:s/>ets2 repressor factor, KIF14 <text:s/>- <text:s/>kinesin family member 14, HOXB4 <text:s/>- <text:s/>homeobox b4, SMOC1 <text:s/>- <text:s/>sparc related modular calcium binding 1, TDRKH <text:s/>- <text:s/>tudor and kh domain containing, NIPBL <text:s/>- <text:s/>nipped-b homolog (drosophila), JARID2 <text:s/>- <text:s/>jumonji, at rich interactive domain 2, EHF <text:s/>- <text:s/>ets homologous factor, CHRDL1 <text:s/>- <text:s/>chordin-like 1, DLX3 <text:s/>- <text:s/>distal-less homeobox 3, B2M <text:s/>- <text:s/>beta-2-microglobulin, UBB <text:s/>- <text:s/>ubiquitin b, EPC1 <text:s/>- <text:s/>enhancer of polycomb homolog 1 (drosophila), NFATC4 <text:s/>- <text:s/>nuclear factor of activated t-cells, cytoplasmic, calcineurin-dependent 4, TULP3 <text:s/>- <text:s/>tubby like protein 3, SPAG9 <text:s/>- <text:s/>sperm associated antigen 9, NFE2L1 <text:s/>- <text:s/>nuclear factor (erythroid-derived 2)-like 1, SIX1 <text:s/>- <text:s/>six homeobox 1, KLF1 <text:s/>- <text:s/>kruppel-like factor 1 (erythroid), FNIP1 <text:s/>- <text:s/>folliculin interacting protein 1, FGF20 <text:s/>- <text:s/>fibroblast growth factor 20, RUNX3 <text:s/>- <text:s/>runt-related transcription factor 3, SFRP1 <text:s/>- <text:s/>secreted frizzled-related protein 1, GATA6 <text:s/>- <text:s/>gata binding protein 6, SF1 <text:s/>- <text:s/>splicing factor 1, TGFB3 <text:s/>- <text:s/>transforming growth factor, beta 3, RBM4 <text:s/>- <text:s/>rna binding motif protein 4, SORT1 <text:s/>- <text:s/>sortilin 1, TGFB1I1 <text:s/>- <text:s/>transforming growth factor beta 1 induced transcript 1, HNRNPC <text:s/>- <text:s/>heterogeneous nuclear ribonucleoprotein c (c1/c2), ARID4A <text:s/>- <text:s/>at rich interactive domain 4a (rbp1-like), HNRNPAB <text:s/>- <text:s/>heterogeneous nuclear ribonucleoprotein a/b, NAPA <text:s/>- <text:s/>n-ethylmaleimide-sensitive factor attachment protein, alpha, SPATA24 <text:s/>- <text:s/>spermatogenesis associated 24, PARD3 <text:s/>- <text:s/>par-3 partitioning defective 3 homolog (c. elegans), REC8 <text:s/>- <text:s/>rec8 meiotic recombination protein, SETD2 <text:s/>- <text:s/>set domain containing 2, DDX4 <text:s/>- <text:s/>dead (asp-glu-ala-asp) box polypeptide 4, HMX3 <text:s/>- <text:s/>h6 family homeobox 3, LEF1 <text:s/>- <text:s/>lymphoid enhancer-binding factor 1, RTN4 <text:s/>- <text:s/>reticulon 4, SMAD6 <text:s/>- <text:s/>smad family member 6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nitrogen compound metabolic process</text:p>
          </table:table-cell>
          <table:table-cell office:value-type="float" office:value="0.00000556" calcext:value-type="float">
            <text:p>0.00000556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4188" calcext:value-type="float">
            <text:p>4188</text:p>
          </table:table-cell>
          <table:table-cell office:value-type="float" office:value="489" calcext:value-type="float">
            <text:p>489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[CDC6 <text:s/>- <text:s/>cell division cycle 6, CDC25A <text:s/>- <text:s/>cell division cycle 25a, RBM23 <text:s/>- <text:s/>rna binding motif protein 23, SIX5 <text:s/>- <text:s/>six homeobox 5, KCNAB2 <text:s/>- <text:s/>potassium voltage-gated channel, shaker-related subfamily, beta member 2, PMS2 <text:s/>- <text:s/>pms2 postmeiotic segregation increased 2 (s. cerevisiae), CDK1 <text:s/>- <text:s/>cyclin-dependent kinase 1, PAX6 <text:s/>- <text:s/>paired box 6, RBM15 <text:s/>- <text:s/>rna binding motif protein 15, RFWD3 <text:s/>- <text:s/>ring finger and wd repeat domain 3, ZNF385A <text:s/>- <text:s/>zinc finger protein 385a, ORC4 <text:s/>- <text:s/>origin recognition complex, subunit 4, PNN <text:s/>- <text:s/>pinin, desmosome associated protein, TOX3 <text:s/>- <text:s/>tox high mobility group box family member 3, SIN3A <text:s/>- <text:s/>sin3 transcription regulator family member a, ABAT <text:s/>- <text:s/>4-aminobutyrate aminotransferase, PNPO <text:s/>- <text:s/>pyridoxamine 5'-phosphate oxidase, DDC <text:s/>- <text:s/>dopa decarboxylase (aromatic l-amino acid decarboxylas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PNRC1 <text:s/>- <text:s/>proline-rich nuclear receptor coactivator 1, MAP3K9 <text:s/>- <text:s/>mitogen-activated protein kinase kinase kinase 9, SIX4 <text:s/>- <text:s/>six homeobox 4, LMO3 <text:s/>- <text:s/>lim domain only 3 (rhombotin-like 2), ACACA <text:s/>- <text:s/>acetyl-coa carboxylase alpha, USP16 <text:s/>- <text:s/>ubiquitin specific peptidase 16, DBP <text:s/>- <text:s/>d site of albumin promoter (albumin d-box) binding protein, CCNO <text:s/>- <text:s/>cyclin o, CHP1 <text:s/>- <text:s/>calcineurin-like ef-hand protein 1, SP1 <text:s/>- <text:s/>sp1 transcription factor, MAEL <text:s/>- <text:s/>maelstrom spermatogenic transposon silencer, ENTPD1 <text:s/>- <text:s/>ectonucleoside triphosphate diphosphohydrolase 1, SP2 <text:s/>- <text:s/>sp2 transcription factor, ELP6 <text:s/>- <text:s/>elongator acetyltransferase complex subunit 6, GPC3 <text:s/>- <text:s/>glypican 3, GUCY1B3 <text:s/>- <text:s/>guanylate cyclase 1, soluble, beta 3, C9orf41 <text:s/>- <text:s/>chromosome 9 open reading frame 41, P4HB <text:s/>- <text:s/>prolyl 4-hydroxylase, beta polypeptide, KHDRBS3 <text:s/>- <text:s/>kh domain containing, rna binding, signal transduction associated 3, METTL17 <text:s/>- <text:s/>methyltransferase like 17, SOX4 <text:s/>- <text:s/>sry (sex determining region y)-box 4, CNOT10 <text:s/>- <text:s/>ccr4-not transcription complex, subunit 10, GRHL1 <text:s/>- <text:s/>grainyhead-like 1 (drosophila), GRHL3 <text:s/>- <text:s/>grainyhead-like 3 (drosophila), CNTD1 <text:s/>- <text:s/>cyclin n-terminal domain containing 1, MED8 <text:s/>- <text:s/>mediator complex subunit 8, CCNB1IP1 <text:s/>- <text:s/>cyclin b1 interacting protein 1, e3 ubiquitin protein ligase, SP9 <text:s/>- <text:s/>sp9 transcription factor, CHEK2 <text:s/>- <text:s/>checkpoint kinase 2, TDO2 <text:s/>- <text:s/>tryptophan 2,3-dioxygenase, PAFAH1B1 <text:s/>- <text:s/>platelet-activating factor acetylhydrolase 1b, regulatory subunit 1 (45kda), ZNF532 <text:s/>- <text:s/>zinc finger protein 532, MMAB <text:s/>- <text:s/>methylmalonic aciduria (cobalamin deficiency) cblb type, HOXD3 <text:s/>- <text:s/>homeobox d3, NUCKS1 <text:s/>- <text:s/>nuclear casein kinase and cyclin-dependent kinase substrate 1, EAF2 <text:s/>- <text:s/>ell associated factor 2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SCAI <text:s/>- <text:s/>suppressor of cancer cell invasion, HOXC9 <text:s/>- <text:s/>homeobox c9, GGCT <text:s/>- <text:s/>gamma-glutamylcyclotransferase, SAP130 <text:s/>- <text:s/>sin3a-associated protein, 130kda, DCP2 <text:s/>- <text:s/>decapping mrna 2, SNRPF <text:s/>- <text:s/>small nuclear ribonucleoprotein polypeptide f, OLIG2 <text:s/>- <text:s/>oligodendrocyte lineage transcription factor 2, MYRF <text:s/>- <text:s/>myelin regulatory factor, SNCA <text:s/>- <text:s/>synuclein, alpha (non a4 component of amyloid precursor), ZNF362 <text:s/>- <text:s/>zinc finger protein 362, SPTLC2 <text:s/>- <text:s/>serine palmitoyltransferase, long chain base subunit 2, ISL1 <text:s/>- <text:s/>isl lim homeobox 1, DDX50 <text:s/>- <text:s/>dead (asp-glu-ala-asp) box polypeptide 50, TP53BP1 <text:s/>- <text:s/>tumor protein p53 binding protein 1, BCLAF1 <text:s/>- <text:s/>bcl2-associated transcription factor 1, NME9 <text:s/>- <text:s/>nme/nm23 family member 9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HAGH <text:s/>- <text:s/>hydroxyacylglutathione hydrolase, PCNA <text:s/>- <text:s/>proliferating cell nuclear antigen, SERTAD1 <text:s/>- <text:s/>serta domain containing 1, SSBP3 <text:s/>- <text:s/>single stranded dna binding protein 3, HIST3H2A <text:s/>- <text:s/>histone cluster 3, h2a, DBI <text:s/>- <text:s/>diazepam binding inhibitor (gaba receptor modulator, acyl-coa binding protein), PCSK2 <text:s/>- <text:s/>proprotein convertase subtilisin/kexin type 2, ZEB2 <text:s/>- <text:s/>zinc finger e-box binding homeobox 2, HELB <text:s/>- <text:s/>helicase (dna) b, PANK1 <text:s/>- <text:s/>pantothenate kinase 1, ZNF644 <text:s/>- <text:s/>zinc finger protein 644, MRPL4 <text:s/>- <text:s/>mitochondrial ribosomal protein l4, AFF3 <text:s/>- <text:s/>af4/fmr2 family, member 3, POLA1 <text:s/>- <text:s/>polymerase (dna directed), alpha 1, catalytic subunit, PHOX2B <text:s/>- <text:s/>paired-like homeobox 2b, NRL <text:s/>- <text:s/>neural retina leucine zipper, HDAC1 <text:s/>- <text:s/>histone deacetylase 1, PCYOX1L <text:s/>- <text:s/>prenylcysteine oxidase 1 like, RUVBL2 <text:s/>- <text:s/>ruvb-like 2 (e. coli), HNRNPUL1 <text:s/>- <text:s/>heterogeneous nuclear ribonucleoprotein u-like 1, TTLL5 <text:s/>- <text:s/>tubulin tyrosine ligase-like family, member 5, HMGB2 <text:s/>- <text:s/>high mobility group box 2, TLE1 <text:s/>- <text:s/>transducin-like enhancer of split 1 (e(sp1) homolog, drosophila), BAHD1 <text:s/>- <text:s/>bromo adjacent homology domain containing 1, RHOQ <text:s/>- <text:s/>ras homolog family member q, CTGF <text:s/>- <text:s/>connective tissue growth factor, TLE4 <text:s/>- <text:s/>transducin-like enhancer of split 4 (e(sp1) homolog, drosophila)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ID1 <text:s/>- <text:s/>inhibitor of dna binding 1, dominant negative helix-loop-helix protein, HOXB13 <text:s/>- <text:s/>homeobox b13, TBX19 <text:s/>- <text:s/>t-box 19, NFYC <text:s/>- <text:s/>nuclear transcription factor y, gamma, TBX18 <text:s/>- <text:s/>t-box 18, HK2 <text:s/>- <text:s/>hexokinase 2, FRYL <text:s/>- <text:s/>fry-like, NFKB2 <text:s/>- <text:s/>nuclear factor of kappa light polypeptide gene enhancer in b-cells 2 (p49/p100), ADNP2 <text:s/>- <text:s/>adnp homeobox 2, MKL1 <text:s/>- <text:s/>megakaryoblastic leukemia (translocation) 1, PPP2R1A <text:s/>- <text:s/>protein phosphatase 2, regulatory subunit a, alpha, SLC44A5 <text:s/>- <text:s/>solute carrier family 44, member 5, SBDS <text:s/>- <text:s/>shwachman-bodian-diamond syndrome, PER1 <text:s/>- <text:s/>period circadian clock 1, ID4 <text:s/>- <text:s/>inhibitor of dna binding 4, dominant negative helix-loop-helix protein, NKX6-1 <text:s/>- <text:s/>nk6 homeobox 1, ATP5G1 <text:s/>- <text:s/>atp synthase, h+ transporting, mitochondrial fo complex, subunit c1 (subunit 9), PTRF <text:s/>- <text:s/>polymerase i and transcript release factor, WARS <text:s/>- <text:s/>tryptophanyl-trna synthetase, ZSCAN2 <text:s/>- <text:s/>zinc finger and scan domain containing 2, MYOCD <text:s/>- <text:s/>myocardin, VCP <text:s/>- <text:s/>valosin containing protein, ZNF652 <text:s/>- <text:s/>zinc finger protein 652, HIF1A <text:s/>- <text:s/>hypoxia inducible factor 1, alpha subunit (basic helix-loop-helix transcription factor), ERF <text:s/>- <text:s/>ets2 repressor factor, ZBTB5 <text:s/>- <text:s/>zinc finger and btb domain containing 5, PLA2G3 <text:s/>- <text:s/>phospholipase a2, group iii, DLG3 <text:s/>- <text:s/>discs, large homolog 3 (drosophila), HOXB4 <text:s/>- <text:s/>homeobox b4, TDRKH <text:s/>- <text:s/>tudor and kh domain containing, DLG1 <text:s/>- <text:s/>discs, large homolog 1 (drosophila), DLG2 <text:s/>- <text:s/>discs, large homolog 2 (drosophila), MACROD1 <text:s/>- <text:s/>macro domain containing 1, CRY1 <text:s/>- <text:s/>cryptochrome 1 (photolyase-like), MIER2 <text:s/>- <text:s/>mesoderm induction early response 1, family member 2, JARID2 <text:s/>- <text:s/>jumonji, at rich interactive domain 2, EHF <text:s/>- <text:s/>ets homologous factor, THG1L <text:s/>- <text:s/>trna-histidine guanylyltransferase 1-like (s. cerevisiae), SAT2 <text:s/>- <text:s/>spermidine/spermine n1-acetyltransferase family member 2, DLX3 <text:s/>- <text:s/>distal-less homeobox 3, UBB <text:s/>- <text:s/>ubiquitin b, SLC25A25 <text:s/>- <text:s/>solute carrier family 25 (mitochondrial carrier; phosphate carrier), member 25, ESRRB <text:s/>- <text:s/>estrogen-related receptor beta, EPC1 <text:s/>- <text:s/>enhancer of polycomb homolog 1 (drosophila), TYW1 <text:s/>- <text:s/>trna-yw synthesizing protein 1 homolog (s. cerevisiae), MACROD2 <text:s/>- <text:s/>macro domain containing 2, NFATC4 <text:s/>- <text:s/>nuclear factor of activated t-cells, cytoplasmic, calcineurin-dependent 4, USP21 <text:s/>- <text:s/>ubiquitin specific peptidase 21, NFE2L1 <text:s/>- <text:s/>nuclear factor (erythroid-derived 2)-like 1, SESN2 <text:s/>- <text:s/>sestrin 2, CELF2 <text:s/>- <text:s/>cugbp, elav-like family member 2, SIX1 <text:s/>- <text:s/>six homeobox 1, KLF1 <text:s/>- <text:s/>kruppel-like factor 1 (erythroid), EXD1 <text:s/>- <text:s/>exonuclease 3'-5' domain containing 1, RUNX3 <text:s/>- <text:s/>runt-related transcription factor 3, PCF11 <text:s/>- <text:s/>pcf11 cleavage and polyadenylation factor subunit, SF1 <text:s/>- <text:s/>splicing factor 1, GATA6 <text:s/>- <text:s/>gata binding protein 6, ZNF397 <text:s/>- <text:s/>zinc finger protein 397, TGFB1I1 <text:s/>- <text:s/>transforming growth factor beta 1 induced transcript 1, RBM4 <text:s/>- <text:s/>rna binding motif protein 4, HNRNPA1 <text:s/>- <text:s/>heterogeneous nuclear ribonucleoprotein a1, HNRNPC <text:s/>- <text:s/>heterogeneous nuclear ribonucleoprotein c (c1/c2), ARID4A <text:s/>- <text:s/>at rich interactive domain 4a (rbp1-like), SPATA24 <text:s/>- <text:s/>spermatogenesis associated 24, KDM4A <text:s/>- <text:s/>lysine (k)-specific demethylase 4a, REC8 <text:s/>- <text:s/>rec8 meiotic recombination protein, DDX4 <text:s/>- <text:s/>dead (asp-glu-ala-asp) box polypeptide 4, SETD2 <text:s/>- <text:s/>set domain containing 2, XRCC4 <text:s/>- <text:s/>x-ray repair complementing defective repair in chinese hamster cells 4, HMX3 <text:s/>- <text:s/>h6 family homeobox 3, KAT6B <text:s/>- <text:s/>k(lysine) acetyltransferase 6b, LEF1 <text:s/>- <text:s/>lymphoid enhancer-binding factor 1, SMAD6 <text:s/>- <text:s/>smad family member 6, ATAD2 <text:s/>- <text:s/>atpase family, aaa domain containing 2, SDS <text:s/>- <text:s/>serine dehydrat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892</text:p>
          </table:table-cell>
          <table:table-cell office:value-type="string" calcext:value-type="string">
            <text:p>negative regulation of transcription, DNA-templated</text:p>
          </table:table-cell>
          <table:table-cell office:value-type="float" office:value="0.00000588" calcext:value-type="float">
            <text:p>0.00000588</text:p>
          </table:table-cell>
          <table:table-cell office:value-type="float" office:value="0.0011" calcext:value-type="float">
            <text:p>0.0011</text:p>
          </table:table-cell>
          <table:table-cell office:value-type="float" office:value="1.84" calcext:value-type="float">
            <text:p>1.84</text:p>
          </table:table-cell>
          <table:table-cell office:value-type="float" office:value="13954" calcext:value-type="float">
            <text:p>13954</text:p>
          </table:table-cell>
          <table:table-cell office:value-type="float" office:value="886" calcext:value-type="float">
            <text:p>886</text:p>
          </table:table-cell>
          <table:table-cell office:value-type="float" office:value="489" calcext:value-type="float">
            <text:p>4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MAEL <text:s/>- <text:s/>maelstrom spermatogenic transposon silencer, SP2 <text:s/>- <text:s/>sp2 transcription factor, ID1 <text:s/>- <text:s/>inhibitor of dna binding 1, dominant negative helix-loop-helix protein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ERF <text:s/>- <text:s/>ets2 repressor factor, H2AFZ <text:s/>- <text:s/>h2a histone family, member z, HOXB4 <text:s/>- <text:s/>homeobox b4, SAP130 <text:s/>- <text:s/>sin3a-associated protein, 130kda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GATA6 <text:s/>- <text:s/>gata binding protein 6, HIST3H2A <text:s/>- <text:s/>histone cluster 3, h2a, ARID4A <text:s/>- <text:s/>at rich interactive domain 4a (rbp1-like), ZEB2 <text:s/>- <text:s/>zinc finger e-box binding homeobox 2, KDM4A <text:s/>- <text:s/>lysine (k)-specific demethylase 4a, KAT6B <text:s/>- <text:s/>k(lysine) acetyltransferase 6b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074</text:p>
          </table:table-cell>
          <table:table-cell office:value-type="string" calcext:value-type="string">
            <text:p>negative regulation of protein homodimerization activity</text:p>
          </table:table-cell>
          <table:table-cell office:value-type="float" office:value="0.00000724" calcext:value-type="float">
            <text:p>0.00000724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22.83" calcext:value-type="float">
            <text:p>22.83</text:p>
          </table:table-cell>
          <table:table-cell office:value-type="float" office:value="13954" calcext:value-type="float">
            <text:p>13954</text:p>
          </table:table-cell>
          <table:table-cell office:value-type="float" office:value="5" calcext:value-type="float">
            <text:p>5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ID1 <text:s/>- <text:s/>inhibitor of dna binding 1, dominant negative helix-loop-helix protein, SPAG9 <text:s/>- <text:s/>sperm associated antigen 9, HSPA5 <text:s/>- <text:s/>heat shock 70kda protein 5 (glucose-regulated protein, 78kda), ISL1 <text:s/>- <text:s/>isl lim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4</text:p>
          </table:table-cell>
          <table:table-cell office:value-type="string" calcext:value-type="string">
            <text:p>regulation of cellular process</text:p>
          </table:table-cell>
          <table:table-cell office:value-type="float" office:value="0.00000734" calcext:value-type="float">
            <text:p>0.00000734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1.17" calcext:value-type="float">
            <text:p>1.17</text:p>
          </table:table-cell>
          <table:table-cell office:value-type="float" office:value="13954" calcext:value-type="float">
            <text:p>13954</text:p>
          </table:table-cell>
          <table:table-cell office:value-type="float" office:value="7767" calcext:value-type="float">
            <text:p>7767</text:p>
          </table:table-cell>
          <table:table-cell office:value-type="float" office:value="489" calcext:value-type="float">
            <text:p>48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[MAPRE1 <text:s/>- <text:s/>microtubule-associated protein, rp/eb family, member 1, SIX5 <text:s/>- <text:s/>six homeobox 5, PDIA4 <text:s/>- <text:s/>protein disulfide isomerase family a, member 4, PNN <text:s/>- <text:s/>pinin, desmosome associated protein, ABAT <text:s/>- <text:s/>4-aminobutyrate aminotransferase, CD274 <text:s/>- <text:s/>cd274 molecule, SEPT4 <text:s/>- <text:s/>septin 4, PNRC1 <text:s/>- <text:s/>proline-rich nuclear receptor coactivator 1, LMAN2 <text:s/>- <text:s/>lectin, mannose-binding 2, ABR <text:s/>- <text:s/>active bcr-related, ACACA <text:s/>- <text:s/>acetyl-coa carboxylase alpha, ASIC2 <text:s/>- <text:s/>acid-sensing (proton-gated) ion channel 2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NPHP4 <text:s/>- <text:s/>nephronophthisis 4, SOX4 <text:s/>- <text:s/>sry (sex determining region y)-box 4, GRHL1 <text:s/>- <text:s/>grainyhead-like 1 (drosophila), C12orf52 <text:s/>- <text:s/>chromosome 12 open reading frame 52, SYNGAP1 <text:s/>- <text:s/>synaptic ras gtpase activating protein 1, GRHL3 <text:s/>- <text:s/>grainyhead-like 3 (drosophila), LPL <text:s/>- <text:s/>lipoprotein lipase, HOXD3 <text:s/>- <text:s/>homeobox d3, ELF3 <text:s/>- <text:s/>e74-like factor 3 (ets domain transcription factor, epithelial-specific ), RGS4 <text:s/>- <text:s/>regulator of g-protein signaling 4, GPR180 <text:s/>- <text:s/>g protein-coupled receptor 180, ATF6B <text:s/>- <text:s/>activating transcription factor 6 beta, LDB1 <text:s/>- <text:s/>lim domain binding 1, BRINP2 <text:s/>- <text:s/>bone morphogenetic protein/retinoic acid inducible neural-specific 2, ANKRD49 <text:s/>- <text:s/>ankyrin repeat domain 49, ABCA7 <text:s/>- <text:s/>atp-binding cassette, sub-family a (abc1), member 7, HOXC9 <text:s/>- <text:s/>homeobox c9, SUCO <text:s/>- <text:s/>sun domain containing ossification factor, ANAPC5 <text:s/>- <text:s/>anaphase promoting complex subunit 5, OLIG2 <text:s/>- <text:s/>oligodendrocyte lineage transcription factor 2, USP19 <text:s/>- <text:s/>ubiquitin specific peptidase 19, MYRF <text:s/>- <text:s/>myelin regulatory factor, KIF18A <text:s/>- <text:s/>kinesin family member 18a, ZNF362 <text:s/>- <text:s/>zinc finger protein 362, SNCA <text:s/>- <text:s/>synuclein, alpha (non a4 component of amyloid precursor), MYH10 <text:s/>- <text:s/>myosin, heavy chain 10, non-muscle, PPM1A <text:s/>- <text:s/>protein phosphatase, mg2+/mn2+ dependent, 1a, SPTLC2 <text:s/>- <text:s/>serine palmitoyltransferase, long chain base subunit 2, PPM1B <text:s/>- <text:s/>protein phosphatase, mg2+/mn2+ dependent, 1b, TP53BP1 <text:s/>- <text:s/>tumor protein p53 binding protein 1, RCAN2 <text:s/>- <text:s/>regulator of calcineurin 2, PRDM10 <text:s/>- <text:s/>pr domain containing 10, POU3F3 <text:s/>- <text:s/>pou class 3 homeobox 3, DDX54 <text:s/>- <text:s/>dead (asp-glu-ala-asp) box polypeptide 54, KDM4B <text:s/>- <text:s/>lysine (k)-specific demethylase 4b, CELSR3 <text:s/>- <text:s/>cadherin, egf lag seven-pass g-type receptor 3, INO80B <text:s/>- <text:s/>ino80 complex subunit b, SERTAD1 <text:s/>- <text:s/>serta domain containing 1, SSBP3 <text:s/>- <text:s/>single stranded dna binding protein 3, GNB2 <text:s/>- <text:s/>guanine nucleotide binding protein (g protein), beta polypeptide 2, HIST3H2A <text:s/>- <text:s/>histone cluster 3, h2a, SPRY2 <text:s/>- <text:s/>sprouty homolog 2 (drosophila), KCTD9 <text:s/>- <text:s/>potassium channel tetramerization domain containing 9, HELB <text:s/>- <text:s/>helicase (dna) b, AFF3 <text:s/>- <text:s/>af4/fmr2 family, member 3, POLA1 <text:s/>- <text:s/>polymerase (dna directed), alpha 1, catalytic subunit, BOLL <text:s/>- <text:s/>bol, boule-like (drosophila), PHOX2B <text:s/>- <text:s/>paired-like homeobox 2b, NET1 <text:s/>- <text:s/>neuroepithelial cell transforming 1, HSPA5 <text:s/>- <text:s/>heat shock 70kda protein 5 (glucose-regulated protein, 78kda), TMEFF2 <text:s/>- <text:s/>transmembrane protein with egf-like and two follistatin-like domains 2, COL15A1 <text:s/>- <text:s/>collagen, type xv, alpha 1, RUVBL2 <text:s/>- <text:s/>ruvb-like 2 (e. coli), HNRNPUL1 <text:s/>- <text:s/>heterogeneous nuclear ribonucleoprotein u-like 1, PTCH2 <text:s/>- <text:s/>patched 2, FAM126A <text:s/>- <text:s/>family with sequence similarity 126, member a, FABP3 <text:s/>- <text:s/>fatty acid binding protein 3, muscle and heart (mammary-derived growth inhibitor), HMGB2 <text:s/>- <text:s/>high mobility group box 2, ASB7 <text:s/>- <text:s/>ankyrin repeat and socs box containing 7, CTGF <text:s/>- <text:s/>connective tissue growth factor, CTH <text:s/>- <text:s/>cystathionase (cystathionine gamma-lyase), HIVEP3 <text:s/>- <text:s/>human immunodeficiency virus type i enhancer binding protein 3, ARHGAP33 <text:s/>- <text:s/>rho gtpase activating protein 33, CTBP2 <text:s/>- <text:s/>c-terminal binding protein 2, CITED4 <text:s/>- <text:s/>cbp/p300-interacting transactivator, with glu/asp-rich carboxy-terminal domain, 4, KCNN3 <text:s/>- <text:s/>potassium intermediate/small conductance calcium-activated channel, subfamily n, member 3, TNRC6B <text:s/>- <text:s/>trinucleotide repeat containing 6b, AIMP2 <text:s/>- <text:s/>aminoacyl trna synthetase complex-interacting multifunctional protein 2, COA3 <text:s/>- <text:s/>cytochrome c oxidase assembly factor 3, HOXB13 <text:s/>- <text:s/>homeobox b13, CCDC151 <text:s/>- <text:s/>coiled-coil domain containing 151, SPSB3 <text:s/>- <text:s/>spla/ryanodine receptor domain and socs box containing 3, UBE2C <text:s/>- <text:s/>ubiquitin-conjugating enzyme e2c, HK2 <text:s/>- <text:s/>hexokinase 2, FLRT3 <text:s/>- <text:s/>fibronectin leucine rich transmembrane protein 3, PPP2R1A <text:s/>- <text:s/>protein phosphatase 2, regulatory subunit a, alpha, PPP1R7 <text:s/>- <text:s/>protein phosphatase 1, regulatory subunit 7, PRR11 <text:s/>- <text:s/>proline rich 11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NIPBL <text:s/>- <text:s/>nipped-b homolog (drosophila), PASK <text:s/>- <text:s/>pas domain containing serine/threonine kinase, CRY1 <text:s/>- <text:s/>cryptochrome 1 (photolyase-like), TMED1 <text:s/>- <text:s/>transmembrane emp24 protein transport domain containing 1, JARID2 <text:s/>- <text:s/>jumonji, at rich interactive domain 2, EHF <text:s/>- <text:s/>ets homologous factor, CHRDL1 <text:s/>- <text:s/>chordin-like 1, CCNG2 <text:s/>- <text:s/>cyclin g2, CCNG1 <text:s/>- <text:s/>cyclin g1, UBB <text:s/>- <text:s/>ubiquitin b, ESRRB <text:s/>- <text:s/>estrogen-related receptor beta, TULP3 <text:s/>- <text:s/>tubby like protein 3, NRXN3 <text:s/>- <text:s/>neurexin 3, SCOC <text:s/>- <text:s/>short coiled-coil protein, FGF20 <text:s/>- <text:s/>fibroblast growth factor 20, RUNX3 <text:s/>- <text:s/>runt-related transcription factor 3, GATA6 <text:s/>- <text:s/>gata binding protein 6, ZNF397 <text:s/>- <text:s/>zinc finger protein 397, EPB41 <text:s/>- <text:s/>erythrocyte membrane protein band 4.1 (elliptocytosis 1, rh-linked), HNRNPA1 <text:s/>- <text:s/>heterogeneous nuclear ribonucleoprotein a1, SORT1 <text:s/>- <text:s/>sortilin 1, HMGN3 <text:s/>- <text:s/>high mobility group nucleosomal binding domain 3, HNRNPC <text:s/>- <text:s/>heterogeneous nuclear ribonucleoprotein c (c1/c2), HNRNPAB <text:s/>- <text:s/>heterogeneous nuclear ribonucleoprotein a/b, NAPA <text:s/>- <text:s/>n-ethylmaleimide-sensitive factor attachment protein, alpha, SPATA24 <text:s/>- <text:s/>spermatogenesis associated 24, PRKCSH <text:s/>- <text:s/>protein kinase c substrate 80k-h, SETD2 <text:s/>- <text:s/>set domain containing 2, TLK2 <text:s/>- <text:s/>tousled-like kinase 2, SMCR7 <text:s/>- <text:s/>smith-magenis syndrome chromosome region, candidate 7, HMX3 <text:s/>- <text:s/>h6 family homeobox 3, LEF1 <text:s/>- <text:s/>lymphoid enhancer-binding factor 1, DNAJB5 <text:s/>- <text:s/>dnaj (hsp40) homolog, subfamily b, member 5, RTN4 <text:s/>- <text:s/>reticulon 4, ATAD2 <text:s/>- <text:s/>atpase family, aaa domain containing 2, PRKAR1A <text:s/>- <text:s/>protein kinase, camp-dependent, regulatory, type i, alpha, ANK3 <text:s/>- <text:s/>ankyrin 3, node of ranvier (ankyrin g), RFX7 <text:s/>- <text:s/>regulatory factor x, 7, CDC6 <text:s/>- <text:s/>cell division cycle 6, CDC25A <text:s/>- <text:s/>cell division cycle 25a, CDK1 <text:s/>- <text:s/>cyclin-dependent kinase 1, KCNAB2 <text:s/>- <text:s/>potassium voltage-gated channel, shaker-related subfamily, beta member 2, ATXN2L <text:s/>- <text:s/>ataxin 2-like, ARHGAP15 <text:s/>- <text:s/>rho gtpase activating protein 15, CDH1 <text:s/>- <text:s/>cadherin 1, type 1, e-cadherin (epithelial), PAX6 <text:s/>- <text:s/>paired box 6, RBM15 <text:s/>- <text:s/>rna binding motif protein 15, RFWD3 <text:s/>- <text:s/>ring finger and wd repeat domain 3, ZNF385A <text:s/>- <text:s/>zinc finger protein 385a, TOX3 <text:s/>- <text:s/>tox high mobility group box family member 3, CXCL9 <text:s/>- <text:s/>chemokine (c-x-c motif) ligand 9, SIN3A <text:s/>- <text:s/>sin3 transcription regulator family member a, GPR139 <text:s/>- <text:s/>g protein-coupled receptor 139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WHAMM <text:s/>- <text:s/>was protein homolog associated with actin, golgi membranes and microtubules, PPP1R3B <text:s/>- <text:s/>protein phosphatase 1, regulatory subunit 3b, CYTH2 <text:s/>- <text:s/>cytohesin 2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IGF2BP2 <text:s/>- <text:s/>insulin-like growth factor 2 mrna binding protein 2, STARD4 <text:s/>- <text:s/>star-related lipid transfer (start) domain containing 4, ANAPC15 <text:s/>- <text:s/>anaphase promoting complex subunit 15, GUCA2A <text:s/>- <text:s/>guanylate cyclase activator 2a (guanylin), GUCY1B3 <text:s/>- <text:s/>guanylate cyclase 1, soluble, beta 3, SRGAP3 <text:s/>- <text:s/>slit-robo rho gtpase activating protein 3, PSMA3 <text:s/>- <text:s/>proteasome (prosome, macropain) subunit, alpha type, 3, KHDRBS3 <text:s/>- <text:s/>kh domain containing, rna binding, signal transduction associated 3, P4HB <text:s/>- <text:s/>prolyl 4-hydroxylase, beta polypeptide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RAB11B <text:s/>- <text:s/>rab11b, member ras oncogene family, NUCKS1 <text:s/>- <text:s/>nuclear casein kinase and cyclin-dependent kinase substrate 1, EAF2 <text:s/>- <text:s/>ell associated factor 2, DERL2 <text:s/>- <text:s/>derlin 2, CLEC16A <text:s/>- <text:s/>c-type lectin domain family 16, member a, SCAI <text:s/>- <text:s/>suppressor of cancer cell invasion, RNF31 <text:s/>- <text:s/>ring finger protein 31, SESN3 <text:s/>- <text:s/>sestrin 3, ZMYM3 <text:s/>- <text:s/>zinc finger, mym-type 3, H2AFZ <text:s/>- <text:s/>h2a histone family, member z, SAP130 <text:s/>- <text:s/>sin3a-associated protein, 130kda, DLGAP5 <text:s/>- <text:s/>discs, large (drosophila) homolog-associated protein 5, DCP2 <text:s/>- <text:s/>decapping mrna 2, MCU <text:s/>- <text:s/>mitochondrial calcium uniporter, PSME2 <text:s/>- <text:s/>proteasome (prosome, macropain) activator subunit 2 (pa28 beta), IRS1 <text:s/>- <text:s/>insulin receptor substrate 1, TYSND1 <text:s/>- <text:s/>trypsin domain containing 1, DDR2 <text:s/>- <text:s/>discoidin domain receptor tyrosine kinase 2, ISL1 <text:s/>- <text:s/>isl lim homeobox 1, SKA2 <text:s/>- <text:s/>spindle and kinetochore associated complex subunit 2, TTC28 <text:s/>- <text:s/>tetratricopeptide repeat domain 28, BCLAF1 <text:s/>- <text:s/>bcl2-associated transcription factor 1, NME9 <text:s/>- <text:s/>nme/nm23 family member 9, SZT2 <text:s/>- <text:s/>seizure threshold 2 homolog (mouse), FER <text:s/>- <text:s/>fer (fps/fes related) tyrosine kinase, LRP8 <text:s/>- <text:s/>low density lipoprotein receptor-related protein 8, apolipoprotein e receptor, TPCN2 <text:s/>- <text:s/>two pore segment channel 2, TBC1D10B <text:s/>- <text:s/>tbc1 domain family, member 10b, PCNA <text:s/>- <text:s/>proliferating cell nuclear antigen, S100B <text:s/>- <text:s/>s100 calcium binding protein b, EBAG9 <text:s/>- <text:s/>estrogen receptor binding site associated, antigen, 9, SHC3 <text:s/>- <text:s/>shc (src homology 2 domain containing) transforming protein 3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CDH6 <text:s/>- <text:s/>cadherin 6, type 2, k-cadherin (fetal kidney), TRIM68 <text:s/>- <text:s/>tripartite motif containing 68, ZFP91 <text:s/>- <text:s/>zfp91 zinc finger protein, LARP1 <text:s/>- <text:s/>la ribonucleoprotein domain family, member 1, PTPRD <text:s/>- <text:s/>protein tyrosine phosphatase, receptor type, d, FAM212B <text:s/>- <text:s/>family with sequence similarity 212, member b, LRRC8D <text:s/>- <text:s/>leucine rich repeat containing 8 family, member d, NRGN <text:s/>- <text:s/>neurogranin (protein kinase c substrate, rc3), HDAC1 <text:s/>- <text:s/>histone deacetylase 1, NRL <text:s/>- <text:s/>neural retina leucine zipper, CCNB2 <text:s/>- <text:s/>cyclin b2, SLC2A8 <text:s/>- <text:s/>solute carrier family 2 (facilitated glucose transporter), member 8, TCTN3 <text:s/>- <text:s/>tectonic family member 3, XPO1 <text:s/>- <text:s/>exportin 1 (crm1 homolog, yeast), RGS8 <text:s/>- <text:s/>regulator of g-protein signaling 8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WNT8B <text:s/>- <text:s/>wingless-type mmtv integration site family, member 8b, HERPUD1 <text:s/>- <text:s/>homocysteine-inducible, endoplasmic reticulum stress-inducible, ubiquitin-like domain member 1, CHN2 <text:s/>- <text:s/>chimerin 2, RIMS2 <text:s/>- <text:s/>regulating synaptic membrane exocytosis 2, SHC4 <text:s/>- <text:s/>shc (src homology 2 domain containing) family, member 4, ID1 <text:s/>- <text:s/>inhibitor of dna binding 1, dominant negative helix-loop-helix protein, DUSP6 <text:s/>- <text:s/>dual specificity phosphatase 6, NFYC <text:s/>- <text:s/>nuclear transcription factor y, gamma, RAB3A <text:s/>- <text:s/>rab3a, member ras oncogene family, TBX19 <text:s/>- <text:s/>t-box 19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GPR15 <text:s/>- <text:s/>g protein-coupled receptor 15, CBX5 <text:s/>- <text:s/>chromobox homolog 5, WNT3 <text:s/>- <text:s/>wingless-type mmtv integration site family, member 3, PER1 <text:s/>- <text:s/>period circadian clock 1, ID4 <text:s/>- <text:s/>inhibitor of dna binding 4, dominant negative helix-loop-helix protein, TTBK2 <text:s/>- <text:s/>tau tubulin kinase 2, NKX6-1 <text:s/>- <text:s/>nk6 homeobox 1, TSC22D3 <text:s/>- <text:s/>tsc22 domain family, member 3, ARL15 <text:s/>- <text:s/>adp-ribosylation factor-like 15, MYOCD <text:s/>- <text:s/>myocardin, WARS <text:s/>- <text:s/>tryptophanyl-trna synthetase, ZNF652 <text:s/>- <text:s/>zinc finger protein 652, CCP110 <text:s/>- <text:s/>centriolar coiled coil protein 110kda, KCNIP4 <text:s/>- <text:s/>kv channel interacting protein 4, IQCB1 <text:s/>- <text:s/>iq motif containing b1, SMOC1 <text:s/>- <text:s/>sparc related modular calcium binding 1, DLG3 <text:s/>- <text:s/>discs, large homolog 3 (drosophila), NEK2 <text:s/>- <text:s/>nima-related kinase 2, DLG1 <text:s/>- <text:s/>discs, large homolog 1 (drosophila), BAI2 <text:s/>- <text:s/>brain-specific angiogenesis inhibitor 2, DLG2 <text:s/>- <text:s/>discs, large homolog 2 (drosophila), MIER2 <text:s/>- <text:s/>mesoderm induction early response 1, family member 2, DPP10 <text:s/>- <text:s/>dipeptidyl-peptidase 10 (non-functional), DLX3 <text:s/>- <text:s/>distal-less homeobox 3, B2M <text:s/>- <text:s/>beta-2-microglobulin, TOM1L2 <text:s/>- <text:s/>target of myb1-like 2 (chicken)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GRIA3 <text:s/>- <text:s/>glutamate receptor, ionotropic, ampa 3, RAP2B <text:s/>- <text:s/>rap2b, member of ras oncogene family, KLF1 <text:s/>- <text:s/>kruppel-like factor 1 (erythroid), FNIP1 <text:s/>- <text:s/>folliculin interacting protein 1, SIX1 <text:s/>- <text:s/>six homeobox 1, CDK5RAP3 <text:s/>- <text:s/>cdk5 regulatory subunit associated protein 3, SFRP1 <text:s/>- <text:s/>secreted frizzled-related protein 1, SF1 <text:s/>- <text:s/>splicing factor 1, TGFB3 <text:s/>- <text:s/>transforming growth factor, beta 3, GPR65 <text:s/>- <text:s/>g protein-coupled receptor 65, RBM4 <text:s/>- <text:s/>rna binding motif protein 4, TGFB1I1 <text:s/>- <text:s/>transforming growth factor beta 1 induced transcript 1, ARID4A <text:s/>- <text:s/>at rich interactive domain 4a (rbp1-like), KDM4A <text:s/>- <text:s/>lysine (k)-specific demethylase 4a, NEB <text:s/>- <text:s/>nebulin, PARD3 <text:s/>- <text:s/>par-3 partitioning defective 3 homolog (c. elegans), CABIN1 <text:s/>- <text:s/>calcineurin binding protein 1, CKS2 <text:s/>- <text:s/>cdc28 protein kinase regulatory subunit 2, KAT6B <text:s/>- <text:s/>k(lysine) acetyltransferase 6b, CDCA2 <text:s/>- <text:s/>cell division cycle associated 2, KIF18B <text:s/>- <text:s/>kinesin family member 18b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93</text:p>
          </table:table-cell>
          <table:table-cell office:value-type="string" calcext:value-type="string">
            <text:p>regulation of developmental process</text:p>
          </table:table-cell>
          <table:table-cell office:value-type="float" office:value="0.00000741" calcext:value-type="float">
            <text:p>0.00000741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824" calcext:value-type="float">
            <text:p>1824</text:p>
          </table:table-cell>
          <table:table-cell office:value-type="float" office:value="489" calcext:value-type="float">
            <text:p>48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CDK1 <text:s/>- <text:s/>cyclin-dependent kinase 1, ARHGAP15 <text:s/>- <text:s/>rho gtpase activating protein 15, PAX6 <text:s/>- <text:s/>paired box 6, ZNF385A <text:s/>- <text:s/>zinc finger protein 385a, RBM15 <text:s/>- <text:s/>rna binding motif protein 15, CXCL9 <text:s/>- <text:s/>chemokine (c-x-c motif) ligand 9, SIX4 <text:s/>- <text:s/>six homeobox 4, LMO3 <text:s/>- <text:s/>lim domain only 3 (rhombotin-like 2), ABR <text:s/>- <text:s/>active bcr-related, ASIC2 <text:s/>- <text:s/>acid-sensing (proton-gated) ion channel 2, SOST <text:s/>- <text:s/>sclerostin, MAEL <text:s/>- <text:s/>maelstrom spermatogenic transposon silencer, GPC3 <text:s/>- <text:s/>glypican 3, PSMA3 <text:s/>- <text:s/>proteasome (prosome, macropain) subunit, alpha type, 3, GRHL1 <text:s/>- <text:s/>grainyhead-like 1 (drosophila), SYNGAP1 <text:s/>- <text:s/>synaptic ras gtpase activating protein 1, GRHL3 <text:s/>- <text:s/>grainyhead-like 3 (drosophila), LPL <text:s/>- <text:s/>lipoprotein lipase, PAFAH1B1 <text:s/>- <text:s/>platelet-activating factor acetylhydrolase 1b, regulatory subunit 1 (45kda), HOXD3 <text:s/>- <text:s/>homeobox d3, EAF2 <text:s/>- <text:s/>ell associated factor 2, LDB1 <text:s/>- <text:s/>lim domain binding 1, BRINP2 <text:s/>- <text:s/>bone morphogenetic protein/retinoic acid inducible neural-specific 2, ZMYM3 <text:s/>- <text:s/>zinc finger, mym-type 3, PSME2 <text:s/>- <text:s/>proteasome (prosome, macropain) activator subunit 2 (pa28 beta), SUCO <text:s/>- <text:s/>sun domain containing ossification factor, OLIG2 <text:s/>- <text:s/>oligodendrocyte lineage transcription factor 2, MYRF <text:s/>- <text:s/>myelin regulatory factor, USP19 <text:s/>- <text:s/>ubiquitin specific peptidase 19, SNCA <text:s/>- <text:s/>synuclein, alpha (non a4 component of amyloid precursor), MYH10 <text:s/>- <text:s/>myosin, heavy chain 10, non-muscle, DDR2 <text:s/>- <text:s/>discoidin domain receptor tyrosine kinase 2, ISL1 <text:s/>- <text:s/>isl lim homeobox 1, TP53BP1 <text:s/>- <text:s/>tumor protein p53 binding protein 1, CELSR3 <text:s/>- <text:s/>cadherin, egf lag seven-pass g-type receptor 3, LRP8 <text:s/>- <text:s/>low density lipoprotein receptor-related protein 8, apolipoprotein e receptor, S100B <text:s/>- <text:s/>s100 calcium binding protein b, SSBP3 <text:s/>- <text:s/>single stranded dna binding protein 3, SPRY2 <text:s/>- <text:s/>sprouty homolog 2 (drosophila), ZEB2 <text:s/>- <text:s/>zinc finger e-box binding homeobox 2, CXCL10 <text:s/>- <text:s/>chemokine (c-x-c motif) ligand 10, CNTN2 <text:s/>- <text:s/>contactin 2 (axonal), PTPRD <text:s/>- <text:s/>protein tyrosine phosphatase, receptor type, d, PHOX2B <text:s/>- <text:s/>paired-like homeobox 2b, NET1 <text:s/>- <text:s/>neuroepithelial cell transforming 1, HSPA5 <text:s/>- <text:s/>heat shock 70kda protein 5 (glucose-regulated protein, 78kda), PTCH2 <text:s/>- <text:s/>patched 2, HMGB2 <text:s/>- <text:s/>high mobility group box 2, RHOQ <text:s/>- <text:s/>ras homolog family member q, CTGF <text:s/>- <text:s/>connective tissue growth factor, CTH <text:s/>- <text:s/>cystathionase (cystathionine gamma-lyase), RIMS2 <text:s/>- <text:s/>regulating synaptic membrane exocytosis 2, ID1 <text:s/>- <text:s/>inhibitor of dna binding 1, dominant negative helix-loop-helix protein, DUSP6 <text:s/>- <text:s/>dual specificity phosphatase 6, TBX19 <text:s/>- <text:s/>t-box 19, TBX18 <text:s/>- <text:s/>t-box 18, FLRT3 <text:s/>- <text:s/>fibronectin leucine rich transmembrane protein 3, PPP2R1A <text:s/>- <text:s/>protein phosphatase 2, regulatory subunit a, alpha, WNT3 <text:s/>- <text:s/>wingless-type mmtv integration site family, member 3, ID4 <text:s/>- <text:s/>inhibitor of dna binding 4, dominant negative helix-loop-helix protein, TTBK2 <text:s/>- <text:s/>tau tubulin kinase 2, NKX6-1 <text:s/>- <text:s/>nk6 homeobox 1, TSC22D3 <text:s/>- <text:s/>tsc22 domain family, member 3, MBD5 <text:s/>- <text:s/>methyl-cpg binding domain protein 5, MYOCD <text:s/>- <text:s/>myocardin, WARS <text:s/>- <text:s/>tryptophanyl-trna synthetase, HIF1A <text:s/>- <text:s/>hypoxia inducible factor 1, alpha subunit (basic helix-loop-helix transcription factor), KIF14 <text:s/>- <text:s/>kinesin family member 14, IQCB1 <text:s/>- <text:s/>iq motif containing b1, CRKL <text:s/>- <text:s/>v-crk avian sarcoma virus ct10 oncogene homolog-like, HOXB4 <text:s/>- <text:s/>homeobox b4, SMOC1 <text:s/>- <text:s/>sparc related modular calcium binding 1, DLG1 <text:s/>- <text:s/>discs, large homolog 1 (drosophila), NIPBL <text:s/>- <text:s/>nipped-b homolog (drosophila), BAI2 <text:s/>- <text:s/>brain-specific angiogenesis inhibitor 2, UBB <text:s/>- <text:s/>ubiquitin b, B2M <text:s/>- <text:s/>beta-2-microglobulin, TULP3 <text:s/>- <text:s/>tubby like protein 3, NFATC4 <text:s/>- <text:s/>nuclear factor of activated t-cells, cytoplasmic, calcineurin-dependent 4, SPAG9 <text:s/>- <text:s/>sperm associated antigen 9, NRXN3 <text:s/>- <text:s/>neurexin 3, SIX1 <text:s/>- <text:s/>six homeobox 1, FNIP1 <text:s/>- <text:s/>folliculin interacting protein 1, FGF20 <text:s/>- <text:s/>fibroblast growth factor 20, RUNX3 <text:s/>- <text:s/>runt-related transcription factor 3, CDK5RAP3 <text:s/>- <text:s/>cdk5 regulatory subunit associated protein 3, SFRP1 <text:s/>- <text:s/>secreted frizzled-related protein 1, GATA6 <text:s/>- <text:s/>gata binding protein 6, EPB41 <text:s/>- <text:s/>erythrocyte membrane protein band 4.1 (elliptocytosis 1, rh-linked), TGFB3 <text:s/>- <text:s/>transforming growth factor, beta 3, SORT1 <text:s/>- <text:s/>sortilin 1, RBM4 <text:s/>- <text:s/>rna binding motif protein 4, TGFB1I1 <text:s/>- <text:s/>transforming growth factor beta 1 induced transcript 1, KDM4A <text:s/>- <text:s/>lysine (k)-specific demethylase 4a, PARD3 <text:s/>- <text:s/>par-3 partitioning defective 3 homolog (c. elegans), SMCR7 <text:s/>- <text:s/>smith-magenis syndrome chromosome region, candidate 7, LEF1 <text:s/>- <text:s/>lymphoid enhancer-binding factor 1, RTN4 <text:s/>- <text:s/>reticulon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253</text:p>
          </table:table-cell>
          <table:table-cell office:value-type="string" calcext:value-type="string">
            <text:p>negative regulation of RNA metabolic process</text:p>
          </table:table-cell>
          <table:table-cell office:value-type="float" office:value="0.00000832" calcext:value-type="float">
            <text:p>0.00000832</text:p>
          </table:table-cell>
          <table:table-cell office:value-type="float" office:value="0.00148" calcext:value-type="float">
            <text:p>0.00148</text:p>
          </table:table-cell>
          <table:table-cell office:value-type="float" office:value="1.78" calcext:value-type="float">
            <text:p>1.78</text:p>
          </table:table-cell>
          <table:table-cell office:value-type="float" office:value="13954" calcext:value-type="float">
            <text:p>13954</text:p>
          </table:table-cell>
          <table:table-cell office:value-type="float" office:value="961" calcext:value-type="float">
            <text:p>961</text:p>
          </table:table-cell>
          <table:table-cell office:value-type="float" office:value="489" calcext:value-type="float">
            <text:p>48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[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SET <text:s/>- <text:s/>set nuclear oncogene, TLE4 <text:s/>- <text:s/>transducin-like enhancer of split 4 (e(sp1) homolog, drosophila), SIX4 <text:s/>- <text:s/>six homeobox 4, CTBP2 <text:s/>- <text:s/>c-terminal binding protein 2, MAEL <text:s/>- <text:s/>maelstrom spermatogenic transposon silencer, SP2 <text:s/>- <text:s/>sp2 transcription factor, ID1 <text:s/>- <text:s/>inhibitor of dna binding 1, dominant negative helix-loop-helix protein, TBX18 <text:s/>- <text:s/>t-box 18, NFKB2 <text:s/>- <text:s/>nuclear factor of kappa light polypeptide gene enhancer in b-cells 2 (p49/p100), CBX5 <text:s/>- <text:s/>chromobox homolog 5, C12orf52 <text:s/>- <text:s/>chromosome 12 open reading frame 52, PER1 <text:s/>- <text:s/>period circadian clock 1, ID4 <text:s/>- <text:s/>inhibitor of dna binding 4, dominant negative helix-loop-helix protein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SCAI <text:s/>- <text:s/>suppressor of cancer cell invasion, ERF <text:s/>- <text:s/>ets2 repressor factor, H2AFZ <text:s/>- <text:s/>h2a histone family, member z, HOXB4 <text:s/>- <text:s/>homeobox b4, SAP130 <text:s/>- <text:s/>sin3a-associated protein, 130kda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DDX54 <text:s/>- <text:s/>dead (asp-glu-ala-asp) box polypeptide 54, HIST1H2AA <text:s/>- <text:s/>histone cluster 1, h2aa, LRP8 <text:s/>- <text:s/>low density lipoprotein receptor-related protein 8, apolipoprotein e receptor, FNIP1 <text:s/>- <text:s/>folliculin interacting protein 1, SIX1 <text:s/>- <text:s/>six homeobox 1, RUNX3 <text:s/>- <text:s/>runt-related transcription factor 3, SFRP1 <text:s/>- <text:s/>secreted frizzled-related protein 1, GATA6 <text:s/>- <text:s/>gata binding protein 6, SF1 <text:s/>- <text:s/>splicing factor 1, HIST3H2A <text:s/>- <text:s/>histone cluster 3, h2a, ARID4A <text:s/>- <text:s/>at rich interactive domain 4a (rbp1-like), ZEB2 <text:s/>- <text:s/>zinc finger e-box binding homeobox 2, KDM4A <text:s/>- <text:s/>lysine (k)-specific demethylase 4a, KAT6B <text:s/>- <text:s/>k(lysine) acetyltransferase 6b, DNAJB5 <text:s/>- <text:s/>dnaj (hsp40) homolog, subfamily b, member 5, LEF1 <text:s/>- <text:s/>lymphoid enhancer-binding factor 1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699</text:p>
          </table:table-cell>
          <table:table-cell office:value-type="string" calcext:value-type="string">
            <text:p>single-organism process</text:p>
          </table:table-cell>
          <table:table-cell office:value-type="float" office:value="0.0000157" calcext:value-type="float">
            <text:p>0.0000157</text:p>
          </table:table-cell>
          <table:table-cell office:value-type="float" office:value="0.00275" calcext:value-type="float">
            <text:p>0.00275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8385" calcext:value-type="float">
            <text:p>8385</text:p>
          </table:table-cell>
          <table:table-cell office:value-type="float" office:value="489" calcext:value-type="float">
            <text:p>48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[MAPRE1 <text:s/>- <text:s/>microtubule-associated protein, rp/eb family, member 1, SIX5 <text:s/>- <text:s/>six homeobox 5, SCD5 <text:s/>- <text:s/>stearoyl-coa desaturase 5, AP3M2 <text:s/>- <text:s/>adaptor-related protein complex 3, mu 2 subunit, PDIA4 <text:s/>- <text:s/>protein disulfide isomerase family a, member 4, ABAT <text:s/>- <text:s/>4-aminobutyrate aminotransferase, SPDYC <text:s/>- <text:s/>speedy/ringo cell cycle regulator family member c, SEPT4 <text:s/>- <text:s/>septin 4, ABR <text:s/>- <text:s/>active bcr-related, ACACA <text:s/>- <text:s/>acetyl-coa carboxylase alpha, CCNO <text:s/>- <text:s/>cyclin o, ASIC2 <text:s/>- <text:s/>acid-sensing (proton-gated) ion channel 2, MAEL <text:s/>- <text:s/>maelstrom spermatogenic transposon silencer, SP2 <text:s/>- <text:s/>sp2 transcription factor, GPC3 <text:s/>- <text:s/>glypican 3, C9orf41 <text:s/>- <text:s/>chromosome 9 open reading frame 41, NPHP4 <text:s/>- <text:s/>nephronophthisis 4, SOX4 <text:s/>- <text:s/>sry (sex determining region y)-box 4, GRHL1 <text:s/>- <text:s/>grainyhead-like 1 (drosophila), C12orf52 <text:s/>- <text:s/>chromosome 12 open reading frame 52, SYNGAP1 <text:s/>- <text:s/>synaptic ras gtpase activating protein 1, GRHL3 <text:s/>- <text:s/>grainyhead-like 3 (drosophila), LPL <text:s/>- <text:s/>lipoprotein lipase, CCNB1IP1 <text:s/>- <text:s/>cyclin b1 interacting protein 1, e3 ubiquitin protein ligase, ELAVL3 <text:s/>- <text:s/>elav (embryonic lethal, abnormal vision, drosophila)-like 3 (hu antigen c), FBXL20 <text:s/>- <text:s/>f-box and leucine-rich repeat protein 20, MMAB <text:s/>- <text:s/>methylmalonic aciduria (cobalamin deficiency) cblb type, HOXD3 <text:s/>- <text:s/>homeobox d3, ELF3 <text:s/>- <text:s/>e74-like factor 3 (ets domain transcription factor, epithelial-specific ), LDB1 <text:s/>- <text:s/>lim domain binding 1, ANKRD49 <text:s/>- <text:s/>ankyrin repeat domain 49, ABCA7 <text:s/>- <text:s/>atp-binding cassette, sub-family a (abc1), member 7, HOXC9 <text:s/>- <text:s/>homeobox c9, NDE1 <text:s/>- <text:s/>nude neurodevelopment protein 1, ICAM4 <text:s/>- <text:s/>intercellular adhesion molecule 4 (landsteiner-wiener blood group), SUCO <text:s/>- <text:s/>sun domain containing ossification factor, CNGA4 <text:s/>- <text:s/>cyclic nucleotide gated channel alpha 4, ANAPC5 <text:s/>- <text:s/>anaphase promoting complex subunit 5, OLIG2 <text:s/>- <text:s/>oligodendrocyte lineage transcription factor 2, ADCK3 <text:s/>- <text:s/>aarf domain containing kinase 3, USP19 <text:s/>- <text:s/>ubiquitin specific peptidase 19, MYRF <text:s/>- <text:s/>myelin regulatory factor, KIF18A <text:s/>- <text:s/>kinesin family member 18a, SNCA <text:s/>- <text:s/>synuclein, alpha (non a4 component of amyloid precursor), SPTLC2 <text:s/>- <text:s/>serine palmitoyltransferase, long chain base subunit 2, MYH10 <text:s/>- <text:s/>myosin, heavy chain 10, non-muscle, MIS12 <text:s/>- <text:s/>mis12 kinetochore complex component, PHC2 <text:s/>- <text:s/>polyhomeotic homolog 2 (drosophila), POU3F3 <text:s/>- <text:s/>pou class 3 homeobox 3, KDM4B <text:s/>- <text:s/>lysine (k)-specific demethylase 4b, CELSR3 <text:s/>- <text:s/>cadherin, egf lag seven-pass g-type receptor 3, SSBP3 <text:s/>- <text:s/>single stranded dna binding protein 3, NUBP2 <text:s/>- <text:s/>nucleotide binding protein 2, HIST3H2A <text:s/>- <text:s/>histone cluster 3, h2a, SPRY2 <text:s/>- <text:s/>sprouty homolog 2 (drosophila), PLD3 <text:s/>- <text:s/>phospholipase d family, member 3, PCDHB1 <text:s/>- <text:s/>protocadherin beta 1, AFF3 <text:s/>- <text:s/>af4/fmr2 family, member 3, KCNT2 <text:s/>- <text:s/>potassium channel, subfamily t, member 2, POLA1 <text:s/>- <text:s/>polymerase (dna directed), alpha 1, catalytic subunit, COL12A1 <text:s/>- <text:s/>collagen, type xii, alpha 1, BOLL <text:s/>- <text:s/>bol, boule-like (drosophila), SLC4A8 <text:s/>- <text:s/>solute carrier family 4, sodium bicarbonate cotransporter, member 8, PHOX2B <text:s/>- <text:s/>paired-like homeobox 2b, NET1 <text:s/>- <text:s/>neuroepithelial cell transforming 1, HSPA5 <text:s/>- <text:s/>heat shock 70kda protein 5 (glucose-regulated protein, 78kda), TMEFF2 <text:s/>- <text:s/>transmembrane protein with egf-like and two follistatin-like domains 2, ADAMTSL1 <text:s/>- <text:s/>adamts-like 1, COL15A1 <text:s/>- <text:s/>collagen, type xv, alpha 1, PCYOX1L <text:s/>- <text:s/>prenylcysteine oxidase 1 like, TOMM40 <text:s/>- <text:s/>translocase of outer mitochondrial membrane 40 homolog (yeast), PTCH2 <text:s/>- <text:s/>patched 2, FAM126A <text:s/>- <text:s/>family with sequence similarity 126, member a, FABP3 <text:s/>- <text:s/>fatty acid binding protein 3, muscle and heart (mammary-derived growth inhibitor), TTLL5 <text:s/>- <text:s/>tubulin tyrosine ligase-like family, member 5, TIMM17A <text:s/>- <text:s/>translocase of inner mitochondrial membrane 17 homolog a (yeast), HMGB2 <text:s/>- <text:s/>high mobility group box 2, CATSPERB <text:s/>- <text:s/>catsper channel auxiliary subunit beta, CTGF <text:s/>- <text:s/>connective tissue growth factor, CTH <text:s/>- <text:s/>cystathionase (cystathionine gamma-lyase), SLC6A17 <text:s/>- <text:s/>solute carrier family 6 (neutral amino acid transporter), member 17, KHK <text:s/>- <text:s/>ketohexokinase (fructokinase), HSD17B12 <text:s/>- <text:s/>hydroxysteroid (17-beta) dehydrogenase 12, HIVEP3 <text:s/>- <text:s/>human immunodeficiency virus type i enhancer binding protein 3, CTBP2 <text:s/>- <text:s/>c-terminal binding protein 2, COX4I2 <text:s/>- <text:s/>cytochrome c oxidase subunit iv isoform 2 (lung), KCNN3 <text:s/>- <text:s/>potassium intermediate/small conductance calcium-activated channel, subfamily n, member 3, TNRC6B <text:s/>- <text:s/>trinucleotide repeat containing 6b, AIMP2 <text:s/>- <text:s/>aminoacyl trna synthetase complex-interacting multifunctional protein 2, FAR1 <text:s/>- <text:s/>fatty acyl coa reductase 1, HOXB13 <text:s/>- <text:s/>homeobox b13, CCDC151 <text:s/>- <text:s/>coiled-coil domain containing 151, TOM1 <text:s/>- <text:s/>target of myb1 (chicken), UBE2C <text:s/>- <text:s/>ubiquitin-conjugating enzyme e2c, HK2 <text:s/>- <text:s/>hexokinase 2, FLRT3 <text:s/>- <text:s/>fibronectin leucine rich transmembrane protein 3, SLC44A5 <text:s/>- <text:s/>solute carrier family 44, member 5, PPP2R1A <text:s/>- <text:s/>protein phosphatase 2, regulatory subunit a, alpha, SBDS <text:s/>- <text:s/>shwachman-bodian-diamond syndrome, PPP2R2B <text:s/>- <text:s/>protein phosphatase 2, regulatory subunit b, beta, PPP1R7 <text:s/>- <text:s/>protein phosphatase 1, regulatory subunit 7, ABCD2 <text:s/>- <text:s/>atp-binding cassette, sub-family d (ald), member 2, MBD5 <text:s/>- <text:s/>methyl-cpg binding domain protein 5, CALM3 <text:s/>- <text:s/>calmodulin 3 (phosphorylase kinase, delta), TUBA1C <text:s/>- <text:s/>tubulin, alpha 1c, ZSCAN2 <text:s/>- <text:s/>zinc finger and scan domain containing 2, VCP <text:s/>- <text:s/>valosin containing protein, ATP13A4 <text:s/>- <text:s/>atpase type 13a4, HIF1A <text:s/>- <text:s/>hypoxia inducible factor 1, alpha subunit (basic helix-loop-helix transcription factor), ABHD16A <text:s/>- <text:s/>abhydrolase domain containing 16a, ERF <text:s/>- <text:s/>ets2 repressor factor, KIF14 <text:s/>- <text:s/>kinesin family member 14, CRKL <text:s/>- <text:s/>v-crk avian sarcoma virus ct10 oncogene homolog-like, HOXB4 <text:s/>- <text:s/>homeobox b4, TDRKH <text:s/>- <text:s/>tudor and kh domain containing, NIPBL <text:s/>- <text:s/>nipped-b homolog (drosophila), MACROD1 <text:s/>- <text:s/>macro domain containing 1, CRY1 <text:s/>- <text:s/>cryptochrome 1 (photolyase-like), TMED1 <text:s/>- <text:s/>transmembrane emp24 protein transport domain containing 1, JARID2 <text:s/>- <text:s/>jumonji, at rich interactive domain 2, EHF <text:s/>- <text:s/>ets homologous factor, CHRDL1 <text:s/>- <text:s/>chordin-like 1, SLC16A11 <text:s/>- <text:s/>solute carrier family 16, member 11, CCNG2 <text:s/>- <text:s/>cyclin g2, CCNG1 <text:s/>- <text:s/>cyclin g1, SLC25A25 <text:s/>- <text:s/>solute carrier family 25 (mitochondrial carrier; phosphate carrier), member 25, UBB <text:s/>- <text:s/>ubiquitin b, ESRRB <text:s/>- <text:s/>estrogen-related receptor beta, MACROD2 <text:s/>- <text:s/>macro domain containing 2, DOLPP1 <text:s/>- <text:s/>dolichyldiphosphatase 1, TULP3 <text:s/>- <text:s/>tubby like protein 3, TUBB4B <text:s/>- <text:s/>tubulin, beta 4b class ivb, NRXN3 <text:s/>- <text:s/>neurexin 3, FGF20 <text:s/>- <text:s/>fibroblast growth factor 20, EXD1 <text:s/>- <text:s/>exonuclease 3'-5' domain containing 1, RUNX3 <text:s/>- <text:s/>runt-related transcription factor 3, CSE1L <text:s/>- <text:s/>cse1 chromosome segregation 1-like (yeast), GATA6 <text:s/>- <text:s/>gata binding protein 6, EPB41 <text:s/>- <text:s/>erythrocyte membrane protein band 4.1 (elliptocytosis 1, rh-linked), SORT1 <text:s/>- <text:s/>sortilin 1, HNRNPC <text:s/>- <text:s/>heterogeneous nuclear ribonucleoprotein c (c1/c2), HNRNPAB <text:s/>- <text:s/>heterogeneous nuclear ribonucleoprotein a/b, OSBPL9 <text:s/>- <text:s/>oxysterol binding protein-like 9, KCNJ3 <text:s/>- <text:s/>potassium inwardly-rectifying channel, subfamily j, member 3, NAPA <text:s/>- <text:s/>n-ethylmaleimide-sensitive factor attachment protein, alpha, SPATA24 <text:s/>- <text:s/>spermatogenesis associated 24, SLC43A2 <text:s/>- <text:s/>solute carrier family 43 (amino acid system l transporter), member 2, REC8 <text:s/>- <text:s/>rec8 meiotic recombination protein, SQLE <text:s/>- <text:s/>squalene epoxidase, SETD2 <text:s/>- <text:s/>set domain containing 2, TLK2 <text:s/>- <text:s/>tousled-like kinase 2, HMX3 <text:s/>- <text:s/>h6 family homeobox 3, LEF1 <text:s/>- <text:s/>lymphoid enhancer-binding factor 1, RTN4 <text:s/>- <text:s/>reticulon 4, PRKAR1A <text:s/>- <text:s/>protein kinase, camp-dependent, regulatory, type i, alpha, ANK3 <text:s/>- <text:s/>ankyrin 3, node of ranvier (ankyrin g), SDS <text:s/>- <text:s/>serine dehydratase, CDC6 <text:s/>- <text:s/>cell division cycle 6, CDC25A <text:s/>- <text:s/>cell division cycle 25a, KCNAB2 <text:s/>- <text:s/>potassium voltage-gated channel, shaker-related subfamily, beta member 2, CDK1 <text:s/>- <text:s/>cyclin-dependent kinase 1, CDH1 <text:s/>- <text:s/>cadherin 1, type 1, e-cadherin (epithelial), PAX6 <text:s/>- <text:s/>paired box 6, RBM15 <text:s/>- <text:s/>rna binding motif protein 15, ZNF385A <text:s/>- <text:s/>zinc finger protein 385a, NHSL1 <text:s/>- <text:s/>nhs-like 1, TOX3 <text:s/>- <text:s/>tox high mobility group box family member 3, CXCL9 <text:s/>- <text:s/>chemokine (c-x-c motif) ligand 9, SIN3A <text:s/>- <text:s/>sin3 transcription regulator family member a, MID1 <text:s/>- <text:s/>midline 1 (opitz/bbb syndrome), PNPO <text:s/>- <text:s/>pyridoxamine 5'-phosphate oxidase, DDC <text:s/>- <text:s/>dopa decarboxylase (aromatic l-amino acid decarboxylase), SET <text:s/>- <text:s/>set nuclear oncogene, FLII <text:s/>- <text:s/>flightless i homolog (drosophila), SIX4 <text:s/>- <text:s/>six homeobox 4, MAP3K9 <text:s/>- <text:s/>mitogen-activated protein kinase kinase kinase 9, WHAMM <text:s/>- <text:s/>was protein homolog associated with actin, golgi membranes and microtubules, PPP1R3B <text:s/>- <text:s/>protein phosphatase 1, regulatory subunit 3b, CYTH2 <text:s/>- <text:s/>cytohesin 2, FOPNL <text:s/>- <text:s/>fgfr1op n-terminal like, USP16 <text:s/>- <text:s/>ubiquitin specific peptidase 16, DBP <text:s/>- <text:s/>d site of albumin promoter (albumin d-box) binding protein, CHP1 <text:s/>- <text:s/>calcineurin-like ef-hand protein 1, SOST <text:s/>- <text:s/>sclerostin, AQP4 <text:s/>- <text:s/>aquaporin 4, CYCS <text:s/>- <text:s/>cytochrome c, somatic, ENTPD1 <text:s/>- <text:s/>ectonucleoside triphosphate diphosphohydrolase 1, STARD4 <text:s/>- <text:s/>star-related lipid transfer (start) domain containing 4, ANAPC15 <text:s/>- <text:s/>anaphase promoting complex subunit 15, GUCA2A <text:s/>- <text:s/>guanylate cyclase activator 2a (guanylin), GUCY1B3 <text:s/>- <text:s/>guanylate cyclase 1, soluble, beta 3, PSMA3 <text:s/>- <text:s/>proteasome (prosome, macropain) subunit, alpha type, 3, KHDRBS3 <text:s/>- <text:s/>kh domain containing, rna binding, signal transduction associated 3, P4HB <text:s/>- <text:s/>prolyl 4-hydroxylase, beta polypeptide, CNOT10 <text:s/>- <text:s/>ccr4-not transcription complex, subunit 10, CNTD1 <text:s/>- <text:s/>cyclin n-terminal domain containing 1, LCLAT1 <text:s/>- <text:s/>lysocardiolipin acyltransferase 1, SP9 <text:s/>- <text:s/>sp9 transcription factor, CHEK2 <text:s/>- <text:s/>checkpoint kinase 2, TDO2 <text:s/>- <text:s/>tryptophan 2,3-dioxygenase, PAFAH1B1 <text:s/>- <text:s/>platelet-activating factor acetylhydrolase 1b, regulatory subunit 1 (45kda), RAB11B <text:s/>- <text:s/>rab11b, member ras oncogene family, GYS1 <text:s/>- <text:s/>glycogen synthase 1 (muscle), NUCKS1 <text:s/>- <text:s/>nuclear casein kinase and cyclin-dependent kinase substrate 1, EAF2 <text:s/>- <text:s/>ell associated factor 2, C10orf11 <text:s/>- <text:s/>chromosome 10 open reading frame 11, DERL2 <text:s/>- <text:s/>derlin 2, ZMYM3 <text:s/>- <text:s/>zinc finger, mym-type 3, SESN3 <text:s/>- <text:s/>sestrin 3, H2AFZ <text:s/>- <text:s/>h2a histone family, member z, DLGAP5 <text:s/>- <text:s/>discs, large (drosophila) homolog-associated protein 5, MCU <text:s/>- <text:s/>mitochondrial calcium uniporter, PSME2 <text:s/>- <text:s/>proteasome (prosome, macropain) activator subunit 2 (pa28 beta), ENOX1 <text:s/>- <text:s/>ecto-nox disulfide-thiol exchanger 1, IRS1 <text:s/>- <text:s/>insulin receptor substrate 1, DDR2 <text:s/>- <text:s/>discoidin domain receptor tyrosine kinase 2, SC5D <text:s/>- <text:s/>sterol-c5-desaturase, SYNE1 <text:s/>- <text:s/>spectrin repeat containing, nuclear envelope 1, ISL1 <text:s/>- <text:s/>isl lim homeobox 1, SKA2 <text:s/>- <text:s/>spindle and kinetochore associated complex subunit 2, TTC28 <text:s/>- <text:s/>tetratricopeptide repeat domain 28, BCLAF1 <text:s/>- <text:s/>bcl2-associated transcription factor 1, HIST1H2BA <text:s/>- <text:s/>histone cluster 1, h2ba, NME9 <text:s/>- <text:s/>nme/nm23 family member 9, SZT2 <text:s/>- <text:s/>seizure threshold 2 homolog (mouse), OSBPL3 <text:s/>- <text:s/>oxysterol binding protein-like 3, TMEM167A <text:s/>- <text:s/>transmembrane protein 167a, HAGH <text:s/>- <text:s/>hydroxyacylglutathione hydrolase, FER <text:s/>- <text:s/>fer (fps/fes related) tyrosine kinase, LRP8 <text:s/>- <text:s/>low density lipoprotein receptor-related protein 8, apolipoprotein e receptor, SPATA19 <text:s/>- <text:s/>spermatogenesis associated 19, TPCN2 <text:s/>- <text:s/>two pore segment channel 2, PCNT <text:s/>- <text:s/>pericentrin, PCNA <text:s/>- <text:s/>proliferating cell nuclear antigen, S100B <text:s/>- <text:s/>s100 calcium binding protein b, EBAG9 <text:s/>- <text:s/>estrogen receptor binding site associated, antigen, 9, FDPS <text:s/>- <text:s/>farnesyl diphosphate synthase, DBI <text:s/>- <text:s/>diazepam binding inhibitor (gaba receptor modulator, acyl-coa binding protein), KRT80 <text:s/>- <text:s/>keratin 80, SHC3 <text:s/>- <text:s/>shc (src homology 2 domain containing) transforming protein 3, ZEB2 <text:s/>- <text:s/>zinc finger e-box binding homeobox 2, PANK1 <text:s/>- <text:s/>pantothenate kinase 1, CXCL10 <text:s/>- <text:s/>chemokine (c-x-c motif) ligand 10, C14orf1 <text:s/>- <text:s/>chromosome 14 open reading frame 1, CNTN2 <text:s/>- <text:s/>contactin 2 (axonal), MRPL4 <text:s/>- <text:s/>mitochondrial ribosomal protein l4, CDH6 <text:s/>- <text:s/>cadherin 6, type 2, k-cadherin (fetal kidney), CDH10 <text:s/>- <text:s/>cadherin 10, type 2 (t2-cadherin), LARP1 <text:s/>- <text:s/>la ribonucleoprotein domain family, member 1, CDH9 <text:s/>- <text:s/>cadherin 9, type 2 (t1-cadherin), PTPRD <text:s/>- <text:s/>protein tyrosine phosphatase, receptor type, d, NRGN <text:s/>- <text:s/>neurogranin (protein kinase c substrate, rc3), HDAC1 <text:s/>- <text:s/>histone deacetylase 1, NRL <text:s/>- <text:s/>neural retina leucine zipper, SLC25A12 <text:s/>- <text:s/>solute carrier family 25 (aspartate/glutamate carrier), member 12, CDH18 <text:s/>- <text:s/>cadherin 18, type 2, CCNB2 <text:s/>- <text:s/>cyclin b2, SLC2A8 <text:s/>- <text:s/>solute carrier family 2 (facilitated glucose transporter), member 8, TCTN3 <text:s/>- <text:s/>tectonic family member 3, ICAM5 <text:s/>- <text:s/>intercellular adhesion molecule 5, telencephalin, TLE1 <text:s/>- <text:s/>transducin-like enhancer of split 1 (e(sp1) homolog, drosophila), RHOQ <text:s/>- <text:s/>ras homolog family member q, BAHD1 <text:s/>- <text:s/>bromo adjacent homology domain containing 1, WNT8B <text:s/>- <text:s/>wingless-type mmtv integration site family, member 8b, MORC2 <text:s/>- <text:s/>morc family cw-type zinc finger 2, HERPUD1 <text:s/>- <text:s/>homocysteine-inducible, endoplasmic reticulum stress-inducible, ubiquitin-like domain member 1, RAB39A <text:s/>- <text:s/>rab39a, member ras oncogene family, RIMS2 <text:s/>- <text:s/>regulating synaptic membrane exocytosis 2, MLEC <text:s/>- <text:s/>malectin, SHC4 <text:s/>- <text:s/>shc (src homology 2 domain containing) family, member 4, ID1 <text:s/>- <text:s/>inhibitor of dna binding 1, dominant negative helix-loop-helix protein, TBX19 <text:s/>- <text:s/>t-box 19, DUSP6 <text:s/>- <text:s/>dual specificity phosphatase 6, RAB3A <text:s/>- <text:s/>rab3a, member ras oncogene family, ADNP2 <text:s/>- <text:s/>adnp homeobox 2, NFKB2 <text:s/>- <text:s/>nuclear factor of kappa light polypeptide gene enhancer in b-cells 2 (p49/p100), FRYL <text:s/>- <text:s/>fry-like, MKL1 <text:s/>- <text:s/>megakaryoblastic leukemia (translocation) 1, GPR15 <text:s/>- <text:s/>g protein-coupled receptor 15, CBX5 <text:s/>- <text:s/>chromobox homolog 5, TANC1 <text:s/>- <text:s/>tetratricopeptide repeat, ankyrin repeat and coiled-coil containing 1, WNT3 <text:s/>- <text:s/>wingless-type mmtv integration site family, member 3, PER1 <text:s/>- <text:s/>period circadian clock 1, ID4 <text:s/>- <text:s/>inhibitor of dna binding 4, dominant negative helix-loop-helix protein, BEST1 <text:s/>- <text:s/>bestrophin 1, ATP5G1 <text:s/>- <text:s/>atp synthase, h+ transporting, mitochondrial fo complex, subunit c1 (subunit 9), TTBK2 <text:s/>- <text:s/>tau tubulin kinase 2, NKX6-1 <text:s/>- <text:s/>nk6 homeobox 1, PRR15 <text:s/>- <text:s/>proline rich 15, MYOCD <text:s/>- <text:s/>myocardin, WARS <text:s/>- <text:s/>tryptophanyl-trna synthetase, CCP110 <text:s/>- <text:s/>centriolar coiled coil protein 110kda, KCNIP4 <text:s/>- <text:s/>kv channel interacting protein 4, IQCB1 <text:s/>- <text:s/>iq motif containing b1, SYCP3 <text:s/>- <text:s/>synaptonemal complex protein 3, SMOC1 <text:s/>- <text:s/>sparc related modular calcium binding 1, PLA2G3 <text:s/>- <text:s/>phospholipase a2, group iii, DLG3 <text:s/>- <text:s/>discs, large homolog 3 (drosophila), NEK2 <text:s/>- <text:s/>nima-related kinase 2, DLG1 <text:s/>- <text:s/>discs, large homolog 1 (drosophila), DLG2 <text:s/>- <text:s/>discs, large homolog 2 (drosophila), DPP10 <text:s/>- <text:s/>dipeptidyl-peptidase 10 (non-functional), DLX3 <text:s/>- <text:s/>distal-less homeobox 3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CLTA <text:s/>- <text:s/>clathrin, light chain a, SESN2 <text:s/>- <text:s/>sestrin 2, HIST1H2AA <text:s/>- <text:s/>histone cluster 1, h2aa, RAP2B <text:s/>- <text:s/>rap2b, member of ras oncogene family, KLF1 <text:s/>- <text:s/>kruppel-like factor 1 (erythroid), FNIP1 <text:s/>- <text:s/>folliculin interacting protein 1, SIX1 <text:s/>- <text:s/>six homeobox 1, CDK5RAP3 <text:s/>- <text:s/>cdk5 regulatory subunit associated protein 3, DYNC1H1 <text:s/>- <text:s/>dynein, cytoplasmic 1, heavy chain 1, SFRP1 <text:s/>- <text:s/>secreted frizzled-related protein 1, SF1 <text:s/>- <text:s/>splicing factor 1, GPR65 <text:s/>- <text:s/>g protein-coupled receptor 65, TGFB3 <text:s/>- <text:s/>transforming growth factor, beta 3, RBM4 <text:s/>- <text:s/>rna binding motif protein 4, TGFB1I1 <text:s/>- <text:s/>transforming growth factor beta 1 induced transcript 1, NDUFB3 <text:s/>- <text:s/>nadh dehydrogenase (ubiquinone) 1 beta subcomplex, 3, 12kda, ARID4A <text:s/>- <text:s/>at rich interactive domain 4a (rbp1-like), GDE1 <text:s/>- <text:s/>glycerophosphodiester phosphodiesterase 1, KDM4A <text:s/>- <text:s/>lysine (k)-specific demethylase 4a, NEB <text:s/>- <text:s/>nebulin, PARD3 <text:s/>- <text:s/>par-3 partitioning defective 3 homolog (c. elegans), DDX4 <text:s/>- <text:s/>dead (asp-glu-ala-asp) box polypeptide 4, CKS2 <text:s/>- <text:s/>cdc28 protein kinase regulatory subunit 2, IPO13 <text:s/>- <text:s/>importin 13, CDCA2 <text:s/>- <text:s/>cell division cycle associated 2, KIF18B <text:s/>- <text:s/>kinesin family member 18b, SMAD6 <text:s/>- <text:s/>smad family member 6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43</text:p>
          </table:table-cell>
          <table:table-cell office:value-type="string" calcext:value-type="string">
            <text:p>cellular component organization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1.31" calcext:value-type="float">
            <text:p>1.31</text:p>
          </table:table-cell>
          <table:table-cell office:value-type="float" office:value="13954" calcext:value-type="float">
            <text:p>13954</text:p>
          </table:table-cell>
          <table:table-cell office:value-type="float" office:value="3908" calcext:value-type="float">
            <text:p>3908</text:p>
          </table:table-cell>
          <table:table-cell office:value-type="float" office:value="489" calcext:value-type="float">
            <text:p>4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MAPRE1 <text:s/>- <text:s/>microtubule-associated protein, rp/eb family, member 1, CDK1 <text:s/>- <text:s/>cyclin-dependent kinase 1, ATXN2L <text:s/>- <text:s/>ataxin 2-like, CDH1 <text:s/>- <text:s/>cadherin 1, type 1, e-cadherin (epithelial), ZNF385A <text:s/>- <text:s/>zinc finger protein 385a, SIN3A <text:s/>- <text:s/>sin3 transcription regulator family member a, MID1 <text:s/>- <text:s/>midline 1 (opitz/bbb syndrome), SEPT4 <text:s/>- <text:s/>septin 4, SET <text:s/>- <text:s/>set nuclear oncogene, FLII <text:s/>- <text:s/>flightless i homolog (drosophila), SIX4 <text:s/>- <text:s/>six homeobox 4, WHAMM <text:s/>- <text:s/>was protein homolog associated with actin, golgi membranes and microtubules, ABR <text:s/>- <text:s/>active bcr-related, CYTH2 <text:s/>- <text:s/>cytohesin 2, FOPNL <text:s/>- <text:s/>fgfr1op n-terminal like, ACACA <text:s/>- <text:s/>acetyl-coa carboxylase alpha, USP16 <text:s/>- <text:s/>ubiquitin specific peptidase 16, CCNO <text:s/>- <text:s/>cyclin o, CHP1 <text:s/>- <text:s/>calcineurin-like ef-hand protein 1, CYCS <text:s/>- <text:s/>cytochrome c, somatic, MAEL <text:s/>- <text:s/>maelstrom spermatogenic transposon silencer, NPHP4 <text:s/>- <text:s/>nephronophthisis 4, GRHL1 <text:s/>- <text:s/>grainyhead-like 1 (drosophila), SYNGAP1 <text:s/>- <text:s/>synaptic ras gtpase activating protein 1, HIST3H2BB <text:s/>- <text:s/>histone cluster 3, h2bb, LPL <text:s/>- <text:s/>lipoprotein lipase, PADI3 <text:s/>- <text:s/>peptidyl arginine deiminase, type iii, CCNB1IP1 <text:s/>- <text:s/>cyclin b1 interacting protein 1, e3 ubiquitin protein ligase, CHEK2 <text:s/>- <text:s/>checkpoint kinase 2, TDO2 <text:s/>- <text:s/>tryptophan 2,3-dioxygenase, PAFAH1B1 <text:s/>- <text:s/>platelet-activating factor acetylhydrolase 1b, regulatory subunit 1 (45kda), RAB11B <text:s/>- <text:s/>rab11b, member ras oncogene family, NUCKS1 <text:s/>- <text:s/>nuclear casein kinase and cyclin-dependent kinase substrate 1, ELF3 <text:s/>- <text:s/>e74-like factor 3 (ets domain transcription factor, epithelial-specific ), LDB1 <text:s/>- <text:s/>lim domain binding 1, ABCA7 <text:s/>- <text:s/>atp-binding cassette, sub-family a (abc1), member 7, GGCT <text:s/>- <text:s/>gamma-glutamylcyclotransferase, HIST1H2BB <text:s/>- <text:s/>histone cluster 1, h2bb, ZMYM3 <text:s/>- <text:s/>zinc finger, mym-type 3, NDE1 <text:s/>- <text:s/>nude neurodevelopment protein 1, H2AFZ <text:s/>- <text:s/>h2a histone family, member z, MCU <text:s/>- <text:s/>mitochondrial calcium uniporter, ICAM4 <text:s/>- <text:s/>intercellular adhesion molecule 4 (landsteiner-wiener blood group), SNRPF <text:s/>- <text:s/>small nuclear ribonucleoprotein polypeptide f, MYRF <text:s/>- <text:s/>myelin regulatory factor, KIF18A <text:s/>- <text:s/>kinesin family member 18a, SNCA <text:s/>- <text:s/>synuclein, alpha (non a4 component of amyloid precursor), TYSND1 <text:s/>- <text:s/>trypsin domain containing 1, MYH10 <text:s/>- <text:s/>myosin, heavy chain 10, non-muscle, DDR2 <text:s/>- <text:s/>discoidin domain receptor tyrosine kinase 2, MIS12 <text:s/>- <text:s/>mis12 kinetochore complex component, SYNE1 <text:s/>- <text:s/>spectrin repeat containing, nuclear envelope 1, ISL1 <text:s/>- <text:s/>isl lim homeobox 1, SNX11 <text:s/>- <text:s/>sorting nexin 11, TP53BP1 <text:s/>- <text:s/>tumor protein p53 binding protein 1, SKA2 <text:s/>- <text:s/>spindle and kinetochore associated complex subunit 2, HIST1H2BA <text:s/>- <text:s/>histone cluster 1, h2ba, SZT2 <text:s/>- <text:s/>seizure threshold 2 homolog (mouse), KDM4B <text:s/>- <text:s/>lysine (k)-specific demethylase 4b, CELSR3 <text:s/>- <text:s/>cadherin, egf lag seven-pass g-type receptor 3, INO80B <text:s/>- <text:s/>ino80 complex subunit b, FAM160A2 <text:s/>- <text:s/>family with sequence similarity 160, member a2, FER <text:s/>- <text:s/>fer (fps/fes related) tyrosine kinase, TPCN2 <text:s/>- <text:s/>two pore segment channel 2, PCNT <text:s/>- <text:s/>pericentrin, PCNA <text:s/>- <text:s/>proliferating cell nuclear antigen, S100B <text:s/>- <text:s/>s100 calcium binding protein b, SSBP3 <text:s/>- <text:s/>single stranded dna binding protein 3, NUBP2 <text:s/>- <text:s/>nucleotide binding protein 2, HIST3H2A <text:s/>- <text:s/>histone cluster 3, h2a, SPRY2 <text:s/>- <text:s/>sprouty homolog 2 (drosophila), ZEB2 <text:s/>- <text:s/>zinc finger e-box binding homeobox 2, KCTD9 <text:s/>- <text:s/>potassium channel tetramerization domain containing 9, HELB <text:s/>- <text:s/>helicase (dna) b, CNTN2 <text:s/>- <text:s/>contactin 2 (axonal), MRPL4 <text:s/>- <text:s/>mitochondrial ribosomal protein l4, CDH6 <text:s/>- <text:s/>cadherin 6, type 2, k-cadherin (fetal kidney), PCDHB1 <text:s/>- <text:s/>protocadherin beta 1, CDH10 <text:s/>- <text:s/>cadherin 10, type 2 (t2-cadherin), POLA1 <text:s/>- <text:s/>polymerase (dna directed), alpha 1, catalytic subunit, CDH9 <text:s/>- <text:s/>cadherin 9, type 2 (t1-cadherin), PTPRD <text:s/>- <text:s/>protein tyrosine phosphatase, receptor type, d, COL12A1 <text:s/>- <text:s/>collagen, type xii, alpha 1, PHOX2B <text:s/>- <text:s/>paired-like homeobox 2b, HDAC1 <text:s/>- <text:s/>histone deacetylase 1, CDH18 <text:s/>- <text:s/>cadherin 18, type 2, RUVBL2 <text:s/>- <text:s/>ruvb-like 2 (e. coli), CCNB2 <text:s/>- <text:s/>cyclin b2, HIST1H2BC <text:s/>- <text:s/>histone cluster 1, h2bc, FAM126A <text:s/>- <text:s/>family with sequence similarity 126, member a, SLC2A8 <text:s/>- <text:s/>solute carrier family 2 (facilitated glucose transporter), member 8, TCTN3 <text:s/>- <text:s/>tectonic family member 3, TTLL5 <text:s/>- <text:s/>tubulin tyrosine ligase-like family, member 5, HMGB2 <text:s/>- <text:s/>high mobility group box 2, XPO1 <text:s/>- <text:s/>exportin 1 (crm1 homolog, yeast), ICAM5 <text:s/>- <text:s/>intercellular adhesion molecule 5, telencephalin, TLE1 <text:s/>- <text:s/>transducin-like enhancer of split 1 (e(sp1) homolog, drosophila), BAHD1 <text:s/>- <text:s/>bromo adjacent homology domain containing 1, RHOQ <text:s/>- <text:s/>ras homolog family member q, WNT8B <text:s/>- <text:s/>wingless-type mmtv integration site family, member 8b, TLE4 <text:s/>- <text:s/>transducin-like enhancer of split 4 (e(sp1) homolog, drosophila), CTH <text:s/>- <text:s/>cystathionase (cystathionine gamma-lyase), PFDN6 <text:s/>- <text:s/>prefoldin subunit 6, HSD17B12 <text:s/>- <text:s/>hydroxysteroid (17-beta) dehydrogenase 12, RAB39A <text:s/>- <text:s/>rab39a, member ras oncogene family, MAP1A <text:s/>- <text:s/>microtubule-associated protein 1a, AIMP2 <text:s/>- <text:s/>aminoacyl trna synthetase complex-interacting multifunctional protein 2, COA3 <text:s/>- <text:s/>cytochrome c oxidase assembly factor 3, ID1 <text:s/>- <text:s/>inhibitor of dna binding 1, dominant negative helix-loop-helix protein, CCDC151 <text:s/>- <text:s/>coiled-coil domain containing 151, RAB3A <text:s/>- <text:s/>rab3a, member ras oncogene family, UBE2C <text:s/>- <text:s/>ubiquitin-conjugating enzyme e2c, HK2 <text:s/>- <text:s/>hexokinase 2, FRYL <text:s/>- <text:s/>fry-like, NFKB2 <text:s/>- <text:s/>nuclear factor of kappa light polypeptide gene enhancer in b-cells 2 (p49/p100), PPP2R1A <text:s/>- <text:s/>protein phosphatase 2, regulatory subunit a, alpha, FLRT3 <text:s/>- <text:s/>fibronectin leucine rich transmembrane protein 3, WNT3 <text:s/>- <text:s/>wingless-type mmtv integration site family, member 3, TANC1 <text:s/>- <text:s/>tetratricopeptide repeat, ankyrin repeat and coiled-coil containing 1, SBDS <text:s/>- <text:s/>shwachman-bodian-diamond syndrome, PER1 <text:s/>- <text:s/>period circadian clock 1, TTBK2 <text:s/>- <text:s/>tau tubulin kinase 2, CALM3 <text:s/>- <text:s/>calmodulin 3 (phosphorylase kinase, delta), TUBA1C <text:s/>- <text:s/>tubulin, alpha 1c, MYOCD <text:s/>- <text:s/>myocardin, VCP <text:s/>- <text:s/>valosin containing protein, NEK7 <text:s/>- <text:s/>nima-related kinase 7, CCP110 <text:s/>- <text:s/>centriolar coiled coil protein 110kda, KCNIP4 <text:s/>- <text:s/>kv channel interacting protein 4, IQCB1 <text:s/>- <text:s/>iq motif containing b1, KIF14 <text:s/>- <text:s/>kinesin family member 14, SYCP3 <text:s/>- <text:s/>synaptonemal complex protein 3, NEK2 <text:s/>- <text:s/>nima-related kinase 2, PLA2G3 <text:s/>- <text:s/>phospholipase a2, group iii, TDRKH <text:s/>- <text:s/>tudor and kh domain containing, DLG1 <text:s/>- <text:s/>discs, large homolog 1 (drosophila), NIPBL <text:s/>- <text:s/>nipped-b homolog (drosophila), JARID2 <text:s/>- <text:s/>jumonji, at rich interactive domain 2, THG1L <text:s/>- <text:s/>trna-histidine guanylyltransferase 1-like (s. cerevisiae), DPP10 <text:s/>- <text:s/>dipeptidyl-peptidase 10 (non-functional), UBB <text:s/>- <text:s/>ubiquitin b, EPC1 <text:s/>- <text:s/>enhancer of polycomb homolog 1 (drosophila), USP21 <text:s/>- <text:s/>ubiquitin specific peptidase 21, SPAG9 <text:s/>- <text:s/>sperm associated antigen 9, CLTA <text:s/>- <text:s/>clathrin, light chain a, NRXN3 <text:s/>- <text:s/>neurexin 3, TUBB4B <text:s/>- <text:s/>tubulin, beta 4b class ivb, HIST1H2AA <text:s/>- <text:s/>histone cluster 1, h2aa, CDK5RAP3 <text:s/>- <text:s/>cdk5 regulatory subunit associated protein 3, DYNC1H1 <text:s/>- <text:s/>dynein, cytoplasmic 1, heavy chain 1, SF1 <text:s/>- <text:s/>splicing factor 1, GPR65 <text:s/>- <text:s/>g protein-coupled receptor 65, TGFB3 <text:s/>- <text:s/>transforming growth factor, beta 3, EPB41 <text:s/>- <text:s/>erythrocyte membrane protein band 4.1 (elliptocytosis 1, rh-linked), HMGN3 <text:s/>- <text:s/>high mobility group nucleosomal binding domain 3, SORT1 <text:s/>- <text:s/>sortilin 1, HNRNPC <text:s/>- <text:s/>heterogeneous nuclear ribonucleoprotein c (c1/c2), ARID4A <text:s/>- <text:s/>at rich interactive domain 4a (rbp1-like), NDUFB3 <text:s/>- <text:s/>nadh dehydrogenase (ubiquinone) 1 beta subcomplex, 3, 12kda, KANSL2 <text:s/>- <text:s/>kat8 regulatory nsl complex subunit 2, NAPA <text:s/>- <text:s/>n-ethylmaleimide-sensitive factor attachment protein, alpha, KDM4A <text:s/>- <text:s/>lysine (k)-specific demethylase 4a, NEB <text:s/>- <text:s/>nebulin, PARD3 <text:s/>- <text:s/>par-3 partitioning defective 3 homolog (c. elegans), REC8 <text:s/>- <text:s/>rec8 meiotic recombination protein, DDX4 <text:s/>- <text:s/>dead (asp-glu-ala-asp) box polypeptide 4, SETD2 <text:s/>- <text:s/>set domain containing 2, TLK2 <text:s/>- <text:s/>tousled-like kinase 2, SMCR7 <text:s/>- <text:s/>smith-magenis syndrome chromosome region, candidate 7, CKS2 <text:s/>- <text:s/>cdc28 protein kinase regulatory subunit 2, CABIN1 <text:s/>- <text:s/>calcineurin binding protein 1, KAT6B <text:s/>- <text:s/>k(lysine) acetyltransferase 6b, LEF1 <text:s/>- <text:s/>lymphoid enhancer-binding factor 1, HSCB <text:s/>- <text:s/>hscb iron-sulfur cluster co-chaperone homolog (e. coli), RTN4 <text:s/>- <text:s/>reticulon 4, KIF18B <text:s/>- <text:s/>kinesin family member 18b, PRKAR1A <text:s/>- <text:s/>protein kinase, camp-dependent, regulatory, type i, alpha, ATAD2 <text:s/>- <text:s/>atpase family, aaa domain containing 2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789</text:p>
          </table:table-cell>
          <table:table-cell office:value-type="string" calcext:value-type="string">
            <text:p>regulation of biological process</text:p>
          </table:table-cell>
          <table:table-cell office:value-type="float" office:value="0.0000169" calcext:value-type="float">
            <text:p>0.0000169</text:p>
          </table:table-cell>
          <table:table-cell office:value-type="float" office:value="0.0029" calcext:value-type="float">
            <text:p>0.0029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8181" calcext:value-type="float">
            <text:p>8181</text:p>
          </table:table-cell>
          <table:table-cell office:value-type="float" office:value="489" calcext:value-type="float">
            <text:p>489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[MAPRE1 <text:s/>- <text:s/>microtubule-associated protein, rp/eb family, member 1, SIX5 <text:s/>- <text:s/>six homeobox 5, PDIA4 <text:s/>- <text:s/>protein disulfide isomerase family a, member 4, PNN <text:s/>- <text:s/>pinin, desmosome associated protein, ABAT <text:s/>- <text:s/>4-aminobutyrate aminotransferase, CD274 <text:s/>- <text:s/>cd274 molecule, SEPT4 <text:s/>- <text:s/>septin 4, PNRC1 <text:s/>- <text:s/>proline-rich nuclear receptor coactivator 1, LMAN2 <text:s/>- <text:s/>lectin, mannose-binding 2, ABR <text:s/>- <text:s/>active bcr-related, ACACA <text:s/>- <text:s/>acetyl-coa carboxylase alpha, ASIC2 <text:s/>- <text:s/>acid-sensing (proton-gated) ion channel 2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NPHP4 <text:s/>- <text:s/>nephronophthisis 4, SOX4 <text:s/>- <text:s/>sry (sex determining region y)-box 4, GRHL1 <text:s/>- <text:s/>grainyhead-like 1 (drosophila), C12orf52 <text:s/>- <text:s/>chromosome 12 open reading frame 52, SYNGAP1 <text:s/>- <text:s/>synaptic ras gtpase activating protein 1, GRHL3 <text:s/>- <text:s/>grainyhead-like 3 (drosophila), LPL <text:s/>- <text:s/>lipoprotein lipase, HOXD3 <text:s/>- <text:s/>homeobox d3, ELF3 <text:s/>- <text:s/>e74-like factor 3 (ets domain transcription factor, epithelial-specific ), RGS4 <text:s/>- <text:s/>regulator of g-protein signaling 4, GPR180 <text:s/>- <text:s/>g protein-coupled receptor 180, ATF6B <text:s/>- <text:s/>activating transcription factor 6 beta, LDB1 <text:s/>- <text:s/>lim domain binding 1, BRINP2 <text:s/>- <text:s/>bone morphogenetic protein/retinoic acid inducible neural-specific 2, ANKRD49 <text:s/>- <text:s/>ankyrin repeat domain 49, ABCA7 <text:s/>- <text:s/>atp-binding cassette, sub-family a (abc1), member 7, HOXC9 <text:s/>- <text:s/>homeobox c9, ICAM4 <text:s/>- <text:s/>intercellular adhesion molecule 4 (landsteiner-wiener blood group), SUCO <text:s/>- <text:s/>sun domain containing ossification factor, ANAPC5 <text:s/>- <text:s/>anaphase promoting complex subunit 5, OLIG2 <text:s/>- <text:s/>oligodendrocyte lineage transcription factor 2, USP19 <text:s/>- <text:s/>ubiquitin specific peptidase 19, MYRF <text:s/>- <text:s/>myelin regulatory factor, KIF18A <text:s/>- <text:s/>kinesin family member 18a, ZNF362 <text:s/>- <text:s/>zinc finger protein 362, SNCA <text:s/>- <text:s/>synuclein, alpha (non a4 component of amyloid precursor), MYH10 <text:s/>- <text:s/>myosin, heavy chain 10, non-muscle, PPM1A <text:s/>- <text:s/>protein phosphatase, mg2+/mn2+ dependent, 1a, SPTLC2 <text:s/>- <text:s/>serine palmitoyltransferase, long chain base subunit 2, PPM1B <text:s/>- <text:s/>protein phosphatase, mg2+/mn2+ dependent, 1b, TP53BP1 <text:s/>- <text:s/>tumor protein p53 binding protein 1, RCAN2 <text:s/>- <text:s/>regulator of calcineurin 2, PRDM10 <text:s/>- <text:s/>pr domain containing 10, POU3F3 <text:s/>- <text:s/>pou class 3 homeobox 3, DDX54 <text:s/>- <text:s/>dead (asp-glu-ala-asp) box polypeptide 54, KDM4B <text:s/>- <text:s/>lysine (k)-specific demethylase 4b, CELSR3 <text:s/>- <text:s/>cadherin, egf lag seven-pass g-type receptor 3, INO80B <text:s/>- <text:s/>ino80 complex subunit b, SERTAD1 <text:s/>- <text:s/>serta domain containing 1, SSBP3 <text:s/>- <text:s/>single stranded dna binding protein 3, GNB2 <text:s/>- <text:s/>guanine nucleotide binding protein (g protein), beta polypeptide 2, HIST3H2A <text:s/>- <text:s/>histone cluster 3, h2a, SPRY2 <text:s/>- <text:s/>sprouty homolog 2 (drosophila), KCTD9 <text:s/>- <text:s/>potassium channel tetramerization domain containing 9, HELB <text:s/>- <text:s/>helicase (dna) b, AFF3 <text:s/>- <text:s/>af4/fmr2 family, member 3, POLA1 <text:s/>- <text:s/>polymerase (dna directed), alpha 1, catalytic subunit, BOLL <text:s/>- <text:s/>bol, boule-like (drosophila), PHOX2B <text:s/>- <text:s/>paired-like homeobox 2b, NET1 <text:s/>- <text:s/>neuroepithelial cell transforming 1, HSPA5 <text:s/>- <text:s/>heat shock 70kda protein 5 (glucose-regulated protein, 78kda), TMEFF2 <text:s/>- <text:s/>transmembrane protein with egf-like and two follistatin-like domains 2, COL15A1 <text:s/>- <text:s/>collagen, type xv, alpha 1, RUVBL2 <text:s/>- <text:s/>ruvb-like 2 (e. coli), HNRNPUL1 <text:s/>- <text:s/>heterogeneous nuclear ribonucleoprotein u-like 1, PTCH2 <text:s/>- <text:s/>patched 2, FAM126A <text:s/>- <text:s/>family with sequence similarity 126, member a, FABP3 <text:s/>- <text:s/>fatty acid binding protein 3, muscle and heart (mammary-derived growth inhibitor), HMGB2 <text:s/>- <text:s/>high mobility group box 2, ASB7 <text:s/>- <text:s/>ankyrin repeat and socs box containing 7, CTGF <text:s/>- <text:s/>connective tissue growth factor, CTH <text:s/>- <text:s/>cystathionase (cystathionine gamma-lyase), HSD17B12 <text:s/>- <text:s/>hydroxysteroid (17-beta) dehydrogenase 12, HIVEP3 <text:s/>- <text:s/>human immunodeficiency virus type i enhancer binding protein 3, ARHGAP33 <text:s/>- <text:s/>rho gtpase activating protein 33, CTBP2 <text:s/>- <text:s/>c-terminal binding protein 2, CITED4 <text:s/>- <text:s/>cbp/p300-interacting transactivator, with glu/asp-rich carboxy-terminal domain, 4, KCNN3 <text:s/>- <text:s/>potassium intermediate/small conductance calcium-activated channel, subfamily n, member 3, TNRC6B <text:s/>- <text:s/>trinucleotide repeat containing 6b, AIMP2 <text:s/>- <text:s/>aminoacyl trna synthetase complex-interacting multifunctional protein 2, COA3 <text:s/>- <text:s/>cytochrome c oxidase assembly factor 3, HOXB13 <text:s/>- <text:s/>homeobox b13, CCDC151 <text:s/>- <text:s/>coiled-coil domain containing 151, SPSB3 <text:s/>- <text:s/>spla/ryanodine receptor domain and socs box containing 3, UBE2C <text:s/>- <text:s/>ubiquitin-conjugating enzyme e2c, HK2 <text:s/>- <text:s/>hexokinase 2, FLRT3 <text:s/>- <text:s/>fibronectin leucine rich transmembrane protein 3, PPP2R1A <text:s/>- <text:s/>protein phosphatase 2, regulatory subunit a, alpha, PPP1R7 <text:s/>- <text:s/>protein phosphatase 1, regulatory subunit 7, PRR11 <text:s/>- <text:s/>proline rich 11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TDRKH <text:s/>- <text:s/>tudor and kh domain containing, NIPBL <text:s/>- <text:s/>nipped-b homolog (drosophila), PASK <text:s/>- <text:s/>pas domain containing serine/threonine kinase, CRY1 <text:s/>- <text:s/>cryptochrome 1 (photolyase-like), TMED1 <text:s/>- <text:s/>transmembrane emp24 protein transport domain containing 1, JARID2 <text:s/>- <text:s/>jumonji, at rich interactive domain 2, EHF <text:s/>- <text:s/>ets homologous factor, CHRDL1 <text:s/>- <text:s/>chordin-like 1, CCNG2 <text:s/>- <text:s/>cyclin g2, CCNG1 <text:s/>- <text:s/>cyclin g1, UBB <text:s/>- <text:s/>ubiquitin b, ESRRB <text:s/>- <text:s/>estrogen-related receptor beta, TULP3 <text:s/>- <text:s/>tubby like protein 3, NRXN3 <text:s/>- <text:s/>neurexin 3, SCOC <text:s/>- <text:s/>short coiled-coil protein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EPB41 <text:s/>- <text:s/>erythrocyte membrane protein band 4.1 (elliptocytosis 1, rh-linked), HNRNPA1 <text:s/>- <text:s/>heterogeneous nuclear ribonucleoprotein a1, SORT1 <text:s/>- <text:s/>sortilin 1, HMGN3 <text:s/>- <text:s/>high mobility group nucleosomal binding domain 3, HNRNPC <text:s/>- <text:s/>heterogeneous nuclear ribonucleoprotein c (c1/c2), HNRNPAB <text:s/>- <text:s/>heterogeneous nuclear ribonucleoprotein a/b, KCNJ3 <text:s/>- <text:s/>potassium inwardly-rectifying channel, subfamily j, member 3, NAPA <text:s/>- <text:s/>n-ethylmaleimide-sensitive factor attachment protein, alpha, SPATA24 <text:s/>- <text:s/>spermatogenesis associated 24, PRKCSH <text:s/>- <text:s/>protein kinase c substrate 80k-h, SETD2 <text:s/>- <text:s/>set domain containing 2, TLK2 <text:s/>- <text:s/>tousled-like kinase 2, SMCR7 <text:s/>- <text:s/>smith-magenis syndrome chromosome region, candidate 7, HMX3 <text:s/>- <text:s/>h6 family homeobox 3, LEF1 <text:s/>- <text:s/>lymphoid enhancer-binding factor 1, DNAJB5 <text:s/>- <text:s/>dnaj (hsp40) homolog, subfamily b, member 5, RTN4 <text:s/>- <text:s/>reticulon 4, ATAD2 <text:s/>- <text:s/>atpase family, aaa domain containing 2, PRKAR1A <text:s/>- <text:s/>protein kinase, camp-dependent, regulatory, type i, alpha, ANK3 <text:s/>- <text:s/>ankyrin 3, node of ranvier (ankyrin g), RFX7 <text:s/>- <text:s/>regulatory factor x, 7, CDC6 <text:s/>- <text:s/>cell division cycle 6, CDC25A <text:s/>- <text:s/>cell division cycle 25a, CDK1 <text:s/>- <text:s/>cyclin-dependent kinase 1, KCNAB2 <text:s/>- <text:s/>potassium voltage-gated channel, shaker-related subfamily, beta member 2, ATXN2L <text:s/>- <text:s/>ataxin 2-like, ARHGAP15 <text:s/>- <text:s/>rho gtpase activating protein 15, CDH1 <text:s/>- <text:s/>cadherin 1, type 1, e-cadherin (epithelial), PAX6 <text:s/>- <text:s/>paired box 6, RBM15 <text:s/>- <text:s/>rna binding motif protein 15, RFWD3 <text:s/>- <text:s/>ring finger and wd repeat domain 3, ZNF385A <text:s/>- <text:s/>zinc finger protein 385a, TOX3 <text:s/>- <text:s/>tox high mobility group box family member 3, CXCL9 <text:s/>- <text:s/>chemokine (c-x-c motif) ligand 9, SIN3A <text:s/>- <text:s/>sin3 transcription regulator family member a, GPR139 <text:s/>- <text:s/>g protein-coupled receptor 139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WHAMM <text:s/>- <text:s/>was protein homolog associated with actin, golgi membranes and microtubules, PPP1R3B <text:s/>- <text:s/>protein phosphatase 1, regulatory subunit 3b, CYTH2 <text:s/>- <text:s/>cytohesin 2, USP16 <text:s/>- <text:s/>ubiquitin specific peptidase 16, DBP <text:s/>- <text:s/>d site of albumin promoter (albumin d-box) binding protein, CHP1 <text:s/>- <text:s/>calcineurin-like ef-hand protein 1, SOST <text:s/>- <text:s/>sclerostin, CYCS <text:s/>- <text:s/>cytochrome c, somatic, IGF2BP2 <text:s/>- <text:s/>insulin-like growth factor 2 mrna binding protein 2, STARD4 <text:s/>- <text:s/>star-related lipid transfer (start) domain containing 4, ANAPC15 <text:s/>- <text:s/>anaphase promoting complex subunit 15, GUCA2A <text:s/>- <text:s/>guanylate cyclase activator 2a (guanylin), GUCY1B3 <text:s/>- <text:s/>guanylate cyclase 1, soluble, beta 3, SRGAP3 <text:s/>- <text:s/>slit-robo rho gtpase activating protein 3, PSMA3 <text:s/>- <text:s/>proteasome (prosome, macropain) subunit, alpha type, 3, KHDRBS3 <text:s/>- <text:s/>kh domain containing, rna binding, signal transduction associated 3, P4HB <text:s/>- <text:s/>prolyl 4-hydroxylase, beta polypeptide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RAB11B <text:s/>- <text:s/>rab11b, member ras oncogene family, NUCKS1 <text:s/>- <text:s/>nuclear casein kinase and cyclin-dependent kinase substrate 1, EAF2 <text:s/>- <text:s/>ell associated factor 2, DERL2 <text:s/>- <text:s/>derlin 2, CLEC16A <text:s/>- <text:s/>c-type lectin domain family 16, member a, SCAI <text:s/>- <text:s/>suppressor of cancer cell invasion, RNF31 <text:s/>- <text:s/>ring finger protein 31, ZMYM3 <text:s/>- <text:s/>zinc finger, mym-type 3, SESN3 <text:s/>- <text:s/>sestrin 3, H2AFZ <text:s/>- <text:s/>h2a histone family, member z, SAP130 <text:s/>- <text:s/>sin3a-associated protein, 130kda, DLGAP5 <text:s/>- <text:s/>discs, large (drosophila) homolog-associated protein 5, DCP2 <text:s/>- <text:s/>decapping mrna 2, MCU <text:s/>- <text:s/>mitochondrial calcium uniporter, PSME2 <text:s/>- <text:s/>proteasome (prosome, macropain) activator subunit 2 (pa28 beta), TYSND1 <text:s/>- <text:s/>trypsin domain containing 1, IRS1 <text:s/>- <text:s/>insulin receptor substrate 1, DDR2 <text:s/>- <text:s/>discoidin domain receptor tyrosine kinase 2, ISL1 <text:s/>- <text:s/>isl lim homeobox 1, SKA2 <text:s/>- <text:s/>spindle and kinetochore associated complex subunit 2, TTC28 <text:s/>- <text:s/>tetratricopeptide repeat domain 28, BCLAF1 <text:s/>- <text:s/>bcl2-associated transcription factor 1, NME9 <text:s/>- <text:s/>nme/nm23 family member 9, SZT2 <text:s/>- <text:s/>seizure threshold 2 homolog (mouse), FER <text:s/>- <text:s/>fer (fps/fes related) tyrosine kinase, LRP8 <text:s/>- <text:s/>low density lipoprotein receptor-related protein 8, apolipoprotein e receptor, TPCN2 <text:s/>- <text:s/>two pore segment channel 2, PCNT <text:s/>- <text:s/>pericentrin, TBC1D10B <text:s/>- <text:s/>tbc1 domain family, member 10b, PCNA <text:s/>- <text:s/>proliferating cell nuclear antigen, S100B <text:s/>- <text:s/>s100 calcium binding protein b, EBAG9 <text:s/>- <text:s/>estrogen receptor binding site associated, antigen, 9, FICD <text:s/>- <text:s/>fic domain containing, SHC3 <text:s/>- <text:s/>shc (src homology 2 domain containing) transforming protein 3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CDH6 <text:s/>- <text:s/>cadherin 6, type 2, k-cadherin (fetal kidney), TRIM68 <text:s/>- <text:s/>tripartite motif containing 68, ZFP91 <text:s/>- <text:s/>zfp91 zinc finger protein, LARP1 <text:s/>- <text:s/>la ribonucleoprotein domain family, member 1, PTPRD <text:s/>- <text:s/>protein tyrosine phosphatase, receptor type, d, FAM212B <text:s/>- <text:s/>family with sequence similarity 212, member b, LRRC8D <text:s/>- <text:s/>leucine rich repeat containing 8 family, member d, NRGN <text:s/>- <text:s/>neurogranin (protein kinase c substrate, rc3), HDAC1 <text:s/>- <text:s/>histone deacetylase 1, NRL <text:s/>- <text:s/>neural retina leucine zipper, CCNB2 <text:s/>- <text:s/>cyclin b2, SLC2A8 <text:s/>- <text:s/>solute carrier family 2 (facilitated glucose transporter), member 8, TCTN3 <text:s/>- <text:s/>tectonic family member 3, ICAM5 <text:s/>- <text:s/>intercellular adhesion molecule 5, telencephalin, XPO1 <text:s/>- <text:s/>exportin 1 (crm1 homolog, yeast), RGS8 <text:s/>- <text:s/>regulator of g-protein signaling 8, TLE1 <text:s/>- <text:s/>transducin-like enhancer of split 1 (e(sp1) homolog, drosophila), RHOQ <text:s/>- <text:s/>ras homolog family member q, BAHD1 <text:s/>- <text:s/>bromo adjacent homology domain containing 1, NKAIN2 <text:s/>- <text:s/>na+/k+ transporting atpase interacting 2, TLE4 <text:s/>- <text:s/>transducin-like enhancer of split 4 (e(sp1) homolog, drosophila), WNT8B <text:s/>- <text:s/>wingless-type mmtv integration site family, member 8b, HERPUD1 <text:s/>- <text:s/>homocysteine-inducible, endoplasmic reticulum stress-inducible, ubiquitin-like domain member 1, CHN2 <text:s/>- <text:s/>chimerin 2, RIMS2 <text:s/>- <text:s/>regulating synaptic membrane exocytosis 2, SHC4 <text:s/>- <text:s/>shc (src homology 2 domain containing) family, member 4, ID1 <text:s/>- <text:s/>inhibitor of dna binding 1, dominant negative helix-loop-helix protein, TBX19 <text:s/>- <text:s/>t-box 19, DUSP6 <text:s/>- <text:s/>dual specificity phosphatase 6, NFYC <text:s/>- <text:s/>nuclear transcription factor y, gamma, RAB3A <text:s/>- <text:s/>rab3a, member ras oncogene family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GPR15 <text:s/>- <text:s/>g protein-coupled receptor 15, CBX5 <text:s/>- <text:s/>chromobox homolog 5, WNT3 <text:s/>- <text:s/>wingless-type mmtv integration site family, member 3, PER1 <text:s/>- <text:s/>period circadian clock 1, ID4 <text:s/>- <text:s/>inhibitor of dna binding 4, dominant negative helix-loop-helix protein, BEST1 <text:s/>- <text:s/>bestrophin 1, TTBK2 <text:s/>- <text:s/>tau tubulin kinase 2, NKX6-1 <text:s/>- <text:s/>nk6 homeobox 1, TSC22D3 <text:s/>- <text:s/>tsc22 domain family, member 3, ARL15 <text:s/>- <text:s/>adp-ribosylation factor-like 15, MYOCD <text:s/>- <text:s/>myocardin, WARS <text:s/>- <text:s/>tryptophanyl-trna synthetase, ZNF652 <text:s/>- <text:s/>zinc finger protein 652, CCP110 <text:s/>- <text:s/>centriolar coiled coil protein 110kda, KCNIP4 <text:s/>- <text:s/>kv channel interacting protein 4, IQCB1 <text:s/>- <text:s/>iq motif containing b1, SMOC1 <text:s/>- <text:s/>sparc related modular calcium binding 1, DLG3 <text:s/>- <text:s/>discs, large homolog 3 (drosophila), NEK2 <text:s/>- <text:s/>nima-related kinase 2, DLG1 <text:s/>- <text:s/>discs, large homolog 1 (drosophila), BAI2 <text:s/>- <text:s/>brain-specific angiogenesis inhibitor 2, DLG2 <text:s/>- <text:s/>discs, large homolog 2 (drosophila), MIER2 <text:s/>- <text:s/>mesoderm induction early response 1, family member 2, DPP10 <text:s/>- <text:s/>dipeptidyl-peptidase 10 (non-functional), DLX3 <text:s/>- <text:s/>distal-less homeobox 3, B2M <text:s/>- <text:s/>beta-2-microglobulin, TOM1L2 <text:s/>- <text:s/>target of myb1-like 2 (chicken)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CELF2 <text:s/>- <text:s/>cugbp, elav-like family member 2, GRIA3 <text:s/>- <text:s/>glutamate receptor, ionotropic, ampa 3, RAP2B <text:s/>- <text:s/>rap2b, member of ras oncogene family, KLF1 <text:s/>- <text:s/>kruppel-like factor 1 (erythroid), FNIP1 <text:s/>- <text:s/>folliculin interacting protein 1, SIX1 <text:s/>- <text:s/>six homeobox 1, CDK5RAP3 <text:s/>- <text:s/>cdk5 regulatory subunit associated protein 3, SFRP1 <text:s/>- <text:s/>secreted frizzled-related protein 1, SF1 <text:s/>- <text:s/>splicing factor 1, TGFB3 <text:s/>- <text:s/>transforming growth factor, beta 3, GPR65 <text:s/>- <text:s/>g protein-coupled receptor 65, RBM4 <text:s/>- <text:s/>rna binding motif protein 4, TGFB1I1 <text:s/>- <text:s/>transforming growth factor beta 1 induced transcript 1, ARID4A <text:s/>- <text:s/>at rich interactive domain 4a (rbp1-like), KDM4A <text:s/>- <text:s/>lysine (k)-specific demethylase 4a, NEB <text:s/>- <text:s/>nebulin, PARD3 <text:s/>- <text:s/>par-3 partitioning defective 3 homolog (c. elegans), DDX4 <text:s/>- <text:s/>dead (asp-glu-ala-asp) box polypeptide 4, CABIN1 <text:s/>- <text:s/>calcineurin binding protein 1, CKS2 <text:s/>- <text:s/>cdc28 protein kinase regulatory subunit 2, KAT6B <text:s/>- <text:s/>k(lysine) acetyltransferase 6b, CDCA2 <text:s/>- <text:s/>cell division cycle associated 2, KIF18B <text:s/>- <text:s/>kinesin family member 18b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3</text:p>
          </table:table-cell>
          <table:table-cell office:value-type="string" calcext:value-type="string">
            <text:p>single-organism cellular process</text:p>
          </table:table-cell>
          <table:table-cell office:value-type="float" office:value="0.0000195" calcext:value-type="float">
            <text:p>0.0000195</text:p>
          </table:table-cell>
          <table:table-cell office:value-type="float" office:value="0.0033" calcext:value-type="float">
            <text:p>0.0033</text:p>
          </table:table-cell>
          <table:table-cell office:value-type="float" office:value="1.18" calcext:value-type="float">
            <text:p>1.18</text:p>
          </table:table-cell>
          <table:table-cell office:value-type="float" office:value="13954" calcext:value-type="float">
            <text:p>13954</text:p>
          </table:table-cell>
          <table:table-cell office:value-type="float" office:value="7105" calcext:value-type="float">
            <text:p>7105</text:p>
          </table:table-cell>
          <table:table-cell office:value-type="float" office:value="489" calcext:value-type="float">
            <text:p>489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[MAPRE1 <text:s/>- <text:s/>microtubule-associated protein, rp/eb family, member 1, SIX5 <text:s/>- <text:s/>six homeobox 5, SCD5 <text:s/>- <text:s/>stearoyl-coa desaturase 5, AP3M2 <text:s/>- <text:s/>adaptor-related protein complex 3, mu 2 subunit, PDIA4 <text:s/>- <text:s/>protein disulfide isomerase family a, member 4, ABAT <text:s/>- <text:s/>4-aminobutyrate aminotransferase, SPDYC <text:s/>- <text:s/>speedy/ringo cell cycle regulator family member c, SEPT4 <text:s/>- <text:s/>septin 4, ABR <text:s/>- <text:s/>active bcr-related, ACACA <text:s/>- <text:s/>acetyl-coa carboxylase alpha, CCNO <text:s/>- <text:s/>cyclin o, ASIC2 <text:s/>- <text:s/>acid-sensing (proton-gated) ion channel 2, MAEL <text:s/>- <text:s/>maelstrom spermatogenic transposon silencer, GPC3 <text:s/>- <text:s/>glypican 3, C9orf41 <text:s/>- <text:s/>chromosome 9 open reading frame 41, NPHP4 <text:s/>- <text:s/>nephronophthisis 4, SOX4 <text:s/>- <text:s/>sry (sex determining region y)-box 4, GRHL1 <text:s/>- <text:s/>grainyhead-like 1 (drosophila), C12orf52 <text:s/>- <text:s/>chromosome 12 open reading frame 52, SYNGAP1 <text:s/>- <text:s/>synaptic ras gtpase activating protein 1, LPL <text:s/>- <text:s/>lipoprotein lipase, CCNB1IP1 <text:s/>- <text:s/>cyclin b1 interacting protein 1, e3 ubiquitin protein ligase, ELAVL3 <text:s/>- <text:s/>elav (embryonic lethal, abnormal vision, drosophila)-like 3 (hu antigen c), MMAB <text:s/>- <text:s/>methylmalonic aciduria (cobalamin deficiency) cblb type, ELF3 <text:s/>- <text:s/>e74-like factor 3 (ets domain transcription factor, epithelial-specific ), LDB1 <text:s/>- <text:s/>lim domain binding 1, ANKRD49 <text:s/>- <text:s/>ankyrin repeat domain 49, ABCA7 <text:s/>- <text:s/>atp-binding cassette, sub-family a (abc1), member 7, NDE1 <text:s/>- <text:s/>nude neurodevelopment protein 1, ICAM4 <text:s/>- <text:s/>intercellular adhesion molecule 4 (landsteiner-wiener blood group), CNGA4 <text:s/>- <text:s/>cyclic nucleotide gated channel alpha 4, ANAPC5 <text:s/>- <text:s/>anaphase promoting complex subunit 5, OLIG2 <text:s/>- <text:s/>oligodendrocyte lineage transcription factor 2, ADCK3 <text:s/>- <text:s/>aarf domain containing kinase 3, USP19 <text:s/>- <text:s/>ubiquitin specific peptidase 19, MYRF <text:s/>- <text:s/>myelin regulatory factor, KIF18A <text:s/>- <text:s/>kinesin family member 18a, SNCA <text:s/>- <text:s/>synuclein, alpha (non a4 component of amyloid precursor), MYH10 <text:s/>- <text:s/>myosin, heavy chain 10, non-muscle, SPTLC2 <text:s/>- <text:s/>serine palmitoyltransferase, long chain base subunit 2, MIS12 <text:s/>- <text:s/>mis12 kinetochore complex component, POU3F3 <text:s/>- <text:s/>pou class 3 homeobox 3, KDM4B <text:s/>- <text:s/>lysine (k)-specific demethylase 4b, CELSR3 <text:s/>- <text:s/>cadherin, egf lag seven-pass g-type receptor 3, SSBP3 <text:s/>- <text:s/>single stranded dna binding protein 3, HIST3H2A <text:s/>- <text:s/>histone cluster 3, h2a, NUBP2 <text:s/>- <text:s/>nucleotide binding protein 2, SPRY2 <text:s/>- <text:s/>sprouty homolog 2 (drosophila), PCDHB1 <text:s/>- <text:s/>protocadherin beta 1, KCNT2 <text:s/>- <text:s/>potassium channel, subfamily t, member 2, COL12A1 <text:s/>- <text:s/>collagen, type xii, alpha 1, BOLL <text:s/>- <text:s/>bol, boule-like (drosophila), PHOX2B <text:s/>- <text:s/>paired-like homeobox 2b, SLC4A8 <text:s/>- <text:s/>solute carrier family 4, sodium bicarbonate cotransporter, member 8, NET1 <text:s/>- <text:s/>neuroepithelial cell transforming 1, HSPA5 <text:s/>- <text:s/>heat shock 70kda protein 5 (glucose-regulated protein, 78kda), TMEFF2 <text:s/>- <text:s/>transmembrane protein with egf-like and two follistatin-like domains 2, ADAMTSL1 <text:s/>- <text:s/>adamts-like 1, COL15A1 <text:s/>- <text:s/>collagen, type xv, alpha 1, PCYOX1L <text:s/>- <text:s/>prenylcysteine oxidase 1 like, PTCH2 <text:s/>- <text:s/>patched 2, FAM126A <text:s/>- <text:s/>family with sequence similarity 126, member a, FABP3 <text:s/>- <text:s/>fatty acid binding protein 3, muscle and heart (mammary-derived growth inhibitor), TTLL5 <text:s/>- <text:s/>tubulin tyrosine ligase-like family, member 5, HMGB2 <text:s/>- <text:s/>high mobility group box 2, CATSPERB <text:s/>- <text:s/>catsper channel auxiliary subunit beta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CTBP2 <text:s/>- <text:s/>c-terminal binding protein 2, KCNN3 <text:s/>- <text:s/>potassium intermediate/small conductance calcium-activated channel, subfamily n, member 3, COX4I2 <text:s/>- <text:s/>cytochrome c oxidase subunit iv isoform 2 (lung), TNRC6B <text:s/>- <text:s/>trinucleotide repeat containing 6b, AIMP2 <text:s/>- <text:s/>aminoacyl trna synthetase complex-interacting multifunctional protein 2, FAR1 <text:s/>- <text:s/>fatty acyl coa reductase 1, HOXB13 <text:s/>- <text:s/>homeobox b13, CCDC151 <text:s/>- <text:s/>coiled-coil domain containing 151, TOM1 <text:s/>- <text:s/>target of myb1 (chicken), UBE2C <text:s/>- <text:s/>ubiquitin-conjugating enzyme e2c, HK2 <text:s/>- <text:s/>hexokinase 2, FLRT3 <text:s/>- <text:s/>fibronectin leucine rich transmembrane protein 3, SLC44A5 <text:s/>- <text:s/>solute carrier family 44, member 5, PPP2R1A <text:s/>- <text:s/>protein phosphatase 2, regulatory subunit a, alpha, SBDS <text:s/>- <text:s/>shwachman-bodian-diamond syndrome, PPP2R2B <text:s/>- <text:s/>protein phosphatase 2, regulatory subunit b, beta, PPP1R7 <text:s/>- <text:s/>protein phosphatase 1, regulatory subunit 7, ABCD2 <text:s/>- <text:s/>atp-binding cassette, sub-family d (ald), member 2, CALM3 <text:s/>- <text:s/>calmodulin 3 (phosphorylase kinase, delta), TUBA1C <text:s/>- <text:s/>tubulin, alpha 1c, ZSCAN2 <text:s/>- <text:s/>zinc finger and scan domain containing 2, VCP <text:s/>- <text:s/>valosin containing protein, ATP13A4 <text:s/>- <text:s/>atpase type 13a4, HIF1A <text:s/>- <text:s/>hypoxia inducible factor 1, alpha subunit (basic helix-loop-helix transcription factor), ABHD16A <text:s/>- <text:s/>abhydrolase domain containing 16a, ERF <text:s/>- <text:s/>ets2 repressor factor, KIF14 <text:s/>- <text:s/>kinesin family member 14, CRKL <text:s/>- <text:s/>v-crk avian sarcoma virus ct10 oncogene homolog-like, HOXB4 <text:s/>- <text:s/>homeobox b4, TDRKH <text:s/>- <text:s/>tudor and kh domain containing, NIPBL <text:s/>- <text:s/>nipped-b homolog (drosophila), MACROD1 <text:s/>- <text:s/>macro domain containing 1, TMED1 <text:s/>- <text:s/>transmembrane emp24 protein transport domain containing 1, JARID2 <text:s/>- <text:s/>jumonji, at rich interactive domain 2, EHF <text:s/>- <text:s/>ets homologous factor, CHRDL1 <text:s/>- <text:s/>chordin-like 1, CCNG2 <text:s/>- <text:s/>cyclin g2, CCNG1 <text:s/>- <text:s/>cyclin g1, SLC25A25 <text:s/>- <text:s/>solute carrier family 25 (mitochondrial carrier; phosphate carrier), member 25, UBB <text:s/>- <text:s/>ubiquitin b, MACROD2 <text:s/>- <text:s/>macro domain containing 2, DOLPP1 <text:s/>- <text:s/>dolichyldiphosphatase 1, TULP3 <text:s/>- <text:s/>tubby like protein 3, TUBB4B <text:s/>- <text:s/>tubulin, beta 4b class ivb, NRXN3 <text:s/>- <text:s/>neurexin 3, FGF20 <text:s/>- <text:s/>fibroblast growth factor 20, EXD1 <text:s/>- <text:s/>exonuclease 3'-5' domain containing 1, RUNX3 <text:s/>- <text:s/>runt-related transcription factor 3, CSE1L <text:s/>- <text:s/>cse1 chromosome segregation 1-like (yeast), GATA6 <text:s/>- <text:s/>gata binding protein 6, EPB41 <text:s/>- <text:s/>erythrocyte membrane protein band 4.1 (elliptocytosis 1, rh-linked), SORT1 <text:s/>- <text:s/>sortilin 1, HNRNPC <text:s/>- <text:s/>heterogeneous nuclear ribonucleoprotein c (c1/c2), HNRNPAB <text:s/>- <text:s/>heterogeneous nuclear ribonucleoprotein a/b, OSBPL9 <text:s/>- <text:s/>oxysterol binding protein-like 9, KCNJ3 <text:s/>- <text:s/>potassium inwardly-rectifying channel, subfamily j, member 3, NAPA <text:s/>- <text:s/>n-ethylmaleimide-sensitive factor attachment protein, alpha, SPATA24 <text:s/>- <text:s/>spermatogenesis associated 24, REC8 <text:s/>- <text:s/>rec8 meiotic recombination protein, SETD2 <text:s/>- <text:s/>set domain containing 2, TLK2 <text:s/>- <text:s/>tousled-like kinase 2, HMX3 <text:s/>- <text:s/>h6 family homeobox 3, LEF1 <text:s/>- <text:s/>lymphoid enhancer-binding factor 1, RTN4 <text:s/>- <text:s/>reticulon 4, PRKAR1A <text:s/>- <text:s/>protein kinase, camp-dependent, regulatory, type i, alpha, ANK3 <text:s/>- <text:s/>ankyrin 3, node of ranvier (ankyrin g), SDS <text:s/>- <text:s/>serine dehydratase, CDC6 <text:s/>- <text:s/>cell division cycle 6, CDC25A <text:s/>- <text:s/>cell division cycle 25a, CDK1 <text:s/>- <text:s/>cyclin-dependent kinase 1, KCNAB2 <text:s/>- <text:s/>potassium voltage-gated channel, shaker-related subfamily, beta member 2, CDH1 <text:s/>- <text:s/>cadherin 1, type 1, e-cadherin (epithelial), PAX6 <text:s/>- <text:s/>paired box 6, ZNF385A <text:s/>- <text:s/>zinc finger protein 385a, NHSL1 <text:s/>- <text:s/>nhs-like 1, TOX3 <text:s/>- <text:s/>tox high mobility group box family member 3, CXCL9 <text:s/>- <text:s/>chemokine (c-x-c motif) ligand 9, SIN3A <text:s/>- <text:s/>sin3 transcription regulator family member a, PNPO <text:s/>- <text:s/>pyridoxamine 5'-phosphate oxidase, DDC <text:s/>- <text:s/>dopa decarboxylase (aromatic l-amino acid decarboxylase), SET <text:s/>- <text:s/>set nuclear oncogene, FLII <text:s/>- <text:s/>flightless i homolog (drosophila), SIX4 <text:s/>- <text:s/>six homeobox 4, MAP3K9 <text:s/>- <text:s/>mitogen-activated protein kinase kinase kinase 9, WHAMM <text:s/>- <text:s/>was protein homolog associated with actin, golgi membranes and microtubules, PPP1R3B <text:s/>- <text:s/>protein phosphatase 1, regulatory subunit 3b, CYTH2 <text:s/>- <text:s/>cytohesin 2, FOPNL <text:s/>- <text:s/>fgfr1op n-terminal like, USP16 <text:s/>- <text:s/>ubiquitin specific peptidase 16, CHP1 <text:s/>- <text:s/>calcineurin-like ef-hand protein 1, CYCS <text:s/>- <text:s/>cytochrome c, somatic, ENTPD1 <text:s/>- <text:s/>ectonucleoside triphosphate diphosphohydrolase 1, ANAPC15 <text:s/>- <text:s/>anaphase promoting complex subunit 15, GUCY1B3 <text:s/>- <text:s/>guanylate cyclase 1, soluble, beta 3, PSMA3 <text:s/>- <text:s/>proteasome (prosome, macropain) subunit, alpha type, 3, P4HB <text:s/>- <text:s/>prolyl 4-hydroxylase, beta polypeptide, CNOT10 <text:s/>- <text:s/>ccr4-not transcription complex, subunit 10, LCLAT1 <text:s/>- <text:s/>lysocardiolipin acyltransferase 1, CHEK2 <text:s/>- <text:s/>checkpoint kinase 2, TDO2 <text:s/>- <text:s/>tryptophan 2,3-dioxygenase, PAFAH1B1 <text:s/>- <text:s/>platelet-activating factor acetylhydrolase 1b, regulatory subunit 1 (45kda), GYS1 <text:s/>- <text:s/>glycogen synthase 1 (muscle), RAB11B <text:s/>- <text:s/>rab11b, member ras oncogene family, NUCKS1 <text:s/>- <text:s/>nuclear casein kinase and cyclin-dependent kinase substrate 1, EAF2 <text:s/>- <text:s/>ell associated factor 2, C10orf11 <text:s/>- <text:s/>chromosome 10 open reading frame 11, DERL2 <text:s/>- <text:s/>derlin 2, H2AFZ <text:s/>- <text:s/>h2a histone family, member z, MCU <text:s/>- <text:s/>mitochondrial calcium uniporter, DLGAP5 <text:s/>- <text:s/>discs, large (drosophila) homolog-associated protein 5, PSME2 <text:s/>- <text:s/>proteasome (prosome, macropain) activator subunit 2 (pa28 beta), IRS1 <text:s/>- <text:s/>insulin receptor substrate 1, DDR2 <text:s/>- <text:s/>discoidin domain receptor tyrosine kinase 2, SYNE1 <text:s/>- <text:s/>spectrin repeat containing, nuclear envelope 1, ISL1 <text:s/>- <text:s/>isl lim homeobox 1, SKA2 <text:s/>- <text:s/>spindle and kinetochore associated complex subunit 2, TTC28 <text:s/>- <text:s/>tetratricopeptide repeat domain 28, HIST1H2BA <text:s/>- <text:s/>histone cluster 1, h2ba, BCLAF1 <text:s/>- <text:s/>bcl2-associated transcription factor 1, NME9 <text:s/>- <text:s/>nme/nm23 family member 9, SZT2 <text:s/>- <text:s/>seizure threshold 2 homolog (mouse), OSBPL3 <text:s/>- <text:s/>oxysterol binding protein-like 3, TMEM167A <text:s/>- <text:s/>transmembrane protein 167a, HAGH <text:s/>- <text:s/>hydroxyacylglutathione hydrolase, FER <text:s/>- <text:s/>fer (fps/fes related) tyrosine kinase, LRP8 <text:s/>- <text:s/>low density lipoprotein receptor-related protein 8, apolipoprotein e receptor, SPATA19 <text:s/>- <text:s/>spermatogenesis associated 19, TPCN2 <text:s/>- <text:s/>two pore segment channel 2, PCNT <text:s/>- <text:s/>pericentrin, PCNA <text:s/>- <text:s/>proliferating cell nuclear antigen, S100B <text:s/>- <text:s/>s100 calcium binding protein b, FDPS <text:s/>- <text:s/>farnesyl diphosphate synthase, EBAG9 <text:s/>- <text:s/>estrogen receptor binding site associated, antigen, 9, DBI <text:s/>- <text:s/>diazepam binding inhibitor (gaba receptor modulator, acyl-coa binding protein), KRT80 <text:s/>- <text:s/>keratin 80, SHC3 <text:s/>- <text:s/>shc (src homology 2 domain containing) transforming protein 3, ZEB2 <text:s/>- <text:s/>zinc finger e-box binding homeobox 2, PANK1 <text:s/>- <text:s/>pantothenate kinase 1, CXCL10 <text:s/>- <text:s/>chemokine (c-x-c motif) ligand 10, C14orf1 <text:s/>- <text:s/>chromosome 14 open reading frame 1, CNTN2 <text:s/>- <text:s/>contactin 2 (axonal), MRPL4 <text:s/>- <text:s/>mitochondrial ribosomal protein l4, CDH6 <text:s/>- <text:s/>cadherin 6, type 2, k-cadherin (fetal kidney), CDH10 <text:s/>- <text:s/>cadherin 10, type 2 (t2-cadherin), CDH9 <text:s/>- <text:s/>cadherin 9, type 2 (t1-cadherin), PTPRD <text:s/>- <text:s/>protein tyrosine phosphatase, receptor type, d, HDAC1 <text:s/>- <text:s/>histone deacetylase 1, NRL <text:s/>- <text:s/>neural retina leucine zipper, CDH18 <text:s/>- <text:s/>cadherin 18, type 2, CCNB2 <text:s/>- <text:s/>cyclin b2, TCTN3 <text:s/>- <text:s/>tectonic family member 3, ICAM5 <text:s/>- <text:s/>intercellular adhesion molecule 5, telencephalin, RHOQ <text:s/>- <text:s/>ras homolog family member q, BAHD1 <text:s/>- <text:s/>bromo adjacent homology domain containing 1, WNT8B <text:s/>- <text:s/>wingless-type mmtv integration site family, member 8b, MORC2 <text:s/>- <text:s/>morc family cw-type zinc finger 2, HERPUD1 <text:s/>- <text:s/>homocysteine-inducible, endoplasmic reticulum stress-inducible, ubiquitin-like domain member 1, RAB39A <text:s/>- <text:s/>rab39a, member ras oncogene family, RIMS2 <text:s/>- <text:s/>regulating synaptic membrane exocytosis 2, MLEC <text:s/>- <text:s/>malectin, SHC4 <text:s/>- <text:s/>shc (src homology 2 domain containing) family, member 4, ID1 <text:s/>- <text:s/>inhibitor of dna binding 1, dominant negative helix-loop-helix protein, DUSP6 <text:s/>- <text:s/>dual specificity phosphatase 6, RAB3A <text:s/>- <text:s/>rab3a, member ras oncogene family, TBX19 <text:s/>- <text:s/>t-box 19, ADNP2 <text:s/>- <text:s/>adnp homeobox 2, NFKB2 <text:s/>- <text:s/>nuclear factor of kappa light polypeptide gene enhancer in b-cells 2 (p49/p100), FRYL <text:s/>- <text:s/>fry-like, MKL1 <text:s/>- <text:s/>megakaryoblastic leukemia (translocation) 1, GPR15 <text:s/>- <text:s/>g protein-coupled receptor 15, TANC1 <text:s/>- <text:s/>tetratricopeptide repeat, ankyrin repeat and coiled-coil containing 1, WNT3 <text:s/>- <text:s/>wingless-type mmtv integration site family, member 3, ID4 <text:s/>- <text:s/>inhibitor of dna binding 4, dominant negative helix-loop-helix protein, ATP5G1 <text:s/>- <text:s/>atp synthase, h+ transporting, mitochondrial fo complex, subunit c1 (subunit 9), TTBK2 <text:s/>- <text:s/>tau tubulin kinase 2, NKX6-1 <text:s/>- <text:s/>nk6 homeobox 1, MYOCD <text:s/>- <text:s/>myocardin, WARS <text:s/>- <text:s/>tryptophanyl-trna synthetase, CCP110 <text:s/>- <text:s/>centriolar coiled coil protein 110kda, KCNIP4 <text:s/>- <text:s/>kv channel interacting protein 4, IQCB1 <text:s/>- <text:s/>iq motif containing b1, SYCP3 <text:s/>- <text:s/>synaptonemal complex protein 3, SMOC1 <text:s/>- <text:s/>sparc related modular calcium binding 1, PLA2G3 <text:s/>- <text:s/>phospholipase a2, group iii, DLG3 <text:s/>- <text:s/>discs, large homolog 3 (drosophila), NEK2 <text:s/>- <text:s/>nima-related kinase 2, DLG1 <text:s/>- <text:s/>discs, large homolog 1 (drosophila), DLG2 <text:s/>- <text:s/>discs, large homolog 2 (drosophila), DPP10 <text:s/>- <text:s/>dipeptidyl-peptidase 10 (non-functional), DLX3 <text:s/>- <text:s/>distal-less homeobox 3, B2M <text:s/>- <text:s/>beta-2-microglobulin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CLTA <text:s/>- <text:s/>clathrin, light chain a, SESN2 <text:s/>- <text:s/>sestrin 2, HIST1H2AA <text:s/>- <text:s/>histone cluster 1, h2aa, RAP2B <text:s/>- <text:s/>rap2b, member of ras oncogene family, KLF1 <text:s/>- <text:s/>kruppel-like factor 1 (erythroid), FNIP1 <text:s/>- <text:s/>folliculin interacting protein 1, SIX1 <text:s/>- <text:s/>six homeobox 1, CDK5RAP3 <text:s/>- <text:s/>cdk5 regulatory subunit associated protein 3, DYNC1H1 <text:s/>- <text:s/>dynein, cytoplasmic 1, heavy chain 1, SFRP1 <text:s/>- <text:s/>secreted frizzled-related protein 1, SF1 <text:s/>- <text:s/>splicing factor 1, TGFB3 <text:s/>- <text:s/>transforming growth factor, beta 3, GPR65 <text:s/>- <text:s/>g protein-coupled receptor 65, RBM4 <text:s/>- <text:s/>rna binding motif protein 4, TGFB1I1 <text:s/>- <text:s/>transforming growth factor beta 1 induced transcript 1, NDUFB3 <text:s/>- <text:s/>nadh dehydrogenase (ubiquinone) 1 beta subcomplex, 3, 12kda, ARID4A <text:s/>- <text:s/>at rich interactive domain 4a (rbp1-like), GDE1 <text:s/>- <text:s/>glycerophosphodiester phosphodiesterase 1, KDM4A <text:s/>- <text:s/>lysine (k)-specific demethylase 4a, NEB <text:s/>- <text:s/>nebulin, PARD3 <text:s/>- <text:s/>par-3 partitioning defective 3 homolog (c. elegans), DDX4 <text:s/>- <text:s/>dead (asp-glu-ala-asp) box polypeptide 4, CKS2 <text:s/>- <text:s/>cdc28 protein kinase regulatory subunit 2, CDCA2 <text:s/>- <text:s/>cell division cycle associated 2, KIF18B <text:s/>- <text:s/>kinesin family member 18b, SMAD6 <text:s/>- <text:s/>smad family member 6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642</text:p>
          </table:table-cell>
          <table:table-cell office:value-type="string" calcext:value-type="string">
            <text:p>negative regulation of skeletal muscle tissue development</text:p>
          </table:table-cell>
          <table:table-cell office:value-type="float" office:value="0.0000201" calcext:value-type="float">
            <text:p>0.0000201</text:p>
          </table:table-cell>
          <table:table-cell office:value-type="float" office:value="0.00336" calcext:value-type="float">
            <text:p>0.00336</text:p>
          </table:table-cell>
          <table:table-cell office:value-type="float" office:value="12.97" calcext:value-type="float">
            <text:p>12.97</text:p>
          </table:table-cell>
          <table:table-cell office:value-type="float" office:value="13954" calcext:value-type="float">
            <text:p>13954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S100B <text:s/>- <text:s/>s100 calcium binding protein b, SIX4 <text:s/>- <text:s/>six homeobox 4, USP19 <text:s/>- <text:s/>ubiquitin specific peptidase 19, TSC22D3 <text:s/>- <text:s/>tsc22 domain family, member 3, MYOCD <text:s/>- <text:s/>myocard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72</text:p>
          </table:table-cell>
          <table:table-cell office:value-type="string" calcext:value-type="string">
            <text:p>mitotic cell cycle phase transition</text:p>
          </table:table-cell>
          <table:table-cell office:value-type="float" office:value="0.0000239" calcext:value-type="float">
            <text:p>0.0000239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2.77" calcext:value-type="float">
            <text:p>2.77</text:p>
          </table:table-cell>
          <table:table-cell office:value-type="float" office:value="13954" calcext:value-type="float">
            <text:p>13954</text:p>
          </table:table-cell>
          <table:table-cell office:value-type="float" office:value="216" calcext:value-type="float">
            <text:p>216</text:p>
          </table:table-cell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PCNT <text:s/>- <text:s/>pericentrin, CDC6 <text:s/>- <text:s/>cell division cycle 6, PCNA <text:s/>- <text:s/>proliferating cell nuclear antigen, MAPRE1 <text:s/>- <text:s/>microtubule-associated protein, rp/eb family, member 1, DYNC1H1 <text:s/>- <text:s/>dynein, cytoplasmic 1, heavy chain 1, NDE1 <text:s/>- <text:s/>nude neurodevelopment protein 1, CDC25A <text:s/>- <text:s/>cell division cycle 25a, NEK2 <text:s/>- <text:s/>nima-related kinase 2, CCNB2 <text:s/>- <text:s/>cyclin b2, CDK1 <text:s/>- <text:s/>cyclin-dependent kinase 1, UBE2C <text:s/>- <text:s/>ubiquitin-conjugating enzyme e2c, PPP2R1A <text:s/>- <text:s/>protein phosphatase 2, regulatory subunit a, alpha, ORC4 <text:s/>- <text:s/>origin recognition complex, subunit 4, ID4 <text:s/>- <text:s/>inhibitor of dna binding 4, dominant negative helix-loop-helix protein, UBB <text:s/>- <text:s/>ubiquitin b, CHEK2 <text:s/>- <text:s/>checkpoint kinase 2, PAFAH1B1 <text:s/>- <text:s/>platelet-activating factor acetylhydrolase 1b, regulatory subunit 1 (45kda), CKS2 <text:s/>- <text:s/>cdc28 protein kinase regulatory subunit 2, POLA1 <text:s/>- <text:s/>polymerase (dna directed), alpha 1, catalytic subunit, TUBB4B <text:s/>- <text:s/>tubulin, beta 4b class ivb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840</text:p>
          </table:table-cell>
          <table:table-cell office:value-type="string" calcext:value-type="string">
            <text:p>cellular component organization or biogenesis</text:p>
          </table:table-cell>
          <table:table-cell office:value-type="float" office:value="0.0000271" calcext:value-type="float">
            <text:p>0.0000271</text:p>
          </table:table-cell>
          <table:table-cell office:value-type="float" office:value="0.00444" calcext:value-type="float">
            <text:p>0.00444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3941" calcext:value-type="float">
            <text:p>3941</text:p>
          </table:table-cell>
          <table:table-cell office:value-type="float" office:value="489" calcext:value-type="float">
            <text:p>48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[MAPRE1 <text:s/>- <text:s/>microtubule-associated protein, rp/eb family, member 1, CDK1 <text:s/>- <text:s/>cyclin-dependent kinase 1, ATXN2L <text:s/>- <text:s/>ataxin 2-like, CDH1 <text:s/>- <text:s/>cadherin 1, type 1, e-cadherin (epithelial), ZNF385A <text:s/>- <text:s/>zinc finger protein 385a, SIN3A <text:s/>- <text:s/>sin3 transcription regulator family member a, MID1 <text:s/>- <text:s/>midline 1 (opitz/bbb syndrome), SEPT4 <text:s/>- <text:s/>septin 4, SET <text:s/>- <text:s/>set nuclear oncogene, FLII <text:s/>- <text:s/>flightless i homolog (drosophila), SIX4 <text:s/>- <text:s/>six homeobox 4, WHAMM <text:s/>- <text:s/>was protein homolog associated with actin, golgi membranes and microtubules, ABR <text:s/>- <text:s/>active bcr-related, CYTH2 <text:s/>- <text:s/>cytohesin 2, FOPNL <text:s/>- <text:s/>fgfr1op n-terminal like, ACACA <text:s/>- <text:s/>acetyl-coa carboxylase alpha, USP16 <text:s/>- <text:s/>ubiquitin specific peptidase 16, CCNO <text:s/>- <text:s/>cyclin o, CHP1 <text:s/>- <text:s/>calcineurin-like ef-hand protein 1, CYCS <text:s/>- <text:s/>cytochrome c, somatic, MAEL <text:s/>- <text:s/>maelstrom spermatogenic transposon silencer, NPHP4 <text:s/>- <text:s/>nephronophthisis 4, GRHL1 <text:s/>- <text:s/>grainyhead-like 1 (drosophila), SYNGAP1 <text:s/>- <text:s/>synaptic ras gtpase activating protein 1, HIST3H2BB <text:s/>- <text:s/>histone cluster 3, h2bb, LPL <text:s/>- <text:s/>lipoprotein lipase, PADI3 <text:s/>- <text:s/>peptidyl arginine deiminase, type iii, CCNB1IP1 <text:s/>- <text:s/>cyclin b1 interacting protein 1, e3 ubiquitin protein ligase, CHEK2 <text:s/>- <text:s/>checkpoint kinase 2, TDO2 <text:s/>- <text:s/>tryptophan 2,3-dioxygenase, PAFAH1B1 <text:s/>- <text:s/>platelet-activating factor acetylhydrolase 1b, regulatory subunit 1 (45kda), RAB11B <text:s/>- <text:s/>rab11b, member ras oncogene family, NUCKS1 <text:s/>- <text:s/>nuclear casein kinase and cyclin-dependent kinase substrate 1, ELF3 <text:s/>- <text:s/>e74-like factor 3 (ets domain transcription factor, epithelial-specific ), LDB1 <text:s/>- <text:s/>lim domain binding 1, ABCA7 <text:s/>- <text:s/>atp-binding cassette, sub-family a (abc1), member 7, GGCT <text:s/>- <text:s/>gamma-glutamylcyclotransferase, HIST1H2BB <text:s/>- <text:s/>histone cluster 1, h2bb, ZMYM3 <text:s/>- <text:s/>zinc finger, mym-type 3, NDE1 <text:s/>- <text:s/>nude neurodevelopment protein 1, H2AFZ <text:s/>- <text:s/>h2a histone family, member z, MCU <text:s/>- <text:s/>mitochondrial calcium uniporter, ICAM4 <text:s/>- <text:s/>intercellular adhesion molecule 4 (landsteiner-wiener blood group), SNRPF <text:s/>- <text:s/>small nuclear ribonucleoprotein polypeptide f, MYRF <text:s/>- <text:s/>myelin regulatory factor, KIF18A <text:s/>- <text:s/>kinesin family member 18a, SNCA <text:s/>- <text:s/>synuclein, alpha (non a4 component of amyloid precursor), TYSND1 <text:s/>- <text:s/>trypsin domain containing 1, MYH10 <text:s/>- <text:s/>myosin, heavy chain 10, non-muscle, DDR2 <text:s/>- <text:s/>discoidin domain receptor tyrosine kinase 2, MIS12 <text:s/>- <text:s/>mis12 kinetochore complex component, SYNE1 <text:s/>- <text:s/>spectrin repeat containing, nuclear envelope 1, ISL1 <text:s/>- <text:s/>isl lim homeobox 1, SNX11 <text:s/>- <text:s/>sorting nexin 11, TP53BP1 <text:s/>- <text:s/>tumor protein p53 binding protein 1, SKA2 <text:s/>- <text:s/>spindle and kinetochore associated complex subunit 2, HIST1H2BA <text:s/>- <text:s/>histone cluster 1, h2ba, SZT2 <text:s/>- <text:s/>seizure threshold 2 homolog (mouse), CELSR3 <text:s/>- <text:s/>cadherin, egf lag seven-pass g-type receptor 3, KDM4B <text:s/>- <text:s/>lysine (k)-specific demethylase 4b, INO80B <text:s/>- <text:s/>ino80 complex subunit b, FAM160A2 <text:s/>- <text:s/>family with sequence similarity 160, member a2, FER <text:s/>- <text:s/>fer (fps/fes related) tyrosine kinase, TPCN2 <text:s/>- <text:s/>two pore segment channel 2, PCNT <text:s/>- <text:s/>pericentrin, PCNA <text:s/>- <text:s/>proliferating cell nuclear antigen, S100B <text:s/>- <text:s/>s100 calcium binding protein b, SSBP3 <text:s/>- <text:s/>single stranded dna binding protein 3, NUBP2 <text:s/>- <text:s/>nucleotide binding protein 2, HIST3H2A <text:s/>- <text:s/>histone cluster 3, h2a, SPRY2 <text:s/>- <text:s/>sprouty homolog 2 (drosophila), ZEB2 <text:s/>- <text:s/>zinc finger e-box binding homeobox 2, KCTD9 <text:s/>- <text:s/>potassium channel tetramerization domain containing 9, HELB <text:s/>- <text:s/>helicase (dna) b, CNTN2 <text:s/>- <text:s/>contactin 2 (axonal), MRPL4 <text:s/>- <text:s/>mitochondrial ribosomal protein l4, CDH6 <text:s/>- <text:s/>cadherin 6, type 2, k-cadherin (fetal kidney), PCDHB1 <text:s/>- <text:s/>protocadherin beta 1, CDH10 <text:s/>- <text:s/>cadherin 10, type 2 (t2-cadherin), POLA1 <text:s/>- <text:s/>polymerase (dna directed), alpha 1, catalytic subunit, CDH9 <text:s/>- <text:s/>cadherin 9, type 2 (t1-cadherin), PTPRD <text:s/>- <text:s/>protein tyrosine phosphatase, receptor type, d, COL12A1 <text:s/>- <text:s/>collagen, type xii, alpha 1, PHOX2B <text:s/>- <text:s/>paired-like homeobox 2b, HDAC1 <text:s/>- <text:s/>histone deacetylase 1, CDH18 <text:s/>- <text:s/>cadherin 18, type 2, RUVBL2 <text:s/>- <text:s/>ruvb-like 2 (e. coli), CCNB2 <text:s/>- <text:s/>cyclin b2, HIST1H2BC <text:s/>- <text:s/>histone cluster 1, h2bc, FAM126A <text:s/>- <text:s/>family with sequence similarity 126, member a, SLC2A8 <text:s/>- <text:s/>solute carrier family 2 (facilitated glucose transporter), member 8, TCTN3 <text:s/>- <text:s/>tectonic family member 3, TTLL5 <text:s/>- <text:s/>tubulin tyrosine ligase-like family, member 5, HMGB2 <text:s/>- <text:s/>high mobility group box 2, XPO1 <text:s/>- <text:s/>exportin 1 (crm1 homolog, yeast), ICAM5 <text:s/>- <text:s/>intercellular adhesion molecule 5, telencephalin, TLE1 <text:s/>- <text:s/>transducin-like enhancer of split 1 (e(sp1) homolog, drosophila), BAHD1 <text:s/>- <text:s/>bromo adjacent homology domain containing 1, RHOQ <text:s/>- <text:s/>ras homolog family member q, WNT8B <text:s/>- <text:s/>wingless-type mmtv integration site family, member 8b, TLE4 <text:s/>- <text:s/>transducin-like enhancer of split 4 (e(sp1) homolog, drosophila), CTH <text:s/>- <text:s/>cystathionase (cystathionine gamma-lyase), PFDN6 <text:s/>- <text:s/>prefoldin subunit 6, HSD17B12 <text:s/>- <text:s/>hydroxysteroid (17-beta) dehydrogenase 12, RAB39A <text:s/>- <text:s/>rab39a, member ras oncogene family, MAP1A <text:s/>- <text:s/>microtubule-associated protein 1a, AIMP2 <text:s/>- <text:s/>aminoacyl trna synthetase complex-interacting multifunctional protein 2, COA3 <text:s/>- <text:s/>cytochrome c oxidase assembly factor 3, ID1 <text:s/>- <text:s/>inhibitor of dna binding 1, dominant negative helix-loop-helix protein, CCDC151 <text:s/>- <text:s/>coiled-coil domain containing 151, RAB3A <text:s/>- <text:s/>rab3a, member ras oncogene family, UBE2C <text:s/>- <text:s/>ubiquitin-conjugating enzyme e2c, HK2 <text:s/>- <text:s/>hexokinase 2, FRYL <text:s/>- <text:s/>fry-like, NFKB2 <text:s/>- <text:s/>nuclear factor of kappa light polypeptide gene enhancer in b-cells 2 (p49/p100), PPP2R1A <text:s/>- <text:s/>protein phosphatase 2, regulatory subunit a, alpha, FLRT3 <text:s/>- <text:s/>fibronectin leucine rich transmembrane protein 3, WNT3 <text:s/>- <text:s/>wingless-type mmtv integration site family, member 3, TANC1 <text:s/>- <text:s/>tetratricopeptide repeat, ankyrin repeat and coiled-coil containing 1, SBDS <text:s/>- <text:s/>shwachman-bodian-diamond syndrome, PER1 <text:s/>- <text:s/>period circadian clock 1, TTBK2 <text:s/>- <text:s/>tau tubulin kinase 2, CALM3 <text:s/>- <text:s/>calmodulin 3 (phosphorylase kinase, delta), TUBA1C <text:s/>- <text:s/>tubulin, alpha 1c, MYOCD <text:s/>- <text:s/>myocardin, VCP <text:s/>- <text:s/>valosin containing protein, NEK7 <text:s/>- <text:s/>nima-related kinase 7, CCP110 <text:s/>- <text:s/>centriolar coiled coil protein 110kda, IQCB1 <text:s/>- <text:s/>iq motif containing b1, KCNIP4 <text:s/>- <text:s/>kv channel interacting protein 4, KIF14 <text:s/>- <text:s/>kinesin family member 14, SYCP3 <text:s/>- <text:s/>synaptonemal complex protein 3, NEK2 <text:s/>- <text:s/>nima-related kinase 2, PLA2G3 <text:s/>- <text:s/>phospholipase a2, group iii, TDRKH <text:s/>- <text:s/>tudor and kh domain containing, DLG1 <text:s/>- <text:s/>discs, large homolog 1 (drosophila), NIPBL <text:s/>- <text:s/>nipped-b homolog (drosophila), JARID2 <text:s/>- <text:s/>jumonji, at rich interactive domain 2, THG1L <text:s/>- <text:s/>trna-histidine guanylyltransferase 1-like (s. cerevisiae), DPP10 <text:s/>- <text:s/>dipeptidyl-peptidase 10 (non-functional), UBB <text:s/>- <text:s/>ubiquitin b, EPC1 <text:s/>- <text:s/>enhancer of polycomb homolog 1 (drosophila), USP21 <text:s/>- <text:s/>ubiquitin specific peptidase 21, SPAG9 <text:s/>- <text:s/>sperm associated antigen 9, CLTA <text:s/>- <text:s/>clathrin, light chain a, NRXN3 <text:s/>- <text:s/>neurexin 3, TUBB4B <text:s/>- <text:s/>tubulin, beta 4b class ivb, HIST1H2AA <text:s/>- <text:s/>histone cluster 1, h2aa, CDK5RAP3 <text:s/>- <text:s/>cdk5 regulatory subunit associated protein 3, DYNC1H1 <text:s/>- <text:s/>dynein, cytoplasmic 1, heavy chain 1, SF1 <text:s/>- <text:s/>splicing factor 1, GPR65 <text:s/>- <text:s/>g protein-coupled receptor 65, TGFB3 <text:s/>- <text:s/>transforming growth factor, beta 3, EPB41 <text:s/>- <text:s/>erythrocyte membrane protein band 4.1 (elliptocytosis 1, rh-linked), HMGN3 <text:s/>- <text:s/>high mobility group nucleosomal binding domain 3, SORT1 <text:s/>- <text:s/>sortilin 1, HNRNPC <text:s/>- <text:s/>heterogeneous nuclear ribonucleoprotein c (c1/c2), ARID4A <text:s/>- <text:s/>at rich interactive domain 4a (rbp1-like), NDUFB3 <text:s/>- <text:s/>nadh dehydrogenase (ubiquinone) 1 beta subcomplex, 3, 12kda, KANSL2 <text:s/>- <text:s/>kat8 regulatory nsl complex subunit 2, NAPA <text:s/>- <text:s/>n-ethylmaleimide-sensitive factor attachment protein, alpha, KDM4A <text:s/>- <text:s/>lysine (k)-specific demethylase 4a, NEB <text:s/>- <text:s/>nebulin, PARD3 <text:s/>- <text:s/>par-3 partitioning defective 3 homolog (c. elegans), REC8 <text:s/>- <text:s/>rec8 meiotic recombination protein, DDX4 <text:s/>- <text:s/>dead (asp-glu-ala-asp) box polypeptide 4, SETD2 <text:s/>- <text:s/>set domain containing 2, TLK2 <text:s/>- <text:s/>tousled-like kinase 2, SMCR7 <text:s/>- <text:s/>smith-magenis syndrome chromosome region, candidate 7, CKS2 <text:s/>- <text:s/>cdc28 protein kinase regulatory subunit 2, CABIN1 <text:s/>- <text:s/>calcineurin binding protein 1, KAT6B <text:s/>- <text:s/>k(lysine) acetyltransferase 6b, LEF1 <text:s/>- <text:s/>lymphoid enhancer-binding factor 1, HSCB <text:s/>- <text:s/>hscb iron-sulfur cluster co-chaperone homolog (e. coli), RTN4 <text:s/>- <text:s/>reticulon 4, KIF18B <text:s/>- <text:s/>kinesin family member 18b, PRKAR1A <text:s/>- <text:s/>protein kinase, camp-dependent, regulatory, type i, alpha, ATAD2 <text:s/>- <text:s/>atpase family, aaa domain containing 2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704</text:p>
          </table:table-cell>
          <table:table-cell office:value-type="string" calcext:value-type="string">
            <text:p>organic substance metabolic process</text:p>
          </table:table-cell>
          <table:table-cell office:value-type="float" office:value="0.0000281" calcext:value-type="float">
            <text:p>0.0000281</text:p>
          </table:table-cell>
          <table:table-cell office:value-type="float" office:value="0.00454" calcext:value-type="float">
            <text:p>0.00454</text:p>
          </table:table-cell>
          <table:table-cell office:value-type="float" office:value="1.18" calcext:value-type="float">
            <text:p>1.18</text:p>
          </table:table-cell>
          <table:table-cell office:value-type="float" office:value="13954" calcext:value-type="float">
            <text:p>13954</text:p>
          </table:table-cell>
          <table:table-cell office:value-type="float" office:value="7016" calcext:value-type="float">
            <text:p>7016</text:p>
          </table:table-cell>
          <table:table-cell office:value-type="float" office:value="489" calcext:value-type="float">
            <text:p>4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[SIX5 <text:s/>- <text:s/>six homeobox 5, PMS2 <text:s/>- <text:s/>pms2 postmeiotic segregation increased 2 (s. cerevisiae), SCD5 <text:s/>- <text:s/>stearoyl-coa desaturase 5, PNN <text:s/>- <text:s/>pinin, desmosome associated protein, ABAT <text:s/>- <text:s/>4-aminobutyrate aminotransferase, PNRC1 <text:s/>- <text:s/>proline-rich nuclear receptor coactivator 1, ACACA <text:s/>- <text:s/>acetyl-coa carboxylase alpha, CCNO <text:s/>- <text:s/>cyclin o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C9orf41 <text:s/>- <text:s/>chromosome 9 open reading frame 41, SOX4 <text:s/>- <text:s/>sry (sex determining region y)-box 4, GRHL1 <text:s/>- <text:s/>grainyhead-like 1 (drosophila), SYNGAP1 <text:s/>- <text:s/>synaptic ras gtpase activating protein 1, GRHL3 <text:s/>- <text:s/>grainyhead-like 3 (drosophila), LPL <text:s/>- <text:s/>lipoprotein lipase, CCNB1IP1 <text:s/>- <text:s/>cyclin b1 interacting protein 1, e3 ubiquitin protein ligase, FBXL20 <text:s/>- <text:s/>f-box and leucine-rich repeat protein 20, MMAB <text:s/>- <text:s/>methylmalonic aciduria (cobalamin deficiency) cblb type, HOXD3 <text:s/>- <text:s/>homeobox d3, ELAVL4 <text:s/>- <text:s/>elav (embryonic lethal, abnormal vision, drosophila)-like 4, ELF3 <text:s/>- <text:s/>e74-like factor 3 (ets domain transcription factor, epithelial-specific ), ATF6B <text:s/>- <text:s/>activating transcription factor 6 beta, RIMKLA <text:s/>- <text:s/>ribosomal modification protein rimk-like family member a, LDB1 <text:s/>- <text:s/>lim domain binding 1, ABCA7 <text:s/>- <text:s/>atp-binding cassette, sub-family a (abc1), member 7, HOXC9 <text:s/>- <text:s/>homeobox c9, GGCT <text:s/>- <text:s/>gamma-glutamylcyclotransferase, ANAPC5 <text:s/>- <text:s/>anaphase promoting complex subunit 5, OLIG2 <text:s/>- <text:s/>oligodendrocyte lineage transcription factor 2, SNRPF <text:s/>- <text:s/>small nuclear ribonucleoprotein polypeptide f, ADCK3 <text:s/>- <text:s/>aarf domain containing kinase 3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SPTLC2 <text:s/>- <text:s/>serine palmitoyltransferase, long chain base subunit 2, PPM1B <text:s/>- <text:s/>protein phosphatase, mg2+/mn2+ dependent, 1b, DDX50 <text:s/>- <text:s/>dead (asp-glu-ala-asp) box polypeptide 50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KCTD9 <text:s/>- <text:s/>potassium channel tetramerization domain containing 9, HELB <text:s/>- <text:s/>helicase (dna) b, PLD3 <text:s/>- <text:s/>phospholipase d family, member 3, AFF3 <text:s/>- <text:s/>af4/fmr2 family, member 3, POLA1 <text:s/>- <text:s/>polymerase (dna directed), alpha 1, catalytic subunit, COL12A1 <text:s/>- <text:s/>collagen, type xii, alpha 1, PHOX2B <text:s/>- <text:s/>paired-like homeobox 2b, HSPA5 <text:s/>- <text:s/>heat shock 70kda protein 5 (glucose-regulated protein, 78kda), ADAMTSL1 <text:s/>- <text:s/>adamts-like 1, COL15A1 <text:s/>- <text:s/>collagen, type xv, alpha 1, PCYOX1L <text:s/>- <text:s/>prenylcysteine oxidase 1 like, RUVBL2 <text:s/>- <text:s/>ruvb-like 2 (e. coli), HNRNPUL1 <text:s/>- <text:s/>heterogeneous nuclear ribonucleoprotein u-like 1, FAM126A <text:s/>- <text:s/>family with sequence similarity 126, member a, FABP3 <text:s/>- <text:s/>fatty acid binding protein 3, muscle and heart (mammary-derived growth inhibitor), TTLL5 <text:s/>- <text:s/>tubulin tyrosine ligase-like family, member 5, HMGB2 <text:s/>- <text:s/>high mobility group box 2, ASB7 <text:s/>- <text:s/>ankyrin repeat and socs box containing 7, TTLL9 <text:s/>- <text:s/>tubulin tyrosine ligase-like family, member 9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FAR1 <text:s/>- <text:s/>fatty acyl coa reductase 1, HOXB13 <text:s/>- <text:s/>homeobox b13, SPSB3 <text:s/>- <text:s/>spla/ryanodine receptor domain and socs box containing 3, HK2 <text:s/>- <text:s/>hexokinase 2, UBE2C <text:s/>- <text:s/>ubiquitin-conjugating enzyme e2c, SLC44A5 <text:s/>- <text:s/>solute carrier family 44, member 5, PPP2R1A <text:s/>- <text:s/>protein phosphatase 2, regulatory subunit a, alpha, SBDS <text:s/>- <text:s/>shwachman-bodian-diamond syndrome, PPP2R2B <text:s/>- <text:s/>protein phosphatase 2, regulatory subunit b, beta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NAA11 <text:s/>- <text:s/>n(alpha)-acetyltransferase 11, nata catalytic subunit, HIF1A <text:s/>- <text:s/>hypoxia inducible factor 1, alpha subunit (basic helix-loop-helix transcription factor), ABHD16A <text:s/>- <text:s/>abhydrolase domain containing 16a, ERF <text:s/>- <text:s/>ets2 repressor factor, KIF14 <text:s/>- <text:s/>kinesin family member 14, CRKL <text:s/>- <text:s/>v-crk avian sarcoma virus ct10 oncogene homolog-like, HOXB4 <text:s/>- <text:s/>homeobox b4, ZBTB5 <text:s/>- <text:s/>zinc finger and btb domain containing 5, TDRKH <text:s/>- <text:s/>tudor and kh domain containing, MACROD1 <text:s/>- <text:s/>macro domain containing 1, PASK <text:s/>- <text:s/>pas domain containing serine/threonine kinase, CRY1 <text:s/>- <text:s/>cryptochrome 1 (photolyase-like), JARID2 <text:s/>- <text:s/>jumonji, at rich interactive domain 2, EHF <text:s/>- <text:s/>ets homologous factor, THG1L <text:s/>- <text:s/>trna-histidine guanylyltransferase 1-like (s. cerevisiae), SLC16A11 <text:s/>- <text:s/>solute carrier family 16, member 11, SLC25A25 <text:s/>- <text:s/>solute carrier family 25 (mitochondrial carrier; phosphate carrier), member 25, UBB <text:s/>- <text:s/>ubiquitin b, ESRRB <text:s/>- <text:s/>estrogen-related receptor beta, MACROD2 <text:s/>- <text:s/>macro domain containing 2, DOLPP1 <text:s/>- <text:s/>dolichyldiphosphatase 1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NRNPA1 <text:s/>- <text:s/>heterogeneous nuclear ribonucleoprotein a1, HMGN3 <text:s/>- <text:s/>high mobility group nucleosomal binding domain 3, HNRNPC <text:s/>- <text:s/>heterogeneous nuclear ribonucleoprotein c (c1/c2), OSBPL9 <text:s/>- <text:s/>oxysterol binding protein-like 9, KANSL2 <text:s/>- <text:s/>kat8 regulatory nsl complex subunit 2, SPATA24 <text:s/>- <text:s/>spermatogenesis associated 24, PRKCSH <text:s/>- <text:s/>protein kinase c substrate 80k-h, SQLE <text:s/>- <text:s/>squalene epoxidase, REC8 <text:s/>- <text:s/>rec8 meiotic recombination protein, SETD2 <text:s/>- <text:s/>set domain containing 2, TLK2 <text:s/>- <text:s/>tousled-like kinase 2, HMX3 <text:s/>- <text:s/>h6 family homeobox 3, LEF1 <text:s/>- <text:s/>lymphoid enhancer-binding factor 1, HSCB <text:s/>- <text:s/>hscb iron-sulfur cluster co-chaperone homolog (e. coli), ATAD2 <text:s/>- <text:s/>atpase family, aaa domain containing 2, SDS <text:s/>- <text:s/>serine dehydratase, CDC6 <text:s/>- <text:s/>cell division cycle 6, CDC25A <text:s/>- <text:s/>cell division cycle 25a, RBM23 <text:s/>- <text:s/>rna binding motif protein 23, CDK1 <text:s/>- <text:s/>cyclin-dependent kinase 1, KCNAB2 <text:s/>- <text:s/>potassium voltage-gated channel, shaker-related subfamily, beta member 2, PAX6 <text:s/>- <text:s/>paired box 6, RBM15 <text:s/>- <text:s/>rna binding motif protein 15, RFWD3 <text:s/>- <text:s/>ring finger and wd repeat domain 3, ZNF385A <text:s/>- <text:s/>zinc finger protein 385a, ORC4 <text:s/>- <text:s/>origin recognition complex, subunit 4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METAP1D <text:s/>- <text:s/>methionyl aminopeptidase type 1d (mitochondrial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ZDHHC5 <text:s/>- <text:s/>zinc finger, dhhc-type containing 5, DBP <text:s/>- <text:s/>d site of albumin promoter (albumin d-box) binding protein, CHP1 <text:s/>- <text:s/>calcineurin-like ef-hand protein 1, CYCS <text:s/>- <text:s/>cytochrome c, somatic, IGF2BP2 <text:s/>- <text:s/>insulin-like growth factor 2 mrna binding protein 2, ENTPD1 <text:s/>- <text:s/>ectonucleoside triphosphate diphosphohydrolase 1, ANAPC15 <text:s/>- <text:s/>anaphase promoting complex subunit 15, GUCY1B3 <text:s/>- <text:s/>guanylate cyclase 1, soluble, beta 3, PSMA3 <text:s/>- <text:s/>proteasome (prosome, macropain) subunit, alpha type, 3, KHDRBS3 <text:s/>- <text:s/>kh domain containing, rna binding, signal transduction associated 3, P4HB <text:s/>- <text:s/>prolyl 4-hydroxylase, beta polypeptide, METTL17 <text:s/>- <text:s/>methyltransferase like 17, CNOT10 <text:s/>- <text:s/>ccr4-not transcription complex, subunit 10, CNTD1 <text:s/>- <text:s/>cyclin n-terminal domain containing 1, PADI3 <text:s/>- <text:s/>peptidyl arginine deiminase, type iii, MED8 <text:s/>- <text:s/>mediator complex subunit 8, LCLAT1 <text:s/>- <text:s/>lysocardiolipin acyltransferase 1, SP9 <text:s/>- <text:s/>sp9 transcription factor, CHEK2 <text:s/>- <text:s/>checkpoint kinase 2, TDO2 <text:s/>- <text:s/>tryptophan 2,3-dioxygenase, PAFAH1B1 <text:s/>- <text:s/>platelet-activating factor acetylhydrolase 1b, regulatory subunit 1 (45kda), ZNF532 <text:s/>- <text:s/>zinc finger protein 532, GYS1 <text:s/>- <text:s/>glycogen synthase 1 (muscle), RAB11B <text:s/>- <text:s/>rab11b, member ras oncogene family, NUCKS1 <text:s/>- <text:s/>nuclear casein kinase and cyclin-dependent kinase substrate 1, EAF2 <text:s/>- <text:s/>ell associated factor 2, DCAF11 <text:s/>- <text:s/>ddb1 and cul4 associated factor 11, DERL2 <text:s/>- <text:s/>derlin 2, SCAI <text:s/>- <text:s/>suppressor of cancer cell invasion, HIST1H2BB <text:s/>- <text:s/>histone cluster 1, h2bb, RNF31 <text:s/>- <text:s/>ring finger protein 31, SAP130 <text:s/>- <text:s/>sin3a-associated protein, 130kda, DCP2 <text:s/>- <text:s/>decapping mrna 2, DLGAP5 <text:s/>- <text:s/>discs, large (drosophila) homolog-associated protein 5, PSME2 <text:s/>- <text:s/>proteasome (prosome, macropain) activator subunit 2 (pa28 beta), TYSND1 <text:s/>- <text:s/>trypsin domain containing 1, IRS1 <text:s/>- <text:s/>insulin receptor substrate 1, DDR2 <text:s/>- <text:s/>discoidin domain receptor tyrosine kinase 2, SC5D <text:s/>- <text:s/>sterol-c5-desaturase, ISL1 <text:s/>- <text:s/>isl lim homeobox 1, HIST1H2BA <text:s/>- <text:s/>histone cluster 1, h2ba, BCLAF1 <text:s/>- <text:s/>bcl2-associated transcription factor 1, NME9 <text:s/>- <text:s/>nme/nm23 family member 9, OSBPL3 <text:s/>- <text:s/>oxysterol binding protein-like 3, HAGH <text:s/>- <text:s/>hydroxyacylglutathione hydrolase, FER <text:s/>- <text:s/>fer (fps/fes related) tyrosine kinase, HABP2 <text:s/>- <text:s/>hyaluronan binding protein 2, LRP8 <text:s/>- <text:s/>low density lipoprotein receptor-related protein 8, apolipoprotein e receptor, PCNA <text:s/>- <text:s/>proliferating cell nuclear antigen, FDPS <text:s/>- <text:s/>farnesyl diphosphate synthase, DBI <text:s/>- <text:s/>diazepam binding inhibitor (gaba receptor modulator, acyl-coa binding protein), FICD <text:s/>- <text:s/>fic domain containing, PCSK2 <text:s/>- <text:s/>proprotein convertase subtilisin/kexin type 2, SHC3 <text:s/>- <text:s/>shc (src homology 2 domain containing) transforming protein 3, ZEB2 <text:s/>- <text:s/>zinc finger e-box binding homeobox 2, PANK1 <text:s/>- <text:s/>pantothenate kinase 1, KLHL25 <text:s/>- <text:s/>kelch-like family member 25, ZNF644 <text:s/>- <text:s/>zinc finger protein 644, CNTN2 <text:s/>- <text:s/>contactin 2 (axonal), C14orf1 <text:s/>- <text:s/>chromosome 14 open reading frame 1, MRPL4 <text:s/>- <text:s/>mitochondrial ribosomal protein l4, TRIM68 <text:s/>- <text:s/>tripartite motif containing 68, ZFP91 <text:s/>- <text:s/>zfp91 zinc finger protein, PTPRD <text:s/>- <text:s/>protein tyrosine phosphatase, receptor type, d, NRL <text:s/>- <text:s/>neural retina leucine zipper, HDAC1 <text:s/>- <text:s/>histone deacetylase 1, SLC25A12 <text:s/>- <text:s/>solute carrier family 25 (aspartate/glutamate carrier), member 12, HIST1H2BC <text:s/>- <text:s/>histone cluster 1, h2bc, SLC2A8 <text:s/>- <text:s/>solute carrier family 2 (facilitated glucose transporter), member 8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MORC2 <text:s/>- <text:s/>morc family cw-type zinc finger 2, HERPUD1 <text:s/>- <text:s/>homocysteine-inducible, endoplasmic reticulum stress-inducible, ubiquitin-like domain member 1, MLEC <text:s/>- <text:s/>malectin, ID1 <text:s/>- <text:s/>inhibitor of dna binding 1, dominant negative helix-loop-helix protein, NFYC <text:s/>- <text:s/>nuclear transcription factor y, gamma, DUSP6 <text:s/>- <text:s/>dual specificity phosphatase 6, TBX19 <text:s/>- <text:s/>t-box 19, TBX18 <text:s/>- <text:s/>t-box 18, NFKB2 <text:s/>- <text:s/>nuclear factor of kappa light polypeptide gene enhancer in b-cells 2 (p49/p100), FRYL <text:s/>- <text:s/>fry-like, ADNP2 <text:s/>- <text:s/>adnp homeobox 2, MKL1 <text:s/>- <text:s/>megakaryoblastic leukemia (translocation) 1, PER1 <text:s/>- <text:s/>period circadian clock 1, ID4 <text:s/>- <text:s/>inhibitor of dna binding 4, dominant negative helix-loop-helix protein, TTBK2 <text:s/>- <text:s/>tau tubulin kinase 2, ATP5G1 <text:s/>- <text:s/>atp synthase, h+ transporting, mitochondrial fo complex, subunit c1 (subunit 9), NKX6-1 <text:s/>- <text:s/>nk6 homeobox 1, MYOCD <text:s/>- <text:s/>myocardin, WARS <text:s/>- <text:s/>tryptophanyl-trna synthetase, ZNF652 <text:s/>- <text:s/>zinc finger protein 652, CCP110 <text:s/>- <text:s/>centriolar coiled coil protein 110kda, PLA2G3 <text:s/>- <text:s/>phospholipase a2, group iii, DLG3 <text:s/>- <text:s/>discs, large homolog 3 (drosophila), NEK2 <text:s/>- <text:s/>nima-related kinase 2, DLG1 <text:s/>- <text:s/>discs, large homolog 1 (drosophila), DLG2 <text:s/>- <text:s/>discs, large homolog 2 (drosophila), MIER2 <text:s/>- <text:s/>mesoderm induction early response 1, family member 2, SAT2 <text:s/>- <text:s/>spermidine/spermine n1-acetyltransferase family member 2, DPP10 <text:s/>- <text:s/>dipeptidyl-peptidase 10 (non-functional), DLX3 <text:s/>- <text:s/>distal-less homeobox 3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KLF1 <text:s/>- <text:s/>kruppel-like factor 1 (erythroid), SIX1 <text:s/>- <text:s/>six homeobox 1, CDK5RAP3 <text:s/>- <text:s/>cdk5 regulatory subunit associated protein 3, SFRP1 <text:s/>- <text:s/>secreted frizzled-related protein 1, PCF11 <text:s/>- <text:s/>pcf11 cleavage and polyadenylation factor subunit, SF1 <text:s/>- <text:s/>splicing factor 1, RBM4 <text:s/>- <text:s/>rna binding motif protein 4, TGFB1I1 <text:s/>- <text:s/>transforming growth factor beta 1 induced transcript 1, ARID4A <text:s/>- <text:s/>at rich interactive domain 4a (rbp1-like), GDE1 <text:s/>- <text:s/>glycerophosphodiester phosphodiesterase 1, KDM4A <text:s/>- <text:s/>lysine (k)-specific demethylase 4a, DDX4 <text:s/>- <text:s/>dead (asp-glu-ala-asp) box polypeptide 4, CABIN1 <text:s/>- <text:s/>calcineurin binding protein 1, KAT6B <text:s/>- <text:s/>k(lysine) acetyltransferase 6b, XRCC4 <text:s/>- <text:s/>x-ray repair complementing defective repair in chinese hamster cells 4, CPVL <text:s/>- <text:s/>carboxypeptidase, vitellogenic-like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285</text:p>
          </table:table-cell>
          <table:table-cell office:value-type="string" calcext:value-type="string">
            <text:p>organelle fission</text:p>
          </table:table-cell>
          <table:table-cell office:value-type="float" office:value="0.0000398" calcext:value-type="float">
            <text:p>0.0000398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4.76" calcext:value-type="float">
            <text:p>4.76</text:p>
          </table:table-cell>
          <table:table-cell office:value-type="float" office:value="13954" calcext:value-type="float">
            <text:p>13954</text:p>
          </table:table-cell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REC8 <text:s/>- <text:s/>rec8 meiotic recombination protein, DDX4 <text:s/>- <text:s/>dead (asp-glu-ala-asp) box polypeptide 4, MAEL <text:s/>- <text:s/>maelstrom spermatogenic transposon silencer, SYCP3 <text:s/>- <text:s/>synaptonemal complex protein 3, TDRKH <text:s/>- <text:s/>tudor and kh domain containing, CKS2 <text:s/>- <text:s/>cdc28 protein kinase regulatory subunit 2, SLC2A8 <text:s/>- <text:s/>solute carrier family 2 (facilitated glucose transporter), member 8, KIF18A <text:s/>- <text:s/>kinesin family member 18a, PPP2R1A <text:s/>- <text:s/>protein phosphatase 2, regulatory subunit a, alpha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70</text:p>
          </table:table-cell>
          <table:table-cell office:value-type="string" calcext:value-type="string">
            <text:p>cell cycle phase transition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649" calcext:value-type="float">
            <text:p>0.00649</text:p>
          </table:table-cell>
          <table:table-cell office:value-type="float" office:value="2.68" calcext:value-type="float">
            <text:p>2.68</text:p>
          </table:table-cell>
          <table:table-cell office:value-type="float" office:value="13954" calcext:value-type="float">
            <text:p>13954</text:p>
          </table:table-cell>
          <table:table-cell office:value-type="float" office:value="224" calcext:value-type="float">
            <text:p>224</text:p>
          </table:table-cell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PCNT <text:s/>- <text:s/>pericentrin, CDC6 <text:s/>- <text:s/>cell division cycle 6, PCNA <text:s/>- <text:s/>proliferating cell nuclear antigen, MAPRE1 <text:s/>- <text:s/>microtubule-associated protein, rp/eb family, member 1, DYNC1H1 <text:s/>- <text:s/>dynein, cytoplasmic 1, heavy chain 1, NDE1 <text:s/>- <text:s/>nude neurodevelopment protein 1, CDC25A <text:s/>- <text:s/>cell division cycle 25a, NEK2 <text:s/>- <text:s/>nima-related kinase 2, CCNB2 <text:s/>- <text:s/>cyclin b2, CDK1 <text:s/>- <text:s/>cyclin-dependent kinase 1, UBE2C <text:s/>- <text:s/>ubiquitin-conjugating enzyme e2c, PPP2R1A <text:s/>- <text:s/>protein phosphatase 2, regulatory subunit a, alpha, ORC4 <text:s/>- <text:s/>origin recognition complex, subunit 4, ID4 <text:s/>- <text:s/>inhibitor of dna binding 4, dominant negative helix-loop-helix protein, UBB <text:s/>- <text:s/>ubiquitin b, CHEK2 <text:s/>- <text:s/>checkpoint kinase 2, PAFAH1B1 <text:s/>- <text:s/>platelet-activating factor acetylhydrolase 1b, regulatory subunit 1 (45kda), CKS2 <text:s/>- <text:s/>cdc28 protein kinase regulatory subunit 2, POLA1 <text:s/>- <text:s/>polymerase (dna directed), alpha 1, catalytic subunit, TUBB4B <text:s/>- <text:s/>tubulin, beta 4b class ivb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0.0000411" calcext:value-type="float">
            <text:p>0.0000411</text:p>
          </table:table-cell>
          <table:table-cell office:value-type="float" office:value="0.00643" calcext:value-type="float">
            <text:p>0.00643</text:p>
          </table:table-cell>
          <table:table-cell office:value-type="float" office:value="1.17" calcext:value-type="float">
            <text:p>1.17</text:p>
          </table:table-cell>
          <table:table-cell office:value-type="float" office:value="13954" calcext:value-type="float">
            <text:p>13954</text:p>
          </table:table-cell>
          <table:table-cell office:value-type="float" office:value="7421" calcext:value-type="float">
            <text:p>7421</text:p>
          </table:table-cell>
          <table:table-cell office:value-type="float" office:value="489" calcext:value-type="float">
            <text:p>48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[SIX5 <text:s/>- <text:s/>six homeobox 5, PMS2 <text:s/>- <text:s/>pms2 postmeiotic segregation increased 2 (s. cerevisiae), SCD5 <text:s/>- <text:s/>stearoyl-coa desaturase 5, PDIA4 <text:s/>- <text:s/>protein disulfide isomerase family a, member 4, PNN <text:s/>- <text:s/>pinin, desmosome associated protein, ABAT <text:s/>- <text:s/>4-aminobutyrate aminotransferase, PNRC1 <text:s/>- <text:s/>proline-rich nuclear receptor coactivator 1, ACACA <text:s/>- <text:s/>acetyl-coa carboxylase alpha, CCNO <text:s/>- <text:s/>cyclin o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C9orf41 <text:s/>- <text:s/>chromosome 9 open reading frame 41, SOX4 <text:s/>- <text:s/>sry (sex determining region y)-box 4, GRHL1 <text:s/>- <text:s/>grainyhead-like 1 (drosophila), SYNGAP1 <text:s/>- <text:s/>synaptic ras gtpase activating protein 1, GRHL3 <text:s/>- <text:s/>grainyhead-like 3 (drosophila), LPL <text:s/>- <text:s/>lipoprotein lipase, CCNB1IP1 <text:s/>- <text:s/>cyclin b1 interacting protein 1, e3 ubiquitin protein ligase, FBXL20 <text:s/>- <text:s/>f-box and leucine-rich repeat protein 20, MMAB <text:s/>- <text:s/>methylmalonic aciduria (cobalamin deficiency) cblb type, HOXD3 <text:s/>- <text:s/>homeobox d3, ELAVL4 <text:s/>- <text:s/>elav (embryonic lethal, abnormal vision, drosophila)-like 4, ELF3 <text:s/>- <text:s/>e74-like factor 3 (ets domain transcription factor, epithelial-specific ), ATF6B <text:s/>- <text:s/>activating transcription factor 6 beta, RIMKLA <text:s/>- <text:s/>ribosomal modification protein rimk-like family member a, LDB1 <text:s/>- <text:s/>lim domain binding 1, ABCA7 <text:s/>- <text:s/>atp-binding cassette, sub-family a (abc1), member 7, HOXC9 <text:s/>- <text:s/>homeobox c9, FAHD1 <text:s/>- <text:s/>fumarylacetoacetate hydrolase domain containing 1, GGCT <text:s/>- <text:s/>gamma-glutamylcyclotransferase, ANAPC5 <text:s/>- <text:s/>anaphase promoting complex subunit 5, OLIG2 <text:s/>- <text:s/>oligodendrocyte lineage transcription factor 2, SNRPF <text:s/>- <text:s/>small nuclear ribonucleoprotein polypeptide f, ADCK3 <text:s/>- <text:s/>aarf domain containing kinase 3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SPTLC2 <text:s/>- <text:s/>serine palmitoyltransferase, long chain base subunit 2, PPM1B <text:s/>- <text:s/>protein phosphatase, mg2+/mn2+ dependent, 1b, DDX50 <text:s/>- <text:s/>dead (asp-glu-ala-asp) box polypeptide 50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NUBP2 <text:s/>- <text:s/>nucleotide binding protein 2, KCTD9 <text:s/>- <text:s/>potassium channel tetramerization domain containing 9, HELB <text:s/>- <text:s/>helicase (dna) b, PLD3 <text:s/>- <text:s/>phospholipase d family, member 3, AFF3 <text:s/>- <text:s/>af4/fmr2 family, member 3, POLA1 <text:s/>- <text:s/>polymerase (dna directed), alpha 1, catalytic subunit, COL12A1 <text:s/>- <text:s/>collagen, type xii, alpha 1, PHOX2B <text:s/>- <text:s/>paired-like homeobox 2b, HSPA5 <text:s/>- <text:s/>heat shock 70kda protein 5 (glucose-regulated protein, 78kda), ADAMTSL1 <text:s/>- <text:s/>adamts-like 1, COL15A1 <text:s/>- <text:s/>collagen, type xv, alpha 1, PCYOX1L <text:s/>- <text:s/>prenylcysteine oxidase 1 like, RUVBL2 <text:s/>- <text:s/>ruvb-like 2 (e. coli), HNRNPUL1 <text:s/>- <text:s/>heterogeneous nuclear ribonucleoprotein u-like 1, TOMM40 <text:s/>- <text:s/>translocase of outer mitochondrial membrane 40 homolog (yeast), FAM126A <text:s/>- <text:s/>family with sequence similarity 126, member a, FABP3 <text:s/>- <text:s/>fatty acid binding protein 3, muscle and heart (mammary-derived growth inhibitor), TTLL5 <text:s/>- <text:s/>tubulin tyrosine ligase-like family, member 5, HMGB2 <text:s/>- <text:s/>high mobility group box 2, ASB7 <text:s/>- <text:s/>ankyrin repeat and socs box containing 7, TTLL9 <text:s/>- <text:s/>tubulin tyrosine ligase-like family, member 9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COX4I2 <text:s/>- <text:s/>cytochrome c oxidase subunit iv isoform 2 (lung), AIMP2 <text:s/>- <text:s/>aminoacyl trna synthetase complex-interacting multifunctional protein 2, FAR1 <text:s/>- <text:s/>fatty acyl coa reductase 1, HOXB13 <text:s/>- <text:s/>homeobox b13, SPSB3 <text:s/>- <text:s/>spla/ryanodine receptor domain and socs box containing 3, HK2 <text:s/>- <text:s/>hexokinase 2, UBE2C <text:s/>- <text:s/>ubiquitin-conjugating enzyme e2c, SLC44A5 <text:s/>- <text:s/>solute carrier family 44, member 5, PPP2R1A <text:s/>- <text:s/>protein phosphatase 2, regulatory subunit a, alpha, SBDS <text:s/>- <text:s/>shwachman-bodian-diamond syndrome, PPP2R2B <text:s/>- <text:s/>protein phosphatase 2, regulatory subunit b, beta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NAA11 <text:s/>- <text:s/>n(alpha)-acetyltransferase 11, nata catalytic subunit, HIF1A <text:s/>- <text:s/>hypoxia inducible factor 1, alpha subunit (basic helix-loop-helix transcription factor), ABHD16A <text:s/>- <text:s/>abhydrolase domain containing 16a, ERF <text:s/>- <text:s/>ets2 repressor factor, KIF14 <text:s/>- <text:s/>kinesin family member 14, CRKL <text:s/>- <text:s/>v-crk avian sarcoma virus ct10 oncogene homolog-like, HOXB4 <text:s/>- <text:s/>homeobox b4, ZBTB5 <text:s/>- <text:s/>zinc finger and btb domain containing 5, TDRKH <text:s/>- <text:s/>tudor and kh domain containing, MACROD1 <text:s/>- <text:s/>macro domain containing 1, PASK <text:s/>- <text:s/>pas domain containing serine/threonine kinase, CRY1 <text:s/>- <text:s/>cryptochrome 1 (photolyase-like), JARID2 <text:s/>- <text:s/>jumonji, at rich interactive domain 2, EHF <text:s/>- <text:s/>ets homologous factor, THG1L <text:s/>- <text:s/>trna-histidine guanylyltransferase 1-like (s. cerevisiae), SLC16A11 <text:s/>- <text:s/>solute carrier family 16, member 11, SLC25A25 <text:s/>- <text:s/>solute carrier family 25 (mitochondrial carrier; phosphate carrier), member 25, UBB <text:s/>- <text:s/>ubiquitin b, ESRRB <text:s/>- <text:s/>estrogen-related receptor beta, MACROD2 <text:s/>- <text:s/>macro domain containing 2, DOLPP1 <text:s/>- <text:s/>dolichyldiphosphatase 1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NRNPA1 <text:s/>- <text:s/>heterogeneous nuclear ribonucleoprotein a1, HMGN3 <text:s/>- <text:s/>high mobility group nucleosomal binding domain 3, HNRNPC <text:s/>- <text:s/>heterogeneous nuclear ribonucleoprotein c (c1/c2), OSBPL9 <text:s/>- <text:s/>oxysterol binding protein-like 9, KANSL2 <text:s/>- <text:s/>kat8 regulatory nsl complex subunit 2, SPATA24 <text:s/>- <text:s/>spermatogenesis associated 24, PRKCSH <text:s/>- <text:s/>protein kinase c substrate 80k-h, SQLE <text:s/>- <text:s/>squalene epoxidase, REC8 <text:s/>- <text:s/>rec8 meiotic recombination protein, SETD2 <text:s/>- <text:s/>set domain containing 2, TLK2 <text:s/>- <text:s/>tousled-like kinase 2, HMX3 <text:s/>- <text:s/>h6 family homeobox 3, LEF1 <text:s/>- <text:s/>lymphoid enhancer-binding factor 1, HSCB <text:s/>- <text:s/>hscb iron-sulfur cluster co-chaperone homolog (e. coli), ATAD2 <text:s/>- <text:s/>atpase family, aaa domain containing 2, SDS <text:s/>- <text:s/>serine dehydratase, CDC6 <text:s/>- <text:s/>cell division cycle 6, CDC25A <text:s/>- <text:s/>cell division cycle 25a, RBM23 <text:s/>- <text:s/>rna binding motif protein 23, CDK1 <text:s/>- <text:s/>cyclin-dependent kinase 1, KCNAB2 <text:s/>- <text:s/>potassium voltage-gated channel, shaker-related subfamily, beta member 2, PAX6 <text:s/>- <text:s/>paired box 6, RBM15 <text:s/>- <text:s/>rna binding motif protein 15, RFWD3 <text:s/>- <text:s/>ring finger and wd repeat domain 3, ZNF385A <text:s/>- <text:s/>zinc finger protein 385a, ORC4 <text:s/>- <text:s/>origin recognition complex, subunit 4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METAP1D <text:s/>- <text:s/>methionyl aminopeptidase type 1d (mitochondrial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ZDHHC5 <text:s/>- <text:s/>zinc finger, dhhc-type containing 5, DBP <text:s/>- <text:s/>d site of albumin promoter (albumin d-box) binding protein, CHP1 <text:s/>- <text:s/>calcineurin-like ef-hand protein 1, CYCS <text:s/>- <text:s/>cytochrome c, somatic, IGF2BP2 <text:s/>- <text:s/>insulin-like growth factor 2 mrna binding protein 2, ENTPD1 <text:s/>- <text:s/>ectonucleoside triphosphate diphosphohydrolase 1, ANAPC15 <text:s/>- <text:s/>anaphase promoting complex subunit 15, GUCY1B3 <text:s/>- <text:s/>guanylate cyclase 1, soluble, beta 3, PSMA3 <text:s/>- <text:s/>proteasome (prosome, macropain) subunit, alpha type, 3, KHDRBS3 <text:s/>- <text:s/>kh domain containing, rna binding, signal transduction associated 3, P4HB <text:s/>- <text:s/>prolyl 4-hydroxylase, beta polypeptide, METTL17 <text:s/>- <text:s/>methyltransferase like 17, CNOT10 <text:s/>- <text:s/>ccr4-not transcription complex, subunit 10, CNTD1 <text:s/>- <text:s/>cyclin n-terminal domain containing 1, PADI3 <text:s/>- <text:s/>peptidyl arginine deiminase, type iii, MED8 <text:s/>- <text:s/>mediator complex subunit 8, LCLAT1 <text:s/>- <text:s/>lysocardiolipin acyltransferase 1, SP9 <text:s/>- <text:s/>sp9 transcription factor, CHEK2 <text:s/>- <text:s/>checkpoint kinase 2, TDO2 <text:s/>- <text:s/>tryptophan 2,3-dioxygenase, PAFAH1B1 <text:s/>- <text:s/>platelet-activating factor acetylhydrolase 1b, regulatory subunit 1 (45kda), ZNF532 <text:s/>- <text:s/>zinc finger protein 532, GYS1 <text:s/>- <text:s/>glycogen synthase 1 (muscle), RAB11B <text:s/>- <text:s/>rab11b, member ras oncogene family, NUCKS1 <text:s/>- <text:s/>nuclear casein kinase and cyclin-dependent kinase substrate 1, EAF2 <text:s/>- <text:s/>ell associated factor 2, DCAF11 <text:s/>- <text:s/>ddb1 and cul4 associated factor 11, DERL2 <text:s/>- <text:s/>derlin 2, CLEC16A <text:s/>- <text:s/>c-type lectin domain family 16, member a, SCAI <text:s/>- <text:s/>suppressor of cancer cell invasion, HIST1H2BB <text:s/>- <text:s/>histone cluster 1, h2bb, RNF31 <text:s/>- <text:s/>ring finger protein 31, SESN3 <text:s/>- <text:s/>sestrin 3, SAP130 <text:s/>- <text:s/>sin3a-associated protein, 130kda, DCP2 <text:s/>- <text:s/>decapping mrna 2, DLGAP5 <text:s/>- <text:s/>discs, large (drosophila) homolog-associated protein 5, PSME2 <text:s/>- <text:s/>proteasome (prosome, macropain) activator subunit 2 (pa28 beta), ENOX1 <text:s/>- <text:s/>ecto-nox disulfide-thiol exchanger 1, IRS1 <text:s/>- <text:s/>insulin receptor substrate 1, TYSND1 <text:s/>- <text:s/>trypsin domain containing 1, DDR2 <text:s/>- <text:s/>discoidin domain receptor tyrosine kinase 2, SC5D <text:s/>- <text:s/>sterol-c5-desaturase, ISL1 <text:s/>- <text:s/>isl lim homeobox 1, HIST1H2BA <text:s/>- <text:s/>histone cluster 1, h2ba, BCLAF1 <text:s/>- <text:s/>bcl2-associated transcription factor 1, NME9 <text:s/>- <text:s/>nme/nm23 family member 9, OSBPL3 <text:s/>- <text:s/>oxysterol binding protein-like 3, HAGH <text:s/>- <text:s/>hydroxyacylglutathione hydrolase, FER <text:s/>- <text:s/>fer (fps/fes related) tyrosine kinase, HABP2 <text:s/>- <text:s/>hyaluronan binding protein 2, LRP8 <text:s/>- <text:s/>low density lipoprotein receptor-related protein 8, apolipoprotein e receptor, PCNA <text:s/>- <text:s/>proliferating cell nuclear antigen, FDPS <text:s/>- <text:s/>farnesyl diphosphate synthase, FICD <text:s/>- <text:s/>fic domain containing, DBI <text:s/>- <text:s/>diazepam binding inhibitor (gaba receptor modulator, acyl-coa binding protein), PCSK2 <text:s/>- <text:s/>proprotein convertase subtilisin/kexin type 2, SHC3 <text:s/>- <text:s/>shc (src homology 2 domain containing) transforming protein 3, ZEB2 <text:s/>- <text:s/>zinc finger e-box binding homeobox 2, PANK1 <text:s/>- <text:s/>pantothenate kinase 1, KLHL25 <text:s/>- <text:s/>kelch-like family member 25, ZNF644 <text:s/>- <text:s/>zinc finger protein 644, C14orf1 <text:s/>- <text:s/>chromosome 14 open reading frame 1, CNTN2 <text:s/>- <text:s/>contactin 2 (axonal), MRPL4 <text:s/>- <text:s/>mitochondrial ribosomal protein l4, TRIM68 <text:s/>- <text:s/>tripartite motif containing 68, ZFP91 <text:s/>- <text:s/>zfp91 zinc finger protein, LARP1 <text:s/>- <text:s/>la ribonucleoprotein domain family, member 1, PTPRD <text:s/>- <text:s/>protein tyrosine phosphatase, receptor type, d, HDAC1 <text:s/>- <text:s/>histone deacetylase 1, NRL <text:s/>- <text:s/>neural retina leucine zipper, SLC25A12 <text:s/>- <text:s/>solute carrier family 25 (aspartate/glutamate carrier), member 12, HIST1H2BC <text:s/>- <text:s/>histone cluster 1, h2bc, SLC2A8 <text:s/>- <text:s/>solute carrier family 2 (facilitated glucose transporter), member 8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MORC2 <text:s/>- <text:s/>morc family cw-type zinc finger 2, HERPUD1 <text:s/>- <text:s/>homocysteine-inducible, endoplasmic reticulum stress-inducible, ubiquitin-like domain member 1, RAB39A <text:s/>- <text:s/>rab39a, member ras oncogene family, MLEC <text:s/>- <text:s/>malectin, METTL15 <text:s/>- <text:s/>methyltransferase like 15, ID1 <text:s/>- <text:s/>inhibitor of dna binding 1, dominant negative helix-loop-helix protein, DUSP6 <text:s/>- <text:s/>dual specificity phosphatase 6, NFYC <text:s/>- <text:s/>nuclear transcription factor y, gamma, TBX19 <text:s/>- <text:s/>t-box 19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PER1 <text:s/>- <text:s/>period circadian clock 1, ID4 <text:s/>- <text:s/>inhibitor of dna binding 4, dominant negative helix-loop-helix protein, TTBK2 <text:s/>- <text:s/>tau tubulin kinase 2, ATP5G1 <text:s/>- <text:s/>atp synthase, h+ transporting, mitochondrial fo complex, subunit c1 (subunit 9), NKX6-1 <text:s/>- <text:s/>nk6 homeobox 1, MYOCD <text:s/>- <text:s/>myocardin, WARS <text:s/>- <text:s/>tryptophanyl-trna synthetase, ZNF652 <text:s/>- <text:s/>zinc finger protein 652, CCP110 <text:s/>- <text:s/>centriolar coiled coil protein 110kda, PLA2G3 <text:s/>- <text:s/>phospholipase a2, group iii, DLG3 <text:s/>- <text:s/>discs, large homolog 3 (drosophila), NEK2 <text:s/>- <text:s/>nima-related kinase 2, DLG1 <text:s/>- <text:s/>discs, large homolog 1 (drosophila), DLG2 <text:s/>- <text:s/>discs, large homolog 2 (drosophila), MIER2 <text:s/>- <text:s/>mesoderm induction early response 1, family member 2, SAT2 <text:s/>- <text:s/>spermidine/spermine n1-acetyltransferase family member 2, DPP10 <text:s/>- <text:s/>dipeptidyl-peptidase 10 (non-functional), DLX3 <text:s/>- <text:s/>distal-less homeobox 3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KLF1 <text:s/>- <text:s/>kruppel-like factor 1 (erythroid), SIX1 <text:s/>- <text:s/>six homeobox 1, CDK5RAP3 <text:s/>- <text:s/>cdk5 regulatory subunit associated protein 3, SFRP1 <text:s/>- <text:s/>secreted frizzled-related protein 1, PCF11 <text:s/>- <text:s/>pcf11 cleavage and polyadenylation factor subunit, SF1 <text:s/>- <text:s/>splicing factor 1, RBM4 <text:s/>- <text:s/>rna binding motif protein 4, TGFB1I1 <text:s/>- <text:s/>transforming growth factor beta 1 induced transcript 1, NDUFB3 <text:s/>- <text:s/>nadh dehydrogenase (ubiquinone) 1 beta subcomplex, 3, 12kda, ARID4A <text:s/>- <text:s/>at rich interactive domain 4a (rbp1-like), GDE1 <text:s/>- <text:s/>glycerophosphodiester phosphodiesterase 1, KDM4A <text:s/>- <text:s/>lysine (k)-specific demethylase 4a, DDX4 <text:s/>- <text:s/>dead (asp-glu-ala-asp) box polypeptide 4, CABIN1 <text:s/>- <text:s/>calcineurin binding protein 1, KAT6B <text:s/>- <text:s/>k(lysine) acetyltransferase 6b, XRCC4 <text:s/>- <text:s/>x-ray repair complementing defective repair in chinese hamster cells 4, CPVL <text:s/>- <text:s/>carboxypeptidase, vitellogenic-like, SMAD6 <text:s/>- <text:s/>smad family member 6, METTL13 <text:s/>- <text:s/>methyltransferase like 1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960</text:p>
          </table:table-cell>
          <table:table-cell office:value-type="string" calcext:value-type="string">
            <text:p>regulation of nervous system development</text:p>
          </table:table-cell>
          <table:table-cell office:value-type="float" office:value="0.0000427" calcext:value-type="float">
            <text:p>0.000042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1.91" calcext:value-type="float">
            <text:p>1.91</text:p>
          </table:table-cell>
          <table:table-cell office:value-type="float" office:value="13954" calcext:value-type="float">
            <text:p>13954</text:p>
          </table:table-cell>
          <table:table-cell office:value-type="float" office:value="627" calcext:value-type="float">
            <text:p>627</text:p>
          </table:table-cell>
          <table:table-cell office:value-type="float" office:value="489" calcext:value-type="float">
            <text:p>48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KIF14 <text:s/>- <text:s/>kinesin family member 14, CDK1 <text:s/>- <text:s/>cyclin-dependent kinase 1, DLG1 <text:s/>- <text:s/>discs, large homolog 1 (drosophila), OLIG2 <text:s/>- <text:s/>oligodendrocyte lineage transcription factor 2, BAI2 <text:s/>- <text:s/>brain-specific angiogenesis inhibitor 2, MYRF <text:s/>- <text:s/>myelin regulatory factor, PAX6 <text:s/>- <text:s/>paired box 6, SNCA <text:s/>- <text:s/>synuclein, alpha (non a4 component of amyloid precursor), ISL1 <text:s/>- <text:s/>isl lim homeobox 1, HMGB2 <text:s/>- <text:s/>high mobility group box 2, B2M <text:s/>- <text:s/>beta-2-microglobulin, SIX4 <text:s/>- <text:s/>six homeobox 4, NFATC4 <text:s/>- <text:s/>nuclear factor of activated t-cells, cytoplasmic, calcineurin-dependent 4, TULP3 <text:s/>- <text:s/>tubby like protein 3, SPAG9 <text:s/>- <text:s/>sperm associated antigen 9, RIMS2 <text:s/>- <text:s/>regulating synaptic membrane exocytosis 2, NRXN3 <text:s/>- <text:s/>neurexin 3, LRP8 <text:s/>- <text:s/>low density lipoprotein receptor-related protein 8, apolipoprotein e receptor, FGF20 <text:s/>- <text:s/>fibroblast growth factor 20, SIX1 <text:s/>- <text:s/>six homeobox 1, CDK5RAP3 <text:s/>- <text:s/>cdk5 regulatory subunit associated protein 3, ASIC2 <text:s/>- <text:s/>acid-sensing (proton-gated) ion channel 2, SFRP1 <text:s/>- <text:s/>secreted frizzled-related protein 1, ID1 <text:s/>- <text:s/>inhibitor of dna binding 1, dominant negative helix-loop-helix protein, ZEB2 <text:s/>- <text:s/>zinc finger e-box binding homeobox 2, FLRT3 <text:s/>- <text:s/>fibronectin leucine rich transmembrane protein 3, WNT3 <text:s/>- <text:s/>wingless-type mmtv integration site family, member 3, SYNGAP1 <text:s/>- <text:s/>synaptic ras gtpase activating protein 1, GRHL3 <text:s/>- <text:s/>grainyhead-like 3 (drosophila), ID4 <text:s/>- <text:s/>inhibitor of dna binding 4, dominant negative helix-loop-helix protein, CNTN2 <text:s/>- <text:s/>contactin 2 (axonal), KDM4A <text:s/>- <text:s/>lysine (k)-specific demethylase 4a, PARD3 <text:s/>- <text:s/>par-3 partitioning defective 3 homolog (c. elegans), PAFAH1B1 <text:s/>- <text:s/>platelet-activating factor acetylhydrolase 1b, regulatory subunit 1 (45kda), NKX6-1 <text:s/>- <text:s/>nk6 homeobox 1, HOXD3 <text:s/>- <text:s/>homeobox d3, PTPRD <text:s/>- <text:s/>protein tyrosine phosphatase, receptor type, d, BRINP2 <text:s/>- <text:s/>bone morphogenetic protein/retinoic acid inducible neural-specific 2, RTN4 <text:s/>- <text:s/>reticulon 4, PHOX2B <text:s/>- <text:s/>paired-like homeobox 2b, HSPA5 <text:s/>- <text:s/>heat shock 70kda protein 5 (glucose-regulated protein, 78kda), HIF1A <text:s/>- <text:s/>hypoxia inducible factor 1, alpha subunit (basic helix-loop-helix transcription fac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19</text:p>
          </table:table-cell>
          <table:table-cell office:value-type="string" calcext:value-type="string">
            <text:p>negative regulation of biological process</text:p>
          </table:table-cell>
          <table:table-cell office:value-type="float" office:value="0.0000518" calcext:value-type="float">
            <text:p>0.0000518</text:p>
          </table:table-cell>
          <table:table-cell office:value-type="float" office:value="0.00793" calcext:value-type="float">
            <text:p>0.00793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771" calcext:value-type="float">
            <text:p>3771</text:p>
          </table:table-cell>
          <table:table-cell office:value-type="float" office:value="489" calcext:value-type="float">
            <text:p>4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[CDC6 <text:s/>- <text:s/>cell division cycle 6, MAPRE1 <text:s/>- <text:s/>microtubule-associated protein, rp/eb family, member 1, SIX5 <text:s/>- <text:s/>six homeobox 5, CDK1 <text:s/>- <text:s/>cyclin-dependent kinase 1, PAX6 <text:s/>- <text:s/>paired box 6, CDH1 <text:s/>- <text:s/>cadherin 1, type 1, e-cadherin (epithelial), RBM15 <text:s/>- <text:s/>rna binding motif protein 15, RFWD3 <text:s/>- <text:s/>ring finger and wd repeat domain 3, ZNF385A <text:s/>- <text:s/>zinc finger protein 385a, TOX3 <text:s/>- <text:s/>tox high mobility group box family member 3, SIN3A <text:s/>- <text:s/>sin3 transcription regulator family member a, ABAT <text:s/>- <text:s/>4-aminobutyrate aminotransferase, MID1 <text:s/>- <text:s/>midline 1 (opitz/bbb syndrome), CD274 <text:s/>- <text:s/>cd274 molecule, SET <text:s/>- <text:s/>set nuclear oncogene, PNRC1 <text:s/>- <text:s/>proline-rich nuclear receptor coactivator 1, SIX4 <text:s/>- <text:s/>six homeobox 4, LMO3 <text:s/>- <text:s/>lim domain only 3 (rhombotin-like 2), WHAMM <text:s/>- <text:s/>was protein homolog associated with actin, golgi membranes and microtubules, ABR <text:s/>- <text:s/>active bcr-related, CHP1 <text:s/>- <text:s/>calcineurin-like ef-hand protein 1, SOST <text:s/>- <text:s/>sclerostin, ASIC2 <text:s/>- <text:s/>acid-sensing (proton-gated) ion channel 2, MAEL <text:s/>- <text:s/>maelstrom spermatogenic transposon silencer, IGF2BP2 <text:s/>- <text:s/>insulin-like growth factor 2 mrna binding protein 2, SP2 <text:s/>- <text:s/>sp2 transcription factor, ANAPC15 <text:s/>- <text:s/>anaphase promoting complex subunit 15, GPC3 <text:s/>- <text:s/>glypican 3, SRGAP3 <text:s/>- <text:s/>slit-robo rho gtpase activating protein 3, PSMA3 <text:s/>- <text:s/>proteasome (prosome, macropain) subunit, alpha type, 3, NPHP4 <text:s/>- <text:s/>nephronophthisis 4, SOX4 <text:s/>- <text:s/>sry (sex determining region y)-box 4, CNOT10 <text:s/>- <text:s/>ccr4-not transcription complex, subunit 10, C12orf52 <text:s/>- <text:s/>chromosome 12 open reading frame 52, SYNGAP1 <text:s/>- <text:s/>synaptic ras gtpase activating protein 1, CHEK2 <text:s/>- <text:s/>checkpoint kinase 2, PAFAH1B1 <text:s/>- <text:s/>platelet-activating factor acetylhydrolase 1b, regulatory subunit 1 (45kda), EAF2 <text:s/>- <text:s/>ell associated factor 2, RGS4 <text:s/>- <text:s/>regulator of g-protein signaling 4, ELF3 <text:s/>- <text:s/>e74-like factor 3 (ets domain transcription factor, epithelial-specific ), LDB1 <text:s/>- <text:s/>lim domain binding 1, BRINP2 <text:s/>- <text:s/>bone morphogenetic protein/retinoic acid inducible neural-specific 2, SCAI <text:s/>- <text:s/>suppressor of cancer cell invasion, DERL2 <text:s/>- <text:s/>derlin 2, CLEC16A <text:s/>- <text:s/>c-type lectin domain family 16, member a, ABCA7 <text:s/>- <text:s/>atp-binding cassette, sub-family a (abc1), member 7, SESN3 <text:s/>- <text:s/>sestrin 3, H2AFZ <text:s/>- <text:s/>h2a histone family, member z, SAP130 <text:s/>- <text:s/>sin3a-associated protein, 130kda, DCP2 <text:s/>- <text:s/>decapping mrna 2, PSME2 <text:s/>- <text:s/>proteasome (prosome, macropain) activator subunit 2 (pa28 beta), OLIG2 <text:s/>- <text:s/>oligodendrocyte lineage transcription factor 2, ANAPC5 <text:s/>- <text:s/>anaphase promoting complex subunit 5, USP19 <text:s/>- <text:s/>ubiquitin specific peptidase 19, SNCA <text:s/>- <text:s/>synuclein, alpha (non a4 component of amyloid precursor), IRS1 <text:s/>- <text:s/>insulin receptor substrate 1, PPM1A <text:s/>- <text:s/>protein phosphatase, mg2+/mn2+ dependent, 1a, PPM1B <text:s/>- <text:s/>protein phosphatase, mg2+/mn2+ dependent, 1b, ISL1 <text:s/>- <text:s/>isl lim homeobox 1, TP53BP1 <text:s/>- <text:s/>tumor protein p53 binding protein 1, BCLAF1 <text:s/>- <text:s/>bcl2-associated transcription factor 1, SZT2 <text:s/>- <text:s/>seizure threshold 2 homolog (mouse), POU3F3 <text:s/>- <text:s/>pou class 3 homeobox 3, DDX54 <text:s/>- <text:s/>dead (asp-glu-ala-asp) box polypeptide 54, FER <text:s/>- <text:s/>fer (fps/fes related) tyrosine kinase, LRP8 <text:s/>- <text:s/>low density lipoprotein receptor-related protein 8, apolipoprotein e receptor, TPCN2 <text:s/>- <text:s/>two pore segment channel 2, PCNA <text:s/>- <text:s/>proliferating cell nuclear antigen, S100B <text:s/>- <text:s/>s100 calcium binding protein b, HIST3H2A <text:s/>- <text:s/>histone cluster 3, h2a, FICD <text:s/>- <text:s/>fic domain containing, SPRY2 <text:s/>- <text:s/>sprouty homolog 2 (drosophila), ZEB2 <text:s/>- <text:s/>zinc finger e-box binding homeobox 2, HELB <text:s/>- <text:s/>helicase (dna) b, CXCL10 <text:s/>- <text:s/>chemokine (c-x-c motif) ligand 10, CNTN2 <text:s/>- <text:s/>contactin 2 (axonal), LARP1 <text:s/>- <text:s/>la ribonucleoprotein domain family, member 1, PHOX2B <text:s/>- <text:s/>paired-like homeobox 2b, FAM212B <text:s/>- <text:s/>family with sequence similarity 212, member b, HSPA5 <text:s/>- <text:s/>heat shock 70kda protein 5 (glucose-regulated protein, 78kda), HDAC1 <text:s/>- <text:s/>histone deacetylase 1, TMEFF2 <text:s/>- <text:s/>transmembrane protein with egf-like and two follistatin-like domains 2, PTCH2 <text:s/>- <text:s/>patched 2, FABP3 <text:s/>- <text:s/>fatty acid binding protein 3, muscle and heart (mammary-derived growth inhibitor), HMGB2 <text:s/>- <text:s/>high mobility group box 2, XPO1 <text:s/>- <text:s/>exportin 1 (crm1 homolog, yeast), TLE1 <text:s/>- <text:s/>transducin-like enhancer of split 1 (e(sp1) homolog, drosophila), RGS8 <text:s/>- <text:s/>regulator of g-protein signaling 8, BAHD1 <text:s/>- <text:s/>bromo adjacent homology domain containing 1, RHOQ <text:s/>- <text:s/>ras homolog family member q, CTGF <text:s/>- <text:s/>connective tissue growth factor, TLE4 <text:s/>- <text:s/>transducin-like enhancer of split 4 (e(sp1) homolog, drosophila), CTH <text:s/>- <text:s/>cystathionase (cystathionine gamma-lyase), HERPUD1 <text:s/>- <text:s/>homocysteine-inducible, endoplasmic reticulum stress-inducible, ubiquitin-like domain member 1, CTBP2 <text:s/>- <text:s/>c-terminal binding protein 2, TNRC6B <text:s/>- <text:s/>trinucleotide repeat containing 6b, AIMP2 <text:s/>- <text:s/>aminoacyl trna synthetase complex-interacting multifunctional protein 2, ID1 <text:s/>- <text:s/>inhibitor of dna binding 1, dominant negative helix-loop-helix protein, DUSP6 <text:s/>- <text:s/>dual specificity phosphatase 6, TBX18 <text:s/>- <text:s/>t-box 18, UBE2C <text:s/>- <text:s/>ubiquitin-conjugating enzyme e2c, HK2 <text:s/>- <text:s/>hexokinase 2, NFKB2 <text:s/>- <text:s/>nuclear factor of kappa light polypeptide gene enhancer in b-cells 2 (p49/p100), ADNP2 <text:s/>- <text:s/>adnp homeobox 2, PPP2R1A <text:s/>- <text:s/>protein phosphatase 2, regulatory subunit a, alpha, FLRT3 <text:s/>- <text:s/>fibronectin leucine rich transmembrane protein 3, CBX5 <text:s/>- <text:s/>chromobox homolog 5, WNT3 <text:s/>- <text:s/>wingless-type mmtv integration site family, member 3, PER1 <text:s/>- <text:s/>period circadian clock 1, ID4 <text:s/>- <text:s/>inhibitor of dna binding 4, dominant negative helix-loop-helix protein, PRR11 <text:s/>- <text:s/>proline rich 11, NKX6-1 <text:s/>- <text:s/>nk6 homeobox 1, TSC22D3 <text:s/>- <text:s/>tsc22 domain family, member 3, CALM3 <text:s/>- <text:s/>calmodulin 3 (phosphorylase kinase, delta), WARS <text:s/>- <text:s/>tryptophanyl-trna synthetase, MYOCD <text:s/>- <text:s/>myocardin, CCP110 <text:s/>- <text:s/>centriolar coiled coil protein 110kda, HIF1A <text:s/>- <text:s/>hypoxia inducible factor 1, alpha subunit (basic helix-loop-helix transcription factor), ERF <text:s/>- <text:s/>ets2 repressor factor, IQCB1 <text:s/>- <text:s/>iq motif containing b1, KIF14 <text:s/>- <text:s/>kinesin family member 14, NEK2 <text:s/>- <text:s/>nima-related kinase 2, DLG3 <text:s/>- <text:s/>discs, large homolog 3 (drosophila), HOXB4 <text:s/>- <text:s/>homeobox b4, TDRKH <text:s/>- <text:s/>tudor and kh domain containing, DLG1 <text:s/>- <text:s/>discs, large homolog 1 (drosophila), NIPBL <text:s/>- <text:s/>nipped-b homolog (drosophila), DLG2 <text:s/>- <text:s/>discs, large homolog 2 (drosophila), BAI2 <text:s/>- <text:s/>brain-specific angiogenesis inhibitor 2, CRY1 <text:s/>- <text:s/>cryptochrome 1 (photolyase-like), PASK <text:s/>- <text:s/>pas domain containing serine/threonine kinase, JARID2 <text:s/>- <text:s/>jumonji, at rich interactive domain 2, CHRDL1 <text:s/>- <text:s/>chordin-like 1, CCNG2 <text:s/>- <text:s/>cyclin g2, UBB <text:s/>- <text:s/>ubiquitin b, B2M <text:s/>- <text:s/>beta-2-microglobulin, TOM1L2 <text:s/>- <text:s/>target of myb1-like 2 (chicken), EPC1 <text:s/>- <text:s/>enhancer of polycomb homolog 1 (drosophila), TULP3 <text:s/>- <text:s/>tubby like protein 3, NFATC4 <text:s/>- <text:s/>nuclear factor of activated t-cells, cytoplasmic, calcineurin-dependent 4, SESN2 <text:s/>- <text:s/>sestrin 2, HIST1H2AA <text:s/>- <text:s/>histone cluster 1, h2aa, RAP2B <text:s/>- <text:s/>rap2b, member of ras oncogene family, SIX1 <text:s/>- <text:s/>six homeobox 1, FNIP1 <text:s/>- <text:s/>folliculin interacting protein 1, EXD1 <text:s/>- <text:s/>exonuclease 3'-5' domain containing 1, FGF20 <text:s/>- <text:s/>fibroblast growth factor 20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TGFB3 <text:s/>- <text:s/>transforming growth factor, beta 3, TGFB1I1 <text:s/>- <text:s/>transforming growth factor beta 1 induced transcript 1, RBM4 <text:s/>- <text:s/>rna binding motif protein 4, SORT1 <text:s/>- <text:s/>sortilin 1, HNRNPA1 <text:s/>- <text:s/>heterogeneous nuclear ribonucleoprotein a1, HNRNPC <text:s/>- <text:s/>heterogeneous nuclear ribonucleoprotein c (c1/c2), ARID4A <text:s/>- <text:s/>at rich interactive domain 4a (rbp1-like), KDM4A <text:s/>- <text:s/>lysine (k)-specific demethylase 4a, PARD3 <text:s/>- <text:s/>par-3 partitioning defective 3 homolog (c. elegans), DDX4 <text:s/>- <text:s/>dead (asp-glu-ala-asp) box polypeptide 4, TLK2 <text:s/>- <text:s/>tousled-like kinase 2, KAT6B <text:s/>- <text:s/>k(lysine) acetyltransferase 6b, DNAJB5 <text:s/>- <text:s/>dnaj (hsp40) homolog, subfamily b, member 5, LEF1 <text:s/>- <text:s/>lymphoid enhancer-binding factor 1, RTN4 <text:s/>- <text:s/>reticulon 4, SMAD6 <text:s/>- <text:s/>smad family member 6, PRKAR1A <text:s/>- <text:s/>protein kinase, camp-dependent, regulatory, type i, alpha, ATAD2 <text:s/>- <text:s/>atpase family, aaa domain containing 2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2502</text:p>
          </table:table-cell>
          <table:table-cell office:value-type="string" calcext:value-type="string">
            <text:p>developmental process</text:p>
          </table:table-cell>
          <table:table-cell office:value-type="float" office:value="0.0000564" calcext:value-type="float">
            <text:p>0.0000564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803" calcext:value-type="float">
            <text:p>3803</text:p>
          </table:table-cell>
          <table:table-cell office:value-type="float" office:value="489" calcext:value-type="float">
            <text:p>48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[SIX5 <text:s/>- <text:s/>six homeobox 5, KCNAB2 <text:s/>- <text:s/>potassium voltage-gated channel, shaker-related subfamily, beta member 2, CDK1 <text:s/>- <text:s/>cyclin-dependent kinase 1, PAX6 <text:s/>- <text:s/>paired box 6, CDH1 <text:s/>- <text:s/>cadherin 1, type 1, e-cadherin (epithelial), RBM15 <text:s/>- <text:s/>rna binding motif protein 15, ZNF385A <text:s/>- <text:s/>zinc finger protein 385a, SIN3A <text:s/>- <text:s/>sin3 transcription regulator family member a, ABAT <text:s/>- <text:s/>4-aminobutyrate aminotransferase, SEPT4 <text:s/>- <text:s/>septin 4, DDC <text:s/>- <text:s/>dopa decarboxylase (aromatic l-amino acid decarboxylase), FLII <text:s/>- <text:s/>flightless i homolog (drosophila), SIX4 <text:s/>- <text:s/>six homeobox 4, ABR <text:s/>- <text:s/>active bcr-related, DBP <text:s/>- <text:s/>d site of albumin promoter (albumin d-box) binding protein, CCNO <text:s/>- <text:s/>cyclin o, ASIC2 <text:s/>- <text:s/>acid-sensing (proton-gated) ion channel 2, IGF2BP2 <text:s/>- <text:s/>insulin-like growth factor 2 mrna binding protein 2, MAEL <text:s/>- <text:s/>maelstrom spermatogenic transposon silencer, SP2 <text:s/>- <text:s/>sp2 transcription factor, GPC3 <text:s/>- <text:s/>glypican 3, NPHP4 <text:s/>- <text:s/>nephronophthisis 4, SOX4 <text:s/>- <text:s/>sry (sex determining region y)-box 4, C12orf52 <text:s/>- <text:s/>chromosome 12 open reading frame 52, GRHL1 <text:s/>- <text:s/>grainyhead-like 1 (drosophila), SYNGAP1 <text:s/>- <text:s/>synaptic ras gtpase activating protein 1, GRHL3 <text:s/>- <text:s/>grainyhead-like 3 (drosophila), LCLAT1 <text:s/>- <text:s/>lysocardiolipin acyltransferase 1, CCNB1IP1 <text:s/>- <text:s/>cyclin b1 interacting protein 1, e3 ubiquitin protein ligase, SP9 <text:s/>- <text:s/>sp9 transcription factor, CHEK2 <text:s/>- <text:s/>checkpoint kinase 2, PAFAH1B1 <text:s/>- <text:s/>platelet-activating factor acetylhydrolase 1b, regulatory subunit 1 (45kda), ELAVL3 <text:s/>- <text:s/>elav (embryonic lethal, abnormal vision, drosophila)-like 3 (hu antigen c), GYS1 <text:s/>- <text:s/>glycogen synthase 1 (muscle), HOXD3 <text:s/>- <text:s/>homeobox d3, C10orf11 <text:s/>- <text:s/>chromosome 10 open reading frame 11, ELF3 <text:s/>- <text:s/>e74-like factor 3 (ets domain transcription factor, epithelial-specific ), LDB1 <text:s/>- <text:s/>lim domain binding 1, ANKRD49 <text:s/>- <text:s/>ankyrin repeat domain 49, HOXC9 <text:s/>- <text:s/>homeobox c9, ZMYM3 <text:s/>- <text:s/>zinc finger, mym-type 3, NDE1 <text:s/>- <text:s/>nude neurodevelopment protein 1, SUCO <text:s/>- <text:s/>sun domain containing ossification factor, OLIG2 <text:s/>- <text:s/>oligodendrocyte lineage transcription factor 2, MYRF <text:s/>- <text:s/>myelin regulatory factor, KIF18A <text:s/>- <text:s/>kinesin family member 18a, SNCA <text:s/>- <text:s/>synuclein, alpha (non a4 component of amyloid precursor), MYH10 <text:s/>- <text:s/>myosin, heavy chain 10, non-muscle, DDR2 <text:s/>- <text:s/>discoidin domain receptor tyrosine kinase 2, SYNE1 <text:s/>- <text:s/>spectrin repeat containing, nuclear envelope 1, ISL1 <text:s/>- <text:s/>isl lim homeobox 1, PHC2 <text:s/>- <text:s/>polyhomeotic homolog 2 (drosophila), SZT2 <text:s/>- <text:s/>seizure threshold 2 homolog (mouse), POU3F3 <text:s/>- <text:s/>pou class 3 homeobox 3, FER <text:s/>- <text:s/>fer (fps/fes related) tyrosine kinase, LRP8 <text:s/>- <text:s/>low density lipoprotein receptor-related protein 8, apolipoprotein e receptor, SPATA19 <text:s/>- <text:s/>spermatogenesis associated 19, PCNA <text:s/>- <text:s/>proliferating cell nuclear antigen, S100B <text:s/>- <text:s/>s100 calcium binding protein b, SSBP3 <text:s/>- <text:s/>single stranded dna binding protein 3, PCSK2 <text:s/>- <text:s/>proprotein convertase subtilisin/kexin type 2, SPRY2 <text:s/>- <text:s/>sprouty homolog 2 (drosophila), ZEB2 <text:s/>- <text:s/>zinc finger e-box binding homeobox 2, SHC3 <text:s/>- <text:s/>shc (src homology 2 domain containing) transforming protein 3, CXCL10 <text:s/>- <text:s/>chemokine (c-x-c motif) ligand 10, PCP4 <text:s/>- <text:s/>purkinje cell protein 4, AFF3 <text:s/>- <text:s/>af4/fmr2 family, member 3, PTPRD <text:s/>- <text:s/>protein tyrosine phosphatase, receptor type, d, COL12A1 <text:s/>- <text:s/>collagen, type xii, alpha 1, BOLL <text:s/>- <text:s/>bol, boule-like (drosophila), PHOX2B <text:s/>- <text:s/>paired-like homeobox 2b, HSPA5 <text:s/>- <text:s/>heat shock 70kda protein 5 (glucose-regulated protein, 78kda), NRGN <text:s/>- <text:s/>neurogranin (protein kinase c substrate, rc3), HDAC1 <text:s/>- <text:s/>histone deacetylase 1, NRL <text:s/>- <text:s/>neural retina leucine zipper, COL15A1 <text:s/>- <text:s/>collagen, type xv, alpha 1, PTCH2 <text:s/>- <text:s/>patched 2, CCNB2 <text:s/>- <text:s/>cyclin b2, TTLL5 <text:s/>- <text:s/>tubulin tyrosine ligase-like family, member 5, HMGB2 <text:s/>- <text:s/>high mobility group box 2, CATSPERB <text:s/>- <text:s/>catsper channel auxiliary subunit beta, TLE1 <text:s/>- <text:s/>transducin-like enhancer of split 1 (e(sp1) homolog, drosophila), CTGF <text:s/>- <text:s/>connective tissue growth factor, WNT8B <text:s/>- <text:s/>wingless-type mmtv integration site family, member 8b, SLC6A17 <text:s/>- <text:s/>solute carrier family 6 (neutral amino acid transporter), member 17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SHC4 <text:s/>- <text:s/>shc (src homology 2 domain containing) family, member 4, ID1 <text:s/>- <text:s/>inhibitor of dna binding 1, dominant negative helix-loop-helix protein, HOXB13 <text:s/>- <text:s/>homeobox b13, TBX19 <text:s/>- <text:s/>t-box 19, RAB3A <text:s/>- <text:s/>rab3a, member ras oncogene family, DUSP6 <text:s/>- <text:s/>dual specificity phosphatase 6, TBX18 <text:s/>- <text:s/>t-box 18, FRYL <text:s/>- <text:s/>fry-like, ADNP2 <text:s/>- <text:s/>adnp homeobox 2, NFKB2 <text:s/>- <text:s/>nuclear factor of kappa light polypeptide gene enhancer in b-cells 2 (p49/p100), MKL1 <text:s/>- <text:s/>megakaryoblastic leukemia (translocation) 1, FLRT3 <text:s/>- <text:s/>fibronectin leucine rich transmembrane protein 3, WNT3 <text:s/>- <text:s/>wingless-type mmtv integration site family, member 3, TANC1 <text:s/>- <text:s/>tetratricopeptide repeat, ankyrin repeat and coiled-coil containing 1, SBDS <text:s/>- <text:s/>shwachman-bodian-diamond syndrome, ID4 <text:s/>- <text:s/>inhibitor of dna binding 4, dominant negative helix-loop-helix protein, PPP2R2B <text:s/>- <text:s/>protein phosphatase 2, regulatory subunit b, beta, NKX6-1 <text:s/>- <text:s/>nk6 homeobox 1, MBD5 <text:s/>- <text:s/>methyl-cpg binding domain protein 5, CALM3 <text:s/>- <text:s/>calmodulin 3 (phosphorylase kinase, delta), PRR15 <text:s/>- <text:s/>proline rich 15, WARS <text:s/>- <text:s/>tryptophanyl-trna synthetase, ZSCAN2 <text:s/>- <text:s/>zinc finger and scan domain containing 2, MYOCD <text:s/>- <text:s/>myocardin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SMOC1 <text:s/>- <text:s/>sparc related modular calcium binding 1, DLG3 <text:s/>- <text:s/>discs, large homolog 3 (drosophila), HOXB4 <text:s/>- <text:s/>homeobox b4, PLA2G3 <text:s/>- <text:s/>phospholipase a2, group iii, NEK2 <text:s/>- <text:s/>nima-related kinase 2, TDRKH <text:s/>- <text:s/>tudor and kh domain containing, DLG1 <text:s/>- <text:s/>discs, large homolog 1 (drosophila), NIPBL <text:s/>- <text:s/>nipped-b homolog (drosophila), DLG2 <text:s/>- <text:s/>discs, large homolog 2 (drosophila), BAI2 <text:s/>- <text:s/>brain-specific angiogenesis inhibitor 2, JARID2 <text:s/>- <text:s/>jumonji, at rich interactive domain 2, EHF <text:s/>- <text:s/>ets homologous factor, CHRDL1 <text:s/>- <text:s/>chordin-like 1, DLX3 <text:s/>- <text:s/>distal-less homeobox 3, UBB <text:s/>- <text:s/>ubiquitin b, B2M <text:s/>- <text:s/>beta-2-microglobulin, SLC25A25 <text:s/>- <text:s/>solute carrier family 25 (mitochondrial carrier; phosphate carrier), member 25, ESRRB <text:s/>- <text:s/>estrogen-related receptor beta, EPC1 <text:s/>- <text:s/>enhancer of polycomb homolog 1 (drosophila), MACROD2 <text:s/>- <text:s/>macro domain containing 2, TULP3 <text:s/>- <text:s/>tubby like protein 3, NFATC4 <text:s/>- <text:s/>nuclear factor of activated t-cells, cytoplasmic, calcineurin-dependent 4, SPAG9 <text:s/>- <text:s/>sperm associated antigen 9, NFE2L1 <text:s/>- <text:s/>nuclear factor (erythroid-derived 2)-like 1, SIX1 <text:s/>- <text:s/>six homeobox 1, KLF1 <text:s/>- <text:s/>kruppel-like factor 1 (erythroid), FNIP1 <text:s/>- <text:s/>folliculin interacting protein 1, FGF20 <text:s/>- <text:s/>fibroblast growth factor 20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GPR65 <text:s/>- <text:s/>g protein-coupled receptor 65, TGFB3 <text:s/>- <text:s/>transforming growth factor, beta 3, TGFB1I1 <text:s/>- <text:s/>transforming growth factor beta 1 induced transcript 1, RBM4 <text:s/>- <text:s/>rna binding motif protein 4, SORT1 <text:s/>- <text:s/>sortilin 1, HNRNPC <text:s/>- <text:s/>heterogeneous nuclear ribonucleoprotein c (c1/c2), ARID4A <text:s/>- <text:s/>at rich interactive domain 4a (rbp1-like), HNRNPAB <text:s/>- <text:s/>heterogeneous nuclear ribonucleoprotein a/b, NAPA <text:s/>- <text:s/>n-ethylmaleimide-sensitive factor attachment protein, alpha, SPATA24 <text:s/>- <text:s/>spermatogenesis associated 24, NEB <text:s/>- <text:s/>nebulin, PARD3 <text:s/>- <text:s/>par-3 partitioning defective 3 homolog (c. elegans), REC8 <text:s/>- <text:s/>rec8 meiotic recombination protein, DDX4 <text:s/>- <text:s/>dead (asp-glu-ala-asp) box polypeptide 4, SETD2 <text:s/>- <text:s/>set domain containing 2, HMX3 <text:s/>- <text:s/>h6 family homeobox 3, LEF1 <text:s/>- <text:s/>lymphoid enhancer-binding factor 1, RTN4 <text:s/>- <text:s/>reticulon 4, SMAD6 <text:s/>- <text:s/>smad family member 6, PRKAR1A <text:s/>- <text:s/>protein kinase, camp-dependent, regulatory, type i, alpha, PCDH18 <text:s/>- <text:s/>protocadherin 18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5007</text:p>
          </table:table-cell>
          <table:table-cell office:value-type="string" calcext:value-type="string">
            <text:p>biological regulation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1.13" calcext:value-type="float">
            <text:p>1.13</text:p>
          </table:table-cell>
          <table:table-cell office:value-type="float" office:value="13954" calcext:value-type="float">
            <text:p>13954</text:p>
          </table:table-cell>
          <table:table-cell office:value-type="float" office:value="8664" calcext:value-type="float">
            <text:p>8664</text:p>
          </table:table-cell>
          <table:table-cell office:value-type="float" office:value="489" calcext:value-type="float">
            <text:p>489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[MAPRE1 <text:s/>- <text:s/>microtubule-associated protein, rp/eb family, member 1, SIX5 <text:s/>- <text:s/>six homeobox 5, PDIA4 <text:s/>- <text:s/>protein disulfide isomerase family a, member 4, PNN <text:s/>- <text:s/>pinin, desmosome associated protein, ABAT <text:s/>- <text:s/>4-aminobutyrate aminotransferase, CD274 <text:s/>- <text:s/>cd274 molecule, SEPT4 <text:s/>- <text:s/>septin 4, PNRC1 <text:s/>- <text:s/>proline-rich nuclear receptor coactivator 1, LMAN2 <text:s/>- <text:s/>lectin, mannose-binding 2, ABR <text:s/>- <text:s/>active bcr-related, ACACA <text:s/>- <text:s/>acetyl-coa carboxylase alpha, ASIC2 <text:s/>- <text:s/>acid-sensing (proton-gated) ion channel 2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NPHP4 <text:s/>- <text:s/>nephronophthisis 4, SOX4 <text:s/>- <text:s/>sry (sex determining region y)-box 4, GRHL1 <text:s/>- <text:s/>grainyhead-like 1 (drosophila), C12orf52 <text:s/>- <text:s/>chromosome 12 open reading frame 52, SYNGAP1 <text:s/>- <text:s/>synaptic ras gtpase activating protein 1, GRHL3 <text:s/>- <text:s/>grainyhead-like 3 (drosophila), LPL <text:s/>- <text:s/>lipoprotein lipase, HOXD3 <text:s/>- <text:s/>homeobox d3, ELF3 <text:s/>- <text:s/>e74-like factor 3 (ets domain transcription factor, epithelial-specific ), RGS4 <text:s/>- <text:s/>regulator of g-protein signaling 4, GPR180 <text:s/>- <text:s/>g protein-coupled receptor 180, ATF6B <text:s/>- <text:s/>activating transcription factor 6 beta, LDB1 <text:s/>- <text:s/>lim domain binding 1, BRINP2 <text:s/>- <text:s/>bone morphogenetic protein/retinoic acid inducible neural-specific 2, ANKRD49 <text:s/>- <text:s/>ankyrin repeat domain 49, ABCA7 <text:s/>- <text:s/>atp-binding cassette, sub-family a (abc1), member 7, HOXC9 <text:s/>- <text:s/>homeobox c9, NDE1 <text:s/>- <text:s/>nude neurodevelopment protein 1, ICAM4 <text:s/>- <text:s/>intercellular adhesion molecule 4 (landsteiner-wiener blood group), SUCO <text:s/>- <text:s/>sun domain containing ossification factor, CNGA4 <text:s/>- <text:s/>cyclic nucleotide gated channel alpha 4, ANAPC5 <text:s/>- <text:s/>anaphase promoting complex subunit 5, OLIG2 <text:s/>- <text:s/>oligodendrocyte lineage transcription factor 2, USP19 <text:s/>- <text:s/>ubiquitin specific peptidase 19, MYRF <text:s/>- <text:s/>myelin regulatory factor, KIF18A <text:s/>- <text:s/>kinesin family member 18a, ZNF362 <text:s/>- <text:s/>zinc finger protein 362, SNCA <text:s/>- <text:s/>synuclein, alpha (non a4 component of amyloid precursor), SPTLC2 <text:s/>- <text:s/>serine palmitoyltransferase, long chain base subunit 2, MYH10 <text:s/>- <text:s/>myosin, heavy chain 10, non-muscle, PPM1A <text:s/>- <text:s/>protein phosphatase, mg2+/mn2+ dependent, 1a, PPM1B <text:s/>- <text:s/>protein phosphatase, mg2+/mn2+ dependent, 1b, TP53BP1 <text:s/>- <text:s/>tumor protein p53 binding protein 1, RCAN2 <text:s/>- <text:s/>regulator of calcineurin 2, PRDM10 <text:s/>- <text:s/>pr domain containing 10, POU3F3 <text:s/>- <text:s/>pou class 3 homeobox 3, DDX54 <text:s/>- <text:s/>dead (asp-glu-ala-asp) box polypeptide 54, KDM4B <text:s/>- <text:s/>lysine (k)-specific demethylase 4b, CELSR3 <text:s/>- <text:s/>cadherin, egf lag seven-pass g-type receptor 3, INO80B <text:s/>- <text:s/>ino80 complex subunit b, SERTAD1 <text:s/>- <text:s/>serta domain containing 1, SSBP3 <text:s/>- <text:s/>single stranded dna binding protein 3, GNB2 <text:s/>- <text:s/>guanine nucleotide binding protein (g protein), beta polypeptide 2, HIST3H2A <text:s/>- <text:s/>histone cluster 3, h2a, SPRY2 <text:s/>- <text:s/>sprouty homolog 2 (drosophila), KCTD9 <text:s/>- <text:s/>potassium channel tetramerization domain containing 9, HELB <text:s/>- <text:s/>helicase (dna) b, AFF3 <text:s/>- <text:s/>af4/fmr2 family, member 3, POLA1 <text:s/>- <text:s/>polymerase (dna directed), alpha 1, catalytic subunit, BOLL <text:s/>- <text:s/>bol, boule-like (drosophila), SLC4A8 <text:s/>- <text:s/>solute carrier family 4, sodium bicarbonate cotransporter, member 8, PHOX2B <text:s/>- <text:s/>paired-like homeobox 2b, NET1 <text:s/>- <text:s/>neuroepithelial cell transforming 1, HSPA5 <text:s/>- <text:s/>heat shock 70kda protein 5 (glucose-regulated protein, 78kda), TMEFF2 <text:s/>- <text:s/>transmembrane protein with egf-like and two follistatin-like domains 2, COL15A1 <text:s/>- <text:s/>collagen, type xv, alpha 1, RUVBL2 <text:s/>- <text:s/>ruvb-like 2 (e. coli), HNRNPUL1 <text:s/>- <text:s/>heterogeneous nuclear ribonucleoprotein u-like 1, PTCH2 <text:s/>- <text:s/>patched 2, FAM126A <text:s/>- <text:s/>family with sequence similarity 126, member a, FABP3 <text:s/>- <text:s/>fatty acid binding protein 3, muscle and heart (mammary-derived growth inhibitor), HMGB2 <text:s/>- <text:s/>high mobility group box 2, ASB7 <text:s/>- <text:s/>ankyrin repeat and socs box containing 7, CTGF <text:s/>- <text:s/>connective tissue growth factor, CTH <text:s/>- <text:s/>cystathionase (cystathionine gamma-lyase), HSD17B12 <text:s/>- <text:s/>hydroxysteroid (17-beta) dehydrogenase 12, HIVEP3 <text:s/>- <text:s/>human immunodeficiency virus type i enhancer binding protein 3, ARHGAP33 <text:s/>- <text:s/>rho gtpase activating protein 33, CTBP2 <text:s/>- <text:s/>c-terminal binding protein 2, CITED4 <text:s/>- <text:s/>cbp/p300-interacting transactivator, with glu/asp-rich carboxy-terminal domain, 4, KCNN3 <text:s/>- <text:s/>potassium intermediate/small conductance calcium-activated channel, subfamily n, member 3, TNRC6B <text:s/>- <text:s/>trinucleotide repeat containing 6b, AIMP2 <text:s/>- <text:s/>aminoacyl trna synthetase complex-interacting multifunctional protein 2, COA3 <text:s/>- <text:s/>cytochrome c oxidase assembly factor 3, HOXB13 <text:s/>- <text:s/>homeobox b13, CCDC151 <text:s/>- <text:s/>coiled-coil domain containing 151, SPSB3 <text:s/>- <text:s/>spla/ryanodine receptor domain and socs box containing 3, UBE2C <text:s/>- <text:s/>ubiquitin-conjugating enzyme e2c, HK2 <text:s/>- <text:s/>hexokinase 2, FLRT3 <text:s/>- <text:s/>fibronectin leucine rich transmembrane protein 3, PPP2R1A <text:s/>- <text:s/>protein phosphatase 2, regulatory subunit a, alpha, PPP2R2B <text:s/>- <text:s/>protein phosphatase 2, regulatory subunit b, beta, PPP1R7 <text:s/>- <text:s/>protein phosphatase 1, regulatory subunit 7, PRR11 <text:s/>- <text:s/>proline rich 11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ATP13A4 <text:s/>- <text:s/>atpase type 13a4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TDRKH <text:s/>- <text:s/>tudor and kh domain containing, NIPBL <text:s/>- <text:s/>nipped-b homolog (drosophila), PASK <text:s/>- <text:s/>pas domain containing serine/threonine kinase, CRY1 <text:s/>- <text:s/>cryptochrome 1 (photolyase-like), TMED1 <text:s/>- <text:s/>transmembrane emp24 protein transport domain containing 1, JARID2 <text:s/>- <text:s/>jumonji, at rich interactive domain 2, EHF <text:s/>- <text:s/>ets homologous factor, CHRDL1 <text:s/>- <text:s/>chordin-like 1, CCNG2 <text:s/>- <text:s/>cyclin g2, CCNG1 <text:s/>- <text:s/>cyclin g1, UBB <text:s/>- <text:s/>ubiquitin b, ESRRB <text:s/>- <text:s/>estrogen-related receptor beta, TULP3 <text:s/>- <text:s/>tubby like protein 3, NRXN3 <text:s/>- <text:s/>neurexin 3, SCOC <text:s/>- <text:s/>short coiled-coil protein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EPB41 <text:s/>- <text:s/>erythrocyte membrane protein band 4.1 (elliptocytosis 1, rh-linked), HMGN3 <text:s/>- <text:s/>high mobility group nucleosomal binding domain 3, HNRNPA1 <text:s/>- <text:s/>heterogeneous nuclear ribonucleoprotein a1, SORT1 <text:s/>- <text:s/>sortilin 1, HNRNPC <text:s/>- <text:s/>heterogeneous nuclear ribonucleoprotein c (c1/c2), HNRNPAB <text:s/>- <text:s/>heterogeneous nuclear ribonucleoprotein a/b, KCNJ3 <text:s/>- <text:s/>potassium inwardly-rectifying channel, subfamily j, member 3, NAPA <text:s/>- <text:s/>n-ethylmaleimide-sensitive factor attachment protein, alpha, SPATA24 <text:s/>- <text:s/>spermatogenesis associated 24, PRKCSH <text:s/>- <text:s/>protein kinase c substrate 80k-h, SETD2 <text:s/>- <text:s/>set domain containing 2, TLK2 <text:s/>- <text:s/>tousled-like kinase 2, SMCR7 <text:s/>- <text:s/>smith-magenis syndrome chromosome region, candidate 7, HMX3 <text:s/>- <text:s/>h6 family homeobox 3, LEF1 <text:s/>- <text:s/>lymphoid enhancer-binding factor 1, DNAJB5 <text:s/>- <text:s/>dnaj (hsp40) homolog, subfamily b, member 5, HSCB <text:s/>- <text:s/>hscb iron-sulfur cluster co-chaperone homolog (e. coli), RTN4 <text:s/>- <text:s/>reticulon 4, ATAD2 <text:s/>- <text:s/>atpase family, aaa domain containing 2, PRKAR1A <text:s/>- <text:s/>protein kinase, camp-dependent, regulatory, type i, alpha, ANK3 <text:s/>- <text:s/>ankyrin 3, node of ranvier (ankyrin g), RFX7 <text:s/>- <text:s/>regulatory factor x, 7, CDC6 <text:s/>- <text:s/>cell division cycle 6, CDC25A <text:s/>- <text:s/>cell division cycle 25a, CDK1 <text:s/>- <text:s/>cyclin-dependent kinase 1, KCNAB2 <text:s/>- <text:s/>potassium voltage-gated channel, shaker-related subfamily, beta member 2, ATXN2L <text:s/>- <text:s/>ataxin 2-like, ARHGAP15 <text:s/>- <text:s/>rho gtpase activating protein 15, CDH1 <text:s/>- <text:s/>cadherin 1, type 1, e-cadherin (epithelial), PAX6 <text:s/>- <text:s/>paired box 6, RBM15 <text:s/>- <text:s/>rna binding motif protein 15, RFWD3 <text:s/>- <text:s/>ring finger and wd repeat domain 3, ZNF385A <text:s/>- <text:s/>zinc finger protein 385a, TOX3 <text:s/>- <text:s/>tox high mobility group box family member 3, CXCL9 <text:s/>- <text:s/>chemokine (c-x-c motif) ligand 9, SIN3A <text:s/>- <text:s/>sin3 transcription regulator family member a, GPR139 <text:s/>- <text:s/>g protein-coupled receptor 139, MID1 <text:s/>- <text:s/>midline 1 (opitz/bbb syndrome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WHAMM <text:s/>- <text:s/>was protein homolog associated with actin, golgi membranes and microtubules, PPP1R3B <text:s/>- <text:s/>protein phosphatase 1, regulatory subunit 3b, CYTH2 <text:s/>- <text:s/>cytohesin 2, USP16 <text:s/>- <text:s/>ubiquitin specific peptidase 16, DBP <text:s/>- <text:s/>d site of albumin promoter (albumin d-box) binding protein, CHP1 <text:s/>- <text:s/>calcineurin-like ef-hand protein 1, SOST <text:s/>- <text:s/>sclerostin, AQP4 <text:s/>- <text:s/>aquaporin 4, CYCS <text:s/>- <text:s/>cytochrome c, somatic, IGF2BP2 <text:s/>- <text:s/>insulin-like growth factor 2 mrna binding protein 2, ENTPD1 <text:s/>- <text:s/>ectonucleoside triphosphate diphosphohydrolase 1, STARD4 <text:s/>- <text:s/>star-related lipid transfer (start) domain containing 4, ANAPC15 <text:s/>- <text:s/>anaphase promoting complex subunit 15, GUCA2A <text:s/>- <text:s/>guanylate cyclase activator 2a (guanylin), GUCY1B3 <text:s/>- <text:s/>guanylate cyclase 1, soluble, beta 3, SRGAP3 <text:s/>- <text:s/>slit-robo rho gtpase activating protein 3, PSMA3 <text:s/>- <text:s/>proteasome (prosome, macropain) subunit, alpha type, 3, KHDRBS3 <text:s/>- <text:s/>kh domain containing, rna binding, signal transduction associated 3, P4HB <text:s/>- <text:s/>prolyl 4-hydroxylase, beta polypeptide, CNOT10 <text:s/>- <text:s/>ccr4-not transcription complex, subunit 10, MED8 <text:s/>- <text:s/>mediator complex subunit 8, SP9 <text:s/>- <text:s/>sp9 transcription factor, CHEK2 <text:s/>- <text:s/>checkpoint kinase 2, PAFAH1B1 <text:s/>- <text:s/>platelet-activating factor acetylhydrolase 1b, regulatory subunit 1 (45kda), ZNF532 <text:s/>- <text:s/>zinc finger protein 532, RAB11B <text:s/>- <text:s/>rab11b, member ras oncogene family, NUCKS1 <text:s/>- <text:s/>nuclear casein kinase and cyclin-dependent kinase substrate 1, EAF2 <text:s/>- <text:s/>ell associated factor 2, DERL2 <text:s/>- <text:s/>derlin 2, CLEC16A <text:s/>- <text:s/>c-type lectin domain family 16, member a, SCAI <text:s/>- <text:s/>suppressor of cancer cell invasion, RNF31 <text:s/>- <text:s/>ring finger protein 31, ZMYM3 <text:s/>- <text:s/>zinc finger, mym-type 3, SESN3 <text:s/>- <text:s/>sestrin 3, H2AFZ <text:s/>- <text:s/>h2a histone family, member z, SAP130 <text:s/>- <text:s/>sin3a-associated protein, 130kda, DLGAP5 <text:s/>- <text:s/>discs, large (drosophila) homolog-associated protein 5, DCP2 <text:s/>- <text:s/>decapping mrna 2, MCU <text:s/>- <text:s/>mitochondrial calcium uniporter, PSME2 <text:s/>- <text:s/>proteasome (prosome, macropain) activator subunit 2 (pa28 beta), TYSND1 <text:s/>- <text:s/>trypsin domain containing 1, IRS1 <text:s/>- <text:s/>insulin receptor substrate 1, DDR2 <text:s/>- <text:s/>discoidin domain receptor tyrosine kinase 2, SYNE1 <text:s/>- <text:s/>spectrin repeat containing, nuclear envelope 1, ISL1 <text:s/>- <text:s/>isl lim homeobox 1, SKA2 <text:s/>- <text:s/>spindle and kinetochore associated complex subunit 2, TTC28 <text:s/>- <text:s/>tetratricopeptide repeat domain 28, BCLAF1 <text:s/>- <text:s/>bcl2-associated transcription factor 1, HIST1H2BA <text:s/>- <text:s/>histone cluster 1, h2ba, NME9 <text:s/>- <text:s/>nme/nm23 family member 9, SZT2 <text:s/>- <text:s/>seizure threshold 2 homolog (mouse), FER <text:s/>- <text:s/>fer (fps/fes related) tyrosine kinase, LRP8 <text:s/>- <text:s/>low density lipoprotein receptor-related protein 8, apolipoprotein e receptor, TPCN2 <text:s/>- <text:s/>two pore segment channel 2, PCNT <text:s/>- <text:s/>pericentrin, TBC1D10B <text:s/>- <text:s/>tbc1 domain family, member 10b, PCNA <text:s/>- <text:s/>proliferating cell nuclear antigen, S100B <text:s/>- <text:s/>s100 calcium binding protein b, EBAG9 <text:s/>- <text:s/>estrogen receptor binding site associated, antigen, 9, FICD <text:s/>- <text:s/>fic domain containing, PCSK2 <text:s/>- <text:s/>proprotein convertase subtilisin/kexin type 2, SHC3 <text:s/>- <text:s/>shc (src homology 2 domain containing) transforming protein 3, ZEB2 <text:s/>- <text:s/>zinc finger e-box binding homeobox 2, CXCL10 <text:s/>- <text:s/>chemokine (c-x-c motif) ligand 10, KLHL25 <text:s/>- <text:s/>kelch-like family member 25, ZNF644 <text:s/>- <text:s/>zinc finger protein 644, CNTN2 <text:s/>- <text:s/>contactin 2 (axonal), CDH6 <text:s/>- <text:s/>cadherin 6, type 2, k-cadherin (fetal kidney), TRIM68 <text:s/>- <text:s/>tripartite motif containing 68, ZFP91 <text:s/>- <text:s/>zfp91 zinc finger protein, LARP1 <text:s/>- <text:s/>la ribonucleoprotein domain family, member 1, PTPRD <text:s/>- <text:s/>protein tyrosine phosphatase, receptor type, d, FAM212B <text:s/>- <text:s/>family with sequence similarity 212, member b, LRRC8D <text:s/>- <text:s/>leucine rich repeat containing 8 family, member d, NRGN <text:s/>- <text:s/>neurogranin (protein kinase c substrate, rc3), HDAC1 <text:s/>- <text:s/>histone deacetylase 1, NRL <text:s/>- <text:s/>neural retina leucine zipper, CCNB2 <text:s/>- <text:s/>cyclin b2, SLC2A8 <text:s/>- <text:s/>solute carrier family 2 (facilitated glucose transporter), member 8, TCTN3 <text:s/>- <text:s/>tectonic family member 3, ICAM5 <text:s/>- <text:s/>intercellular adhesion molecule 5, telencephalin, XPO1 <text:s/>- <text:s/>exportin 1 (crm1 homolog, yeast), RGS8 <text:s/>- <text:s/>regulator of g-protein signaling 8, TLE1 <text:s/>- <text:s/>transducin-like enhancer of split 1 (e(sp1) homolog, drosophila), RHOQ <text:s/>- <text:s/>ras homolog family member q, BAHD1 <text:s/>- <text:s/>bromo adjacent homology domain containing 1, NKAIN2 <text:s/>- <text:s/>na+/k+ transporting atpase interacting 2, TLE4 <text:s/>- <text:s/>transducin-like enhancer of split 4 (e(sp1) homolog, drosophila), WNT8B <text:s/>- <text:s/>wingless-type mmtv integration site family, member 8b, HERPUD1 <text:s/>- <text:s/>homocysteine-inducible, endoplasmic reticulum stress-inducible, ubiquitin-like domain member 1, CHN2 <text:s/>- <text:s/>chimerin 2, RAB39A <text:s/>- <text:s/>rab39a, member ras oncogene family, RIMS2 <text:s/>- <text:s/>regulating synaptic membrane exocytosis 2, SHC4 <text:s/>- <text:s/>shc (src homology 2 domain containing) family, member 4, ID1 <text:s/>- <text:s/>inhibitor of dna binding 1, dominant negative helix-loop-helix protein, TBX19 <text:s/>- <text:s/>t-box 19, DUSP6 <text:s/>- <text:s/>dual specificity phosphatase 6, NFYC <text:s/>- <text:s/>nuclear transcription factor y, gamma, RAB3A <text:s/>- <text:s/>rab3a, member ras oncogene family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GPR15 <text:s/>- <text:s/>g protein-coupled receptor 15, CBX5 <text:s/>- <text:s/>chromobox homolog 5, WNT3 <text:s/>- <text:s/>wingless-type mmtv integration site family, member 3, PER1 <text:s/>- <text:s/>period circadian clock 1, ID4 <text:s/>- <text:s/>inhibitor of dna binding 4, dominant negative helix-loop-helix protein, BEST1 <text:s/>- <text:s/>bestrophin 1, TTBK2 <text:s/>- <text:s/>tau tubulin kinase 2, NKX6-1 <text:s/>- <text:s/>nk6 homeobox 1, TSC22D3 <text:s/>- <text:s/>tsc22 domain family, member 3, ARL15 <text:s/>- <text:s/>adp-ribosylation factor-like 15, MYOCD <text:s/>- <text:s/>myocardin, WARS <text:s/>- <text:s/>tryptophanyl-trna synthetase, ZNF652 <text:s/>- <text:s/>zinc finger protein 652, CCP110 <text:s/>- <text:s/>centriolar coiled coil protein 110kda, KCNIP4 <text:s/>- <text:s/>kv channel interacting protein 4, IQCB1 <text:s/>- <text:s/>iq motif containing b1, SMOC1 <text:s/>- <text:s/>sparc related modular calcium binding 1, DLG3 <text:s/>- <text:s/>discs, large homolog 3 (drosophila), NEK2 <text:s/>- <text:s/>nima-related kinase 2, DLG1 <text:s/>- <text:s/>discs, large homolog 1 (drosophila), BAI2 <text:s/>- <text:s/>brain-specific angiogenesis inhibitor 2, DLG2 <text:s/>- <text:s/>discs, large homolog 2 (drosophila), MIER2 <text:s/>- <text:s/>mesoderm induction early response 1, family member 2, DPP10 <text:s/>- <text:s/>dipeptidyl-peptidase 10 (non-functional), DLX3 <text:s/>- <text:s/>distal-less homeobox 3, B2M <text:s/>- <text:s/>beta-2-microglobulin, TOM1L2 <text:s/>- <text:s/>target of myb1-like 2 (chicken), EPC1 <text:s/>- <text:s/>enhancer of polycomb homolog 1 (drosophila), USP21 <text:s/>- <text:s/>ubiquitin specific peptidase 21, NFATC4 <text:s/>- <text:s/>nuclear factor of activated t-cells, cytoplasmic, calcineurin-dependent 4, SPAG9 <text:s/>- <text:s/>sperm associated antigen 9, NFE2L1 <text:s/>- <text:s/>nuclear factor (erythroid-derived 2)-like 1, SESN2 <text:s/>- <text:s/>sestrin 2, HIST1H2AA <text:s/>- <text:s/>histone cluster 1, h2aa, CELF2 <text:s/>- <text:s/>cugbp, elav-like family member 2, GRIA3 <text:s/>- <text:s/>glutamate receptor, ionotropic, ampa 3, RAP2B <text:s/>- <text:s/>rap2b, member of ras oncogene family, KLF1 <text:s/>- <text:s/>kruppel-like factor 1 (erythroid), FNIP1 <text:s/>- <text:s/>folliculin interacting protein 1, SIX1 <text:s/>- <text:s/>six homeobox 1, CDK5RAP3 <text:s/>- <text:s/>cdk5 regulatory subunit associated protein 3, SFRP1 <text:s/>- <text:s/>secreted frizzled-related protein 1, SF1 <text:s/>- <text:s/>splicing factor 1, GPR65 <text:s/>- <text:s/>g protein-coupled receptor 65, TGFB3 <text:s/>- <text:s/>transforming growth factor, beta 3, RBM4 <text:s/>- <text:s/>rna binding motif protein 4, TGFB1I1 <text:s/>- <text:s/>transforming growth factor beta 1 induced transcript 1, ARID4A <text:s/>- <text:s/>at rich interactive domain 4a (rbp1-like), KDM4A <text:s/>- <text:s/>lysine (k)-specific demethylase 4a, NEB <text:s/>- <text:s/>nebulin, PARD3 <text:s/>- <text:s/>par-3 partitioning defective 3 homolog (c. elegans), DDX4 <text:s/>- <text:s/>dead (asp-glu-ala-asp) box polypeptide 4, CABIN1 <text:s/>- <text:s/>calcineurin binding protein 1, CKS2 <text:s/>- <text:s/>cdc28 protein kinase regulatory subunit 2, KAT6B <text:s/>- <text:s/>k(lysine) acetyltransferase 6b, XRCC4 <text:s/>- <text:s/>x-ray repair complementing defective repair in chinese hamster cells 4, CDCA2 <text:s/>- <text:s/>cell division cycle associated 2, KIF18B <text:s/>- <text:s/>kinesin family member 18b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145</text:p>
          </table:table-cell>
          <table:table-cell office:value-type="string" calcext:value-type="string">
            <text:p>smooth muscle cell differentiation</text:p>
          </table:table-cell>
          <table:table-cell office:value-type="float" office:value="0.0000622" calcext:value-type="float">
            <text:p>0.0000622</text:p>
          </table:table-cell>
          <table:table-cell office:value-type="float" office:value="0.00922" calcext:value-type="float">
            <text:p>0.00922</text:p>
          </table:table-cell>
          <table:table-cell office:value-type="float" office:value="8.15" calcext:value-type="float">
            <text:p>8.15</text:p>
          </table:table-cell>
          <table:table-cell office:value-type="float" office:value="13954" calcext:value-type="float">
            <text:p>13954</text:p>
          </table:table-cell>
          <table:table-cell office:value-type="float" office:value="21" calcext:value-type="float">
            <text:p>21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EPC1 <text:s/>- <text:s/>enhancer of polycomb homolog 1 (drosophila), NFATC4 <text:s/>- <text:s/>nuclear factor of activated t-cells, cytoplasmic, calcineurin-dependent 4, GATA6 <text:s/>- <text:s/>gata binding protein 6, MYOCD <text:s/>- <text:s/>myocardin, MKL1 <text:s/>- <text:s/>megakaryoblastic leukemia (translocation) 1, SIX1 <text:s/>- <text:s/>six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0182</text:p>
          </table:table-cell>
          <table:table-cell office:value-type="string" calcext:value-type="string">
            <text:p>neuron differentiation</text:p>
          </table:table-cell>
          <table:table-cell office:value-type="float" office:value="0.0000645" calcext:value-type="float">
            <text:p>0.0000645</text:p>
          </table:table-cell>
          <table:table-cell office:value-type="float" office:value="0.00947" calcext:value-type="float">
            <text:p>0.00947</text:p>
          </table:table-cell>
          <table:table-cell office:value-type="float" office:value="2.75" calcext:value-type="float">
            <text:p>2.75</text:p>
          </table:table-cell>
          <table:table-cell office:value-type="float" office:value="13954" calcext:value-type="float">
            <text:p>13954</text:p>
          </table:table-cell>
          <table:table-cell office:value-type="float" office:value="197" calcext:value-type="float">
            <text:p>197</text:p>
          </table:table-cell>
          <table:table-cell office:value-type="float" office:value="489" calcext:value-type="float">
            <text:p>4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SFRP1 <text:s/>- <text:s/>secreted frizzled-related protein 1, ID1 <text:s/>- <text:s/>inhibitor of dna binding 1, dominant negative helix-loop-helix protein, OLIG2 <text:s/>- <text:s/>oligodendrocyte lineage transcription factor 2, ADNP2 <text:s/>- <text:s/>adnp homeobox 2, SOX4 <text:s/>- <text:s/>sry (sex determining region y)-box 4, ISL1 <text:s/>- <text:s/>isl lim homeobox 1, WNT3 <text:s/>- <text:s/>wingless-type mmtv integration site family, member 3, NAPA <text:s/>- <text:s/>n-ethylmaleimide-sensitive factor attachment protein, alpha, ID4 <text:s/>- <text:s/>inhibitor of dna binding 4, dominant negative helix-loop-helix protein, WNT8B <text:s/>- <text:s/>wingless-type mmtv integration site family, member 8b, PAFAH1B1 <text:s/>- <text:s/>platelet-activating factor acetylhydrolase 1b, regulatory subunit 1 (45kda), TULP3 <text:s/>- <text:s/>tubby like protein 3, LDB1 <text:s/>- <text:s/>lim domain binding 1, LEF1 <text:s/>- <text:s/>lymphoid enhancer-binding factor 1, PTPRD <text:s/>- <text:s/>protein tyrosine phosphatase, receptor type, d, PHOX2B <text:s/>- <text:s/>paired-like homeobox 2b, HSPA5 <text:s/>- <text:s/>heat shock 70kda protein 5 (glucose-regulated protein, 78kda), FGF20 <text:s/>- <text:s/>fibroblast growth factor 20, HIF1A <text:s/>- <text:s/>hypoxia inducible factor 1, alpha subunit (basic helix-loop-helix transcription fac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cellular macromolecule metabolic process</text:p>
          </table:table-cell>
          <table:table-cell office:value-type="float" office:value="0.0000673" calcext:value-type="float">
            <text:p>0.0000673</text:p>
          </table:table-cell>
          <table:table-cell office:value-type="float" office:value="0.00977" calcext:value-type="float">
            <text:p>0.00977</text:p>
          </table:table-cell>
          <table:table-cell office:value-type="float" office:value="1.22" calcext:value-type="float">
            <text:p>1.22</text:p>
          </table:table-cell>
          <table:table-cell office:value-type="float" office:value="13954" calcext:value-type="float">
            <text:p>13954</text:p>
          </table:table-cell>
          <table:table-cell office:value-type="float" office:value="5220" calcext:value-type="float">
            <text:p>5220</text:p>
          </table:table-cell>
          <table:table-cell office:value-type="float" office:value="489" calcext:value-type="float">
            <text:p>489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[SIX5 <text:s/>- <text:s/>six homeobox 5, PMS2 <text:s/>- <text:s/>pms2 postmeiotic segregation increased 2 (s. cerevisiae), PNN <text:s/>- <text:s/>pinin, desmosome associated protein, PNRC1 <text:s/>- <text:s/>proline-rich nuclear receptor coactivator 1, CCNO <text:s/>- <text:s/>cyclin o, MAEL <text:s/>- <text:s/>maelstrom spermatogenic transposon silencer, SP1 <text:s/>- <text:s/>sp1 transcription factor, SP2 <text:s/>- <text:s/>sp2 transcription factor, ELP6 <text:s/>- <text:s/>elongator acetyltransferase complex subunit 6, SOX4 <text:s/>- <text:s/>sry (sex determining region y)-box 4, GRHL1 <text:s/>- <text:s/>grainyhead-like 1 (drosophila), SYNGAP1 <text:s/>- <text:s/>synaptic ras gtpase activating protein 1, GRHL3 <text:s/>- <text:s/>grainyhead-like 3 (drosophila), CCNB1IP1 <text:s/>- <text:s/>cyclin b1 interacting protein 1, e3 ubiquitin protein ligase, FBXL20 <text:s/>- <text:s/>f-box and leucine-rich repeat protein 20, HOXD3 <text:s/>- <text:s/>homeobox d3, ELAVL4 <text:s/>- <text:s/>elav (embryonic lethal, abnormal vision, drosophila)-like 4, ELF3 <text:s/>- <text:s/>e74-like factor 3 (ets domain transcription factor, epithelial-specific ), ATF6B <text:s/>- <text:s/>activating transcription factor 6 beta, RIMKLA <text:s/>- <text:s/>ribosomal modification protein rimk-like family member a, LDB1 <text:s/>- <text:s/>lim domain binding 1, HOXC9 <text:s/>- <text:s/>homeobox c9, ABCA7 <text:s/>- <text:s/>atp-binding cassette, sub-family a (abc1), member 7, ANAPC5 <text:s/>- <text:s/>anaphase promoting complex subunit 5, OLIG2 <text:s/>- <text:s/>oligodendrocyte lineage transcription factor 2, SNRPF <text:s/>- <text:s/>small nuclear ribonucleoprotein polypeptide f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PPM1B <text:s/>- <text:s/>protein phosphatase, mg2+/mn2+ dependent, 1b, DDX50 <text:s/>- <text:s/>dead (asp-glu-ala-asp) box polypeptide 50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KCTD9 <text:s/>- <text:s/>potassium channel tetramerization domain containing 9, HELB <text:s/>- <text:s/>helicase (dna) b, AFF3 <text:s/>- <text:s/>af4/fmr2 family, member 3, POLA1 <text:s/>- <text:s/>polymerase (dna directed), alpha 1, catalytic subunit, PHOX2B <text:s/>- <text:s/>paired-like homeobox 2b, HSPA5 <text:s/>- <text:s/>heat shock 70kda protein 5 (glucose-regulated protein, 78kda), ADAMTSL1 <text:s/>- <text:s/>adamts-like 1, PCYOX1L <text:s/>- <text:s/>prenylcysteine oxidase 1 like, RUVBL2 <text:s/>- <text:s/>ruvb-like 2 (e. coli), HNRNPUL1 <text:s/>- <text:s/>heterogeneous nuclear ribonucleoprotein u-like 1, TTLL5 <text:s/>- <text:s/>tubulin tyrosine ligase-like family, member 5, HMGB2 <text:s/>- <text:s/>high mobility group box 2, ASB7 <text:s/>- <text:s/>ankyrin repeat and socs box containing 7, TTLL9 <text:s/>- <text:s/>tubulin tyrosine ligase-like family, member 9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HOXB13 <text:s/>- <text:s/>homeobox b13, SPSB3 <text:s/>- <text:s/>spla/ryanodine receptor domain and socs box containing 3, UBE2C <text:s/>- <text:s/>ubiquitin-conjugating enzyme e2c, PPP2R1A <text:s/>- <text:s/>protein phosphatase 2, regulatory subunit a, alpha, SBDS <text:s/>- <text:s/>shwachman-bodian-diamond syndrome, PPP2R2B <text:s/>- <text:s/>protein phosphatase 2, regulatory subunit b, beta, PTRF <text:s/>- <text:s/>polymerase i and transcript release factor, CALM3 <text:s/>- <text:s/>calmodulin 3 (phosphorylase kinase, delta), MBD5 <text:s/>- <text:s/>methyl-cpg binding domain protein 5, ZSCAN2 <text:s/>- <text:s/>zinc finger and scan domain containing 2, VCP <text:s/>- <text:s/>valosin containing protein, NEK7 <text:s/>- <text:s/>nima-related kinase 7, NAA11 <text:s/>- <text:s/>n(alpha)-acetyltransferase 11, nata catalytic subunit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TDRKH <text:s/>- <text:s/>tudor and kh domain containing, PASK <text:s/>- <text:s/>pas domain containing serine/threonine kinase, CRY1 <text:s/>- <text:s/>cryptochrome 1 (photolyase-like), MACROD1 <text:s/>- <text:s/>macro domain containing 1, JARID2 <text:s/>- <text:s/>jumonji, at rich interactive domain 2, EHF <text:s/>- <text:s/>ets homologous factor, THG1L <text:s/>- <text:s/>trna-histidine guanylyltransferase 1-like (s. cerevisiae), UBB <text:s/>- <text:s/>ubiquitin b, ESRRB <text:s/>- <text:s/>estrogen-related receptor beta, MACROD2 <text:s/>- <text:s/>macro domain containing 2, DOLPP1 <text:s/>- <text:s/>dolichyldiphosphatase 1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NRNPA1 <text:s/>- <text:s/>heterogeneous nuclear ribonucleoprotein a1, HNRNPC <text:s/>- <text:s/>heterogeneous nuclear ribonucleoprotein c (c1/c2), KANSL2 <text:s/>- <text:s/>kat8 regulatory nsl complex subunit 2, SPATA24 <text:s/>- <text:s/>spermatogenesis associated 24, PRKCSH <text:s/>- <text:s/>protein kinase c substrate 80k-h, REC8 <text:s/>- <text:s/>rec8 meiotic recombination protein, SETD2 <text:s/>- <text:s/>set domain containing 2, TLK2 <text:s/>- <text:s/>tousled-like kinase 2, HMX3 <text:s/>- <text:s/>h6 family homeobox 3, LEF1 <text:s/>- <text:s/>lymphoid enhancer-binding factor 1, ATAD2 <text:s/>- <text:s/>atpase family, aaa domain containing 2, CDC6 <text:s/>- <text:s/>cell division cycle 6, CDC25A <text:s/>- <text:s/>cell division cycle 25a, RBM23 <text:s/>- <text:s/>rna binding motif protein 23, CDK1 <text:s/>- <text:s/>cyclin-dependent kinase 1, PAX6 <text:s/>- <text:s/>paired box 6, RBM15 <text:s/>- <text:s/>rna binding motif protein 15, ZNF385A <text:s/>- <text:s/>zinc finger protein 385a, RFWD3 <text:s/>- <text:s/>ring finger and wd repeat domain 3, ORC4 <text:s/>- <text:s/>origin recognition complex, subunit 4, TOX3 <text:s/>- <text:s/>tox high mobility group box family member 3, SIN3A <text:s/>- <text:s/>sin3 transcription regulator family member a, METAP1D <text:s/>- <text:s/>methionyl aminopeptidase type 1d (mitochondrial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MAP3K9 <text:s/>- <text:s/>mitogen-activated protein kinase kinase kinase 9, SIX4 <text:s/>- <text:s/>six homeobox 4, LMO3 <text:s/>- <text:s/>lim domain only 3 (rhombotin-like 2), PPP1R3B <text:s/>- <text:s/>protein phosphatase 1, regulatory subunit 3b, USP16 <text:s/>- <text:s/>ubiquitin specific peptidase 16, ZDHHC5 <text:s/>- <text:s/>zinc finger, dhhc-type containing 5, DBP <text:s/>- <text:s/>d site of albumin promoter (albumin d-box) binding protein, CYCS <text:s/>- <text:s/>cytochrome c, somatic, ANAPC15 <text:s/>- <text:s/>anaphase promoting complex subunit 15, PSMA3 <text:s/>- <text:s/>proteasome (prosome, macropain) subunit, alpha type, 3, KHDRBS3 <text:s/>- <text:s/>kh domain containing, rna binding, signal transduction associated 3, P4HB <text:s/>- <text:s/>prolyl 4-hydroxylase, beta polypeptide, METTL17 <text:s/>- <text:s/>methyltransferase like 17, CNOT10 <text:s/>- <text:s/>ccr4-not transcription complex, subunit 10, CNTD1 <text:s/>- <text:s/>cyclin n-terminal domain containing 1, MED8 <text:s/>- <text:s/>mediator complex subunit 8, PADI3 <text:s/>- <text:s/>peptidyl arginine deiminase, type iii, SP9 <text:s/>- <text:s/>sp9 transcription factor, CHEK2 <text:s/>- <text:s/>checkpoint kinase 2, RAB11B <text:s/>- <text:s/>rab11b, member ras oncogene family, GYS1 <text:s/>- <text:s/>glycogen synthase 1 (muscle), ZNF532 <text:s/>- <text:s/>zinc finger protein 532, NUCKS1 <text:s/>- <text:s/>nuclear casein kinase and cyclin-dependent kinase substrate 1, EAF2 <text:s/>- <text:s/>ell associated factor 2, DCAF11 <text:s/>- <text:s/>ddb1 and cul4 associated factor 11, DERL2 <text:s/>- <text:s/>derlin 2, SCAI <text:s/>- <text:s/>suppressor of cancer cell invasion, HIST1H2BB <text:s/>- <text:s/>histone cluster 1, h2bb, RNF31 <text:s/>- <text:s/>ring finger protein 31, DLGAP5 <text:s/>- <text:s/>discs, large (drosophila) homolog-associated protein 5, DCP2 <text:s/>- <text:s/>decapping mrna 2, SAP130 <text:s/>- <text:s/>sin3a-associated protein, 130kda, PSME2 <text:s/>- <text:s/>proteasome (prosome, macropain) activator subunit 2 (pa28 beta), IRS1 <text:s/>- <text:s/>insulin receptor substrate 1, DDR2 <text:s/>- <text:s/>discoidin domain receptor tyrosine kinase 2, ISL1 <text:s/>- <text:s/>isl lim homeobox 1, BCLAF1 <text:s/>- <text:s/>bcl2-associated transcription factor 1, HIST1H2BA <text:s/>- <text:s/>histone cluster 1, h2ba, FER <text:s/>- <text:s/>fer (fps/fes related) tyrosine kinase, PCNA <text:s/>- <text:s/>proliferating cell nuclear antigen, FICD <text:s/>- <text:s/>fic domain containing, ZEB2 <text:s/>- <text:s/>zinc finger e-box binding homeobox 2, SHC3 <text:s/>- <text:s/>shc (src homology 2 domain containing) transforming protein 3, KLHL25 <text:s/>- <text:s/>kelch-like family member 25, ZNF644 <text:s/>- <text:s/>zinc finger protein 644, CNTN2 <text:s/>- <text:s/>contactin 2 (axonal), MRPL4 <text:s/>- <text:s/>mitochondrial ribosomal protein l4, TRIM68 <text:s/>- <text:s/>tripartite motif containing 68, ZFP91 <text:s/>- <text:s/>zfp91 zinc finger protein, PTPRD <text:s/>- <text:s/>protein tyrosine phosphatase, receptor type, d, HDAC1 <text:s/>- <text:s/>histone deacetylase 1, NRL <text:s/>- <text:s/>neural retina leucine zipper, HIST1H2BC <text:s/>- <text:s/>histone cluster 1, h2bc, TLE1 <text:s/>- <text:s/>transducin-like enhancer of split 1 (e(sp1) homolog, drosophila)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ID1 <text:s/>- <text:s/>inhibitor of dna binding 1, dominant negative helix-loop-helix protein, TBX19 <text:s/>- <text:s/>t-box 19, DUSP6 <text:s/>- <text:s/>dual specificity phosphatase 6, NFYC <text:s/>- <text:s/>nuclear transcription factor y, gamma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PER1 <text:s/>- <text:s/>period circadian clock 1, ID4 <text:s/>- <text:s/>inhibitor of dna binding 4, dominant negative helix-loop-helix protein, TTBK2 <text:s/>- <text:s/>tau tubulin kinase 2, NKX6-1 <text:s/>- <text:s/>nk6 homeobox 1, MYOCD <text:s/>- <text:s/>myocardin, WARS <text:s/>- <text:s/>tryptophanyl-trna synthetase, ZNF652 <text:s/>- <text:s/>zinc finger protein 652, CCP110 <text:s/>- <text:s/>centriolar coiled coil protein 110kda, NEK2 <text:s/>- <text:s/>nima-related kinase 2, DLG1 <text:s/>- <text:s/>discs, large homolog 1 (drosophila), MIER2 <text:s/>- <text:s/>mesoderm induction early response 1, family member 2, DLX3 <text:s/>- <text:s/>distal-less homeobox 3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KLF1 <text:s/>- <text:s/>kruppel-like factor 1 (erythroid), SIX1 <text:s/>- <text:s/>six homeobox 1, CDK5RAP3 <text:s/>- <text:s/>cdk5 regulatory subunit associated protein 3, PCF11 <text:s/>- <text:s/>pcf11 cleavage and polyadenylation factor subunit, SF1 <text:s/>- <text:s/>splicing factor 1, RBM4 <text:s/>- <text:s/>rna binding motif protein 4, TGFB1I1 <text:s/>- <text:s/>transforming growth factor beta 1 induced transcript 1, ARID4A <text:s/>- <text:s/>at rich interactive domain 4a (rbp1-like), KDM4A <text:s/>- <text:s/>lysine (k)-specific demethylase 4a, DDX4 <text:s/>- <text:s/>dead (asp-glu-ala-asp) box polypeptide 4, KAT6B <text:s/>- <text:s/>k(lysine) acetyltransferase 6b, XRCC4 <text:s/>- <text:s/>x-ray repair complementing defective repair in chinese hamster cells 4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7017</text:p>
          </table:table-cell>
          <table:table-cell office:value-type="string" calcext:value-type="string">
            <text:p>microtubule-based process</text:p>
          </table:table-cell>
          <table:table-cell office:value-type="float" office:value="0.0000692" calcext:value-type="float">
            <text:p>0.0000692</text:p>
          </table:table-cell>
          <table:table-cell office:value-type="float" office:value="0.00995" calcext:value-type="float">
            <text:p>0.00995</text:p>
          </table:table-cell>
          <table:table-cell office:value-type="float" office:value="2.09" calcext:value-type="float">
            <text:p>2.09</text:p>
          </table:table-cell>
          <table:table-cell office:value-type="float" office:value="13954" calcext:value-type="float">
            <text:p>13954</text:p>
          </table:table-cell>
          <table:table-cell office:value-type="float" office:value="437" calcext:value-type="float">
            <text:p>437</text:p>
          </table:table-cell>
          <table:table-cell office:value-type="float" office:value="489" calcext:value-type="float">
            <text:p>48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KIF14 <text:s/>- <text:s/>kinesin family member 14, NDE1 <text:s/>- <text:s/>nude neurodevelopment protein 1, NEK2 <text:s/>- <text:s/>nima-related kinase 2, PLA2G3 <text:s/>- <text:s/>phospholipase a2, group iii, DLGAP5 <text:s/>- <text:s/>discs, large (drosophila) homolog-associated protein 5, CDK1 <text:s/>- <text:s/>cyclin-dependent kinase 1, DLG1 <text:s/>- <text:s/>discs, large homolog 1 (drosophila), AP3M2 <text:s/>- <text:s/>adaptor-related protein complex 3, mu 2 subunit, KIF18A <text:s/>- <text:s/>kinesin family member 18a, TTLL5 <text:s/>- <text:s/>tubulin tyrosine ligase-like family, member 5, MID1 <text:s/>- <text:s/>midline 1 (opitz/bbb syndrome), UBB <text:s/>- <text:s/>ubiquitin b, CLTA <text:s/>- <text:s/>clathrin, light chain a, MAP1A <text:s/>- <text:s/>microtubule-associated protein 1a, FOPNL <text:s/>- <text:s/>fgfr1op n-terminal like, TUBB4B <text:s/>- <text:s/>tubulin, beta 4b class ivb, FER <text:s/>- <text:s/>fer (fps/fes related) tyrosine kinase, CHP1 <text:s/>- <text:s/>calcineurin-like ef-hand protein 1, PCNT <text:s/>- <text:s/>pericentrin, DYNC1H1 <text:s/>- <text:s/>dynein, cytoplasmic 1, heavy chain 1, CCDC151 <text:s/>- <text:s/>coiled-coil domain containing 151, SPRY2 <text:s/>- <text:s/>sprouty homolog 2 (drosophila), PPP2R1A <text:s/>- <text:s/>protein phosphatase 2, regulatory subunit a, alpha, SBDS <text:s/>- <text:s/>shwachman-bodian-diamond syndrome, CNTN2 <text:s/>- <text:s/>contactin 2 (axonal), CHEK2 <text:s/>- <text:s/>checkpoint kinase 2, PAFAH1B1 <text:s/>- <text:s/>platelet-activating factor acetylhydrolase 1b, regulatory subunit 1 (45kda), TUBA1C <text:s/>- <text:s/>tubulin, alpha 1c, KIF18B <text:s/>- <text:s/>kinesin family member 18b, NEK7 <text:s/>- <text:s/>nima-related kinase 7, CCP110 <text:s/>- <text:s/>centriolar coiled coil protein 110kda, HIF1A <text:s/>- <text:s/>hypoxia inducible factor 1, alpha subunit (basic helix-loop-helix transcription fac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086</text:p>
          </table:table-cell>
          <table:table-cell office:value-type="string" calcext:value-type="string">
            <text:p>G2/M transition of mitotic cell cycle</text:p>
          </table:table-cell>
          <table:table-cell office:value-type="float" office:value="0.0000711" calcext:value-type="float">
            <text:p>0.0000711</text:p>
          </table:table-cell>
          <table:table-cell office:value-type="float" office:value="0.0101" calcext:value-type="float">
            <text:p>0.0101</text:p>
          </table:table-cell>
          <table:table-cell office:value-type="float" office:value="3.36" calcext:value-type="float">
            <text:p>3.36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PCNT <text:s/>- <text:s/>pericentrin, MAPRE1 <text:s/>- <text:s/>microtubule-associated protein, rp/eb family, member 1, DYNC1H1 <text:s/>- <text:s/>dynein, cytoplasmic 1, heavy chain 1, CDC25A <text:s/>- <text:s/>cell division cycle 25a, NDE1 <text:s/>- <text:s/>nude neurodevelopment protein 1, CCNB2 <text:s/>- <text:s/>cyclin b2, NEK2 <text:s/>- <text:s/>nima-related kinase 2, CDK1 <text:s/>- <text:s/>cyclin-dependent kinase 1, PPP2R1A <text:s/>- <text:s/>protein phosphatase 2, regulatory subunit a, alpha, UBB <text:s/>- <text:s/>ubiquitin b, CHEK2 <text:s/>- <text:s/>checkpoint kinase 2, PAFAH1B1 <text:s/>- <text:s/>platelet-activating factor acetylhydrolase 1b, regulatory subunit 1 (45kda), TUBB4B <text:s/>- <text:s/>tubulin, beta 4b class ivb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cellular metabolic process</text:p>
          </table:table-cell>
          <table:table-cell office:value-type="float" office:value="0.0000799" calcext:value-type="float">
            <text:p>0.0000799</text:p>
          </table:table-cell>
          <table:table-cell office:value-type="float" office:value="0.0113" calcext:value-type="float">
            <text:p>0.0113</text:p>
          </table:table-cell>
          <table:table-cell office:value-type="float" office:value="1.17" calcext:value-type="float">
            <text:p>1.17</text:p>
          </table:table-cell>
          <table:table-cell office:value-type="float" office:value="13954" calcext:value-type="float">
            <text:p>13954</text:p>
          </table:table-cell>
          <table:table-cell office:value-type="float" office:value="6807" calcext:value-type="float">
            <text:p>6807</text:p>
          </table:table-cell>
          <table:table-cell office:value-type="float" office:value="489" calcext:value-type="float">
            <text:p>48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[SIX5 <text:s/>- <text:s/>six homeobox 5, PMS2 <text:s/>- <text:s/>pms2 postmeiotic segregation increased 2 (s. cerevisiae), SCD5 <text:s/>- <text:s/>stearoyl-coa desaturase 5, PNN <text:s/>- <text:s/>pinin, desmosome associated protein, ABAT <text:s/>- <text:s/>4-aminobutyrate aminotransferase, PNRC1 <text:s/>- <text:s/>proline-rich nuclear receptor coactivator 1, ACACA <text:s/>- <text:s/>acetyl-coa carboxylase alpha, CCNO <text:s/>- <text:s/>cyclin o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C9orf41 <text:s/>- <text:s/>chromosome 9 open reading frame 41, SOX4 <text:s/>- <text:s/>sry (sex determining region y)-box 4, GRHL1 <text:s/>- <text:s/>grainyhead-like 1 (drosophila), SYNGAP1 <text:s/>- <text:s/>synaptic ras gtpase activating protein 1, GRHL3 <text:s/>- <text:s/>grainyhead-like 3 (drosophila), LPL <text:s/>- <text:s/>lipoprotein lipase, CCNB1IP1 <text:s/>- <text:s/>cyclin b1 interacting protein 1, e3 ubiquitin protein ligase, FBXL20 <text:s/>- <text:s/>f-box and leucine-rich repeat protein 20, MMAB <text:s/>- <text:s/>methylmalonic aciduria (cobalamin deficiency) cblb type, HOXD3 <text:s/>- <text:s/>homeobox d3, ELAVL4 <text:s/>- <text:s/>elav (embryonic lethal, abnormal vision, drosophila)-like 4, ELF3 <text:s/>- <text:s/>e74-like factor 3 (ets domain transcription factor, epithelial-specific ), ATF6B <text:s/>- <text:s/>activating transcription factor 6 beta, RIMKLA <text:s/>- <text:s/>ribosomal modification protein rimk-like family member a, LDB1 <text:s/>- <text:s/>lim domain binding 1, HOXC9 <text:s/>- <text:s/>homeobox c9, ABCA7 <text:s/>- <text:s/>atp-binding cassette, sub-family a (abc1), member 7, GGCT <text:s/>- <text:s/>gamma-glutamylcyclotransferase, ANAPC5 <text:s/>- <text:s/>anaphase promoting complex subunit 5, SNRPF <text:s/>- <text:s/>small nuclear ribonucleoprotein polypeptide f, OLIG2 <text:s/>- <text:s/>oligodendrocyte lineage transcription factor 2, ADCK3 <text:s/>- <text:s/>aarf domain containing kinase 3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SPTLC2 <text:s/>- <text:s/>serine palmitoyltransferase, long chain base subunit 2, PPM1B <text:s/>- <text:s/>protein phosphatase, mg2+/mn2+ dependent, 1b, DDX50 <text:s/>- <text:s/>dead (asp-glu-ala-asp) box polypeptide 50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NUBP2 <text:s/>- <text:s/>nucleotide binding protein 2, KCTD9 <text:s/>- <text:s/>potassium channel tetramerization domain containing 9, HELB <text:s/>- <text:s/>helicase (dna) b, AFF3 <text:s/>- <text:s/>af4/fmr2 family, member 3, POLA1 <text:s/>- <text:s/>polymerase (dna directed), alpha 1, catalytic subunit, PHOX2B <text:s/>- <text:s/>paired-like homeobox 2b, HSPA5 <text:s/>- <text:s/>heat shock 70kda protein 5 (glucose-regulated protein, 78kda), ADAMTSL1 <text:s/>- <text:s/>adamts-like 1, PCYOX1L <text:s/>- <text:s/>prenylcysteine oxidase 1 like, RUVBL2 <text:s/>- <text:s/>ruvb-like 2 (e. coli), HNRNPUL1 <text:s/>- <text:s/>heterogeneous nuclear ribonucleoprotein u-like 1, TOMM40 <text:s/>- <text:s/>translocase of outer mitochondrial membrane 40 homolog (yeast), FAM126A <text:s/>- <text:s/>family with sequence similarity 126, member a, FABP3 <text:s/>- <text:s/>fatty acid binding protein 3, muscle and heart (mammary-derived growth inhibitor), TTLL5 <text:s/>- <text:s/>tubulin tyrosine ligase-like family, member 5, HMGB2 <text:s/>- <text:s/>high mobility group box 2, ASB7 <text:s/>- <text:s/>ankyrin repeat and socs box containing 7, TTLL9 <text:s/>- <text:s/>tubulin tyrosine ligase-like family, member 9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COX4I2 <text:s/>- <text:s/>cytochrome c oxidase subunit iv isoform 2 (lung), AIMP2 <text:s/>- <text:s/>aminoacyl trna synthetase complex-interacting multifunctional protein 2, FAR1 <text:s/>- <text:s/>fatty acyl coa reductase 1, HOXB13 <text:s/>- <text:s/>homeobox b13, SPSB3 <text:s/>- <text:s/>spla/ryanodine receptor domain and socs box containing 3, HK2 <text:s/>- <text:s/>hexokinase 2, UBE2C <text:s/>- <text:s/>ubiquitin-conjugating enzyme e2c, SLC44A5 <text:s/>- <text:s/>solute carrier family 44, member 5, PPP2R1A <text:s/>- <text:s/>protein phosphatase 2, regulatory subunit a, alpha, SBDS <text:s/>- <text:s/>shwachman-bodian-diamond syndrome, PPP2R2B <text:s/>- <text:s/>protein phosphatase 2, regulatory subunit b, beta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NAA11 <text:s/>- <text:s/>n(alpha)-acetyltransferase 11, nata catalytic subunit, HIF1A <text:s/>- <text:s/>hypoxia inducible factor 1, alpha subunit (basic helix-loop-helix transcription factor), ABHD16A <text:s/>- <text:s/>abhydrolase domain containing 16a, ERF <text:s/>- <text:s/>ets2 repressor factor, KIF14 <text:s/>- <text:s/>kinesin family member 14, CRKL <text:s/>- <text:s/>v-crk avian sarcoma virus ct10 oncogene homolog-like, HOXB4 <text:s/>- <text:s/>homeobox b4, ZBTB5 <text:s/>- <text:s/>zinc finger and btb domain containing 5, TDRKH <text:s/>- <text:s/>tudor and kh domain containing, MACROD1 <text:s/>- <text:s/>macro domain containing 1, PASK <text:s/>- <text:s/>pas domain containing serine/threonine kinase, CRY1 <text:s/>- <text:s/>cryptochrome 1 (photolyase-like), JARID2 <text:s/>- <text:s/>jumonji, at rich interactive domain 2, EHF <text:s/>- <text:s/>ets homologous factor, THG1L <text:s/>- <text:s/>trna-histidine guanylyltransferase 1-like (s. cerevisiae), SLC25A25 <text:s/>- <text:s/>solute carrier family 25 (mitochondrial carrier; phosphate carrier), member 25, UBB <text:s/>- <text:s/>ubiquitin b, ESRRB <text:s/>- <text:s/>estrogen-related receptor beta, MACROD2 <text:s/>- <text:s/>macro domain containing 2, DOLPP1 <text:s/>- <text:s/>dolichyldiphosphatase 1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NRNPA1 <text:s/>- <text:s/>heterogeneous nuclear ribonucleoprotein a1, HNRNPC <text:s/>- <text:s/>heterogeneous nuclear ribonucleoprotein c (c1/c2), OSBPL9 <text:s/>- <text:s/>oxysterol binding protein-like 9, KANSL2 <text:s/>- <text:s/>kat8 regulatory nsl complex subunit 2, SPATA24 <text:s/>- <text:s/>spermatogenesis associated 24, PRKCSH <text:s/>- <text:s/>protein kinase c substrate 80k-h, SQLE <text:s/>- <text:s/>squalene epoxidase, REC8 <text:s/>- <text:s/>rec8 meiotic recombination protein, SETD2 <text:s/>- <text:s/>set domain containing 2, TLK2 <text:s/>- <text:s/>tousled-like kinase 2, HMX3 <text:s/>- <text:s/>h6 family homeobox 3, LEF1 <text:s/>- <text:s/>lymphoid enhancer-binding factor 1, HSCB <text:s/>- <text:s/>hscb iron-sulfur cluster co-chaperone homolog (e. coli), ATAD2 <text:s/>- <text:s/>atpase family, aaa domain containing 2, SDS <text:s/>- <text:s/>serine dehydratase, CDC6 <text:s/>- <text:s/>cell division cycle 6, CDC25A <text:s/>- <text:s/>cell division cycle 25a, RBM23 <text:s/>- <text:s/>rna binding motif protein 23, CDK1 <text:s/>- <text:s/>cyclin-dependent kinase 1, KCNAB2 <text:s/>- <text:s/>potassium voltage-gated channel, shaker-related subfamily, beta member 2, PAX6 <text:s/>- <text:s/>paired box 6, RBM15 <text:s/>- <text:s/>rna binding motif protein 15, RFWD3 <text:s/>- <text:s/>ring finger and wd repeat domain 3, ZNF385A <text:s/>- <text:s/>zinc finger protein 385a, ORC4 <text:s/>- <text:s/>origin recognition complex, subunit 4, TOX3 <text:s/>- <text:s/>tox high mobility group box family member 3, SIN3A <text:s/>- <text:s/>sin3 transcription regulator family member a, PNPO <text:s/>- <text:s/>pyridoxamine 5'-phosphate oxidase, DDC <text:s/>- <text:s/>dopa decarboxylase (aromatic l-amino acid decarboxylase), METAP1D <text:s/>- <text:s/>methionyl aminopeptidase type 1d (mitochondrial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ZDHHC5 <text:s/>- <text:s/>zinc finger, dhhc-type containing 5, DBP <text:s/>- <text:s/>d site of albumin promoter (albumin d-box) binding protein, CYCS <text:s/>- <text:s/>cytochrome c, somatic, ENTPD1 <text:s/>- <text:s/>ectonucleoside triphosphate diphosphohydrolase 1, ANAPC15 <text:s/>- <text:s/>anaphase promoting complex subunit 15, GUCY1B3 <text:s/>- <text:s/>guanylate cyclase 1, soluble, beta 3, PSMA3 <text:s/>- <text:s/>proteasome (prosome, macropain) subunit, alpha type, 3, P4HB <text:s/>- <text:s/>prolyl 4-hydroxylase, beta polypeptide, KHDRBS3 <text:s/>- <text:s/>kh domain containing, rna binding, signal transduction associated 3, METTL17 <text:s/>- <text:s/>methyltransferase like 17, CNOT10 <text:s/>- <text:s/>ccr4-not transcription complex, subunit 10, CNTD1 <text:s/>- <text:s/>cyclin n-terminal domain containing 1, PADI3 <text:s/>- <text:s/>peptidyl arginine deiminase, type iii, MED8 <text:s/>- <text:s/>mediator complex subunit 8, LCLAT1 <text:s/>- <text:s/>lysocardiolipin acyltransferase 1, SP9 <text:s/>- <text:s/>sp9 transcription factor, CHEK2 <text:s/>- <text:s/>checkpoint kinase 2, TDO2 <text:s/>- <text:s/>tryptophan 2,3-dioxygenase, PAFAH1B1 <text:s/>- <text:s/>platelet-activating factor acetylhydrolase 1b, regulatory subunit 1 (45kda), ZNF532 <text:s/>- <text:s/>zinc finger protein 532, GYS1 <text:s/>- <text:s/>glycogen synthase 1 (muscle), RAB11B <text:s/>- <text:s/>rab11b, member ras oncogene family, NUCKS1 <text:s/>- <text:s/>nuclear casein kinase and cyclin-dependent kinase substrate 1, EAF2 <text:s/>- <text:s/>ell associated factor 2, DCAF11 <text:s/>- <text:s/>ddb1 and cul4 associated factor 11, DERL2 <text:s/>- <text:s/>derlin 2, CLEC16A <text:s/>- <text:s/>c-type lectin domain family 16, member a, SCAI <text:s/>- <text:s/>suppressor of cancer cell invasion, HIST1H2BB <text:s/>- <text:s/>histone cluster 1, h2bb, RNF31 <text:s/>- <text:s/>ring finger protein 31, SAP130 <text:s/>- <text:s/>sin3a-associated protein, 130kda, DCP2 <text:s/>- <text:s/>decapping mrna 2, DLGAP5 <text:s/>- <text:s/>discs, large (drosophila) homolog-associated protein 5, PSME2 <text:s/>- <text:s/>proteasome (prosome, macropain) activator subunit 2 (pa28 beta), IRS1 <text:s/>- <text:s/>insulin receptor substrate 1, DDR2 <text:s/>- <text:s/>discoidin domain receptor tyrosine kinase 2, ISL1 <text:s/>- <text:s/>isl lim homeobox 1, HIST1H2BA <text:s/>- <text:s/>histone cluster 1, h2ba, BCLAF1 <text:s/>- <text:s/>bcl2-associated transcription factor 1, NME9 <text:s/>- <text:s/>nme/nm23 family member 9, OSBPL3 <text:s/>- <text:s/>oxysterol binding protein-like 3, HAGH <text:s/>- <text:s/>hydroxyacylglutathione hydrolase, FER <text:s/>- <text:s/>fer (fps/fes related) tyrosine kinase, LRP8 <text:s/>- <text:s/>low density lipoprotein receptor-related protein 8, apolipoprotein e receptor, PCNA <text:s/>- <text:s/>proliferating cell nuclear antigen, FDPS <text:s/>- <text:s/>farnesyl diphosphate synthase, DBI <text:s/>- <text:s/>diazepam binding inhibitor (gaba receptor modulator, acyl-coa binding protein), FICD <text:s/>- <text:s/>fic domain containing, PCSK2 <text:s/>- <text:s/>proprotein convertase subtilisin/kexin type 2, SHC3 <text:s/>- <text:s/>shc (src homology 2 domain containing) transforming protein 3, ZEB2 <text:s/>- <text:s/>zinc finger e-box binding homeobox 2, PANK1 <text:s/>- <text:s/>pantothenate kinase 1, KLHL25 <text:s/>- <text:s/>kelch-like family member 25, ZNF644 <text:s/>- <text:s/>zinc finger protein 644, CNTN2 <text:s/>- <text:s/>contactin 2 (axonal), C14orf1 <text:s/>- <text:s/>chromosome 14 open reading frame 1, MRPL4 <text:s/>- <text:s/>mitochondrial ribosomal protein l4, TRIM68 <text:s/>- <text:s/>tripartite motif containing 68, ZFP91 <text:s/>- <text:s/>zfp91 zinc finger protein, LARP1 <text:s/>- <text:s/>la ribonucleoprotein domain family, member 1, PTPRD <text:s/>- <text:s/>protein tyrosine phosphatase, receptor type, d, NRL <text:s/>- <text:s/>neural retina leucine zipper, HDAC1 <text:s/>- <text:s/>histone deacetylase 1, HIST1H2BC <text:s/>- <text:s/>histone cluster 1, h2bc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MORC2 <text:s/>- <text:s/>morc family cw-type zinc finger 2, HERPUD1 <text:s/>- <text:s/>homocysteine-inducible, endoplasmic reticulum stress-inducible, ubiquitin-like domain member 1, RAB39A <text:s/>- <text:s/>rab39a, member ras oncogene family, ID1 <text:s/>- <text:s/>inhibitor of dna binding 1, dominant negative helix-loop-helix protein, NFYC <text:s/>- <text:s/>nuclear transcription factor y, gamma, DUSP6 <text:s/>- <text:s/>dual specificity phosphatase 6, TBX19 <text:s/>- <text:s/>t-box 19, TBX18 <text:s/>- <text:s/>t-box 18, NFKB2 <text:s/>- <text:s/>nuclear factor of kappa light polypeptide gene enhancer in b-cells 2 (p49/p100), FRYL <text:s/>- <text:s/>fry-like, ADNP2 <text:s/>- <text:s/>adnp homeobox 2, MKL1 <text:s/>- <text:s/>megakaryoblastic leukemia (translocation) 1, PER1 <text:s/>- <text:s/>period circadian clock 1, ID4 <text:s/>- <text:s/>inhibitor of dna binding 4, dominant negative helix-loop-helix protein, NKX6-1 <text:s/>- <text:s/>nk6 homeobox 1, TTBK2 <text:s/>- <text:s/>tau tubulin kinase 2, ATP5G1 <text:s/>- <text:s/>atp synthase, h+ transporting, mitochondrial fo complex, subunit c1 (subunit 9), MYOCD <text:s/>- <text:s/>myocardin, WARS <text:s/>- <text:s/>tryptophanyl-trna synthetase, ZNF652 <text:s/>- <text:s/>zinc finger protein 652, CCP110 <text:s/>- <text:s/>centriolar coiled coil protein 110kda, PLA2G3 <text:s/>- <text:s/>phospholipase a2, group iii, NEK2 <text:s/>- <text:s/>nima-related kinase 2, DLG3 <text:s/>- <text:s/>discs, large homolog 3 (drosophila), DLG1 <text:s/>- <text:s/>discs, large homolog 1 (drosophila), DLG2 <text:s/>- <text:s/>discs, large homolog 2 (drosophila), MIER2 <text:s/>- <text:s/>mesoderm induction early response 1, family member 2, SAT2 <text:s/>- <text:s/>spermidine/spermine n1-acetyltransferase family member 2, DLX3 <text:s/>- <text:s/>distal-less homeobox 3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KLF1 <text:s/>- <text:s/>kruppel-like factor 1 (erythroid), SIX1 <text:s/>- <text:s/>six homeobox 1, CDK5RAP3 <text:s/>- <text:s/>cdk5 regulatory subunit associated protein 3, PCF11 <text:s/>- <text:s/>pcf11 cleavage and polyadenylation factor subunit, SF1 <text:s/>- <text:s/>splicing factor 1, RBM4 <text:s/>- <text:s/>rna binding motif protein 4, TGFB1I1 <text:s/>- <text:s/>transforming growth factor beta 1 induced transcript 1, NDUFB3 <text:s/>- <text:s/>nadh dehydrogenase (ubiquinone) 1 beta subcomplex, 3, 12kda, ARID4A <text:s/>- <text:s/>at rich interactive domain 4a (rbp1-like), GDE1 <text:s/>- <text:s/>glycerophosphodiester phosphodiesterase 1, KDM4A <text:s/>- <text:s/>lysine (k)-specific demethylase 4a, DDX4 <text:s/>- <text:s/>dead (asp-glu-ala-asp) box polypeptide 4, KAT6B <text:s/>- <text:s/>k(lysine) acetyltransferase 6b, XRCC4 <text:s/>- <text:s/>x-ray repair complementing defective repair in chinese hamster cells 4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primary metabolic process</text:p>
          </table:table-cell>
          <table:table-cell office:value-type="float" office:value="0.0000835" calcext:value-type="float">
            <text:p>0.0000835</text:p>
          </table:table-cell>
          <table:table-cell office:value-type="float" office:value="0.0117" calcext:value-type="float">
            <text:p>0.0117</text:p>
          </table:table-cell>
          <table:table-cell office:value-type="float" office:value="1.18" calcext:value-type="float">
            <text:p>1.18</text:p>
          </table:table-cell>
          <table:table-cell office:value-type="float" office:value="13954" calcext:value-type="float">
            <text:p>13954</text:p>
          </table:table-cell>
          <table:table-cell office:value-type="float" office:value="6696" calcext:value-type="float">
            <text:p>6696</text:p>
          </table:table-cell>
          <table:table-cell office:value-type="float" office:value="489" calcext:value-type="float">
            <text:p>489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[SIX5 <text:s/>- <text:s/>six homeobox 5, PMS2 <text:s/>- <text:s/>pms2 postmeiotic segregation increased 2 (s. cerevisiae), SCD5 <text:s/>- <text:s/>stearoyl-coa desaturase 5, PNN <text:s/>- <text:s/>pinin, desmosome associated protein, ABAT <text:s/>- <text:s/>4-aminobutyrate aminotransferase, PNRC1 <text:s/>- <text:s/>proline-rich nuclear receptor coactivator 1, ACACA <text:s/>- <text:s/>acetyl-coa carboxylase alpha, CCNO <text:s/>- <text:s/>cyclin o, MAEL <text:s/>- <text:s/>maelstrom spermatogenic transposon silencer, SP1 <text:s/>- <text:s/>sp1 transcription factor, SP2 <text:s/>- <text:s/>sp2 transcription factor, ELP6 <text:s/>- <text:s/>elongator acetyltransferase complex subunit 6, GPC3 <text:s/>- <text:s/>glypican 3, C9orf41 <text:s/>- <text:s/>chromosome 9 open reading frame 41, SOX4 <text:s/>- <text:s/>sry (sex determining region y)-box 4, GRHL1 <text:s/>- <text:s/>grainyhead-like 1 (drosophila), SYNGAP1 <text:s/>- <text:s/>synaptic ras gtpase activating protein 1, GRHL3 <text:s/>- <text:s/>grainyhead-like 3 (drosophila), LPL <text:s/>- <text:s/>lipoprotein lipase, CCNB1IP1 <text:s/>- <text:s/>cyclin b1 interacting protein 1, e3 ubiquitin protein ligase, FBXL20 <text:s/>- <text:s/>f-box and leucine-rich repeat protein 20, HOXD3 <text:s/>- <text:s/>homeobox d3, ELAVL4 <text:s/>- <text:s/>elav (embryonic lethal, abnormal vision, drosophila)-like 4, ELF3 <text:s/>- <text:s/>e74-like factor 3 (ets domain transcription factor, epithelial-specific ), ATF6B <text:s/>- <text:s/>activating transcription factor 6 beta, RIMKLA <text:s/>- <text:s/>ribosomal modification protein rimk-like family member a, LDB1 <text:s/>- <text:s/>lim domain binding 1, HOXC9 <text:s/>- <text:s/>homeobox c9, ABCA7 <text:s/>- <text:s/>atp-binding cassette, sub-family a (abc1), member 7, ANAPC5 <text:s/>- <text:s/>anaphase promoting complex subunit 5, SNRPF <text:s/>- <text:s/>small nuclear ribonucleoprotein polypeptide f, OLIG2 <text:s/>- <text:s/>oligodendrocyte lineage transcription factor 2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SPTLC2 <text:s/>- <text:s/>serine palmitoyltransferase, long chain base subunit 2, PPM1B <text:s/>- <text:s/>protein phosphatase, mg2+/mn2+ dependent, 1b, DDX50 <text:s/>- <text:s/>dead (asp-glu-ala-asp) box polypeptide 50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KCTD9 <text:s/>- <text:s/>potassium channel tetramerization domain containing 9, HELB <text:s/>- <text:s/>helicase (dna) b, PLD3 <text:s/>- <text:s/>phospholipase d family, member 3, AFF3 <text:s/>- <text:s/>af4/fmr2 family, member 3, POLA1 <text:s/>- <text:s/>polymerase (dna directed), alpha 1, catalytic subunit, PHOX2B <text:s/>- <text:s/>paired-like homeobox 2b, HSPA5 <text:s/>- <text:s/>heat shock 70kda protein 5 (glucose-regulated protein, 78kda), ADAMTSL1 <text:s/>- <text:s/>adamts-like 1, PCYOX1L <text:s/>- <text:s/>prenylcysteine oxidase 1 like, RUVBL2 <text:s/>- <text:s/>ruvb-like 2 (e. coli), HNRNPUL1 <text:s/>- <text:s/>heterogeneous nuclear ribonucleoprotein u-like 1, FAM126A <text:s/>- <text:s/>family with sequence similarity 126, member a, FABP3 <text:s/>- <text:s/>fatty acid binding protein 3, muscle and heart (mammary-derived growth inhibitor), TTLL5 <text:s/>- <text:s/>tubulin tyrosine ligase-like family, member 5, HMGB2 <text:s/>- <text:s/>high mobility group box 2, ASB7 <text:s/>- <text:s/>ankyrin repeat and socs box containing 7, TTLL9 <text:s/>- <text:s/>tubulin tyrosine ligase-like family, member 9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FAR1 <text:s/>- <text:s/>fatty acyl coa reductase 1, HOXB13 <text:s/>- <text:s/>homeobox b13, SPSB3 <text:s/>- <text:s/>spla/ryanodine receptor domain and socs box containing 3, HK2 <text:s/>- <text:s/>hexokinase 2, UBE2C <text:s/>- <text:s/>ubiquitin-conjugating enzyme e2c, SLC44A5 <text:s/>- <text:s/>solute carrier family 44, member 5, PPP2R1A <text:s/>- <text:s/>protein phosphatase 2, regulatory subunit a, alpha, SBDS <text:s/>- <text:s/>shwachman-bodian-diamond syndrome, PPP2R2B <text:s/>- <text:s/>protein phosphatase 2, regulatory subunit b, beta, ABCD2 <text:s/>- <text:s/>atp-binding cassette, sub-family d (ald), member 2, PTRF <text:s/>- <text:s/>polymerase i and transcript release factor, MBD5 <text:s/>- <text:s/>methyl-cpg binding domain protein 5, CALM3 <text:s/>- <text:s/>calmodulin 3 (phosphorylase kinase, delta), ZSCAN2 <text:s/>- <text:s/>zinc finger and scan domain containing 2, VCP <text:s/>- <text:s/>valosin containing protein, NEK7 <text:s/>- <text:s/>nima-related kinase 7, NAA11 <text:s/>- <text:s/>n(alpha)-acetyltransferase 11, nata catalytic subunit, HIF1A <text:s/>- <text:s/>hypoxia inducible factor 1, alpha subunit (basic helix-loop-helix transcription factor), ABHD16A <text:s/>- <text:s/>abhydrolase domain containing 16a, ERF <text:s/>- <text:s/>ets2 repressor factor, KIF14 <text:s/>- <text:s/>kinesin family member 14, CRKL <text:s/>- <text:s/>v-crk avian sarcoma virus ct10 oncogene homolog-like, HOXB4 <text:s/>- <text:s/>homeobox b4, ZBTB5 <text:s/>- <text:s/>zinc finger and btb domain containing 5, TDRKH <text:s/>- <text:s/>tudor and kh domain containing, MACROD1 <text:s/>- <text:s/>macro domain containing 1, PASK <text:s/>- <text:s/>pas domain containing serine/threonine kinase, CRY1 <text:s/>- <text:s/>cryptochrome 1 (photolyase-like), JARID2 <text:s/>- <text:s/>jumonji, at rich interactive domain 2, EHF <text:s/>- <text:s/>ets homologous factor, THG1L <text:s/>- <text:s/>trna-histidine guanylyltransferase 1-like (s. cerevisiae), SLC16A11 <text:s/>- <text:s/>solute carrier family 16, member 11, SLC25A25 <text:s/>- <text:s/>solute carrier family 25 (mitochondrial carrier; phosphate carrier), member 25, UBB <text:s/>- <text:s/>ubiquitin b, ESRRB <text:s/>- <text:s/>estrogen-related receptor beta, MACROD2 <text:s/>- <text:s/>macro domain containing 2, DOLPP1 <text:s/>- <text:s/>dolichyldiphosphatase 1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NRNPA1 <text:s/>- <text:s/>heterogeneous nuclear ribonucleoprotein a1, HNRNPC <text:s/>- <text:s/>heterogeneous nuclear ribonucleoprotein c (c1/c2), OSBPL9 <text:s/>- <text:s/>oxysterol binding protein-like 9, KANSL2 <text:s/>- <text:s/>kat8 regulatory nsl complex subunit 2, SPATA24 <text:s/>- <text:s/>spermatogenesis associated 24, PRKCSH <text:s/>- <text:s/>protein kinase c substrate 80k-h, SQLE <text:s/>- <text:s/>squalene epoxidase, REC8 <text:s/>- <text:s/>rec8 meiotic recombination protein, SETD2 <text:s/>- <text:s/>set domain containing 2, TLK2 <text:s/>- <text:s/>tousled-like kinase 2, HMX3 <text:s/>- <text:s/>h6 family homeobox 3, LEF1 <text:s/>- <text:s/>lymphoid enhancer-binding factor 1, HSCB <text:s/>- <text:s/>hscb iron-sulfur cluster co-chaperone homolog (e. coli), ATAD2 <text:s/>- <text:s/>atpase family, aaa domain containing 2, SDS <text:s/>- <text:s/>serine dehydratase, CDC6 <text:s/>- <text:s/>cell division cycle 6, CDC25A <text:s/>- <text:s/>cell division cycle 25a, RBM23 <text:s/>- <text:s/>rna binding motif protein 23, CDK1 <text:s/>- <text:s/>cyclin-dependent kinase 1, KCNAB2 <text:s/>- <text:s/>potassium voltage-gated channel, shaker-related subfamily, beta member 2, PAX6 <text:s/>- <text:s/>paired box 6, RBM15 <text:s/>- <text:s/>rna binding motif protein 15, RFWD3 <text:s/>- <text:s/>ring finger and wd repeat domain 3, ZNF385A <text:s/>- <text:s/>zinc finger protein 385a, ORC4 <text:s/>- <text:s/>origin recognition complex, subunit 4, TOX3 <text:s/>- <text:s/>tox high mobility group box family member 3, SIN3A <text:s/>- <text:s/>sin3 transcription regulator family member a, DDC <text:s/>- <text:s/>dopa decarboxylase (aromatic l-amino acid decarboxylase), METAP1D <text:s/>- <text:s/>methionyl aminopeptidase type 1d (mitochondrial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ZDHHC5 <text:s/>- <text:s/>zinc finger, dhhc-type containing 5, DBP <text:s/>- <text:s/>d site of albumin promoter (albumin d-box) binding protein, CYCS <text:s/>- <text:s/>cytochrome c, somatic, ENTPD1 <text:s/>- <text:s/>ectonucleoside triphosphate diphosphohydrolase 1, ANAPC15 <text:s/>- <text:s/>anaphase promoting complex subunit 15, GUCY1B3 <text:s/>- <text:s/>guanylate cyclase 1, soluble, beta 3, PSMA3 <text:s/>- <text:s/>proteasome (prosome, macropain) subunit, alpha type, 3, P4HB <text:s/>- <text:s/>prolyl 4-hydroxylase, beta polypeptide, KHDRBS3 <text:s/>- <text:s/>kh domain containing, rna binding, signal transduction associated 3, METTL17 <text:s/>- <text:s/>methyltransferase like 17, CNOT10 <text:s/>- <text:s/>ccr4-not transcription complex, subunit 10, CNTD1 <text:s/>- <text:s/>cyclin n-terminal domain containing 1, PADI3 <text:s/>- <text:s/>peptidyl arginine deiminase, type iii, MED8 <text:s/>- <text:s/>mediator complex subunit 8, LCLAT1 <text:s/>- <text:s/>lysocardiolipin acyltransferase 1, SP9 <text:s/>- <text:s/>sp9 transcription factor, CHEK2 <text:s/>- <text:s/>checkpoint kinase 2, TDO2 <text:s/>- <text:s/>tryptophan 2,3-dioxygenase, PAFAH1B1 <text:s/>- <text:s/>platelet-activating factor acetylhydrolase 1b, regulatory subunit 1 (45kda), ZNF532 <text:s/>- <text:s/>zinc finger protein 532, GYS1 <text:s/>- <text:s/>glycogen synthase 1 (muscle), NUCKS1 <text:s/>- <text:s/>nuclear casein kinase and cyclin-dependent kinase substrate 1, EAF2 <text:s/>- <text:s/>ell associated factor 2, DCAF11 <text:s/>- <text:s/>ddb1 and cul4 associated factor 11, DERL2 <text:s/>- <text:s/>derlin 2, SCAI <text:s/>- <text:s/>suppressor of cancer cell invasion, HIST1H2BB <text:s/>- <text:s/>histone cluster 1, h2bb, RNF31 <text:s/>- <text:s/>ring finger protein 31, SAP130 <text:s/>- <text:s/>sin3a-associated protein, 130kda, DCP2 <text:s/>- <text:s/>decapping mrna 2, DLGAP5 <text:s/>- <text:s/>discs, large (drosophila) homolog-associated protein 5, PSME2 <text:s/>- <text:s/>proteasome (prosome, macropain) activator subunit 2 (pa28 beta), TYSND1 <text:s/>- <text:s/>trypsin domain containing 1, IRS1 <text:s/>- <text:s/>insulin receptor substrate 1, DDR2 <text:s/>- <text:s/>discoidin domain receptor tyrosine kinase 2, SC5D <text:s/>- <text:s/>sterol-c5-desaturase, ISL1 <text:s/>- <text:s/>isl lim homeobox 1, HIST1H2BA <text:s/>- <text:s/>histone cluster 1, h2ba, BCLAF1 <text:s/>- <text:s/>bcl2-associated transcription factor 1, NME9 <text:s/>- <text:s/>nme/nm23 family member 9, OSBPL3 <text:s/>- <text:s/>oxysterol binding protein-like 3, FER <text:s/>- <text:s/>fer (fps/fes related) tyrosine kinase, HABP2 <text:s/>- <text:s/>hyaluronan binding protein 2, LRP8 <text:s/>- <text:s/>low density lipoprotein receptor-related protein 8, apolipoprotein e receptor, PCNA <text:s/>- <text:s/>proliferating cell nuclear antigen, FDPS <text:s/>- <text:s/>farnesyl diphosphate synthase, DBI <text:s/>- <text:s/>diazepam binding inhibitor (gaba receptor modulator, acyl-coa binding protein), FICD <text:s/>- <text:s/>fic domain containing, PCSK2 <text:s/>- <text:s/>proprotein convertase subtilisin/kexin type 2, SHC3 <text:s/>- <text:s/>shc (src homology 2 domain containing) transforming protein 3, ZEB2 <text:s/>- <text:s/>zinc finger e-box binding homeobox 2, PANK1 <text:s/>- <text:s/>pantothenate kinase 1, KLHL25 <text:s/>- <text:s/>kelch-like family member 25, ZNF644 <text:s/>- <text:s/>zinc finger protein 644, C14orf1 <text:s/>- <text:s/>chromosome 14 open reading frame 1, MRPL4 <text:s/>- <text:s/>mitochondrial ribosomal protein l4, TRIM68 <text:s/>- <text:s/>tripartite motif containing 68, ZFP91 <text:s/>- <text:s/>zfp91 zinc finger protein, PTPRD <text:s/>- <text:s/>protein tyrosine phosphatase, receptor type, d, NRL <text:s/>- <text:s/>neural retina leucine zipper, HDAC1 <text:s/>- <text:s/>histone deacetylase 1, SLC25A12 <text:s/>- <text:s/>solute carrier family 25 (aspartate/glutamate carrier), member 12, HIST1H2BC <text:s/>- <text:s/>histone cluster 1, h2bc, SLC2A8 <text:s/>- <text:s/>solute carrier family 2 (facilitated glucose transporter), member 8, TLE1 <text:s/>- <text:s/>transducin-like enhancer of split 1 (e(sp1) homolog, drosophila), RHOQ <text:s/>- <text:s/>ras homolog family member q, BAHD1 <text:s/>- <text:s/>bromo adjacent homology domain containing 1, TLE4 <text:s/>- <text:s/>transducin-like enhancer of split 4 (e(sp1) homolog, drosophila), MORC2 <text:s/>- <text:s/>morc family cw-type zinc finger 2, HERPUD1 <text:s/>- <text:s/>homocysteine-inducible, endoplasmic reticulum stress-inducible, ubiquitin-like domain member 1, MLEC <text:s/>- <text:s/>malectin, ID1 <text:s/>- <text:s/>inhibitor of dna binding 1, dominant negative helix-loop-helix protein, NFYC <text:s/>- <text:s/>nuclear transcription factor y, gamma, DUSP6 <text:s/>- <text:s/>dual specificity phosphatase 6, TBX19 <text:s/>- <text:s/>t-box 19, TBX18 <text:s/>- <text:s/>t-box 18, NFKB2 <text:s/>- <text:s/>nuclear factor of kappa light polypeptide gene enhancer in b-cells 2 (p49/p100), FRYL <text:s/>- <text:s/>fry-like, ADNP2 <text:s/>- <text:s/>adnp homeobox 2, MKL1 <text:s/>- <text:s/>megakaryoblastic leukemia (translocation) 1, PER1 <text:s/>- <text:s/>period circadian clock 1, ID4 <text:s/>- <text:s/>inhibitor of dna binding 4, dominant negative helix-loop-helix protein, NKX6-1 <text:s/>- <text:s/>nk6 homeobox 1, TTBK2 <text:s/>- <text:s/>tau tubulin kinase 2, ATP5G1 <text:s/>- <text:s/>atp synthase, h+ transporting, mitochondrial fo complex, subunit c1 (subunit 9), MYOCD <text:s/>- <text:s/>myocardin, WARS <text:s/>- <text:s/>tryptophanyl-trna synthetase, ZNF652 <text:s/>- <text:s/>zinc finger protein 652, CCP110 <text:s/>- <text:s/>centriolar coiled coil protein 110kda, PLA2G3 <text:s/>- <text:s/>phospholipase a2, group iii, NEK2 <text:s/>- <text:s/>nima-related kinase 2, DLG3 <text:s/>- <text:s/>discs, large homolog 3 (drosophila), DLG1 <text:s/>- <text:s/>discs, large homolog 1 (drosophila), DLG2 <text:s/>- <text:s/>discs, large homolog 2 (drosophila), MIER2 <text:s/>- <text:s/>mesoderm induction early response 1, family member 2, DPP10 <text:s/>- <text:s/>dipeptidyl-peptidase 10 (non-functional), DLX3 <text:s/>- <text:s/>distal-less homeobox 3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SIX1 <text:s/>- <text:s/>six homeobox 1, KLF1 <text:s/>- <text:s/>kruppel-like factor 1 (erythroid), CDK5RAP3 <text:s/>- <text:s/>cdk5 regulatory subunit associated protein 3, SFRP1 <text:s/>- <text:s/>secreted frizzled-related protein 1, PCF11 <text:s/>- <text:s/>pcf11 cleavage and polyadenylation factor subunit, SF1 <text:s/>- <text:s/>splicing factor 1, RBM4 <text:s/>- <text:s/>rna binding motif protein 4, TGFB1I1 <text:s/>- <text:s/>transforming growth factor beta 1 induced transcript 1, ARID4A <text:s/>- <text:s/>at rich interactive domain 4a (rbp1-like), GDE1 <text:s/>- <text:s/>glycerophosphodiester phosphodiesterase 1, KDM4A <text:s/>- <text:s/>lysine (k)-specific demethylase 4a, DDX4 <text:s/>- <text:s/>dead (asp-glu-ala-asp) box polypeptide 4, KAT6B <text:s/>- <text:s/>k(lysine) acetyltransferase 6b, XRCC4 <text:s/>- <text:s/>x-ray repair complementing defective repair in chinese hamster cells 4, CPVL <text:s/>- <text:s/>carboxypeptidase, vitellogenic-like, SMAD6 <text:s/>- <text:s/>smad family member 6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839</text:p>
          </table:table-cell>
          <table:table-cell office:value-type="string" calcext:value-type="string">
            <text:p>cell cycle G2/M phase transition</text:p>
          </table:table-cell>
          <table:table-cell office:value-type="float" office:value="0.0000854" calcext:value-type="float">
            <text:p>0.0000854</text:p>
          </table:table-cell>
          <table:table-cell office:value-type="float" office:value="0.0118" calcext:value-type="float">
            <text:p>0.0118</text:p>
          </table:table-cell>
          <table:table-cell office:value-type="float" office:value="3.3" calcext:value-type="float">
            <text:p>3.3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489" calcext:value-type="float">
            <text:p>4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PCNT <text:s/>- <text:s/>pericentrin, MAPRE1 <text:s/>- <text:s/>microtubule-associated protein, rp/eb family, member 1, DYNC1H1 <text:s/>- <text:s/>dynein, cytoplasmic 1, heavy chain 1, CDC25A <text:s/>- <text:s/>cell division cycle 25a, NDE1 <text:s/>- <text:s/>nude neurodevelopment protein 1, CCNB2 <text:s/>- <text:s/>cyclin b2, NEK2 <text:s/>- <text:s/>nima-related kinase 2, CDK1 <text:s/>- <text:s/>cyclin-dependent kinase 1, PPP2R1A <text:s/>- <text:s/>protein phosphatase 2, regulatory subunit a, alpha, UBB <text:s/>- <text:s/>ubiquitin b, CHEK2 <text:s/>- <text:s/>checkpoint kinase 2, PAFAH1B1 <text:s/>- <text:s/>platelet-activating factor acetylhydrolase 1b, regulatory subunit 1 (45kda), TUBB4B <text:s/>- <text:s/>tubulin, beta 4b class ivb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25</text:p>
          </table:table-cell>
          <table:table-cell office:value-type="string" calcext:value-type="string">
            <text:p>chromatin organization</text:p>
          </table:table-cell>
          <table:table-cell office:value-type="float" office:value="0.0000916" calcext:value-type="float">
            <text:p>0.000091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524" calcext:value-type="float">
            <text:p>524</text:p>
          </table:table-cell>
          <table:table-cell office:value-type="float" office:value="489" calcext:value-type="float">
            <text:p>4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HIST1H2BB <text:s/>- <text:s/>histone cluster 1, h2bb, SYCP3 <text:s/>- <text:s/>synaptonemal complex protein 3, H2AFZ <text:s/>- <text:s/>h2a histone family, member z, HIST1H2BC <text:s/>- <text:s/>histone cluster 1, h2bc, CDK1 <text:s/>- <text:s/>cyclin-dependent kinase 1, JARID2 <text:s/>- <text:s/>jumonji, at rich interactive domain 2, HMGB2 <text:s/>- <text:s/>high mobility group box 2, SIN3A <text:s/>- <text:s/>sin3 transcription regulator family member a, BAHD1 <text:s/>- <text:s/>bromo adjacent homology domain containing 1, HIST1H2BA <text:s/>- <text:s/>histone cluster 1, h2ba, SET <text:s/>- <text:s/>set nuclear oncogene, EPC1 <text:s/>- <text:s/>enhancer of polycomb homolog 1 (drosophila), USP21 <text:s/>- <text:s/>ubiquitin specific peptidase 21, KDM4B <text:s/>- <text:s/>lysine (k)-specific demethylase 4b, HIST1H2AA <text:s/>- <text:s/>histone cluster 1, h2aa, USP16 <text:s/>- <text:s/>ubiquitin specific peptidase 16, INO80B <text:s/>- <text:s/>ino80 complex subunit b, HIST3H2A <text:s/>- <text:s/>histone cluster 3, h2a, HMGN3 <text:s/>- <text:s/>high mobility group nucleosomal binding domain 3, HNRNPC <text:s/>- <text:s/>heterogeneous nuclear ribonucleoprotein c (c1/c2), ARID4A <text:s/>- <text:s/>at rich interactive domain 4a (rbp1-like), KANSL2 <text:s/>- <text:s/>kat8 regulatory nsl complex subunit 2, PER1 <text:s/>- <text:s/>period circadian clock 1, HIST3H2BB <text:s/>- <text:s/>histone cluster 3, h2bb, PADI3 <text:s/>- <text:s/>peptidyl arginine deiminase, type iii, KDM4A <text:s/>- <text:s/>lysine (k)-specific demethylase 4a, SETD2 <text:s/>- <text:s/>set domain containing 2, TLK2 <text:s/>- <text:s/>tousled-like kinase 2, NUCKS1 <text:s/>- <text:s/>nuclear casein kinase and cyclin-dependent kinase substrate 1, CABIN1 <text:s/>- <text:s/>calcineurin binding protein 1, KAT6B <text:s/>- <text:s/>k(lysine) acetyltransferase 6b, LDB1 <text:s/>- <text:s/>lim domain binding 1, LEF1 <text:s/>- <text:s/>lymphoid enhancer-binding factor 1, HDAC1 <text:s/>- <text:s/>histone deacetylase 1, ATAD2 <text:s/>- <text:s/>atpase family, aaa domain containing 2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226</text:p>
          </table:table-cell>
          <table:table-cell office:value-type="string" calcext:value-type="string">
            <text:p>microtubule cytoskeleton organization</text:p>
          </table:table-cell>
          <table:table-cell office:value-type="float" office:value="0.0000929" calcext:value-type="float">
            <text:p>0.0000929</text:p>
          </table:table-cell>
          <table:table-cell office:value-type="float" office:value="0.0126" calcext:value-type="float">
            <text:p>0.0126</text:p>
          </table:table-cell>
          <table:table-cell office:value-type="float" office:value="2.53" calcext:value-type="float">
            <text:p>2.53</text:p>
          </table:table-cell>
          <table:table-cell office:value-type="float" office:value="13954" calcext:value-type="float">
            <text:p>13954</text:p>
          </table:table-cell>
          <table:table-cell office:value-type="float" office:value="237" calcext:value-type="float">
            <text:p>237</text:p>
          </table:table-cell>
          <table:table-cell office:value-type="float" office:value="489" calcext:value-type="float">
            <text:p>4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PCNT <text:s/>- <text:s/>pericentrin, DYNC1H1 <text:s/>- <text:s/>dynein, cytoplasmic 1, heavy chain 1, NDE1 <text:s/>- <text:s/>nude neurodevelopment protein 1, PLA2G3 <text:s/>- <text:s/>phospholipase a2, group iii, NEK2 <text:s/>- <text:s/>nima-related kinase 2, CDK1 <text:s/>- <text:s/>cyclin-dependent kinase 1, DLG1 <text:s/>- <text:s/>discs, large homolog 1 (drosophila), KIF18A <text:s/>- <text:s/>kinesin family member 18a, SPRY2 <text:s/>- <text:s/>sprouty homolog 2 (drosophila), TTLL5 <text:s/>- <text:s/>tubulin tyrosine ligase-like family, member 5, SBDS <text:s/>- <text:s/>shwachman-bodian-diamond syndrome, MID1 <text:s/>- <text:s/>midline 1 (opitz/bbb syndrome), CNTN2 <text:s/>- <text:s/>contactin 2 (axonal), CHEK2 <text:s/>- <text:s/>checkpoint kinase 2, PAFAH1B1 <text:s/>- <text:s/>platelet-activating factor acetylhydrolase 1b, regulatory subunit 1 (45kda), MAP1A <text:s/>- <text:s/>microtubule-associated protein 1a, FOPNL <text:s/>- <text:s/>fgfr1op n-terminal like, KIF18B <text:s/>- <text:s/>kinesin family member 18b, FER <text:s/>- <text:s/>fer (fps/fes related) tyrosine kinase, NEK7 <text:s/>- <text:s/>nima-related kinase 7, CHP1 <text:s/>- <text:s/>calcineurin-like ef-hand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macromolecule metabolic process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147" calcext:value-type="float">
            <text:p>0.0147</text:p>
          </table:table-cell>
          <table:table-cell office:value-type="float" office:value="1.2" calcext:value-type="float">
            <text:p>1.2</text:p>
          </table:table-cell>
          <table:table-cell office:value-type="float" office:value="13954" calcext:value-type="float">
            <text:p>13954</text:p>
          </table:table-cell>
          <table:table-cell office:value-type="float" office:value="5728" calcext:value-type="float">
            <text:p>5728</text:p>
          </table:table-cell>
          <table:table-cell office:value-type="float" office:value="489" calcext:value-type="float">
            <text:p>48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[SIX5 <text:s/>- <text:s/>six homeobox 5, PMS2 <text:s/>- <text:s/>pms2 postmeiotic segregation increased 2 (s. cerevisiae), PNN <text:s/>- <text:s/>pinin, desmosome associated protein, PNRC1 <text:s/>- <text:s/>proline-rich nuclear receptor coactivator 1, ACACA <text:s/>- <text:s/>acetyl-coa carboxylase alpha, CCNO <text:s/>- <text:s/>cyclin o, MAEL <text:s/>- <text:s/>maelstrom spermatogenic transposon silencer, SP1 <text:s/>- <text:s/>sp1 transcription factor, SP2 <text:s/>- <text:s/>sp2 transcription factor, GPC3 <text:s/>- <text:s/>glypican 3, ELP6 <text:s/>- <text:s/>elongator acetyltransferase complex subunit 6, SOX4 <text:s/>- <text:s/>sry (sex determining region y)-box 4, GRHL1 <text:s/>- <text:s/>grainyhead-like 1 (drosophila), SYNGAP1 <text:s/>- <text:s/>synaptic ras gtpase activating protein 1, LPL <text:s/>- <text:s/>lipoprotein lipase, GRHL3 <text:s/>- <text:s/>grainyhead-like 3 (drosophila), CCNB1IP1 <text:s/>- <text:s/>cyclin b1 interacting protein 1, e3 ubiquitin protein ligase, FBXL20 <text:s/>- <text:s/>f-box and leucine-rich repeat protein 20, HOXD3 <text:s/>- <text:s/>homeobox d3, ELAVL4 <text:s/>- <text:s/>elav (embryonic lethal, abnormal vision, drosophila)-like 4, ELF3 <text:s/>- <text:s/>e74-like factor 3 (ets domain transcription factor, epithelial-specific ), LDB1 <text:s/>- <text:s/>lim domain binding 1, ATF6B <text:s/>- <text:s/>activating transcription factor 6 beta, RIMKLA <text:s/>- <text:s/>ribosomal modification protein rimk-like family member a, HOXC9 <text:s/>- <text:s/>homeobox c9, ABCA7 <text:s/>- <text:s/>atp-binding cassette, sub-family a (abc1), member 7, OLIG2 <text:s/>- <text:s/>oligodendrocyte lineage transcription factor 2, ANAPC5 <text:s/>- <text:s/>anaphase promoting complex subunit 5, SNRPF <text:s/>- <text:s/>small nuclear ribonucleoprotein polypeptide f, MYRF <text:s/>- <text:s/>myelin regulatory factor, USP19 <text:s/>- <text:s/>ubiquitin specific peptidase 19, ZNF362 <text:s/>- <text:s/>zinc finger protein 362, SNCA <text:s/>- <text:s/>synuclein, alpha (non a4 component of amyloid precursor), PPM1A <text:s/>- <text:s/>protein phosphatase, mg2+/mn2+ dependent, 1a, PPM1B <text:s/>- <text:s/>protein phosphatase, mg2+/mn2+ dependent, 1b, DDX50 <text:s/>- <text:s/>dead (asp-glu-ala-asp) box polypeptide 50, TP53BP1 <text:s/>- <text:s/>tumor protein p53 binding protein 1, PRDM10 <text:s/>- <text:s/>pr domain containing 10, POU3F3 <text:s/>- <text:s/>pou class 3 homeobox 3, DDX54 <text:s/>- <text:s/>dead (asp-glu-ala-asp) box polypeptide 54, KDM4B <text:s/>- <text:s/>lysine (k)-specific demethylase 4b, INO80B <text:s/>- <text:s/>ino80 complex subunit b, SERTAD1 <text:s/>- <text:s/>serta domain containing 1, SSBP3 <text:s/>- <text:s/>single stranded dna binding protein 3, HIST3H2A <text:s/>- <text:s/>histone cluster 3, h2a, KCTD9 <text:s/>- <text:s/>potassium channel tetramerization domain containing 9, HELB <text:s/>- <text:s/>helicase (dna) b, AFF3 <text:s/>- <text:s/>af4/fmr2 family, member 3, POLA1 <text:s/>- <text:s/>polymerase (dna directed), alpha 1, catalytic subunit, COL12A1 <text:s/>- <text:s/>collagen, type xii, alpha 1, PHOX2B <text:s/>- <text:s/>paired-like homeobox 2b, HSPA5 <text:s/>- <text:s/>heat shock 70kda protein 5 (glucose-regulated protein, 78kda), ADAMTSL1 <text:s/>- <text:s/>adamts-like 1, COL15A1 <text:s/>- <text:s/>collagen, type xv, alpha 1, PCYOX1L <text:s/>- <text:s/>prenylcysteine oxidase 1 like, RUVBL2 <text:s/>- <text:s/>ruvb-like 2 (e. coli), HNRNPUL1 <text:s/>- <text:s/>heterogeneous nuclear ribonucleoprotein u-like 1, TTLL5 <text:s/>- <text:s/>tubulin tyrosine ligase-like family, member 5, HMGB2 <text:s/>- <text:s/>high mobility group box 2, TTLL9 <text:s/>- <text:s/>tubulin tyrosine ligase-like family, member 9, ASB7 <text:s/>- <text:s/>ankyrin repeat and socs box containing 7, CTGF <text:s/>- <text:s/>connective tissue growth factor, CTH <text:s/>- <text:s/>cystathionase (cystathionine gamma-lyase), HIVEP3 <text:s/>- <text:s/>human immunodeficiency virus type i enhancer binding protein 3, CTBP2 <text:s/>- <text:s/>c-terminal binding protein 2, CITED4 <text:s/>- <text:s/>cbp/p300-interacting transactivator, with glu/asp-rich carboxy-terminal domain, 4, AIMP2 <text:s/>- <text:s/>aminoacyl trna synthetase complex-interacting multifunctional protein 2, HOXB13 <text:s/>- <text:s/>homeobox b13, SPSB3 <text:s/>- <text:s/>spla/ryanodine receptor domain and socs box containing 3, UBE2C <text:s/>- <text:s/>ubiquitin-conjugating enzyme e2c, PPP2R1A <text:s/>- <text:s/>protein phosphatase 2, regulatory subunit a, alpha, SBDS <text:s/>- <text:s/>shwachman-bodian-diamond syndrome, PPP2R2B <text:s/>- <text:s/>protein phosphatase 2, regulatory subunit b, beta, PTRF <text:s/>- <text:s/>polymerase i and transcript release factor, CALM3 <text:s/>- <text:s/>calmodulin 3 (phosphorylase kinase, delta), MBD5 <text:s/>- <text:s/>methyl-cpg binding domain protein 5, ZSCAN2 <text:s/>- <text:s/>zinc finger and scan domain containing 2, VCP <text:s/>- <text:s/>valosin containing protein, NAA11 <text:s/>- <text:s/>n(alpha)-acetyltransferase 11, nata catalytic subunit, NEK7 <text:s/>- <text:s/>nima-related kinase 7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ZBTB5 <text:s/>- <text:s/>zinc finger and btb domain containing 5, HOXB4 <text:s/>- <text:s/>homeobox b4, TDRKH <text:s/>- <text:s/>tudor and kh domain containing, PASK <text:s/>- <text:s/>pas domain containing serine/threonine kinase, CRY1 <text:s/>- <text:s/>cryptochrome 1 (photolyase-like), MACROD1 <text:s/>- <text:s/>macro domain containing 1, JARID2 <text:s/>- <text:s/>jumonji, at rich interactive domain 2, EHF <text:s/>- <text:s/>ets homologous factor, THG1L <text:s/>- <text:s/>trna-histidine guanylyltransferase 1-like (s. cerevisiae), UBB <text:s/>- <text:s/>ubiquitin b, ESRRB <text:s/>- <text:s/>estrogen-related receptor beta, MACROD2 <text:s/>- <text:s/>macro domain containing 2, DOLPP1 <text:s/>- <text:s/>dolichyldiphosphatase 1, FGF20 <text:s/>- <text:s/>fibroblast growth factor 20, EXD1 <text:s/>- <text:s/>exonuclease 3'-5' domain containing 1, RUNX3 <text:s/>- <text:s/>runt-related transcription factor 3, GATA6 <text:s/>- <text:s/>gata binding protein 6, ZNF397 <text:s/>- <text:s/>zinc finger protein 397, HMGN3 <text:s/>- <text:s/>high mobility group nucleosomal binding domain 3, HNRNPA1 <text:s/>- <text:s/>heterogeneous nuclear ribonucleoprotein a1, HNRNPC <text:s/>- <text:s/>heterogeneous nuclear ribonucleoprotein c (c1/c2), KANSL2 <text:s/>- <text:s/>kat8 regulatory nsl complex subunit 2, SPATA24 <text:s/>- <text:s/>spermatogenesis associated 24, PRKCSH <text:s/>- <text:s/>protein kinase c substrate 80k-h, REC8 <text:s/>- <text:s/>rec8 meiotic recombination protein, SETD2 <text:s/>- <text:s/>set domain containing 2, TLK2 <text:s/>- <text:s/>tousled-like kinase 2, HMX3 <text:s/>- <text:s/>h6 family homeobox 3, LEF1 <text:s/>- <text:s/>lymphoid enhancer-binding factor 1, HSCB <text:s/>- <text:s/>hscb iron-sulfur cluster co-chaperone homolog (e. coli), ATAD2 <text:s/>- <text:s/>atpase family, aaa domain containing 2, CDC6 <text:s/>- <text:s/>cell division cycle 6, CDC25A <text:s/>- <text:s/>cell division cycle 25a, RBM23 <text:s/>- <text:s/>rna binding motif protein 23, CDK1 <text:s/>- <text:s/>cyclin-dependent kinase 1, PAX6 <text:s/>- <text:s/>paired box 6, RBM15 <text:s/>- <text:s/>rna binding motif protein 15, ZNF385A <text:s/>- <text:s/>zinc finger protein 385a, RFWD3 <text:s/>- <text:s/>ring finger and wd repeat domain 3, ORC4 <text:s/>- <text:s/>origin recognition complex, subunit 4, TOX3 <text:s/>- <text:s/>tox high mobility group box family member 3, SIN3A <text:s/>- <text:s/>sin3 transcription regulator family member a, METAP1D <text:s/>- <text:s/>methionyl aminopeptidase type 1d (mitochondrial), ZNF436 <text:s/>- <text:s/>zinc finger protein 436, CAMTA1 <text:s/>- <text:s/>calmodulin binding transcription activator 1, SET <text:s/>- <text:s/>set nuclear oncogene, ETAA1 <text:s/>- <text:s/>ewing tumor-associated antigen 1, FLII <text:s/>- <text:s/>flightless i homolog (drosophila), SIX4 <text:s/>- <text:s/>six homeobox 4, MAP3K9 <text:s/>- <text:s/>mitogen-activated protein kinase kinase kinase 9, LMO3 <text:s/>- <text:s/>lim domain only 3 (rhombotin-like 2), PPP1R3B <text:s/>- <text:s/>protein phosphatase 1, regulatory subunit 3b, USP16 <text:s/>- <text:s/>ubiquitin specific peptidase 16, ZDHHC5 <text:s/>- <text:s/>zinc finger, dhhc-type containing 5, DBP <text:s/>- <text:s/>d site of albumin promoter (albumin d-box) binding protein, CHP1 <text:s/>- <text:s/>calcineurin-like ef-hand protein 1, CYCS <text:s/>- <text:s/>cytochrome c, somatic, IGF2BP2 <text:s/>- <text:s/>insulin-like growth factor 2 mrna binding protein 2, ANAPC15 <text:s/>- <text:s/>anaphase promoting complex subunit 15, PSMA3 <text:s/>- <text:s/>proteasome (prosome, macropain) subunit, alpha type, 3, KHDRBS3 <text:s/>- <text:s/>kh domain containing, rna binding, signal transduction associated 3, P4HB <text:s/>- <text:s/>prolyl 4-hydroxylase, beta polypeptide, METTL17 <text:s/>- <text:s/>methyltransferase like 17, CNOT10 <text:s/>- <text:s/>ccr4-not transcription complex, subunit 10, CNTD1 <text:s/>- <text:s/>cyclin n-terminal domain containing 1, MED8 <text:s/>- <text:s/>mediator complex subunit 8, PADI3 <text:s/>- <text:s/>peptidyl arginine deiminase, type iii, SP9 <text:s/>- <text:s/>sp9 transcription factor, CHEK2 <text:s/>- <text:s/>checkpoint kinase 2, RAB11B <text:s/>- <text:s/>rab11b, member ras oncogene family, GYS1 <text:s/>- <text:s/>glycogen synthase 1 (muscle), ZNF532 <text:s/>- <text:s/>zinc finger protein 532, NUCKS1 <text:s/>- <text:s/>nuclear casein kinase and cyclin-dependent kinase substrate 1, EAF2 <text:s/>- <text:s/>ell associated factor 2, DCAF11 <text:s/>- <text:s/>ddb1 and cul4 associated factor 11, DERL2 <text:s/>- <text:s/>derlin 2, SCAI <text:s/>- <text:s/>suppressor of cancer cell invasion, HIST1H2BB <text:s/>- <text:s/>histone cluster 1, h2bb, RNF31 <text:s/>- <text:s/>ring finger protein 31, DLGAP5 <text:s/>- <text:s/>discs, large (drosophila) homolog-associated protein 5, SAP130 <text:s/>- <text:s/>sin3a-associated protein, 130kda, DCP2 <text:s/>- <text:s/>decapping mrna 2, PSME2 <text:s/>- <text:s/>proteasome (prosome, macropain) activator subunit 2 (pa28 beta), IRS1 <text:s/>- <text:s/>insulin receptor substrate 1, TYSND1 <text:s/>- <text:s/>trypsin domain containing 1, DDR2 <text:s/>- <text:s/>discoidin domain receptor tyrosine kinase 2, ISL1 <text:s/>- <text:s/>isl lim homeobox 1, BCLAF1 <text:s/>- <text:s/>bcl2-associated transcription factor 1, HIST1H2BA <text:s/>- <text:s/>histone cluster 1, h2ba, FER <text:s/>- <text:s/>fer (fps/fes related) tyrosine kinase, LRP8 <text:s/>- <text:s/>low density lipoprotein receptor-related protein 8, apolipoprotein e receptor, HABP2 <text:s/>- <text:s/>hyaluronan binding protein 2, PCNA <text:s/>- <text:s/>proliferating cell nuclear antigen, FICD <text:s/>- <text:s/>fic domain containing, PCSK2 <text:s/>- <text:s/>proprotein convertase subtilisin/kexin type 2, ZEB2 <text:s/>- <text:s/>zinc finger e-box binding homeobox 2, SHC3 <text:s/>- <text:s/>shc (src homology 2 domain containing) transforming protein 3, KLHL25 <text:s/>- <text:s/>kelch-like family member 25, ZNF644 <text:s/>- <text:s/>zinc finger protein 644, CNTN2 <text:s/>- <text:s/>contactin 2 (axonal), MRPL4 <text:s/>- <text:s/>mitochondrial ribosomal protein l4, TRIM68 <text:s/>- <text:s/>tripartite motif containing 68, ZFP91 <text:s/>- <text:s/>zfp91 zinc finger protein, PTPRD <text:s/>- <text:s/>protein tyrosine phosphatase, receptor type, d, HDAC1 <text:s/>- <text:s/>histone deacetylase 1, NRL <text:s/>- <text:s/>neural retina leucine zipper, HIST1H2BC <text:s/>- <text:s/>histone cluster 1, h2bc, TLE1 <text:s/>- <text:s/>transducin-like enhancer of split 1 (e(sp1) homolog, drosophila), BAHD1 <text:s/>- <text:s/>bromo adjacent homology domain containing 1, TLE4 <text:s/>- <text:s/>transducin-like enhancer of split 4 (e(sp1) homolog, drosophila), HERPUD1 <text:s/>- <text:s/>homocysteine-inducible, endoplasmic reticulum stress-inducible, ubiquitin-like domain member 1, ID1 <text:s/>- <text:s/>inhibitor of dna binding 1, dominant negative helix-loop-helix protein, TBX19 <text:s/>- <text:s/>t-box 19, DUSP6 <text:s/>- <text:s/>dual specificity phosphatase 6, NFYC <text:s/>- <text:s/>nuclear transcription factor y, gamma, TBX18 <text:s/>- <text:s/>t-box 18, ADNP2 <text:s/>- <text:s/>adnp homeobox 2, NFKB2 <text:s/>- <text:s/>nuclear factor of kappa light polypeptide gene enhancer in b-cells 2 (p49/p100), FRYL <text:s/>- <text:s/>fry-like, MKL1 <text:s/>- <text:s/>megakaryoblastic leukemia (translocation) 1, PER1 <text:s/>- <text:s/>period circadian clock 1, ID4 <text:s/>- <text:s/>inhibitor of dna binding 4, dominant negative helix-loop-helix protein, TTBK2 <text:s/>- <text:s/>tau tubulin kinase 2, NKX6-1 <text:s/>- <text:s/>nk6 homeobox 1, WARS <text:s/>- <text:s/>tryptophanyl-trna synthetase, MYOCD <text:s/>- <text:s/>myocardin, ZNF652 <text:s/>- <text:s/>zinc finger protein 652, CCP110 <text:s/>- <text:s/>centriolar coiled coil protein 110kda, NEK2 <text:s/>- <text:s/>nima-related kinase 2, DLG1 <text:s/>- <text:s/>discs, large homolog 1 (drosophila), MIER2 <text:s/>- <text:s/>mesoderm induction early response 1, family member 2, DLX3 <text:s/>- <text:s/>distal-less homeobox 3, DPP10 <text:s/>- <text:s/>dipeptidyl-peptidase 10 (non-functional), B2M <text:s/>- <text:s/>beta-2-microglobulin, EPC1 <text:s/>- <text:s/>enhancer of polycomb homolog 1 (drosophila), TYW1 <text:s/>- <text:s/>trna-yw synthesizing protein 1 homolog (s. cerevisiae), USP21 <text:s/>- <text:s/>ubiquitin specific peptidase 21, NFATC4 <text:s/>- <text:s/>nuclear factor of activated t-cells, cytoplasmic, calcineurin-dependent 4, NFE2L1 <text:s/>- <text:s/>nuclear factor (erythroid-derived 2)-like 1, SESN2 <text:s/>- <text:s/>sestrin 2, CELF2 <text:s/>- <text:s/>cugbp, elav-like family member 2, KLF1 <text:s/>- <text:s/>kruppel-like factor 1 (erythroid), SIX1 <text:s/>- <text:s/>six homeobox 1, CDK5RAP3 <text:s/>- <text:s/>cdk5 regulatory subunit associated protein 3, SFRP1 <text:s/>- <text:s/>secreted frizzled-related protein 1, PCF11 <text:s/>- <text:s/>pcf11 cleavage and polyadenylation factor subunit, SF1 <text:s/>- <text:s/>splicing factor 1, TGFB1I1 <text:s/>- <text:s/>transforming growth factor beta 1 induced transcript 1, RBM4 <text:s/>- <text:s/>rna binding motif protein 4, ARID4A <text:s/>- <text:s/>at rich interactive domain 4a (rbp1-like), KDM4A <text:s/>- <text:s/>lysine (k)-specific demethylase 4a, DDX4 <text:s/>- <text:s/>dead (asp-glu-ala-asp) box polypeptide 4, CABIN1 <text:s/>- <text:s/>calcineurin binding protein 1, XRCC4 <text:s/>- <text:s/>x-ray repair complementing defective repair in chinese hamster cells 4, KAT6B <text:s/>- <text:s/>k(lysine) acetyltransferase 6b, SMAD6 <text:s/>- <text:s/>smad family member 6, CPVL <text:s/>- <text:s/>carboxypeptidase, vitellogenic-lik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150</text:p>
          </table:table-cell>
          <table:table-cell office:value-type="string" calcext:value-type="string">
            <text:p>biological_process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153" calcext:value-type="float">
            <text:p>0.0153</text:p>
          </table:table-cell>
          <table:table-cell office:value-type="float" office:value="1.05" calcext:value-type="float">
            <text:p>1.05</text:p>
          </table:table-cell>
          <table:table-cell office:value-type="float" office:value="13954" calcext:value-type="float">
            <text:p>13954</text:p>
          </table:table-cell>
          <table:table-cell office:value-type="float" office:value="12712" calcext:value-type="float">
            <text:p>12712</text:p>
          </table:table-cell>
          <table:table-cell office:value-type="float" office:value="489" calcext:value-type="float">
            <text:p>489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[PMS2 <text:s/>- <text:s/>pms2 postmeiotic segregation increased 2 (s. cerevisiae), AP3M2 <text:s/>- <text:s/>adaptor-related protein complex 3, mu 2 subunit, SCD5 <text:s/>- <text:s/>stearoyl-coa desaturase 5, PDIA4 <text:s/>- <text:s/>protein disulfide isomerase family a, member 4, PNN <text:s/>- <text:s/>pinin, desmosome associated protein, ABAT <text:s/>- <text:s/>4-aminobutyrate aminotransferase, SEPT4 <text:s/>- <text:s/>septin 4, PNRC1 <text:s/>- <text:s/>proline-rich nuclear receptor coactivator 1, LMAN2 <text:s/>- <text:s/>lectin, mannose-binding 2, ABR <text:s/>- <text:s/>active bcr-related, ACACA <text:s/>- <text:s/>acetyl-coa carboxylase alpha, ASIC2 <text:s/>- <text:s/>acid-sensing (proton-gated) ion channel 2, MAEL <text:s/>- <text:s/>maelstrom spermatogenic transposon silencer, SP1 <text:s/>- <text:s/>sp1 transcription factor, SP2 <text:s/>- <text:s/>sp2 transcription factor, GPC3 <text:s/>- <text:s/>glypican 3, C9orf41 <text:s/>- <text:s/>chromosome 9 open reading frame 41, NPHP4 <text:s/>- <text:s/>nephronophthisis 4, SOX4 <text:s/>- <text:s/>sry (sex determining region y)-box 4, C12orf52 <text:s/>- <text:s/>chromosome 12 open reading frame 52, LPL <text:s/>- <text:s/>lipoprotein lipase, GRHL3 <text:s/>- <text:s/>grainyhead-like 3 (drosophila), CCNB1IP1 <text:s/>- <text:s/>cyclin b1 interacting protein 1, e3 ubiquitin protein ligase, FBXL20 <text:s/>- <text:s/>f-box and leucine-rich repeat protein 20, MMAB <text:s/>- <text:s/>methylmalonic aciduria (cobalamin deficiency) cblb type, GPR180 <text:s/>- <text:s/>g protein-coupled receptor 180, ATF6B <text:s/>- <text:s/>activating transcription factor 6 beta, BRINP2 <text:s/>- <text:s/>bone morphogenetic protein/retinoic acid inducible neural-specific 2, CNGA4 <text:s/>- <text:s/>cyclic nucleotide gated channel alpha 4, SUCO <text:s/>- <text:s/>sun domain containing ossification factor, SNRPF <text:s/>- <text:s/>small nuclear ribonucleoprotein polypeptide f, ANAPC5 <text:s/>- <text:s/>anaphase promoting complex subunit 5, USP19 <text:s/>- <text:s/>ubiquitin specific peptidase 19, SNCA <text:s/>- <text:s/>synuclein, alpha (non a4 component of amyloid precursor), SPTLC2 <text:s/>- <text:s/>serine palmitoyltransferase, long chain base subunit 2, PPM1A <text:s/>- <text:s/>protein phosphatase, mg2+/mn2+ dependent, 1a, PPM1B <text:s/>- <text:s/>protein phosphatase, mg2+/mn2+ dependent, 1b, POU3F3 <text:s/>- <text:s/>pou class 3 homeobox 3, SSBP3 <text:s/>- <text:s/>single stranded dna binding protein 3, GNB2 <text:s/>- <text:s/>guanine nucleotide binding protein (g protein), beta polypeptide 2, PLD3 <text:s/>- <text:s/>phospholipase d family, member 3, AFF3 <text:s/>- <text:s/>af4/fmr2 family, member 3, POLA1 <text:s/>- <text:s/>polymerase (dna directed), alpha 1, catalytic subunit, COL12A1 <text:s/>- <text:s/>collagen, type xii, alpha 1, SLC4A8 <text:s/>- <text:s/>solute carrier family 4, sodium bicarbonate cotransporter, member 8, TMEFF2 <text:s/>- <text:s/>transmembrane protein with egf-like and two follistatin-like domains 2, COL15A1 <text:s/>- <text:s/>collagen, type xv, alpha 1, RUVBL2 <text:s/>- <text:s/>ruvb-like 2 (e. coli), HNRNPUL1 <text:s/>- <text:s/>heterogeneous nuclear ribonucleoprotein u-like 1, FAM126A <text:s/>- <text:s/>family with sequence similarity 126, member a, ASB7 <text:s/>- <text:s/>ankyrin repeat and socs box containing 7, TTLL9 <text:s/>- <text:s/>tubulin tyrosine ligase-like family, member 9, CATSPERB <text:s/>- <text:s/>catsper channel auxiliary subunit beta, CTGF <text:s/>- <text:s/>connective tissue growth factor, CTH <text:s/>- <text:s/>cystathionase (cystathionine gamma-lyase), KHK <text:s/>- <text:s/>ketohexokinase (fructokinase), HSD17B12 <text:s/>- <text:s/>hydroxysteroid (17-beta) dehydrogenase 12, HIVEP3 <text:s/>- <text:s/>human immunodeficiency virus type i enhancer binding protein 3, ARHGAP33 <text:s/>- <text:s/>rho gtpase activating protein 33, CTBP2 <text:s/>- <text:s/>c-terminal binding protein 2, CITED4 <text:s/>- <text:s/>cbp/p300-interacting transactivator, with glu/asp-rich carboxy-terminal domain, 4, COX4I2 <text:s/>- <text:s/>cytochrome c oxidase subunit iv isoform 2 (lung), KCNN3 <text:s/>- <text:s/>potassium intermediate/small conductance calcium-activated channel, subfamily n, member 3, AIMP2 <text:s/>- <text:s/>aminoacyl trna synthetase complex-interacting multifunctional protein 2, FAR1 <text:s/>- <text:s/>fatty acyl coa reductase 1, CCDC151 <text:s/>- <text:s/>coiled-coil domain containing 151, UBE2C <text:s/>- <text:s/>ubiquitin-conjugating enzyme e2c, PPP2R1A <text:s/>- <text:s/>protein phosphatase 2, regulatory subunit a, alpha, FLRT3 <text:s/>- <text:s/>fibronectin leucine rich transmembrane protein 3, SBDS <text:s/>- <text:s/>shwachman-bodian-diamond syndrome, PPP2R2B <text:s/>- <text:s/>protein phosphatase 2, regulatory subunit b, beta, PPP1R7 <text:s/>- <text:s/>protein phosphatase 1, regulatory subunit 7, PRR11 <text:s/>- <text:s/>proline rich 11, ABCD2 <text:s/>- <text:s/>atp-binding cassette, sub-family d (ald), member 2, MBD5 <text:s/>- <text:s/>methyl-cpg binding domain protein 5, TUBA1C <text:s/>- <text:s/>tubulin, alpha 1c, NEK7 <text:s/>- <text:s/>nima-related kinase 7, NAA11 <text:s/>- <text:s/>n(alpha)-acetyltransferase 11, nata catalytic subunit, ABHD16A <text:s/>- <text:s/>abhydrolase domain containing 16a, ATP13A4 <text:s/>- <text:s/>atpase type 13a4, CRKL <text:s/>- <text:s/>v-crk avian sarcoma virus ct10 oncogene homolog-like, TDRKH <text:s/>- <text:s/>tudor and kh domain containing, NIPBL <text:s/>- <text:s/>nipped-b homolog (drosophila), CRY1 <text:s/>- <text:s/>cryptochrome 1 (photolyase-like), JARID2 <text:s/>- <text:s/>jumonji, at rich interactive domain 2, TMED1 <text:s/>- <text:s/>transmembrane emp24 protein transport domain containing 1, SLC16A11 <text:s/>- <text:s/>solute carrier family 16, member 11, SLC25A25 <text:s/>- <text:s/>solute carrier family 25 (mitochondrial carrier; phosphate carrier), member 25, MACROD2 <text:s/>- <text:s/>macro domain containing 2, NRXN3 <text:s/>- <text:s/>neurexin 3, SCOC <text:s/>- <text:s/>short coiled-coil protein, EXD1 <text:s/>- <text:s/>exonuclease 3'-5' domain containing 1, CSE1L <text:s/>- <text:s/>cse1 chromosome segregation 1-like (yeast), GATA6 <text:s/>- <text:s/>gata binding protein 6, ZNF397 <text:s/>- <text:s/>zinc finger protein 397, HMGN3 <text:s/>- <text:s/>high mobility group nucleosomal binding domain 3, LMBR1L <text:s/>- <text:s/>limb development membrane protein 1-like, OSBPL9 <text:s/>- <text:s/>oxysterol binding protein-like 9, KCNJ3 <text:s/>- <text:s/>potassium inwardly-rectifying channel, subfamily j, member 3, PRKCSH <text:s/>- <text:s/>protein kinase c substrate 80k-h, SQLE <text:s/>- <text:s/>squalene epoxidase, TLK2 <text:s/>- <text:s/>tousled-like kinase 2, DNAJB5 <text:s/>- <text:s/>dnaj (hsp40) homolog, subfamily b, member 5, LEF1 <text:s/>- <text:s/>lymphoid enhancer-binding factor 1, PRKAR1A <text:s/>- <text:s/>protein kinase, camp-dependent, regulatory, type i, alpha, ANK3 <text:s/>- <text:s/>ankyrin 3, node of ranvier (ankyrin g), SDS <text:s/>- <text:s/>serine dehydratase, RBM23 <text:s/>- <text:s/>rna binding motif protein 23, ATXN2L <text:s/>- <text:s/>ataxin 2-like, PAX6 <text:s/>- <text:s/>paired box 6, ZNF385A <text:s/>- <text:s/>zinc finger protein 385a, RFWD3 <text:s/>- <text:s/>ring finger and wd repeat domain 3, NHSL1 <text:s/>- <text:s/>nhs-like 1, CXCL9 <text:s/>- <text:s/>chemokine (c-x-c motif) ligand 9, ARMC1 <text:s/>- <text:s/>armadillo repeat containing 1, GPR139 <text:s/>- <text:s/>g protein-coupled receptor 139, SIN3A <text:s/>- <text:s/>sin3 transcription regulator family member a, MID1 <text:s/>- <text:s/>midline 1 (opitz/bbb syndrome), METAP1D <text:s/>- <text:s/>methionyl aminopeptidase type 1d (mitochondrial), DDC <text:s/>- <text:s/>dopa decarboxylase (aromatic l-amino acid decarboxylase), PNPO <text:s/>- <text:s/>pyridoxamine 5'-phosphate oxidase, SET <text:s/>- <text:s/>set nuclear oncogene, MAP3K9 <text:s/>- <text:s/>mitogen-activated protein kinase kinase kinase 9, SIX4 <text:s/>- <text:s/>six homeobox 4, WHAMM <text:s/>- <text:s/>was protein homolog associated with actin, golgi membranes and microtubules, CYTH2 <text:s/>- <text:s/>cytohesin 2, PPP1R3B <text:s/>- <text:s/>protein phosphatase 1, regulatory subunit 3b, FOPNL <text:s/>- <text:s/>fgfr1op n-terminal like, ZDHHC5 <text:s/>- <text:s/>zinc finger, dhhc-type containing 5, DBP <text:s/>- <text:s/>d site of albumin promoter (albumin d-box) binding protein, CHP1 <text:s/>- <text:s/>calcineurin-like ef-hand protein 1, LINS <text:s/>- <text:s/>lines homolog (drosophila), AQP4 <text:s/>- <text:s/>aquaporin 4, GUCA2A <text:s/>- <text:s/>guanylate cyclase activator 2a (guanylin), ANAPC15 <text:s/>- <text:s/>anaphase promoting complex subunit 15, GUCY1B3 <text:s/>- <text:s/>guanylate cyclase 1, soluble, beta 3, P4HB <text:s/>- <text:s/>prolyl 4-hydroxylase, beta polypeptide, CNOT10 <text:s/>- <text:s/>ccr4-not transcription complex, subunit 10, CNTD1 <text:s/>- <text:s/>cyclin n-terminal domain containing 1, LCLAT1 <text:s/>- <text:s/>lysocardiolipin acyltransferase 1, PADI3 <text:s/>- <text:s/>peptidyl arginine deiminase, type iii, CHEK2 <text:s/>- <text:s/>checkpoint kinase 2, PAFAH1B1 <text:s/>- <text:s/>platelet-activating factor acetylhydrolase 1b, regulatory subunit 1 (45kda), RAB11B <text:s/>- <text:s/>rab11b, member ras oncogene family, GYS1 <text:s/>- <text:s/>glycogen synthase 1 (muscle), ZNF532 <text:s/>- <text:s/>zinc finger protein 532, C10orf11 <text:s/>- <text:s/>chromosome 10 open reading frame 11, SNX20 <text:s/>- <text:s/>sorting nexin 20, SCAI <text:s/>- <text:s/>suppressor of cancer cell invasion, HIST1H2BB <text:s/>- <text:s/>histone cluster 1, h2bb, SESN3 <text:s/>- <text:s/>sestrin 3, ZMYM3 <text:s/>- <text:s/>zinc finger, mym-type 3, RNF31 <text:s/>- <text:s/>ring finger protein 31, H2AFZ <text:s/>- <text:s/>h2a histone family, member z, DCP2 <text:s/>- <text:s/>decapping mrna 2, MCU <text:s/>- <text:s/>mitochondrial calcium uniporter, SAP130 <text:s/>- <text:s/>sin3a-associated protein, 130kda, ENOX1 <text:s/>- <text:s/>ecto-nox disulfide-thiol exchanger 1, SC5D <text:s/>- <text:s/>sterol-c5-desaturase, SKA2 <text:s/>- <text:s/>spindle and kinetochore associated complex subunit 2, HIST1H2BA <text:s/>- <text:s/>histone cluster 1, h2ba, NME9 <text:s/>- <text:s/>nme/nm23 family member 9, OSBPL3 <text:s/>- <text:s/>oxysterol binding protein-like 3, HAGH <text:s/>- <text:s/>hydroxyacylglutathione hydrolase, FAM160A2 <text:s/>- <text:s/>family with sequence similarity 160, member a2, LRP8 <text:s/>- <text:s/>low density lipoprotein receptor-related protein 8, apolipoprotein e receptor, HABP2 <text:s/>- <text:s/>hyaluronan binding protein 2, PCNT <text:s/>- <text:s/>pericentrin, PCNA <text:s/>- <text:s/>proliferating cell nuclear antigen, TBC1D10B <text:s/>- <text:s/>tbc1 domain family, member 10b, S100B <text:s/>- <text:s/>s100 calcium binding protein b, EBAG9 <text:s/>- <text:s/>estrogen receptor binding site associated, antigen, 9, KRT80 <text:s/>- <text:s/>keratin 80, DBI <text:s/>- <text:s/>diazepam binding inhibitor (gaba receptor modulator, acyl-coa binding protein), FICD <text:s/>- <text:s/>fic domain containing, PCSK2 <text:s/>- <text:s/>proprotein convertase subtilisin/kexin type 2, SHC3 <text:s/>- <text:s/>shc (src homology 2 domain containing) transforming protein 3, PANK1 <text:s/>- <text:s/>pantothenate kinase 1, PCP4 <text:s/>- <text:s/>purkinje cell protein 4, ZNF644 <text:s/>- <text:s/>zinc finger protein 644, C14orf1 <text:s/>- <text:s/>chromosome 14 open reading frame 1, TRIM68 <text:s/>- <text:s/>tripartite motif containing 68, LRRC8D <text:s/>- <text:s/>leucine rich repeat containing 8 family, member d, HDAC1 <text:s/>- <text:s/>histone deacetylase 1, CCNB2 <text:s/>- <text:s/>cyclin b2, TCTN3 <text:s/>- <text:s/>tectonic family member 3, XPO1 <text:s/>- <text:s/>exportin 1 (crm1 homolog, yeast), RGS8 <text:s/>- <text:s/>regulator of g-protein signaling 8, BAHD1 <text:s/>- <text:s/>bromo adjacent homology domain containing 1, WNT8B <text:s/>- <text:s/>wingless-type mmtv integration site family, member 8b, MORC2 <text:s/>- <text:s/>morc family cw-type zinc finger 2, MAP1A <text:s/>- <text:s/>microtubule-associated protein 1a, METTL15 <text:s/>- <text:s/>methyltransferase like 15, TBX19 <text:s/>- <text:s/>t-box 19, DUSP6 <text:s/>- <text:s/>dual specificity phosphatase 6, TBX18 <text:s/>- <text:s/>t-box 18, FRYL <text:s/>- <text:s/>fry-like, ADNP2 <text:s/>- <text:s/>adnp homeobox 2, GPR15 <text:s/>- <text:s/>g protein-coupled receptor 15, MKL1 <text:s/>- <text:s/>megakaryoblastic leukemia (translocation) 1, TANC1 <text:s/>- <text:s/>tetratricopeptide repeat, ankyrin repeat and coiled-coil containing 1, WNT3 <text:s/>- <text:s/>wingless-type mmtv integration site family, member 3, PER1 <text:s/>- <text:s/>period circadian clock 1, BEST1 <text:s/>- <text:s/>bestrophin 1, TTBK2 <text:s/>- <text:s/>tau tubulin kinase 2, ATP5G1 <text:s/>- <text:s/>atp synthase, h+ transporting, mitochondrial fo complex, subunit c1 (subunit 9), TSC22D3 <text:s/>- <text:s/>tsc22 domain family, member 3, WARS <text:s/>- <text:s/>tryptophanyl-trna synthetase, ZNF652 <text:s/>- <text:s/>zinc finger protein 652, DLG3 <text:s/>- <text:s/>discs, large homolog 3 (drosophila), DLG1 <text:s/>- <text:s/>discs, large homolog 1 (drosophila), DLG2 <text:s/>- <text:s/>discs, large homolog 2 (drosophila), BAI2 <text:s/>- <text:s/>brain-specific angiogenesis inhibitor 2, DLX3 <text:s/>- <text:s/>distal-less homeobox 3, DPP10 <text:s/>- <text:s/>dipeptidyl-peptidase 10 (non-functional), B2M <text:s/>- <text:s/>beta-2-microglobulin, TOM1L2 <text:s/>- <text:s/>target of myb1-like 2 (chicken), TYW1 <text:s/>- <text:s/>trna-yw synthesizing protein 1 homolog (s. cerevisiae), SPAG9 <text:s/>- <text:s/>sperm associated antigen 9, SESN2 <text:s/>- <text:s/>sestrin 2, GRIA3 <text:s/>- <text:s/>glutamate receptor, ionotropic, ampa 3, SIX1 <text:s/>- <text:s/>six homeobox 1, SFRP1 <text:s/>- <text:s/>secreted frizzled-related protein 1, DYNC1H1 <text:s/>- <text:s/>dynein, cytoplasmic 1, heavy chain 1, PCF11 <text:s/>- <text:s/>pcf11 cleavage and polyadenylation factor subunit, SF1 <text:s/>- <text:s/>splicing factor 1, GDE1 <text:s/>- <text:s/>glycerophosphodiester phosphodiesterase 1, XRCC4 <text:s/>- <text:s/>x-ray repair complementing defective repair in chinese hamster cells 4, KIF18B <text:s/>- <text:s/>kinesin family member 18b, SMAD6 <text:s/>- <text:s/>smad family member 6, METTL13 <text:s/>- <text:s/>methyltransferase like 13, MAPRE1 <text:s/>- <text:s/>microtubule-associated protein, rp/eb family, member 1, SIX5 <text:s/>- <text:s/>six homeobox 5, SLC16A13 <text:s/>- <text:s/>solute carrier family 16, member 13, SPDYC <text:s/>- <text:s/>speedy/ringo cell cycle regulator family member c, CD274 <text:s/>- <text:s/>cd274 molecule, CCNO <text:s/>- <text:s/>cyclin o, ELP6 <text:s/>- <text:s/>elongator acetyltransferase complex subunit 6, GRHL1 <text:s/>- <text:s/>grainyhead-like 1 (drosophila), SYNGAP1 <text:s/>- <text:s/>synaptic ras gtpase activating protein 1, HIST3H2BB <text:s/>- <text:s/>histone cluster 3, h2bb, ELAVL3 <text:s/>- <text:s/>elav (embryonic lethal, abnormal vision, drosophila)-like 3 (hu antigen c), HOXD3 <text:s/>- <text:s/>homeobox d3, ELAVL4 <text:s/>- <text:s/>elav (embryonic lethal, abnormal vision, drosophila)-like 4, RGS4 <text:s/>- <text:s/>regulator of g-protein signaling 4, ELF3 <text:s/>- <text:s/>e74-like factor 3 (ets domain transcription factor, epithelial-specific ), RIMKLA <text:s/>- <text:s/>ribosomal modification protein rimk-like family member a, LDB1 <text:s/>- <text:s/>lim domain binding 1, ANKRD49 <text:s/>- <text:s/>ankyrin repeat domain 49, HOXC9 <text:s/>- <text:s/>homeobox c9, ABCA7 <text:s/>- <text:s/>atp-binding cassette, sub-family a (abc1), member 7, GGCT <text:s/>- <text:s/>gamma-glutamylcyclotransferase, FAHD1 <text:s/>- <text:s/>fumarylacetoacetate hydrolase domain containing 1, NDE1 <text:s/>- <text:s/>nude neurodevelopment protein 1, ICAM4 <text:s/>- <text:s/>intercellular adhesion molecule 4 (landsteiner-wiener blood group), OLIG2 <text:s/>- <text:s/>oligodendrocyte lineage transcription factor 2, MYRF <text:s/>- <text:s/>myelin regulatory factor, ADCK3 <text:s/>- <text:s/>aarf domain containing kinase 3, ZNF362 <text:s/>- <text:s/>zinc finger protein 362, KIF18A <text:s/>- <text:s/>kinesin family member 18a, MYH10 <text:s/>- <text:s/>myosin, heavy chain 10, non-muscle, MIS12 <text:s/>- <text:s/>mis12 kinetochore complex component, SNX11 <text:s/>- <text:s/>sorting nexin 11, DDX50 <text:s/>- <text:s/>dead (asp-glu-ala-asp) box polypeptide 50, TP53BP1 <text:s/>- <text:s/>tumor protein p53 binding protein 1, PHC2 <text:s/>- <text:s/>polyhomeotic homolog 2 (drosophila), RCAN2 <text:s/>- <text:s/>regulator of calcineurin 2, PRDM10 <text:s/>- <text:s/>pr domain containing 10, DDX54 <text:s/>- <text:s/>dead (asp-glu-ala-asp) box polypeptide 54, CELSR3 <text:s/>- <text:s/>cadherin, egf lag seven-pass g-type receptor 3, KDM4B <text:s/>- <text:s/>lysine (k)-specific demethylase 4b, INO80B <text:s/>- <text:s/>ino80 complex subunit b, SERTAD1 <text:s/>- <text:s/>serta domain containing 1, HIST3H2A <text:s/>- <text:s/>histone cluster 3, h2a, NUBP2 <text:s/>- <text:s/>nucleotide binding protein 2, SPRY2 <text:s/>- <text:s/>sprouty homolog 2 (drosophila), KCTD9 <text:s/>- <text:s/>potassium channel tetramerization domain containing 9, HELB <text:s/>- <text:s/>helicase (dna) b, PCDHB1 <text:s/>- <text:s/>protocadherin beta 1, KCNT2 <text:s/>- <text:s/>potassium channel, subfamily t, member 2, PHOX2B <text:s/>- <text:s/>paired-like homeobox 2b, BOLL <text:s/>- <text:s/>bol, boule-like (drosophila), HSPA5 <text:s/>- <text:s/>heat shock 70kda protein 5 (glucose-regulated protein, 78kda), NET1 <text:s/>- <text:s/>neuroepithelial cell transforming 1, ADAMTSL1 <text:s/>- <text:s/>adamts-like 1, PCYOX1L <text:s/>- <text:s/>prenylcysteine oxidase 1 like, PTCH2 <text:s/>- <text:s/>patched 2, TOMM40 <text:s/>- <text:s/>translocase of outer mitochondrial membrane 40 homolog (yeast), FABP3 <text:s/>- <text:s/>fatty acid binding protein 3, muscle and heart (mammary-derived growth inhibitor), TTLL5 <text:s/>- <text:s/>tubulin tyrosine ligase-like family, member 5, HMGB2 <text:s/>- <text:s/>high mobility group box 2, TIMM17A <text:s/>- <text:s/>translocase of inner mitochondrial membrane 17 homolog a (yeast), PFDN6 <text:s/>- <text:s/>prefoldin subunit 6, SLC6A17 <text:s/>- <text:s/>solute carrier family 6 (neutral amino acid transporter), member 17, TNRC6B <text:s/>- <text:s/>trinucleotide repeat containing 6b, COA3 <text:s/>- <text:s/>cytochrome c oxidase assembly factor 3, HOXB13 <text:s/>- <text:s/>homeobox b13, TOM1 <text:s/>- <text:s/>target of myb1 (chicken), SPSB3 <text:s/>- <text:s/>spla/ryanodine receptor domain and socs box containing 3, HK2 <text:s/>- <text:s/>hexokinase 2, SLC44A5 <text:s/>- <text:s/>solute carrier family 44, member 5, PTRF <text:s/>- <text:s/>polymerase i and transcript release factor, CALM3 <text:s/>- <text:s/>calmodulin 3 (phosphorylase kinase, delta), ZSCAN2 <text:s/>- <text:s/>zinc finger and scan domain containing 2, VCP <text:s/>- <text:s/>valosin containing protein, HIF1A <text:s/>- <text:s/>hypoxia inducible factor 1, alpha subunit (basic helix-loop-helix transcription factor), ERF <text:s/>- <text:s/>ets2 repressor factor, KIF14 <text:s/>- <text:s/>kinesin family member 14, CLDN17 <text:s/>- <text:s/>claudin 17, HOXB4 <text:s/>- <text:s/>homeobox b4, ZBTB5 <text:s/>- <text:s/>zinc finger and btb domain containing 5, PASK <text:s/>- <text:s/>pas domain containing serine/threonine kinase, MACROD1 <text:s/>- <text:s/>macro domain containing 1, EHF <text:s/>- <text:s/>ets homologous factor, CHRDL1 <text:s/>- <text:s/>chordin-like 1, THG1L <text:s/>- <text:s/>trna-histidine guanylyltransferase 1-like (s. cerevisiae), CCNG2 <text:s/>- <text:s/>cyclin g2, UBB <text:s/>- <text:s/>ubiquitin b, CCNG1 <text:s/>- <text:s/>cyclin g1, ESRRB <text:s/>- <text:s/>estrogen-related receptor beta, DOLPP1 <text:s/>- <text:s/>dolichyldiphosphatase 1, TULP3 <text:s/>- <text:s/>tubby like protein 3, TUBB4B <text:s/>- <text:s/>tubulin, beta 4b class ivb, FGF20 <text:s/>- <text:s/>fibroblast growth factor 20, RUNX3 <text:s/>- <text:s/>runt-related transcription factor 3, EPB41 <text:s/>- <text:s/>erythrocyte membrane protein band 4.1 (elliptocytosis 1, rh-linked), SORT1 <text:s/>- <text:s/>sortilin 1, HNRNPA1 <text:s/>- <text:s/>heterogeneous nuclear ribonucleoprotein a1, HNRNPC <text:s/>- <text:s/>heterogeneous nuclear ribonucleoprotein c (c1/c2), HNRNPAB <text:s/>- <text:s/>heterogeneous nuclear ribonucleoprotein a/b, KANSL2 <text:s/>- <text:s/>kat8 regulatory nsl complex subunit 2, NAPA <text:s/>- <text:s/>n-ethylmaleimide-sensitive factor attachment protein, alpha, SPATA24 <text:s/>- <text:s/>spermatogenesis associated 24, SLC43A2 <text:s/>- <text:s/>solute carrier family 43 (amino acid system l transporter), member 2, REC8 <text:s/>- <text:s/>rec8 meiotic recombination protein, SETD2 <text:s/>- <text:s/>set domain containing 2, SMCR7 <text:s/>- <text:s/>smith-magenis syndrome chromosome region, candidate 7, HMX3 <text:s/>- <text:s/>h6 family homeobox 3, HSCB <text:s/>- <text:s/>hscb iron-sulfur cluster co-chaperone homolog (e. coli), RTN4 <text:s/>- <text:s/>reticulon 4, ATAD2 <text:s/>- <text:s/>atpase family, aaa domain containing 2, RFX7 <text:s/>- <text:s/>regulatory factor x, 7, CDC6 <text:s/>- <text:s/>cell division cycle 6, CDC25A <text:s/>- <text:s/>cell division cycle 25a, KCNAB2 <text:s/>- <text:s/>potassium voltage-gated channel, shaker-related subfamily, beta member 2, CDK1 <text:s/>- <text:s/>cyclin-dependent kinase 1, CDH1 <text:s/>- <text:s/>cadherin 1, type 1, e-cadherin (epithelial), ARHGAP15 <text:s/>- <text:s/>rho gtpase activating protein 15, RBM15 <text:s/>- <text:s/>rna binding motif protein 15, ORC4 <text:s/>- <text:s/>origin recognition complex, subunit 4, TOX3 <text:s/>- <text:s/>tox high mobility group box family member 3, CAMTA1 <text:s/>- <text:s/>calmodulin binding transcription activator 1, ZNF436 <text:s/>- <text:s/>zinc finger protein 436, ETAA1 <text:s/>- <text:s/>ewing tumor-associated antigen 1, FLII <text:s/>- <text:s/>flightless i homolog (drosophila), LMO3 <text:s/>- <text:s/>lim domain only 3 (rhombotin-like 2), USP16 <text:s/>- <text:s/>ubiquitin specific peptidase 16, SOST <text:s/>- <text:s/>sclerostin, CYCS <text:s/>- <text:s/>cytochrome c, somatic, ENTPD1 <text:s/>- <text:s/>ectonucleoside triphosphate diphosphohydrolase 1, IGF2BP2 <text:s/>- <text:s/>insulin-like growth factor 2 mrna binding protein 2, STARD4 <text:s/>- <text:s/>star-related lipid transfer (start) domain containing 4, PSMA3 <text:s/>- <text:s/>proteasome (prosome, macropain) subunit, alpha type, 3, SRGAP3 <text:s/>- <text:s/>slit-robo rho gtpase activating protein 3, KHDRBS3 <text:s/>- <text:s/>kh domain containing, rna binding, signal transduction associated 3, EHBP1 <text:s/>- <text:s/>eh domain binding protein 1, METTL17 <text:s/>- <text:s/>methyltransferase like 17, MED8 <text:s/>- <text:s/>mediator complex subunit 8, SP9 <text:s/>- <text:s/>sp9 transcription factor, TDO2 <text:s/>- <text:s/>tryptophan 2,3-dioxygenase, EAF2 <text:s/>- <text:s/>ell associated factor 2, NUCKS1 <text:s/>- <text:s/>nuclear casein kinase and cyclin-dependent kinase substrate 1, DCAF11 <text:s/>- <text:s/>ddb1 and cul4 associated factor 11, CLEC16A <text:s/>- <text:s/>c-type lectin domain family 16, member a, DERL2 <text:s/>- <text:s/>derlin 2, DLGAP5 <text:s/>- <text:s/>discs, large (drosophila) homolog-associated protein 5, PSME2 <text:s/>- <text:s/>proteasome (prosome, macropain) activator subunit 2 (pa28 beta), TYSND1 <text:s/>- <text:s/>trypsin domain containing 1, IRS1 <text:s/>- <text:s/>insulin receptor substrate 1, DDR2 <text:s/>- <text:s/>discoidin domain receptor tyrosine kinase 2, ISL1 <text:s/>- <text:s/>isl lim homeobox 1, SYNE1 <text:s/>- <text:s/>spectrin repeat containing, nuclear envelope 1, BCLAF1 <text:s/>- <text:s/>bcl2-associated transcription factor 1, TTC28 <text:s/>- <text:s/>tetratricopeptide repeat domain 28, SZT2 <text:s/>- <text:s/>seizure threshold 2 homolog (mouse), TMEM167A <text:s/>- <text:s/>transmembrane protein 167a, FER <text:s/>- <text:s/>fer (fps/fes related) tyrosine kinase, SPATA19 <text:s/>- <text:s/>spermatogenesis associated 19, TPCN2 <text:s/>- <text:s/>two pore segment channel 2, FDPS <text:s/>- <text:s/>farnesyl diphosphate synthase, ZEB2 <text:s/>- <text:s/>zinc finger e-box binding homeobox 2, CXCL10 <text:s/>- <text:s/>chemokine (c-x-c motif) ligand 10, KLHL25 <text:s/>- <text:s/>kelch-like family member 25, CNTN2 <text:s/>- <text:s/>contactin 2 (axonal), MRPL4 <text:s/>- <text:s/>mitochondrial ribosomal protein l4, CDH6 <text:s/>- <text:s/>cadherin 6, type 2, k-cadherin (fetal kidney), CDH10 <text:s/>- <text:s/>cadherin 10, type 2 (t2-cadherin), ZFP91 <text:s/>- <text:s/>zfp91 zinc finger protein, CDH9 <text:s/>- <text:s/>cadherin 9, type 2 (t1-cadherin), LARP1 <text:s/>- <text:s/>la ribonucleoprotein domain family, member 1, PTPRD <text:s/>- <text:s/>protein tyrosine phosphatase, receptor type, d, FAM212B <text:s/>- <text:s/>family with sequence similarity 212, member b, NRGN <text:s/>- <text:s/>neurogranin (protein kinase c substrate, rc3), NRL <text:s/>- <text:s/>neural retina leucine zipper, SLC25A12 <text:s/>- <text:s/>solute carrier family 25 (aspartate/glutamate carrier), member 12, CDH18 <text:s/>- <text:s/>cadherin 18, type 2, HIST1H2BC <text:s/>- <text:s/>histone cluster 1, h2bc, SLC2A8 <text:s/>- <text:s/>solute carrier family 2 (facilitated glucose transporter), member 8, ICAM5 <text:s/>- <text:s/>intercellular adhesion molecule 5, telencephalin, TLE1 <text:s/>- <text:s/>transducin-like enhancer of split 1 (e(sp1) homolog, drosophila), NKAIN2 <text:s/>- <text:s/>na+/k+ transporting atpase interacting 2, RHOQ <text:s/>- <text:s/>ras homolog family member q, TLE4 <text:s/>- <text:s/>transducin-like enhancer of split 4 (e(sp1) homolog, drosophila), HERPUD1 <text:s/>- <text:s/>homocysteine-inducible, endoplasmic reticulum stress-inducible, ubiquitin-like domain member 1, CHN2 <text:s/>- <text:s/>chimerin 2, RAB39A <text:s/>- <text:s/>rab39a, member ras oncogene family, RIMS2 <text:s/>- <text:s/>regulating synaptic membrane exocytosis 2, SHC4 <text:s/>- <text:s/>shc (src homology 2 domain containing) family, member 4, MLEC <text:s/>- <text:s/>malectin, ID1 <text:s/>- <text:s/>inhibitor of dna binding 1, dominant negative helix-loop-helix protein, RAB3A <text:s/>- <text:s/>rab3a, member ras oncogene family, NFYC <text:s/>- <text:s/>nuclear transcription factor y, gamma, NFKB2 <text:s/>- <text:s/>nuclear factor of kappa light polypeptide gene enhancer in b-cells 2 (p49/p100), CBX5 <text:s/>- <text:s/>chromobox homolog 5, ID4 <text:s/>- <text:s/>inhibitor of dna binding 4, dominant negative helix-loop-helix protein, NKX6-1 <text:s/>- <text:s/>nk6 homeobox 1, ARL15 <text:s/>- <text:s/>adp-ribosylation factor-like 15, PRR15 <text:s/>- <text:s/>proline rich 15, MYOCD <text:s/>- <text:s/>myocardin, SLC25A35 <text:s/>- <text:s/>solute carrier family 25, member 35, CCP110 <text:s/>- <text:s/>centriolar coiled coil protein 110kda, IQCB1 <text:s/>- <text:s/>iq motif containing b1, KCNIP4 <text:s/>- <text:s/>kv channel interacting protein 4, SYCP3 <text:s/>- <text:s/>synaptonemal complex protein 3, NEK2 <text:s/>- <text:s/>nima-related kinase 2, PLA2G3 <text:s/>- <text:s/>phospholipase a2, group iii, SMOC1 <text:s/>- <text:s/>sparc related modular calcium binding 1, MIER2 <text:s/>- <text:s/>mesoderm induction early response 1, family member 2, SAT2 <text:s/>- <text:s/>spermidine/spermine n1-acetyltransferase family member 2, EPC1 <text:s/>- <text:s/>enhancer of polycomb homolog 1 (drosophila), NFATC4 <text:s/>- <text:s/>nuclear factor of activated t-cells, cytoplasmic, calcineurin-dependent 4, USP21 <text:s/>- <text:s/>ubiquitin specific peptidase 21, NFE2L1 <text:s/>- <text:s/>nuclear factor (erythroid-derived 2)-like 1, CLTA <text:s/>- <text:s/>clathrin, light chain a, HIST1H2AA <text:s/>- <text:s/>histone cluster 1, h2aa, CELF2 <text:s/>- <text:s/>cugbp, elav-like family member 2, RAP2B <text:s/>- <text:s/>rap2b, member of ras oncogene family, FNIP1 <text:s/>- <text:s/>folliculin interacting protein 1, KLF1 <text:s/>- <text:s/>kruppel-like factor 1 (erythroid), CDK5RAP3 <text:s/>- <text:s/>cdk5 regulatory subunit associated protein 3, GPR65 <text:s/>- <text:s/>g protein-coupled receptor 65, TGFB3 <text:s/>- <text:s/>transforming growth factor, beta 3, TGFB1I1 <text:s/>- <text:s/>transforming growth factor beta 1 induced transcript 1, RBM4 <text:s/>- <text:s/>rna binding motif protein 4, ARID4A <text:s/>- <text:s/>at rich interactive domain 4a (rbp1-like), NDUFB3 <text:s/>- <text:s/>nadh dehydrogenase (ubiquinone) 1 beta subcomplex, 3, 12kda, NEB <text:s/>- <text:s/>nebulin, KDM4A <text:s/>- <text:s/>lysine (k)-specific demethylase 4a, PARD3 <text:s/>- <text:s/>par-3 partitioning defective 3 homolog (c. elegans), DDX4 <text:s/>- <text:s/>dead (asp-glu-ala-asp) box polypeptide 4, CKS2 <text:s/>- <text:s/>cdc28 protein kinase regulatory subunit 2, CABIN1 <text:s/>- <text:s/>calcineurin binding protein 1, KAT6B <text:s/>- <text:s/>k(lysine) acetyltransferase 6b, CDCA2 <text:s/>- <text:s/>cell division cycle associated 2, IPO13 <text:s/>- <text:s/>importin 13, CPVL <text:s/>- <text:s/>carboxypeptidase, vitellogenic-like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0629</text:p>
          </table:table-cell>
          <table:table-cell office:value-type="string" calcext:value-type="string">
            <text:p>negative regulation of gene expression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156" calcext:value-type="float">
            <text:p>0.0156</text:p>
          </table:table-cell>
          <table:table-cell office:value-type="float" office:value="1.56" calcext:value-type="float">
            <text:p>1.56</text:p>
          </table:table-cell>
          <table:table-cell office:value-type="float" office:value="13954" calcext:value-type="float">
            <text:p>13954</text:p>
          </table:table-cell>
          <table:table-cell office:value-type="float" office:value="1283" calcext:value-type="float">
            <text:p>1283</text:p>
          </table:table-cell>
          <table:table-cell office:value-type="float" office:value="489" calcext:value-type="float">
            <text:p>4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SIX5 <text:s/>- <text:s/>six homeobox 5, HMGB2 <text:s/>- <text:s/>high mobility group box 2, XPO1 <text:s/>- <text:s/>exportin 1 (crm1 homolog, yeast), SIN3A <text:s/>- <text:s/>sin3 transcription regulator family member a, TLE1 <text:s/>- <text:s/>transducin-like enhancer of split 1 (e(sp1) homolog, drosophila), BAHD1 <text:s/>- <text:s/>bromo adjacent homology domain containing 1, CTGF <text:s/>- <text:s/>connective tissue growth factor, SET <text:s/>- <text:s/>set nuclear oncogene, TLE4 <text:s/>- <text:s/>transducin-like enhancer of split 4 (e(sp1) homolog, drosophila), PNRC1 <text:s/>- <text:s/>proline-rich nuclear receptor coactivator 1, SIX4 <text:s/>- <text:s/>six homeobox 4, CTBP2 <text:s/>- <text:s/>c-terminal binding protein 2, TNRC6B <text:s/>- <text:s/>trinucleotide repeat containing 6b, IGF2BP2 <text:s/>- <text:s/>insulin-like growth factor 2 mrna binding protein 2, MAEL <text:s/>- <text:s/>maelstrom spermatogenic transposon silencer, ID1 <text:s/>- <text:s/>inhibitor of dna binding 1, dominant negative helix-loop-helix protein, SP2 <text:s/>- <text:s/>sp2 transcription factor, TBX18 <text:s/>- <text:s/>t-box 18, NFKB2 <text:s/>- <text:s/>nuclear factor of kappa light polypeptide gene enhancer in b-cells 2 (p49/p100), PPP2R1A <text:s/>- <text:s/>protein phosphatase 2, regulatory subunit a, alpha, CNOT10 <text:s/>- <text:s/>ccr4-not transcription complex, subunit 10, CBX5 <text:s/>- <text:s/>chromobox homolog 5, C12orf52 <text:s/>- <text:s/>chromosome 12 open reading frame 52, PER1 <text:s/>- <text:s/>period circadian clock 1, ID4 <text:s/>- <text:s/>inhibitor of dna binding 4, dominant negative helix-loop-helix protein, NKX6-1 <text:s/>- <text:s/>nk6 homeobox 1, ELF3 <text:s/>- <text:s/>e74-like factor 3 (ets domain transcription factor, epithelial-specific ), LDB1 <text:s/>- <text:s/>lim domain binding 1, TSC22D3 <text:s/>- <text:s/>tsc22 domain family, member 3, MYOCD <text:s/>- <text:s/>myocardin, ERF <text:s/>- <text:s/>ets2 repressor factor, H2AFZ <text:s/>- <text:s/>h2a histone family, member z, HOXB4 <text:s/>- <text:s/>homeobox b4, DCP2 <text:s/>- <text:s/>decapping mrna 2, SAP130 <text:s/>- <text:s/>sin3a-associated protein, 130kda, TDRKH <text:s/>- <text:s/>tudor and kh domain containing, OLIG2 <text:s/>- <text:s/>oligodendrocyte lineage transcription factor 2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PPM1A <text:s/>- <text:s/>protein phosphatase, mg2+/mn2+ dependent, 1a, ISL1 <text:s/>- <text:s/>isl lim homeobox 1, UBB <text:s/>- <text:s/>ubiquitin b, BCLAF1 <text:s/>- <text:s/>bcl2-associated transcription factor 1, EPC1 <text:s/>- <text:s/>enhancer of polycomb homolog 1 (drosophila), NFATC4 <text:s/>- <text:s/>nuclear factor of activated t-cells, cytoplasmic, calcineurin-dependent 4, POU3F3 <text:s/>- <text:s/>pou class 3 homeobox 3, SESN2 <text:s/>- <text:s/>sestrin 2, HIST1H2AA <text:s/>- <text:s/>histone cluster 1, h2aa, LRP8 <text:s/>- <text:s/>low density lipoprotein receptor-related protein 8, apolipoprotein e receptor, FNIP1 <text:s/>- <text:s/>folliculin interacting protein 1, EXD1 <text:s/>- <text:s/>exonuclease 3'-5' domain containing 1, SIX1 <text:s/>- <text:s/>six homeobox 1, RUNX3 <text:s/>- <text:s/>runt-related transcription factor 3, SFRP1 <text:s/>- <text:s/>secreted frizzled-related protein 1, HIST3H2A <text:s/>- <text:s/>histone cluster 3, h2a, GATA6 <text:s/>- <text:s/>gata binding protein 6, RBM4 <text:s/>- <text:s/>rna binding motif protein 4, ARID4A <text:s/>- <text:s/>at rich interactive domain 4a (rbp1-like), ZEB2 <text:s/>- <text:s/>zinc finger e-box binding homeobox 2, KDM4A <text:s/>- <text:s/>lysine (k)-specific demethylase 4a, DDX4 <text:s/>- <text:s/>dead (asp-glu-ala-asp) box polypeptide 4, KAT6B <text:s/>- <text:s/>k(lysine) acetyltransferase 6b, LARP1 <text:s/>- <text:s/>la ribonucleoprotein domain family, member 1, LEF1 <text:s/>- <text:s/>lymphoid enhancer-binding factor 1, DNAJB5 <text:s/>- <text:s/>dnaj (hsp40) homolog, subfamily b, member 5, HDAC1 <text:s/>- <text:s/>histone deacetylase 1, ATAD2 <text:s/>- <text:s/>atpase family, aaa domain containing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67</text:p>
          </table:table-cell>
          <table:table-cell office:value-type="string" calcext:value-type="string">
            <text:p>single-organism developmental process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17" calcext:value-type="float">
            <text:p>0.017</text:p>
          </table:table-cell>
          <table:table-cell office:value-type="float" office:value="1.29" calcext:value-type="float">
            <text:p>1.29</text:p>
          </table:table-cell>
          <table:table-cell office:value-type="float" office:value="13954" calcext:value-type="float">
            <text:p>13954</text:p>
          </table:table-cell>
          <table:table-cell office:value-type="float" office:value="3463" calcext:value-type="float">
            <text:p>3463</text:p>
          </table:table-cell>
          <table:table-cell office:value-type="float" office:value="489" calcext:value-type="float">
            <text:p>48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SIX5 <text:s/>- <text:s/>six homeobox 5, KCNAB2 <text:s/>- <text:s/>potassium voltage-gated channel, shaker-related subfamily, beta member 2, CDK1 <text:s/>- <text:s/>cyclin-dependent kinase 1, CDH1 <text:s/>- <text:s/>cadherin 1, type 1, e-cadherin (epithelial), PAX6 <text:s/>- <text:s/>paired box 6, RBM15 <text:s/>- <text:s/>rna binding motif protein 15, ZNF385A <text:s/>- <text:s/>zinc finger protein 385a, SIN3A <text:s/>- <text:s/>sin3 transcription regulator family member a, ABAT <text:s/>- <text:s/>4-aminobutyrate aminotransferase, DDC <text:s/>- <text:s/>dopa decarboxylase (aromatic l-amino acid decarboxylase), SEPT4 <text:s/>- <text:s/>septin 4, FLII <text:s/>- <text:s/>flightless i homolog (drosophila), SIX4 <text:s/>- <text:s/>six homeobox 4, ABR <text:s/>- <text:s/>active bcr-related, DBP <text:s/>- <text:s/>d site of albumin promoter (albumin d-box) binding protein, CCNO <text:s/>- <text:s/>cyclin o, MAEL <text:s/>- <text:s/>maelstrom spermatogenic transposon silencer, SP2 <text:s/>- <text:s/>sp2 transcription factor, GPC3 <text:s/>- <text:s/>glypican 3, SOX4 <text:s/>- <text:s/>sry (sex determining region y)-box 4, C12orf52 <text:s/>- <text:s/>chromosome 12 open reading frame 52, SYNGAP1 <text:s/>- <text:s/>synaptic ras gtpase activating protein 1, GRHL3 <text:s/>- <text:s/>grainyhead-like 3 (drosophila), LCLAT1 <text:s/>- <text:s/>lysocardiolipin acyltransferase 1, CCNB1IP1 <text:s/>- <text:s/>cyclin b1 interacting protein 1, e3 ubiquitin protein ligase, SP9 <text:s/>- <text:s/>sp9 transcription factor, CHEK2 <text:s/>- <text:s/>checkpoint kinase 2, ELAVL3 <text:s/>- <text:s/>elav (embryonic lethal, abnormal vision, drosophila)-like 3 (hu antigen c), PAFAH1B1 <text:s/>- <text:s/>platelet-activating factor acetylhydrolase 1b, regulatory subunit 1 (45kda), GYS1 <text:s/>- <text:s/>glycogen synthase 1 (muscle), HOXD3 <text:s/>- <text:s/>homeobox d3, C10orf11 <text:s/>- <text:s/>chromosome 10 open reading frame 11, ELF3 <text:s/>- <text:s/>e74-like factor 3 (ets domain transcription factor, epithelial-specific ), LDB1 <text:s/>- <text:s/>lim domain binding 1, ANKRD49 <text:s/>- <text:s/>ankyrin repeat domain 49, HOXC9 <text:s/>- <text:s/>homeobox c9, ZMYM3 <text:s/>- <text:s/>zinc finger, mym-type 3, NDE1 <text:s/>- <text:s/>nude neurodevelopment protein 1, SUCO <text:s/>- <text:s/>sun domain containing ossification factor, OLIG2 <text:s/>- <text:s/>oligodendrocyte lineage transcription factor 2, MYRF <text:s/>- <text:s/>myelin regulatory factor, SNCA <text:s/>- <text:s/>synuclein, alpha (non a4 component of amyloid precursor), MYH10 <text:s/>- <text:s/>myosin, heavy chain 10, non-muscle, DDR2 <text:s/>- <text:s/>discoidin domain receptor tyrosine kinase 2, SYNE1 <text:s/>- <text:s/>spectrin repeat containing, nuclear envelope 1, ISL1 <text:s/>- <text:s/>isl lim homeobox 1, PHC2 <text:s/>- <text:s/>polyhomeotic homolog 2 (drosophila), SZT2 <text:s/>- <text:s/>seizure threshold 2 homolog (mouse), POU3F3 <text:s/>- <text:s/>pou class 3 homeobox 3, FER <text:s/>- <text:s/>fer (fps/fes related) tyrosine kinase, LRP8 <text:s/>- <text:s/>low density lipoprotein receptor-related protein 8, apolipoprotein e receptor, SPATA19 <text:s/>- <text:s/>spermatogenesis associated 19, PCNA <text:s/>- <text:s/>proliferating cell nuclear antigen, S100B <text:s/>- <text:s/>s100 calcium binding protein b, SSBP3 <text:s/>- <text:s/>single stranded dna binding protein 3, SPRY2 <text:s/>- <text:s/>sprouty homolog 2 (drosophila), ZEB2 <text:s/>- <text:s/>zinc finger e-box binding homeobox 2, CXCL10 <text:s/>- <text:s/>chemokine (c-x-c motif) ligand 10, AFF3 <text:s/>- <text:s/>af4/fmr2 family, member 3, PTPRD <text:s/>- <text:s/>protein tyrosine phosphatase, receptor type, d, COL12A1 <text:s/>- <text:s/>collagen, type xii, alpha 1, BOLL <text:s/>- <text:s/>bol, boule-like (drosophila), PHOX2B <text:s/>- <text:s/>paired-like homeobox 2b, HSPA5 <text:s/>- <text:s/>heat shock 70kda protein 5 (glucose-regulated protein, 78kda), HDAC1 <text:s/>- <text:s/>histone deacetylase 1, NRL <text:s/>- <text:s/>neural retina leucine zipper, COL15A1 <text:s/>- <text:s/>collagen, type xv, alpha 1, PTCH2 <text:s/>- <text:s/>patched 2, CCNB2 <text:s/>- <text:s/>cyclin b2, TTLL5 <text:s/>- <text:s/>tubulin tyrosine ligase-like family, member 5, HMGB2 <text:s/>- <text:s/>high mobility group box 2, CATSPERB <text:s/>- <text:s/>catsper channel auxiliary subunit beta, TLE1 <text:s/>- <text:s/>transducin-like enhancer of split 1 (e(sp1) homolog, drosophila), CTGF <text:s/>- <text:s/>connective tissue growth factor, WNT8B <text:s/>- <text:s/>wingless-type mmtv integration site family, member 8b, SLC6A17 <text:s/>- <text:s/>solute carrier family 6 (neutral amino acid transporter), member 17, HIVEP3 <text:s/>- <text:s/>human immunodeficiency virus type i enhancer binding protein 3, CTBP2 <text:s/>- <text:s/>c-terminal binding protein 2, AIMP2 <text:s/>- <text:s/>aminoacyl trna synthetase complex-interacting multifunctional protein 2, SHC4 <text:s/>- <text:s/>shc (src homology 2 domain containing) family, member 4, ID1 <text:s/>- <text:s/>inhibitor of dna binding 1, dominant negative helix-loop-helix protein, HOXB13 <text:s/>- <text:s/>homeobox b13, TBX19 <text:s/>- <text:s/>t-box 19, RAB3A <text:s/>- <text:s/>rab3a, member ras oncogene family, DUSP6 <text:s/>- <text:s/>dual specificity phosphatase 6, FRYL <text:s/>- <text:s/>fry-like, ADNP2 <text:s/>- <text:s/>adnp homeobox 2, NFKB2 <text:s/>- <text:s/>nuclear factor of kappa light polypeptide gene enhancer in b-cells 2 (p49/p100), MKL1 <text:s/>- <text:s/>megakaryoblastic leukemia (translocation) 1, FLRT3 <text:s/>- <text:s/>fibronectin leucine rich transmembrane protein 3, WNT3 <text:s/>- <text:s/>wingless-type mmtv integration site family, member 3, TANC1 <text:s/>- <text:s/>tetratricopeptide repeat, ankyrin repeat and coiled-coil containing 1, SBDS <text:s/>- <text:s/>shwachman-bodian-diamond syndrome, ID4 <text:s/>- <text:s/>inhibitor of dna binding 4, dominant negative helix-loop-helix protein, NKX6-1 <text:s/>- <text:s/>nk6 homeobox 1, CALM3 <text:s/>- <text:s/>calmodulin 3 (phosphorylase kinase, delta), PRR15 <text:s/>- <text:s/>proline rich 15, WARS <text:s/>- <text:s/>tryptophanyl-trna synthetase, ZSCAN2 <text:s/>- <text:s/>zinc finger and scan domain containing 2, MYOCD <text:s/>- <text:s/>myocardin, HIF1A <text:s/>- <text:s/>hypoxia inducible factor 1, alpha subunit (basic helix-loop-helix transcription factor), ERF <text:s/>- <text:s/>ets2 repressor factor, KIF14 <text:s/>- <text:s/>kinesin family member 14, CRKL <text:s/>- <text:s/>v-crk avian sarcoma virus ct10 oncogene homolog-like, SMOC1 <text:s/>- <text:s/>sparc related modular calcium binding 1, DLG3 <text:s/>- <text:s/>discs, large homolog 3 (drosophila), HOXB4 <text:s/>- <text:s/>homeobox b4, PLA2G3 <text:s/>- <text:s/>phospholipase a2, group iii, NEK2 <text:s/>- <text:s/>nima-related kinase 2, TDRKH <text:s/>- <text:s/>tudor and kh domain containing, DLG1 <text:s/>- <text:s/>discs, large homolog 1 (drosophila), NIPBL <text:s/>- <text:s/>nipped-b homolog (drosophila), JARID2 <text:s/>- <text:s/>jumonji, at rich interactive domain 2, EHF <text:s/>- <text:s/>ets homologous factor, CHRDL1 <text:s/>- <text:s/>chordin-like 1, DLX3 <text:s/>- <text:s/>distal-less homeobox 3, UBB <text:s/>- <text:s/>ubiquitin b, B2M <text:s/>- <text:s/>beta-2-microglobulin, SLC25A25 <text:s/>- <text:s/>solute carrier family 25 (mitochondrial carrier; phosphate carrier), member 25, ESRRB <text:s/>- <text:s/>estrogen-related receptor beta, EPC1 <text:s/>- <text:s/>enhancer of polycomb homolog 1 (drosophila), MACROD2 <text:s/>- <text:s/>macro domain containing 2, TULP3 <text:s/>- <text:s/>tubby like protein 3, NFATC4 <text:s/>- <text:s/>nuclear factor of activated t-cells, cytoplasmic, calcineurin-dependent 4, SPAG9 <text:s/>- <text:s/>sperm associated antigen 9, NFE2L1 <text:s/>- <text:s/>nuclear factor (erythroid-derived 2)-like 1, SIX1 <text:s/>- <text:s/>six homeobox 1, KLF1 <text:s/>- <text:s/>kruppel-like factor 1 (erythroid), FNIP1 <text:s/>- <text:s/>folliculin interacting protein 1, FGF20 <text:s/>- <text:s/>fibroblast growth factor 20, CDK5RAP3 <text:s/>- <text:s/>cdk5 regulatory subunit associated protein 3, RUNX3 <text:s/>- <text:s/>runt-related transcription factor 3, SFRP1 <text:s/>- <text:s/>secreted frizzled-related protein 1, SF1 <text:s/>- <text:s/>splicing factor 1, GATA6 <text:s/>- <text:s/>gata binding protein 6, GPR65 <text:s/>- <text:s/>g protein-coupled receptor 65, TGFB3 <text:s/>- <text:s/>transforming growth factor, beta 3, TGFB1I1 <text:s/>- <text:s/>transforming growth factor beta 1 induced transcript 1, RBM4 <text:s/>- <text:s/>rna binding motif protein 4, SORT1 <text:s/>- <text:s/>sortilin 1, HNRNPC <text:s/>- <text:s/>heterogeneous nuclear ribonucleoprotein c (c1/c2), ARID4A <text:s/>- <text:s/>at rich interactive domain 4a (rbp1-like), HNRNPAB <text:s/>- <text:s/>heterogeneous nuclear ribonucleoprotein a/b, NAPA <text:s/>- <text:s/>n-ethylmaleimide-sensitive factor attachment protein, alpha, SPATA24 <text:s/>- <text:s/>spermatogenesis associated 24, NEB <text:s/>- <text:s/>nebulin, PARD3 <text:s/>- <text:s/>par-3 partitioning defective 3 homolog (c. elegans), REC8 <text:s/>- <text:s/>rec8 meiotic recombination protein, DDX4 <text:s/>- <text:s/>dead (asp-glu-ala-asp) box polypeptide 4, SETD2 <text:s/>- <text:s/>set domain containing 2, HMX3 <text:s/>- <text:s/>h6 family homeobox 3, LEF1 <text:s/>- <text:s/>lymphoid enhancer-binding factor 1, RTN4 <text:s/>- <text:s/>reticulon 4, SMAD6 <text:s/>- <text:s/>smad family member 6, PRKAR1A <text:s/>- <text:s/>protein kinase, camp-dependent, regulatory, type i, alpha, PCDH18 <text:s/>- <text:s/>protocadherin 18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015</text:p>
          </table:table-cell>
          <table:table-cell office:value-type="string" calcext:value-type="string">
            <text:p>negative regulation of skeletal muscle cell differentiation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216" calcext:value-type="float">
            <text:p>0.0216</text:p>
          </table:table-cell>
          <table:table-cell office:value-type="float" office:value="21.4" calcext:value-type="float">
            <text:p>21.4</text:p>
          </table:table-cell>
          <table:table-cell office:value-type="float" office:value="13954" calcext:value-type="float">
            <text:p>13954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S100B <text:s/>- <text:s/>s100 calcium binding protein b, SIX4 <text:s/>- <text:s/>six homeobox 4, MYOCD <text:s/>- <text:s/>myocardi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1540</text:p>
          </table:table-cell>
          <table:table-cell office:value-type="string" calcext:value-type="string">
            <text:p>corpus callosum morphogenesis</text:p>
          </table:table-cell>
          <table:table-cell office:value-type="float" office:value="0.000167" calcext:value-type="float">
            <text:p>0.000167</text:p>
          </table:table-cell>
          <table:table-cell office:value-type="float" office:value="0.0214" calcext:value-type="float">
            <text:p>0.0214</text:p>
          </table:table-cell>
          <table:table-cell office:value-type="float" office:value="21.4" calcext:value-type="float">
            <text:p>21.4</text:p>
          </table:table-cell>
          <table:table-cell office:value-type="float" office:value="13954" calcext:value-type="float">
            <text:p>13954</text:p>
          </table:table-cell>
          <table:table-cell office:value-type="float" office:value="4" calcext:value-type="float">
            <text:p>4</text:p>
          </table:table-cell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PAFAH1B1 <text:s/>- <text:s/>platelet-activating factor acetylhydrolase 1b, regulatory subunit 1 (45kda), SZT2 <text:s/>- <text:s/>seizure threshold 2 homolog (mouse), ZEB2 <text:s/>- <text:s/>zinc finger e-box binding homeobox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692</text:p>
          </table:table-cell>
          <table:table-cell office:value-type="string" calcext:value-type="string">
            <text:p>muscle cell differentiation</text:p>
          </table:table-cell>
          <table:table-cell office:value-type="float" office:value="0.000179" calcext:value-type="float">
            <text:p>0.000179</text:p>
          </table:table-cell>
          <table:table-cell office:value-type="float" office:value="0.0228" calcext:value-type="float">
            <text:p>0.0228</text:p>
          </table:table-cell>
          <table:table-cell office:value-type="float" office:value="3.69" calcext:value-type="float">
            <text:p>3.69</text:p>
          </table:table-cell>
          <table:table-cell office:value-type="float" office:value="13954" calcext:value-type="float">
            <text:p>13954</text:p>
          </table:table-cell>
          <table:table-cell office:value-type="float" office:value="85" calcext:value-type="float">
            <text:p>85</text:p>
          </table:table-cell>
          <table:table-cell office:value-type="float" office:value="489" calcext:value-type="float">
            <text:p>4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EPC1 <text:s/>- <text:s/>enhancer of polycomb homolog 1 (drosophila), SIX4 <text:s/>- <text:s/>six homeobox 4, GATA6 <text:s/>- <text:s/>gata binding protein 6, NFATC4 <text:s/>- <text:s/>nuclear factor of activated t-cells, cytoplasmic, calcineurin-dependent 4, SPAG9 <text:s/>- <text:s/>sperm associated antigen 9, SORT1 <text:s/>- <text:s/>sortilin 1, MYOCD <text:s/>- <text:s/>myocardin, MKL1 <text:s/>- <text:s/>megakaryoblastic leukemia (translocation) 1, ISL1 <text:s/>- <text:s/>isl lim homeobox 1, SYNE1 <text:s/>- <text:s/>spectrin repeat containing, nuclear envelope 1, SIX1 <text:s/>- <text:s/>six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856</text:p>
          </table:table-cell>
          <table:table-cell office:value-type="string" calcext:value-type="string">
            <text:p>anatomical structure development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285" calcext:value-type="float">
            <text:p>0.0285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618" calcext:value-type="float">
            <text:p>2618</text:p>
          </table:table-cell>
          <table:table-cell office:value-type="float" office:value="489" calcext:value-type="float">
            <text:p>48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[SIX5 <text:s/>- <text:s/>six homeobox 5, CDK1 <text:s/>- <text:s/>cyclin-dependent kinase 1, PAX6 <text:s/>- <text:s/>paired box 6, CDH1 <text:s/>- <text:s/>cadherin 1, type 1, e-cadherin (epithelial), ZNF385A <text:s/>- <text:s/>zinc finger protein 385a, RBM15 <text:s/>- <text:s/>rna binding motif protein 15, SIN3A <text:s/>- <text:s/>sin3 transcription regulator family member a, ABAT <text:s/>- <text:s/>4-aminobutyrate aminotransferase, DDC <text:s/>- <text:s/>dopa decarboxylase (aromatic l-amino acid decarboxylase), SEPT4 <text:s/>- <text:s/>septin 4, FLII <text:s/>- <text:s/>flightless i homolog (drosophila), SIX4 <text:s/>- <text:s/>six homeobox 4, ABR <text:s/>- <text:s/>active bcr-related, DBP <text:s/>- <text:s/>d site of albumin promoter (albumin d-box) binding protein, ASIC2 <text:s/>- <text:s/>acid-sensing (proton-gated) ion channel 2, MAEL <text:s/>- <text:s/>maelstrom spermatogenic transposon silencer, GPC3 <text:s/>- <text:s/>glypican 3, NPHP4 <text:s/>- <text:s/>nephronophthisis 4, SOX4 <text:s/>- <text:s/>sry (sex determining region y)-box 4, GRHL1 <text:s/>- <text:s/>grainyhead-like 1 (drosophila), SYNGAP1 <text:s/>- <text:s/>synaptic ras gtpase activating protein 1, GRHL3 <text:s/>- <text:s/>grainyhead-like 3 (drosophila), LCLAT1 <text:s/>- <text:s/>lysocardiolipin acyltransferase 1, CCNB1IP1 <text:s/>- <text:s/>cyclin b1 interacting protein 1, e3 ubiquitin protein ligase, PAFAH1B1 <text:s/>- <text:s/>platelet-activating factor acetylhydrolase 1b, regulatory subunit 1 (45kda), ELAVL3 <text:s/>- <text:s/>elav (embryonic lethal, abnormal vision, drosophila)-like 3 (hu antigen c), GYS1 <text:s/>- <text:s/>glycogen synthase 1 (muscle), HOXD3 <text:s/>- <text:s/>homeobox d3, ELF3 <text:s/>- <text:s/>e74-like factor 3 (ets domain transcription factor, epithelial-specific ), LDB1 <text:s/>- <text:s/>lim domain binding 1, ZMYM3 <text:s/>- <text:s/>zinc finger, mym-type 3, NDE1 <text:s/>- <text:s/>nude neurodevelopment protein 1, SUCO <text:s/>- <text:s/>sun domain containing ossification factor, OLIG2 <text:s/>- <text:s/>oligodendrocyte lineage transcription factor 2, MYRF <text:s/>- <text:s/>myelin regulatory factor, KIF18A <text:s/>- <text:s/>kinesin family member 18a, DDR2 <text:s/>- <text:s/>discoidin domain receptor tyrosine kinase 2, MYH10 <text:s/>- <text:s/>myosin, heavy chain 10, non-muscle, ISL1 <text:s/>- <text:s/>isl lim homeobox 1, PHC2 <text:s/>- <text:s/>polyhomeotic homolog 2 (drosophila), SZT2 <text:s/>- <text:s/>seizure threshold 2 homolog (mouse), POU3F3 <text:s/>- <text:s/>pou class 3 homeobox 3, LRP8 <text:s/>- <text:s/>low density lipoprotein receptor-related protein 8, apolipoprotein e receptor, SPATA19 <text:s/>- <text:s/>spermatogenesis associated 19, PCNA <text:s/>- <text:s/>proliferating cell nuclear antigen, S100B <text:s/>- <text:s/>s100 calcium binding protein b, SSBP3 <text:s/>- <text:s/>single stranded dna binding protein 3, PCSK2 <text:s/>- <text:s/>proprotein convertase subtilisin/kexin type 2, ZEB2 <text:s/>- <text:s/>zinc finger e-box binding homeobox 2, SHC3 <text:s/>- <text:s/>shc (src homology 2 domain containing) transforming protein 3, CXCL10 <text:s/>- <text:s/>chemokine (c-x-c motif) ligand 10, PCP4 <text:s/>- <text:s/>purkinje cell protein 4, COL12A1 <text:s/>- <text:s/>collagen, type xii, alpha 1, BOLL <text:s/>- <text:s/>bol, boule-like (drosophila), PHOX2B <text:s/>- <text:s/>paired-like homeobox 2b, NRGN <text:s/>- <text:s/>neurogranin (protein kinase c substrate, rc3), HSPA5 <text:s/>- <text:s/>heat shock 70kda protein 5 (glucose-regulated protein, 78kda), NRL <text:s/>- <text:s/>neural retina leucine zipper, HDAC1 <text:s/>- <text:s/>histone deacetylase 1, PTCH2 <text:s/>- <text:s/>patched 2, CCNB2 <text:s/>- <text:s/>cyclin b2, TTLL5 <text:s/>- <text:s/>tubulin tyrosine ligase-like family, member 5, HMGB2 <text:s/>- <text:s/>high mobility group box 2, CATSPERB <text:s/>- <text:s/>catsper channel auxiliary subunit beta, TLE1 <text:s/>- <text:s/>transducin-like enhancer of split 1 (e(sp1) homolog, drosophila), CTGF <text:s/>- <text:s/>connective tissue growth factor, WNT8B <text:s/>- <text:s/>wingless-type mmtv integration site family, member 8b, SLC6A17 <text:s/>- <text:s/>solute carrier family 6 (neutral amino acid transporter), member 17, HIVEP3 <text:s/>- <text:s/>human immunodeficiency virus type i enhancer binding protein 3, ID1 <text:s/>- <text:s/>inhibitor of dna binding 1, dominant negative helix-loop-helix protein, HOXB13 <text:s/>- <text:s/>homeobox b13, TBX19 <text:s/>- <text:s/>t-box 19, RAB3A <text:s/>- <text:s/>rab3a, member ras oncogene family, TBX18 <text:s/>- <text:s/>t-box 18, NFKB2 <text:s/>- <text:s/>nuclear factor of kappa light polypeptide gene enhancer in b-cells 2 (p49/p100), FLRT3 <text:s/>- <text:s/>fibronectin leucine rich transmembrane protein 3, WNT3 <text:s/>- <text:s/>wingless-type mmtv integration site family, member 3, SBDS <text:s/>- <text:s/>shwachman-bodian-diamond syndrome, ID4 <text:s/>- <text:s/>inhibitor of dna binding 4, dominant negative helix-loop-helix protein, NKX6-1 <text:s/>- <text:s/>nk6 homeobox 1, MBD5 <text:s/>- <text:s/>methyl-cpg binding domain protein 5, CALM3 <text:s/>- <text:s/>calmodulin 3 (phosphorylase kinase, delta), PRR15 <text:s/>- <text:s/>proline rich 15, ZSCAN2 <text:s/>- <text:s/>zinc finger and scan domain containing 2, MYOCD <text:s/>- <text:s/>myocardin, HIF1A <text:s/>- <text:s/>hypoxia inducible factor 1, alpha subunit (basic helix-loop-helix transcription factor), KIF14 <text:s/>- <text:s/>kinesin family member 14, CRKL <text:s/>- <text:s/>v-crk avian sarcoma virus ct10 oncogene homolog-like, NEK2 <text:s/>- <text:s/>nima-related kinase 2, DLG3 <text:s/>- <text:s/>discs, large homolog 3 (drosophila), HOXB4 <text:s/>- <text:s/>homeobox b4, SMOC1 <text:s/>- <text:s/>sparc related modular calcium binding 1, DLG1 <text:s/>- <text:s/>discs, large homolog 1 (drosophila), NIPBL <text:s/>- <text:s/>nipped-b homolog (drosophila), DLG2 <text:s/>- <text:s/>discs, large homolog 2 (drosophila), BAI2 <text:s/>- <text:s/>brain-specific angiogenesis inhibitor 2, JARID2 <text:s/>- <text:s/>jumonji, at rich interactive domain 2, EHF <text:s/>- <text:s/>ets homologous factor, CHRDL1 <text:s/>- <text:s/>chordin-like 1, DLX3 <text:s/>- <text:s/>distal-less homeobox 3, SLC25A25 <text:s/>- <text:s/>solute carrier family 25 (mitochondrial carrier; phosphate carrier), member 25, MACROD2 <text:s/>- <text:s/>macro domain containing 2, NFATC4 <text:s/>- <text:s/>nuclear factor of activated t-cells, cytoplasmic, calcineurin-dependent 4, TULP3 <text:s/>- <text:s/>tubby like protein 3, SIX1 <text:s/>- <text:s/>six homeobox 1, CDK5RAP3 <text:s/>- <text:s/>cdk5 regulatory subunit associated protein 3, RUNX3 <text:s/>- <text:s/>runt-related transcription factor 3, SFRP1 <text:s/>- <text:s/>secreted frizzled-related protein 1, GATA6 <text:s/>- <text:s/>gata binding protein 6, TGFB3 <text:s/>- <text:s/>transforming growth factor, beta 3, GPR65 <text:s/>- <text:s/>g protein-coupled receptor 65, SORT1 <text:s/>- <text:s/>sortilin 1, ARID4A <text:s/>- <text:s/>at rich interactive domain 4a (rbp1-like), NAPA <text:s/>- <text:s/>n-ethylmaleimide-sensitive factor attachment protein, alpha, SPATA24 <text:s/>- <text:s/>spermatogenesis associated 24, NEB <text:s/>- <text:s/>nebulin, REC8 <text:s/>- <text:s/>rec8 meiotic recombination protein, SETD2 <text:s/>- <text:s/>set domain containing 2, DDX4 <text:s/>- <text:s/>dead (asp-glu-ala-asp) box polypeptide 4, HMX3 <text:s/>- <text:s/>h6 family homeobox 3, LEF1 <text:s/>- <text:s/>lymphoid enhancer-binding factor 1, SMAD6 <text:s/>- <text:s/>smad family member 6, PCDH18 <text:s/>- <text:s/>protocadherin 18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22406</text:p>
          </table:table-cell>
          <table:table-cell office:value-type="string" calcext:value-type="string">
            <text:p>membrane docking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314" calcext:value-type="float">
            <text:p>0.0314</text:p>
          </table:table-cell>
          <table:table-cell office:value-type="float" office:value="2.85" calcext:value-type="float">
            <text:p>2.85</text:p>
          </table:table-cell>
          <table:table-cell office:value-type="float" office:value="13954" calcext:value-type="float">
            <text:p>13954</text:p>
          </table:table-cell>
          <table:table-cell office:value-type="float" office:value="150" calcext:value-type="float">
            <text:p>150</text:p>
          </table:table-cell>
          <table:table-cell office:value-type="float" office:value="489" calcext:value-type="float">
            <text:p>48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PCNT <text:s/>- <text:s/>pericentrin, MAPRE1 <text:s/>- <text:s/>microtubule-associated protein, rp/eb family, member 1, IQCB1 <text:s/>- <text:s/>iq motif containing b1, DYNC1H1 <text:s/>- <text:s/>dynein, cytoplasmic 1, heavy chain 1, NDE1 <text:s/>- <text:s/>nude neurodevelopment protein 1, NEK2 <text:s/>- <text:s/>nima-related kinase 2, CDK1 <text:s/>- <text:s/>cyclin-dependent kinase 1, TCTN3 <text:s/>- <text:s/>tectonic family member 3, NPHP4 <text:s/>- <text:s/>nephronophthisis 4, PPP2R1A <text:s/>- <text:s/>protein phosphatase 2, regulatory subunit a, alpha, PAFAH1B1 <text:s/>- <text:s/>platelet-activating factor acetylhydrolase 1b, regulatory subunit 1 (45kda), TTBK2 <text:s/>- <text:s/>tau tubulin kinase 2, TUBB4B <text:s/>- <text:s/>tubulin, beta 4b class ivb, CCP110 <text:s/>- <text:s/>centriolar coiled coil protein 110kda, CHP1 <text:s/>- <text:s/>calcineurin-like ef-hand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726</text:p>
          </table:table-cell>
          <table:table-cell office:value-type="string" calcext:value-type="string">
            <text:p>regulation of cell cycle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312" calcext:value-type="float">
            <text:p>0.0312</text:p>
          </table:table-cell>
          <table:table-cell office:value-type="float" office:value="1.69" calcext:value-type="float">
            <text:p>1.69</text:p>
          </table:table-cell>
          <table:table-cell office:value-type="float" office:value="13954" calcext:value-type="float">
            <text:p>13954</text:p>
          </table:table-cell>
          <table:table-cell office:value-type="float" office:value="811" calcext:value-type="float">
            <text:p>811</text:p>
          </table:table-cell>
          <table:table-cell office:value-type="float" office:value="489" calcext:value-type="float">
            <text:p>4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[CDC6 <text:s/>- <text:s/>cell division cycle 6, KIF14 <text:s/>- <text:s/>kinesin family member 14, CDC25A <text:s/>- <text:s/>cell division cycle 25a, NEK2 <text:s/>- <text:s/>nima-related kinase 2, DLGAP5 <text:s/>- <text:s/>discs, large (drosophila) homolog-associated protein 5, CCNB2 <text:s/>- <text:s/>cyclin b2, CDK1 <text:s/>- <text:s/>cyclin-dependent kinase 1, PSME2 <text:s/>- <text:s/>proteasome (prosome, macropain) activator subunit 2 (pa28 beta), DLG1 <text:s/>- <text:s/>discs, large homolog 1 (drosophila), USP19 <text:s/>- <text:s/>ubiquitin specific peptidase 19, CRY1 <text:s/>- <text:s/>cryptochrome 1 (photolyase-like), ZNF385A <text:s/>- <text:s/>zinc finger protein 385a, RFWD3 <text:s/>- <text:s/>ring finger and wd repeat domain 3, PPM1A <text:s/>- <text:s/>protein phosphatase, mg2+/mn2+ dependent, 1a, SIN3A <text:s/>- <text:s/>sin3 transcription regulator family member a, XPO1 <text:s/>- <text:s/>exportin 1 (crm1 homolog, yeast), TP53BP1 <text:s/>- <text:s/>tumor protein p53 binding protein 1, CCNG2 <text:s/>- <text:s/>cyclin g2, UBB <text:s/>- <text:s/>ubiquitin b, CCNG1 <text:s/>- <text:s/>cyclin g1, TTC28 <text:s/>- <text:s/>tetratricopeptide repeat domain 28, TOM1L2 <text:s/>- <text:s/>target of myb1-like 2 (chicken), CTGF <text:s/>- <text:s/>connective tissue growth factor, ETAA1 <text:s/>- <text:s/>ewing tumor-associated antigen 1, WHAMM <text:s/>- <text:s/>was protein homolog associated with actin, golgi membranes and microtubules, USP16 <text:s/>- <text:s/>ubiquitin specific peptidase 16, CDK5RAP3 <text:s/>- <text:s/>cdk5 regulatory subunit associated protein 3, RUNX3 <text:s/>- <text:s/>runt-related transcription factor 3, SERTAD1 <text:s/>- <text:s/>serta domain containing 1, PCNA <text:s/>- <text:s/>proliferating cell nuclear antigen, SFRP1 <text:s/>- <text:s/>secreted frizzled-related protein 1, GATA6 <text:s/>- <text:s/>gata binding protein 6, ANAPC15 <text:s/>- <text:s/>anaphase promoting complex subunit 15, UBE2C <text:s/>- <text:s/>ubiquitin-conjugating enzyme e2c, PSMA3 <text:s/>- <text:s/>proteasome (prosome, macropain) subunit, alpha type, 3, CNOT10 <text:s/>- <text:s/>ccr4-not transcription complex, subunit 10, SOX4 <text:s/>- <text:s/>sry (sex determining region y)-box 4, PPP2R1A <text:s/>- <text:s/>protein phosphatase 2, regulatory subunit a, alpha, CHEK2 <text:s/>- <text:s/>checkpoint kinase 2, PRR11 <text:s/>- <text:s/>proline rich 11, CKS2 <text:s/>- <text:s/>cdc28 protein kinase regulatory subunit 2, CALM3 <text:s/>- <text:s/>calmodulin 3 (phosphorylase kinase, delta), BRINP2 <text:s/>- <text:s/>bone morphogenetic protein/retinoic acid inducible neural-specific 2, PHOX2B <text:s/>- <text:s/>paired-like homeobox 2b, MYOCD <text:s/>- <text:s/>myocardin, PRKAR1A <text:s/>- <text:s/>protein kinase, camp-dependent, regulatory, type i, alpha, NEK7 <text:s/>- <text:s/>nima-related kinase 7, CCP110 <text:s/>- <text:s/>centriolar coiled coil protein 110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481</text:p>
          </table:table-cell>
          <table:table-cell office:value-type="string" calcext:value-type="string">
            <text:p>cellular response to X-ray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324" calcext:value-type="float">
            <text:p>0.0324</text:p>
          </table:table-cell>
          <table:table-cell office:value-type="float" office:value="11.41" calcext:value-type="float">
            <text:p>11.41</text:p>
          </table:table-cell>
          <table:table-cell office:value-type="float" office:value="13954" calcext:value-type="float">
            <text:p>13954</text:p>
          </table:table-cell>
          <table:table-cell office:value-type="float" office:value="10" calcext:value-type="float">
            <text:p>10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SFRP1 <text:s/>- <text:s/>secreted frizzled-related protein 1, NUCKS1 <text:s/>- <text:s/>nuclear casein kinase and cyclin-dependent kinase substrate 1, NIPBL <text:s/>- <text:s/>nipped-b homolog (drosophila), TP53BP1 <text:s/>- <text:s/>tumor protein p53 bind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707</text:p>
          </table:table-cell>
          <table:table-cell office:value-type="string" calcext:value-type="string">
            <text:p>single-multicellular organism process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356" calcext:value-type="float">
            <text:p>0.0356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2028" calcext:value-type="float">
            <text:p>2028</text:p>
          </table:table-cell>
          <table:table-cell office:value-type="float" office:value="489" calcext:value-type="float">
            <text:p>4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[ZNF385A <text:s/>- <text:s/>zinc finger protein 385a, RBM15 <text:s/>- <text:s/>rna binding motif protein 15, SIN3A <text:s/>- <text:s/>sin3 transcription regulator family member a, ABAT <text:s/>- <text:s/>4-aminobutyrate aminotransferase, MID1 <text:s/>- <text:s/>midline 1 (opitz/bbb syndrome), DDC <text:s/>- <text:s/>dopa decarboxylase (aromatic l-amino acid decarboxylase), FLII <text:s/>- <text:s/>flightless i homolog (drosophila), ACACA <text:s/>- <text:s/>acetyl-coa carboxylase alpha, DBP <text:s/>- <text:s/>d site of albumin promoter (albumin d-box) binding protein, AQP4 <text:s/>- <text:s/>aquaporin 4, SOST <text:s/>- <text:s/>sclerostin, ENTPD1 <text:s/>- <text:s/>ectonucleoside triphosphate diphosphohydrolase 1, MAEL <text:s/>- <text:s/>maelstrom spermatogenic transposon silencer, SP2 <text:s/>- <text:s/>sp2 transcription factor, GPC3 <text:s/>- <text:s/>glypican 3, GUCA2A <text:s/>- <text:s/>guanylate cyclase activator 2a (guanylin), NPHP4 <text:s/>- <text:s/>nephronophthisis 4, SOX4 <text:s/>- <text:s/>sry (sex determining region y)-box 4, GRHL1 <text:s/>- <text:s/>grainyhead-like 1 (drosophila), SYNGAP1 <text:s/>- <text:s/>synaptic ras gtpase activating protein 1, GRHL3 <text:s/>- <text:s/>grainyhead-like 3 (drosophila), LPL <text:s/>- <text:s/>lipoprotein lipase, LCLAT1 <text:s/>- <text:s/>lysocardiolipin acyltransferase 1, PAFAH1B1 <text:s/>- <text:s/>platelet-activating factor acetylhydrolase 1b, regulatory subunit 1 (45kda), FBXL20 <text:s/>- <text:s/>f-box and leucine-rich repeat protein 20, HOXD3 <text:s/>- <text:s/>homeobox d3, ELF3 <text:s/>- <text:s/>e74-like factor 3 (ets domain transcription factor, epithelial-specific ), LDB1 <text:s/>- <text:s/>lim domain binding 1, ABCA7 <text:s/>- <text:s/>atp-binding cassette, sub-family a (abc1), member 7, HOXC9 <text:s/>- <text:s/>homeobox c9, ZMYM3 <text:s/>- <text:s/>zinc finger, mym-type 3, SUCO <text:s/>- <text:s/>sun domain containing ossification factor, SNCA <text:s/>- <text:s/>synuclein, alpha (non a4 component of amyloid precursor), MYH10 <text:s/>- <text:s/>myosin, heavy chain 10, non-muscle, DDR2 <text:s/>- <text:s/>discoidin domain receptor tyrosine kinase 2, ISL1 <text:s/>- <text:s/>isl lim homeobox 1, PHC2 <text:s/>- <text:s/>polyhomeotic homolog 2 (drosophila), SZT2 <text:s/>- <text:s/>seizure threshold 2 homolog (mouse), SPATA19 <text:s/>- <text:s/>spermatogenesis associated 19, S100B <text:s/>- <text:s/>s100 calcium binding protein b, SSBP3 <text:s/>- <text:s/>single stranded dna binding protein 3, KRT80 <text:s/>- <text:s/>keratin 80, SPRY2 <text:s/>- <text:s/>sprouty homolog 2 (drosophila), SHC3 <text:s/>- <text:s/>shc (src homology 2 domain containing) transforming protein 3, ZEB2 <text:s/>- <text:s/>zinc finger e-box binding homeobox 2, CNTN2 <text:s/>- <text:s/>contactin 2 (axonal), COL12A1 <text:s/>- <text:s/>collagen, type xii, alpha 1, BOLL <text:s/>- <text:s/>bol, boule-like (drosophila), NRGN <text:s/>- <text:s/>neurogranin (protein kinase c substrate, rc3), HDAC1 <text:s/>- <text:s/>histone deacetylase 1, COL15A1 <text:s/>- <text:s/>collagen, type xv, alpha 1, PTCH2 <text:s/>- <text:s/>patched 2, CCNB2 <text:s/>- <text:s/>cyclin b2, CATSPERB <text:s/>- <text:s/>catsper channel auxiliary subunit beta, TLE1 <text:s/>- <text:s/>transducin-like enhancer of split 1 (e(sp1) homolog, drosophila), CTGF <text:s/>- <text:s/>connective tissue growth factor, WNT8B <text:s/>- <text:s/>wingless-type mmtv integration site family, member 8b, HIVEP3 <text:s/>- <text:s/>human immunodeficiency virus type i enhancer binding protein 3, ID1 <text:s/>- <text:s/>inhibitor of dna binding 1, dominant negative helix-loop-helix protein, HOXB13 <text:s/>- <text:s/>homeobox b13, CCDC151 <text:s/>- <text:s/>coiled-coil domain containing 151, DUSP6 <text:s/>- <text:s/>dual specificity phosphatase 6, RAB3A <text:s/>- <text:s/>rab3a, member ras oncogene family, CBX5 <text:s/>- <text:s/>chromobox homolog 5, TANC1 <text:s/>- <text:s/>tetratricopeptide repeat, ankyrin repeat and coiled-coil containing 1, WNT3 <text:s/>- <text:s/>wingless-type mmtv integration site family, member 3, PER1 <text:s/>- <text:s/>period circadian clock 1, PRR15 <text:s/>- <text:s/>proline rich 15, ZSCAN2 <text:s/>- <text:s/>zinc finger and scan domain containing 2, HIF1A <text:s/>- <text:s/>hypoxia inducible factor 1, alpha subunit (basic helix-loop-helix transcription factor), KCNIP4 <text:s/>- <text:s/>kv channel interacting protein 4, IQCB1 <text:s/>- <text:s/>iq motif containing b1, CRKL <text:s/>- <text:s/>v-crk avian sarcoma virus ct10 oncogene homolog-like, HOXB4 <text:s/>- <text:s/>homeobox b4, DLG1 <text:s/>- <text:s/>discs, large homolog 1 (drosophila), NIPBL <text:s/>- <text:s/>nipped-b homolog (drosophila), CRY1 <text:s/>- <text:s/>cryptochrome 1 (photolyase-like), EHF <text:s/>- <text:s/>ets homologous factor, CHRDL1 <text:s/>- <text:s/>chordin-like 1, SLC25A25 <text:s/>- <text:s/>solute carrier family 25 (mitochondrial carrier; phosphate carrier), member 25, ESRRB <text:s/>- <text:s/>estrogen-related receptor beta, NFATC4 <text:s/>- <text:s/>nuclear factor of activated t-cells, cytoplasmic, calcineurin-dependent 4, TULP3 <text:s/>- <text:s/>tubby like protein 3, NRXN3 <text:s/>- <text:s/>neurexin 3, SIX1 <text:s/>- <text:s/>six homeobox 1, RUNX3 <text:s/>- <text:s/>runt-related transcription factor 3, SFRP1 <text:s/>- <text:s/>secreted frizzled-related protein 1, GATA6 <text:s/>- <text:s/>gata binding protein 6, TGFB3 <text:s/>- <text:s/>transforming growth factor, beta 3, GPR65 <text:s/>- <text:s/>g protein-coupled receptor 65, SORT1 <text:s/>- <text:s/>sortilin 1, RBM4 <text:s/>- <text:s/>rna binding motif protein 4, KCNJ3 <text:s/>- <text:s/>potassium inwardly-rectifying channel, subfamily j, member 3, SPATA24 <text:s/>- <text:s/>spermatogenesis associated 24, DDX4 <text:s/>- <text:s/>dead (asp-glu-ala-asp) box polypeptide 4, SETD2 <text:s/>- <text:s/>set domain containing 2, LEF1 <text:s/>- <text:s/>lymphoid enhancer-binding factor 1, SMAD6 <text:s/>- <text:s/>smad family member 6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399</text:p>
          </table:table-cell>
          <table:table-cell office:value-type="string" calcext:value-type="string">
            <text:p>regulation of protein modification process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356" calcext:value-type="float">
            <text:p>0.0356</text:p>
          </table:table-cell>
          <table:table-cell office:value-type="float" office:value="1.5" calcext:value-type="float">
            <text:p>1.5</text:p>
          </table:table-cell>
          <table:table-cell office:value-type="float" office:value="13954" calcext:value-type="float">
            <text:p>13954</text:p>
          </table:table-cell>
          <table:table-cell office:value-type="float" office:value="1347" calcext:value-type="float">
            <text:p>1347</text:p>
          </table:table-cell>
          <table:table-cell office:value-type="float" office:value="489" calcext:value-type="float">
            <text:p>48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CDC6 <text:s/>- <text:s/>cell division cycle 6, CDC25A <text:s/>- <text:s/>cell division cycle 25a, CDK1 <text:s/>- <text:s/>cyclin-dependent kinase 1, SIN3A <text:s/>- <text:s/>sin3 transcription regulator family member a, MID1 <text:s/>- <text:s/>midline 1 (opitz/bbb syndrome), SEPT4 <text:s/>- <text:s/>septin 4, CTGF <text:s/>- <text:s/>connective tissue growth factor, SET <text:s/>- <text:s/>set nuclear oncogene, ETAA1 <text:s/>- <text:s/>ewing tumor-associated antigen 1, HERPUD1 <text:s/>- <text:s/>homocysteine-inducible, endoplasmic reticulum stress-inducible, ubiquitin-like domain member 1, MAP3K9 <text:s/>- <text:s/>mitogen-activated protein kinase kinase kinase 9, LMO3 <text:s/>- <text:s/>lim domain only 3 (rhombotin-like 2), AIMP2 <text:s/>- <text:s/>aminoacyl trna synthetase complex-interacting multifunctional protein 2, CHP1 <text:s/>- <text:s/>calcineurin-like ef-hand protein 1, ID1 <text:s/>- <text:s/>inhibitor of dna binding 1, dominant negative helix-loop-helix protein, ANAPC15 <text:s/>- <text:s/>anaphase promoting complex subunit 15, DUSP6 <text:s/>- <text:s/>dual specificity phosphatase 6, UBE2C <text:s/>- <text:s/>ubiquitin-conjugating enzyme e2c, PSMA3 <text:s/>- <text:s/>proteasome (prosome, macropain) subunit, alpha type, 3, PPP2R1A <text:s/>- <text:s/>protein phosphatase 2, regulatory subunit a, alpha, SOX4 <text:s/>- <text:s/>sry (sex determining region y)-box 4, FLRT3 <text:s/>- <text:s/>fibronectin leucine rich transmembrane protein 3, SYNGAP1 <text:s/>- <text:s/>synaptic ras gtpase activating protein 1, PER1 <text:s/>- <text:s/>period circadian clock 1, PPP1R7 <text:s/>- <text:s/>protein phosphatase 1, regulatory subunit 7, CHEK2 <text:s/>- <text:s/>checkpoint kinase 2, PAFAH1B1 <text:s/>- <text:s/>platelet-activating factor acetylhydrolase 1b, regulatory subunit 1 (45kda), RGS4 <text:s/>- <text:s/>regulator of g-protein signaling 4, CALM3 <text:s/>- <text:s/>calmodulin 3 (phosphorylase kinase, delta), MYOCD <text:s/>- <text:s/>myocardin, WARS <text:s/>- <text:s/>tryptophanyl-trna synthetase, VCP <text:s/>- <text:s/>valosin containing protein, ABCA7 <text:s/>- <text:s/>atp-binding cassette, sub-family a (abc1), member 7, KIF14 <text:s/>- <text:s/>kinesin family member 14, CRKL <text:s/>- <text:s/>v-crk avian sarcoma virus ct10 oncogene homolog-like, PSME2 <text:s/>- <text:s/>proteasome (prosome, macropain) activator subunit 2 (pa28 beta), ANAPC5 <text:s/>- <text:s/>anaphase promoting complex subunit 5, NIPBL <text:s/>- <text:s/>nipped-b homolog (drosophila), DLG1 <text:s/>- <text:s/>discs, large homolog 1 (drosophila), CRY1 <text:s/>- <text:s/>cryptochrome 1 (photolyase-like), SNCA <text:s/>- <text:s/>synuclein, alpha (non a4 component of amyloid precursor), JARID2 <text:s/>- <text:s/>jumonji, at rich interactive domain 2, DDR2 <text:s/>- <text:s/>discoidin domain receptor tyrosine kinase 2, ISL1 <text:s/>- <text:s/>isl lim homeobox 1, UBB <text:s/>- <text:s/>ubiquitin b, CCNG1 <text:s/>- <text:s/>cyclin g1, SPAG9 <text:s/>- <text:s/>sperm associated antigen 9, CELSR3 <text:s/>- <text:s/>cadherin, egf lag seven-pass g-type receptor 3, SESN2 <text:s/>- <text:s/>sestrin 2, FER <text:s/>- <text:s/>fer (fps/fes related) tyrosine kinase, LRP8 <text:s/>- <text:s/>low density lipoprotein receptor-related protein 8, apolipoprotein e receptor, RAP2B <text:s/>- <text:s/>rap2b, member of ras oncogene family, FNIP1 <text:s/>- <text:s/>folliculin interacting protein 1, FGF20 <text:s/>- <text:s/>fibroblast growth factor 20, CDK5RAP3 <text:s/>- <text:s/>cdk5 regulatory subunit associated protein 3, SERTAD1 <text:s/>- <text:s/>serta domain containing 1, SFRP1 <text:s/>- <text:s/>secreted frizzled-related protein 1, TGFB3 <text:s/>- <text:s/>transforming growth factor, beta 3, SPRY2 <text:s/>- <text:s/>sprouty homolog 2 (drosophila), ZEB2 <text:s/>- <text:s/>zinc finger e-box binding homeobox 2, CXCL10 <text:s/>- <text:s/>chemokine (c-x-c motif) ligand 10, KDM4A <text:s/>- <text:s/>lysine (k)-specific demethylase 4a, PARD3 <text:s/>- <text:s/>par-3 partitioning defective 3 homolog (c. elegans), ZFP91 <text:s/>- <text:s/>zfp91 zinc finger protein, CKS2 <text:s/>- <text:s/>cdc28 protein kinase regulatory subunit 2, CDCA2 <text:s/>- <text:s/>cell division cycle associated 2, FAM212B <text:s/>- <text:s/>family with sequence similarity 212, member b, SMAD6 <text:s/>- <text:s/>smad family member 6, HSPA5 <text:s/>- <text:s/>heat shock 70kda protein 5 (glucose-regulated protein, 78kda), PRKAR1A <text:s/>- <text:s/>protein kinase, camp-dependent, regulatory, type i, alpha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1400</text:p>
          </table:table-cell>
          <table:table-cell office:value-type="string" calcext:value-type="string">
            <text:p>negative regulation of protein modification process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399" calcext:value-type="float">
            <text:p>0.0399</text:p>
          </table:table-cell>
          <table:table-cell office:value-type="float" office:value="1.89" calcext:value-type="float">
            <text:p>1.89</text:p>
          </table:table-cell>
          <table:table-cell office:value-type="float" office:value="13954" calcext:value-type="float">
            <text:p>13954</text:p>
          </table:table-cell>
          <table:table-cell office:value-type="float" office:value="497" calcext:value-type="float">
            <text:p>497</text:p>
          </table:table-cell>
          <table:table-cell office:value-type="float" office:value="489" calcext:value-type="float">
            <text:p>4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PSME2 <text:s/>- <text:s/>proteasome (prosome, macropain) activator subunit 2 (pa28 beta), CDK1 <text:s/>- <text:s/>cyclin-dependent kinase 1, ANAPC5 <text:s/>- <text:s/>anaphase promoting complex subunit 5, DLG1 <text:s/>- <text:s/>discs, large homolog 1 (drosophila), CRY1 <text:s/>- <text:s/>cryptochrome 1 (photolyase-like), JARID2 <text:s/>- <text:s/>jumonji, at rich interactive domain 2, SNCA <text:s/>- <text:s/>synuclein, alpha (non a4 component of amyloid precursor), SIN3A <text:s/>- <text:s/>sin3 transcription regulator family member a, UBB <text:s/>- <text:s/>ubiquitin b, SET <text:s/>- <text:s/>set nuclear oncogene, LMO3 <text:s/>- <text:s/>lim domain only 3 (rhombotin-like 2), CHP1 <text:s/>- <text:s/>calcineurin-like ef-hand protein 1, CDK5RAP3 <text:s/>- <text:s/>cdk5 regulatory subunit associated protein 3, SFRP1 <text:s/>- <text:s/>secreted frizzled-related protein 1, ANAPC15 <text:s/>- <text:s/>anaphase promoting complex subunit 15, DUSP6 <text:s/>- <text:s/>dual specificity phosphatase 6, PSMA3 <text:s/>- <text:s/>proteasome (prosome, macropain) subunit, alpha type, 3, UBE2C <text:s/>- <text:s/>ubiquitin-conjugating enzyme e2c, SPRY2 <text:s/>- <text:s/>sprouty homolog 2 (drosophila), FLRT3 <text:s/>- <text:s/>fibronectin leucine rich transmembrane protein 3, PPP2R1A <text:s/>- <text:s/>protein phosphatase 2, regulatory subunit a, alpha, SOX4 <text:s/>- <text:s/>sry (sex determining region y)-box 4, PER1 <text:s/>- <text:s/>period circadian clock 1, KDM4A <text:s/>- <text:s/>lysine (k)-specific demethylase 4a, PARD3 <text:s/>- <text:s/>par-3 partitioning defective 3 homolog (c. elegans), PAFAH1B1 <text:s/>- <text:s/>platelet-activating factor acetylhydrolase 1b, regulatory subunit 1 (45kda), RGS4 <text:s/>- <text:s/>regulator of g-protein signaling 4, CALM3 <text:s/>- <text:s/>calmodulin 3 (phosphorylase kinase, delta), FAM212B <text:s/>- <text:s/>family with sequence similarity 212, member b, MYOCD <text:s/>- <text:s/>myocardin, WARS <text:s/>- <text:s/>tryptophanyl-trna synthetase, SMAD6 <text:s/>- <text:s/>smad family member 6, PRKAR1A <text:s/>- <text:s/>protein kinase, camp-dependent, regulatory, type i, alph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478</text:p>
          </table:table-cell>
          <table:table-cell office:value-type="string" calcext:value-type="string">
            <text:p>cellular response to radiation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41" calcext:value-type="float">
            <text:p>0.041</text:p>
          </table:table-cell>
          <table:table-cell office:value-type="float" office:value="3.04" calcext:value-type="float">
            <text:p>3.04</text:p>
          </table:table-cell>
          <table:table-cell office:value-type="float" office:value="13954" calcext:value-type="float">
            <text:p>13954</text:p>
          </table:table-cell>
          <table:table-cell office:value-type="float" office:value="122" calcext:value-type="float">
            <text:p>122</text:p>
          </table:table-cell>
          <table:table-cell office:value-type="float" office:value="489" calcext:value-type="float">
            <text:p>4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PCNA <text:s/>- <text:s/>proliferating cell nuclear antigen, CDC25A <text:s/>- <text:s/>cell division cycle 25a, SFRP1 <text:s/>- <text:s/>secreted frizzled-related protein 1, HIST3H2A <text:s/>- <text:s/>histone cluster 3, h2a, NIPBL <text:s/>- <text:s/>nipped-b homolog (drosophila), CRY1 <text:s/>- <text:s/>cryptochrome 1 (photolyase-like), TP53BP1 <text:s/>- <text:s/>tumor protein p53 binding protein 1, CHEK2 <text:s/>- <text:s/>checkpoint kinase 2, TLK2 <text:s/>- <text:s/>tousled-like kinase 2, NFATC4 <text:s/>- <text:s/>nuclear factor of activated t-cells, cytoplasmic, calcineurin-dependent 4, NUCKS1 <text:s/>- <text:s/>nuclear casein kinase and cyclin-dependent kinase substrate 1, NET1 <text:s/>- <text:s/>neuroepithelial cell transforming 1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653</text:p>
          </table:table-cell>
          <table:table-cell office:value-type="string" calcext:value-type="string">
            <text:p>anatomical structure morphogenesis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041" calcext:value-type="float">
            <text:p>0.041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073" calcext:value-type="float">
            <text:p>1073</text:p>
          </table:table-cell>
          <table:table-cell office:value-type="float" office:value="489" calcext:value-type="float">
            <text:p>48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[PAX6 <text:s/>- <text:s/>paired box 6, RBM15 <text:s/>- <text:s/>rna binding motif protein 15, TLE1 <text:s/>- <text:s/>transducin-like enhancer of split 1 (e(sp1) homolog, drosophila), WNT8B <text:s/>- <text:s/>wingless-type mmtv integration site family, member 8b, SIX4 <text:s/>- <text:s/>six homeobox 4, ABR <text:s/>- <text:s/>active bcr-related, IGF2BP2 <text:s/>- <text:s/>insulin-like growth factor 2 mrna binding protein 2, MAEL <text:s/>- <text:s/>maelstrom spermatogenic transposon silencer, ID1 <text:s/>- <text:s/>inhibitor of dna binding 1, dominant negative helix-loop-helix protein, HOXB13 <text:s/>- <text:s/>homeobox b13, GPC3 <text:s/>- <text:s/>glypican 3, RAB3A <text:s/>- <text:s/>rab3a, member ras oncogene family, TBX19 <text:s/>- <text:s/>t-box 19, FRYL <text:s/>- <text:s/>fry-like, SOX4 <text:s/>- <text:s/>sry (sex determining region y)-box 4, FLRT3 <text:s/>- <text:s/>fibronectin leucine rich transmembrane protein 3, WNT3 <text:s/>- <text:s/>wingless-type mmtv integration site family, member 3, GRHL3 <text:s/>- <text:s/>grainyhead-like 3 (drosophila), ID4 <text:s/>- <text:s/>inhibitor of dna binding 4, dominant negative helix-loop-helix protein, SP9 <text:s/>- <text:s/>sp9 transcription factor, PAFAH1B1 <text:s/>- <text:s/>platelet-activating factor acetylhydrolase 1b, regulatory subunit 1 (45kda), NKX6-1 <text:s/>- <text:s/>nk6 homeobox 1, HOXD3 <text:s/>- <text:s/>homeobox d3, LDB1 <text:s/>- <text:s/>lim domain binding 1, MYOCD <text:s/>- <text:s/>myocardin, HIF1A <text:s/>- <text:s/>hypoxia inducible factor 1, alpha subunit (basic helix-loop-helix transcription factor), HOXC9 <text:s/>- <text:s/>homeobox c9, KIF14 <text:s/>- <text:s/>kinesin family member 14, CRKL <text:s/>- <text:s/>v-crk avian sarcoma virus ct10 oncogene homolog-like, HOXB4 <text:s/>- <text:s/>homeobox b4, DLG3 <text:s/>- <text:s/>discs, large homolog 3 (drosophila), NIPBL <text:s/>- <text:s/>nipped-b homolog (drosophila), DLG1 <text:s/>- <text:s/>discs, large homolog 1 (drosophila), ISL1 <text:s/>- <text:s/>isl lim homeobox 1, DLX3 <text:s/>- <text:s/>distal-less homeobox 3, UBB <text:s/>- <text:s/>ubiquitin b, SZT2 <text:s/>- <text:s/>seizure threshold 2 homolog (mouse), NFATC4 <text:s/>- <text:s/>nuclear factor of activated t-cells, cytoplasmic, calcineurin-dependent 4, TULP3 <text:s/>- <text:s/>tubby like protein 3, NFE2L1 <text:s/>- <text:s/>nuclear factor (erythroid-derived 2)-like 1, FER <text:s/>- <text:s/>fer (fps/fes related) tyrosine kinase, SIX1 <text:s/>- <text:s/>six homeobox 1, S100B <text:s/>- <text:s/>s100 calcium binding protein b, SFRP1 <text:s/>- <text:s/>secreted frizzled-related protein 1, SSBP3 <text:s/>- <text:s/>single stranded dna binding protein 3, GATA6 <text:s/>- <text:s/>gata binding protein 6, TGFB3 <text:s/>- <text:s/>transforming growth factor, beta 3, TGFB1I1 <text:s/>- <text:s/>transforming growth factor beta 1 induced transcript 1, SPRY2 <text:s/>- <text:s/>sprouty homolog 2 (drosophila), ZEB2 <text:s/>- <text:s/>zinc finger e-box binding homeobox 2, PARD3 <text:s/>- <text:s/>par-3 partitioning defective 3 homolog (c. elegans), AFF3 <text:s/>- <text:s/>af4/fmr2 family, member 3, SETD2 <text:s/>- <text:s/>set domain containing 2, HMX3 <text:s/>- <text:s/>h6 family homeobox 3, LEF1 <text:s/>- <text:s/>lymphoid enhancer-binding factor 1, PHOX2B <text:s/>- <text:s/>paired-like homeobox 2b, SMAD6 <text:s/>- <text:s/>smad family member 6, HDAC1 <text:s/>- <text:s/>histone deacetylase 1, ANK3 <text:s/>- <text:s/>ankyrin 3, node of ranvier (ankyrin g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598</text:p>
          </table:table-cell>
          <table:table-cell office:value-type="string" calcext:value-type="string">
            <text:p>embryonic morphogenesis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416" calcext:value-type="float">
            <text:p>0.0416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357" calcext:value-type="float">
            <text:p>357</text:p>
          </table:table-cell>
          <table:table-cell office:value-type="float" office:value="489" calcext:value-type="float">
            <text:p>4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HOXB4 <text:s/>- <text:s/>homeobox b4, NIPBL <text:s/>- <text:s/>nipped-b homolog (drosophila), DLG1 <text:s/>- <text:s/>discs, large homolog 1 (drosophila), WNT8B <text:s/>- <text:s/>wingless-type mmtv integration site family, member 8b, SIX4 <text:s/>- <text:s/>six homeobox 4, TULP3 <text:s/>- <text:s/>tubby like protein 3, ABR <text:s/>- <text:s/>active bcr-related, SIX1 <text:s/>- <text:s/>six homeobox 1, SFRP1 <text:s/>- <text:s/>secreted frizzled-related protein 1, GPC3 <text:s/>- <text:s/>glypican 3, TGFB3 <text:s/>- <text:s/>transforming growth factor, beta 3, TGFB1I1 <text:s/>- <text:s/>transforming growth factor beta 1 induced transcript 1, SPRY2 <text:s/>- <text:s/>sprouty homolog 2 (drosophila), FLRT3 <text:s/>- <text:s/>fibronectin leucine rich transmembrane protein 3, WNT3 <text:s/>- <text:s/>wingless-type mmtv integration site family, member 3, GRHL3 <text:s/>- <text:s/>grainyhead-like 3 (drosophila), SP9 <text:s/>- <text:s/>sp9 transcription factor, AFF3 <text:s/>- <text:s/>af4/fmr2 family, member 3, SETD2 <text:s/>- <text:s/>set domain containing 2, HOXD3 <text:s/>- <text:s/>homeobox d3, LDB1 <text:s/>- <text:s/>lim domain binding 1, HMX3 <text:s/>- <text:s/>h6 family homeobox 3, LEF1 <text:s/>- <text:s/>lymphoid enhancer-binding factor 1, HDAC1 <text:s/>- <text:s/>histone deacetylase 1, HIF1A <text:s/>- <text:s/>hypoxia inducible factor 1, alpha subunit (basic helix-loop-helix transcription factor), HOXC9 <text:s/>- <text:s/>homeobox c9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cellular response to stress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438" calcext:value-type="float">
            <text:p>0.0438</text:p>
          </table:table-cell>
          <table:table-cell office:value-type="float" office:value="1.53" calcext:value-type="float">
            <text:p>1.53</text:p>
          </table:table-cell>
          <table:table-cell office:value-type="float" office:value="13954" calcext:value-type="float">
            <text:p>13954</text:p>
          </table:table-cell>
          <table:table-cell office:value-type="float" office:value="1193" calcext:value-type="float">
            <text:p>1193</text:p>
          </table:table-cell>
          <table:table-cell office:value-type="float" office:value="489" calcext:value-type="float">
            <text:p>48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CDK1 <text:s/>- <text:s/>cyclin-dependent kinase 1, PMS2 <text:s/>- <text:s/>pms2 postmeiotic segregation increased 2 (s. cerevisiae), RFWD3 <text:s/>- <text:s/>ring finger and wd repeat domain 3, ZNF385A <text:s/>- <text:s/>zinc finger protein 385a, PDIA4 <text:s/>- <text:s/>protein disulfide isomerase family a, member 4, SIN3A <text:s/>- <text:s/>sin3 transcription regulator family member a, ETAA1 <text:s/>- <text:s/>ewing tumor-associated antigen 1, CTH <text:s/>- <text:s/>cystathionase (cystathionine gamma-lyase), HERPUD1 <text:s/>- <text:s/>homocysteine-inducible, endoplasmic reticulum stress-inducible, ubiquitin-like domain member 1, USP16 <text:s/>- <text:s/>ubiquitin specific peptidase 16, COX4I2 <text:s/>- <text:s/>cytochrome c oxidase subunit iv isoform 2 (lung), CCNO <text:s/>- <text:s/>cyclin o, MAEL <text:s/>- <text:s/>maelstrom spermatogenic transposon silencer, GUCY1B3 <text:s/>- <text:s/>guanylate cyclase 1, soluble, beta 3, PSMA3 <text:s/>- <text:s/>proteasome (prosome, macropain) subunit, alpha type, 3, HK2 <text:s/>- <text:s/>hexokinase 2, P4HB <text:s/>- <text:s/>prolyl 4-hydroxylase, beta polypeptide, ADNP2 <text:s/>- <text:s/>adnp homeobox 2, SOX4 <text:s/>- <text:s/>sry (sex determining region y)-box 4, CNOT10 <text:s/>- <text:s/>ccr4-not transcription complex, subunit 10, CHEK2 <text:s/>- <text:s/>checkpoint kinase 2, NUCKS1 <text:s/>- <text:s/>nuclear casein kinase and cyclin-dependent kinase substrate 1, ATF6B <text:s/>- <text:s/>activating transcription factor 6 beta, DERL2 <text:s/>- <text:s/>derlin 2, VCP <text:s/>- <text:s/>valosin containing protein, HIF1A <text:s/>- <text:s/>hypoxia inducible factor 1, alpha subunit (basic helix-loop-helix transcription factor), CRKL <text:s/>- <text:s/>v-crk avian sarcoma virus ct10 oncogene homolog-like, SESN3 <text:s/>- <text:s/>sestrin 3, PSME2 <text:s/>- <text:s/>proteasome (prosome, macropain) activator subunit 2 (pa28 beta), NIPBL <text:s/>- <text:s/>nipped-b homolog (drosophila), USP19 <text:s/>- <text:s/>ubiquitin specific peptidase 19, MACROD1 <text:s/>- <text:s/>macro domain containing 1, CRY1 <text:s/>- <text:s/>cryptochrome 1 (photolyase-like), SNCA <text:s/>- <text:s/>synuclein, alpha (non a4 component of amyloid precursor), ISL1 <text:s/>- <text:s/>isl lim homeobox 1, TP53BP1 <text:s/>- <text:s/>tumor protein p53 binding protein 1, UBB <text:s/>- <text:s/>ubiquitin b, BCLAF1 <text:s/>- <text:s/>bcl2-associated transcription factor 1, MACROD2 <text:s/>- <text:s/>macro domain containing 2, SZT2 <text:s/>- <text:s/>seizure threshold 2 homolog (mouse), NFATC4 <text:s/>- <text:s/>nuclear factor of activated t-cells, cytoplasmic, calcineurin-dependent 4, NFE2L1 <text:s/>- <text:s/>nuclear factor (erythroid-derived 2)-like 1, SESN2 <text:s/>- <text:s/>sestrin 2, INO80B <text:s/>- <text:s/>ino80 complex subunit b, FER <text:s/>- <text:s/>fer (fps/fes related) tyrosine kinase, FNIP1 <text:s/>- <text:s/>folliculin interacting protein 1, CDK5RAP3 <text:s/>- <text:s/>cdk5 regulatory subunit associated protein 3, PCNA <text:s/>- <text:s/>proliferating cell nuclear antigen, S100B <text:s/>- <text:s/>s100 calcium binding protein b, SFRP1 <text:s/>- <text:s/>secreted frizzled-related protein 1, GATA6 <text:s/>- <text:s/>gata binding protein 6, HIST3H2A <text:s/>- <text:s/>histone cluster 3, h2a, HNRNPA1 <text:s/>- <text:s/>heterogeneous nuclear ribonucleoprotein a1, RBM4 <text:s/>- <text:s/>rna binding motif protein 4, HELB <text:s/>- <text:s/>helicase (dna) b, CXCL10 <text:s/>- <text:s/>chemokine (c-x-c motif) ligand 10, REC8 <text:s/>- <text:s/>rec8 meiotic recombination protein, SETD2 <text:s/>- <text:s/>set domain containing 2, TLK2 <text:s/>- <text:s/>tousled-like kinase 2, POLA1 <text:s/>- <text:s/>polymerase (dna directed), alpha 1, catalytic subunit, XRCC4 <text:s/>- <text:s/>x-ray repair complementing defective repair in chinese hamster cells 4, NET1 <text:s/>- <text:s/>neuroepithelial cell transforming 1, HSPA5 <text:s/>- <text:s/>heat shock 70kda protein 5 (glucose-regulated protein, 78kda), RUVBL2 <text:s/>- <text:s/>ruvb-like 2 (e. coli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66</text:p>
          </table:table-cell>
          <table:table-cell office:value-type="string" calcext:value-type="string">
            <text:p>transcription from RNA polymerase II promoter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458" calcext:value-type="float">
            <text:p>0.0458</text:p>
          </table:table-cell>
          <table:table-cell office:value-type="float" office:value="1.88" calcext:value-type="float">
            <text:p>1.88</text:p>
          </table:table-cell>
          <table:table-cell office:value-type="float" office:value="13954" calcext:value-type="float">
            <text:p>13954</text:p>
          </table:table-cell>
          <table:table-cell office:value-type="float" office:value="502" calcext:value-type="float">
            <text:p>502</text:p>
          </table:table-cell>
          <table:table-cell office:value-type="float" office:value="489" calcext:value-type="float">
            <text:p>48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PAX6 <text:s/>- <text:s/>paired box 6, EHF <text:s/>- <text:s/>ets homologous factor, ISL1 <text:s/>- <text:s/>isl lim homeobox 1, DLX3 <text:s/>- <text:s/>distal-less homeobox 3, CAMTA1 <text:s/>- <text:s/>calmodulin binding transcription activator 1, SIX4 <text:s/>- <text:s/>six homeobox 4, NFATC4 <text:s/>- <text:s/>nuclear factor of activated t-cells, cytoplasmic, calcineurin-dependent 4, HIVEP3 <text:s/>- <text:s/>human immunodeficiency virus type i enhancer binding protein 3, NFE2L1 <text:s/>- <text:s/>nuclear factor (erythroid-derived 2)-like 1, SIX1 <text:s/>- <text:s/>six homeobox 1, DBP <text:s/>- <text:s/>d site of albumin promoter (albumin d-box) binding protein, RUNX3 <text:s/>- <text:s/>runt-related transcription factor 3, SP1 <text:s/>- <text:s/>sp1 transcription factor, SSBP3 <text:s/>- <text:s/>single stranded dna binding protein 3, GATA6 <text:s/>- <text:s/>gata binding protein 6, NFYC <text:s/>- <text:s/>nuclear transcription factor y, gamma, TGFB1I1 <text:s/>- <text:s/>transforming growth factor beta 1 induced transcript 1, NFKB2 <text:s/>- <text:s/>nuclear factor of kappa light polypeptide gene enhancer in b-cells 2 (p49/p100), ARID4A <text:s/>- <text:s/>at rich interactive domain 4a (rbp1-like), SOX4 <text:s/>- <text:s/>sry (sex determining region y)-box 4, ZEB2 <text:s/>- <text:s/>zinc finger e-box binding homeobox 2, GRHL1 <text:s/>- <text:s/>grainyhead-like 1 (drosophila), GRHL3 <text:s/>- <text:s/>grainyhead-like 3 (drosophila), NKX6-1 <text:s/>- <text:s/>nk6 homeobox 1, EAF2 <text:s/>- <text:s/>ell associated factor 2, NUCKS1 <text:s/>- <text:s/>nuclear casein kinase and cyclin-dependent kinase substrate 1, ELF3 <text:s/>- <text:s/>e74-like factor 3 (ets domain transcription factor, epithelial-specific ), LDB1 <text:s/>- <text:s/>lim domain binding 1, LEF1 <text:s/>- <text:s/>lymphoid enhancer-binding factor 1, PHOX2B <text:s/>- <text:s/>paired-like homeobox 2b, MYOCD <text:s/>- <text:s/>myocardin, NRL <text:s/>- <text:s/>neural retina leucine zipper, HIF1A <text:s/>- <text:s/>hypoxia inducible factor 1, alpha subunit (basic helix-loop-helix transcription factor)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338</text:p>
          </table:table-cell>
          <table:table-cell office:value-type="string" calcext:value-type="string">
            <text:p>regulation of transferase activity</text:p>
          </table:table-cell>
          <table:table-cell office:value-type="float" office:value="0.000402" calcext:value-type="float">
            <text:p>0.000402</text:p>
          </table:table-cell>
          <table:table-cell office:value-type="float" office:value="0.0458" calcext:value-type="float">
            <text:p>0.0458</text:p>
          </table:table-cell>
          <table:table-cell office:value-type="float" office:value="1.69" calcext:value-type="float">
            <text:p>1.69</text:p>
          </table:table-cell>
          <table:table-cell office:value-type="float" office:value="13954" calcext:value-type="float">
            <text:p>13954</text:p>
          </table:table-cell>
          <table:table-cell office:value-type="float" office:value="761" calcext:value-type="float">
            <text:p>761</text:p>
          </table:table-cell>
          <table:table-cell office:value-type="float" office:value="489" calcext:value-type="float">
            <text:p>4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CDC6 <text:s/>- <text:s/>cell division cycle 6, KIF14 <text:s/>- <text:s/>kinesin family member 14, CDC25A <text:s/>- <text:s/>cell division cycle 25a, CRKL <text:s/>- <text:s/>v-crk avian sarcoma virus ct10 oncogene homolog-like, NEK2 <text:s/>- <text:s/>nima-related kinase 2, PSME2 <text:s/>- <text:s/>proteasome (prosome, macropain) activator subunit 2 (pa28 beta), CDK1 <text:s/>- <text:s/>cyclin-dependent kinase 1, ANAPC5 <text:s/>- <text:s/>anaphase promoting complex subunit 5, DLG1 <text:s/>- <text:s/>discs, large homolog 1 (drosophila), IRS1 <text:s/>- <text:s/>insulin receptor substrate 1, SNCA <text:s/>- <text:s/>synuclein, alpha (non a4 component of amyloid precursor), DDR2 <text:s/>- <text:s/>discoidin domain receptor tyrosine kinase 2, UBB <text:s/>- <text:s/>ubiquitin b, CCNG1 <text:s/>- <text:s/>cyclin g1, ETAA1 <text:s/>- <text:s/>ewing tumor-associated antigen 1, MAP3K9 <text:s/>- <text:s/>mitogen-activated protein kinase kinase kinase 9, SPAG9 <text:s/>- <text:s/>sperm associated antigen 9, SESN2 <text:s/>- <text:s/>sestrin 2, RAP2B <text:s/>- <text:s/>rap2b, member of ras oncogene family, LRP8 <text:s/>- <text:s/>low density lipoprotein receptor-related protein 8, apolipoprotein e receptor, CHP1 <text:s/>- <text:s/>calcineurin-like ef-hand protein 1, CDK5RAP3 <text:s/>- <text:s/>cdk5 regulatory subunit associated protein 3, SERTAD1 <text:s/>- <text:s/>serta domain containing 1, SFRP1 <text:s/>- <text:s/>secreted frizzled-related protein 1, TGFB3 <text:s/>- <text:s/>transforming growth factor, beta 3, ANAPC15 <text:s/>- <text:s/>anaphase promoting complex subunit 15, DUSP6 <text:s/>- <text:s/>dual specificity phosphatase 6, PSMA3 <text:s/>- <text:s/>proteasome (prosome, macropain) subunit, alpha type, 3, UBE2C <text:s/>- <text:s/>ubiquitin-conjugating enzyme e2c, SPRY2 <text:s/>- <text:s/>sprouty homolog 2 (drosophila), ZEB2 <text:s/>- <text:s/>zinc finger e-box binding homeobox 2, PPP2R1A <text:s/>- <text:s/>protein phosphatase 2, regulatory subunit a, alpha, FLRT3 <text:s/>- <text:s/>fibronectin leucine rich transmembrane protein 3, CXCL10 <text:s/>- <text:s/>chemokine (c-x-c motif) ligand 10, ZFP91 <text:s/>- <text:s/>zfp91 zinc finger protein, CKS2 <text:s/>- <text:s/>cdc28 protein kinase regulatory subunit 2, RGS4 <text:s/>- <text:s/>regulator of g-protein signaling 4, LDB1 <text:s/>- <text:s/>lim domain binding 1, CALM3 <text:s/>- <text:s/>calmodulin 3 (phosphorylase kinase, delta), FAM212B <text:s/>- <text:s/>family with sequence similarity 212, member b, MYOCD <text:s/>- <text:s/>myocardin, WARS <text:s/>- <text:s/>tryptophanyl-trna synthetase, HSPA5 <text:s/>- <text:s/>heat shock 70kda protein 5 (glucose-regulated protein, 78kda), PRKAR1A <text:s/>- <text:s/>protein kinase, camp-dependent, regulatory, type i, alpha, NEK7 <text:s/>- <text:s/>nima-related kin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2001014</text:p>
          </table:table-cell>
          <table:table-cell office:value-type="string" calcext:value-type="string">
            <text:p>regulation of skeletal muscle cell differentiation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456" calcext:value-type="float">
            <text:p>0.0456</text:p>
          </table:table-cell>
          <table:table-cell office:value-type="float" office:value="10.38" calcext:value-type="float">
            <text:p>10.38</text:p>
          </table:table-cell>
          <table:table-cell office:value-type="float" office:value="13954" calcext:value-type="float">
            <text:p>13954</text:p>
          </table:table-cell>
          <table:table-cell office:value-type="float" office:value="11" calcext:value-type="float">
            <text:p>11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S100B <text:s/>- <text:s/>s100 calcium binding protein b, SIX4 <text:s/>- <text:s/>six homeobox 4, MYOCD <text:s/>- <text:s/>myocardin, SIX1 <text:s/>- <text:s/>six homeo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701</text:p>
          </table:table-cell>
          <table:table-cell office:value-type="string" calcext:value-type="string">
            <text:p>cellular response to oxygen-containing compound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455" calcext:value-type="float">
            <text:p>0.0455</text:p>
          </table:table-cell>
          <table:table-cell office:value-type="float" office:value="1.8" calcext:value-type="float">
            <text:p>1.8</text:p>
          </table:table-cell>
          <table:table-cell office:value-type="float" office:value="13954" calcext:value-type="float">
            <text:p>13954</text:p>
          </table:table-cell>
          <table:table-cell office:value-type="float" office:value="587" calcext:value-type="float">
            <text:p>587</text:p>
          </table:table-cell>
          <table:table-cell office:value-type="float" office:value="489" calcext:value-type="float">
            <text:p>4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CDC6 <text:s/>- <text:s/>cell division cycle 6, SESN3 <text:s/>- <text:s/>sestrin 3, H2AFZ <text:s/>- <text:s/>h2a histone family, member z, CDK1 <text:s/>- <text:s/>cyclin-dependent kinase 1, CDH1 <text:s/>- <text:s/>cadherin 1, type 1, e-cadherin (epithelial), IRS1 <text:s/>- <text:s/>insulin receptor substrate 1, SNCA <text:s/>- <text:s/>synuclein, alpha (non a4 component of amyloid precursor), KIF18A <text:s/>- <text:s/>kinesin family member 18a, HMGB2 <text:s/>- <text:s/>high mobility group box 2, SIN3A <text:s/>- <text:s/>sin3 transcription regulator family member a, RHOQ <text:s/>- <text:s/>ras homolog family member q, WNT8B <text:s/>- <text:s/>wingless-type mmtv integration site family, member 8b, NFATC4 <text:s/>- <text:s/>nuclear factor of activated t-cells, cytoplasmic, calcineurin-dependent 4, ACACA <text:s/>- <text:s/>acetyl-coa carboxylase alpha, SESN2 <text:s/>- <text:s/>sestrin 2, FER <text:s/>- <text:s/>fer (fps/fes related) tyrosine kinase, LRP8 <text:s/>- <text:s/>low density lipoprotein receptor-related protein 8, apolipoprotein e receptor, KLF1 <text:s/>- <text:s/>kruppel-like factor 1 (erythroid), SIX1 <text:s/>- <text:s/>six homeobox 1, PCNA <text:s/>- <text:s/>proliferating cell nuclear antigen, SP1 <text:s/>- <text:s/>sp1 transcription factor, SFRP1 <text:s/>- <text:s/>secreted frizzled-related protein 1, ID1 <text:s/>- <text:s/>inhibitor of dna binding 1, dominant negative helix-loop-helix protein, GNB2 <text:s/>- <text:s/>guanine nucleotide binding protein (g protein), beta polypeptide 2, GUCY1B3 <text:s/>- <text:s/>guanylate cyclase 1, soluble, beta 3, ADNP2 <text:s/>- <text:s/>adnp homeobox 2, SOX4 <text:s/>- <text:s/>sry (sex determining region y)-box 4, CXCL10 <text:s/>- <text:s/>chemokine (c-x-c motif) ligand 10, WNT3 <text:s/>- <text:s/>wingless-type mmtv integration site family, member 3, CHEK2 <text:s/>- <text:s/>checkpoint kinase 2, NKX6-1 <text:s/>- <text:s/>nk6 homeobox 1, LARP1 <text:s/>- <text:s/>la ribonucleoprotein domain family, member 1, BRINP2 <text:s/>- <text:s/>bone morphogenetic protein/retinoic acid inducible neural-specific 2, HSPA5 <text:s/>- <text:s/>heat shock 70kda protein 5 (glucose-regulated protein, 78kda), NET1 <text:s/>- <text:s/>neuroepithelial cell transforming 1, PRKAR1A <text:s/>- <text:s/>protein kinase, camp-dependent, regulatory, type i, alpha, RUVBL2 <text:s/>- <text:s/>ruvb-like 2 (e. coli)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51130</text:p>
          </table:table-cell>
          <table:table-cell table:style-name="ce1" office:value-type="string" calcext:value-type="string">
            <text:p>positive regulation of cellular component organization</text:p>
          </table:table-cell>
          <table:table-cell table:style-name="ce1" office:value-type="float" office:value="0.000468" calcext:value-type="float">
            <text:p>0.000468</text:p>
          </table:table-cell>
          <table:table-cell table:style-name="ce1" office:value-type="float" office:value="0.052" calcext:value-type="float">
            <text:p>0.05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47" calcext:value-type="float">
            <text:p>94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[CXCL9 <text:s/>- <text:s/>chemokine (c-x-c motif) ligand 9, SIN3A <text:s/>- <text:s/>sin3 transcription regulator family member a, RHOQ <text:s/>- <text:s/>ras homolog family member q, CTGF <text:s/>- <text:s/>connective tissue growth factor, LMAN2 <text:s/>- <text:s/>lectin, mannose-binding 2, ABR <text:s/>- <text:s/>active bcr-related, WHAMM <text:s/>- <text:s/>was protein homolog associated with actin, golgi membranes and microtubules, RIMS2 <text:s/>- <text:s/>regulating synaptic membrane exocytosis 2, KCNN3 <text:s/>- <text:s/>potassium intermediate/small conductance calcium-activated channel, subfamily n, member 3, ASIC2 <text:s/>- <text:s/>acid-sensing (proton-gated) ion channel 2, ID1 <text:s/>- <text:s/>inhibitor of dna binding 1, dominant negative helix-loop-helix protein, GPC3 <text:s/>- <text:s/>glypican 3, HK2 <text:s/>- <text:s/>hexokinase 2, UBE2C <text:s/>- <text:s/>ubiquitin-conjugating enzyme e2c, NPHP4 <text:s/>- <text:s/>nephronophthisis 4, FLRT3 <text:s/>- <text:s/>fibronectin leucine rich transmembrane protein 3, WNT3 <text:s/>- <text:s/>wingless-type mmtv integration site family, member 3, PAFAH1B1 <text:s/>- <text:s/>platelet-activating factor acetylhydrolase 1b, regulatory subunit 1 (45kda), WARS <text:s/>- <text:s/>tryptophanyl-trna synthetase, VCP <text:s/>- <text:s/>valosin containing protein, CLEC16A <text:s/>- <text:s/>c-type lectin domain family 16, member a, NEK7 <text:s/>- <text:s/>nima-related kinase 7, CCP110 <text:s/>- <text:s/>centriolar coiled coil protein 110kda, HIF1A <text:s/>- <text:s/>hypoxia inducible factor 1, alpha subunit (basic helix-loop-helix transcription factor), ABCA7 <text:s/>- <text:s/>atp-binding cassette, sub-family a (abc1), member 7, RNF31 <text:s/>- <text:s/>ring finger protein 31, CRKL <text:s/>- <text:s/>v-crk avian sarcoma virus ct10 oncogene homolog-like, NEK2 <text:s/>- <text:s/>nima-related kinase 2, DLGAP5 <text:s/>- <text:s/>discs, large (drosophila) homolog-associated protein 5, NIPBL <text:s/>- <text:s/>nipped-b homolog (drosophila), DLG1 <text:s/>- <text:s/>discs, large homolog 1 (drosophila), BAI2 <text:s/>- <text:s/>brain-specific angiogenesis inhibitor 2, SNCA <text:s/>- <text:s/>synuclein, alpha (non a4 component of amyloid precursor), JARID2 <text:s/>- <text:s/>jumonji, at rich interactive domain 2, DDR2 <text:s/>- <text:s/>discoidin domain receptor tyrosine kinase 2, ISL1 <text:s/>- <text:s/>isl lim homeobox 1, DPP10 <text:s/>- <text:s/>dipeptidyl-peptidase 10 (non-functional), B2M <text:s/>- <text:s/>beta-2-microglobulin, BCLAF1 <text:s/>- <text:s/>bcl2-associated transcription factor 1, NRXN3 <text:s/>- <text:s/>neurexin 3, FER <text:s/>- <text:s/>fer (fps/fes related) tyrosine kinase, LRP8 <text:s/>- <text:s/>low density lipoprotein receptor-related protein 8, apolipoprotein e receptor, FNIP1 <text:s/>- <text:s/>folliculin interacting protein 1, SFRP1 <text:s/>- <text:s/>secreted frizzled-related protein 1, TGFB3 <text:s/>- <text:s/>transforming growth factor, beta 3, GPR65 <text:s/>- <text:s/>g protein-coupled receptor 65, HNRNPA1 <text:s/>- <text:s/>heterogeneous nuclear ribonucleoprotein a1, ZEB2 <text:s/>- <text:s/>zinc finger e-box binding homeobox 2, SMCR7 <text:s/>- <text:s/>smith-magenis syndrome chromosome region, candidate 7, PTPRD <text:s/>- <text:s/>protein tyrosine phosphatase, receptor type, d, NET1 <text:s/>- <text:s/>neuroepithelial cell transforming 1, HSPA5 <text:s/>- <text:s/>heat shock 70kda protein 5 (glucose-regulated protein, 78kda), RUVBL2 <text:s/>- <text:s/>ruvb-like 2 (e. coli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9314</text:p>
          </table:table-cell>
          <table:table-cell table:style-name="ce1" office:value-type="string" calcext:value-type="string">
            <text:p>response to radiation</text:p>
          </table:table-cell>
          <table:table-cell table:style-name="ce1" office:value-type="float" office:value="0.000518" calcext:value-type="float">
            <text:p>0.000518</text:p>
          </table:table-cell>
          <table:table-cell table:style-name="ce1" office:value-type="float" office:value="0.0571" calcext:value-type="float">
            <text:p>0.0571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[CDC25A <text:s/>- <text:s/>cell division cycle 25a, NIPBL <text:s/>- <text:s/>nipped-b homolog (drosophila), CRY1 <text:s/>- <text:s/>cryptochrome 1 (photolyase-like), RFWD3 <text:s/>- <text:s/>ring finger and wd repeat domain 3, TP53BP1 <text:s/>- <text:s/>tumor protein p53 binding protein 1, NFATC4 <text:s/>- <text:s/>nuclear factor of activated t-cells, cytoplasmic, calcineurin-dependent 4, ASIC2 <text:s/>- <text:s/>acid-sensing (proton-gated) ion channel 2, PCNA <text:s/>- <text:s/>proliferating cell nuclear antigen, SFRP1 <text:s/>- <text:s/>secreted frizzled-related protein 1, HIST3H2A <text:s/>- <text:s/>histone cluster 3, h2a, RBM4 <text:s/>- <text:s/>rna binding motif protein 4, NPHP4 <text:s/>- <text:s/>nephronophthisis 4, CXCL10 <text:s/>- <text:s/>chemokine (c-x-c motif) ligand 10, SYNGAP1 <text:s/>- <text:s/>synaptic ras gtpase activating protein 1, TANC1 <text:s/>- <text:s/>tetratricopeptide repeat, ankyrin repeat and coiled-coil containing 1, PER1 <text:s/>- <text:s/>period circadian clock 1, CHEK2 <text:s/>- <text:s/>checkpoint kinase 2, BEST1 <text:s/>- <text:s/>bestrophin 1, TLK2 <text:s/>- <text:s/>tousled-like kinase 2, NUCKS1 <text:s/>- <text:s/>nuclear casein kinase and cyclin-dependent kinase substrate 1, XRCC4 <text:s/>- <text:s/>x-ray repair complementing defective repair in chinese hamster cells 4, NET1 <text:s/>- <text:s/>neuroepithelial cell transforming 1, HSPA5 <text:s/>- <text:s/>heat shock 70kda protein 5 (glucose-regulated protein, 78kda), HIF1A <text:s/>- <text:s/>hypoxia inducible factor 1, alpha subunit (basic helix-loop-helix transcription factor), RUVBL2 <text:s/>- <text:s/>ruvb-like 2 (e. coli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1548</text:p>
          </table:table-cell>
          <table:table-cell table:style-name="ce1" office:value-type="string" calcext:value-type="string">
            <text:p>ganglion development</text:p>
          </table:table-cell>
          <table:table-cell table:style-name="ce1" office:value-type="float" office:value="0.000589" calcext:value-type="float">
            <text:p>0.000589</text:p>
          </table:table-cell>
          <table:table-cell table:style-name="ce1" office:value-type="float" office:value="0.0645" calcext:value-type="float">
            <text:p>0.0645</text:p>
          </table:table-cell>
          <table:table-cell table:style-name="ce1" office:value-type="float" office:value="9.51" calcext:value-type="float">
            <text:p>9.5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SIX4 <text:s/>- <text:s/>six homeobox 4, TULP3 <text:s/>- <text:s/>tubby like protein 3, PHOX2B <text:s/>- <text:s/>paired-like homeobox 2b, SIX1 <text:s/>- <text:s/>six homeobox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001</text:p>
          </table:table-cell>
          <table:table-cell table:style-name="ce1" office:value-type="string" calcext:value-type="string">
            <text:p>regulation of DNA damage checkpoint</text:p>
          </table:table-cell>
          <table:table-cell table:style-name="ce1" office:value-type="float" office:value="0.000589" calcext:value-type="float">
            <text:p>0.000589</text:p>
          </table:table-cell>
          <table:table-cell table:style-name="ce1" office:value-type="float" office:value="0.064" calcext:value-type="float">
            <text:p>0.064</text:p>
          </table:table-cell>
          <table:table-cell table:style-name="ce1" office:value-type="float" office:value="9.51" calcext:value-type="float">
            <text:p>9.5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CHEK2 <text:s/>- <text:s/>checkpoint kinase 2, ETAA1 <text:s/>- <text:s/>ewing tumor-associated antigen 1, CRY1 <text:s/>- <text:s/>cryptochrome 1 (photolyase-like), RFWD3 <text:s/>- <text:s/>ring finger and wd repeat domain 3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3044</text:p>
          </table:table-cell>
          <table:table-cell table:style-name="ce1" office:value-type="string" calcext:value-type="string">
            <text:p>regulation of chromosome organization</text:p>
          </table:table-cell>
          <table:table-cell table:style-name="ce1" office:value-type="float" office:value="0.000607" calcext:value-type="float">
            <text:p>0.000607</text:p>
          </table:table-cell>
          <table:table-cell table:style-name="ce1" office:value-type="float" office:value="0.0655" calcext:value-type="float">
            <text:p>0.0655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[CDC6 <text:s/>- <text:s/>cell division cycle 6, NEK2 <text:s/>- <text:s/>nima-related kinase 2, DLGAP5 <text:s/>- <text:s/>discs, large (drosophila) homolog-associated protein 5, DCP2 <text:s/>- <text:s/>decapping mrna 2, ANAPC15 <text:s/>- <text:s/>anaphase promoting complex subunit 15, NIPBL <text:s/>- <text:s/>nipped-b homolog (drosophila), UBE2C <text:s/>- <text:s/>ubiquitin-conjugating enzyme e2c, HNRNPA1 <text:s/>- <text:s/>heterogeneous nuclear ribonucleoprotein a1, HNRNPC <text:s/>- <text:s/>heterogeneous nuclear ribonucleoprotein c (c1/c2), SNCA <text:s/>- <text:s/>synuclein, alpha (non a4 component of amyloid precursor), JARID2 <text:s/>- <text:s/>jumonji, at rich interactive domain 2, ISL1 <text:s/>- <text:s/>isl lim homeobox 1, SIN3A <text:s/>- <text:s/>sin3 transcription regulator family member a, KDM4A <text:s/>- <text:s/>lysine (k)-specific demethylase 4a, SET <text:s/>- <text:s/>set nuclear oncogene, TLK2 <text:s/>- <text:s/>tousled-like kinase 2, MYOCD <text:s/>- <text:s/>myocardin, ATAD2 <text:s/>- <text:s/>atpase family, aaa domain containing 2, NEK7 <text:s/>- <text:s/>nima-related kinase 7, RUVBL2 <text:s/>- <text:s/>ruvb-like 2 (e. coli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026</text:p>
          </table:table-cell>
          <table:table-cell table:style-name="ce1" office:value-type="string" calcext:value-type="string">
            <text:p>regulation of multicellular organismal development</text:p>
          </table:table-cell>
          <table:table-cell table:style-name="ce1" office:value-type="float" office:value="0.000614" calcext:value-type="float">
            <text:p>0.000614</text:p>
          </table:table-cell>
          <table:table-cell table:style-name="ce1" office:value-type="float" office:value="0.0657" calcext:value-type="float">
            <text:p>0.0657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[PTCH2 <text:s/>- <text:s/>patched 2, CDK1 <text:s/>- <text:s/>cyclin-dependent kinase 1, PAX6 <text:s/>- <text:s/>paired box 6, RBM15 <text:s/>- <text:s/>rna binding motif protein 15, HMGB2 <text:s/>- <text:s/>high mobility group box 2, CTGF <text:s/>- <text:s/>connective tissue growth factor, CTH <text:s/>- <text:s/>cystathionase (cystathionine gamma-lyase), SIX4 <text:s/>- <text:s/>six homeobox 4, RIMS2 <text:s/>- <text:s/>regulating synaptic membrane exocytosis 2, SOST <text:s/>- <text:s/>sclerostin, ASIC2 <text:s/>- <text:s/>acid-sensing (proton-gated) ion channel 2, ID1 <text:s/>- <text:s/>inhibitor of dna binding 1, dominant negative helix-loop-helix protein, GPC3 <text:s/>- <text:s/>glypican 3, DUSP6 <text:s/>- <text:s/>dual specificity phosphatase 6, PSMA3 <text:s/>- <text:s/>proteasome (prosome, macropain) subunit, alpha type, 3, TBX18 <text:s/>- <text:s/>t-box 18, FLRT3 <text:s/>- <text:s/>fibronectin leucine rich transmembrane protein 3, GRHL1 <text:s/>- <text:s/>grainyhead-like 1 (drosophila), WNT3 <text:s/>- <text:s/>wingless-type mmtv integration site family, member 3, SYNGAP1 <text:s/>- <text:s/>synaptic ras gtpase activating protein 1, GRHL3 <text:s/>- <text:s/>grainyhead-like 3 (drosophila), ID4 <text:s/>- <text:s/>inhibitor of dna binding 4, dominant negative helix-loop-helix protein, PAFAH1B1 <text:s/>- <text:s/>platelet-activating factor acetylhydrolase 1b, regulatory subunit 1 (45kda), NKX6-1 <text:s/>- <text:s/>nk6 homeobox 1, HOXD3 <text:s/>- <text:s/>homeobox d3, EAF2 <text:s/>- <text:s/>ell associated factor 2, LDB1 <text:s/>- <text:s/>lim domain binding 1, TSC22D3 <text:s/>- <text:s/>tsc22 domain family, member 3, BRINP2 <text:s/>- <text:s/>bone morphogenetic protein/retinoic acid inducible neural-specific 2, MYOCD <text:s/>- <text:s/>myocardin, WARS <text:s/>- <text:s/>tryptophanyl-trna synthetase, HIF1A <text:s/>- <text:s/>hypoxia inducible factor 1, alpha subunit (basic helix-loop-helix transcription factor), KIF14 <text:s/>- <text:s/>kinesin family member 14, PSME2 <text:s/>- <text:s/>proteasome (prosome, macropain) activator subunit 2 (pa28 beta), OLIG2 <text:s/>- <text:s/>oligodendrocyte lineage transcription factor 2, NIPBL <text:s/>- <text:s/>nipped-b homolog (drosophila), DLG1 <text:s/>- <text:s/>discs, large homolog 1 (drosophila), MYRF <text:s/>- <text:s/>myelin regulatory factor, USP19 <text:s/>- <text:s/>ubiquitin specific peptidase 19, BAI2 <text:s/>- <text:s/>brain-specific angiogenesis inhibitor 2, SNCA <text:s/>- <text:s/>synuclein, alpha (non a4 component of amyloid precursor), DDR2 <text:s/>- <text:s/>discoidin domain receptor tyrosine kinase 2, ISL1 <text:s/>- <text:s/>isl lim homeobox 1, TP53BP1 <text:s/>- <text:s/>tumor protein p53 binding protein 1, UBB <text:s/>- <text:s/>ubiquitin b, B2M <text:s/>- <text:s/>beta-2-microglobulin, NFATC4 <text:s/>- <text:s/>nuclear factor of activated t-cells, cytoplasmic, calcineurin-dependent 4, TULP3 <text:s/>- <text:s/>tubby like protein 3, SPAG9 <text:s/>- <text:s/>sperm associated antigen 9, CELSR3 <text:s/>- <text:s/>cadherin, egf lag seven-pass g-type receptor 3, NRXN3 <text:s/>- <text:s/>neurexin 3, LRP8 <text:s/>- <text:s/>low density lipoprotein receptor-related protein 8, apolipoprotein e receptor, FNIP1 <text:s/>- <text:s/>folliculin interacting protein 1, FGF20 <text:s/>- <text:s/>fibroblast growth factor 20, SIX1 <text:s/>- <text:s/>six homeobox 1, CDK5RAP3 <text:s/>- <text:s/>cdk5 regulatory subunit associated protein 3, S100B <text:s/>- <text:s/>s100 calcium binding protein b, SFRP1 <text:s/>- <text:s/>secreted frizzled-related protein 1, GATA6 <text:s/>- <text:s/>gata binding protein 6, TGFB3 <text:s/>- <text:s/>transforming growth factor, beta 3, TGFB1I1 <text:s/>- <text:s/>transforming growth factor beta 1 induced transcript 1, ZEB2 <text:s/>- <text:s/>zinc finger e-box binding homeobox 2, CXCL10 <text:s/>- <text:s/>chemokine (c-x-c motif) ligand 10, CNTN2 <text:s/>- <text:s/>contactin 2 (axonal), KDM4A <text:s/>- <text:s/>lysine (k)-specific demethylase 4a, PARD3 <text:s/>- <text:s/>par-3 partitioning defective 3 homolog (c. elegans), PTPRD <text:s/>- <text:s/>protein tyrosine phosphatase, receptor type, d, LEF1 <text:s/>- <text:s/>lymphoid enhancer-binding factor 1, RTN4 <text:s/>- <text:s/>reticulon 4, PHOX2B <text:s/>- <text:s/>paired-like homeobox 2b, HSPA5 <text:s/>- <text:s/>heat shock 70kda protein 5 (glucose-regulated protein, 78kda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716</text:p>
          </table:table-cell>
          <table:table-cell table:style-name="ce1" office:value-type="string" calcext:value-type="string">
            <text:p>cellular response to stimulus</text:p>
          </table:table-cell>
          <table:table-cell table:style-name="ce1" office:value-type="float" office:value="0.000637" calcext:value-type="float">
            <text:p>0.000637</text:p>
          </table:table-cell>
          <table:table-cell table:style-name="ce1" office:value-type="float" office:value="0.0677" calcext:value-type="float">
            <text:p>0.0677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973" calcext:value-type="float">
            <text:p>1973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[CDC6 <text:s/>- <text:s/>cell division cycle 6, CDC25A <text:s/>- <text:s/>cell division cycle 25a, CDK1 <text:s/>- <text:s/>cyclin-dependent kinase 1, PMS2 <text:s/>- <text:s/>pms2 postmeiotic segregation increased 2 (s. cerevisiae), CDH1 <text:s/>- <text:s/>cadherin 1, type 1, e-cadherin (epithelial), RFWD3 <text:s/>- <text:s/>ring finger and wd repeat domain 3, ZNF385A <text:s/>- <text:s/>zinc finger protein 385a, PDIA4 <text:s/>- <text:s/>protein disulfide isomerase family a, member 4, HMGB2 <text:s/>- <text:s/>high mobility group box 2, SIN3A <text:s/>- <text:s/>sin3 transcription regulator family member a, RHOQ <text:s/>- <text:s/>ras homolog family member q, DDC <text:s/>- <text:s/>dopa decarboxylase (aromatic l-amino acid decarboxylase), WNT8B <text:s/>- <text:s/>wingless-type mmtv integration site family, member 8b, ETAA1 <text:s/>- <text:s/>ewing tumor-associated antigen 1, CTH <text:s/>- <text:s/>cystathionase (cystathionine gamma-lyase), HERPUD1 <text:s/>- <text:s/>homocysteine-inducible, endoplasmic reticulum stress-inducible, ubiquitin-like domain member 1, ACACA <text:s/>- <text:s/>acetyl-coa carboxylase alpha, USP16 <text:s/>- <text:s/>ubiquitin specific peptidase 16, COX4I2 <text:s/>- <text:s/>cytochrome c oxidase subunit iv isoform 2 (lung), CCNO <text:s/>- <text:s/>cyclin o, CHP1 <text:s/>- <text:s/>calcineurin-like ef-hand protein 1, SOST <text:s/>- <text:s/>sclerostin, AQP4 <text:s/>- <text:s/>aquaporin 4, MAEL <text:s/>- <text:s/>maelstrom spermatogenic transposon silencer, SP1 <text:s/>- <text:s/>sp1 transcription factor, ID1 <text:s/>- <text:s/>inhibitor of dna binding 1, dominant negative helix-loop-helix protein, GUCY1B3 <text:s/>- <text:s/>guanylate cyclase 1, soluble, beta 3, HK2 <text:s/>- <text:s/>hexokinase 2, PSMA3 <text:s/>- <text:s/>proteasome (prosome, macropain) subunit, alpha type, 3, ADNP2 <text:s/>- <text:s/>adnp homeobox 2, P4HB <text:s/>- <text:s/>prolyl 4-hydroxylase, beta polypeptide, SOX4 <text:s/>- <text:s/>sry (sex determining region y)-box 4, CNOT10 <text:s/>- <text:s/>ccr4-not transcription complex, subunit 10, WNT3 <text:s/>- <text:s/>wingless-type mmtv integration site family, member 3, CHEK2 <text:s/>- <text:s/>checkpoint kinase 2, RAB11B <text:s/>- <text:s/>rab11b, member ras oncogene family, NKX6-1 <text:s/>- <text:s/>nk6 homeobox 1, NUCKS1 <text:s/>- <text:s/>nuclear casein kinase and cyclin-dependent kinase substrate 1, ATF6B <text:s/>- <text:s/>activating transcription factor 6 beta, BRINP2 <text:s/>- <text:s/>bone morphogenetic protein/retinoic acid inducible neural-specific 2, DERL2 <text:s/>- <text:s/>derlin 2, VCP <text:s/>- <text:s/>valosin containing protein, HIF1A <text:s/>- <text:s/>hypoxia inducible factor 1, alpha subunit (basic helix-loop-helix transcription factor), SESN3 <text:s/>- <text:s/>sestrin 3, CRKL <text:s/>- <text:s/>v-crk avian sarcoma virus ct10 oncogene homolog-like, H2AFZ <text:s/>- <text:s/>h2a histone family, member z, PSME2 <text:s/>- <text:s/>proteasome (prosome, macropain) activator subunit 2 (pa28 beta), NIPBL <text:s/>- <text:s/>nipped-b homolog (drosophila), USP19 <text:s/>- <text:s/>ubiquitin specific peptidase 19, MACROD1 <text:s/>- <text:s/>macro domain containing 1, CRY1 <text:s/>- <text:s/>cryptochrome 1 (photolyase-like), KIF18A <text:s/>- <text:s/>kinesin family member 18a, IRS1 <text:s/>- <text:s/>insulin receptor substrate 1, SNCA <text:s/>- <text:s/>synuclein, alpha (non a4 component of amyloid precursor), PPM1A <text:s/>- <text:s/>protein phosphatase, mg2+/mn2+ dependent, 1a, ISL1 <text:s/>- <text:s/>isl lim homeobox 1, TP53BP1 <text:s/>- <text:s/>tumor protein p53 binding protein 1, UBB <text:s/>- <text:s/>ubiquitin b, B2M <text:s/>- <text:s/>beta-2-microglobulin, BCLAF1 <text:s/>- <text:s/>bcl2-associated transcription factor 1, MACROD2 <text:s/>- <text:s/>macro domain containing 2, SZT2 <text:s/>- <text:s/>seizure threshold 2 homolog (mouse), NFATC4 <text:s/>- <text:s/>nuclear factor of activated t-cells, cytoplasmic, calcineurin-dependent 4, NFE2L1 <text:s/>- <text:s/>nuclear factor (erythroid-derived 2)-like 1, SESN2 <text:s/>- <text:s/>sestrin 2, INO80B <text:s/>- <text:s/>ino80 complex subunit b, FER <text:s/>- <text:s/>fer (fps/fes related) tyrosine kinase, LRP8 <text:s/>- <text:s/>low density lipoprotein receptor-related protein 8, apolipoprotein e receptor, FNIP1 <text:s/>- <text:s/>folliculin interacting protein 1, KLF1 <text:s/>- <text:s/>kruppel-like factor 1 (erythroid), SIX1 <text:s/>- <text:s/>six homeobox 1, CDK5RAP3 <text:s/>- <text:s/>cdk5 regulatory subunit associated protein 3, PCNA <text:s/>- <text:s/>proliferating cell nuclear antigen, S100B <text:s/>- <text:s/>s100 calcium binding protein b, SFRP1 <text:s/>- <text:s/>secreted frizzled-related protein 1, GATA6 <text:s/>- <text:s/>gata binding protein 6, GNB2 <text:s/>- <text:s/>guanine nucleotide binding protein (g protein), beta polypeptide 2, HIST3H2A <text:s/>- <text:s/>histone cluster 3, h2a, HNRNPA1 <text:s/>- <text:s/>heterogeneous nuclear ribonucleoprotein a1, RBM4 <text:s/>- <text:s/>rna binding motif protein 4, CXCL10 <text:s/>- <text:s/>chemokine (c-x-c motif) ligand 10, HELB <text:s/>- <text:s/>helicase (dna) b, REC8 <text:s/>- <text:s/>rec8 meiotic recombination protein, SETD2 <text:s/>- <text:s/>set domain containing 2, TLK2 <text:s/>- <text:s/>tousled-like kinase 2, XRCC4 <text:s/>- <text:s/>x-ray repair complementing defective repair in chinese hamster cells 4, LARP1 <text:s/>- <text:s/>la ribonucleoprotein domain family, member 1, POLA1 <text:s/>- <text:s/>polymerase (dna directed), alpha 1, catalytic subunit, LEF1 <text:s/>- <text:s/>lymphoid enhancer-binding factor 1, PHOX2B <text:s/>- <text:s/>paired-like homeobox 2b, HSPA5 <text:s/>- <text:s/>heat shock 70kda protein 5 (glucose-regulated protein, 78kda), NET1 <text:s/>- <text:s/>neuroepithelial cell transforming 1, PRKAR1A <text:s/>- <text:s/>protein kinase, camp-dependent, regulatory, type i, alpha, ANK3 <text:s/>- <text:s/>ankyrin 3, node of ranvier (ankyrin g), RUVBL2 <text:s/>- <text:s/>ruvb-like 2 (e. coli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5886</text:p>
          </table:table-cell>
          <table:table-cell table:style-name="ce1" office:value-type="string" calcext:value-type="string">
            <text:p>vascular smooth muscle cell differentiation</text:p>
          </table:table-cell>
          <table:table-cell table:style-name="ce1" office:value-type="float" office:value="0.00079" calcext:value-type="float">
            <text:p>0.00079</text:p>
          </table:table-cell>
          <table:table-cell table:style-name="ce1" office:value-type="float" office:value="0.0834" calcext:value-type="float">
            <text:p>0.0834</text:p>
          </table:table-cell>
          <table:table-cell table:style-name="ce1" office:value-type="float" office:value="14.27" calcext:value-type="float">
            <text:p>14.2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[EPC1 <text:s/>- <text:s/>enhancer of polycomb homolog 1 (drosophila), GATA6 <text:s/>- <text:s/>gata binding protein 6, MYOCD <text:s/>- <text:s/>myocardi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859</text:p>
          </table:table-cell>
          <table:table-cell table:style-name="ce1" office:value-type="string" calcext:value-type="string">
            <text:p>regulation of protein kinase activity</text:p>
          </table:table-cell>
          <table:table-cell table:style-name="ce1" office:value-type="float" office:value="0.000824" calcext:value-type="float">
            <text:p>0.000824</text:p>
          </table:table-cell>
          <table:table-cell table:style-name="ce1" office:value-type="float" office:value="0.0863" calcext:value-type="float">
            <text:p>0.0863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[CDC6 <text:s/>- <text:s/>cell division cycle 6, KIF14 <text:s/>- <text:s/>kinesin family member 14, CRKL <text:s/>- <text:s/>v-crk avian sarcoma virus ct10 oncogene homolog-like, CDC25A <text:s/>- <text:s/>cell division cycle 25a, CDK1 <text:s/>- <text:s/>cyclin-dependent kinase 1, DLG1 <text:s/>- <text:s/>discs, large homolog 1 (drosophila), SNCA <text:s/>- <text:s/>synuclein, alpha (non a4 component of amyloid precursor), DDR2 <text:s/>- <text:s/>discoidin domain receptor tyrosine kinase 2, CCNG1 <text:s/>- <text:s/>cyclin g1, UBB <text:s/>- <text:s/>ubiquitin b, ETAA1 <text:s/>- <text:s/>ewing tumor-associated antigen 1, MAP3K9 <text:s/>- <text:s/>mitogen-activated protein kinase kinase kinase 9, SPAG9 <text:s/>- <text:s/>sperm associated antigen 9, SESN2 <text:s/>- <text:s/>sestrin 2, RAP2B <text:s/>- <text:s/>rap2b, member of ras oncogene family, LRP8 <text:s/>- <text:s/>low density lipoprotein receptor-related protein 8, apolipoprotein e receptor, CHP1 <text:s/>- <text:s/>calcineurin-like ef-hand protein 1, CDK5RAP3 <text:s/>- <text:s/>cdk5 regulatory subunit associated protein 3, SERTAD1 <text:s/>- <text:s/>serta domain containing 1, SFRP1 <text:s/>- <text:s/>secreted frizzled-related protein 1, TGFB3 <text:s/>- <text:s/>transforming growth factor, beta 3, DUSP6 <text:s/>- <text:s/>dual specificity phosphatase 6, SPRY2 <text:s/>- <text:s/>sprouty homolog 2 (drosophila), ZEB2 <text:s/>- <text:s/>zinc finger e-box binding homeobox 2, PPP2R1A <text:s/>- <text:s/>protein phosphatase 2, regulatory subunit a, alpha, FLRT3 <text:s/>- <text:s/>fibronectin leucine rich transmembrane protein 3, CXCL10 <text:s/>- <text:s/>chemokine (c-x-c motif) ligand 10, ZFP91 <text:s/>- <text:s/>zfp91 zinc finger protein, CKS2 <text:s/>- <text:s/>cdc28 protein kinase regulatory subunit 2, RGS4 <text:s/>- <text:s/>regulator of g-protein signaling 4, CALM3 <text:s/>- <text:s/>calmodulin 3 (phosphorylase kinase, delta), FAM212B <text:s/>- <text:s/>family with sequence similarity 212, member b, MYOCD <text:s/>- <text:s/>myocardin, WARS <text:s/>- <text:s/>tryptophanyl-trna synthetase, HSPA5 <text:s/>- <text:s/>heat shock 70kda protein 5 (glucose-regulated protein, 78kda), PRKAR1A <text:s/>- <text:s/>protein kinase, camp-dependent, regulatory, type i, alph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4587</text:p>
          </table:table-cell>
          <table:table-cell table:style-name="ce1" office:value-type="string" calcext:value-type="string">
            <text:p>piRNA metabolic process</text:p>
          </table:table-cell>
          <table:table-cell table:style-name="ce1" office:value-type="float" office:value="0.000828" calcext:value-type="float">
            <text:p>0.000828</text:p>
          </table:table-cell>
          <table:table-cell table:style-name="ce1" office:value-type="float" office:value="0.086" calcext:value-type="float">
            <text:p>0.086</text:p>
          </table:table-cell>
          <table:table-cell table:style-name="ce1" office:value-type="float" office:value="8.78" calcext:value-type="float">
            <text:p>8.7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[DDX4 <text:s/>- <text:s/>dead (asp-glu-ala-asp) box polypeptide 4, MAEL <text:s/>- <text:s/>maelstrom spermatogenic transposon silencer, TDRKH <text:s/>- <text:s/>tudor and kh domain containing, EXD1 <text:s/>- <text:s/>exonuclease 3'-5' domain containing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1900</text:p>
          </table:table-cell>
          <table:table-cell table:style-name="ce1" office:value-type="string" calcext:value-type="string">
            <text:p>regulation of protein serine/threonine kinase activity</text:p>
          </table:table-cell>
          <table:table-cell table:style-name="ce1" office:value-type="float" office:value="0.000841" calcext:value-type="float">
            <text:p>0.000841</text:p>
          </table:table-cell>
          <table:table-cell table:style-name="ce1" office:value-type="float" office:value="0.0867" calcext:value-type="float">
            <text:p>0.0867</text:p>
          </table:table-cell>
          <table:table-cell table:style-name="ce1" office:value-type="float" office:value="1.96" calcext:value-type="float">
            <text:p>1.9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[CDC6 <text:s/>- <text:s/>cell division cycle 6, CDC25A <text:s/>- <text:s/>cell division cycle 25a, CRKL <text:s/>- <text:s/>v-crk avian sarcoma virus ct10 oncogene homolog-like, CDK1 <text:s/>- <text:s/>cyclin-dependent kinase 1, SNCA <text:s/>- <text:s/>synuclein, alpha (non a4 component of amyloid precursor), UBB <text:s/>- <text:s/>ubiquitin b, CCNG1 <text:s/>- <text:s/>cyclin g1, ETAA1 <text:s/>- <text:s/>ewing tumor-associated antigen 1, MAP3K9 <text:s/>- <text:s/>mitogen-activated protein kinase kinase kinase 9, SPAG9 <text:s/>- <text:s/>sperm associated antigen 9, SESN2 <text:s/>- <text:s/>sestrin 2, CDK5RAP3 <text:s/>- <text:s/>cdk5 regulatory subunit associated protein 3, SERTAD1 <text:s/>- <text:s/>serta domain containing 1, SFRP1 <text:s/>- <text:s/>secreted frizzled-related protein 1, TGFB3 <text:s/>- <text:s/>transforming growth factor, beta 3, DUSP6 <text:s/>- <text:s/>dual specificity phosphatase 6, SPRY2 <text:s/>- <text:s/>sprouty homolog 2 (drosophila), PPP2R1A <text:s/>- <text:s/>protein phosphatase 2, regulatory subunit a, alpha, ZEB2 <text:s/>- <text:s/>zinc finger e-box binding homeobox 2, ZFP91 <text:s/>- <text:s/>zfp91 zinc finger protein, CKS2 <text:s/>- <text:s/>cdc28 protein kinase regulatory subunit 2, RGS4 <text:s/>- <text:s/>regulator of g-protein signaling 4, CALM3 <text:s/>- <text:s/>calmodulin 3 (phosphorylase kinase, delta), FAM212B <text:s/>- <text:s/>family with sequence similarity 212, member b, MYOCD <text:s/>- <text:s/>myocardin, PRKAR1A <text:s/>- <text:s/>protein kinase, camp-dependent, regulatory, type i, alph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3549</text:p>
          </table:table-cell>
          <table:table-cell table:style-name="ce1" office:value-type="string" calcext:value-type="string">
            <text:p>regulation of kinase activity</text:p>
          </table:table-cell>
          <table:table-cell table:style-name="ce1" office:value-type="float" office:value="0.000883" calcext:value-type="float">
            <text:p>0.000883</text:p>
          </table:table-cell>
          <table:table-cell table:style-name="ce1" office:value-type="float" office:value="0.0905" calcext:value-type="float">
            <text:p>0.0905</text:p>
          </table:table-cell>
          <table:table-cell table:style-name="ce1" office:value-type="float" office:value="1.71" calcext:value-type="float">
            <text:p>1.7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[CDC6 <text:s/>- <text:s/>cell division cycle 6, KIF14 <text:s/>- <text:s/>kinesin family member 14, CRKL <text:s/>- <text:s/>v-crk avian sarcoma virus ct10 oncogene homolog-like, CDC25A <text:s/>- <text:s/>cell division cycle 25a, CDK1 <text:s/>- <text:s/>cyclin-dependent kinase 1, DLG1 <text:s/>- <text:s/>discs, large homolog 1 (drosophila), IRS1 <text:s/>- <text:s/>insulin receptor substrate 1, SNCA <text:s/>- <text:s/>synuclein, alpha (non a4 component of amyloid precursor), DDR2 <text:s/>- <text:s/>discoidin domain receptor tyrosine kinase 2, UBB <text:s/>- <text:s/>ubiquitin b, CCNG1 <text:s/>- <text:s/>cyclin g1, ETAA1 <text:s/>- <text:s/>ewing tumor-associated antigen 1, MAP3K9 <text:s/>- <text:s/>mitogen-activated protein kinase kinase kinase 9, SPAG9 <text:s/>- <text:s/>sperm associated antigen 9, SESN2 <text:s/>- <text:s/>sestrin 2, RAP2B <text:s/>- <text:s/>rap2b, member of ras oncogene family, LRP8 <text:s/>- <text:s/>low density lipoprotein receptor-related protein 8, apolipoprotein e receptor, CHP1 <text:s/>- <text:s/>calcineurin-like ef-hand protein 1, CDK5RAP3 <text:s/>- <text:s/>cdk5 regulatory subunit associated protein 3, SERTAD1 <text:s/>- <text:s/>serta domain containing 1, SFRP1 <text:s/>- <text:s/>secreted frizzled-related protein 1, TGFB3 <text:s/>- <text:s/>transforming growth factor, beta 3, DUSP6 <text:s/>- <text:s/>dual specificity phosphatase 6, SPRY2 <text:s/>- <text:s/>sprouty homolog 2 (drosophila), ZEB2 <text:s/>- <text:s/>zinc finger e-box binding homeobox 2, PPP2R1A <text:s/>- <text:s/>protein phosphatase 2, regulatory subunit a, alpha, FLRT3 <text:s/>- <text:s/>fibronectin leucine rich transmembrane protein 3, CXCL10 <text:s/>- <text:s/>chemokine (c-x-c motif) ligand 10, ZFP91 <text:s/>- <text:s/>zfp91 zinc finger protein, CKS2 <text:s/>- <text:s/>cdc28 protein kinase regulatory subunit 2, RGS4 <text:s/>- <text:s/>regulator of g-protein signaling 4, LDB1 <text:s/>- <text:s/>lim domain binding 1, CALM3 <text:s/>- <text:s/>calmodulin 3 (phosphorylase kinase, delta), FAM212B <text:s/>- <text:s/>family with sequence similarity 212, member b, MYOCD <text:s/>- <text:s/>myocardin, WARS <text:s/>- <text:s/>tryptophanyl-trna synthetase, HSPA5 <text:s/>- <text:s/>heat shock 70kda protein 5 (glucose-regulated protein, 78kda), PRKAR1A <text:s/>- <text:s/>protein kinase, camp-dependent, regulatory, type i, alph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9968</text:p>
          </table:table-cell>
          <table:table-cell table:style-name="ce1" office:value-type="string" calcext:value-type="string">
            <text:p>negative regulation of signal transduction</text:p>
          </table:table-cell>
          <table:table-cell table:style-name="ce1" office:value-type="float" office:value="0.000902" calcext:value-type="float">
            <text:p>0.000902</text:p>
          </table:table-cell>
          <table:table-cell table:style-name="ce1" office:value-type="float" office:value="0.0918" calcext:value-type="float">
            <text:p>0.0918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[PTCH2 <text:s/>- <text:s/>patched 2, ZNF385A <text:s/>- <text:s/>zinc finger protein 385a, HMGB2 <text:s/>- <text:s/>high mobility group box 2, RGS8 <text:s/>- <text:s/>regulator of g-protein signaling 8, TLE1 <text:s/>- <text:s/>transducin-like enhancer of split 1 (e(sp1) homolog, drosophila), CTH <text:s/>- <text:s/>cystathionase (cystathionine gamma-lyase), HERPUD1 <text:s/>- <text:s/>homocysteine-inducible, endoplasmic reticulum stress-inducible, ubiquitin-like domain member 1, LMO3 <text:s/>- <text:s/>lim domain only 3 (rhombotin-like 2), CHP1 <text:s/>- <text:s/>calcineurin-like ef-hand protein 1, SOST <text:s/>- <text:s/>sclerostin, GPC3 <text:s/>- <text:s/>glypican 3, DUSP6 <text:s/>- <text:s/>dual specificity phosphatase 6, PSMA3 <text:s/>- <text:s/>proteasome (prosome, macropain) subunit, alpha type, 3, TBX18 <text:s/>- <text:s/>t-box 18, NPHP4 <text:s/>- <text:s/>nephronophthisis 4, PPP2R1A <text:s/>- <text:s/>protein phosphatase 2, regulatory subunit a, alpha, FLRT3 <text:s/>- <text:s/>fibronectin leucine rich transmembrane protein 3, C12orf52 <text:s/>- <text:s/>chromosome 12 open reading frame 52, SYNGAP1 <text:s/>- <text:s/>synaptic ras gtpase activating protein 1, PER1 <text:s/>- <text:s/>period circadian clock 1, PAFAH1B1 <text:s/>- <text:s/>platelet-activating factor acetylhydrolase 1b, regulatory subunit 1 (45kda), RGS4 <text:s/>- <text:s/>regulator of g-protein signaling 4, CALM3 <text:s/>- <text:s/>calmodulin 3 (phosphorylase kinase, delta), MYOCD <text:s/>- <text:s/>myocardin, SCAI <text:s/>- <text:s/>suppressor of cancer cell invasion, HIF1A <text:s/>- <text:s/>hypoxia inducible factor 1, alpha subunit (basic helix-loop-helix transcription factor), SESN3 <text:s/>- <text:s/>sestrin 3, PSME2 <text:s/>- <text:s/>proteasome (prosome, macropain) activator subunit 2 (pa28 beta), DLG1 <text:s/>- <text:s/>discs, large homolog 1 (drosophila), CRY1 <text:s/>- <text:s/>cryptochrome 1 (photolyase-like), SNCA <text:s/>- <text:s/>synuclein, alpha (non a4 component of amyloid precursor), IRS1 <text:s/>- <text:s/>insulin receptor substrate 1, PPM1A <text:s/>- <text:s/>protein phosphatase, mg2+/mn2+ dependent, 1a, ISL1 <text:s/>- <text:s/>isl lim homeobox 1, PPM1B <text:s/>- <text:s/>protein phosphatase, mg2+/mn2+ dependent, 1b, CHRDL1 <text:s/>- <text:s/>chordin-like 1, UBB <text:s/>- <text:s/>ubiquitin b, SZT2 <text:s/>- <text:s/>seizure threshold 2 homolog (mouse), TULP3 <text:s/>- <text:s/>tubby like protein 3, NFATC4 <text:s/>- <text:s/>nuclear factor of activated t-cells, cytoplasmic, calcineurin-dependent 4, SESN2 <text:s/>- <text:s/>sestrin 2, FNIP1 <text:s/>- <text:s/>folliculin interacting protein 1, CDK5RAP3 <text:s/>- <text:s/>cdk5 regulatory subunit associated protein 3, SFRP1 <text:s/>- <text:s/>secreted frizzled-related protein 1, TGFB3 <text:s/>- <text:s/>transforming growth factor, beta 3, TGFB1I1 <text:s/>- <text:s/>transforming growth factor beta 1 induced transcript 1, SPRY2 <text:s/>- <text:s/>sprouty homolog 2 (drosophila), LEF1 <text:s/>- <text:s/>lymphoid enhancer-binding factor 1, HSPA5 <text:s/>- <text:s/>heat shock 70kda protein 5 (glucose-regulated protein, 78kda), SMAD6 <text:s/>- <text:s/>smad family member 6, HDAC1 <text:s/>- <text:s/>histone deacetylase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2269</text:p>
          </table:table-cell>
          <table:table-cell table:style-name="ce1" office:value-type="string" calcext:value-type="string">
            <text:p>negative regulation of cellular protein metabolic process</text:p>
          </table:table-cell>
          <table:table-cell table:style-name="ce1" office:value-type="float" office:value="0.000929" calcext:value-type="float">
            <text:p>0.000929</text:p>
          </table:table-cell>
          <table:table-cell table:style-name="ce1" office:value-type="float" office:value="0.0938" calcext:value-type="float">
            <text:p>0.0938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[CDK1 <text:s/>- <text:s/>cyclin-dependent kinase 1, PSME2 <text:s/>- <text:s/>proteasome (prosome, macropain) activator subunit 2 (pa28 beta), DLG1 <text:s/>- <text:s/>discs, large homolog 1 (drosophila), ANAPC5 <text:s/>- <text:s/>anaphase promoting complex subunit 5, USP19 <text:s/>- <text:s/>ubiquitin specific peptidase 19, CRY1 <text:s/>- <text:s/>cryptochrome 1 (photolyase-like), SNCA <text:s/>- <text:s/>synuclein, alpha (non a4 component of amyloid precursor), JARID2 <text:s/>- <text:s/>jumonji, at rich interactive domain 2, SIN3A <text:s/>- <text:s/>sin3 transcription regulator family member a, UBB <text:s/>- <text:s/>ubiquitin b, SET <text:s/>- <text:s/>set nuclear oncogene, HERPUD1 <text:s/>- <text:s/>homocysteine-inducible, endoplasmic reticulum stress-inducible, ubiquitin-like domain member 1, LMO3 <text:s/>- <text:s/>lim domain only 3 (rhombotin-like 2), SESN2 <text:s/>- <text:s/>sestrin 2, TNRC6B <text:s/>- <text:s/>trinucleotide repeat containing 6b, FNIP1 <text:s/>- <text:s/>folliculin interacting protein 1, CHP1 <text:s/>- <text:s/>calcineurin-like ef-hand protein 1, CDK5RAP3 <text:s/>- <text:s/>cdk5 regulatory subunit associated protein 3, SFRP1 <text:s/>- <text:s/>secreted frizzled-related protein 1, IGF2BP2 <text:s/>- <text:s/>insulin-like growth factor 2 mrna binding protein 2, ANAPC15 <text:s/>- <text:s/>anaphase promoting complex subunit 15, GPC3 <text:s/>- <text:s/>glypican 3, DUSP6 <text:s/>- <text:s/>dual specificity phosphatase 6, UBE2C <text:s/>- <text:s/>ubiquitin-conjugating enzyme e2c, PSMA3 <text:s/>- <text:s/>proteasome (prosome, macropain) subunit, alpha type, 3, RBM4 <text:s/>- <text:s/>rna binding motif protein 4, SPRY2 <text:s/>- <text:s/>sprouty homolog 2 (drosophila), PPP2R1A <text:s/>- <text:s/>protein phosphatase 2, regulatory subunit a, alpha, SOX4 <text:s/>- <text:s/>sry (sex determining region y)-box 4, FLRT3 <text:s/>- <text:s/>fibronectin leucine rich transmembrane protein 3, PER1 <text:s/>- <text:s/>period circadian clock 1, KDM4A <text:s/>- <text:s/>lysine (k)-specific demethylase 4a, PARD3 <text:s/>- <text:s/>par-3 partitioning defective 3 homolog (c. elegans), PAFAH1B1 <text:s/>- <text:s/>platelet-activating factor acetylhydrolase 1b, regulatory subunit 1 (45kda), TLK2 <text:s/>- <text:s/>tousled-like kinase 2, RGS4 <text:s/>- <text:s/>regulator of g-protein signaling 4, LARP1 <text:s/>- <text:s/>la ribonucleoprotein domain family, member 1, CALM3 <text:s/>- <text:s/>calmodulin 3 (phosphorylase kinase, delta), LEF1 <text:s/>- <text:s/>lymphoid enhancer-binding factor 1, FAM212B <text:s/>- <text:s/>family with sequence similarity 212, member b, MYOCD <text:s/>- <text:s/>myocardin, SMAD6 <text:s/>- <text:s/>smad family member 6, WARS <text:s/>- <text:s/>tryptophanyl-trna synthetase, CLEC16A <text:s/>- <text:s/>c-type lectin domain family 16, member a, PRKAR1A <text:s/>- <text:s/>protein kinase, camp-dependent, regulatory, type i, alph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65009</text:p>
          </table:table-cell>
          <table:table-cell table:style-name="ce1" office:value-type="string" calcext:value-type="string">
            <text:p>regulation of molecular function</text:p>
          </table:table-cell>
          <table:table-cell table:style-name="ce1" office:value-type="float" office:value="0.000938" calcext:value-type="float">
            <text:p>0.000938</text:p>
          </table:table-cell>
          <table:table-cell table:style-name="ce1" office:value-type="float" office:value="0.094" calcext:value-type="float">
            <text:p>0.094</text:p>
          </table:table-cell>
          <table:table-cell table:style-name="ce1" office:value-type="float" office:value="1.32" calcext:value-type="float">
            <text:p>1.3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351" calcext:value-type="float">
            <text:p>2351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[CDC6 <text:s/>- <text:s/>cell division cycle 6, MAPRE1 <text:s/>- <text:s/>microtubule-associated protein, rp/eb family, member 1, CDC25A <text:s/>- <text:s/>cell division cycle 25a, CDK1 <text:s/>- <text:s/>cyclin-dependent kinase 1, KCNAB2 <text:s/>- <text:s/>potassium voltage-gated channel, shaker-related subfamily, beta member 2, ARHGAP15 <text:s/>- <text:s/>rho gtpase activating protein 15, SIN3A <text:s/>- <text:s/>sin3 transcription regulator family member a, SET <text:s/>- <text:s/>set nuclear oncogene, ETAA1 <text:s/>- <text:s/>ewing tumor-associated antigen 1, MAP3K9 <text:s/>- <text:s/>mitogen-activated protein kinase kinase kinase 9, ABR <text:s/>- <text:s/>active bcr-related, PPP1R3B <text:s/>- <text:s/>protein phosphatase 1, regulatory subunit 3b, CYTH2 <text:s/>- <text:s/>cytohesin 2, CHP1 <text:s/>- <text:s/>calcineurin-like ef-hand protein 1, CYCS <text:s/>- <text:s/>cytochrome c, somatic, ANAPC15 <text:s/>- <text:s/>anaphase promoting complex subunit 15, GPC3 <text:s/>- <text:s/>glypican 3, GUCA2A <text:s/>- <text:s/>guanylate cyclase activator 2a (guanylin), SRGAP3 <text:s/>- <text:s/>slit-robo rho gtpase activating protein 3, PSMA3 <text:s/>- <text:s/>proteasome (prosome, macropain) subunit, alpha type, 3, SYNGAP1 <text:s/>- <text:s/>synaptic ras gtpase activating protein 1, GRHL3 <text:s/>- <text:s/>grainyhead-like 3 (drosophila), PAFAH1B1 <text:s/>- <text:s/>platelet-activating factor acetylhydrolase 1b, regulatory subunit 1 (45kda), NUCKS1 <text:s/>- <text:s/>nuclear casein kinase and cyclin-dependent kinase substrate 1, RGS4 <text:s/>- <text:s/>regulator of g-protein signaling 4, LDB1 <text:s/>- <text:s/>lim domain binding 1, RNF31 <text:s/>- <text:s/>ring finger protein 31, NDE1 <text:s/>- <text:s/>nude neurodevelopment protein 1, PSME2 <text:s/>- <text:s/>proteasome (prosome, macropain) activator subunit 2 (pa28 beta), ANAPC5 <text:s/>- <text:s/>anaphase promoting complex subunit 5, SNCA <text:s/>- <text:s/>synuclein, alpha (non a4 component of amyloid precursor), IRS1 <text:s/>- <text:s/>insulin receptor substrate 1, DDR2 <text:s/>- <text:s/>discoidin domain receptor tyrosine kinase 2, ISL1 <text:s/>- <text:s/>isl lim homeobox 1, TP53BP1 <text:s/>- <text:s/>tumor protein p53 binding protein 1, HIST1H2BA <text:s/>- <text:s/>histone cluster 1, h2ba, RCAN2 <text:s/>- <text:s/>regulator of calcineurin 2, SZT2 <text:s/>- <text:s/>seizure threshold 2 homolog (mouse), FER <text:s/>- <text:s/>fer (fps/fes related) tyrosine kinase, LRP8 <text:s/>- <text:s/>low density lipoprotein receptor-related protein 8, apolipoprotein e receptor, TBC1D10B <text:s/>- <text:s/>tbc1 domain family, member 10b, PCNA <text:s/>- <text:s/>proliferating cell nuclear antigen, SERTAD1 <text:s/>- <text:s/>serta domain containing 1, GNB2 <text:s/>- <text:s/>guanine nucleotide binding protein (g protein), beta polypeptide 2, FICD <text:s/>- <text:s/>fic domain containing, SPRY2 <text:s/>- <text:s/>sprouty homolog 2 (drosophila), ZEB2 <text:s/>- <text:s/>zinc finger e-box binding homeobox 2, SHC3 <text:s/>- <text:s/>shc (src homology 2 domain containing) transforming protein 3, CXCL10 <text:s/>- <text:s/>chemokine (c-x-c motif) ligand 10, ZFP91 <text:s/>- <text:s/>zfp91 zinc finger protein, FAM212B <text:s/>- <text:s/>family with sequence similarity 212, member b, NET1 <text:s/>- <text:s/>neuroepithelial cell transforming 1, HSPA5 <text:s/>- <text:s/>heat shock 70kda protein 5 (glucose-regulated protein, 78kda), RUVBL2 <text:s/>- <text:s/>ruvb-like 2 (e. coli), HMGB2 <text:s/>- <text:s/>high mobility group box 2, RGS8 <text:s/>- <text:s/>regulator of g-protein signaling 8, CTGF <text:s/>- <text:s/>connective tissue growth factor, CTH <text:s/>- <text:s/>cystathionase (cystathionine gamma-lyase), HERPUD1 <text:s/>- <text:s/>homocysteine-inducible, endoplasmic reticulum stress-inducible, ubiquitin-like domain member 1, CTBP2 <text:s/>- <text:s/>c-terminal binding protein 2, CHN2 <text:s/>- <text:s/>chimerin 2, ARHGAP33 <text:s/>- <text:s/>rho gtpase activating protein 33, AIMP2 <text:s/>- <text:s/>aminoacyl trna synthetase complex-interacting multifunctional protein 2, ID1 <text:s/>- <text:s/>inhibitor of dna binding 1, dominant negative helix-loop-helix protein, DUSP6 <text:s/>- <text:s/>dual specificity phosphatase 6, RAB3A <text:s/>- <text:s/>rab3a, member ras oncogene family, UBE2C <text:s/>- <text:s/>ubiquitin-conjugating enzyme e2c, NFKB2 <text:s/>- <text:s/>nuclear factor of kappa light polypeptide gene enhancer in b-cells 2 (p49/p100), FLRT3 <text:s/>- <text:s/>fibronectin leucine rich transmembrane protein 3, PPP2R1A <text:s/>- <text:s/>protein phosphatase 2, regulatory subunit a, alpha, PPP2R2B <text:s/>- <text:s/>protein phosphatase 2, regulatory subunit b, beta, PPP1R7 <text:s/>- <text:s/>protein phosphatase 1, regulatory subunit 7, NKX6-1 <text:s/>- <text:s/>nk6 homeobox 1, CALM3 <text:s/>- <text:s/>calmodulin 3 (phosphorylase kinase, delta), MYOCD <text:s/>- <text:s/>myocardin, WARS <text:s/>- <text:s/>tryptophanyl-trna synthetase, VCP <text:s/>- <text:s/>valosin containing protein, NEK7 <text:s/>- <text:s/>nima-related kinase 7, HIF1A <text:s/>- <text:s/>hypoxia inducible factor 1, alpha subunit (basic helix-loop-helix transcription factor), KCNIP4 <text:s/>- <text:s/>kv channel interacting protein 4, KIF14 <text:s/>- <text:s/>kinesin family member 14, CRKL <text:s/>- <text:s/>v-crk avian sarcoma virus ct10 oncogene homolog-like, NEK2 <text:s/>- <text:s/>nima-related kinase 2, DLG3 <text:s/>- <text:s/>discs, large homolog 3 (drosophila), DLG1 <text:s/>- <text:s/>discs, large homolog 1 (drosophila), DLG2 <text:s/>- <text:s/>discs, large homolog 2 (drosophila), DPP10 <text:s/>- <text:s/>dipeptidyl-peptidase 10 (non-functional), B2M <text:s/>- <text:s/>beta-2-microglobulin, CCNG1 <text:s/>- <text:s/>cyclin g1, UBB <text:s/>- <text:s/>ubiquitin b, NFATC4 <text:s/>- <text:s/>nuclear factor of activated t-cells, cytoplasmic, calcineurin-dependent 4, SPAG9 <text:s/>- <text:s/>sperm associated antigen 9, SESN2 <text:s/>- <text:s/>sestrin 2, RAP2B <text:s/>- <text:s/>rap2b, member of ras oncogene family, FNIP1 <text:s/>- <text:s/>folliculin interacting protein 1, FGF20 <text:s/>- <text:s/>fibroblast growth factor 20, CDK5RAP3 <text:s/>- <text:s/>cdk5 regulatory subunit associated protein 3, SFRP1 <text:s/>- <text:s/>secreted frizzled-related protein 1, EPB41 <text:s/>- <text:s/>erythrocyte membrane protein band 4.1 (elliptocytosis 1, rh-linked), TGFB3 <text:s/>- <text:s/>transforming growth factor, beta 3, GPR65 <text:s/>- <text:s/>g protein-coupled receptor 65, SORT1 <text:s/>- <text:s/>sortilin 1, CKS2 <text:s/>- <text:s/>cdc28 protein kinase regulatory subunit 2, CABIN1 <text:s/>- <text:s/>calcineurin binding protein 1, XRCC4 <text:s/>- <text:s/>x-ray repair complementing defective repair in chinese hamster cells 4, HSCB <text:s/>- <text:s/>hscb iron-sulfur cluster co-chaperone homolog (e. coli), LEF1 <text:s/>- <text:s/>lymphoid enhancer-binding factor 1, PRKAR1A <text:s/>- <text:s/>protein kinase, camp-dependent, regulatory, type i, alpha, ANK3 <text:s/>- <text:s/>ankyrin 3, node of ranvier (ankyrin g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0122</text:p>
          </table:table-cell>
          <table:table-cell table:style-name="ce1" office:value-type="string" calcext:value-type="string">
            <text:p>negative regulation of transcription from RNA polymerase II promoter</text:p>
          </table:table-cell>
          <table:table-cell table:style-name="ce1" office:value-type="float" office:value="0.000964" calcext:value-type="float">
            <text:p>0.000964</text:p>
          </table:table-cell>
          <table:table-cell table:style-name="ce1" office:value-type="float" office:value="0.0959" calcext:value-type="float">
            <text:p>0.095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[ERF <text:s/>- <text:s/>ets2 repressor factor, SAP130 <text:s/>- <text:s/>sin3a-associated protein, 130kda, HOXB4 <text:s/>- <text:s/>homeobox b4, NIPBL <text:s/>- <text:s/>nipped-b homolog (drosophila), DLG1 <text:s/>- <text:s/>discs, large homolog 1 (drosophila), OLIG2 <text:s/>- <text:s/>oligodendrocyte lineage transcription factor 2, CRY1 <text:s/>- <text:s/>cryptochrome 1 (photolyase-like), JARID2 <text:s/>- <text:s/>jumonji, at rich interactive domain 2, SNCA <text:s/>- <text:s/>synuclein, alpha (non a4 component of amyloid precursor), PPM1A <text:s/>- <text:s/>protein phosphatase, mg2+/mn2+ dependent, 1a, ISL1 <text:s/>- <text:s/>isl lim homeobox 1, SIN3A <text:s/>- <text:s/>sin3 transcription regulator family member a, XPO1 <text:s/>- <text:s/>exportin 1 (crm1 homolog, yeast), TLE1 <text:s/>- <text:s/>transducin-like enhancer of split 1 (e(sp1) homolog, drosophila), UBB <text:s/>- <text:s/>ubiquitin b, EPC1 <text:s/>- <text:s/>enhancer of polycomb homolog 1 (drosophila), TLE4 <text:s/>- <text:s/>transducin-like enhancer of split 4 (e(sp1) homolog, drosophila), NFATC4 <text:s/>- <text:s/>nuclear factor of activated t-cells, cytoplasmic, calcineurin-dependent 4, LRP8 <text:s/>- <text:s/>low density lipoprotein receptor-related protein 8, apolipoprotein e receptor, FNIP1 <text:s/>- <text:s/>folliculin interacting protein 1, SIX1 <text:s/>- <text:s/>six homeobox 1, RUNX3 <text:s/>- <text:s/>runt-related transcription factor 3, MAEL <text:s/>- <text:s/>maelstrom spermatogenic transposon silencer, ID1 <text:s/>- <text:s/>inhibitor of dna binding 1, dominant negative helix-loop-helix protein, SP2 <text:s/>- <text:s/>sp2 transcription factor, GATA6 <text:s/>- <text:s/>gata binding protein 6, TBX18 <text:s/>- <text:s/>t-box 18, NFKB2 <text:s/>- <text:s/>nuclear factor of kappa light polypeptide gene enhancer in b-cells 2 (p49/p100), ZEB2 <text:s/>- <text:s/>zinc finger e-box binding homeobox 2, C12orf52 <text:s/>- <text:s/>chromosome 12 open reading frame 52, PER1 <text:s/>- <text:s/>period circadian clock 1, ID4 <text:s/>- <text:s/>inhibitor of dna binding 4, dominant negative helix-loop-helix protein, NKX6-1 <text:s/>- <text:s/>nk6 homeobox 1, TSC22D3 <text:s/>- <text:s/>tsc22 domain family, member 3, LEF1 <text:s/>- <text:s/>lymphoid enhancer-binding factor 1, DNAJB5 <text:s/>- <text:s/>dnaj (hsp40) homolog, subfamily b, member 5, MYOCD <text:s/>- <text:s/>myocardin, HDAC1 <text:s/>- <text:s/>histone deacetylase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5595</text:p>
          </table:table-cell>
          <table:table-cell table:style-name="ce1" office:value-type="string" calcext:value-type="string">
            <text:p>regulation of cell differentiation</text:p>
          </table:table-cell>
          <table:table-cell table:style-name="ce1" office:value-type="float" office:value="0.000974" calcext:value-type="float">
            <text:p>0.000974</text:p>
          </table:table-cell>
          <table:table-cell table:style-name="ce1" office:value-type="float" office:value="0.0963" calcext:value-type="float">
            <text:p>0.0963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237" calcext:value-type="float">
            <text:p>1237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[PTCH2 <text:s/>- <text:s/>patched 2, CDK1 <text:s/>- <text:s/>cyclin-dependent kinase 1, PAX6 <text:s/>- <text:s/>paired box 6, RBM15 <text:s/>- <text:s/>rna binding motif protein 15, ZNF385A <text:s/>- <text:s/>zinc finger protein 385a, HMGB2 <text:s/>- <text:s/>high mobility group box 2, CXCL9 <text:s/>- <text:s/>chemokine (c-x-c motif) ligand 9, CTGF <text:s/>- <text:s/>connective tissue growth factor, CTH <text:s/>- <text:s/>cystathionase (cystathionine gamma-lyase), SIX4 <text:s/>- <text:s/>six homeobox 4, LMO3 <text:s/>- <text:s/>lim domain only 3 (rhombotin-like 2), RIMS2 <text:s/>- <text:s/>regulating synaptic membrane exocytosis 2, ID1 <text:s/>- <text:s/>inhibitor of dna binding 1, dominant negative helix-loop-helix protein, TBX19 <text:s/>- <text:s/>t-box 19, DUSP6 <text:s/>- <text:s/>dual specificity phosphatase 6, PPP2R1A <text:s/>- <text:s/>protein phosphatase 2, regulatory subunit a, alpha, GRHL1 <text:s/>- <text:s/>grainyhead-like 1 (drosophila), WNT3 <text:s/>- <text:s/>wingless-type mmtv integration site family, member 3, SYNGAP1 <text:s/>- <text:s/>synaptic ras gtpase activating protein 1, LPL <text:s/>- <text:s/>lipoprotein lipase, ID4 <text:s/>- <text:s/>inhibitor of dna binding 4, dominant negative helix-loop-helix protein, PAFAH1B1 <text:s/>- <text:s/>platelet-activating factor acetylhydrolase 1b, regulatory subunit 1 (45kda), NKX6-1 <text:s/>- <text:s/>nk6 homeobox 1, HOXD3 <text:s/>- <text:s/>homeobox d3, LDB1 <text:s/>- <text:s/>lim domain binding 1, BRINP2 <text:s/>- <text:s/>bone morphogenetic protein/retinoic acid inducible neural-specific 2, MYOCD <text:s/>- <text:s/>myocardin, HIF1A <text:s/>- <text:s/>hypoxia inducible factor 1, alpha subunit (basic helix-loop-helix transcription factor), IQCB1 <text:s/>- <text:s/>iq motif containing b1, KIF14 <text:s/>- <text:s/>kinesin family member 14, CRKL <text:s/>- <text:s/>v-crk avian sarcoma virus ct10 oncogene homolog-like, HOXB4 <text:s/>- <text:s/>homeobox b4, SMOC1 <text:s/>- <text:s/>sparc related modular calcium binding 1, SUCO <text:s/>- <text:s/>sun domain containing ossification factor, OLIG2 <text:s/>- <text:s/>oligodendrocyte lineage transcription factor 2, DDR2 <text:s/>- <text:s/>discoidin domain receptor tyrosine kinase 2, ISL1 <text:s/>- <text:s/>isl lim homeobox 1, B2M <text:s/>- <text:s/>beta-2-microglobulin, NFATC4 <text:s/>- <text:s/>nuclear factor of activated t-cells, cytoplasmic, calcineurin-dependent 4, SPAG9 <text:s/>- <text:s/>sperm associated antigen 9, LRP8 <text:s/>- <text:s/>low density lipoprotein receptor-related protein 8, apolipoprotein e receptor, FNIP1 <text:s/>- <text:s/>folliculin interacting protein 1, FGF20 <text:s/>- <text:s/>fibroblast growth factor 20, SIX1 <text:s/>- <text:s/>six homeobox 1, CDK5RAP3 <text:s/>- <text:s/>cdk5 regulatory subunit associated protein 3, RUNX3 <text:s/>- <text:s/>runt-related transcription factor 3, S100B <text:s/>- <text:s/>s100 calcium binding protein b, SFRP1 <text:s/>- <text:s/>secreted frizzled-related protein 1, GATA6 <text:s/>- <text:s/>gata binding protein 6, TGFB3 <text:s/>- <text:s/>transforming growth factor, beta 3, TGFB1I1 <text:s/>- <text:s/>transforming growth factor beta 1 induced transcript 1, SORT1 <text:s/>- <text:s/>sortilin 1, RBM4 <text:s/>- <text:s/>rna binding motif protein 4, SPRY2 <text:s/>- <text:s/>sprouty homolog 2 (drosophila), ZEB2 <text:s/>- <text:s/>zinc finger e-box binding homeobox 2, CXCL10 <text:s/>- <text:s/>chemokine (c-x-c motif) ligand 10, CNTN2 <text:s/>- <text:s/>contactin 2 (axonal), KDM4A <text:s/>- <text:s/>lysine (k)-specific demethylase 4a, PTPRD <text:s/>- <text:s/>protein tyrosine phosphatase, receptor type, d, LEF1 <text:s/>- <text:s/>lymphoid enhancer-binding factor 1, RTN4 <text:s/>- <text:s/>reticulon 4, PHOX2B <text:s/>- <text:s/>paired-like homeobox 2b, HSPA5 <text:s/>- <text:s/>heat shock 70kda protein 5 (glucose-regulated protein, 78kda), NET1 <text:s/>- <text:s/>neuroepithelial cell transforming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21953</text:p>
          </table:table-cell>
          <table:table-cell table:style-name="ce1" office:value-type="string" calcext:value-type="string">
            <text:p>central nervous system neuron differentiation</text:p>
          </table:table-cell>
          <table:table-cell table:style-name="ce1" office:value-type="float" office:value="0.00098" calcext:value-type="float">
            <text:p>0.00098</text:p>
          </table:table-cell>
          <table:table-cell table:style-name="ce1" office:value-type="float" office:value="0.0962" calcext:value-type="float">
            <text:p>0.0962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PAFAH1B1 <text:s/>- <text:s/>platelet-activating factor acetylhydrolase 1b, regulatory subunit 1 (45kda), TULP3 <text:s/>- <text:s/>tubby like protein 3, OLIG2 <text:s/>- <text:s/>oligodendrocyte lineage transcription factor 2, LDB1 <text:s/>- <text:s/>lim domain binding 1, LEF1 <text:s/>- <text:s/>lymphoid enhancer-binding factor 1, PHOX2B <text:s/>- <text:s/>paired-like homeobox 2b, SOX4 <text:s/>- <text:s/>sry (sex determining region y)-box 4, ISL1 <text:s/>- <text:s/>isl lim homeobox 1, ID4 <text:s/>- <text:s/>inhibitor of dna binding 4, dominant negative helix-loop-helix protei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3043</text:p>
          </table:table-cell>
          <table:table-cell table:style-name="ce1" office:value-type="string" calcext:value-type="string">
            <text:p>regulation of organelle organization</text:p>
          </table:table-cell>
          <table:table-cell table:style-name="ce1" office:value-type="float" office:value="0.000988" calcext:value-type="float">
            <text:p>0.000988</text:p>
          </table:table-cell>
          <table:table-cell table:style-name="ce1" office:value-type="float" office:value="0.0964" calcext:value-type="float">
            <text:p>0.0964</text:p>
          </table:table-cell>
          <table:table-cell table:style-name="ce1" office:value-type="float" office:value="1.55" calcext:value-type="float">
            <text:p>1.5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[CDC6 <text:s/>- <text:s/>cell division cycle 6, MAPRE1 <text:s/>- <text:s/>microtubule-associated protein, rp/eb family, member 1, ATXN2L <text:s/>- <text:s/>ataxin 2-like, XPO1 <text:s/>- <text:s/>exportin 1 (crm1 homolog, yeast), SIN3A <text:s/>- <text:s/>sin3 transcription regulator family member a, MID1 <text:s/>- <text:s/>midline 1 (opitz/bbb syndrome), RHOQ <text:s/>- <text:s/>ras homolog family member q, CTGF <text:s/>- <text:s/>connective tissue growth factor, SET <text:s/>- <text:s/>set nuclear oncogene, WHAMM <text:s/>- <text:s/>was protein homolog associated with actin, golgi membranes and microtubules, KCNN3 <text:s/>- <text:s/>potassium intermediate/small conductance calcium-activated channel, subfamily n, member 3, ID1 <text:s/>- <text:s/>inhibitor of dna binding 1, dominant negative helix-loop-helix protein, CCDC151 <text:s/>- <text:s/>coiled-coil domain containing 151, ANAPC15 <text:s/>- <text:s/>anaphase promoting complex subunit 15, RAB3A <text:s/>- <text:s/>rab3a, member ras oncogene family, UBE2C <text:s/>- <text:s/>ubiquitin-conjugating enzyme e2c, HK2 <text:s/>- <text:s/>hexokinase 2, GRHL3 <text:s/>- <text:s/>grainyhead-like 3 (drosophila), PAFAH1B1 <text:s/>- <text:s/>platelet-activating factor acetylhydrolase 1b, regulatory subunit 1 (45kda), MYOCD <text:s/>- <text:s/>myocardin, CLEC16A <text:s/>- <text:s/>c-type lectin domain family 16, member a, NEK7 <text:s/>- <text:s/>nima-related kinase 7, CCP110 <text:s/>- <text:s/>centriolar coiled coil protein 110kda, HIF1A <text:s/>- <text:s/>hypoxia inducible factor 1, alpha subunit (basic helix-loop-helix transcription factor), RNF31 <text:s/>- <text:s/>ring finger protein 31, DCP2 <text:s/>- <text:s/>decapping mrna 2, DLGAP5 <text:s/>- <text:s/>discs, large (drosophila) homolog-associated protein 5, NEK2 <text:s/>- <text:s/>nima-related kinase 2, NIPBL <text:s/>- <text:s/>nipped-b homolog (drosophila), DLG1 <text:s/>- <text:s/>discs, large homolog 1 (drosophila), SNCA <text:s/>- <text:s/>synuclein, alpha (non a4 component of amyloid precursor), JARID2 <text:s/>- <text:s/>jumonji, at rich interactive domain 2, KIF18A <text:s/>- <text:s/>kinesin family member 18a, ISL1 <text:s/>- <text:s/>isl lim homeobox 1, SKA2 <text:s/>- <text:s/>spindle and kinetochore associated complex subunit 2, TOM1L2 <text:s/>- <text:s/>target of myb1-like 2 (chicken), FER <text:s/>- <text:s/>fer (fps/fes related) tyrosine kinase, TBC1D10B <text:s/>- <text:s/>tbc1 domain family, member 10b, SFRP1 <text:s/>- <text:s/>secreted frizzled-related protein 1, TGFB3 <text:s/>- <text:s/>transforming growth factor, beta 3, GPR65 <text:s/>- <text:s/>g protein-coupled receptor 65, HNRNPA1 <text:s/>- <text:s/>heterogeneous nuclear ribonucleoprotein a1, HNRNPC <text:s/>- <text:s/>heterogeneous nuclear ribonucleoprotein c (c1/c2), ZEB2 <text:s/>- <text:s/>zinc finger e-box binding homeobox 2, KDM4A <text:s/>- <text:s/>lysine (k)-specific demethylase 4a, NEB <text:s/>- <text:s/>nebulin, SMCR7 <text:s/>- <text:s/>smith-magenis syndrome chromosome region, candidate 7, TLK2 <text:s/>- <text:s/>tousled-like kinase 2, PRKAR1A <text:s/>- <text:s/>protein kinase, camp-dependent, regulatory, type i, alpha, ATAD2 <text:s/>- <text:s/>atpase family, aaa domain containing 2, TMEFF2 <text:s/>- <text:s/>transmembrane protein with egf-like and two follistatin-like domains 2, RUVBL2 <text:s/>- <text:s/>ruvb-like 2 (e. coli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1700</text:p>
          </table:table-cell>
          <table:table-cell table:style-name="ce1" office:value-type="string" calcext:value-type="string">
            <text:p>response to oxygen-containing compound</text:p>
          </table:table-cell>
          <table:table-cell table:style-name="ce1" office:value-type="float" office:value="0.000991" calcext:value-type="float">
            <text:p>0.000991</text:p>
          </table:table-cell>
          <table:table-cell table:style-name="ce1" office:value-type="float" office:value="0.096" calcext:value-type="float">
            <text:p>0.096</text:p>
          </table:table-cell>
          <table:table-cell table:style-name="ce1" office:value-type="float" office:value="1.53" calcext:value-type="float">
            <text:p>1.5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25" calcext:value-type="float">
            <text:p>1025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[CDC6 <text:s/>- <text:s/>cell division cycle 6, CDK1 <text:s/>- <text:s/>cyclin-dependent kinase 1, CDH1 <text:s/>- <text:s/>cadherin 1, type 1, e-cadherin (epithelial), FABP3 <text:s/>- <text:s/>fatty acid binding protein 3, muscle and heart (mammary-derived growth inhibitor), HMGB2 <text:s/>- <text:s/>high mobility group box 2, CXCL9 <text:s/>- <text:s/>chemokine (c-x-c motif) ligand 9, ABAT <text:s/>- <text:s/>4-aminobutyrate aminotransferase, CATSPERB <text:s/>- <text:s/>catsper channel auxiliary subunit beta, SIN3A <text:s/>- <text:s/>sin3 transcription regulator family member a, RHOQ <text:s/>- <text:s/>ras homolog family member q, CTGF <text:s/>- <text:s/>connective tissue growth factor, WNT8B <text:s/>- <text:s/>wingless-type mmtv integration site family, member 8b, KHK <text:s/>- <text:s/>ketohexokinase (fructokinase), ABR <text:s/>- <text:s/>active bcr-related, ACACA <text:s/>- <text:s/>acetyl-coa carboxylase alpha, CYCS <text:s/>- <text:s/>cytochrome c, somatic, SP1 <text:s/>- <text:s/>sp1 transcription factor, ID1 <text:s/>- <text:s/>inhibitor of dna binding 1, dominant negative helix-loop-helix protein, HOXB13 <text:s/>- <text:s/>homeobox b13, GUCY1B3 <text:s/>- <text:s/>guanylate cyclase 1, soluble, beta 3, NFKB2 <text:s/>- <text:s/>nuclear factor of kappa light polypeptide gene enhancer in b-cells 2 (p49/p100), ADNP2 <text:s/>- <text:s/>adnp homeobox 2, P4HB <text:s/>- <text:s/>prolyl 4-hydroxylase, beta polypeptide, SOX4 <text:s/>- <text:s/>sry (sex determining region y)-box 4, WNT3 <text:s/>- <text:s/>wingless-type mmtv integration site family, member 3, PER1 <text:s/>- <text:s/>period circadian clock 1, LPL <text:s/>- <text:s/>lipoprotein lipase, CHEK2 <text:s/>- <text:s/>checkpoint kinase 2, NKX6-1 <text:s/>- <text:s/>nk6 homeobox 1, CALM3 <text:s/>- <text:s/>calmodulin 3 (phosphorylase kinase, delta), BRINP2 <text:s/>- <text:s/>bone morphogenetic protein/retinoic acid inducible neural-specific 2, SESN3 <text:s/>- <text:s/>sestrin 3, H2AFZ <text:s/>- <text:s/>h2a histone family, member z, CRY1 <text:s/>- <text:s/>cryptochrome 1 (photolyase-like), IRS1 <text:s/>- <text:s/>insulin receptor substrate 1, SNCA <text:s/>- <text:s/>synuclein, alpha (non a4 component of amyloid precursor), KIF18A <text:s/>- <text:s/>kinesin family member 18a, NFATC4 <text:s/>- <text:s/>nuclear factor of activated t-cells, cytoplasmic, calcineurin-dependent 4, SESN2 <text:s/>- <text:s/>sestrin 2, FER <text:s/>- <text:s/>fer (fps/fes related) tyrosine kinase, LRP8 <text:s/>- <text:s/>low density lipoprotein receptor-related protein 8, apolipoprotein e receptor, KLF1 <text:s/>- <text:s/>kruppel-like factor 1 (erythroid), SIX1 <text:s/>- <text:s/>six homeobox 1, TPCN2 <text:s/>- <text:s/>two pore segment channel 2, PCNA <text:s/>- <text:s/>proliferating cell nuclear antigen, SFRP1 <text:s/>- <text:s/>secreted frizzled-related protein 1, GNB2 <text:s/>- <text:s/>guanine nucleotide binding protein (g protein), beta polypeptide 2, TGFB3 <text:s/>- <text:s/>transforming growth factor, beta 3, SORT1 <text:s/>- <text:s/>sortilin 1, CXCL10 <text:s/>- <text:s/>chemokine (c-x-c motif) ligand 10, LARP1 <text:s/>- <text:s/>la ribonucleoprotein domain family, member 1, NET1 <text:s/>- <text:s/>neuroepithelial cell transforming 1, HSPA5 <text:s/>- <text:s/>heat shock 70kda protein 5 (glucose-regulated protein, 78kda), PRKAR1A <text:s/>- <text:s/>protein kinase, camp-dependent, regulatory, type i, alpha, RUVBL2 <text:s/>- <text:s/>ruvb-like 2 (e. coli)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13:55:16.353996013</dc:date>
    <meta:editing-duration>PT11M53S</meta:editing-duration>
    <meta:editing-cycles>1</meta:editing-cycles>
    <meta:document-statistic meta:table-count="1" meta:cell-count="1480" meta:object-count="0"/>
    <meta:generator>LibreOffice/5.1.6.2$Linux_X86_64 LibreOffice_project/10m0$Build-2</meta:generator>
  </office:meta>
</office:document-meta>
</file>